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4.893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6.572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974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2.408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131cm" fo:break-before="auto" style:use-optimal-row-height="tru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1.263cm" fo:break-before="auto" style:use-optimal-row-height="false"/>
    </style:style>
    <style:style style:name="ta1" style:family="table" style:master-page-name="PageStyle_5f_1999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4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5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3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33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313739" fo:padding="0.071cm" style:rotation-align="none"/>
    </style:style>
    <style:style style:name="ce47" style:family="table-cell" style:parent-style-name="Default">
      <style:table-cell-properties fo:border-bottom="none" style:diagonal-bl-tr="none" style:diagonal-tl-br="none" fo:border-left="0.74pt solid #313739" fo:padding="0.071cm" fo:border-right="0.74pt solid #313739" style:rotation-align="none" fo:border-top="0.74pt solid #313739"/>
    </style:style>
    <style:style style:name="ce48" style:family="table-cell" style:parent-style-name="Default">
      <style:table-cell-properties fo:border-bottom="0.74pt solid #313739" style:diagonal-bl-tr="none" style:diagonal-tl-br="none" fo:border-left="0.74pt solid #313739" fo:padding="0.071cm" fo:border-right="0.74pt solid #313739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74pt solid #313739" fo:padding="0.071cm" fo:border-right="0.74pt solid #313739" style:rotation-align="none" fo:border-top="none"/>
    </style:style>
    <style:style style:name="ce50" style:family="table-cell" style:parent-style-name="Default">
      <style:table-cell-properties fo:border-bottom="0.74pt solid #313739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145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3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45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3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105" style:family="table-cell" style:parent-style-name="Default">
      <style:table-cell-properties fo:background-color="transparent" fo:padding="0.071cm"/>
    </style:style>
    <style:style style:name="ce106" style:family="table-cell" style:parent-style-name="Default">
      <style:table-cell-properties fo:padding="0.071cm"/>
      <style:text-properties fo:color="#99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4">
      <style:table-cell-properties style:diagonal-bl-tr="none" style:diagonal-tl-br="none" fo:border="none" fo:padding="0.071cm" style:rotation-align="none"/>
    </style:style>
    <style:style style:name="ce1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6">
      <style:table-cell-properties style:diagonal-bl-tr="none" style:diagonal-tl-br="none" fo:border="none" fo:padding="0.071cm" style:rotation-align="none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style:text-underline-style="solid" style:text-underline-width="auto" style:text-underline-color="font-color" fo:font-weight="normal" fo:font-size="8pt" style:font-name="Calibri"/>
    </style:style>
    <style:style style:name="T4" style:family="text">
      <style:text-properties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fo:font-weight="normal" fo:font-size="8pt" style:font-name="Calibri" style:text-underline-style="none" style:text-underline-color="font-color"/>
    </style:style>
    <style:style style:name="T5" style:family="text">
      <style:text-properties style:font-name="Calibri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style:font-name-asian="Droid Sans Fallback" style:font-name-complex=""/>
    </style:style>
    <style:style style:name="T7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style:text-underline-style="solid" style:text-underline-width="auto" style:text-underline-color="font-color" fo:font-weight="normal" fo:font-size="8pt"/>
    </style:style>
    <style:style style:name="T8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fo:font-weight="normal" fo:font-size="8pt" style:text-underline-style="none" style:text-underline-color="font-color"/>
    </style:style>
    <style:style style:name="T9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fo:font-weight="normal" fo:font-size="8pt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1999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Ano</text:p>
            </table:table-cell>
            <table:table-cell office:value-type="string" calcext:value-type="string">
              <text:p>Data da fiscalização</text:p>
            </table:table-cell>
            <table:table-cell office:value-type="string" calcext:value-type="string">
              <text:p>UF</text:p>
            </table:table-cell>
            <table:table-cell office:value-type="string" calcext:value-type="string">
              <text:p>municipio</text:p>
            </table:table-cell>
            <table:table-cell office:value-type="string" calcext:value-type="string">
              <text:p>empregador</text:p>
            </table:table-cell>
            <table:table-cell office:value-type="string" calcext:value-type="string">
              <text:p>CPF/CNPJ</text:p>
            </table:table-cell>
            <table:table-cell table:style-name="ce75" office:value-type="string" calcext:value-type="string">
              <text:p>estabelecimento</text:p>
            </table:table-cell>
            <table:table-cell office:value-type="string" calcext:value-type="string">
              <text:p>trabalhadores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6/06/1999 a 30/06/199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a Bandeirantes </text:p>
          </table:table-cell>
          <table:table-cell table:style-name="ce56" office:value-type="string" calcext:value-type="string">
            <text:p> Suzete Jorge Xavier</text:p>
            <text:p> CPF: PF 00707032</text:p>
          </table:table-cell>
          <table:table-cell table:style-name="ce56" office:value-type="string" calcext:value-type="string">
            <text:p> Suzete Jorge Xavier</text:p>
            <text:p> CPF: PF 00707032</text:p>
          </table:table-cell>
          <table:table-cell table:style-name="ce2" office:value-type="string" calcext:value-type="string">
            <text:p>Fazenda Vale do Juruena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/07/1999 a 11/08/199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56" office:value-type="string" calcext:value-type="string">
            <text:p>Antônio Luiz Fuchter</text:p>
            <text:p> CPF: 13844512934</text:p>
          </table:table-cell>
          <table:table-cell table:style-name="ce56" office:value-type="string" calcext:value-type="string">
            <text:p>Antônio Luiz Fuchter</text:p>
            <text:p> CPF: 13844512934</text:p>
          </table:table-cell>
          <table:table-cell table:style-name="ce2" office:value-type="string" calcext:value-type="string">
            <text:p>Fazenda Rio da Prata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21/09/1999 a 30/09/1999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Centro Novo do Maranhão </text:p>
          </table:table-cell>
          <table:table-cell table:style-name="ce56" office:value-type="string" calcext:value-type="string">
            <text:p>Gilberto Andrade</text:p>
            <text:p> CPF: 03231607272</text:p>
          </table:table-cell>
          <table:table-cell table:style-name="ce56" office:value-type="string" calcext:value-type="string">
            <text:p>Gilberto Andrade</text:p>
            <text:p> CPF: 03231607272</text:p>
          </table:table-cell>
          <table:table-cell table:style-name="ce2" office:value-type="string" calcext:value-type="string">
            <text:p>Fazendas Caru e Baixa Verde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3/03/1999 a 02/04/199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Tucumã</text:p>
          </table:table-cell>
          <table:table-cell table:style-name="ce56" office:value-type="string" calcext:value-type="string">
            <text:p>Jeová de Souza Pimentel</text:p>
            <text:p> CPF: 15370953187</text:p>
          </table:table-cell>
          <table:table-cell table:style-name="ce56" office:value-type="string" calcext:value-type="string">
            <text:p>Jeová de Souza Pimentel</text:p>
            <text:p> CPF: 15370953187</text:p>
          </table:table-cell>
          <table:table-cell table:style-name="ce2" office:value-type="string" calcext:value-type="string">
            <text:p>Agropecuária Maciel II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/07/1999 a 11/08/199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Leandro Adjunto Martins Carneiro</text:p>
            <text:p> CPF: 33891591691</text:p>
          </table:table-cell>
          <table:table-cell table:style-name="ce56" office:value-type="string" calcext:value-type="string">
            <text:p>Leandro Adjunto Martins Carneiro</text:p>
            <text:p> CPF: 33891591691</text:p>
          </table:table-cell>
          <table:table-cell table:style-name="ce2" office:value-type="string" calcext:value-type="string">
            <text:p>Fazenda Canaã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04/05/1999 a 08/05/1999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Bandeirantes Do Tocantins</text:p>
          </table:table-cell>
          <table:table-cell table:style-name="ce56" office:value-type="string" calcext:value-type="string">
            <text:p>Nivaldo Carlos Barboza</text:p>
            <text:p> CPF: 01812459149</text:p>
          </table:table-cell>
          <table:table-cell table:style-name="ce56" office:value-type="string" calcext:value-type="string">
            <text:p>Nivaldo Carlos Barboza</text:p>
            <text:p> CPF: 01812459149</text:p>
          </table:table-cell>
          <table:table-cell table:style-name="ce2" office:value-type="string" calcext:value-type="string">
            <text:p>Fazenda Pantera</text:p>
          </table:table-cell>
          <table:table-cell table:style-name="ce2" office:value-type="float" office:value="13" calcext:value-type="float">
            <text:p>13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20/08/1999 a 06/09/199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uara </text:p>
          </table:table-cell>
          <table:table-cell table:style-name="ce56" office:value-type="string" calcext:value-type="string">
            <text:p>Osamu Yabuta e Outros</text:p>
            <text:p> CPF: 15443515853</text:p>
          </table:table-cell>
          <table:table-cell table:style-name="ce56" office:value-type="string" calcext:value-type="string">
            <text:p>Osamu Yabuta e Outros</text:p>
            <text:p> CPF: 15443515853</text:p>
          </table:table-cell>
          <table:table-cell table:style-name="ce2" office:value-type="string" calcext:value-type="string">
            <text:p>Fazendas Mata da Chuva e Mata Linda</text:p>
          </table:table-cell>
          <table:table-cell table:style-name="ce2" office:value-type="float" office:value="79" calcext:value-type="float">
            <text:p>79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6/06/1999 a 30/06/199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a Bandeirantes </text:p>
          </table:table-cell>
          <table:table-cell table:style-name="ce56" office:value-type="string" calcext:value-type="string">
            <text:p>Sebastião Douglas Jorge Xavier</text:p>
            <text:p> CPF: 03227282828</text:p>
          </table:table-cell>
          <table:table-cell table:style-name="ce56" office:value-type="string" calcext:value-type="string">
            <text:p>Sebastião Douglas Jorge Xavier</text:p>
            <text:p> CPF: 03227282828</text:p>
          </table:table-cell>
          <table:table-cell table:style-name="ce2" office:value-type="string" calcext:value-type="string">
            <text:p>Fazenda Santa Luzia</text:p>
          </table:table-cell>
          <table:table-cell table:style-name="ce2" office:value-type="float" office:value="11" calcext:value-type="float">
            <text:p>11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/07/1999 a 31/07/199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coné</text:p>
          </table:table-cell>
          <table:table-cell table:style-name="ce56" office:value-type="string" calcext:value-type="string">
            <text:p>Silvio Zulli e Outros</text:p>
            <text:p> CPF: 07940246968</text:p>
          </table:table-cell>
          <table:table-cell table:style-name="ce56" office:value-type="string" calcext:value-type="string">
            <text:p>Silvio Zulli e Outros</text:p>
            <text:p> CPF: 07940246968</text:p>
          </table:table-cell>
          <table:table-cell table:style-name="ce2" office:value-type="string" calcext:value-type="string">
            <text:p>Fazenda Olho D´Agua</text:p>
          </table:table-cell>
          <table:table-cell table:style-name="ce2" office:value-type="float" office:value="53" calcext:value-type="float">
            <text:p>53</text:p>
          </table:table-cell>
          <table:table-cell table:style-name="ce100" table:number-columns-repeated="1016"/>
        </table:table-row>
        <table:table-row table:style-name="ro3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09/09/1999 a 23/09/199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Vale Bonito Agro Pecuária S/A</text:p>
            <text:p>CGC: 01.794.428/0001-16</text:p>
            <text:p>Celso Silveira Mello Filho (Diretor Presidente)</text:p>
            <text:p> CPF: PF 71603220</text:p>
          </table:table-cell>
          <table:table-cell table:style-name="ce56" office:value-type="string" calcext:value-type="string">
            <text:p>Vale Bonito Agro Pecuária S/A</text:p>
            <text:p>CGC: 01.794.428/0001-16</text:p>
            <text:p>Celso Silveira Mello Filho (Diretor Presidente)</text:p>
            <text:p> CPF: PF 71603220</text:p>
          </table:table-cell>
          <table:table-cell table:style-name="ce2" office:value-type="string" calcext:value-type="string">
            <text:p>Fazenda Indiaporã</text:p>
          </table:table-cell>
          <table:table-cell table:style-name="ce2" office:value-type="float" office:value="19" calcext:value-type="float">
            <text:p>19</text:p>
          </table:table-cell>
          <table:table-cell table:style-name="ce100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9/03/2000 a 09/04/2000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iamantino</text:p>
          </table:table-cell>
          <table:table-cell table:number-columns-repeated="2" table:style-name="ce2" office:value-type="string" calcext:value-type="string">
            <text:p><text:s text:c="4"/>CNPJ: 47037353003579</text:p>
          </table:table-cell>
          <table:table-cell table:style-name="ce56" office:value-type="string" calcext:value-type="string">
            <text:p>Maeda S/A Agro-Industrial</text:p>
            <text:p>Fazenda Guapirama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8/04/2000 a 14/04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Antônio Barbosa de Melo</text:p>
            <text:p> CPF: 11205024620</text:p>
          </table:table-cell>
          <table:table-cell table:style-name="ce56" office:value-type="string" calcext:value-type="string">
            <text:p>Antônio Barbosa de Melo</text:p>
            <text:p> CPF: 11205024620</text:p>
          </table:table-cell>
          <table:table-cell table:style-name="ce56" office:value-type="string" calcext:value-type="string">
            <text:p>Fazenda Alvorada</text:p>
            <text:p>Fazenda Araguari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3/10/2000 a 11/10/2000</text:p>
          </table:table-cell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Cristalina</text:p>
          </table:table-cell>
          <table:table-cell table:style-name="ce56" office:value-type="string" calcext:value-type="string">
            <text:p>Antônio Carlos S. Favilla</text:p>
            <text:p> CPF: 15348628115</text:p>
          </table:table-cell>
          <table:table-cell table:style-name="ce56" office:value-type="string" calcext:value-type="string">
            <text:p>Antônio Carlos S. Favilla</text:p>
            <text:p> CPF: 15348628115</text:p>
          </table:table-cell>
          <table:table-cell table:style-name="ce2" office:value-type="string" calcext:value-type="string">
            <text:p>Fazenda Favill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3/10/2000 a 11/10/2000</text:p>
          </table:table-cell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Cristalina</text:p>
          </table:table-cell>
          <table:table-cell table:style-name="ce56" office:value-type="string" calcext:value-type="string">
            <text:p>Carlos Masaharu Saito</text:p>
            <text:p> CPF: 43933025915</text:p>
          </table:table-cell>
          <table:table-cell table:style-name="ce56" office:value-type="string" calcext:value-type="string">
            <text:p>Carlos Masaharu Saito</text:p>
            <text:p> CPF: 43933025915</text:p>
          </table:table-cell>
          <table:table-cell table:style-name="ce2" office:value-type="string" calcext:value-type="string">
            <text:p>Fazenda Poções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5/02/2000 a 04/03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Celso Silveira Mello Filho (Presidente) </text:p>
            <text:p> CPF: 71603220887</text:p>
          </table:table-cell>
          <table:table-cell table:style-name="ce56" office:value-type="string" calcext:value-type="string">
            <text:p>Celso Silveira Mello Filho (Presidente) </text:p>
            <text:p> CPF: 71603220887</text:p>
          </table:table-cell>
          <table:table-cell table:style-name="ce2" office:value-type="string" calcext:value-type="string">
            <text:p>Vale Bonito Agropecuária S/A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16/09/2000 a 28/09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Eurélio Piazza</text:p>
            <text:p> CPF: 10750750972</text:p>
          </table:table-cell>
          <table:table-cell table:style-name="ce56" office:value-type="string" calcext:value-type="string">
            <text:p>Eurélio Piazza</text:p>
            <text:p> CPF: 10750750972</text:p>
          </table:table-cell>
          <table:table-cell table:style-name="ce2" office:value-type="string" calcext:value-type="string">
            <text:p>Fazenda Diadema IV ou Fazenda Surucucu</text:p>
          </table:table-cell>
          <table:table-cell table:style-name="ce2" office:value-type="float" office:value="18" calcext:value-type="float">
            <text:p>18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6/12/2000 a 16/12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Redenção</text:p>
          </table:table-cell>
          <table:table-cell table:style-name="ce56" office:value-type="string" calcext:value-type="string">
            <text:p>Miguel  Vieira Messias</text:p>
            <text:p> CPF: 08953651549</text:p>
          </table:table-cell>
          <table:table-cell table:style-name="ce56" office:value-type="string" calcext:value-type="string">
            <text:p>Miguel  Vieira Messias</text:p>
            <text:p> CPF: 08953651549</text:p>
          </table:table-cell>
          <table:table-cell table:style-name="ce2" office:value-type="string" calcext:value-type="string">
            <text:p>Fazendas Boca Quente, Rio Vermelho, Santa Luzia e Boa Esperança</text:p>
          </table:table-cell>
          <table:table-cell table:style-name="ce2" office:value-type="float" office:value="11" calcext:value-type="float">
            <text:p>11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1/11/2000 a 03/12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Newton Cunha Lemos &amp; outros</text:p>
            <text:p> CPF: 78705487820</text:p>
          </table:table-cell>
          <table:table-cell table:style-name="ce56" office:value-type="string" calcext:value-type="string">
            <text:p>Newton Cunha Lemos &amp; outros</text:p>
            <text:p> CPF: 78705487820</text:p>
          </table:table-cell>
          <table:table-cell table:style-name="ce2" office:value-type="string" calcext:value-type="string">
            <text:p>Fazenda Marajaí</text:p>
          </table:table-cell>
          <table:table-cell table:style-name="ce2" office:value-type="float" office:value="46" calcext:value-type="float">
            <text:p>46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3/06/2000 a 04/07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Sandra Nancy de Souza Cunha</text:p>
            <text:p> CPF: 24397741115</text:p>
          </table:table-cell>
          <table:table-cell table:style-name="ce56" office:value-type="string" calcext:value-type="string">
            <text:p>Sandra Nancy de Souza Cunha</text:p>
            <text:p> CPF: 24397741115</text:p>
          </table:table-cell>
          <table:table-cell table:style-name="ce2" office:value-type="string" calcext:value-type="string">
            <text:p>Fazenda Buriti II</text:p>
          </table:table-cell>
          <table:table-cell table:style-name="ce2" office:value-type="float" office:value="26" calcext:value-type="float">
            <text:p>26</text:p>
          </table:table-cell>
          <table:table-cell table:style-name="ce100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1/05/2000 a 01/06/2000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coné</text:p>
          </table:table-cell>
          <table:table-cell table:style-name="ce56" office:value-type="string" calcext:value-type="string">
            <text:p>Sílvio Zulli </text:p>
            <text:p> CPF: 07940246968</text:p>
          </table:table-cell>
          <table:table-cell table:style-name="ce56" office:value-type="string" calcext:value-type="string">
            <text:p>Sílvio Zulli </text:p>
            <text:p> CPF: 07940246968</text:p>
          </table:table-cell>
          <table:table-cell table:style-name="ce56" office:value-type="string" calcext:value-type="string">
            <text:p>Sílvio Zulli e outros</text:p>
            <text:p>Fazenda Olho D’Agua</text:p>
          </table:table-cell>
          <table:table-cell table:style-name="ce2" office:value-type="float" office:value="22" calcext:value-type="float">
            <text:p>22</text:p>
          </table:table-cell>
          <table:table-cell table:style-name="ce100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3/06/2000 a 04/07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Wellington Francisco Rosa</text:p>
            <text:p> CPF: 38160382120</text:p>
          </table:table-cell>
          <table:table-cell table:style-name="ce56" office:value-type="string" calcext:value-type="string">
            <text:p>Wellington Francisco Rosa</text:p>
            <text:p> CPF: 38160382120</text:p>
          </table:table-cell>
          <table:table-cell table:style-name="ce2" office:value-type="string" calcext:value-type="string">
            <text:p>Fazenda Maranata</text:p>
          </table:table-cell>
          <table:table-cell table:style-name="ce2" office:value-type="float" office:value="68" calcext:value-type="float">
            <text:p>68</text:p>
          </table:table-cell>
          <table:table-cell table:style-name="ce100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3/06/2000 a 04/07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Wilson Moreira Torres</text:p>
            <text:p> CPF: 08714134268</text:p>
          </table:table-cell>
          <table:table-cell table:style-name="ce56" office:value-type="string" calcext:value-type="string">
            <text:p>Wilson Moreira Torres</text:p>
            <text:p> CPF: 08714134268</text:p>
          </table:table-cell>
          <table:table-cell table:style-name="ce56" office:value-type="string" calcext:value-type="string">
            <text:p>Agropecuária Belauto</text:p>
            <text:p>Fazenda Rio Lages</text:p>
          </table:table-cell>
          <table:table-cell table:style-name="ce2" office:value-type="float" office:value="27" calcext:value-type="float">
            <text:p>27</text:p>
          </table:table-cell>
          <table:table-cell table:style-name="ce100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31/01/2000 a 08/02/2000</text:p>
          </table:table-cell>
          <table:table-cell table:style-name="ce2" office:value-type="string" calcext:value-type="string">
            <text:p>MT</text:p>
          </table:table-cell>
          <table:table-cell table:style-name="ce2" table:number-columns-repeated="3"/>
          <table:table-cell table:style-name="ce56" office:value-type="string" calcext:value-type="string">
            <text:p>Fazenda Morumbi</text:p>
            <text:p>Morumbi Agropecuária S/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6/06/2001 a 28/06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apurah</text:p>
          </table:table-cell>
          <table:table-cell table:number-columns-repeated="2" table:style-name="ce2" office:value-type="string" calcext:value-type="string">
            <text:p><text:s/>CPF: 22107584672</text:p>
          </table:table-cell>
          <table:table-cell table:style-name="ce56" office:value-type="string" calcext:value-type="string">
            <text:p>Agropecuária Tupy S.A</text:p>
            <text:p>Fazenda Tupy Barão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31/10/2001 a 15/11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anta Luzia</text:p>
          </table:table-cell>
          <table:table-cell table:style-name="ce56" office:value-type="string" calcext:value-type="string">
            <text:p>Adailto Dantas de Cerqueira</text:p>
            <text:p> CPF: 09190619587</text:p>
          </table:table-cell>
          <table:table-cell table:style-name="ce56" office:value-type="string" calcext:value-type="string">
            <text:p>Adailto Dantas de Cerqueira</text:p>
            <text:p> CPF: 09190619587</text:p>
          </table:table-cell>
          <table:table-cell table:style-name="ce2" office:value-type="string" calcext:value-type="string">
            <text:p>Fazenda São Jorg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3/10/2001 a 16/10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Carutapera</text:p>
          </table:table-cell>
          <table:table-cell table:style-name="ce56" office:value-type="string" calcext:value-type="string">
            <text:p>Alcides Reinaldo Gava</text:p>
            <text:p> CPF: 05059720772</text:p>
          </table:table-cell>
          <table:table-cell table:style-name="ce56" office:value-type="string" calcext:value-type="string">
            <text:p>Alcides Reinaldo Gava</text:p>
            <text:p> CPF: 05059720772</text:p>
          </table:table-cell>
          <table:table-cell table:style-name="ce2" office:value-type="string" calcext:value-type="string">
            <text:p>Fazendas Reunidas São Marcos e São Bent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31/10/2001 a 15/11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2" office:value-type="string" calcext:value-type="string">
            <text:p>Fazenda Igarashi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0/11/2001 a 14/11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apurah</text:p>
          </table:table-cell>
          <table:table-cell table:style-name="ce56" office:value-type="string" calcext:value-type="string">
            <text:p>Caetano Polato e outro</text:p>
            <text:p> CPF: 38766272904</text:p>
          </table:table-cell>
          <table:table-cell table:style-name="ce56" office:value-type="string" calcext:value-type="string">
            <text:p>Caetano Polato e outro</text:p>
            <text:p> CPF: 38766272904</text:p>
          </table:table-cell>
          <table:table-cell table:style-name="ce2" office:value-type="string" calcext:value-type="string">
            <text:p>Fazenda Vale do Rio Verd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12/2001 a 23/12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ldorado Dos Carajás</text:p>
          </table:table-cell>
          <table:table-cell table:number-columns-repeated="2" table:style-name="ce2" office:value-type="string" calcext:value-type="string">
            <text:p>CNPJ: 01646204000167</text:p>
          </table:table-cell>
          <table:table-cell table:style-name="ce56" office:value-type="string" calcext:value-type="string">
            <text:p>A. T. S. Serviços Ltda-ME</text:p>
            <text:p>Fazenda Tuerê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3/01/2001 a 03/02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rto Alegre Do Norte</text:p>
          </table:table-cell>
          <table:table-cell table:number-columns-repeated="2" table:style-name="ce2" office:value-type="string" calcext:value-type="string">
            <text:p>CNPJ: 43482819000145</text:p>
          </table:table-cell>
          <table:table-cell table:style-name="ce56" office:value-type="string" calcext:value-type="string">
            <text:p>Destilaria Gameleira</text:p>
            <text:p>Fazenda Gameleira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01/2001 a 22/01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ragominas</text:p>
          </table:table-cell>
          <table:table-cell table:style-name="ce56" office:value-type="string" calcext:value-type="string">
            <text:p>Dalva Navarro e Miguel Sanches Navarro</text:p>
            <text:p> CPF: 79234275934</text:p>
          </table:table-cell>
          <table:table-cell table:style-name="ce56" office:value-type="string" calcext:value-type="string">
            <text:p>Dalva Navarro e Miguel Sanches Navarro</text:p>
            <text:p> CPF: 79234275934</text:p>
          </table:table-cell>
          <table:table-cell table:style-name="ce2" office:value-type="string" calcext:value-type="string">
            <text:p>Fazenda São Migu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9/07/2001 a 05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Darci Lázaro de Borba</text:p>
            <text:p> CPF: 19185090182</text:p>
          </table:table-cell>
          <table:table-cell table:style-name="ce56" office:value-type="string" calcext:value-type="string">
            <text:p>Darci Lázaro de Borba</text:p>
            <text:p> CPF: 19185090182</text:p>
          </table:table-cell>
          <table:table-cell table:style-name="ce2" office:value-type="string" calcext:value-type="string">
            <text:p>Fazenda Irir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6/05/2001 a 17/06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string" calcext:value-type="string">
            <text:p>Ediones Bannach</text:p>
            <text:p> CPF: 25741152953</text:p>
          </table:table-cell>
          <table:table-cell table:style-name="ce56" office:value-type="string" calcext:value-type="string">
            <text:p>Ediones Bannach</text:p>
            <text:p> CPF: 25741152953</text:p>
          </table:table-cell>
          <table:table-cell table:style-name="ce2" office:value-type="string" calcext:value-type="string">
            <text:p>Fazenda 5 Irmãos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1/12/2001 a 15/12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ldorado Dos Carajás</text:p>
          </table:table-cell>
          <table:table-cell table:style-name="ce56" office:value-type="string" calcext:value-type="string">
            <text:p>Evandro Liege Chukuia Mutran</text:p>
            <text:p> CPF: 00165735287</text:p>
          </table:table-cell>
          <table:table-cell table:style-name="ce56" office:value-type="string" calcext:value-type="string">
            <text:p>Evandro Liege Chukuia Mutran</text:p>
            <text:p> CPF: 00165735287</text:p>
          </table:table-cell>
          <table:table-cell table:style-name="ce2" office:value-type="string" calcext:value-type="string">
            <text:p>Fazenda Peruano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5/08/2001 a 31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Francisco Donato Linhares de Araújo Filho</text:p>
            <text:p> CPF: 14268086315</text:p>
          </table:table-cell>
          <table:table-cell table:style-name="ce56" office:value-type="string" calcext:value-type="string">
            <text:p>Francisco Donato Linhares de Araújo Filho</text:p>
            <text:p> CPF: 1426808631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01/2001 a 22/01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Humberto Rubens Cansanção Filho</text:p>
            <text:p> CPF: 16496809453</text:p>
          </table:table-cell>
          <table:table-cell table:style-name="ce56" office:value-type="string" calcext:value-type="string">
            <text:p>Humberto Rubens Cansanção Filho</text:p>
            <text:p> CPF: 16496809453</text:p>
          </table:table-cell>
          <table:table-cell table:style-name="ce2" office:value-type="string" calcext:value-type="string">
            <text:p>Fazenda Ouro Verde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6/05/2001 a 17/06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string" calcext:value-type="string">
            <text:p>Iolandes Bannach</text:p>
            <text:p> CPF: 10835342972</text:p>
          </table:table-cell>
          <table:table-cell table:style-name="ce56" office:value-type="string" calcext:value-type="string">
            <text:p>Iolandes Bannach</text:p>
            <text:p> CPF: 10835342972</text:p>
          </table:table-cell>
          <table:table-cell table:style-name="ce2" office:value-type="string" calcext:value-type="string">
            <text:p>Fazenda 3 Marco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5/11/2001 a 17/12/2001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Presidente Kennedy</text:p>
          </table:table-cell>
          <table:table-cell table:style-name="ce56" office:value-type="string" calcext:value-type="string">
            <text:p>Jesus José Ribeiro</text:p>
            <text:p> CPF: 18828213604</text:p>
          </table:table-cell>
          <table:table-cell table:style-name="ce56" office:value-type="string" calcext:value-type="string">
            <text:p>Jesus José Ribeiro</text:p>
            <text:p> CPF: 18828213604</text:p>
          </table:table-cell>
          <table:table-cell table:style-name="ce2" office:value-type="string" calcext:value-type="string">
            <text:p>Fazenda Minas Gerais II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4/2001 a 22/04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uriticupu</text:p>
          </table:table-cell>
          <table:table-cell table:style-name="ce56" office:value-type="string" calcext:value-type="string">
            <text:p>João José de Oliveira</text:p>
            <text:p> CPF: 01365282520</text:p>
          </table:table-cell>
          <table:table-cell table:style-name="ce56" office:value-type="string" calcext:value-type="string">
            <text:p>João José de Oliveira</text:p>
            <text:p> CPF: 01365282520</text:p>
          </table:table-cell>
          <table:table-cell table:style-name="ce2" office:value-type="string" calcext:value-type="string">
            <text:p>Fazenda São José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5/11/2001 a 17/12/2001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Ananás</text:p>
          </table:table-cell>
          <table:table-cell table:style-name="ce56" office:value-type="string" calcext:value-type="string">
            <text:p>Joaquim Faria Daflon</text:p>
            <text:p> CPF: 00450170691</text:p>
          </table:table-cell>
          <table:table-cell table:style-name="ce56" office:value-type="string" calcext:value-type="string">
            <text:p>Joaquim Faria Daflon</text:p>
            <text:p> CPF: 00450170691</text:p>
          </table:table-cell>
          <table:table-cell table:style-name="ce2" office:value-type="string" calcext:value-type="string">
            <text:p>Fazenda Castanhal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10/2001 a 19/10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José Humberto de Oliveira</text:p>
            <text:p> CPF: 21776849191</text:p>
          </table:table-cell>
          <table:table-cell table:style-name="ce56" office:value-type="string" calcext:value-type="string">
            <text:p>José Humberto de Oliveira</text:p>
            <text:p> CPF: 21776849191</text:p>
          </table:table-cell>
          <table:table-cell table:style-name="ce2" office:value-type="string" calcext:value-type="string">
            <text:p>Fazenda Palmar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8/2001 a 16/08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mpo Verde</text:p>
          </table:table-cell>
          <table:table-cell table:style-name="ce56" office:value-type="string" calcext:value-type="string">
            <text:p>José Pupin</text:p>
            <text:p> CPF: 76928454849</text:p>
          </table:table-cell>
          <table:table-cell table:style-name="ce56" office:value-type="string" calcext:value-type="string">
            <text:p>José Pupin</text:p>
            <text:p> CPF: 76928454849</text:p>
          </table:table-cell>
          <table:table-cell table:style-name="ce2" office:value-type="string" calcext:value-type="string">
            <text:p>Fazenda Marabá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01/2001 a 22/01/2001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Lázaro José Veloso</text:p>
            <text:p> CPF: 00794180667</text:p>
          </table:table-cell>
          <table:table-cell table:style-name="ce56" office:value-type="string" calcext:value-type="string">
            <text:p>Lázaro José Veloso</text:p>
            <text:p> CPF: 00794180667</text:p>
          </table:table-cell>
          <table:table-cell table:style-name="ce2" office:value-type="string" calcext:value-type="string">
            <text:p>Fazenda São Luiz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2/10/2001 a 05/10/2001</text:p>
          </table:table-cell>
          <table:table-cell table:style-name="ce2" office:value-type="string" calcext:value-type="string">
            <text:p>AL</text:p>
          </table:table-cell>
          <table:table-cell table:style-name="ce2"/>
          <table:table-cell table:style-name="ce56" office:value-type="string" calcext:value-type="string">
            <text:p>Luiz Lima Araújo</text:p>
            <text:p>CNPJ: 41183740000279</text:p>
          </table:table-cell>
          <table:table-cell table:style-name="ce56" office:value-type="string" calcext:value-type="string">
            <text:p>Luiz Lima Araújo</text:p>
            <text:p>CNPJ: 41183740000279</text:p>
          </table:table-cell>
          <table:table-cell table:style-name="ce56" office:value-type="string" calcext:value-type="string">
            <text:p>Lima Araújo Agropecuária Ltda</text:p>
            <text:p>Fazenda Estrela de Alagoas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4/07/2001 a 20/07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2" office:value-type="string" calcext:value-type="string">
            <text:p>Fazenda Primavera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4/07/2001 a 20/07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Marcus Ribeiro de Carvalho</text:p>
            <text:p> CPF: 00494887672</text:p>
          </table:table-cell>
          <table:table-cell table:style-name="ce56" office:value-type="string" calcext:value-type="string">
            <text:p>Marcus Ribeiro de Carvalho</text:p>
            <text:p> CPF: 00494887672</text:p>
          </table:table-cell>
          <table:table-cell table:style-name="ce2" office:value-type="string" calcext:value-type="string">
            <text:p>Fazenda Tangará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3/10/2001 a 16/10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ardim</text:p>
          </table:table-cell>
          <table:table-cell table:style-name="ce56" office:value-type="string" calcext:value-type="string">
            <text:p>Max Neves Cangussu</text:p>
            <text:p> CPF: 09621768772</text:p>
          </table:table-cell>
          <table:table-cell table:style-name="ce56" office:value-type="string" calcext:value-type="string">
            <text:p>Max Neves Cangussu</text:p>
            <text:p> CPF: 09621768772</text:p>
          </table:table-cell>
          <table:table-cell table:style-name="ce2" office:value-type="string" calcext:value-type="string">
            <text:p>Fazenda Cangussu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4/2001 a 22/04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ardim</text:p>
          </table:table-cell>
          <table:table-cell table:style-name="ce56" office:value-type="string" calcext:value-type="string">
            <text:p>Miguel de Sousa Rezende</text:p>
            <text:p> CPF: 01344897134</text:p>
          </table:table-cell>
          <table:table-cell table:style-name="ce56" office:value-type="string" calcext:value-type="string">
            <text:p>Miguel de Sousa Rezende</text:p>
            <text:p> CPF: 01344897134</text:p>
          </table:table-cell>
          <table:table-cell table:style-name="ce2" office:value-type="string" calcext:value-type="string">
            <text:p>Fazenda Zonga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5/08/2001 a 31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Milton Alonso</text:p>
            <text:p> CPF: 36308595853</text:p>
          </table:table-cell>
          <table:table-cell table:style-name="ce56" office:value-type="string" calcext:value-type="string">
            <text:p>Milton Alonso</text:p>
            <text:p> CPF: 36308595853</text:p>
          </table:table-cell>
          <table:table-cell table:style-name="ce2" office:value-type="string" calcext:value-type="string">
            <text:p>Fazenda Dona Francisca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3/02/2001 a 22/02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Olindo Chaves dos Santos</text:p>
            <text:p> CPF: 03508099504</text:p>
          </table:table-cell>
          <table:table-cell table:style-name="ce56" office:value-type="string" calcext:value-type="string">
            <text:p>Olindo Chaves dos Santos</text:p>
            <text:p> CPF: 03508099504</text:p>
          </table:table-cell>
          <table:table-cell table:style-name="ce2" office:value-type="string" calcext:value-type="string">
            <text:p>Fazenda Campo Grande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9/07/2001 a 05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Pedro Lopes Lima</text:p>
            <text:p> CPF: 01861492120</text:p>
          </table:table-cell>
          <table:table-cell table:style-name="ce56" office:value-type="string" calcext:value-type="string">
            <text:p>Pedro Lopes Lima</text:p>
            <text:p> CPF: 01861492120</text:p>
          </table:table-cell>
          <table:table-cell table:style-name="ce2" office:value-type="string" calcext:value-type="string">
            <text:p>Fazenda Pai Eterno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7/03/2001 a 18/03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a Xavantina</text:p>
          </table:table-cell>
          <table:table-cell table:style-name="ce56" office:value-type="string" calcext:value-type="string">
            <text:p>Roberto Guidone Sobrinho</text:p>
            <text:p> CPF: 86513656834</text:p>
          </table:table-cell>
          <table:table-cell table:style-name="ce56" office:value-type="string" calcext:value-type="string">
            <text:p>Roberto Guidone Sobrinho</text:p>
            <text:p> CPF: 86513656834</text:p>
          </table:table-cell>
          <table:table-cell table:style-name="ce2" office:value-type="string" calcext:value-type="string">
            <text:p>Fazenda Jaó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3/01/2001 a 03/02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o São Joaquim</text:p>
          </table:table-cell>
          <table:table-cell table:style-name="ce56" office:value-type="string" calcext:value-type="string">
            <text:p>Sidney Polato</text:p>
            <text:p> CPF: 06275974915</text:p>
          </table:table-cell>
          <table:table-cell table:style-name="ce56" office:value-type="string" calcext:value-type="string">
            <text:p>Sidney Polato</text:p>
            <text:p> CPF: 06275974915</text:p>
          </table:table-cell>
          <table:table-cell table:style-name="ce2" office:value-type="string" calcext:value-type="string">
            <text:p>Fazenda Los Angeles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4/2001 a 22/04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ardim</text:p>
          </table:table-cell>
          <table:table-cell table:style-name="ce2" table:number-columns-repeated="2"/>
          <table:table-cell table:style-name="ce56" office:value-type="string" calcext:value-type="string">
            <text:p>Agropecuária Vale do Mutum Ltda</text:p>
            <text:p>Fazenda São Jorge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maru Do Norte</text:p>
          </table:table-cell>
          <table:table-cell table:style-name="ce56" office:value-type="string" calcext:value-type="string">
            <text:p>Agropecuária Lima Araújo Ltda</text:p>
            <text:p>CNPJ: 41183740000198</text:p>
          </table:table-cell>
          <table:table-cell table:style-name="ce56" office:value-type="string" calcext:value-type="string">
            <text:p>Agropecuária Lima Araújo Ltda</text:p>
            <text:p>CNPJ: 41183740000198</text:p>
          </table:table-cell>
          <table:table-cell table:style-name="ce2" office:value-type="string" calcext:value-type="string">
            <text:p>Fazenda Estrela de Maceió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56" office:value-type="string" calcext:value-type="string">
            <text:p>Agropecuária São Roberto S/A</text:p>
            <text:p>Antônio Lucena de Barros</text:p>
            <text:p> CPF: 06637485268</text:p>
          </table:table-cell>
          <table:table-cell table:style-name="ce56" office:value-type="string" calcext:value-type="string">
            <text:p>Agropecuária São Roberto S/A</text:p>
            <text:p>Antônio Lucena de Barros</text:p>
            <text:p> CPF: 06637485268</text:p>
          </table:table-cell>
          <table:table-cell table:style-name="ce2" office:value-type="string" calcext:value-type="string">
            <text:p>Fazenda São Roberto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4/2002 a 01/05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Alsis Ramos Sobrinho</text:p>
            <text:p> CPF: 22437630368</text:p>
          </table:table-cell>
          <table:table-cell table:style-name="ce56" office:value-type="string" calcext:value-type="string">
            <text:p>Alsis Ramos Sobrinho</text:p>
            <text:p> CPF: 22437630368</text:p>
          </table:table-cell>
          <table:table-cell table:style-name="ce2" office:value-type="string" calcext:value-type="string">
            <text:p>Carvoaria do Alsi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Alvany Dias Santana</text:p>
            <text:p> CPF: 06245188172</text:p>
          </table:table-cell>
          <table:table-cell table:style-name="ce56" office:value-type="string" calcext:value-type="string">
            <text:p>Alvany Dias Santana</text:p>
            <text:p> CPF: 06245188172</text:p>
          </table:table-cell>
          <table:table-cell table:style-name="ce2" office:value-type="string" calcext:value-type="string">
            <text:p>Fazenda Cinco Estrela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ilhena</text:p>
          </table:table-cell>
          <table:table-cell table:style-name="ce56" office:value-type="string" calcext:value-type="string">
            <text:p>Amilton Agostini</text:p>
            <text:p> CPF: 22538178991</text:p>
          </table:table-cell>
          <table:table-cell table:style-name="ce56" office:value-type="string" calcext:value-type="string">
            <text:p>Amilton Agostini</text:p>
            <text:p> CPF: 22538178991</text:p>
          </table:table-cell>
          <table:table-cell table:style-name="ce2" office:value-type="string" calcext:value-type="string">
            <text:p>Agropecuária Iquê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6/02/2002 a 02/03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2" office:value-type="string" calcext:value-type="string">
            <text:p>Fazenda Igarash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4/05/2002 a 28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Vila Rica</text:p>
          </table:table-cell>
          <table:table-cell table:style-name="ce56" office:value-type="string" calcext:value-type="string">
            <text:p>Antônio Carlos Françolin</text:p>
            <text:p> CPF: 62791699872</text:p>
          </table:table-cell>
          <table:table-cell table:style-name="ce56" office:value-type="string" calcext:value-type="string">
            <text:p>Antônio Carlos Françolin</text:p>
            <text:p> CPF: 62791699872</text:p>
          </table:table-cell>
          <table:table-cell table:style-name="ce2" office:value-type="string" calcext:value-type="string">
            <text:p>Fazenda Taiaçu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10/2002 a 21/10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esus Das Selvas</text:p>
          </table:table-cell>
          <table:table-cell table:number-columns-repeated="2" table:style-name="ce2" office:value-type="string" calcext:value-type="string">
            <text:p>Antônio das Graças Almeida Murta CEI: </text:p>
          </table:table-cell>
          <table:table-cell table:style-name="ce2" office:value-type="string" calcext:value-type="string">
            <text:p>Fazenda Lagoinha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1/12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esus Das Selvas</text:p>
          </table:table-cell>
          <table:table-cell table:style-name="ce56" office:value-type="string" calcext:value-type="string">
            <text:p>Antônio das Graças Murta</text:p>
            <text:p> CPF: 07875916615</text:p>
          </table:table-cell>
          <table:table-cell table:style-name="ce56" office:value-type="string" calcext:value-type="string">
            <text:p>Antônio das Graças Murta</text:p>
            <text:p> CPF: 07875916615</text:p>
          </table:table-cell>
          <table:table-cell table:style-name="ce2" office:value-type="string" calcext:value-type="string">
            <text:p>Fazenda Lagoinha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03/2002 a 21/03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Itiquira</text:p>
          </table:table-cell>
          <table:table-cell table:style-name="ce56" office:value-type="string" calcext:value-type="string">
            <text:p>Ari Giongo</text:p>
            <text:p> CPF: 00557447968</text:p>
          </table:table-cell>
          <table:table-cell table:style-name="ce56" office:value-type="string" calcext:value-type="string">
            <text:p>Ari Giongo</text:p>
            <text:p> CPF: 00557447968</text:p>
          </table:table-cell>
          <table:table-cell table:style-name="ce2" office:value-type="string" calcext:value-type="string">
            <text:p>Fazenda Leonardo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Aziz Mutran Neto</text:p>
            <text:p> CPF: 00114910278</text:p>
          </table:table-cell>
          <table:table-cell table:style-name="ce56" office:value-type="string" calcext:value-type="string">
            <text:p>Aziz Mutran Neto</text:p>
            <text:p> CPF: 00114910278</text:p>
          </table:table-cell>
          <table:table-cell table:style-name="ce2" office:value-type="string" calcext:value-type="string">
            <text:p>Fazenda Mutamba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Chupinguaia</text:p>
          </table:table-cell>
          <table:table-cell table:style-name="ce56" office:value-type="string" calcext:value-type="string">
            <text:p>Carla Rosana de Freitas Teodoro</text:p>
            <text:p>CNPJ: 01084440000137</text:p>
          </table:table-cell>
          <table:table-cell table:style-name="ce56" office:value-type="string" calcext:value-type="string">
            <text:p>Carla Rosana de Freitas Teodoro</text:p>
            <text:p>CNPJ: 01084440000137</text:p>
          </table:table-cell>
          <table:table-cell table:style-name="ce56" office:value-type="string" calcext:value-type="string">
            <text:p>Agropecuária Itaúna Ltda</text:p>
            <text:p>(Fazenda Bela Vista)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4/2002 a 03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ondonópolis</text:p>
          </table:table-cell>
          <table:table-cell table:style-name="ce56" office:value-type="string" calcext:value-type="string">
            <text:p>Carlos Newton Vasconcelos Bonfim Júnior (arrendatário)</text:p>
            <text:p> CPF: 70913595500</text:p>
          </table:table-cell>
          <table:table-cell table:style-name="ce56" office:value-type="string" calcext:value-type="string">
            <text:p>Carlos Newton Vasconcelos Bonfim Júnior (arrendatário)</text:p>
            <text:p> CPF: 70913595500</text:p>
          </table:table-cell>
          <table:table-cell table:style-name="ce2" office:value-type="string" calcext:value-type="string">
            <text:p>Fazenda Brasília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2/08/2002 a 16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Carmo Guimarães Giffone</text:p>
            <text:p> CPF: 03664287134</text:p>
          </table:table-cell>
          <table:table-cell table:style-name="ce56" office:value-type="string" calcext:value-type="string">
            <text:p>Carmo Guimarães Giffone</text:p>
            <text:p> CPF: 03664287134</text:p>
          </table:table-cell>
          <table:table-cell table:style-name="ce2" office:value-type="string" calcext:value-type="string">
            <text:p>Fazenda Acapulco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6"/>
        </table:table-row>
        <table:table-row table:style-name="ro4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03/2002 a 21/03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xoréo</text:p>
          </table:table-cell>
          <table:table-cell table:style-name="ce56" office:value-type="string" calcext:value-type="string">
            <text:p>CEI: 32.820.01309-87</text:p>
            <text:p>Carlos Alberto Polato</text:p>
            <text:p> CPF: PF 26611600</text:p>
          </table:table-cell>
          <table:table-cell table:style-name="ce56" office:value-type="string" calcext:value-type="string">
            <text:p>CEI: 32.820.01309-87</text:p>
            <text:p>Carlos Alberto Polato</text:p>
            <text:p> CPF: PF 26611600</text:p>
          </table:table-cell>
          <table:table-cell table:style-name="ce2" office:value-type="string" calcext:value-type="string">
            <text:p>Fazenda São José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03/2002 a 21/03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uiratinga</text:p>
          </table:table-cell>
          <table:table-cell table:style-name="ce56" office:value-type="string" calcext:value-type="string">
            <text:p>Clóvis Patriota </text:p>
            <text:p> CPF: 00365920991</text:p>
          </table:table-cell>
          <table:table-cell table:style-name="ce56" office:value-type="string" calcext:value-type="string">
            <text:p>Clóvis Patriota </text:p>
            <text:p> CPF: 00365920991</text:p>
          </table:table-cell>
          <table:table-cell table:style-name="ce2" office:value-type="string" calcext:value-type="string">
            <text:p>Fazenda Prata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Pimenta Bueno</text:p>
          </table:table-cell>
          <table:table-cell table:number-columns-repeated="2" table:style-name="ce2" office:value-type="string" calcext:value-type="string">
            <text:p>CNPJ: 04930590000102</text:p>
          </table:table-cell>
          <table:table-cell table:style-name="ce2" office:value-type="string" calcext:value-type="string">
            <text:p>Agropecuária Pimenta Bueno S/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Constantino de Oliveira Guimarães</text:p>
            <text:p> CPF: 06974554168</text:p>
          </table:table-cell>
          <table:table-cell table:style-name="ce56" office:value-type="string" calcext:value-type="string">
            <text:p>Constantino de Oliveira Guimarães</text:p>
            <text:p> CPF: 06974554168</text:p>
          </table:table-cell>
          <table:table-cell table:style-name="ce2" office:value-type="string" calcext:value-type="string">
            <text:p>Fazenda Colorado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string" calcext:value-type="string">
            <text:p>Dalmo Pinto Miguez</text:p>
            <text:p>CEI: 500026552822/ CPF: PF004423726</text:p>
          </table:table-cell>
          <table:table-cell table:style-name="ce56" office:value-type="string" calcext:value-type="string">
            <text:p>Dalmo Pinto Miguez</text:p>
            <text:p>CEI: 500026552822/ CPF: PF004423726</text:p>
          </table:table-cell>
          <table:table-cell table:style-name="ce2" office:value-type="string" calcext:value-type="string">
            <text:p>Fazenda Nobreza do Pará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5/2002 a 23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enador José Porfírio</text:p>
          </table:table-cell>
          <table:table-cell table:style-name="ce56" office:value-type="string" calcext:value-type="string">
            <text:p>Divino Andrade Vieira</text:p>
            <text:p> CPF: 16783344215</text:p>
          </table:table-cell>
          <table:table-cell table:style-name="ce56" office:value-type="string" calcext:value-type="string">
            <text:p>Divino Andrade Vieira</text:p>
            <text:p> CPF: 16783344215</text:p>
          </table:table-cell>
          <table:table-cell table:style-name="ce2" office:value-type="string" calcext:value-type="string">
            <text:p>Fazenda Santa Luzia Tuerê I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Eurélio Piazza </text:p>
            <text:p> CPF: 10751750972</text:p>
          </table:table-cell>
          <table:table-cell table:style-name="ce56" office:value-type="string" calcext:value-type="string">
            <text:p>Eurélio Piazza </text:p>
            <text:p> CPF: 10751750972</text:p>
          </table:table-cell>
          <table:table-cell table:style-name="ce56" office:value-type="string" calcext:value-type="string">
            <text:p>Fazenda Diadema IV</text:p>
            <text:p>(Surucucu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Eurélio Piazza</text:p>
            <text:p> CPF: 10751750972</text:p>
          </table:table-cell>
          <table:table-cell table:style-name="ce56" office:value-type="string" calcext:value-type="string">
            <text:p>Eurélio Piazza</text:p>
            <text:p> CPF: 10751750972</text:p>
          </table:table-cell>
          <table:table-cell table:style-name="ce2" office:value-type="string" calcext:value-type="string">
            <text:p>Fazenda Diadema IV e Surucucu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Ourilândia Do Norte</text:p>
          </table:table-cell>
          <table:table-cell table:style-name="ce56" office:value-type="string" calcext:value-type="string">
            <text:p>Eutímio Lippaus</text:p>
            <text:p> CPF: 11781300704</text:p>
          </table:table-cell>
          <table:table-cell table:style-name="ce56" office:value-type="string" calcext:value-type="string">
            <text:p>Eutímio Lippaus</text:p>
            <text:p> CPF: 11781300704</text:p>
          </table:table-cell>
          <table:table-cell table:style-name="ce56" office:value-type="string" calcext:value-type="string">
            <text:p>Fazenda 1200</text:p>
            <text:p>(Fazenda Boa Fé)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5/2002 a 23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om Eliseu</text:p>
          </table:table-cell>
          <table:table-cell table:style-name="ce56" office:value-type="string" calcext:value-type="string">
            <text:p>FERGUMAR – Ferro Gusa do Maranhão</text:p>
            <text:p>CGC: 00.560.621/0001-20 CEI: </text:p>
          </table:table-cell>
          <table:table-cell table:style-name="ce56" office:value-type="string" calcext:value-type="string">
            <text:p>FERGUMAR – Ferro Gusa do Maranhão</text:p>
            <text:p>CGC: 00.560.621/0001-20 CEI: </text:p>
          </table:table-cell>
          <table:table-cell table:style-name="ce2" office:value-type="string" calcext:value-type="string">
            <text:p>Fazenda Santa Lúcia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Flávio César Vicente da Silva</text:p>
            <text:p> CPF: 34136053134</text:p>
          </table:table-cell>
          <table:table-cell table:style-name="ce56" office:value-type="string" calcext:value-type="string">
            <text:p>Flávio César Vicente da Silva</text:p>
            <text:p> CPF: 34136053134</text:p>
          </table:table-cell>
          <table:table-cell table:style-name="ce2" office:value-type="string" calcext:value-type="string">
            <text:p>Fazenda Monte Dourado Ltda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2/08/2002 a 16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Geraldo Bernardino de Souza</text:p>
            <text:p> CPF: 01291831134</text:p>
          </table:table-cell>
          <table:table-cell table:style-name="ce56" office:value-type="string" calcext:value-type="string">
            <text:p>Geraldo Bernardino de Souza</text:p>
            <text:p> CPF: 01291831134</text:p>
          </table:table-cell>
          <table:table-cell table:style-name="ce2" office:value-type="string" calcext:value-type="string">
            <text:p>Fazenda Santa Rita da União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9/03/2002 a 27/03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Gonçalves Dias</text:p>
          </table:table-cell>
          <table:table-cell table:style-name="ce56" office:value-type="string" calcext:value-type="string">
            <text:p>Inocêncio Gomes de Oliveira</text:p>
            <text:p> CPF: 00177601434</text:p>
          </table:table-cell>
          <table:table-cell table:style-name="ce56" office:value-type="string" calcext:value-type="string">
            <text:p>Inocêncio Gomes de Oliveira</text:p>
            <text:p> CPF: 00177601434</text:p>
          </table:table-cell>
          <table:table-cell table:style-name="ce2" office:value-type="string" calcext:value-type="string">
            <text:p>Fazenda Caraíbas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João Barros da Silva Sobrinho</text:p>
            <text:p> CPF: 06401384468</text:p>
          </table:table-cell>
          <table:table-cell table:style-name="ce56" office:value-type="string" calcext:value-type="string">
            <text:p>João Barros da Silva Sobrinho</text:p>
            <text:p> CPF: 06401384468</text:p>
          </table:table-cell>
          <table:table-cell table:style-name="ce2" office:value-type="string" calcext:value-type="string">
            <text:p>Fazenda Santan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6/02/2002 a 02/03/2002</text:p>
          </table:table-cell>
          <table:table-cell table:style-name="ce2" office:value-type="string" calcext:value-type="string">
            <text:p>MA</text:p>
          </table:table-cell>
          <table:table-cell table:style-name="ce2"/>
          <table:table-cell table:style-name="ce56" office:value-type="string" calcext:value-type="string">
            <text:p>João Soares Filho Pessoa</text:p>
            <text:p> CPF: 03912205353</text:p>
          </table:table-cell>
          <table:table-cell table:style-name="ce56" office:value-type="string" calcext:value-type="string">
            <text:p>João Soares Filho Pessoa</text:p>
            <text:p> CPF: 03912205353</text:p>
          </table:table-cell>
          <table:table-cell table:style-name="ce2" office:value-type="string" calcext:value-type="string">
            <text:p>Fazenda Monte Cristo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Jorge Mutran Exportação e Importação Ltda</text:p>
            <text:p>CGC: 04.797.569/0005-04 CEI: </text:p>
          </table:table-cell>
          <table:table-cell table:style-name="ce56" office:value-type="string" calcext:value-type="string">
            <text:p>Jorge Mutran Exportação e Importação Ltda</text:p>
            <text:p>CGC: 04.797.569/0005-04 CEI: </text:p>
          </table:table-cell>
          <table:table-cell table:style-name="ce2" office:value-type="string" calcext:value-type="string">
            <text:p>Fazenda Castanhal Cabaceiras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naã Dos Carajás</text:p>
          </table:table-cell>
          <table:table-cell table:style-name="ce56" office:value-type="string" calcext:value-type="string">
            <text:p>José Braz da Silva</text:p>
            <text:p> CPF: 03489590600</text:p>
          </table:table-cell>
          <table:table-cell table:style-name="ce56" office:value-type="string" calcext:value-type="string">
            <text:p>José Braz da Silva</text:p>
            <text:p> CPF: 03489590600</text:p>
          </table:table-cell>
          <table:table-cell table:style-name="ce2" office:value-type="string" calcext:value-type="string">
            <text:p>Fazenda Boa Esperanç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1/07/2002 a 17/07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rejo Grande Do Araguaia</text:p>
          </table:table-cell>
          <table:table-cell table:style-name="ce56" office:value-type="string" calcext:value-type="string">
            <text:p>José de Ribamar Oliveira</text:p>
            <text:p> CPF: 06152538149</text:p>
          </table:table-cell>
          <table:table-cell table:style-name="ce56" office:value-type="string" calcext:value-type="string">
            <text:p>José de Ribamar Oliveira</text:p>
            <text:p> CPF: 06152538149</text:p>
          </table:table-cell>
          <table:table-cell table:style-name="ce2" office:value-type="string" calcext:value-type="string">
            <text:p>Fazenda Consolação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9/06/2002 a 29/06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mpo Verde</text:p>
          </table:table-cell>
          <table:table-cell table:style-name="ce56" office:value-type="string" calcext:value-type="string">
            <text:p>José Francisco de Morais</text:p>
            <text:p> CPF: 24363707020</text:p>
          </table:table-cell>
          <table:table-cell table:style-name="ce56" office:value-type="string" calcext:value-type="string">
            <text:p>José Francisco de Morais</text:p>
            <text:p> CPF: 24363707020</text:p>
          </table:table-cell>
          <table:table-cell table:style-name="ce2" office:value-type="string" calcext:value-type="string">
            <text:p>Fazenda Vó Gercy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Rio Maria</text:p>
          </table:table-cell>
          <table:table-cell table:style-name="ce56" office:value-type="string" calcext:value-type="string">
            <text:p>José Vaz da Costa</text:p>
            <text:p> CPF: 01767089104</text:p>
          </table:table-cell>
          <table:table-cell table:style-name="ce56" office:value-type="string" calcext:value-type="string">
            <text:p>José Vaz da Costa</text:p>
            <text:p> CPF: 01767089104</text:p>
          </table:table-cell>
          <table:table-cell table:style-name="ce2" office:value-type="string" calcext:value-type="string">
            <text:p>Fazenda Nossa Senhora Aparecida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6"/>
        </table:table-row>
        <table:table-row table:style-name="ro4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içarra</text:p>
          </table:table-cell>
          <table:table-cell table:style-name="ce56" office:value-type="string" calcext:value-type="string">
            <text:p>Lima Araújo Agropecuária Ltda</text:p>
            <text:p>Jefferson de Araújo Lima</text:p>
            <text:p> CPF: 09870725449</text:p>
          </table:table-cell>
          <table:table-cell table:style-name="ce56" office:value-type="string" calcext:value-type="string">
            <text:p>Lima Araújo Agropecuária Ltda</text:p>
            <text:p>Jefferson de Araújo Lima</text:p>
            <text:p> CPF: 09870725449</text:p>
          </table:table-cell>
          <table:table-cell table:style-name="ce2" office:value-type="string" calcext:value-type="string">
            <text:p>Fazenda Estrela das Alagoas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2" office:value-type="string" calcext:value-type="string">
            <text:p>Fazenda Primavera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2/08/2002 a 16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Marcos Antônio Eleutério Neto</text:p>
            <text:p> CPF: 06741582134</text:p>
          </table:table-cell>
          <table:table-cell table:style-name="ce56" office:value-type="string" calcext:value-type="string">
            <text:p>Marcos Antônio Eleutério Neto</text:p>
            <text:p> CPF: 06741582134</text:p>
          </table:table-cell>
          <table:table-cell table:style-name="ce2" office:value-type="string" calcext:value-type="string">
            <text:p>Fazenda Guarupá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Ourilândia Do Norte</text:p>
          </table:table-cell>
          <table:table-cell table:style-name="ce56" office:value-type="string" calcext:value-type="string">
            <text:p>Marcos Roberto Tenório</text:p>
            <text:p>CEI: 338300106083/ CPF: PF088517004</text:p>
          </table:table-cell>
          <table:table-cell table:style-name="ce56" office:value-type="string" calcext:value-type="string">
            <text:p>Marcos Roberto Tenório</text:p>
            <text:p>CEI: 338300106083/ CPF: PF088517004</text:p>
          </table:table-cell>
          <table:table-cell table:style-name="ce2" office:value-type="string" calcext:value-type="string">
            <text:p>Fazenda Três Rio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4/05/2002 a 07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aciara</text:p>
          </table:table-cell>
          <table:table-cell table:style-name="ce56" office:value-type="string" calcext:value-type="string">
            <text:p>Neuri Antônio Frozza (arrendatário)</text:p>
            <text:p> CPF: 71269967991</text:p>
          </table:table-cell>
          <table:table-cell table:style-name="ce56" office:value-type="string" calcext:value-type="string">
            <text:p>Neuri Antônio Frozza (arrendatário)</text:p>
            <text:p> CPF: 71269967991</text:p>
          </table:table-cell>
          <table:table-cell table:style-name="ce2" office:value-type="string" calcext:value-type="string">
            <text:p>Fazenda Liberdade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7/08/2002 a 02/09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Chupinguaia</text:p>
          </table:table-cell>
          <table:table-cell table:style-name="ce56" office:value-type="string" calcext:value-type="string">
            <text:p>Osvaldo Marcelino de Mendonça</text:p>
            <text:p> CPF: 00859265668</text:p>
          </table:table-cell>
          <table:table-cell table:style-name="ce56" office:value-type="string" calcext:value-type="string">
            <text:p>Osvaldo Marcelino de Mendonça</text:p>
            <text:p> CPF: 00859265668</text:p>
          </table:table-cell>
          <table:table-cell table:style-name="ce2" office:value-type="string" calcext:value-type="string">
            <text:p>Fazenda Anit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4/2002 a 03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om Aquino</text:p>
          </table:table-cell>
          <table:table-cell table:style-name="ce56" office:value-type="string" calcext:value-type="string">
            <text:p>Pinesso Agropastoril Ltda</text:p>
            <text:p>CNPJ: 01933902000658</text:p>
          </table:table-cell>
          <table:table-cell table:style-name="ce56" office:value-type="string" calcext:value-type="string">
            <text:p>Pinesso Agropastoril Ltda</text:p>
            <text:p>CNPJ: 01933902000658</text:p>
          </table:table-cell>
          <table:table-cell table:style-name="ce2" office:value-type="string" calcext:value-type="string">
            <text:p>Fazenda Mutum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7/2002 a 20/07/2002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Claraval</text:p>
          </table:table-cell>
          <table:table-cell table:style-name="ce56" office:value-type="string" calcext:value-type="string">
            <text:p>Reginaldo Freire Leite</text:p>
            <text:p> CPF: 02839731886</text:p>
          </table:table-cell>
          <table:table-cell table:style-name="ce56" office:value-type="string" calcext:value-type="string">
            <text:p>Reginaldo Freire Leite</text:p>
            <text:p> CPF: 02839731886</text:p>
          </table:table-cell>
          <table:table-cell table:style-name="ce2" office:value-type="string" calcext:value-type="string">
            <text:p>Fazenda Boa Vista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Reinaldo José Zucatelli</text:p>
            <text:p> CPF: 47485540700</text:p>
          </table:table-cell>
          <table:table-cell table:style-name="ce56" office:value-type="string" calcext:value-type="string">
            <text:p>Reinaldo José Zucatelli</text:p>
            <text:p> CPF: 47485540700</text:p>
          </table:table-cell>
          <table:table-cell table:style-name="ce56" office:value-type="string" calcext:value-type="string">
            <text:p>Fazenda Sol Nascente</text:p>
            <text:p>(Grupo Zucatel / Antiga Fazenda Califórnia)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vo Repartimento</text:p>
          </table:table-cell>
          <table:table-cell table:style-name="ce56" office:value-type="string" calcext:value-type="string">
            <text:p>Roberto Castanheira de Oliveira Silva</text:p>
            <text:p> CPF: 61971570630</text:p>
          </table:table-cell>
          <table:table-cell table:style-name="ce56" office:value-type="string" calcext:value-type="string">
            <text:p>Roberto Castanheira de Oliveira Silva</text:p>
            <text:p> CPF: 61971570630</text:p>
          </table:table-cell>
          <table:table-cell table:style-name="ce2" office:value-type="string" calcext:value-type="string">
            <text:p>Fazenda Ribeirão Bonito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Romar Divino Montes</text:p>
            <text:p> CPF: 24208493100</text:p>
          </table:table-cell>
          <table:table-cell table:style-name="ce56" office:value-type="string" calcext:value-type="string">
            <text:p>Romar Divino Montes</text:p>
            <text:p> CPF: 24208493100</text:p>
          </table:table-cell>
          <table:table-cell table:style-name="ce2" office:value-type="string" calcext:value-type="string">
            <text:p>Fazenda Vale do Paraíso II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0/2002 a 21/10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pucaia</text:p>
          </table:table-cell>
          <table:table-cell table:style-name="ce56" office:value-type="string" calcext:value-type="string">
            <text:p>Romualdo Alves Coelho</text:p>
            <text:p> CPF: 06149642615</text:p>
          </table:table-cell>
          <table:table-cell table:style-name="ce56" office:value-type="string" calcext:value-type="string">
            <text:p>Romualdo Alves Coelho</text:p>
            <text:p> CPF: 06149642615</text:p>
          </table:table-cell>
          <table:table-cell table:style-name="ce56" office:value-type="string" calcext:value-type="string">
            <text:p>Fazenda São Paulo</text:p>
            <text:p>(Fazenda 21)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7/2002 a 01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Itupiranga</text:p>
          </table:table-cell>
          <table:table-cell table:style-name="ce56" office:value-type="string" calcext:value-type="string">
            <text:p>Ronaldo Ferreira Melo</text:p>
            <text:p> CPF: 66724031249</text:p>
          </table:table-cell>
          <table:table-cell table:style-name="ce56" office:value-type="string" calcext:value-type="string">
            <text:p>Ronaldo Ferreira Melo</text:p>
            <text:p> CPF: 66724031249</text:p>
          </table:table-cell>
          <table:table-cell table:style-name="ce2" office:value-type="string" calcext:value-type="string">
            <text:p>Fazenda Pau <text:s/>Pelado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Sebastião Naves Júnior</text:p>
            <text:p> CPF: 42747112187</text:p>
          </table:table-cell>
          <table:table-cell table:style-name="ce56" office:value-type="string" calcext:value-type="string">
            <text:p>Sebastião Naves Júnior</text:p>
            <text:p> CPF: 42747112187</text:p>
          </table:table-cell>
          <table:table-cell table:style-name="ce2" office:value-type="string" calcext:value-type="string">
            <text:p>Fazenda Bandeirantes e Planalto da Bela Vist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10/2002 a 21/10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om Eliseu</text:p>
          </table:table-cell>
          <table:table-cell table:style-name="ce56" office:value-type="string" calcext:value-type="string">
            <text:p>Senor Ltda</text:p>
            <text:p>CNPJ: 06266209000340</text:p>
          </table:table-cell>
          <table:table-cell table:style-name="ce56" office:value-type="string" calcext:value-type="string">
            <text:p>Senor Ltda</text:p>
            <text:p>CNPJ: 06266209000340</text:p>
          </table:table-cell>
          <table:table-cell table:style-name="ce2" office:value-type="string" calcext:value-type="string">
            <text:p>Fazenda Senor</text:p>
          </table:table-cell>
          <table:table-cell table:style-name="ce2" office:value-type="float" office:value="153" calcext:value-type="float">
            <text:p>15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56" office:value-type="string" calcext:value-type="string">
            <text:p>Sociedade Agro Pecuária Vista Alegre Ltda</text:p>
            <text:p>CNPJ: 11527025000326</text:p>
          </table:table-cell>
          <table:table-cell table:style-name="ce56" office:value-type="string" calcext:value-type="string">
            <text:p>Sociedade Agro Pecuária Vista Alegre Ltda</text:p>
            <text:p>CNPJ: 11527025000326</text:p>
          </table:table-cell>
          <table:table-cell table:style-name="ce2" office:value-type="string" calcext:value-type="string">
            <text:p>Fazenda Matã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4/2002 a 0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Valfredo Macedo da Costa</text:p>
            <text:p> CPF: 17281598300</text:p>
          </table:table-cell>
          <table:table-cell table:style-name="ce56" office:value-type="string" calcext:value-type="string">
            <text:p>Valfredo Macedo da Costa</text:p>
            <text:p> CPF: 17281598300</text:p>
          </table:table-cell>
          <table:table-cell table:style-name="ce2" office:value-type="string" calcext:value-type="string">
            <text:p>Fazenda Santa Clara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4/05/2002 a 07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Waldir Ramos Fonseca </text:p>
            <text:p> CPF: 18823149644</text:p>
          </table:table-cell>
          <table:table-cell table:style-name="ce56" office:value-type="string" calcext:value-type="string">
            <text:p>Waldir Ramos Fonseca </text:p>
            <text:p> CPF: 18823149644</text:p>
          </table:table-cell>
          <table:table-cell table:style-name="ce2" office:value-type="string" calcext:value-type="string">
            <text:p>(Antiga Plantel)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6/02/2002 a 02/03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om Eliseu</text:p>
          </table:table-cell>
          <table:table-cell table:style-name="ce56" office:value-type="string" calcext:value-type="string">
            <text:p>Yasuhide Watanabe</text:p>
            <text:p> CPF: 10557555272</text:p>
          </table:table-cell>
          <table:table-cell table:style-name="ce56" office:value-type="string" calcext:value-type="string">
            <text:p>Yasuhide Watanabe</text:p>
            <text:p> CPF: 10557555272</text:p>
          </table:table-cell>
          <table:table-cell table:style-name="ce2" office:value-type="string" calcext:value-type="string">
            <text:p>Fazenda Pindaré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12/2002 a 22/12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orriso</text:p>
          </table:table-cell>
          <table:table-cell table:style-name="ce2" table:number-columns-repeated="2"/>
          <table:table-cell table:style-name="ce56" office:value-type="string" calcext:value-type="string">
            <text:p>Xaxim Comércio de Combustíveis Ltda</text:p>
            <text:p>(Posto Redentor)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7/2002 a 01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Itupiranga</text:p>
          </table:table-cell>
          <table:table-cell table:style-name="ce2" table:number-columns-repeated="2"/>
          <table:table-cell table:style-name="ce2" office:value-type="string" calcext:value-type="string">
            <text:p>ATS SERVIÇOS LTDA ME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1/07/2002 a 17/07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vo Repartimento</text:p>
          </table:table-cell>
          <table:table-cell table:style-name="ce2" table:number-columns-repeated="2"/>
          <table:table-cell table:style-name="ce2" office:value-type="string" calcext:value-type="string">
            <text:p>Fazenda Ouro Pret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7/2002 a 20/07/2002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aras</text:p>
          </table:table-cell>
          <table:table-cell table:style-name="ce2" table:number-columns-repeated="2"/>
          <table:table-cell table:style-name="ce2" office:value-type="string" calcext:value-type="string">
            <text:p>Rezil Extração, Comércio e Exportação Ltda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05/11 a 13/1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Novo Repartimento</text:p>
          </table:table-cell>
          <table:table-cell table:style-name="ce23" office:value-type="string" calcext:value-type="string">
            <text:p>Abdon Lustosa Neto</text:p>
            <text:p>CPF: 191.608.011-15</text:p>
          </table:table-cell>
          <table:table-cell table:style-name="ce23" office:value-type="string" calcext:value-type="string">
            <text:p>Abdon Lustosa Neto</text:p>
            <text:p>CPF: 191.608.011-15</text:p>
          </table:table-cell>
          <table:table-cell table:style-name="ce23" office:value-type="string" calcext:value-type="string">
            <text:p>Fazenda Sossego</text:p>
          </table:table-cell>
          <table:table-cell table:style-name="ce8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31/03 a 10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Sapucaia</text:p>
          </table:table-cell>
          <table:table-cell table:style-name="ce23" office:value-type="string" calcext:value-type="string">
            <text:p>Adauto José  Galli</text:p>
            <text:p>CEI 37.110.00286-86/CPF 026.396.888-04</text:p>
          </table:table-cell>
          <table:table-cell table:style-name="ce23" office:value-type="string" calcext:value-type="string">
            <text:p>Adauto José  Galli</text:p>
            <text:p>CEI 37.110.00286-86/CPF 026.396.888-04</text:p>
          </table:table-cell>
          <table:table-cell table:style-name="ce23" office:value-type="string" calcext:value-type="string">
            <text:p>Fazenda Lago Azul</text:p>
          </table:table-cell>
          <table:table-cell table:style-name="ce82" office:value-type="float" office:value="107" calcext:value-type="float">
            <text:p>10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9/03 a 19/03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23" office:value-type="string" calcext:value-type="string">
            <text:p>Afonso Vieira Simões</text:p>
            <text:p>CPF: 031.108.776-00</text:p>
          </table:table-cell>
          <table:table-cell table:style-name="ce23" office:value-type="string" calcext:value-type="string">
            <text:p>Afonso Vieira Simões</text:p>
            <text:p>CPF: 031.108.776-00</text:p>
          </table:table-cell>
          <table:table-cell table:style-name="ce24" office:value-type="string" calcext:value-type="string">
            <text:p>Fazenda Rancho Alegre</text:p>
          </table:table-cell>
          <table:table-cell table:style-name="ce83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57" office:value-type="string" calcext:value-type="string">
            <text:p>Agenor Alves Teixeira</text:p>
            <text:p>CPF: 020.848.483-34</text:p>
          </table:table-cell>
          <table:table-cell table:style-name="ce57" office:value-type="string" calcext:value-type="string">
            <text:p>Agenor Alves Teixeira</text:p>
            <text:p>CPF: 020.848.483-34</text:p>
          </table:table-cell>
          <table:table-cell table:style-name="ce24" office:value-type="string" calcext:value-type="string">
            <text:p>Fazenda Gutemberg</text:p>
          </table:table-cell>
          <table:table-cell table:style-name="ce83" office:value-type="float" office:value="17" calcext:value-type="float">
            <text:p>17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6 a 26/06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Bom Jesus do Araguaia</text:p>
          </table:table-cell>
          <table:table-cell table:style-name="ce23" office:value-type="string" calcext:value-type="string">
            <text:p>AGROMON S/A Agricultura e Pecuária</text:p>
            <text:p>Renato Ribeiro Abreu</text:p>
            <text:p>CPF: 181.839.567-34</text:p>
            <text:p>CNPJ: 01.355.296/0006-30</text:p>
          </table:table-cell>
          <table:table-cell table:style-name="ce23" office:value-type="string" calcext:value-type="string">
            <text:p>AGROMON S/A Agricultura e Pecuária</text:p>
            <text:p>Renato Ribeiro Abreu</text:p>
            <text:p>CPF: 181.839.567-34</text:p>
            <text:p>CNPJ: 01.355.296/0006-30</text:p>
          </table:table-cell>
          <table:table-cell table:style-name="ce24" office:value-type="string" calcext:value-type="string">
            <text:p>Fazenda Malu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1 a 13/0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edenção</text:p>
          </table:table-cell>
          <table:table-cell table:style-name="ce57" office:value-type="string" calcext:value-type="string">
            <text:p>Agropal – Agropecuária Palmeiras Ltda</text:p>
            <text:p>Ricardo Miranda e Donizete Miranda</text:p>
            <text:p>CNPJ: 04995650/0001-75 </text:p>
          </table:table-cell>
          <table:table-cell table:style-name="ce57" office:value-type="string" calcext:value-type="string">
            <text:p>Agropal – Agropecuária Palmeiras Ltda</text:p>
            <text:p>Ricardo Miranda e Donizete Miranda</text:p>
            <text:p>CNPJ: 04995650/0001-75 </text:p>
          </table:table-cell>
          <table:table-cell table:style-name="ce24" office:value-type="string" calcext:value-type="string">
            <text:p>Fazenda Taxi Aéreo</text:p>
          </table:table-cell>
          <table:table-cell table:style-name="ce83" office:value-type="float" office:value="49" calcext:value-type="float">
            <text:p>49</text:p>
          </table:table-cell>
          <table:table-cell table:style-name="ce99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anta Maria das Barreiras</text:p>
          </table:table-cell>
          <table:table-cell table:style-name="ce23" office:value-type="string" calcext:value-type="string">
            <text:p>Agropastoril Mirandópolis S/A</text:p>
            <text:p>José Cristino de S. Filho</text:p>
            <text:p>CPF: 003.107.601-78</text:p>
            <text:p>CNPJ: 04.863.478/0001-04</text:p>
          </table:table-cell>
          <table:table-cell table:style-name="ce23" office:value-type="string" calcext:value-type="string">
            <text:p>Agropastoril Mirandópolis S/A</text:p>
            <text:p>José Cristino de S. Filho</text:p>
            <text:p>CPF: 003.107.601-78</text:p>
            <text:p>CNPJ: 04.863.478/0001-04</text:p>
          </table:table-cell>
          <table:table-cell table:style-name="ce24" office:value-type="string" calcext:value-type="string">
            <text:p>Fazenda Mirandópolis </text:p>
          </table:table-cell>
          <table:table-cell table:style-name="ce83" office:value-type="float" office:value="33" calcext:value-type="float">
            <text:p>33</text:p>
          </table:table-cell>
          <table:table-cell table:style-name="ce99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02 a 27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Cumaru Do Norte</text:p>
          </table:table-cell>
          <table:table-cell table:style-name="ce23" office:value-type="string" calcext:value-type="string">
            <text:p>Agropecuária Industrial  S. A.</text:p>
            <text:p>Eleusa Maria Cavalcanti Farias Leôncio</text:p>
            <text:p>CPF: 373.107.984-49</text:p>
            <text:p>CNPJ: 05.157.482.001-01</text:p>
          </table:table-cell>
          <table:table-cell table:style-name="ce23" office:value-type="string" calcext:value-type="string">
            <text:p>Agropecuária Industrial  S. A.</text:p>
            <text:p>Eleusa Maria Cavalcanti Farias Leôncio</text:p>
            <text:p>CPF: 373.107.984-49</text:p>
            <text:p>CNPJ: 05.157.482.001-01</text:p>
          </table:table-cell>
          <table:table-cell table:style-name="ce24" office:value-type="string" calcext:value-type="string">
            <text:p>Fazenda <text:s/>Santa Ana </text:p>
          </table:table-cell>
          <table:table-cell table:style-name="ce83" office:value-type="float" office:value="99" calcext:value-type="float">
            <text:p>99</text:p>
          </table:table-cell>
          <table:table-cell table:style-name="ce99"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5/08 a 03/09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Rio Maria</text:p>
          </table:table-cell>
          <table:table-cell table:style-name="ce23" office:value-type="string" calcext:value-type="string">
            <text:p>Agropecuária Irmãos Avelino Ltda.</text:p>
            <text:p>CNPJ: 31.541.907/0003</text:p>
          </table:table-cell>
          <table:table-cell table:style-name="ce23" office:value-type="string" calcext:value-type="string">
            <text:p>Agropecuária Irmãos Avelino Ltda.</text:p>
            <text:p>CNPJ: 31.541.907/0003</text:p>
          </table:table-cell>
          <table:table-cell table:style-name="ce24" office:value-type="string" calcext:value-type="string">
            <text:p>Fazenda Santa Leonina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0/01 a 20/0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annach</text:p>
          </table:table-cell>
          <table:table-cell table:style-name="ce23" office:value-type="string" calcext:value-type="string">
            <text:p>Agropecuária Pau Brasil Ltda</text:p>
            <text:p>Clemente Duarte Ferreira</text:p>
            <text:p>CPF: 009.507.346-91</text:p>
          </table:table-cell>
          <table:table-cell table:style-name="ce23" office:value-type="string" calcext:value-type="string">
            <text:p>Agropecuária Pau Brasil Ltda</text:p>
            <text:p>Clemente Duarte Ferreira</text:p>
            <text:p>CPF: 009.507.346-91</text:p>
          </table:table-cell>
          <table:table-cell table:style-name="ce24" office:value-type="string" calcext:value-type="string">
            <text:p>Fazenda Esmeralda</text:p>
          </table:table-cell>
          <table:table-cell table:style-name="ce83" office:value-type="float" office:value="16" calcext:value-type="float">
            <text:p>16</text:p>
          </table:table-cell>
          <table:table-cell table:style-name="ce100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8/08 a 26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ila Bela da Santíssima Trindade</text:p>
          </table:table-cell>
          <table:table-cell table:style-name="ce23" office:value-type="string" calcext:value-type="string">
            <text:p>Agropecuária Pessoê Ltda</text:p>
            <text:p>Bento Ferraz Pacheco</text:p>
            <text:p>CPF: 116.016.639-00</text:p>
            <text:p>CNPJ: 03.520.991/0001-21</text:p>
          </table:table-cell>
          <table:table-cell table:style-name="ce23" office:value-type="string" calcext:value-type="string">
            <text:p>Agropecuária Pessoê Ltda</text:p>
            <text:p>Bento Ferraz Pacheco</text:p>
            <text:p>CPF: 116.016.639-00</text:p>
            <text:p>CNPJ: 03.520.991/0001-21</text:p>
          </table:table-cell>
          <table:table-cell table:style-name="ce24" office:value-type="string" calcext:value-type="string">
            <text:p>Fazenda Santa Cruz</text:p>
          </table:table-cell>
          <table:table-cell table:style-name="ce83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Altamira</text:p>
          </table:table-cell>
          <table:table-cell table:style-name="ce23" office:value-type="string" calcext:value-type="string">
            <text:p>Aldimir Lima Nunes (Vulgo Branquinho)</text:p>
            <text:p>CEI: 50.008.53663-86</text:p>
            <text:p>Francisco Sérgio da Silva Siqueira</text:p>
            <text:p>CPF: 141.598.303-82</text:p>
          </table:table-cell>
          <table:table-cell table:style-name="ce23" office:value-type="string" calcext:value-type="string">
            <text:p>Aldimir Lima Nunes (Vulgo Branquinho)</text:p>
            <text:p>CEI: 50.008.53663-86</text:p>
            <text:p>Francisco Sérgio da Silva Siqueira</text:p>
            <text:p>CPF: 141.598.303-82</text:p>
          </table:table-cell>
          <table:table-cell table:style-name="ce24" office:value-type="string" calcext:value-type="string">
            <text:p>Fazenda Lagoa das Vacas</text:p>
          </table:table-cell>
          <table:table-cell table:style-name="ce83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9/12 a 13/1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anarana</text:p>
          </table:table-cell>
          <table:table-cell table:style-name="ce23" office:value-type="string" calcext:value-type="string">
            <text:p>Aldo Pedreschi</text:p>
            <text:p>CPF: 015.279.598-72-RG: 1.975.014 SSP/SP</text:p>
          </table:table-cell>
          <table:table-cell table:style-name="ce23" office:value-type="string" calcext:value-type="string">
            <text:p>Aldo Pedreschi</text:p>
            <text:p>CPF: 015.279.598-72-RG: 1.975.014 SSP/SP</text:p>
          </table:table-cell>
          <table:table-cell table:style-name="ce24" office:value-type="string" calcext:value-type="string">
            <text:p>Fazenda Três Rios</text:p>
          </table:table-cell>
          <table:table-cell table:style-name="ce8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03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23" office:value-type="string" calcext:value-type="string">
            <text:p>Alexandre Luciano dos Santos</text:p>
            <text:p>CPF: 032.118.601-00</text:p>
          </table:table-cell>
          <table:table-cell table:style-name="ce23" office:value-type="string" calcext:value-type="string">
            <text:p>Alexandre Luciano dos Santos</text:p>
            <text:p>CPF: 032.118.601-00</text:p>
          </table:table-cell>
          <table:table-cell table:style-name="ce24" office:value-type="string" calcext:value-type="string">
            <text:p>Fazenda Rancho da Prata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Alfrides José Bauer</text:p>
            <text:p>CPF: 421.436.839-87</text:p>
          </table:table-cell>
          <table:table-cell table:style-name="ce23" office:value-type="string" calcext:value-type="string">
            <text:p>Alfrides José Bauer</text:p>
            <text:p>CPF: 421.436.839-87</text:p>
          </table:table-cell>
          <table:table-cell table:style-name="ce24" office:value-type="string" calcext:value-type="string">
            <text:p>Fazenda Vale do Sol</text:p>
          </table:table-cell>
          <table:table-cell table:style-name="ce83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6 a 05/07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Senador La Rocque</text:p>
          </table:table-cell>
          <table:table-cell table:style-name="ce23" office:value-type="string" calcext:value-type="string">
            <text:p>Almir Simões Vieira</text:p>
            <text:p>CPF: 002.518.445-87</text:p>
          </table:table-cell>
          <table:table-cell table:style-name="ce23" office:value-type="string" calcext:value-type="string">
            <text:p>Almir Simões Vieira</text:p>
            <text:p>CPF: 002.518.445-87</text:p>
          </table:table-cell>
          <table:table-cell table:style-name="ce24" office:value-type="string" calcext:value-type="string">
            <text:p>Fazendas Reunidas Monte Castelo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11 a 04/1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reu Branco</text:p>
          </table:table-cell>
          <table:table-cell table:style-name="ce23" office:value-type="string" calcext:value-type="string">
            <text:p>Aloísio Alves de Souza</text:p>
            <text:p>CPF: 054.909.523-34</text:p>
          </table:table-cell>
          <table:table-cell table:style-name="ce23" office:value-type="string" calcext:value-type="string">
            <text:p>Aloísio Alves de Souza</text:p>
            <text:p>CPF: 054.909.523-34</text:p>
          </table:table-cell>
          <table:table-cell table:style-name="ce24" office:value-type="string" calcext:value-type="string">
            <text:p>Fazenda Nossa Senhora Aparecida</text:p>
          </table:table-cell>
          <table:table-cell table:style-name="ce83"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08 a 22/08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Aloísio Vieira de Melo</text:p>
            <text:p>CPF: 027.831.264-00</text:p>
          </table:table-cell>
          <table:table-cell table:style-name="ce23" office:value-type="string" calcext:value-type="string">
            <text:p>Aloísio Vieira de Melo</text:p>
            <text:p>CPF: 027.831.264-00</text:p>
          </table:table-cell>
          <table:table-cell table:style-name="ce23" office:value-type="string" calcext:value-type="string">
            <text:p>Fazenda Recanto do Araguaia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8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Alsoni José Malinski</text:p>
            <text:p>CPF: 008.369.312-20</text:p>
          </table:table-cell>
          <table:table-cell table:style-name="ce23" office:value-type="string" calcext:value-type="string">
            <text:p>Alsoni José Malinski</text:p>
            <text:p>CPF: 008.369.312-20</text:p>
          </table:table-cell>
          <table:table-cell table:style-name="ce24" office:value-type="string" calcext:value-type="string">
            <text:p>Fazenda Cajazeira</text:p>
          </table:table-cell>
          <table:table-cell table:style-name="ce83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08 a 05/08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Araruama</text:p>
          </table:table-cell>
          <table:table-cell table:style-name="ce23" office:value-type="string" calcext:value-type="string">
            <text:p>Aluizio Siqueira</text:p>
            <text:p>CPF: 016.196.597-00</text:p>
          </table:table-cell>
          <table:table-cell table:style-name="ce23" office:value-type="string" calcext:value-type="string">
            <text:p>Aluizio Siqueira</text:p>
            <text:p>CPF: 016.196.597-00</text:p>
          </table:table-cell>
          <table:table-cell table:style-name="ce24" office:value-type="string" calcext:value-type="string">
            <text:p>Fazenda Soubara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9 a 28/09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Vila Rica</text:p>
          </table:table-cell>
          <table:table-cell table:style-name="ce23" office:value-type="string" calcext:value-type="string">
            <text:p>André Bernardino Bezerra de Araújo</text:p>
            <text:p>CPF: 793.293.904-63/CEI: 50.011.12752-80</text:p>
          </table:table-cell>
          <table:table-cell table:style-name="ce23" office:value-type="string" calcext:value-type="string">
            <text:p>André Bernardino Bezerra de Araújo</text:p>
            <text:p>CPF: 793.293.904-63/CEI: 50.011.12752-80</text:p>
          </table:table-cell>
          <table:table-cell table:style-name="ce24" office:value-type="string" calcext:value-type="string">
            <text:p>Fazenda Jataúba</text:p>
          </table:table-cell>
          <table:table-cell table:style-name="ce8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Andrey de Barros Silva</text:p>
            <text:p>CPF: 784.397.441-33/CEI: 50.008.49154-80</text:p>
          </table:table-cell>
          <table:table-cell table:style-name="ce23" office:value-type="string" calcext:value-type="string">
            <text:p>Andrey de Barros Silva</text:p>
            <text:p>CPF: 784.397.441-33/CEI: 50.008.49154-80</text:p>
          </table:table-cell>
          <table:table-cell table:style-name="ce24" office:value-type="string" calcext:value-type="string">
            <text:p>Fazenda Nossa Senhora de Fátima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2 a 28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Água Azul Do Norte</text:p>
          </table:table-cell>
          <table:table-cell table:style-name="ce23" office:value-type="string" calcext:value-type="string">
            <text:p>Antônio Barbosa de Melo</text:p>
            <text:p>CEI: 12098000288-7</text:p>
          </table:table-cell>
          <table:table-cell table:style-name="ce23" office:value-type="string" calcext:value-type="string">
            <text:p>Antônio Barbosa de Melo</text:p>
            <text:p>CEI: 12098000288-7</text:p>
          </table:table-cell>
          <table:table-cell table:style-name="ce24" office:value-type="string" calcext:value-type="string">
            <text:p>Fazenda Alvorada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7/05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Antônio Henrique Pinto</text:p>
            <text:p>CPF: 087.016.878-91/CEI: 50.004.44660-82</text:p>
          </table:table-cell>
          <table:table-cell table:style-name="ce23" office:value-type="string" calcext:value-type="string">
            <text:p>Antônio Henrique Pinto</text:p>
            <text:p>CPF: 087.016.878-91/CEI: 50.004.44660-82</text:p>
          </table:table-cell>
          <table:table-cell table:style-name="ce24" office:value-type="string" calcext:value-type="string">
            <text:p>Fazenda Vitória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Antônio Teixeira Silva</text:p>
            <text:p>CPF: 189.349.861-15 </text:p>
          </table:table-cell>
          <table:table-cell table:style-name="ce23" office:value-type="string" calcext:value-type="string">
            <text:p>Antônio Teixeira Silva</text:p>
            <text:p>CPF: 189.349.861-15 </text:p>
          </table:table-cell>
          <table:table-cell table:style-name="ce24" office:value-type="string" calcext:value-type="string">
            <text:p>Fazenda Ouro Grosso</text:p>
          </table:table-cell>
          <table:table-cell table:style-name="ce83" office:value-type="float" office:value="29" calcext:value-type="float">
            <text:p>29</text:p>
          </table:table-cell>
          <table:table-cell table:number-columns-repeated="1016"/>
        </table:table-row>
        <table:table-row table:style-name="ro6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07 a 05/07</text:p>
          </table:table-cell>
          <table:table-cell table:style-name="ce47" office:value-type="string" calcext:value-type="string">
            <text:p>RO</text:p>
          </table:table-cell>
          <table:table-cell table:style-name="ce47" office:value-type="string" calcext:value-type="string">
            <text:p>Cerejeiras</text:p>
          </table:table-cell>
          <table:table-cell table:style-name="ce23" office:value-type="string" calcext:value-type="string">
            <text:p>Braunilino Basílio Maia Filho (Comodatário)</text:p>
            <text:p>CPF: 013.162.738-49</text:p>
            <text:p>Joaquim Romero Fontes</text:p>
            <text:p>(Comodante)</text:p>
            <text:p>CPF: 002.756.119-49/CEI: 50.00803389.94</text:p>
          </table:table-cell>
          <table:table-cell table:style-name="ce23" office:value-type="string" calcext:value-type="string">
            <text:p>Braunilino Basílio Maia Filho (Comodatário)</text:p>
            <text:p>CPF: 013.162.738-49</text:p>
            <text:p>Joaquim Romero Fontes</text:p>
            <text:p>(Comodante)</text:p>
            <text:p>CPF: 002.756.119-49/CEI: 50.00803389.94</text:p>
          </table:table-cell>
          <table:table-cell table:style-name="ce24" office:value-type="string" calcext:value-type="string">
            <text:p>Fazenda Livramento</text:p>
          </table:table-cell>
          <table:table-cell table:style-name="ce83"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2 a 15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Curionópolis</text:p>
          </table:table-cell>
          <table:table-cell table:style-name="ce23" office:value-type="string" calcext:value-type="string">
            <text:p>Carlos Gilberto de Oliveira Barreto</text:p>
            <text:p>CPF: 061.129.601-25</text:p>
          </table:table-cell>
          <table:table-cell table:style-name="ce23" office:value-type="string" calcext:value-type="string">
            <text:p>Carlos Gilberto de Oliveira Barreto</text:p>
            <text:p>CPF: 061.129.601-25</text:p>
          </table:table-cell>
          <table:table-cell table:style-name="ce24" office:value-type="string" calcext:value-type="string">
            <text:p>Fazenda Olivence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1016"/>
        </table:table-row>
        <table:table-row table:style-name="ro6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8 a 05/09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Luis Eduardo Magalhães</text:p>
          </table:table-cell>
          <table:table-cell table:style-name="ce23" office:value-type="string" calcext:value-type="string">
            <text:p>CEI: 50.005.71580-83</text:p>
            <text:p>André Gomes Ribas</text:p>
            <text:p>CPF: 386.649.330-49</text:p>
            <text:p>Constantino de Oliveira</text:p>
            <text:p>CPF: 004.694.756-86</text:p>
          </table:table-cell>
          <table:table-cell table:style-name="ce23" office:value-type="string" calcext:value-type="string">
            <text:p>CEI: 50.005.71580-83</text:p>
            <text:p>André Gomes Ribas</text:p>
            <text:p>CPF: 386.649.330-49</text:p>
            <text:p>Constantino de Oliveira</text:p>
            <text:p>CPF: 004.694.756-86</text:p>
          </table:table-cell>
          <table:table-cell table:style-name="ce24" office:value-type="string" calcext:value-type="string">
            <text:p>Fazenda Tabuleiro</text:p>
            <text:p>(Faz. Agrícola Tabuleiro)</text:p>
          </table:table-cell>
          <table:table-cell table:style-name="ce82" office:value-type="float" office:value="259" calcext:value-type="float">
            <text:p>25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Itupiranga</text:p>
          </table:table-cell>
          <table:table-cell table:style-name="ce23" office:value-type="string" calcext:value-type="string">
            <text:p>Célio Ribeiro da Cunha</text:p>
            <text:p>CPF: 001.924.568-81/CEI: 3338001141-00</text:p>
          </table:table-cell>
          <table:table-cell table:style-name="ce23" office:value-type="string" calcext:value-type="string">
            <text:p>Célio Ribeiro da Cunha</text:p>
            <text:p>CPF: 001.924.568-81/CEI: 3338001141-00</text:p>
          </table:table-cell>
          <table:table-cell table:style-name="ce24" office:value-type="string" calcext:value-type="string">
            <text:p>Fazenda Nossa Senhora de Fátima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1/07 a 31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Eldorado dos Carajás</text:p>
          </table:table-cell>
          <table:table-cell table:style-name="ce23" office:value-type="string" calcext:value-type="string">
            <text:p>Celso Chuquiat Mutran</text:p>
            <text:p>CPF: 001.659.052-04</text:p>
          </table:table-cell>
          <table:table-cell table:style-name="ce23" office:value-type="string" calcext:value-type="string">
            <text:p>Celso Chuquiat Mutran</text:p>
            <text:p>CPF: 001.659.052-04</text:p>
          </table:table-cell>
          <table:table-cell table:style-name="ce24" office:value-type="string" calcext:value-type="string">
            <text:p>Fazenda Baguá</text:p>
          </table:table-cell>
          <table:table-cell table:style-name="ce82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Cleuberto José de Lima</text:p>
            <text:p>CPF: 360.067.851-53</text:p>
          </table:table-cell>
          <table:table-cell table:style-name="ce23" office:value-type="string" calcext:value-type="string">
            <text:p>Cleuberto José de Lima</text:p>
            <text:p>CPF: 360.067.851-53</text:p>
          </table:table-cell>
          <table:table-cell table:style-name="ce24" office:value-type="string" calcext:value-type="string">
            <text:p>Fazenda Serra Azul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30/05</text:p>
          </table:table-cell>
          <table:table-cell table:style-name="ce47" office:value-type="string" calcext:value-type="string">
            <text:p>RJ</text:p>
          </table:table-cell>
          <table:table-cell table:style-name="ce53" office:value-type="string" calcext:value-type="string">
            <text:p>Campos Dos Goytacazes</text:p>
          </table:table-cell>
          <table:table-cell table:number-columns-repeated="2" table:style-name="ce23" office:value-type="string" calcext:value-type="string">
            <text:p>CNPJ: 02.907.458/0003-16</text:p>
          </table:table-cell>
          <table:table-cell table:style-name="ce24" office:value-type="string" calcext:value-type="string">
            <text:p>EMAC – Empresa Agrícola Central Ltda.</text:p>
            <text:p>(Usina Sta. Cruz – Grupo J. Pessoa de Queiroz)</text:p>
          </table:table-cell>
          <table:table-cell table:style-name="ce82" office:value-type="float" office:value="156" calcext:value-type="float">
            <text:p>15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01/08 a 05/08</text:p>
          </table:table-cell>
          <table:table-cell table:style-name="ce46" office:value-type="string" calcext:value-type="string">
            <text:p>RJ</text:p>
          </table:table-cell>
          <table:table-cell table:style-name="ce52" office:value-type="string" calcext:value-type="string">
            <text:p>Campos Dos Goytacazes</text:p>
          </table:table-cell>
          <table:table-cell table:number-columns-repeated="2" table:style-name="ce23" office:value-type="string" calcext:value-type="string">
            <text:p>CNPJ: 28.964.487/0001-99 </text:p>
          </table:table-cell>
          <table:table-cell table:style-name="ce23" office:value-type="string" calcext:value-type="string">
            <text:p>Cia. Açucareira Cupim</text:p>
            <text:p>(Grupo Othon)</text:p>
          </table:table-cell>
          <table:table-cell table:style-name="ce82"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6/05 a 30/05</text:p>
          </table:table-cell>
          <table:table-cell table:style-name="ce46" office:value-type="string" calcext:value-type="string">
            <text:p>RJ</text:p>
          </table:table-cell>
          <table:table-cell table:style-name="ce52" office:value-type="string" calcext:value-type="string">
            <text:p>Campos Dos Goytacazes</text:p>
          </table:table-cell>
          <table:table-cell table:style-name="ce23" office:value-type="string" calcext:value-type="string">
            <text:p>CNPJ: 28.964.487/0001-99 (Cupim)</text:p>
            <text:p>CNPJ: 33.320.003/0001-61 (Barcelos)</text:p>
          </table:table-cell>
          <table:table-cell table:style-name="ce23" office:value-type="string" calcext:value-type="string">
            <text:p>CNPJ: 28.964.487/0001-99 (Cupim)</text:p>
            <text:p>CNPJ: 33.320.003/0001-61 (Barcelos)</text:p>
          </table:table-cell>
          <table:table-cell table:style-name="ce23" office:value-type="string" calcext:value-type="string">
            <text:p>Usinas Cupim, Barcelos e Carapebus</text:p>
            <text:p>(Grupo Othon)</text:p>
          </table:table-cell>
          <table:table-cell table:style-name="ce82" office:value-type="float" office:value="108" calcext:value-type="float">
            <text:p>10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01/08 a 05/08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Valença </text:p>
          </table:table-cell>
          <table:table-cell table:number-columns-repeated="2" table:style-name="ce23" office:value-type="string" calcext:value-type="string">
            <text:p>CNPJ: 33.010.729/0001-06</text:p>
          </table:table-cell>
          <table:table-cell table:style-name="ce23" office:value-type="string" calcext:value-type="string">
            <text:p>INAGRO – Agricultura e Pecuária S/A</text:p>
            <text:p>Fazenda São Fernando</text:p>
          </table:table-cell>
          <table:table-cell table:style-name="ce82" office:value-type="float" office:value="25" calcext:value-type="float">
            <text:p>25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07 a 04/07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Cabo Frio</text:p>
          </table:table-cell>
          <table:table-cell table:number-columns-repeated="2" table:style-name="ce24" office:value-type="string" calcext:value-type="string">
            <text:p>CNPJ: 42.465.500/0002-20</text:p>
          </table:table-cell>
          <table:table-cell table:style-name="ce24" office:value-type="string" calcext:value-type="string">
            <text:p>Fontes Agropecuária S/A - AGRISA</text:p>
          </table:table-cell>
          <table:table-cell table:style-name="ce83" office:value-type="float" office:value="64" calcext:value-type="float">
            <text:p>64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2/02 a 14/0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orriso</text:p>
          </table:table-cell>
          <table:table-cell table:style-name="ce24" office:value-type="string" calcext:value-type="string">
            <text:p>Darcy Getúlio Ferrarin</text:p>
            <text:p>CPF 061.670.120-91</text:p>
            <text:p>CEI 10.1440.0488-85</text:p>
          </table:table-cell>
          <table:table-cell table:style-name="ce24" office:value-type="string" calcext:value-type="string">
            <text:p>Darcy Getúlio Ferrarin</text:p>
            <text:p>CPF 061.670.120-91</text:p>
            <text:p>CEI 10.1440.0488-85</text:p>
          </table:table-cell>
          <table:table-cell table:style-name="ce23" office:value-type="string" calcext:value-type="string">
            <text:p>Fazenda Santa Maria da Amazônia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4 a 10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Delvar Amâncio de Araújo</text:p>
            <text:p>CPF: 037.678.766-04/CEI: 338300172981</text:p>
          </table:table-cell>
          <table:table-cell table:style-name="ce23" office:value-type="string" calcext:value-type="string">
            <text:p>Delvar Amâncio de Araújo</text:p>
            <text:p>CPF: 037.678.766-04/CEI: 338300172981</text:p>
          </table:table-cell>
          <table:table-cell table:style-name="ce23" office:value-type="string" calcext:value-type="string">
            <text:p>Fazenda Ponta da Serra</text:p>
          </table:table-cell>
          <table:table-cell table:style-name="ce82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2/09 a 07/09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hupinguaia</text:p>
          </table:table-cell>
          <table:table-cell table:style-name="ce23" office:value-type="string" calcext:value-type="string">
            <text:p>Denes Gouveia Dalafini e outros</text:p>
            <text:p>CPF: 277.995.061-72</text:p>
          </table:table-cell>
          <table:table-cell table:style-name="ce23" office:value-type="string" calcext:value-type="string">
            <text:p>Denes Gouveia Dalafini e outros</text:p>
            <text:p>CPF: 277.995.061-72</text:p>
          </table:table-cell>
          <table:table-cell table:style-name="ce24" office:value-type="string" calcext:value-type="string">
            <text:p>Fazenda Modelo</text:p>
          </table:table-cell>
          <table:table-cell table:style-name="ce83" office:value-type="float" office:value="128" calcext:value-type="float">
            <text:p>12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5/08 a 03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23" office:value-type="string" calcext:value-type="string">
            <text:p>Deroni de Souza</text:p>
            <text:p>CPF: 082.672.787-53</text:p>
          </table:table-cell>
          <table:table-cell table:style-name="ce23" office:value-type="string" calcext:value-type="string">
            <text:p>Deroni de Souza</text:p>
            <text:p>CPF: 082.672.787-53</text:p>
          </table:table-cell>
          <table:table-cell table:style-name="ce24" office:value-type="string" calcext:value-type="string">
            <text:p>Fazenda Baixa Verde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9 a 28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onfresa</text:p>
          </table:table-cell>
          <table:table-cell table:style-name="ce23" office:value-type="string" calcext:value-type="string">
            <text:p>Destilaria Gameleira S/A</text:p>
            <text:p>CNPJ: 43.482.819/0001-45</text:p>
          </table:table-cell>
          <table:table-cell table:style-name="ce23" office:value-type="string" calcext:value-type="string">
            <text:p>Destilaria Gameleira S/A</text:p>
            <text:p>CNPJ: 43.482.819/0001-45</text:p>
          </table:table-cell>
          <table:table-cell table:style-name="ce24" office:value-type="string" calcext:value-type="string">
            <text:p>Fazenda Gameleira</text:p>
          </table:table-cell>
          <table:table-cell table:style-name="ce83" office:value-type="float" office:value="272" calcext:value-type="float">
            <text:p>27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08 a 22/08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Bandeirantes Do Tocantins</text:p>
          </table:table-cell>
          <table:table-cell table:style-name="ce23" office:value-type="string" calcext:value-type="string">
            <text:p>Edgar José Guerra</text:p>
            <text:p>CPF: 002.664.851-20</text:p>
          </table:table-cell>
          <table:table-cell table:style-name="ce23" office:value-type="string" calcext:value-type="string">
            <text:p>Edgar José Guerra</text:p>
            <text:p>CPF: 002.664.851-20</text:p>
          </table:table-cell>
          <table:table-cell table:style-name="ce24" office:value-type="string" calcext:value-type="string">
            <text:p>Fazenda São José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 /08 a 24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antana Do Araguaia</text:p>
          </table:table-cell>
          <table:table-cell table:style-name="ce23" office:value-type="string" calcext:value-type="string">
            <text:p>Edmilson Dantas de Santana</text:p>
            <text:p>CPF: 245.934.271-34</text:p>
            <text:p>CNPJ: 00.614.548/0001-21</text:p>
          </table:table-cell>
          <table:table-cell table:style-name="ce23" office:value-type="string" calcext:value-type="string">
            <text:p>Edmilson Dantas de Santana</text:p>
            <text:p>CPF: 245.934.271-34</text:p>
            <text:p>CNPJ: 00.614.548/0001-21</text:p>
          </table:table-cell>
          <table:table-cell table:style-name="ce24" office:value-type="string" calcext:value-type="string">
            <text:p>Empreiteira Dantas</text:p>
          </table:table-cell>
          <table:table-cell table:style-name="ce83" office:value-type="float" office:value="107" calcext:value-type="float">
            <text:p>10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Edmilson Henrique de Arruda</text:p>
            <text:p>CPF: 103.751.042-91 </text:p>
          </table:table-cell>
          <table:table-cell table:style-name="ce23" office:value-type="string" calcext:value-type="string">
            <text:p>Edmilson Henrique de Arruda</text:p>
            <text:p>CPF: 103.751.042-91 </text:p>
          </table:table-cell>
          <table:table-cell table:style-name="ce24" office:value-type="string" calcext:value-type="string">
            <text:p>Fazenda Muriçoca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Elivânio Luiz de Sousa</text:p>
            <text:p>CPF: 904.619.911-87</text:p>
          </table:table-cell>
          <table:table-cell table:style-name="ce23" office:value-type="string" calcext:value-type="string">
            <text:p>Elivânio Luiz de Sousa</text:p>
            <text:p>CPF: 904.619.911-87</text:p>
          </table:table-cell>
          <table:table-cell table:style-name="ce24" office:value-type="string" calcext:value-type="string">
            <text:p>Fazenda Monte Alegre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Elizeu F. de Oliveira</text:p>
            <text:p>CEI: 50.009.17630-88</text:p>
          </table:table-cell>
          <table:table-cell table:style-name="ce23" office:value-type="string" calcext:value-type="string">
            <text:p>Elizeu F. de Oliveira</text:p>
            <text:p>CEI: 50.009.17630-88</text:p>
          </table:table-cell>
          <table:table-cell table:style-name="ce24" office:value-type="string" calcext:value-type="string">
            <text:p>Fazenda Mineirão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4 a 10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Euclebe Roberto Vessoni</text:p>
            <text:p>CPF: 300.067.758-53</text:p>
          </table:table-cell>
          <table:table-cell table:style-name="ce23" office:value-type="string" calcext:value-type="string">
            <text:p>Euclebe Roberto Vessoni</text:p>
            <text:p>CPF: 300.067.758-53</text:p>
          </table:table-cell>
          <table:table-cell table:style-name="ce24" office:value-type="string" calcext:value-type="string">
            <text:p>Fazenda Ponta de Pedra</text:p>
          </table:table-cell>
          <table:table-cell table:style-name="ce83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8/10 a 19/10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São Desidério</text:p>
          </table:table-cell>
          <table:table-cell table:style-name="ce23" office:value-type="string" calcext:value-type="string">
            <text:p>Eustáquio da Silveira Chagas</text:p>
            <text:p>CPF: 125.970.586-20/CEI: 31.81000.485-89</text:p>
          </table:table-cell>
          <table:table-cell table:style-name="ce23" office:value-type="string" calcext:value-type="string">
            <text:p>Eustáquio da Silveira Chagas</text:p>
            <text:p>CPF: 125.970.586-20/CEI: 31.81000.485-89</text:p>
          </table:table-cell>
          <table:table-cell table:style-name="ce24" office:value-type="string" calcext:value-type="string">
            <text:p>Fazenda Laranjeiras</text:p>
          </table:table-cell>
          <table:table-cell table:style-name="ce83"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Evander Antônio Martins</text:p>
            <text:p>CPF: 060.127.101-78</text:p>
          </table:table-cell>
          <table:table-cell table:style-name="ce23" office:value-type="string" calcext:value-type="string">
            <text:p>Evander Antônio Martins</text:p>
            <text:p>CPF: 060.127.101-78</text:p>
          </table:table-cell>
          <table:table-cell table:style-name="ce24" office:value-type="string" calcext:value-type="string">
            <text:p>Fazenda Jovelina</text:p>
          </table:table-cell>
          <table:table-cell table:style-name="ce83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12 a 1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23" office:value-type="string" calcext:value-type="string">
            <text:p>Fernando Dellacqua</text:p>
            <text:p>CPF: 035.973.507-04</text:p>
            <text:p>José Roberto Dellacqua</text:p>
            <text:p>CPF:  243.562.557-04</text:p>
          </table:table-cell>
          <table:table-cell table:style-name="ce23" office:value-type="string" calcext:value-type="string">
            <text:p>Fernando Dellacqua</text:p>
            <text:p>CPF: 035.973.507-04</text:p>
            <text:p>José Roberto Dellacqua</text:p>
            <text:p>CPF:  243.562.557-04</text:p>
          </table:table-cell>
          <table:table-cell table:style-name="ce24" office:value-type="string" calcext:value-type="string">
            <text:p>Fazenda Baunilha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4/09 a 05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Novo Repartimento</text:p>
          </table:table-cell>
          <table:table-cell table:style-name="ce23" office:value-type="string" calcext:value-type="string">
            <text:p>Fernando Luiz dos Santos</text:p>
            <text:p>CPF: 618.612.191-72</text:p>
            <text:p>Fausto Almeida dos Santos</text:p>
            <text:p>CPF: 823.820.001-63</text:p>
          </table:table-cell>
          <table:table-cell table:style-name="ce23" office:value-type="string" calcext:value-type="string">
            <text:p>Fernando Luiz dos Santos</text:p>
            <text:p>CPF: 618.612.191-72</text:p>
            <text:p>Fausto Almeida dos Santos</text:p>
            <text:p>CPF: 823.820.001-63</text:p>
          </table:table-cell>
          <table:table-cell table:style-name="ce24" office:value-type="string" calcext:value-type="string">
            <text:p>Fazenda do Rio Preto</text:p>
            <text:p>(do Osmar Barbudo)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9 a 28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anta Terezinha</text:p>
          </table:table-cell>
          <table:table-cell table:style-name="ce23" office:value-type="string" calcext:value-type="string">
            <text:p>Francisco Barbacena da Silva</text:p>
            <text:p>CPF: 271.168.591-87</text:p>
          </table:table-cell>
          <table:table-cell table:style-name="ce23" office:value-type="string" calcext:value-type="string">
            <text:p>Francisco Barbacena da Silva</text:p>
            <text:p>CPF: 271.168.591-87</text:p>
          </table:table-cell>
          <table:table-cell table:style-name="ce24" office:value-type="string" calcext:value-type="string">
            <text:p>Fazenda Mata Verd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9 a 10/10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Xinguara</text:p>
          </table:table-cell>
          <table:table-cell table:style-name="ce23" office:value-type="string" calcext:value-type="string">
            <text:p>Francisco Jerônimo da Silva</text:p>
            <text:p>CPF: 013.794.961-87/CEI: 5000777000-85</text:p>
          </table:table-cell>
          <table:table-cell table:style-name="ce23" office:value-type="string" calcext:value-type="string">
            <text:p>Francisco Jerônimo da Silva</text:p>
            <text:p>CPF: 013.794.961-87/CEI: 5000777000-85</text:p>
          </table:table-cell>
          <table:table-cell table:style-name="ce24" office:value-type="string" calcext:value-type="string">
            <text:p>Fazenda Flor da Mata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08 a 22/08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Bandeirantes Do Tocantins</text:p>
          </table:table-cell>
          <table:table-cell table:style-name="ce23" office:value-type="string" calcext:value-type="string">
            <text:p>Francisco Rodrigues Canedo</text:p>
            <text:p>CPF: 136.242.371-87</text:p>
          </table:table-cell>
          <table:table-cell table:style-name="ce23" office:value-type="string" calcext:value-type="string">
            <text:p>Francisco Rodrigues Canedo</text:p>
            <text:p>CPF: 136.242.371-87</text:p>
          </table:table-cell>
          <table:table-cell table:style-name="ce24" office:value-type="string" calcext:value-type="string">
            <text:p>Fazenda Cantão</text:p>
          </table:table-cell>
          <table:table-cell table:style-name="ce83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10 a 13/1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4" office:value-type="string" calcext:value-type="string">
            <text:p>Francisco Verinaldo Sales</text:p>
            <text:p>CPF: 008.812.938-14/CEI: 5001195958-80</text:p>
          </table:table-cell>
          <table:table-cell table:style-name="ce24" office:value-type="string" calcext:value-type="string">
            <text:p>Francisco Verinaldo Sales</text:p>
            <text:p>CPF: 008.812.938-14/CEI: 5001195958-80</text:p>
          </table:table-cell>
          <table:table-cell table:style-name="ce24" office:value-type="string" calcext:value-type="string">
            <text:p>Fazenda Meu Xodó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12/08 a 22/08</text:p>
          </table:table-cell>
          <table:table-cell table:style-name="ce46" office:value-type="string" calcext:value-type="string">
            <text:p>TO</text:p>
          </table:table-cell>
          <table:table-cell table:style-name="ce52" office:value-type="string" calcext:value-type="string">
            <text:p>Darcinópolis</text:p>
          </table:table-cell>
          <table:table-cell table:style-name="ce23" office:value-type="string" calcext:value-type="string">
            <text:p>Gerson Joaquim Machado</text:p>
            <text:p>CPF: 212.461.651-04</text:p>
          </table:table-cell>
          <table:table-cell table:style-name="ce23" office:value-type="string" calcext:value-type="string">
            <text:p>Gerson Joaquim Machado</text:p>
            <text:p>CPF: 212.461.651-04</text:p>
          </table:table-cell>
          <table:table-cell table:style-name="ce23" office:value-type="string" calcext:value-type="string">
            <text:p>Fazenda São Mariano III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Gladistone A. Dallan</text:p>
            <text:p>CEI: 50.006.52302-85</text:p>
          </table:table-cell>
          <table:table-cell table:style-name="ce23" office:value-type="string" calcext:value-type="string">
            <text:p>Gladistone A. Dallan</text:p>
            <text:p>CEI: 50.006.52302-85</text:p>
          </table:table-cell>
          <table:table-cell table:style-name="ce24" office:value-type="string" calcext:value-type="string">
            <text:p>Fazenda Mosquito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number-columns-repeated="2" table:style-name="ce23" office:value-type="string" calcext:value-type="string">
            <text:p>Gurupi Participações S/C Ltda.</text:p>
          </table:table-cell>
          <table:table-cell table:style-name="ce24" office:value-type="string" calcext:value-type="string">
            <text:p>Fazenda Légua de Pedras</text:p>
          </table:table-cell>
          <table:table-cell table:style-name="ce83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Henrique Martins</text:p>
            <text:p>RG: 5.540.115 SSP/SP</text:p>
          </table:table-cell>
          <table:table-cell table:style-name="ce23" office:value-type="string" calcext:value-type="string">
            <text:p>Henrique Martins</text:p>
            <text:p>RG: 5.540.115 SSP/SP</text:p>
          </table:table-cell>
          <table:table-cell table:style-name="ce24" office:value-type="string" calcext:value-type="string">
            <text:p>Fazenda Água Preta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8 a 29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rejo Grande do Araguaia</text:p>
          </table:table-cell>
          <table:table-cell table:style-name="ce23" office:value-type="string" calcext:value-type="string">
            <text:p>Hercules Oliveira Riccioppo (Erquinho)</text:p>
            <text:p>CPF: 302.322.876-00</text:p>
          </table:table-cell>
          <table:table-cell table:style-name="ce23" office:value-type="string" calcext:value-type="string">
            <text:p>Hercules Oliveira Riccioppo (Erquinho)</text:p>
            <text:p>CPF: 302.322.876-00</text:p>
          </table:table-cell>
          <table:table-cell table:style-name="ce24" office:value-type="string" calcext:value-type="string">
            <text:p>Fazenda Roma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9 a 29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Itinga do Maranhão</text:p>
          </table:table-cell>
          <table:table-cell table:style-name="ce23" office:value-type="string" calcext:value-type="string">
            <text:p>Hildebrando Gonçalves dos Santos</text:p>
            <text:p>CPF: 012.478.243-49</text:p>
          </table:table-cell>
          <table:table-cell table:style-name="ce23" office:value-type="string" calcext:value-type="string">
            <text:p>Hildebrando Gonçalves dos Santos</text:p>
            <text:p>CPF: 012.478.243-49</text:p>
          </table:table-cell>
          <table:table-cell table:style-name="ce24" office:value-type="string" calcext:value-type="string">
            <text:p>Fazenda Nova Era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5/11 a 27/11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Campos Lindos</text:p>
          </table:table-cell>
          <table:table-cell table:style-name="ce23" office:value-type="string" calcext:value-type="string">
            <text:p>Iakov Kalungin</text:p>
            <text:p>CPF: 221.848.569-91</text:p>
          </table:table-cell>
          <table:table-cell table:style-name="ce23" office:value-type="string" calcext:value-type="string">
            <text:p>Iakov Kalungin</text:p>
            <text:p>CPF: 221.848.569-91</text:p>
          </table:table-cell>
          <table:table-cell table:style-name="ce24" office:value-type="string" calcext:value-type="string">
            <text:p>Fazenda São Simeão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11 a 10/11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Presidente Kennedy</text:p>
          </table:table-cell>
          <table:table-cell table:style-name="ce23" office:value-type="string" calcext:value-type="string">
            <text:p>Ivan Domingos Paghi</text:p>
            <text:p>CPF: 016.837.008-56</text:p>
          </table:table-cell>
          <table:table-cell table:style-name="ce23" office:value-type="string" calcext:value-type="string">
            <text:p>Ivan Domingos Paghi</text:p>
            <text:p>CPF: 016.837.008-56</text:p>
          </table:table-cell>
          <table:table-cell table:style-name="ce24" office:value-type="string" calcext:value-type="string">
            <text:p>Fazenda Itália I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4/07 a 30/07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orumbiara</text:p>
          </table:table-cell>
          <table:table-cell table:style-name="ce23" office:value-type="string" calcext:value-type="string">
            <text:p>Jair Correia</text:p>
            <text:p>CEI: 42.550.00016-87</text:p>
          </table:table-cell>
          <table:table-cell table:style-name="ce23" office:value-type="string" calcext:value-type="string">
            <text:p>Jair Correia</text:p>
            <text:p>CEI: 42.550.00016-87</text:p>
          </table:table-cell>
          <table:table-cell table:style-name="ce24" office:value-type="string" calcext:value-type="string">
            <text:p>Fazenda Três Irmãos</text:p>
            <text:p>(Agropecuária Três Irmãos)</text:p>
          </table:table-cell>
          <table:table-cell table:style-name="ce82"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erônimo Aparecido de Freitas</text:p>
            <text:p>CPF: 205.703.178-00</text:p>
          </table:table-cell>
          <table:table-cell table:style-name="ce23" office:value-type="string" calcext:value-type="string">
            <text:p>Jerônimo Aparecido de Freitas</text:p>
            <text:p>CPF: 205.703.178-00</text:p>
          </table:table-cell>
          <table:table-cell table:style-name="ce24" office:value-type="string" calcext:value-type="string">
            <text:p>Fazenda Meu Xodó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9 a 10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Água Azul Do Norte</text:p>
          </table:table-cell>
          <table:table-cell table:style-name="ce23" office:value-type="string" calcext:value-type="string">
            <text:p>Jesus Batista Ferreira</text:p>
            <text:p>CPF: 069.135.201-15/CEI: 50.011.23250-85</text:p>
          </table:table-cell>
          <table:table-cell table:style-name="ce23" office:value-type="string" calcext:value-type="string">
            <text:p>Jesus Batista Ferreira</text:p>
            <text:p>CPF: 069.135.201-15/CEI: 50.011.23250-85</text:p>
          </table:table-cell>
          <table:table-cell table:style-name="ce24" office:value-type="string" calcext:value-type="string">
            <text:p>Fazenda Franciscana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oão Antônio de Melo</text:p>
            <text:p>CPF: 120.527.286-00</text:p>
          </table:table-cell>
          <table:table-cell table:style-name="ce23" office:value-type="string" calcext:value-type="string">
            <text:p>João Antônio de Melo</text:p>
            <text:p>CPF: 120.527.286-00</text:p>
          </table:table-cell>
          <table:table-cell table:style-name="ce24" office:value-type="string" calcext:value-type="string">
            <text:p>Fazenda São Francisco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4 a 31/04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Barreiras</text:p>
          </table:table-cell>
          <table:table-cell table:style-name="ce23" office:value-type="string" calcext:value-type="string">
            <text:p>João Antônio Franciosi </text:p>
            <text:p>CPF: 391.632.610-49</text:p>
          </table:table-cell>
          <table:table-cell table:style-name="ce23" office:value-type="string" calcext:value-type="string">
            <text:p>João Antônio Franciosi </text:p>
            <text:p>CPF: 391.632.610-49</text:p>
          </table:table-cell>
          <table:table-cell table:style-name="ce24" office:value-type="string" calcext:value-type="string">
            <text:p>Fazenda Santo Antônio e Fazenda Cassol</text:p>
          </table:table-cell>
          <table:table-cell table:style-name="ce82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2 a 15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oão Batista Lopes</text:p>
            <text:p>CPF: 048.978.032-68</text:p>
          </table:table-cell>
          <table:table-cell table:style-name="ce23" office:value-type="string" calcext:value-type="string">
            <text:p>João Batista Lopes</text:p>
            <text:p>CPF: 048.978.032-68</text:p>
          </table:table-cell>
          <table:table-cell table:style-name="ce24" office:value-type="string" calcext:value-type="string">
            <text:p>Fazenda Lorena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Novo Repartimento</text:p>
          </table:table-cell>
          <table:table-cell table:style-name="ce23" office:value-type="string" calcext:value-type="string">
            <text:p>João Bosco Machado</text:p>
            <text:p>CPF: 103.513.615-53</text:p>
          </table:table-cell>
          <table:table-cell table:style-name="ce23" office:value-type="string" calcext:value-type="string">
            <text:p>João Bosco Machado</text:p>
            <text:p>CPF: 103.513.615-53</text:p>
          </table:table-cell>
          <table:table-cell table:style-name="ce24" office:value-type="string" calcext:value-type="string">
            <text:p>Fazenda Nossa Senhora Aparecida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1 a 13/0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edenção</text:p>
          </table:table-cell>
          <table:table-cell table:style-name="ce23" office:value-type="string" calcext:value-type="string">
            <text:p>João Geraldo Pereira</text:p>
            <text:p>Adenilson Rodrigues da Silva</text:p>
            <text:p>CPF: 469.607.241-04</text:p>
            <text:p>CEI: 50.007.55969.83</text:p>
          </table:table-cell>
          <table:table-cell table:style-name="ce23" office:value-type="string" calcext:value-type="string">
            <text:p>João Geraldo Pereira</text:p>
            <text:p>Adenilson Rodrigues da Silva</text:p>
            <text:p>CPF: 469.607.241-04</text:p>
            <text:p>CEI: 50.007.55969.83</text:p>
          </table:table-cell>
          <table:table-cell table:style-name="ce24" office:value-type="string" calcext:value-type="string">
            <text:p>Fazenda Guarapará/Santa Rosa</text:p>
          </table:table-cell>
          <table:table-cell table:style-name="ce82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8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Água Azul Do Norte</text:p>
          </table:table-cell>
          <table:table-cell table:style-name="ce23" office:value-type="string" calcext:value-type="string">
            <text:p>João Pereira Rocha</text:p>
            <text:p>CPF: 009.638.526-15/CEI: 33.830.00014-80</text:p>
          </table:table-cell>
          <table:table-cell table:style-name="ce23" office:value-type="string" calcext:value-type="string">
            <text:p>João Pereira Rocha</text:p>
            <text:p>CPF: 009.638.526-15/CEI: 33.830.00014-80</text:p>
          </table:table-cell>
          <table:table-cell table:style-name="ce24" office:value-type="string" calcext:value-type="string">
            <text:p>Fazenda Rolemaq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6/10 a 18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João Rodrigues Damascena</text:p>
            <text:p>CPF: 579.261.666-34</text:p>
          </table:table-cell>
          <table:table-cell table:style-name="ce23" office:value-type="string" calcext:value-type="string">
            <text:p>João Rodrigues Damascena</text:p>
            <text:p>CPF: 579.261.666-34</text:p>
          </table:table-cell>
          <table:table-cell table:style-name="ce24" office:value-type="string" calcext:value-type="string">
            <text:p>Fazenda Bela Vista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7/06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Joaquim da Faria Daflon</text:p>
            <text:p>CPF: 004.501.706-91</text:p>
          </table:table-cell>
          <table:table-cell table:style-name="ce23" office:value-type="string" calcext:value-type="string">
            <text:p>Joaquim da Faria Daflon</text:p>
            <text:p>CPF: 004.501.706-91</text:p>
          </table:table-cell>
          <table:table-cell table:style-name="ce24" office:value-type="string" calcext:value-type="string">
            <text:p>Fazenda Floresta</text:p>
          </table:table-cell>
          <table:table-cell table:style-name="ce83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9/05 a 02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Joaquim de Faria Daflon</text:p>
            <text:p>CPF: 004.501.706-91</text:p>
          </table:table-cell>
          <table:table-cell table:style-name="ce23" office:value-type="string" calcext:value-type="string">
            <text:p>Joaquim de Faria Daflon</text:p>
            <text:p>CPF: 004.501.706-91</text:p>
          </table:table-cell>
          <table:table-cell table:style-name="ce24" office:value-type="string" calcext:value-type="string">
            <text:p>Fazenda Castanhal</text:p>
          </table:table-cell>
          <table:table-cell table:style-name="ce83" office:value-type="float" office:value="72" calcext:value-type="float">
            <text:p>72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Itaporã do Tocantins </text:p>
          </table:table-cell>
          <table:table-cell table:number-columns-repeated="2" table:style-name="ce23" office:value-type="string" calcext:value-type="string">
            <text:p>Joaquim Oliveira da Silva</text:p>
          </table:table-cell>
          <table:table-cell table:style-name="ce24" office:value-type="string" calcext:value-type="string">
            <text:p>Fazenda Recreio</text:p>
          </table:table-cell>
          <table:table-cell table:style-name="ce83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4/09 a 05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orge Mutran Exportação e Importação Ltda.</text:p>
            <text:p>CNPJ: 04.797.569/0005-04</text:p>
          </table:table-cell>
          <table:table-cell table:style-name="ce23" office:value-type="string" calcext:value-type="string">
            <text:p>Jorge Mutran Exportação e Importação Ltda.</text:p>
            <text:p>CNPJ: 04.797.569/0005-04</text:p>
          </table:table-cell>
          <table:table-cell table:style-name="ce24" office:value-type="string" calcext:value-type="string">
            <text:p>Fazenda Cabaceiras</text:p>
          </table:table-cell>
          <table:table-cell table:style-name="ce83" office:value-type="float" office:value="41" calcext:value-type="float">
            <text:p>4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6 a 26/06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São Félix Do Araguaia</text:p>
          </table:table-cell>
          <table:table-cell table:style-name="ce23" office:value-type="string" calcext:value-type="string">
            <text:p>Jorge Sayed Picciani</text:p>
            <text:p>CPF: 409.566.527-00</text:p>
            <text:p>CNPJ: 15.255.383/0001-16</text:p>
          </table:table-cell>
          <table:table-cell table:style-name="ce23" office:value-type="string" calcext:value-type="string">
            <text:p>Jorge Sayed Picciani</text:p>
            <text:p>CPF: 409.566.527-00</text:p>
            <text:p>CNPJ: 15.255.383/0001-16</text:p>
          </table:table-cell>
          <table:table-cell table:style-name="ce24" office:value-type="string" calcext:value-type="string">
            <text:p>AGROVAS – Agropecuária Vale do Suiá S/A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Josafá Tavares Pimentel</text:p>
            <text:p>CPF: 454.254.851-15</text:p>
          </table:table-cell>
          <table:table-cell table:style-name="ce23" office:value-type="string" calcext:value-type="string">
            <text:p>Josafá Tavares Pimentel</text:p>
            <text:p>CPF: 454.254.851-15</text:p>
          </table:table-cell>
          <table:table-cell table:style-name="ce24" office:value-type="string" calcext:value-type="string">
            <text:p>Fazenda Maciel</text:p>
          </table:table-cell>
          <table:table-cell table:style-name="ce8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José Alves Ferreira</text:p>
            <text:p>CPF: 041.385.466-34</text:p>
          </table:table-cell>
          <table:table-cell table:style-name="ce23" office:value-type="string" calcext:value-type="string">
            <text:p>José Alves Ferreira</text:p>
            <text:p>CPF: 041.385.466-34</text:p>
          </table:table-cell>
          <table:table-cell table:style-name="ce24" office:value-type="string" calcext:value-type="string">
            <text:p>Fazenda São José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0/01 a 20/0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Rio Maria</text:p>
          </table:table-cell>
          <table:table-cell table:style-name="ce23" office:value-type="string" calcext:value-type="string">
            <text:p>José Arimatéia Alves</text:p>
            <text:p>CEI: 39.650.00004-81</text:p>
          </table:table-cell>
          <table:table-cell table:style-name="ce23" office:value-type="string" calcext:value-type="string">
            <text:p>José Arimatéia Alves</text:p>
            <text:p>CEI: 39.650.00004-81</text:p>
          </table:table-cell>
          <table:table-cell table:style-name="ce24" office:value-type="string" calcext:value-type="string">
            <text:p>Fazenda Tranquilão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6/06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orumbiara</text:p>
          </table:table-cell>
          <table:table-cell table:style-name="ce23" office:value-type="string" calcext:value-type="string">
            <text:p>José Carlos de Souza Barbeiro</text:p>
            <text:p>CPF: 041.188.988-53/CEI: 2603000004/86</text:p>
          </table:table-cell>
          <table:table-cell table:style-name="ce23" office:value-type="string" calcext:value-type="string">
            <text:p>José Carlos de Souza Barbeiro</text:p>
            <text:p>CPF: 041.188.988-53/CEI: 2603000004/86</text:p>
          </table:table-cell>
          <table:table-cell table:style-name="ce24" office:value-type="string" calcext:value-type="string">
            <text:p>Fazenda Tapyratynga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02 a 27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Cumaru Do Norte</text:p>
          </table:table-cell>
          <table:table-cell table:style-name="ce23" office:value-type="string" calcext:value-type="string">
            <text:p>José da Silva Barros</text:p>
            <text:p>CPF: 095.339.582-00</text:p>
            <text:p>Antônio Lucena de Barros</text:p>
            <text:p>CPF:066.374.852-68</text:p>
          </table:table-cell>
          <table:table-cell table:style-name="ce23" office:value-type="string" calcext:value-type="string">
            <text:p>José da Silva Barros</text:p>
            <text:p>CPF: 095.339.582-00</text:p>
            <text:p>Antônio Lucena de Barros</text:p>
            <text:p>CPF:066.374.852-68</text:p>
          </table:table-cell>
          <table:table-cell table:style-name="ce24" office:value-type="string" calcext:value-type="string">
            <text:p>Fazenda Vale do Rio Fresco</text:p>
          </table:table-cell>
          <table:table-cell table:style-name="ce82" office:value-type="float" office:value="261" calcext:value-type="float">
            <text:p>26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anta Maria das Barreiras</text:p>
          </table:table-cell>
          <table:table-cell table:style-name="ce23" office:value-type="string" calcext:value-type="string">
            <text:p>José Rodrigues Alves</text:p>
            <text:p>CPF: 026.849.501-72/CEI: 5000474157-88</text:p>
          </table:table-cell>
          <table:table-cell table:style-name="ce23" office:value-type="string" calcext:value-type="string">
            <text:p>José Rodrigues Alves</text:p>
            <text:p>CPF: 026.849.501-72/CEI: 5000474157-88</text:p>
          </table:table-cell>
          <table:table-cell table:style-name="ce24" office:value-type="string" calcext:value-type="string">
            <text:p>Fazenda São Lourenço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11 a 04/1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Xinguara</text:p>
          </table:table-cell>
          <table:table-cell table:style-name="ce23" office:value-type="string" calcext:value-type="string">
            <text:p>Kenner César Camargo</text:p>
            <text:p>CPF: 531.356.031-00</text:p>
          </table:table-cell>
          <table:table-cell table:style-name="ce23" office:value-type="string" calcext:value-type="string">
            <text:p>Kenner César Camargo</text:p>
            <text:p>CPF: 531.356.031-00</text:p>
          </table:table-cell>
          <table:table-cell table:style-name="ce24" office:value-type="string" calcext:value-type="string">
            <text:p>Sitio Vale do Araguaia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8/11 a 14/11</text:p>
            <text:p>30/11 a 10/12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Três Lagoas </text:p>
          </table:table-cell>
          <table:table-cell table:style-name="ce23" office:value-type="string" calcext:value-type="string">
            <text:p>Klauss Bunning</text:p>
            <text:p>CPF: 067.608.008-44</text:p>
            <text:p>CNPJ: 49.800.642/0001-64</text:p>
          </table:table-cell>
          <table:table-cell table:style-name="ce23" office:value-type="string" calcext:value-type="string">
            <text:p>Klauss Bunning</text:p>
            <text:p>CPF: 067.608.008-44</text:p>
            <text:p>CNPJ: 49.800.642/0001-64</text:p>
          </table:table-cell>
          <table:table-cell table:style-name="ce24" office:value-type="string" calcext:value-type="string">
            <text:p>AGROPEVA Indústria e Comércio Ltda</text:p>
            <text:p>(Fazanda Bonito)</text:p>
          </table:table-cell>
          <table:table-cell table:style-name="ce82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Leomar de Matos Silva</text:p>
            <text:p>CPF: 400.158.072-15/CEI: 50.009.12700-87</text:p>
          </table:table-cell>
          <table:table-cell table:style-name="ce23" office:value-type="string" calcext:value-type="string">
            <text:p>Leomar de Matos Silva</text:p>
            <text:p>CPF: 400.158.072-15/CEI: 50.009.12700-87</text:p>
          </table:table-cell>
          <table:table-cell table:style-name="ce24" office:value-type="string" calcext:value-type="string">
            <text:p>Fazenda Bom Jardim</text:p>
          </table:table-cell>
          <table:table-cell table:style-name="ce8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9/03 a 19/03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ragominas</text:p>
          </table:table-cell>
          <table:table-cell table:style-name="ce23" office:value-type="string" calcext:value-type="string">
            <text:p>Leomarino Andrade</text:p>
            <text:p>CNPJ: 02.938.040/001-04</text:p>
          </table:table-cell>
          <table:table-cell table:style-name="ce23" office:value-type="string" calcext:value-type="string">
            <text:p>Leomarino Andrade</text:p>
            <text:p>CNPJ: 02.938.040/001-04</text:p>
          </table:table-cell>
          <table:table-cell table:style-name="ce23" office:value-type="string" calcext:value-type="string">
            <text:p>Versátil Construção e Serviços Ltda.</text:p>
          </table:table-cell>
          <table:table-cell table:style-name="ce83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11 a 04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Ourilândia Do Norte</text:p>
          </table:table-cell>
          <table:table-cell table:style-name="ce24" office:value-type="string" calcext:value-type="string">
            <text:p>Luiz Antônio Zapparoli Sacarelli</text:p>
            <text:p>CPF: 026.574.558-67/CEI: 120960000783</text:p>
          </table:table-cell>
          <table:table-cell table:style-name="ce24" office:value-type="string" calcext:value-type="string">
            <text:p>Luiz Antônio Zapparoli Sacarelli</text:p>
            <text:p>CPF: 026.574.558-67/CEI: 120960000783</text:p>
          </table:table-cell>
          <table:table-cell table:style-name="ce23" office:value-type="string" calcext:value-type="string">
            <text:p>Fazenda São Luiz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4" office:value-type="string" calcext:value-type="string">
            <text:p>Luiz Carlos Cunha Linhares</text:p>
            <text:p>CPF: 433.675.851-49</text:p>
            <text:p>CNPJ: 03.476.607/0001-30</text:p>
          </table:table-cell>
          <table:table-cell table:style-name="ce24" office:value-type="string" calcext:value-type="string">
            <text:p>Luiz Carlos Cunha Linhares</text:p>
            <text:p>CPF: 433.675.851-49</text:p>
            <text:p>CNPJ: 03.476.607/0001-30</text:p>
          </table:table-cell>
          <table:table-cell table:style-name="ce23" office:value-type="string" calcext:value-type="string">
            <text:p>Serraria Jalim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anta Rita do Trivelato </text:p>
          </table:table-cell>
          <table:table-cell table:style-name="ce24" office:value-type="string" calcext:value-type="string">
            <text:p>Luiz Viero Trevisan</text:p>
            <text:p>CPF: 436.802.759-00</text:p>
          </table:table-cell>
          <table:table-cell table:style-name="ce24" office:value-type="string" calcext:value-type="string">
            <text:p>Luiz Viero Trevisan</text:p>
            <text:p>CPF: 436.802.759-00</text:p>
          </table:table-cell>
          <table:table-cell table:style-name="ce23" office:value-type="string" calcext:value-type="string">
            <text:p>Fazenda São Pedro</text:p>
          </table:table-cell>
          <table:table-cell table:style-name="ce83"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Luzmar Camilo da Silva (Mazinho)</text:p>
            <text:p>CPF: 095.801.071-49/CEI: 50.008.52002-84</text:p>
          </table:table-cell>
          <table:table-cell table:style-name="ce23" office:value-type="string" calcext:value-type="string">
            <text:p>Luzmar Camilo da Silva (Mazinho)</text:p>
            <text:p>CPF: 095.801.071-49/CEI: 50.008.52002-84</text:p>
          </table:table-cell>
          <table:table-cell table:style-name="ce24" office:value-type="string" calcext:value-type="string">
            <text:p>Fazenda Baixadão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6 a 05/07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style-name="ce23" office:value-type="string" calcext:value-type="string">
            <text:p>Manoel Erasmo Jorge Bandeira</text:p>
            <text:p>CPF: 025.109.443-04</text:p>
          </table:table-cell>
          <table:table-cell table:style-name="ce23" office:value-type="string" calcext:value-type="string">
            <text:p>Manoel Erasmo Jorge Bandeira</text:p>
            <text:p>CPF: 025.109.443-04</text:p>
          </table:table-cell>
          <table:table-cell table:style-name="ce24" office:value-type="string" calcext:value-type="string">
            <text:p>Fazenda Bandeirante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7/06 a 08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Afuá</text:p>
          </table:table-cell>
          <table:table-cell table:style-name="ce23" office:value-type="string" calcext:value-type="string">
            <text:p>Manoel José Carvalho</text:p>
            <text:p>CNPJ: 15.749.955/0001-13</text:p>
          </table:table-cell>
          <table:table-cell table:style-name="ce23" office:value-type="string" calcext:value-type="string">
            <text:p>Manoel José Carvalho</text:p>
            <text:p>CNPJ: 15.749.955/0001-13</text:p>
          </table:table-cell>
          <table:table-cell table:style-name="ce24" office:value-type="string" calcext:value-type="string">
            <text:p>M. JOSÉ CARVALHO – ME</text:p>
          </table:table-cell>
          <table:table-cell table:style-name="ce83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1 a 01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23" office:value-type="string" calcext:value-type="string">
            <text:p>Manoel Porfírio dos Santos</text:p>
            <text:p>CPF: 148.742.707-78</text:p>
          </table:table-cell>
          <table:table-cell table:style-name="ce23" office:value-type="string" calcext:value-type="string">
            <text:p>Manoel Porfírio dos Santos</text:p>
            <text:p>CPF: 148.742.707-78</text:p>
          </table:table-cell>
          <table:table-cell table:style-name="ce24" office:value-type="string" calcext:value-type="string">
            <text:p>Fazenda Paraíso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ão João do Araguaia </text:p>
          </table:table-cell>
          <table:table-cell table:style-name="ce23" office:value-type="string" calcext:value-type="string">
            <text:p>Manoel Soares da Silva</text:p>
            <text:p>CPF: 131.765.791-87</text:p>
          </table:table-cell>
          <table:table-cell table:style-name="ce23" office:value-type="string" calcext:value-type="string">
            <text:p>Manoel Soares da Silva</text:p>
            <text:p>CPF: 131.765.791-87</text:p>
          </table:table-cell>
          <table:table-cell table:style-name="ce24" office:value-type="string" calcext:value-type="string">
            <text:p>Fazenda Faveiral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1/07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lestina Do Pará</text:p>
          </table:table-cell>
          <table:table-cell table:style-name="ce23" office:value-type="string" calcext:value-type="string">
            <text:p>Manuel Alves de Souza</text:p>
            <text:p>CPF: 029.961.031-49</text:p>
          </table:table-cell>
          <table:table-cell table:style-name="ce23" office:value-type="string" calcext:value-type="string">
            <text:p>Manuel Alves de Souza</text:p>
            <text:p>CPF: 029.961.031-49</text:p>
          </table:table-cell>
          <table:table-cell table:style-name="ce24" office:value-type="string" calcext:value-type="string">
            <text:p>Fazenda Serra Grande</text:p>
          </table:table-cell>
          <table:table-cell table:style-name="ce82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style-name="ce23" office:value-type="string" calcext:value-type="string">
            <text:p>Márcio Peixoto Valadão</text:p>
            <text:p>CPF: 150.750.791-72</text:p>
          </table:table-cell>
          <table:table-cell table:style-name="ce23" office:value-type="string" calcext:value-type="string">
            <text:p>Márcio Peixoto Valadão</text:p>
            <text:p>CPF: 150.750.791-72</text:p>
          </table:table-cell>
          <table:table-cell table:style-name="ce24" office:value-type="string" calcext:value-type="string">
            <text:p>Fazenda Açaí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9 a 29/09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Marcos Antônio de Araújo Braga</text:p>
            <text:p>CPF: 004.178.821-49</text:p>
          </table:table-cell>
          <table:table-cell table:style-name="ce23" office:value-type="string" calcext:value-type="string">
            <text:p>Marcos Antônio de Araújo Braga</text:p>
            <text:p>CPF: 004.178.821-49</text:p>
          </table:table-cell>
          <table:table-cell table:style-name="ce24" office:value-type="string" calcext:value-type="string">
            <text:p>Fazenda Bom Jesus</text:p>
          </table:table-cell>
          <table:table-cell table:style-name="ce83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Marcos Lorenzi</text:p>
            <text:p>CEI: 32.870.01526-86</text:p>
          </table:table-cell>
          <table:table-cell table:style-name="ce23" office:value-type="string" calcext:value-type="string">
            <text:p>Marcos Lorenzi</text:p>
            <text:p>CEI: 32.870.01526-86</text:p>
          </table:table-cell>
          <table:table-cell table:style-name="ce24" office:value-type="string" calcext:value-type="string">
            <text:p>Fazenda Lorenzi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17" office:value-type="string" calcext:value-type="string">
            <text:p>12/12 a 1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Ourilândia Do Norte</text:p>
          </table:table-cell>
          <table:table-cell table:style-name="ce23" office:value-type="string" calcext:value-type="string">
            <text:p>Marcos Roberto Tenório</text:p>
            <text:p>CPF: 088.517.004-00</text:p>
            <text:p>Gerson Tenório Costa Netto</text:p>
            <text:p>CPF: 045.368.574-94</text:p>
          </table:table-cell>
          <table:table-cell table:style-name="ce23" office:value-type="string" calcext:value-type="string">
            <text:p>Marcos Roberto Tenório</text:p>
            <text:p>CPF: 088.517.004-00</text:p>
            <text:p>Gerson Tenório Costa Netto</text:p>
            <text:p>CPF: 045.368.574-94</text:p>
          </table:table-cell>
          <table:table-cell table:style-name="ce24" office:value-type="string" calcext:value-type="string">
            <text:p>Fazenda Entresserras</text:p>
            <text:p>(Três Rios)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2 a 28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Rio Maria</text:p>
          </table:table-cell>
          <table:table-cell table:style-name="ce23" office:value-type="string" calcext:value-type="string">
            <text:p>MG-Madereira Araguaia, Indústria, Comércio e Agropecuária</text:p>
            <text:p>CNPJ: 04.956.322/0004-02</text:p>
          </table:table-cell>
          <table:table-cell table:style-name="ce23" office:value-type="string" calcext:value-type="string">
            <text:p>MG-Madereira Araguaia, Indústria, Comércio e Agropecuária</text:p>
            <text:p>CNPJ: 04.956.322/0004-02</text:p>
          </table:table-cell>
          <table:table-cell table:style-name="ce23" office:value-type="string" calcext:value-type="string">
            <text:p>Fazenda Rio Maria</text:p>
            <text:p>(Faz. Maginco)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9/01 a 07/0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João Lisboa</text:p>
          </table:table-cell>
          <table:table-cell table:style-name="ce23" office:value-type="string" calcext:value-type="string">
            <text:p>Miguel de Souza Rezende</text:p>
            <text:p>CEI: 0905500018-89</text:p>
            <text:p>CPF :013448971-34</text:p>
          </table:table-cell>
          <table:table-cell table:style-name="ce23" office:value-type="string" calcext:value-type="string">
            <text:p>Miguel de Souza Rezende</text:p>
            <text:p>CEI: 0905500018-89</text:p>
            <text:p>CPF :013448971-34</text:p>
          </table:table-cell>
          <table:table-cell table:style-name="ce24" office:value-type="string" calcext:value-type="string">
            <text:p>Fazenda Rezende</text:p>
          </table:table-cell>
          <table:table-cell table:style-name="ce82"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9/01 a 07/0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Bom Jardim</text:p>
          </table:table-cell>
          <table:table-cell table:style-name="ce23" office:value-type="string" calcext:value-type="string">
            <text:p>Miguel de Souza Rezende</text:p>
            <text:p>CEI: 0905500018-89/CPF :013448971-34</text:p>
          </table:table-cell>
          <table:table-cell table:style-name="ce23" office:value-type="string" calcext:value-type="string">
            <text:p>Miguel de Souza Rezende</text:p>
            <text:p>CEI: 0905500018-89/CPF :013448971-34</text:p>
          </table:table-cell>
          <table:table-cell table:style-name="ce24" office:value-type="string" calcext:value-type="string">
            <text:p>Fazenda Zonga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Myriam Pinto de Amorim</text:p>
            <text:p>CPF: 584.309.201-10/CEI: 1209800026/83</text:p>
          </table:table-cell>
          <table:table-cell table:style-name="ce23" office:value-type="string" calcext:value-type="string">
            <text:p>Myriam Pinto de Amorim</text:p>
            <text:p>CPF: 584.309.201-10/CEI: 1209800026/83</text:p>
          </table:table-cell>
          <table:table-cell table:style-name="ce24" office:value-type="string" calcext:value-type="string">
            <text:p>Fazenda Mutamba e Gameleira</text:p>
          </table:table-cell>
          <table:table-cell table:style-name="ce83" office:value-type="float" office:value="17" calcext:value-type="float">
            <text:p>17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8/12 a 19/1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era</text:p>
          </table:table-cell>
          <table:table-cell table:style-name="ce23" office:value-type="string" calcext:value-type="string">
            <text:p>Nei Frâncio</text:p>
            <text:p>CPF: 405.587.111-20</text:p>
            <text:p>Luciane Frâncio Garaffa</text:p>
            <text:p>CPF: 488.867.501-53/CEI: 32.870.015448-5</text:p>
          </table:table-cell>
          <table:table-cell table:style-name="ce23" office:value-type="string" calcext:value-type="string">
            <text:p>Nei Frâncio</text:p>
            <text:p>CPF: 405.587.111-20</text:p>
            <text:p>Luciane Frâncio Garaffa</text:p>
            <text:p>CPF: 488.867.501-53/CEI: 32.870.015448-5</text:p>
          </table:table-cell>
          <table:table-cell table:style-name="ce24" office:value-type="string" calcext:value-type="string">
            <text:p>Fazenda Jaboticabal</text:p>
          </table:table-cell>
          <table:table-cell table:style-name="ce83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Nivaldo da Silva Araújo</text:p>
            <text:p>CPF:  295.297.006-87/CEI 3383000239-81</text:p>
          </table:table-cell>
          <table:table-cell table:style-name="ce23" office:value-type="string" calcext:value-type="string">
            <text:p>Nivaldo da Silva Araújo</text:p>
            <text:p>CPF:  295.297.006-87/CEI 3383000239-81</text:p>
          </table:table-cell>
          <table:table-cell table:style-name="ce23" office:value-type="string" calcext:value-type="string">
            <text:p>Fazenda Rosinha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number-columns-repeated="2" table:style-name="ce23" office:value-type="string" calcext:value-type="string">
            <text:p>Oilon Jorge da Costa</text:p>
          </table:table-cell>
          <table:table-cell table:style-name="ce24" office:value-type="string" calcext:value-type="string">
            <text:p>Fazenda Santa Antônia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Novo Repartimento</text:p>
          </table:table-cell>
          <table:table-cell table:style-name="ce23" office:value-type="string" calcext:value-type="string">
            <text:p>Olavio da Silva Rocha</text:p>
            <text:p>CPF: 090.345.106-97</text:p>
          </table:table-cell>
          <table:table-cell table:style-name="ce23" office:value-type="string" calcext:value-type="string">
            <text:p>Olavio da Silva Rocha</text:p>
            <text:p>CPF: 090.345.106-97</text:p>
          </table:table-cell>
          <table:table-cell table:style-name="ce24" office:value-type="string" calcext:value-type="string">
            <text:p>Fazenda Selva de Pedra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7/05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nã</text:p>
          </table:table-cell>
          <table:table-cell table:style-name="ce23" office:value-type="string" calcext:value-type="string">
            <text:p>Osmar Alves dos Santos</text:p>
            <text:p>CPF: 031.447.631-87/CEI: 50.008.38583-85</text:p>
          </table:table-cell>
          <table:table-cell table:style-name="ce23" office:value-type="string" calcext:value-type="string">
            <text:p>Osmar Alves dos Santos</text:p>
            <text:p>CPF: 031.447.631-87/CEI: 50.008.38583-85</text:p>
          </table:table-cell>
          <table:table-cell table:style-name="ce23" office:value-type="string" calcext:value-type="string">
            <text:p>Fazenda Vale dos Sonhos</text:p>
          </table:table-cell>
          <table:table-cell table:style-name="ce83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9 a 10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Floresta Do Araguaia</text:p>
          </table:table-cell>
          <table:table-cell table:style-name="ce23" office:value-type="string" calcext:value-type="string">
            <text:p>Paulo Henrique Vieira Saddi</text:p>
            <text:p>CPF: 381.887.401-87/CEI: 1202700019-80</text:p>
          </table:table-cell>
          <table:table-cell table:style-name="ce23" office:value-type="string" calcext:value-type="string">
            <text:p>Paulo Henrique Vieira Saddi</text:p>
            <text:p>CPF: 381.887.401-87/CEI: 1202700019-80</text:p>
          </table:table-cell>
          <table:table-cell table:style-name="ce24" office:value-type="string" calcext:value-type="string">
            <text:p>Fazenda Três Irmãos 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Pedro Marcos Spanhol</text:p>
            <text:p>CPF: 368.691.399-20/CEI: 50.009.18008-85</text:p>
          </table:table-cell>
          <table:table-cell table:style-name="ce23" office:value-type="string" calcext:value-type="string">
            <text:p>Pedro Marcos Spanhol</text:p>
            <text:p>CPF: 368.691.399-20/CEI: 50.009.18008-85</text:p>
          </table:table-cell>
          <table:table-cell table:style-name="ce24" office:value-type="string" calcext:value-type="string">
            <text:p>Fazenda São Luiz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6/10 a 18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Priscila Oliveira Ribeiro</text:p>
            <text:p>CPF: 988.312.836-34</text:p>
            <text:p>Israel Ribeiro de Vasconcelos</text:p>
            <text:p>CPF: 807.780.038-68</text:p>
          </table:table-cell>
          <table:table-cell table:style-name="ce23" office:value-type="string" calcext:value-type="string">
            <text:p>Priscila Oliveira Ribeiro</text:p>
            <text:p>CPF: 988.312.836-34</text:p>
            <text:p>Israel Ribeiro de Vasconcelos</text:p>
            <text:p>CPF: 807.780.038-68</text:p>
          </table:table-cell>
          <table:table-cell table:style-name="ce24" office:value-type="string" calcext:value-type="string">
            <text:p>Fazenda São Lázaro</text:p>
          </table:table-cell>
          <table:table-cell table:style-name="ce8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Rafael Saldanha de Camargo</text:p>
            <text:p>CPF: 123.331.791-60</text:p>
          </table:table-cell>
          <table:table-cell table:style-name="ce23" office:value-type="string" calcext:value-type="string">
            <text:p>Rafael Saldanha de Camargo</text:p>
            <text:p>CPF: 123.331.791-60</text:p>
          </table:table-cell>
          <table:table-cell table:style-name="ce24" office:value-type="string" calcext:value-type="string">
            <text:p>Fazenda Vale Verde</text:p>
          </table:table-cell>
          <table:table-cell table:style-name="ce8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0/01 a 20/0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annach</text:p>
          </table:table-cell>
          <table:table-cell table:style-name="ce23" office:value-type="string" calcext:value-type="string">
            <text:p>Rene Moreira de Souza</text:p>
            <text:p>CPF 319.347.061-91/CEI: 43.51.003667-80</text:p>
          </table:table-cell>
          <table:table-cell table:style-name="ce23" office:value-type="string" calcext:value-type="string">
            <text:p>Rene Moreira de Souza</text:p>
            <text:p>CPF 319.347.061-91/CEI: 43.51.003667-80</text:p>
          </table:table-cell>
          <table:table-cell table:style-name="ce23" office:value-type="string" calcext:value-type="string">
            <text:p>Fazenda Trairão</text:p>
          </table:table-cell>
          <table:table-cell table:style-name="ce83" office:value-type="float" office:value="17" calcext:value-type="float">
            <text:p>17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6/06</text:p>
          </table:table-cell>
          <table:table-cell table:style-name="ce47" office:value-type="string" calcext:value-type="string">
            <text:p>RO</text:p>
          </table:table-cell>
          <table:table-cell table:style-name="ce47" office:value-type="string" calcext:value-type="string">
            <text:p>Pimenteiras do Oeste <text:s/></text:p>
          </table:table-cell>
          <table:table-cell table:style-name="ce23" office:value-type="string" calcext:value-type="string">
            <text:p>Roberto Demário Caldas</text:p>
            <text:p>CPF.: 276.566.089-15</text:p>
            <text:p>CNPJ: 37.493.475/0001-77</text:p>
          </table:table-cell>
          <table:table-cell table:style-name="ce23" office:value-type="string" calcext:value-type="string">
            <text:p>Roberto Demário Caldas</text:p>
            <text:p>CPF.: 276.566.089-15</text:p>
            <text:p>CNPJ: 37.493.475/0001-77</text:p>
          </table:table-cell>
          <table:table-cell table:style-name="ce24" office:value-type="string" calcext:value-type="string">
            <text:p>Fazenda São Joaquim </text:p>
          </table:table-cell>
          <table:table-cell table:style-name="ce83" office:value-type="float" office:value="219" calcext:value-type="float">
            <text:p>219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8 a 05/09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São Desidério</text:p>
          </table:table-cell>
          <table:table-cell table:style-name="ce23" office:value-type="string" calcext:value-type="string">
            <text:p>Roda Velha Agro Industria Ltda</text:p>
            <text:p>Ernesto Dias Filho</text:p>
            <text:p>CPF: 591.450.568-20</text:p>
            <text:p>CNPJ: 04.987.257/0001-30</text:p>
          </table:table-cell>
          <table:table-cell table:style-name="ce23" office:value-type="string" calcext:value-type="string">
            <text:p>Roda Velha Agro Industria Ltda</text:p>
            <text:p>Ernesto Dias Filho</text:p>
            <text:p>CPF: 591.450.568-20</text:p>
            <text:p>CNPJ: 04.987.257/0001-30</text:p>
          </table:table-cell>
          <table:table-cell table:style-name="ce24" office:value-type="string" calcext:value-type="string">
            <text:p>Fazenda Roda Velha</text:p>
          </table:table-cell>
          <table:table-cell table:style-name="ce83" office:value-type="float" office:value="745" calcext:value-type="float">
            <text:p>74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11 a 10/11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Presidente Kennedy</text:p>
          </table:table-cell>
          <table:table-cell table:style-name="ce23" office:value-type="string" calcext:value-type="string">
            <text:p>Ronei Salvadori</text:p>
            <text:p>CPF: 424.347.939-91</text:p>
          </table:table-cell>
          <table:table-cell table:style-name="ce23" office:value-type="string" calcext:value-type="string">
            <text:p>Ronei Salvadori</text:p>
            <text:p>CPF: 424.347.939-91</text:p>
          </table:table-cell>
          <table:table-cell table:style-name="ce24" office:value-type="string" calcext:value-type="string">
            <text:p>Fazenda Salvadori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4 a 02/05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o Mundo</text:p>
          </table:table-cell>
          <table:table-cell table:style-name="ce23" office:value-type="string" calcext:value-type="string">
            <text:p>Sebastião Neves de Almeida</text:p>
            <text:p>CPF: 031.427.361-15/CEI: 50.008.350.92.86</text:p>
          </table:table-cell>
          <table:table-cell table:style-name="ce23" office:value-type="string" calcext:value-type="string">
            <text:p>Sebastião Neves de Almeida</text:p>
            <text:p>CPF: 031.427.361-15/CEI: 50.008.350.92.86</text:p>
          </table:table-cell>
          <table:table-cell table:style-name="ce24" office:value-type="string" calcext:value-type="string">
            <text:p>Fazenda 05 Estrelas</text:p>
          </table:table-cell>
          <table:table-cell table:style-name="ce83" office:value-type="float" office:value="136" calcext:value-type="float">
            <text:p>13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Sebastião Vieira da Costa</text:p>
            <text:p>CPF: 031.646.246-20</text:p>
          </table:table-cell>
          <table:table-cell table:style-name="ce23" office:value-type="string" calcext:value-type="string">
            <text:p>Sebastião Vieira da Costa</text:p>
            <text:p>CPF: 031.646.246-20</text:p>
          </table:table-cell>
          <table:table-cell table:style-name="ce24" office:value-type="string" calcext:value-type="string">
            <text:p>Fazenda União Rocha I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Itupiranga</text:p>
          </table:table-cell>
          <table:table-cell table:style-name="ce23" office:value-type="string" calcext:value-type="string">
            <text:p>Segefredo da Silva Leite</text:p>
            <text:p>CPF: 067.756.406-68</text:p>
          </table:table-cell>
          <table:table-cell table:style-name="ce23" office:value-type="string" calcext:value-type="string">
            <text:p>Segefredo da Silva Leite</text:p>
            <text:p>CPF: 067.756.406-68</text:p>
          </table:table-cell>
          <table:table-cell table:style-name="ce24" office:value-type="string" calcext:value-type="string">
            <text:p>Fazenda Nossa Senhora Aparecida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Sérgio Marcos Santos de Assis</text:p>
            <text:p>CPF: 402.131.533-00</text:p>
          </table:table-cell>
          <table:table-cell table:style-name="ce23" office:value-type="string" calcext:value-type="string">
            <text:p>Sérgio Marcos Santos de Assis</text:p>
            <text:p>CPF: 402.131.533-00</text:p>
          </table:table-cell>
          <table:table-cell table:style-name="ce24" office:value-type="string" calcext:value-type="string">
            <text:p>Fazenda Boa Vista</text:p>
          </table:table-cell>
          <table:table-cell table:style-name="ce83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03/07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Carutapera</text:p>
          </table:table-cell>
          <table:table-cell table:style-name="ce23" office:value-type="string" calcext:value-type="string">
            <text:p>Shydney Jorge Rosa</text:p>
            <text:p>CPF: 324.731.847-04</text:p>
          </table:table-cell>
          <table:table-cell table:style-name="ce23" office:value-type="string" calcext:value-type="string">
            <text:p>Shydney Jorge Rosa</text:p>
            <text:p>CPF: 324.731.847-04</text:p>
          </table:table-cell>
          <table:table-cell table:style-name="ce24" office:value-type="string" calcext:value-type="string">
            <text:p>Fazenda Vitória</text:p>
          </table:table-cell>
          <table:table-cell table:style-name="ce83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Sinval Joaquim Martins</text:p>
            <text:p>CPF: 394.943.736-34</text:p>
          </table:table-cell>
          <table:table-cell table:style-name="ce23" office:value-type="string" calcext:value-type="string">
            <text:p>Sinval Joaquim Martins</text:p>
            <text:p>CPF: 394.943.736-34</text:p>
          </table:table-cell>
          <table:table-cell table:style-name="ce24" office:value-type="string" calcext:value-type="string">
            <text:p>Fazenda União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 /08 a 24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anta Maria das Barreiras</text:p>
          </table:table-cell>
          <table:table-cell table:style-name="ce23" office:value-type="string" calcext:value-type="string">
            <text:p>Túlio Paiva Gomes</text:p>
            <text:p>CPF: 096.009.811/91</text:p>
            <text:p>CEI: 50.004.42.008-82</text:p>
          </table:table-cell>
          <table:table-cell table:style-name="ce23" office:value-type="string" calcext:value-type="string">
            <text:p>Túlio Paiva Gomes</text:p>
            <text:p>CPF: 096.009.811/91</text:p>
            <text:p>CEI: 50.004.42.008-82</text:p>
          </table:table-cell>
          <table:table-cell table:style-name="ce24" office:value-type="string" calcext:value-type="string">
            <text:p>Fazenda Santa Maria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Uelton Divino Pereira</text:p>
            <text:p>CPF: 526.466.371-87</text:p>
          </table:table-cell>
          <table:table-cell table:style-name="ce23" office:value-type="string" calcext:value-type="string">
            <text:p>Uelton Divino Pereira</text:p>
            <text:p>CPF: 526.466.371-87</text:p>
          </table:table-cell>
          <table:table-cell table:style-name="ce24" office:value-type="string" calcext:value-type="string">
            <text:p>Supermercado e Panificadora Luana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Unigrão Armazéns Gerais Ltda</text:p>
            <text:p>Luiz Umberto Eickoff</text:p>
            <text:p>CPF: 531.846.969-87/CEI: 50.009.17810-81</text:p>
          </table:table-cell>
          <table:table-cell table:style-name="ce23" office:value-type="string" calcext:value-type="string">
            <text:p>Unigrão Armazéns Gerais Ltda</text:p>
            <text:p>Luiz Umberto Eickoff</text:p>
            <text:p>CPF: 531.846.969-87/CEI: 50.009.17810-81</text:p>
          </table:table-cell>
          <table:table-cell table:style-name="ce23" office:value-type="string" calcext:value-type="string">
            <text:p>Fazenda Getúlio Vargas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11 a 10/11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Carmolândia</text:p>
          </table:table-cell>
          <table:table-cell table:style-name="ce23" office:value-type="string" calcext:value-type="string">
            <text:p>Valderez Fernando Resende Barbosa</text:p>
            <text:p>CPF: 039.609.516-04</text:p>
          </table:table-cell>
          <table:table-cell table:style-name="ce23" office:value-type="string" calcext:value-type="string">
            <text:p>Valderez Fernando Resende Barbosa</text:p>
            <text:p>CPF: 039.609.516-04</text:p>
          </table:table-cell>
          <table:table-cell table:style-name="ce24" office:value-type="string" calcext:value-type="string">
            <text:p>Fazenda Boa Esperança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2/02 a 14/0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orriso</text:p>
          </table:table-cell>
          <table:table-cell table:style-name="ce23" office:value-type="string" calcext:value-type="string">
            <text:p>Valdir Daroit</text:p>
            <text:p>CPF 332.784.079-20</text:p>
            <text:p>CEI 101.440.0191-85</text:p>
          </table:table-cell>
          <table:table-cell table:style-name="ce23" office:value-type="string" calcext:value-type="string">
            <text:p>Valdir Daroit</text:p>
            <text:p>CPF 332.784.079-20</text:p>
            <text:p>CEI 101.440.0191-85</text:p>
          </table:table-cell>
          <table:table-cell table:style-name="ce23" office:value-type="string" calcext:value-type="string">
            <text:p>Fazenda Poranga</text:p>
          </table:table-cell>
          <table:table-cell table:style-name="ce83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Vangildo Néris de Barros Filho</text:p>
            <text:p>CPF: 546.705.351-53</text:p>
          </table:table-cell>
          <table:table-cell table:style-name="ce23" office:value-type="string" calcext:value-type="string">
            <text:p>Vangildo Néris de Barros Filho</text:p>
            <text:p>CPF: 546.705.351-53</text:p>
          </table:table-cell>
          <table:table-cell table:style-name="ce24" office:value-type="string" calcext:value-type="string">
            <text:p>Serraria Pontalina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Vicente Batista de Oliveira</text:p>
            <text:p>CPF: 135.699.961-15</text:p>
          </table:table-cell>
          <table:table-cell table:style-name="ce23" office:value-type="string" calcext:value-type="string">
            <text:p>Vicente Batista de Oliveira</text:p>
            <text:p>CPF: 135.699.961-15</text:p>
          </table:table-cell>
          <table:table-cell table:style-name="ce23" office:value-type="string" calcext:value-type="string">
            <text:p>Fazenda do Vicente</text:p>
          </table:table-cell>
          <table:table-cell table:style-name="ce8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Wanderley Dias Vieira</text:p>
            <text:p>CPF: 375.721.481-15/CEI: 50.007.56948/86</text:p>
          </table:table-cell>
          <table:table-cell table:style-name="ce23" office:value-type="string" calcext:value-type="string">
            <text:p>Wanderley Dias Vieira</text:p>
            <text:p>CPF: 375.721.481-15/CEI: 50.007.56948/86</text:p>
          </table:table-cell>
          <table:table-cell table:style-name="ce23" office:value-type="string" calcext:value-type="string">
            <text:p>Fazenda Estância do Pontal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8/04 a 09/05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23" office:value-type="string" calcext:value-type="string">
            <text:p>Wilson Ferreira da Rocha</text:p>
            <text:p>CPF: 451.263.137-20/CEI: 500083904083</text:p>
          </table:table-cell>
          <table:table-cell table:style-name="ce23" office:value-type="string" calcext:value-type="string">
            <text:p>Wilson Ferreira da Rocha</text:p>
            <text:p>CPF: 451.263.137-20/CEI: 500083904083</text:p>
          </table:table-cell>
          <table:table-cell table:style-name="ce23" office:value-type="string" calcext:value-type="string">
            <text:p>Fazenda Califórnia</text:p>
          </table:table-cell>
          <table:table-cell table:style-name="ce83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9 a 29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23" office:value-type="string" calcext:value-type="string">
            <text:p>Wilson Lima Gomes</text:p>
            <text:p>CPF: 024.138.922-49</text:p>
          </table:table-cell>
          <table:table-cell table:style-name="ce23" office:value-type="string" calcext:value-type="string">
            <text:p>Wilson Lima Gomes</text:p>
            <text:p>CPF: 024.138.922-49</text:p>
          </table:table-cell>
          <table:table-cell table:style-name="ce23" office:value-type="string" calcext:value-type="string">
            <text:p>Fazenda Ariadne</text:p>
          </table:table-cell>
          <table:table-cell table:style-name="ce83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1 a 01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edenção</text:p>
          </table:table-cell>
          <table:table-cell table:style-name="ce23" office:value-type="string" calcext:value-type="string">
            <text:p>Z. G. Ferreira Agropecuária</text:p>
            <text:p>CNPJ: 03.501.470/0001-27</text:p>
          </table:table-cell>
          <table:table-cell table:style-name="ce23" office:value-type="string" calcext:value-type="string">
            <text:p>Z. G. Ferreira Agropecuária</text:p>
            <text:p>CNPJ: 03.501.470/0001-27</text:p>
          </table:table-cell>
          <table:table-cell table:style-name="ce24" office:value-type="string" calcext:value-type="string">
            <text:p>Fazenda Madrugada</text:p>
          </table:table-cell>
          <table:table-cell table:style-name="ce83" office:value-type="float" office:value="74" calcext:value-type="float">
            <text:p>74</text:p>
          </table:table-cell>
          <table:table-cell table:number-columns-repeated="1016"/>
        </table:table-row>
        <table:table-row table:style-name="ro5">
          <table:table-cell table:style-name="ce4" office:value-type="float" office:value="2003" calcext:value-type="float">
            <text:p>2003</text:p>
          </table:table-cell>
          <table:table-cell table:style-name="ce17" office:value-type="string" calcext:value-type="string">
            <text:p>19/02 a 28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24" table:number-columns-repeated="2"/>
          <table:table-cell table:style-name="ce24" office:value-type="string" calcext:value-type="string">
            <text:p>Fazenda Iraúna</text:p>
          </table:table-cell>
          <table:table-cell table:style-name="ce83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8/07, 17/09 e 18/11</text:p>
          </table:table-cell>
          <table:table-cell table:style-name="ce46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style-name="ce18" office:value-type="string" calcext:value-type="string">
            <text:p>Ademar Almeida Freire</text:p>
            <text:p>CPF: 013.804.075-32</text:p>
          </table:table-cell>
          <table:table-cell table:style-name="ce18" office:value-type="string" calcext:value-type="string">
            <text:p>Ademar Almeida Freire</text:p>
            <text:p>CPF: 013.804.075-32</text:p>
          </table:table-cell>
          <table:table-cell table:style-name="ce23" office:value-type="string" calcext:value-type="string">
            <text:p>Fazenda Gauxaba</text:p>
          </table:table-cell>
          <table:table-cell table:style-name="ce84" office:value-type="float" office:value="2" calcext:value-type="float">
            <text:p>2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3 a 08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ominas</text:p>
          </table:table-cell>
          <table:table-cell table:style-name="ce19" office:value-type="string" calcext:value-type="string">
            <text:p>Adolfo Rodrigues Borges </text:p>
            <text:p>CPF: 013.202.708-91</text:p>
            <text:p>CNPJ: 2800800085886</text:p>
          </table:table-cell>
          <table:table-cell table:style-name="ce19" office:value-type="string" calcext:value-type="string">
            <text:p>Adolfo Rodrigues Borges </text:p>
            <text:p>CPF: 013.202.708-91</text:p>
            <text:p>CNPJ: 2800800085886</text:p>
          </table:table-cell>
          <table:table-cell table:style-name="ce24" office:value-type="string" calcext:value-type="string">
            <text:p>Fazenda Dom Bosco</text:p>
          </table:table-cell>
          <table:table-cell table:style-name="ce85" office:value-type="float" office:value="28" calcext:value-type="float">
            <text:p>28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30/06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Vila Rica</text:p>
          </table:table-cell>
          <table:table-cell table:style-name="ce18" office:value-type="string" calcext:value-type="string">
            <text:p>Alcides Augusto da Costa Aguiar</text:p>
            <text:p>CPF: 005.443.018-62</text:p>
          </table:table-cell>
          <table:table-cell table:style-name="ce18" office:value-type="string" calcext:value-type="string">
            <text:p>Alcides Augusto da Costa Aguiar</text:p>
            <text:p>CPF: 005.443.018-62</text:p>
          </table:table-cell>
          <table:table-cell table:style-name="ce24" office:value-type="string" calcext:value-type="string">
            <text:p>Fazenda Guariba</text:p>
          </table:table-cell>
          <table:table-cell table:style-name="ce85" office:value-type="float" office:value="127" calcext:value-type="float">
            <text:p>127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18" office:value-type="string" calcext:value-type="string">
            <text:p>Altamir Soares da Costa </text:p>
            <text:p>CPF: 031.091.351-91 </text:p>
            <text:p>RG: 27.456 SSP/TO</text:p>
          </table:table-cell>
          <table:table-cell table:style-name="ce18" office:value-type="string" calcext:value-type="string">
            <text:p>Altamir Soares da Costa </text:p>
            <text:p>CPF: 031.091.351-91 </text:p>
            <text:p>RG: 27.456 SSP/TO</text:p>
          </table:table-cell>
          <table:table-cell table:style-name="ce24" office:value-type="string" calcext:value-type="string">
            <text:p>Fazenda Macauba</text:p>
          </table:table-cell>
          <table:table-cell table:style-name="ce85" office:value-type="float" office:value="52" calcext:value-type="float">
            <text:p>52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2/08 a 13/08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Pau D'arco</text:p>
          </table:table-cell>
          <table:table-cell table:style-name="ce18" office:value-type="string" calcext:value-type="string">
            <text:p>Antônio Aimê Comar</text:p>
            <text:p>CPF: 352.451.238-00</text:p>
          </table:table-cell>
          <table:table-cell table:style-name="ce18" office:value-type="string" calcext:value-type="string">
            <text:p>Antônio Aimê Comar</text:p>
            <text:p>CPF: 352.451.238-00</text:p>
          </table:table-cell>
          <table:table-cell table:style-name="ce24" office:value-type="string" calcext:value-type="string">
            <text:p><text:s text:c="213"/>Fazenda Vale do Jenipapo</text:p>
          </table:table-cell>
          <table:table-cell table:style-name="ce85" office:value-type="float" office:value="16" calcext:value-type="float">
            <text:p>16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1" office:value-type="string" calcext:value-type="string">
            <text:p>13/04 a 3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guaína</text:p>
          </table:table-cell>
          <table:table-cell table:style-name="ce18" office:value-type="string" calcext:value-type="string">
            <text:p>Antônio Fernando Bezerra </text:p>
            <text:p>CPF: 054.263.594-15 </text:p>
            <text:p>CEI: 50.013.58866-83</text:p>
          </table:table-cell>
          <table:table-cell table:style-name="ce18" office:value-type="string" calcext:value-type="string">
            <text:p>Antônio Fernando Bezerra </text:p>
            <text:p>CPF: 054.263.594-15 </text:p>
            <text:p>CEI: 50.013.58866-83</text:p>
          </table:table-cell>
          <table:table-cell table:style-name="ce24" office:value-type="string" calcext:value-type="string">
            <text:p>Fazenda Jardim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0/07 a 31/07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style-name="ce18" office:value-type="string" calcext:value-type="string">
            <text:p>Antônio Nascimento de Souza</text:p>
            <text:p>CPF: 242.809.925-68</text:p>
          </table:table-cell>
          <table:table-cell table:style-name="ce18" office:value-type="string" calcext:value-type="string">
            <text:p>Antônio Nascimento de Souza</text:p>
            <text:p>CPF: 242.809.925-68</text:p>
          </table:table-cell>
          <table:table-cell table:style-name="ce24" office:value-type="string" calcext:value-type="string">
            <text:p>Fazenda Santo Hilário</text:p>
          </table:table-cell>
          <table:table-cell table:style-name="ce85" office:value-type="float" office:value="16" calcext:value-type="float">
            <text:p>1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3/09 a 02/10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Benivaldo Alves de Azevedo</text:p>
            <text:p>CPF: 019.883.794-15</text:p>
          </table:table-cell>
          <table:table-cell table:style-name="ce18" office:value-type="string" calcext:value-type="string">
            <text:p>Benivaldo Alves de Azevedo</text:p>
            <text:p>CPF: 019.883.794-15</text:p>
          </table:table-cell>
          <table:table-cell table:style-name="ce24" office:value-type="string" calcext:value-type="string">
            <text:p>Fazenda Casa Branca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2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láudia</text:p>
          </table:table-cell>
          <table:table-cell table:style-name="ce18" office:value-type="string" calcext:value-type="string">
            <text:p>Carlos Antônio Trombetta </text:p>
            <text:p>CPF: 311.347.501-53/CEI:10.154.00020/84</text:p>
          </table:table-cell>
          <table:table-cell table:style-name="ce18" office:value-type="string" calcext:value-type="string">
            <text:p>Carlos Antônio Trombetta </text:p>
            <text:p>CPF: 311.347.501-53/CEI:10.154.00020/84</text:p>
          </table:table-cell>
          <table:table-cell table:style-name="ce24" office:value-type="string" calcext:value-type="string">
            <text:p>Fazenda Dona Ângela</text:p>
          </table:table-cell>
          <table:table-cell table:style-name="ce85" office:value-type="float" office:value="18" calcext:value-type="float">
            <text:p>1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1" office:value-type="string" calcext:value-type="string">
            <text:p>13/04 a 3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guaína</text:p>
          </table:table-cell>
          <table:table-cell table:style-name="ce18" office:value-type="string" calcext:value-type="string">
            <text:p>Carlos do Patrocínio Silveira </text:p>
            <text:p>CPF: 068.522.621-20 </text:p>
            <text:p>CEI: 280080000684</text:p>
          </table:table-cell>
          <table:table-cell table:style-name="ce18" office:value-type="string" calcext:value-type="string">
            <text:p>Carlos do Patrocínio Silveira </text:p>
            <text:p>CPF: 068.522.621-20 </text:p>
            <text:p>CEI: 280080000684</text:p>
          </table:table-cell>
          <table:table-cell table:style-name="ce23" office:value-type="string" calcext:value-type="string">
            <text:p>Fazenda Serra Nova</text:p>
          </table:table-cell>
          <table:table-cell table:style-name="ce84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Cachoeirinha </text:p>
          </table:table-cell>
          <table:table-cell table:style-name="ce18" office:value-type="string" calcext:value-type="string">
            <text:p>Carlos Henrique de Almeida </text:p>
            <text:p>CPF: 244.913.811-00 </text:p>
            <text:p>CNPJ: 02.138.386/0001-28</text:p>
          </table:table-cell>
          <table:table-cell table:style-name="ce18" office:value-type="string" calcext:value-type="string">
            <text:p>Carlos Henrique de Almeida </text:p>
            <text:p>CPF: 244.913.811-00 </text:p>
            <text:p>CNPJ: 02.138.386/0001-28</text:p>
          </table:table-cell>
          <table:table-cell table:style-name="ce24" office:value-type="string" calcext:value-type="string">
            <text:p>Fazenda Caracol</text:p>
          </table:table-cell>
          <table:table-cell table:style-name="ce85" office:value-type="float" office:value="60" calcext:value-type="float">
            <text:p>60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01/07 a 16/07</text:p>
          </table:table-cell>
          <table:table-cell table:style-name="ce46" office:value-type="string" calcext:value-type="string">
            <text:p>ES</text:p>
          </table:table-cell>
          <table:table-cell table:style-name="ce46" office:value-type="string" calcext:value-type="string">
            <text:p>Pedro Canário</text:p>
          </table:table-cell>
          <table:table-cell table:style-name="ce18" office:value-type="string" calcext:value-type="string">
            <text:p>Carlos Roberto Oliveira Schitine e outros</text:p>
            <text:p>CPF: 962.233.677-91</text:p>
          </table:table-cell>
          <table:table-cell table:style-name="ce18" office:value-type="string" calcext:value-type="string">
            <text:p>Carlos Roberto Oliveira Schitine e outros</text:p>
            <text:p>CPF: 962.233.677-91</text:p>
          </table:table-cell>
          <table:table-cell table:style-name="ce23" office:value-type="string" calcext:value-type="string">
            <text:p>Condomínio Agrícola da Cridasa</text:p>
          </table:table-cell>
          <table:table-cell table:style-name="ce84" office:value-type="float" office:value="106" calcext:value-type="float">
            <text:p>106</text:p>
          </table:table-cell>
          <table:table-cell table:style-name="ce101" table:number-columns-repeated="1016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4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18" office:value-type="string" calcext:value-type="string">
            <text:p>CGC: 07.609.993-0001-42</text:p>
            <text:p>VP Indústria e Comércio Ltda.  </text:p>
            <text:p>CNPJ: 05.798.454-0001-73 </text:p>
            <text:p>Rita Ferreira de Andrade </text:p>
            <text:p>Lourimar Marque Carneiro</text:p>
          </table:table-cell>
          <table:table-cell table:style-name="ce18" office:value-type="string" calcext:value-type="string">
            <text:p>CGC: 07.609.993-0001-42</text:p>
            <text:p>VP Indústria e Comércio Ltda.  </text:p>
            <text:p>CNPJ: 05.798.454-0001-73 </text:p>
            <text:p>Rita Ferreira de Andrade </text:p>
            <text:p>Lourimar Marque Carneiro</text:p>
          </table:table-cell>
          <table:table-cell table:style-name="ce24" office:value-type="string" calcext:value-type="string">
            <text:p>Viena Siderúrgica do Maranhão S/A</text:p>
            <text:p>(Fazenda Medalha)</text:p>
          </table:table-cell>
          <table:table-cell table:style-name="ce85" office:value-type="float" office:value="16" calcext:value-type="float">
            <text:p>16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7" office:value-type="float" office:value="38681" calcext:value-type="float">
            <text:p>25/1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rasil Novo</text:p>
          </table:table-cell>
          <table:table-cell table:style-name="ce18" office:value-type="string" calcext:value-type="string">
            <text:p>Cleomar Speroto                                 </text:p>
            <text:p>CEI: 33.840.01552-04                       </text:p>
            <text:p>CPF: 527.167.247-68</text:p>
          </table:table-cell>
          <table:table-cell table:style-name="ce18" office:value-type="string" calcext:value-type="string">
            <text:p>Cleomar Speroto                                 </text:p>
            <text:p>CEI: 33.840.01552-04                       </text:p>
            <text:p>CPF: 527.167.247-68</text:p>
          </table:table-cell>
          <table:table-cell table:style-name="ce24" office:value-type="string" calcext:value-type="string">
            <text:p>Fazenda São Sebastião</text:p>
          </table:table-cell>
          <table:table-cell table:style-name="ce85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08 a 02/09</text:p>
          </table:table-cell>
          <table:table-cell table:style-name="ce46" office:value-type="string" calcext:value-type="string">
            <text:p>GO</text:p>
          </table:table-cell>
          <table:table-cell table:style-name="ce52" office:value-type="string" calcext:value-type="string">
            <text:p>Campo Alegre De Goiás</text:p>
          </table:table-cell>
          <table:table-cell table:number-columns-repeated="2" table:style-name="ce18" office:value-type="string" calcext:value-type="string">
            <text:p>CNPJ: 03.867.306/0001-38</text:p>
          </table:table-cell>
          <table:table-cell table:style-name="ce23" office:value-type="string" calcext:value-type="string">
            <text:p>AGROFAVA – Ceraais Exp. e Imp. Ltda.</text:p>
          </table:table-cell>
          <table:table-cell table:style-name="ce84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3/12 a 17/12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Tocantinópolis </text:p>
          </table:table-cell>
          <table:table-cell table:number-columns-repeated="2" table:style-name="ce18" office:value-type="string" calcext:value-type="string">
            <text:p>CNPJ: 04.116.056/0001-67</text:p>
          </table:table-cell>
          <table:table-cell table:style-name="ce23" office:value-type="string" calcext:value-type="string">
            <text:p>TOBASA Bioindustrial de Babaçu S/A</text:p>
          </table:table-cell>
          <table:table-cell table:style-name="ce84" office:value-type="float" office:value="174" calcext:value-type="float">
            <text:p>174</text:p>
          </table:table-cell>
          <table:table-cell table:style-name="ce101" table:number-columns-repeated="1016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9" office:value-type="string" calcext:value-type="string">
            <text:p>CNPJ: 04.212.158/0001-86</text:p>
            <text:p>Fornecedor: Leudivan Lensi</text:p>
            <text:p>CPF: 216.318.083-20</text:p>
            <text:p>Produtor: Silmar Pereira Vilela</text:p>
            <text:p>CPF: 308.907.726-49</text:p>
          </table:table-cell>
          <table:table-cell table:style-name="ce19" office:value-type="string" calcext:value-type="string">
            <text:p>CNPJ: 04.212.158/0001-86</text:p>
            <text:p>Fornecedor: Leudivan Lensi</text:p>
            <text:p>CPF: 216.318.083-20</text:p>
            <text:p>Produtor: Silmar Pereira Vilela</text:p>
            <text:p>CPF: 308.907.726-49</text:p>
          </table:table-cell>
          <table:table-cell table:style-name="ce24" office:value-type="string" calcext:value-type="string">
            <text:p>Siderúrgica Ibérica do Pará S/A <text:s text:c="2"/>(Fazenda do Dr. Janu)</text:p>
          </table:table-cell>
          <table:table-cell table:style-name="ce85" office:value-type="float" office:value="10" calcext:value-type="float">
            <text:p>10</text:p>
          </table:table-cell>
          <table:table-cell table:style-name="ce101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08 a 02/09</text:p>
          </table:table-cell>
          <table:table-cell table:style-name="ce47" office:value-type="string" calcext:value-type="string">
            <text:p>GO</text:p>
          </table:table-cell>
          <table:table-cell table:style-name="ce53" office:value-type="string" calcext:value-type="string">
            <text:p>Campo Alegre De Goiás</text:p>
          </table:table-cell>
          <table:table-cell table:number-columns-repeated="2" table:style-name="ce18" office:value-type="string" calcext:value-type="string">
            <text:p>CNPJ: 05.742.195/0001-69</text:p>
          </table:table-cell>
          <table:table-cell table:style-name="ce24" office:value-type="string" calcext:value-type="string">
            <text:p>FACER – Fava Cereais Importação e Exportação <text:s/>Ltda.</text:p>
          </table:table-cell>
          <table:table-cell table:style-name="ce85" office:value-type="float" office:value="67" calcext:value-type="float">
            <text:p>67</text:p>
          </table:table-cell>
          <table:table-cell table:style-name="ce101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23" office:value-type="string" calcext:value-type="string">
            <text:p>10/05 a 19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18" office:value-type="string" calcext:value-type="string">
            <text:p>CNPJ: 07.609.993/0001-42</text:p>
          </table:table-cell>
          <table:table-cell table:style-name="ce23" office:value-type="string" calcext:value-type="string">
            <text:p>Viena Siderúrgica do Maranhão S/A</text:p>
          </table:table-cell>
          <table:table-cell table:style-name="ce84" office:value-type="float" office:value="54" calcext:value-type="float">
            <text:p>5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CNPJ: 07.609.993/0001-42</text:p>
            <text:p>Produtor: Sérgio Venturini</text:p>
            <text:p>CPF: 242.809.925-68</text:p>
          </table:table-cell>
          <table:table-cell table:style-name="ce19" office:value-type="string" calcext:value-type="string">
            <text:p>CNPJ: 07.609.993/0001-42</text:p>
            <text:p>Produtor: Sérgio Venturini</text:p>
            <text:p>CPF: 242.809.925-68</text:p>
          </table:table-cell>
          <table:table-cell table:style-name="ce24" office:value-type="string" calcext:value-type="string">
            <text:p>Viena Siderúrgica  do Maranhão S/A</text:p>
            <text:p>(Fazenda Medalha)</text:p>
          </table:table-cell>
          <table:table-cell table:style-name="ce85" office:value-type="float" office:value="63" calcext:value-type="float">
            <text:p>63</text:p>
          </table:table-cell>
          <table:table-cell table:style-name="ce101" table:number-columns-repeated="1016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Brasilândia Do Tocantins</text:p>
          </table:table-cell>
          <table:table-cell table:number-columns-repeated="2" table:style-name="ce18" office:value-type="string" calcext:value-type="string">
            <text:p>CNPJ: 10.426.518/0001-45</text:p>
          </table:table-cell>
          <table:table-cell table:style-name="ce23" office:value-type="string" calcext:value-type="string">
            <text:p>Siderúrgica do Maranhão S.A - SIMASA</text:p>
          </table:table-cell>
          <table:table-cell table:style-name="ce84" office:value-type="float" office:value="12" calcext:value-type="float">
            <text:p>12</text:p>
          </table:table-cell>
          <table:table-cell table:style-name="ce101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0/05 a 1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number-columns-repeated="2" table:style-name="ce18" office:value-type="string" calcext:value-type="string">
            <text:p>CNPJ: 10.426.518/0001-45</text:p>
          </table:table-cell>
          <table:table-cell table:style-name="ce24" office:value-type="string" calcext:value-type="string">
            <text:p>Siderúrgica do Maranhão S/A – SIMASA</text:p>
          </table:table-cell>
          <table:table-cell table:style-name="ce85" office:value-type="float" office:value="45" calcext:value-type="float">
            <text:p>45</text:p>
          </table:table-cell>
          <table:table-cell table:style-name="ce101" table:number-columns-repeated="1016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6/10 a 15/10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Pindaré Mirim</text:p>
          </table:table-cell>
          <table:table-cell table:number-columns-repeated="2" table:style-name="ce18" office:value-type="string" calcext:value-type="string">
            <text:p>CNPJ: 10.431.249/0001-27</text:p>
          </table:table-cell>
          <table:table-cell table:style-name="ce23" office:value-type="string" calcext:value-type="string">
            <text:p>COSIMA – Companhia Siderúrgica do Maranhão</text:p>
          </table:table-cell>
          <table:table-cell table:style-name="ce84" office:value-type="float" office:value="17" calcext:value-type="float">
            <text:p>17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7/07 a 31/07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Cotegipe</text:p>
          </table:table-cell>
          <table:table-cell table:number-columns-repeated="2" table:style-name="ce18" office:value-type="string" calcext:value-type="string">
            <text:p>COFERGUSA Indústria e Comércio de Ferro Gusa União Ltda.</text:p>
          </table:table-cell>
          <table:table-cell table:style-name="ce24" office:value-type="string" calcext:value-type="string">
            <text:p>Fazenda Campo Largo do Rio Grande I</text:p>
          </table:table-cell>
          <table:table-cell table:style-name="ce85" office:value-type="float" office:value="3" calcext:value-type="float">
            <text:p>3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8" office:value-type="string" calcext:value-type="string">
            <text:p>Délio Fernandes Rodrigues</text:p>
            <text:p>CPF: 288.135.531-53  </text:p>
            <text:p>RG:1.532.049 SSP/GO</text:p>
          </table:table-cell>
          <table:table-cell table:style-name="ce18" office:value-type="string" calcext:value-type="string">
            <text:p>Délio Fernandes Rodrigues</text:p>
            <text:p>CPF: 288.135.531-53  </text:p>
            <text:p>RG:1.532.049 SSP/GO</text:p>
          </table:table-cell>
          <table:table-cell table:style-name="ce24" office:value-type="string" calcext:value-type="string">
            <text:p>Fazenda Primavera II</text:p>
          </table:table-cell>
          <table:table-cell table:style-name="ce85" office:value-type="float" office:value="29" calcext:value-type="float">
            <text:p>2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5/11 a 0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8" office:value-type="string" calcext:value-type="string">
            <text:p>Délio Fernandes Rodrigues</text:p>
            <text:p>CPF: 288.135.531-53</text:p>
            <text:p>RG:1.532.049 SSP/GO</text:p>
          </table:table-cell>
          <table:table-cell table:style-name="ce18" office:value-type="string" calcext:value-type="string">
            <text:p>Délio Fernandes Rodrigues</text:p>
            <text:p>CPF: 288.135.531-53</text:p>
            <text:p>RG:1.532.049 SSP/GO</text:p>
          </table:table-cell>
          <table:table-cell table:style-name="ce24" office:value-type="string" calcext:value-type="string">
            <text:p>Fazenda Rio dos Bois</text:p>
          </table:table-cell>
          <table:table-cell table:style-name="ce85" office:value-type="float" office:value="8" calcext:value-type="float">
            <text:p>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3" office:value-type="string" calcext:value-type="string">
            <text:p>17/05 a 26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om Jesus do Tocantins</text:p>
          </table:table-cell>
          <table:table-cell table:style-name="ce18" office:value-type="string" calcext:value-type="string">
            <text:p>Dórico Buss</text:p>
            <text:p>CPF: 216.132.657-00</text:p>
            <text:p>CEI: 50013.52867/87</text:p>
          </table:table-cell>
          <table:table-cell table:style-name="ce18" office:value-type="string" calcext:value-type="string">
            <text:p>Dórico Buss</text:p>
            <text:p>CPF: 216.132.657-00</text:p>
            <text:p>CEI: 50013.52867/87</text:p>
          </table:table-cell>
          <table:table-cell table:style-name="ce23" office:value-type="string" calcext:value-type="string">
            <text:p>Fazenda Real</text:p>
          </table:table-cell>
          <table:table-cell table:style-name="ce84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07 a 24/07</text:p>
          </table:table-cell>
          <table:table-cell table:style-name="ce47" office:value-type="string" calcext:value-type="string">
            <text:p>PI</text:p>
          </table:table-cell>
          <table:table-cell table:style-name="ce47" office:value-type="string" calcext:value-type="string">
            <text:p>Ribeiro Gonçalves </text:p>
          </table:table-cell>
          <table:table-cell table:style-name="ce18" office:value-type="string" calcext:value-type="string">
            <text:p>Eduardo Dall Magro </text:p>
            <text:p>CPF: 426.384.290-15</text:p>
            <text:p>CEI: 1914214701-05</text:p>
          </table:table-cell>
          <table:table-cell table:style-name="ce18" office:value-type="string" calcext:value-type="string">
            <text:p>Eduardo Dall Magro </text:p>
            <text:p>CPF: 426.384.290-15</text:p>
            <text:p>CEI: 1914214701-05</text:p>
          </table:table-cell>
          <table:table-cell table:style-name="ce24" office:value-type="string" calcext:value-type="string">
            <text:p>Fazenda Cosmos</text:p>
          </table:table-cell>
          <table:table-cell table:style-name="ce85" office:value-type="float" office:value="21" calcext:value-type="float">
            <text:p>21</text:p>
          </table:table-cell>
          <table:table-cell table:style-name="ce101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number-columns-repeated="2" table:style-name="ce18" office:value-type="string" calcext:value-type="string">
            <text:p>Eli Alves da Silva <text:s/>CPF: 150.188.493-04</text:p>
          </table:table-cell>
          <table:table-cell table:style-name="ce24" office:value-type="string" calcext:value-type="string">
            <text:p>Fazenda Guarujá</text:p>
          </table:table-cell>
          <table:table-cell table:style-name="ce85" office:value-type="float" office:value="10" calcext:value-type="float">
            <text:p>10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2/08 a 13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18" office:value-type="string" calcext:value-type="string">
            <text:p>Eli Júnior Pereira</text:p>
            <text:p>CPF: 533.655.421-91</text:p>
            <text:p>CEI: 50.014.72639.80</text:p>
          </table:table-cell>
          <table:table-cell table:style-name="ce18" office:value-type="string" calcext:value-type="string">
            <text:p>Eli Júnior Pereira</text:p>
            <text:p>CPF: 533.655.421-91</text:p>
            <text:p>CEI: 50.014.72639.80</text:p>
          </table:table-cell>
          <table:table-cell table:style-name="ce24" office:value-type="string" calcext:value-type="string">
            <text:p>Fazenda Capivara</text:p>
          </table:table-cell>
          <table:table-cell table:style-name="ce85" office:value-type="float" office:value="44" calcext:value-type="float">
            <text:p>44</text:p>
          </table:table-cell>
          <table:table-cell table:style-name="ce101" table:number-columns-repeated="1016"/>
        </table:table-row>
        <table:table-row table:style-name="ro8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6 a 07/07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Xambioá</text:p>
          </table:table-cell>
          <table:table-cell table:style-name="ce18" office:value-type="string" calcext:value-type="string">
            <text:p>Elisabete Guimarães de Araújo</text:p>
            <text:p>CPF: 576.510.431-20</text:p>
            <text:p>CEI: 28.079.00007-80</text:p>
            <text:p>Robson Aires Guimarães</text:p>
            <text:p>CPF: 433.741.071-20</text:p>
            <text:p>Roberto Aires Guimarães</text:p>
            <text:p>CPF: 433.738.281-04</text:p>
            <text:p>CEI: 50.005.60798-89</text:p>
            <text:p>Rossine Aires Guimarães</text:p>
            <text:p>CPF: 341.419.361-20</text:p>
          </table:table-cell>
          <table:table-cell table:style-name="ce18" office:value-type="string" calcext:value-type="string">
            <text:p>Elisabete Guimarães de Araújo</text:p>
            <text:p>CPF: 576.510.431-20</text:p>
            <text:p>CEI: 28.079.00007-80</text:p>
            <text:p>Robson Aires Guimarães</text:p>
            <text:p>CPF: 433.741.071-20</text:p>
            <text:p>Roberto Aires Guimarães</text:p>
            <text:p>CPF: 433.738.281-04</text:p>
            <text:p>CEI: 50.005.60798-89</text:p>
            <text:p>Rossine Aires Guimarães</text:p>
            <text:p>CPF: 341.419.361-20</text:p>
          </table:table-cell>
          <table:table-cell table:style-name="ce24" office:value-type="string" calcext:value-type="string">
            <text:p>Fazenda Califórnia I e II, Morena e Marinheiro</text:p>
          </table:table-cell>
          <table:table-cell table:style-name="ce85" office:value-type="float" office:value="17" calcext:value-type="float">
            <text:p>17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2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18" office:value-type="string" calcext:value-type="string">
            <text:p>Elton Renato Hollenbach Zimpel</text:p>
            <text:p>CPF: 208.187.501-20</text:p>
            <text:p>CEI: 50.005.95210/87</text:p>
          </table:table-cell>
          <table:table-cell table:style-name="ce18" office:value-type="string" calcext:value-type="string">
            <text:p>Elton Renato Hollenbach Zimpel</text:p>
            <text:p>CPF: 208.187.501-20</text:p>
            <text:p>CEI: 50.005.95210/87</text:p>
          </table:table-cell>
          <table:table-cell table:style-name="ce24" office:value-type="string" calcext:value-type="string">
            <text:p>Fazenda Santa Gemma</text:p>
          </table:table-cell>
          <table:table-cell table:style-name="ce85" office:value-type="float" office:value="13" calcext:value-type="float">
            <text:p>13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3 a 08/04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Bandeirantes Do Tocantins</text:p>
          </table:table-cell>
          <table:table-cell table:style-name="ce18" office:value-type="string" calcext:value-type="string">
            <text:p>Eustáquio Soares Maia </text:p>
            <text:p>CPF: 134.376.746-68 </text:p>
            <text:p>CEI: 111.830.0074-81</text:p>
          </table:table-cell>
          <table:table-cell table:style-name="ce18" office:value-type="string" calcext:value-type="string">
            <text:p>Eustáquio Soares Maia </text:p>
            <text:p>CPF: 134.376.746-68 </text:p>
            <text:p>CEI: 111.830.0074-81</text:p>
          </table:table-cell>
          <table:table-cell table:style-name="ce24" office:value-type="string" calcext:value-type="string">
            <text:p>Fazenda Polinardo</text:p>
          </table:table-cell>
          <table:table-cell table:style-name="ce85" office:value-type="float" office:value="15" calcext:value-type="float">
            <text:p>15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Everaldino Vilas Boas de Almeida</text:p>
            <text:p>CPF: 203.673.505-30</text:p>
          </table:table-cell>
          <table:table-cell table:style-name="ce18" office:value-type="string" calcext:value-type="string">
            <text:p>Everaldino Vilas Boas de Almeida</text:p>
            <text:p>CPF: 203.673.505-30</text:p>
          </table:table-cell>
          <table:table-cell table:style-name="ce24" office:value-type="string" calcext:value-type="string">
            <text:p>Fazenda Graciosa</text:p>
          </table:table-cell>
          <table:table-cell table:style-name="ce85" office:value-type="float" office:value="2" calcext:value-type="float">
            <text:p>2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7/06 a 2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Fábio Oliveira Ribeiro</text:p>
            <text:p>CPF: 402.456.832-91</text:p>
            <text:p>CEI: 500.118.190.381</text:p>
          </table:table-cell>
          <table:table-cell table:style-name="ce18" office:value-type="string" calcext:value-type="string">
            <text:p>Fábio Oliveira Ribeiro</text:p>
            <text:p>CPF: 402.456.832-91</text:p>
            <text:p>CEI: 500.118.190.381</text:p>
          </table:table-cell>
          <table:table-cell table:style-name="ce24" office:value-type="string" calcext:value-type="string">
            <text:p>Fazenda Tabernáculo</text:p>
          </table:table-cell>
          <table:table-cell table:style-name="ce85" office:value-type="float" office:value="24" calcext:value-type="float">
            <text:p>2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6/01 a 04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antana Do Araguaia</text:p>
          </table:table-cell>
          <table:table-cell table:style-name="ce18" office:value-type="string" calcext:value-type="string">
            <text:p>Flávio Pinho de Almeida   </text:p>
            <text:p>CPF: 004.575.238-91   </text:p>
            <text:p>CEI: 12096.000.080-0</text:p>
          </table:table-cell>
          <table:table-cell table:style-name="ce18" office:value-type="string" calcext:value-type="string">
            <text:p>Flávio Pinho de Almeida   </text:p>
            <text:p>CPF: 004.575.238-91   </text:p>
            <text:p>CEI: 12096.000.080-0</text:p>
          </table:table-cell>
          <table:table-cell table:style-name="ce24" office:value-type="string" calcext:value-type="string">
            <text:p>Fazenda Rio Liberdade</text:p>
          </table:table-cell>
          <table:table-cell table:style-name="ce85" office:value-type="float" office:value="49" calcext:value-type="float">
            <text:p>49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7 a 30/07</text:p>
          </table:table-cell>
          <table:table-cell table:style-name="ce47" office:value-type="string" calcext:value-type="string">
            <text:p>MG</text:p>
          </table:table-cell>
          <table:table-cell table:style-name="ce53" office:value-type="string" calcext:value-type="string">
            <text:p>Paracatu</text:p>
          </table:table-cell>
          <table:table-cell table:style-name="ce18" office:value-type="string" calcext:value-type="string">
            <text:p>Francisco Braz Cavalcante       </text:p>
            <text:p>CPF: 339.037.196-68</text:p>
          </table:table-cell>
          <table:table-cell table:style-name="ce18" office:value-type="string" calcext:value-type="string">
            <text:p>Francisco Braz Cavalcante       </text:p>
            <text:p>CPF: 339.037.196-68</text:p>
          </table:table-cell>
          <table:table-cell table:style-name="ce24" office:value-type="string" calcext:value-type="string">
            <text:p>Carvoaria</text:p>
          </table:table-cell>
          <table:table-cell table:style-name="ce85" office:value-type="float" office:value="9" calcext:value-type="float">
            <text:p>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5 <text:s/>a 2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Geraldo Do Araguaia</text:p>
          </table:table-cell>
          <table:table-cell table:style-name="ce18" office:value-type="string" calcext:value-type="string">
            <text:p>Francisco de Almeida Leal</text:p>
            <text:p>CPF: 018.603.641-87</text:p>
            <text:p>CEI: 50.013.88796-83</text:p>
          </table:table-cell>
          <table:table-cell table:style-name="ce18" office:value-type="string" calcext:value-type="string">
            <text:p>Francisco de Almeida Leal</text:p>
            <text:p>CPF: 018.603.641-87</text:p>
            <text:p>CEI: 50.013.88796-83</text:p>
          </table:table-cell>
          <table:table-cell table:style-name="ce24" office:value-type="string" calcext:value-type="string">
            <text:p>Fazenda Santo Antônio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3/12 a 18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18" office:value-type="string" calcext:value-type="string">
            <text:p>Francisco Matos Dias </text:p>
            <text:p>CPF: 003.739.075-91</text:p>
            <text:p>CEI: 1205500112/82</text:p>
          </table:table-cell>
          <table:table-cell table:style-name="ce18" office:value-type="string" calcext:value-type="string">
            <text:p>Francisco Matos Dias </text:p>
            <text:p>CPF: 003.739.075-91</text:p>
            <text:p>CEI: 1205500112/82</text:p>
          </table:table-cell>
          <table:table-cell table:style-name="ce24" office:value-type="string" calcext:value-type="string">
            <text:p>Fazenda Floresta</text:p>
          </table:table-cell>
          <table:table-cell table:style-name="ce85" office:value-type="float" office:value="15" calcext:value-type="float">
            <text:p>15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7/06 a 2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lestina Do Pará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24" office:value-type="string" calcext:value-type="string">
            <text:p>Fazenda Indiaçu</text:p>
          </table:table-cell>
          <table:table-cell table:style-name="ce85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7/05 a 26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Tailândia</text:p>
          </table:table-cell>
          <table:table-cell table:style-name="ce18" office:value-type="string" calcext:value-type="string">
            <text:p>Francisco Wagno de Souza</text:p>
            <text:p>CPF: 216.189.683-00</text:p>
            <text:p>CEI: 12.103.00012/82</text:p>
          </table:table-cell>
          <table:table-cell table:style-name="ce18" office:value-type="string" calcext:value-type="string">
            <text:p>Francisco Wagno de Souza</text:p>
            <text:p>CPF: 216.189.683-00</text:p>
            <text:p>CEI: 12.103.00012/82</text:p>
          </table:table-cell>
          <table:table-cell table:style-name="ce24" office:value-type="string" calcext:value-type="string">
            <text:p>Fazenda Ferrugem</text:p>
          </table:table-cell>
          <table:table-cell table:style-name="ce85" office:value-type="float" office:value="18" calcext:value-type="float">
            <text:p>1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Centro Novo do Maranhão</text:p>
          </table:table-cell>
          <table:table-cell table:style-name="ce18" office:value-type="string" calcext:value-type="string">
            <text:p>Gilberto Andrade</text:p>
            <text:p>CPF: 032.316.072-72</text:p>
            <text:p>CEI:3901000061-86</text:p>
          </table:table-cell>
          <table:table-cell table:style-name="ce18" office:value-type="string" calcext:value-type="string">
            <text:p>Gilberto Andrade</text:p>
            <text:p>CPF: 032.316.072-72</text:p>
            <text:p>CEI:3901000061-86</text:p>
          </table:table-cell>
          <table:table-cell table:style-name="ce24" office:value-type="string" calcext:value-type="string">
            <text:p>Fazenda Boa Fé/ Caru</text:p>
          </table:table-cell>
          <table:table-cell table:style-name="ce85" office:value-type="float" office:value="18" calcext:value-type="float">
            <text:p>1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07 a 31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18" office:value-type="string" calcext:value-type="string">
            <text:p>Gildálio Campos da Silveira </text:p>
            <text:p>CPF: 163.817.265-04</text:p>
            <text:p>CNPJ: 07.933.914/0001-54</text:p>
          </table:table-cell>
          <table:table-cell table:style-name="ce18" office:value-type="string" calcext:value-type="string">
            <text:p>Gildálio Campos da Silveira </text:p>
            <text:p>CPF: 163.817.265-04</text:p>
            <text:p>CNPJ: 07.933.914/0001-54</text:p>
          </table:table-cell>
          <table:table-cell table:style-name="ce24" office:value-type="string" calcext:value-type="string">
            <text:p>SIMARA – Siderúrgica Marabá S/A.</text:p>
            <text:p>(G. Campos da Silva – ME)</text:p>
          </table:table-cell>
          <table:table-cell table:style-name="ce85" office:value-type="float" office:value="6" calcext:value-type="float">
            <text:p>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Vila Nova Dos Martírios</text:p>
          </table:table-cell>
          <table:table-cell table:style-name="ce18" office:value-type="string" calcext:value-type="string">
            <text:p>Gildete Antuneso de Carvalho</text:p>
            <text:p>CPF: 031.404.826-04</text:p>
          </table:table-cell>
          <table:table-cell table:style-name="ce18" office:value-type="string" calcext:value-type="string">
            <text:p>Gildete Antuneso de Carvalho</text:p>
            <text:p>CPF: 031.404.826-04</text:p>
          </table:table-cell>
          <table:table-cell table:style-name="ce24" office:value-type="string" calcext:value-type="string">
            <text:p>Fazenda São Luís</text:p>
          </table:table-cell>
          <table:table-cell table:style-name="ce85" office:value-type="float" office:value="8" calcext:value-type="float">
            <text:p>8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6 a 07/07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ominas</text:p>
          </table:table-cell>
          <table:table-cell table:style-name="ce18" office:value-type="string" calcext:value-type="string">
            <text:p>Henrique Alves de Oliveira</text:p>
            <text:p>CPF: 019.538.851-87</text:p>
          </table:table-cell>
          <table:table-cell table:style-name="ce18" office:value-type="string" calcext:value-type="string">
            <text:p>Henrique Alves de Oliveira</text:p>
            <text:p>CPF: 019.538.851-87</text:p>
          </table:table-cell>
          <table:table-cell table:style-name="ce24" office:value-type="string" calcext:value-type="string">
            <text:p>Fazenda Bacurizinho</text:p>
          </table:table-cell>
          <table:table-cell table:style-name="ce85" office:value-type="float" office:value="10" calcext:value-type="float">
            <text:p>10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style-name="ce18" office:value-type="string" calcext:value-type="string">
            <text:p>Horácio Joaquim Neves </text:p>
            <text:p>CPF: 063.150.541-53 </text:p>
            <text:p>CEI: 37.090.00077-85</text:p>
          </table:table-cell>
          <table:table-cell table:style-name="ce18" office:value-type="string" calcext:value-type="string">
            <text:p>Horácio Joaquim Neves </text:p>
            <text:p>CPF: 063.150.541-53 </text:p>
            <text:p>CEI: 37.090.00077-85</text:p>
          </table:table-cell>
          <table:table-cell table:style-name="ce24" office:value-type="string" calcext:value-type="string">
            <text:p>Fazenda Araguaia</text:p>
          </table:table-cell>
          <table:table-cell table:style-name="ce85" office:value-type="float" office:value="32" calcext:value-type="float">
            <text:p>32</text:p>
          </table:table-cell>
          <table:table-cell table:style-name="ce101" table:number-columns-repeated="1016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29/04 a 08/05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São Félix Do Araguaia</text:p>
          </table:table-cell>
          <table:table-cell table:style-name="ce18" office:value-type="string" calcext:value-type="string">
            <text:p>Ilias Antônio de Oliveira</text:p>
            <text:p>CEI: 100530000282</text:p>
            <text:p>Antônio Claret Ferreira</text:p>
            <text:p>CPF: 281.426.246-72</text:p>
          </table:table-cell>
          <table:table-cell table:style-name="ce18" office:value-type="string" calcext:value-type="string">
            <text:p>Ilias Antônio de Oliveira</text:p>
            <text:p>CEI: 100530000282</text:p>
            <text:p>Antônio Claret Ferreira</text:p>
            <text:p>CPF: 281.426.246-72</text:p>
          </table:table-cell>
          <table:table-cell table:style-name="ce24" office:value-type="string" calcext:value-type="string">
            <text:p>Fazenda Paraíso</text:p>
          </table:table-cell>
          <table:table-cell table:style-name="ce85" office:value-type="float" office:value="9" calcext:value-type="float">
            <text:p>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03 a <text:s/>18/03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Jan Clésio Ferreira de Aguilar </text:p>
            <text:p>(Produtor de Carvão) </text:p>
            <text:p>CNPJ: 00.560.621/0001-20</text:p>
          </table:table-cell>
          <table:table-cell table:style-name="ce18" office:value-type="string" calcext:value-type="string">
            <text:p>Jan Clésio Ferreira de Aguilar </text:p>
            <text:p>(Produtor de Carvão) </text:p>
            <text:p>CNPJ: 00.560.621/0001-20</text:p>
          </table:table-cell>
          <table:table-cell table:style-name="ce23" office:value-type="string" calcext:value-type="string">
            <text:p>FERGUMAR – Ferro Gusa do Maranhão Ltda.</text:p>
          </table:table-cell>
          <table:table-cell table:style-name="ce85" office:value-type="float" office:value="29" calcext:value-type="float">
            <text:p>2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AL</text:p>
          </table:table-cell>
          <table:table-cell table:style-name="ce47" office:value-type="string" calcext:value-type="string">
            <text:p>Piçarra</text:p>
          </table:table-cell>
          <table:table-cell table:style-name="ce18" office:value-type="string" calcext:value-type="string">
            <text:p>João Batista de Jesus Ribeiro </text:p>
            <text:p>CPF: 117.471.451-49 </text:p>
            <text:p>CEI: 50.012.64767-89</text:p>
          </table:table-cell>
          <table:table-cell table:style-name="ce18" office:value-type="string" calcext:value-type="string">
            <text:p>João Batista de Jesus Ribeiro </text:p>
            <text:p>CPF: 117.471.451-49 </text:p>
            <text:p>CEI: 50.012.64767-89</text:p>
          </table:table-cell>
          <table:table-cell table:style-name="ce24" office:value-type="string" calcext:value-type="string">
            <text:p>Fazenda Ouro Verde</text:p>
          </table:table-cell>
          <table:table-cell table:style-name="ce85" office:value-type="float" office:value="35" calcext:value-type="float">
            <text:p>35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3 a 08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Xambioá</text:p>
          </table:table-cell>
          <table:table-cell table:style-name="ce18" office:value-type="string" calcext:value-type="string">
            <text:p>João Batista Lopes </text:p>
            <text:p>CPF: 219.333.321-15</text:p>
          </table:table-cell>
          <table:table-cell table:style-name="ce18" office:value-type="string" calcext:value-type="string">
            <text:p>João Batista Lopes </text:p>
            <text:p>CPF: 219.333.321-15</text:p>
          </table:table-cell>
          <table:table-cell table:style-name="ce24" office:value-type="string" calcext:value-type="string">
            <text:p>Fazenda Serra Bonita</text:p>
          </table:table-cell>
          <table:table-cell table:style-name="ce85" office:value-type="float" office:value="9" calcext:value-type="float">
            <text:p>9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anta Luzia</text:p>
          </table:table-cell>
          <table:table-cell table:style-name="ce18" office:value-type="string" calcext:value-type="string">
            <text:p>João Bezerra Leitão</text:p>
            <text:p>CPF: 002.102.003-59</text:p>
          </table:table-cell>
          <table:table-cell table:style-name="ce18" office:value-type="string" calcext:value-type="string">
            <text:p>João Bezerra Leitão</text:p>
            <text:p>CPF: 002.102.003-59</text:p>
          </table:table-cell>
          <table:table-cell table:style-name="ce24" office:value-type="string" calcext:value-type="string">
            <text:p>Fazenda Colorado</text:p>
          </table:table-cell>
          <table:table-cell table:style-name="ce85" office:value-type="float" office:value="8" calcext:value-type="float">
            <text:p>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7/05 a 26/05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Xinguara</text:p>
          </table:table-cell>
          <table:table-cell table:style-name="ce18" office:value-type="string" calcext:value-type="string">
            <text:p>João Carlos Guimarães Gifonni </text:p>
            <text:p>CPF: 031.384.701-06 </text:p>
            <text:p>CEI: 120.870005/83</text:p>
          </table:table-cell>
          <table:table-cell table:style-name="ce18" office:value-type="string" calcext:value-type="string">
            <text:p>João Carlos Guimarães Gifonni </text:p>
            <text:p>CPF: 031.384.701-06 </text:p>
            <text:p>CEI: 120.870005/83</text:p>
          </table:table-cell>
          <table:table-cell table:style-name="ce24" office:value-type="string" calcext:value-type="string">
            <text:p>Fazenda Água Fria</text:p>
          </table:table-cell>
          <table:table-cell table:style-name="ce85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1/06 a 30/06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Correntina</text:p>
          </table:table-cell>
          <table:table-cell table:style-name="ce18" office:value-type="string" calcext:value-type="string">
            <text:p>João Henrique Meneghel  </text:p>
            <text:p>CPF: 680.729.379-87</text:p>
            <text:p>CEI: 00318100149881</text:p>
          </table:table-cell>
          <table:table-cell table:style-name="ce18" office:value-type="string" calcext:value-type="string">
            <text:p>João Henrique Meneghel  </text:p>
            <text:p>CPF: 680.729.379-87</text:p>
            <text:p>CEI: 00318100149881</text:p>
          </table:table-cell>
          <table:table-cell table:style-name="ce24" office:value-type="string" calcext:value-type="string">
            <text:p>Fazenda Guará do Meio</text:p>
          </table:table-cell>
          <table:table-cell table:style-name="ce85" office:value-type="float" office:value="68" calcext:value-type="float">
            <text:p>68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9 a 02/10</text:p>
          </table:table-cell>
          <table:table-cell table:style-name="ce47" office:value-type="string" calcext:value-type="string">
            <text:p>MG</text:p>
          </table:table-cell>
          <table:table-cell table:style-name="ce53" office:value-type="string" calcext:value-type="string">
            <text:p>Santa Fé De Minas</text:p>
          </table:table-cell>
          <table:table-cell table:style-name="ce18" office:value-type="string" calcext:value-type="string">
            <text:p>Joaquim Cândido Alves Moreira</text:p>
            <text:p>CPF: 271.158.956-00</text:p>
          </table:table-cell>
          <table:table-cell table:style-name="ce18" office:value-type="string" calcext:value-type="string">
            <text:p>Joaquim Cândido Alves Moreira</text:p>
            <text:p>CPF: 271.158.956-00</text:p>
          </table:table-cell>
          <table:table-cell table:style-name="ce24" office:value-type="string" calcext:value-type="string">
            <text:p>Fazenda Riacho do Fogo</text:p>
            <text:p>Fazenda Três Riachos</text:p>
          </table:table-cell>
          <table:table-cell table:style-name="ce85" office:value-type="float" office:value="8" calcext:value-type="float">
            <text:p>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06/12 a 16/12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Jorge Alfredo Lauck</text:p>
            <text:p>CEI: 50.003.34736/87</text:p>
            <text:p>CPF: 240.823.339-91</text:p>
          </table:table-cell>
          <table:table-cell table:style-name="ce18" office:value-type="string" calcext:value-type="string">
            <text:p>Jorge Alfredo Lauck</text:p>
            <text:p>CEI: 50.003.34736/87</text:p>
            <text:p>CPF: 240.823.339-91</text:p>
          </table:table-cell>
          <table:table-cell table:style-name="ce23" office:value-type="string" calcext:value-type="string">
            <text:p>Fazenda Nossa Senhora Aparecida</text:p>
          </table:table-cell>
          <table:table-cell table:style-name="ce84" office:value-type="float" office:value="39" calcext:value-type="float">
            <text:p>39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30/06 a 01/07</text:p>
          </table:table-cell>
          <table:table-cell table:style-name="ce47" office:value-type="string" calcext:value-type="string">
            <text:p>ES</text:p>
          </table:table-cell>
          <table:table-cell table:style-name="ce47" office:value-type="string" calcext:value-type="string">
            <text:p>Conceição da Barra</text:p>
          </table:table-cell>
          <table:table-cell table:style-name="ce18" office:value-type="string" calcext:value-type="string">
            <text:p>Jorge Henrique Donato e outros</text:p>
            <text:p>CPF: 027.708.497-00</text:p>
          </table:table-cell>
          <table:table-cell table:style-name="ce18" office:value-type="string" calcext:value-type="string">
            <text:p>Jorge Henrique Donato e outros</text:p>
            <text:p>CPF: 027.708.497-00</text:p>
          </table:table-cell>
          <table:table-cell table:style-name="ce24" office:value-type="string" calcext:value-type="string">
            <text:p>Condomínio Agrícola Itaúnas</text:p>
          </table:table-cell>
          <table:table-cell table:style-name="ce85" office:value-type="float" office:value="108" calcext:value-type="float">
            <text:p>10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08/03 a <text:s/>18/03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Jorge Luiz Bastiani</text:p>
            <text:p>(Produtor de Carvão) </text:p>
            <text:p>CNPJ: 10.426.518/0001-45</text:p>
          </table:table-cell>
          <table:table-cell table:style-name="ce18" office:value-type="string" calcext:value-type="string">
            <text:p>Jorge Luiz Bastiani</text:p>
            <text:p>(Produtor de Carvão) </text:p>
            <text:p>CNPJ: 10.426.518/0001-45</text:p>
          </table:table-cell>
          <table:table-cell table:style-name="ce24" office:value-type="string" calcext:value-type="string">
            <text:p>Siderúrgica do Maranhão S/A - SIMASA</text:p>
          </table:table-cell>
          <table:table-cell table:style-name="ce85" office:value-type="float" office:value="34" calcext:value-type="float">
            <text:p>34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18" office:value-type="string" calcext:value-type="string">
            <text:p>Jorge Mutran Exp. e Imp. Ltda. </text:p>
            <text:p>CNPJ: 047975690005-04</text:p>
          </table:table-cell>
          <table:table-cell table:style-name="ce18" office:value-type="string" calcext:value-type="string">
            <text:p>Jorge Mutran Exp. e Imp. Ltda. </text:p>
            <text:p>CNPJ: 047975690005-04</text:p>
          </table:table-cell>
          <table:table-cell table:style-name="ce24" office:value-type="string" calcext:value-type="string">
            <text:p>Fazenda Cabeceira</text:p>
          </table:table-cell>
          <table:table-cell table:style-name="ce85" office:value-type="float" office:value="13" calcext:value-type="float">
            <text:p>13</text:p>
          </table:table-cell>
          <table:table-cell table:style-name="ce101" table:number-columns-repeated="1016"/>
        </table:table-row>
        <table:table-row table:style-name="ro9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6 a 01/07</text:p>
          </table:table-cell>
          <table:table-cell table:style-name="ce47" office:value-type="string" calcext:value-type="string">
            <text:p>PI</text:p>
          </table:table-cell>
          <table:table-cell table:style-name="ce47" office:value-type="string" calcext:value-type="string">
            <text:p>Baixa Grande do Ribeiro</text:p>
          </table:table-cell>
          <table:table-cell table:style-name="ce18" office:value-type="string" calcext:value-type="string">
            <text:p>José Antônio Gorgen</text:p>
            <text:p>RG: 9024757016 SSP/RS</text:p>
            <text:p>CPF:430.966.620-53 </text:p>
            <text:p>Salete Teresinha Gorgen</text:p>
            <text:p>RG: 895.457 SSP/MA</text:p>
            <text:p>CPF:412.790.933-15</text:p>
          </table:table-cell>
          <table:table-cell table:style-name="ce18" office:value-type="string" calcext:value-type="string">
            <text:p>José Antônio Gorgen</text:p>
            <text:p>RG: 9024757016 SSP/RS</text:p>
            <text:p>CPF:430.966.620-53 </text:p>
            <text:p>Salete Teresinha Gorgen</text:p>
            <text:p>RG: 895.457 SSP/MA</text:p>
            <text:p>CPF:412.790.933-15</text:p>
          </table:table-cell>
          <table:table-cell table:style-name="ce24" office:value-type="string" calcext:value-type="string">
            <text:p>Companhia Agrícola Ribeirão <text:s/>(Fazenda Ribeirão)</text:p>
          </table:table-cell>
          <table:table-cell table:style-name="ce85" office:value-type="float" office:value="17" calcext:value-type="float">
            <text:p>17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anta Luzia</text:p>
          </table:table-cell>
          <table:table-cell table:style-name="ce18" office:value-type="string" calcext:value-type="string">
            <text:p>José Augusto Vieira</text:p>
            <text:p>CPF: 045.072.905-20</text:p>
            <text:p>CEI: 0909900008-85</text:p>
          </table:table-cell>
          <table:table-cell table:style-name="ce18" office:value-type="string" calcext:value-type="string">
            <text:p>José Augusto Vieira</text:p>
            <text:p>CPF: 045.072.905-20</text:p>
            <text:p>CEI: 0909900008-85</text:p>
          </table:table-cell>
          <table:table-cell table:style-name="ce23" office:value-type="string" calcext:value-type="string">
            <text:p>Fazenda Agro Maratá</text:p>
          </table:table-cell>
          <table:table-cell table:style-name="ce85" office:value-type="float" office:value="50" calcext:value-type="float">
            <text:p>50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18" office:value-type="string" calcext:value-type="string">
            <text:p>José Bonfim de Lavor</text:p>
            <text:p>CPF: 049.726.603-25</text:p>
          </table:table-cell>
          <table:table-cell table:style-name="ce18" office:value-type="string" calcext:value-type="string">
            <text:p>José Bonfim de Lavor</text:p>
            <text:p>CPF: 049.726.603-25</text:p>
          </table:table-cell>
          <table:table-cell table:style-name="ce24" office:value-type="string" calcext:value-type="string">
            <text:p>Fazenda Bonfim</text:p>
          </table:table-cell>
          <table:table-cell table:style-name="ce85" office:value-type="float" office:value="4" calcext:value-type="float">
            <text:p>4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1/07 a 27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Altamira</text:p>
          </table:table-cell>
          <table:table-cell table:style-name="ce18" office:value-type="string" calcext:value-type="string">
            <text:p>José Carlos dos Santos</text:p>
            <text:p>CPF: 862.707.961-72</text:p>
          </table:table-cell>
          <table:table-cell table:style-name="ce18" office:value-type="string" calcext:value-type="string">
            <text:p>José Carlos dos Santos</text:p>
            <text:p>CPF: 862.707.961-72</text:p>
          </table:table-cell>
          <table:table-cell table:style-name="ce24" office:value-type="string" calcext:value-type="string">
            <text:p>Fazenda Bela Vista</text:p>
          </table:table-cell>
          <table:table-cell table:style-name="ce84" office:value-type="float" office:value="79" calcext:value-type="float">
            <text:p>79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6/1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8" office:value-type="string" calcext:value-type="string">
            <text:p>José Carlos Tardin do Carmo Júnior</text:p>
            <text:p>CPF: 897.806.907-10</text:p>
          </table:table-cell>
          <table:table-cell table:style-name="ce18" office:value-type="string" calcext:value-type="string">
            <text:p>José Carlos Tardin do Carmo Júnior</text:p>
            <text:p>CPF: 897.806.907-10</text:p>
          </table:table-cell>
          <table:table-cell table:style-name="ce24" office:value-type="string" calcext:value-type="string">
            <text:p>Fazenda Colatina</text:p>
          </table:table-cell>
          <table:table-cell table:style-name="ce85" office:value-type="float" office:value="124" calcext:value-type="float">
            <text:p>12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José Egídio Quintal</text:p>
            <text:p>CPF: 011.739.109-30</text:p>
            <text:p>CEI: 3280000587-81</text:p>
          </table:table-cell>
          <table:table-cell table:style-name="ce18" office:value-type="string" calcext:value-type="string">
            <text:p>José Egídio Quintal</text:p>
            <text:p>CPF: 011.739.109-30</text:p>
            <text:p>CEI: 3280000587-81</text:p>
          </table:table-cell>
          <table:table-cell table:style-name="ce24" office:value-type="string" calcext:value-type="string">
            <text:p>Fazenda Redenção</text:p>
          </table:table-cell>
          <table:table-cell table:style-name="ce85" office:value-type="float" office:value="6" calcext:value-type="float">
            <text:p>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Bom Jesus das Selvas</text:p>
          </table:table-cell>
          <table:table-cell table:style-name="ce18" office:value-type="string" calcext:value-type="string">
            <text:p>José Luis Dacol</text:p>
            <text:p>CPF: 493.455.677-04</text:p>
          </table:table-cell>
          <table:table-cell table:style-name="ce18" office:value-type="string" calcext:value-type="string">
            <text:p>José Luis Dacol</text:p>
            <text:p>CPF: 493.455.677-04</text:p>
          </table:table-cell>
          <table:table-cell table:style-name="ce24" office:value-type="string" calcext:value-type="string">
            <text:p>Fazenda Planeta</text:p>
          </table:table-cell>
          <table:table-cell table:style-name="ce85" office:value-type="float" office:value="4" calcext:value-type="float">
            <text:p>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8 a 12/09</text:p>
          </table:table-cell>
          <table:table-cell table:style-name="ce47" office:value-type="string" calcext:value-type="string">
            <text:p>GO</text:p>
          </table:table-cell>
          <table:table-cell table:style-name="ce53" office:value-type="string" calcext:value-type="string">
            <text:p>Campo Alegre De Goiás</text:p>
          </table:table-cell>
          <table:table-cell table:style-name="ce18" office:value-type="string" calcext:value-type="string">
            <text:p>José Ribeiro de Mendonça   </text:p>
            <text:p>CPF: 035.771.638-87  </text:p>
            <text:p>CNPJ: 50.899.293/0010-50</text:p>
          </table:table-cell>
          <table:table-cell table:style-name="ce18" office:value-type="string" calcext:value-type="string">
            <text:p>José Ribeiro de Mendonça   </text:p>
            <text:p>CPF: 035.771.638-87  </text:p>
            <text:p>CNPJ: 50.899.293/0010-50</text:p>
          </table:table-cell>
          <table:table-cell table:style-name="ce24" office:value-type="string" calcext:value-type="string">
            <text:p>Agromen Sementes Agrícolas Ltda.</text:p>
            <text:p>Fazenda Agromen</text:p>
            <text:p>(Fazenda São Martinho)</text:p>
          </table:table-cell>
          <table:table-cell table:style-name="ce85" office:value-type="float" office:value="84" calcext:value-type="float">
            <text:p>8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5/08 a 02/09</text:p>
          </table:table-cell>
          <table:table-cell table:style-name="ce46" office:value-type="string" calcext:value-type="string">
            <text:p>GO</text:p>
          </table:table-cell>
          <table:table-cell table:style-name="ce52" office:value-type="string" calcext:value-type="string">
            <text:p>Campo Alegre De Goiás</text:p>
          </table:table-cell>
          <table:table-cell table:style-name="ce18" office:value-type="string" calcext:value-type="string">
            <text:p>José Roberto Martins e outros</text:p>
            <text:p>CPF: 547.249.459-15</text:p>
            <text:p>CEI: 32570004171/83</text:p>
          </table:table-cell>
          <table:table-cell table:style-name="ce18" office:value-type="string" calcext:value-type="string">
            <text:p>José Roberto Martins e outros</text:p>
            <text:p>CPF: 547.249.459-15</text:p>
            <text:p>CEI: 32570004171/83</text:p>
          </table:table-cell>
          <table:table-cell table:style-name="ce23" office:value-type="string" calcext:value-type="string">
            <text:p>Fazenda São Joaquim</text:p>
          </table:table-cell>
          <table:table-cell table:style-name="ce84" office:value-type="float" office:value="41" calcext:value-type="float">
            <text:p>41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aianópolis</text:p>
          </table:table-cell>
          <table:table-cell table:style-name="ce18" office:value-type="string" calcext:value-type="string">
            <text:p>José Tarcísio de Souza e outros </text:p>
            <text:p>CPF: 322.485.636-04</text:p>
          </table:table-cell>
          <table:table-cell table:style-name="ce18" office:value-type="string" calcext:value-type="string">
            <text:p>José Tarcísio de Souza e outros </text:p>
            <text:p>CPF: 322.485.636-04</text:p>
          </table:table-cell>
          <table:table-cell table:style-name="ce24" office:value-type="string" calcext:value-type="string">
            <text:p>Fazenda Errejota, Fazenda Terra Nova e Fazenda Galiléia</text:p>
          </table:table-cell>
          <table:table-cell table:style-name="ce85" office:value-type="float" office:value="8" calcext:value-type="float">
            <text:p>8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ão Domingos do Capim</text:p>
          </table:table-cell>
          <table:table-cell table:style-name="ce18" office:value-type="string" calcext:value-type="string">
            <text:p>Juliano Heringer Branco</text:p>
            <text:p>CPF: 958.964.303-53</text:p>
          </table:table-cell>
          <table:table-cell table:style-name="ce18" office:value-type="string" calcext:value-type="string">
            <text:p>Juliano Heringer Branco</text:p>
            <text:p>CPF: 958.964.303-53</text:p>
          </table:table-cell>
          <table:table-cell table:style-name="ce24" office:value-type="string" calcext:value-type="string">
            <text:p>Fazenda Herança</text:p>
          </table:table-cell>
          <table:table-cell table:style-name="ce85" office:value-type="float" office:value="6" calcext:value-type="float">
            <text:p>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9 a 02/10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style-name="ce18" office:value-type="string" calcext:value-type="string">
            <text:p>Laci Martins da Silva</text:p>
            <text:p>CPF: 016.173.971-72</text:p>
          </table:table-cell>
          <table:table-cell table:style-name="ce18" office:value-type="string" calcext:value-type="string">
            <text:p>Laci Martins da Silva</text:p>
            <text:p>CPF: 016.173.971-72</text:p>
          </table:table-cell>
          <table:table-cell table:style-name="ce24" office:value-type="string" calcext:value-type="string">
            <text:p>Fazenda Esporãozinho</text:p>
          </table:table-cell>
          <table:table-cell table:style-name="ce85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2 a 16/1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inop</text:p>
          </table:table-cell>
          <table:table-cell table:style-name="ce18" office:value-type="string" calcext:value-type="string">
            <text:p>Leandro Mussi  </text:p>
            <text:p>CPF: 158.206.068-17</text:p>
          </table:table-cell>
          <table:table-cell table:style-name="ce18" office:value-type="string" calcext:value-type="string">
            <text:p>Leandro Mussi  </text:p>
            <text:p>CPF: 158.206.068-17</text:p>
          </table:table-cell>
          <table:table-cell table:style-name="ce24" office:value-type="string" calcext:value-type="string">
            <text:p>Fazenda Aeroporto</text:p>
          </table:table-cell>
          <table:table-cell table:style-name="ce85" office:value-type="float" office:value="53" calcext:value-type="float">
            <text:p>53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aianópolis</text:p>
          </table:table-cell>
          <table:table-cell table:style-name="ce18" office:value-type="string" calcext:value-type="string">
            <text:p>Leliano Sérgio Andrade e outros</text:p>
            <text:p>CPF: 784.293.906-34</text:p>
          </table:table-cell>
          <table:table-cell table:style-name="ce18" office:value-type="string" calcext:value-type="string">
            <text:p>Leliano Sérgio Andrade e outros</text:p>
            <text:p>CPF: 784.293.906-34</text:p>
          </table:table-cell>
          <table:table-cell table:style-name="ce24" office:value-type="string" calcext:value-type="string">
            <text:p>Fazenda Santa Clara I, Fazenda Progresso e Fazenda Esperança</text:p>
          </table:table-cell>
          <table:table-cell table:style-name="ce85" office:value-type="float" office:value="21" calcext:value-type="float">
            <text:p>21</text:p>
          </table:table-cell>
          <table:table-cell table:style-name="ce101" table:number-columns-repeated="1016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6 a 07/07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poema</text:p>
          </table:table-cell>
          <table:table-cell table:style-name="ce18" office:value-type="string" calcext:value-type="string">
            <text:p>Leoni Lavagnoli</text:p>
            <text:p>CEI: 50.008.23958-88</text:p>
            <text:p>CPF: 478.803.847-15</text:p>
            <text:p>Fernandes Lavagnoli</text:p>
            <text:p>CPF: 525.631.547-15</text:p>
          </table:table-cell>
          <table:table-cell table:style-name="ce18" office:value-type="string" calcext:value-type="string">
            <text:p>Leoni Lavagnoli</text:p>
            <text:p>CEI: 50.008.23958-88</text:p>
            <text:p>CPF: 478.803.847-15</text:p>
            <text:p>Fernandes Lavagnoli</text:p>
            <text:p>CPF: 525.631.547-15</text:p>
          </table:table-cell>
          <table:table-cell table:style-name="ce23" office:value-type="string" calcext:value-type="string">
            <text:p>Fazendas Paraíso e Colatina</text:p>
          </table:table-cell>
          <table:table-cell table:style-name="ce85" office:value-type="float" office:value="53" calcext:value-type="float">
            <text:p>53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24/06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ampo Novo dos Parecis 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00.387.0009510/83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00.387.0009510/83</text:p>
          </table:table-cell>
          <table:table-cell table:style-name="ce23" office:value-type="string" calcext:value-type="string">
            <text:p>Fazenda Tucano</text:p>
          </table:table-cell>
          <table:table-cell table:style-name="ce85" office:value-type="float" office:value="13" calcext:value-type="float">
            <text:p>13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14/06 a 24/06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ampo Novo dos Parecis 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1015100340/84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1015100340/84</text:p>
          </table:table-cell>
          <table:table-cell table:style-name="ce23" office:value-type="string" calcext:value-type="string">
            <text:p>Fazenda Java</text:p>
          </table:table-cell>
          <table:table-cell table:style-name="ce84" office:value-type="float" office:value="14" calcext:value-type="float">
            <text:p>1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7/06 a 2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om Jesus do Tocantins</text:p>
          </table:table-cell>
          <table:table-cell table:style-name="ce19" office:value-type="string" calcext:value-type="string">
            <text:p>Luís Otato Neto</text:p>
            <text:p>CPF: 215.009.165-87</text:p>
            <text:p>CEI: 33.830.00375.82</text:p>
          </table:table-cell>
          <table:table-cell table:style-name="ce19" office:value-type="string" calcext:value-type="string">
            <text:p>Luís Otato Neto</text:p>
            <text:p>CPF: 215.009.165-87</text:p>
            <text:p>CEI: 33.830.00375.82</text:p>
          </table:table-cell>
          <table:table-cell table:style-name="ce24" office:value-type="string" calcext:value-type="string">
            <text:p>Fazenda Mococa</text:p>
          </table:table-cell>
          <table:table-cell table:style-name="ce85" office:value-type="float" office:value="6" calcext:value-type="float">
            <text:p>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Bom Jesus das Selvas</text:p>
          </table:table-cell>
          <table:table-cell table:style-name="ce19" office:value-type="string" calcext:value-type="string">
            <text:p>Luís Sabry Azar</text:p>
            <text:p>CPF: 040.212.153-87</text:p>
          </table:table-cell>
          <table:table-cell table:style-name="ce19" office:value-type="string" calcext:value-type="string">
            <text:p>Luís Sabry Azar</text:p>
            <text:p>CPF: 040.212.153-87</text:p>
          </table:table-cell>
          <table:table-cell table:style-name="ce24" office:value-type="string" calcext:value-type="string">
            <text:p>Fazenda Santa Helena</text:p>
          </table:table-cell>
          <table:table-cell table:style-name="ce85" office:value-type="float" office:value="2" calcext:value-type="float">
            <text:p>2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12 a 22/12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Darcinópolis</text:p>
          </table:table-cell>
          <table:table-cell table:style-name="ce18" office:value-type="string" calcext:value-type="string">
            <text:p>Luiz Antônio Peguim</text:p>
            <text:p>CPF: 012.913.738-37</text:p>
            <text:p>CEI: 37.090.00911.82</text:p>
          </table:table-cell>
          <table:table-cell table:style-name="ce18" office:value-type="string" calcext:value-type="string">
            <text:p>Luiz Antônio Peguim</text:p>
            <text:p>CPF: 012.913.738-37</text:p>
            <text:p>CEI: 37.090.00911.82</text:p>
          </table:table-cell>
          <table:table-cell table:style-name="ce23" office:value-type="string" calcext:value-type="string">
            <text:p>Fazenda São Sebastião</text:p>
          </table:table-cell>
          <table:table-cell table:style-name="ce85" office:value-type="float" office:value="29" calcext:value-type="float">
            <text:p>29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8 a 02/09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Araguatins</text:p>
          </table:table-cell>
          <table:table-cell table:style-name="ce18" office:value-type="string" calcext:value-type="string">
            <text:p>Lund Antônio Borges</text:p>
            <text:p>CPF: 096.502.021-53</text:p>
          </table:table-cell>
          <table:table-cell table:style-name="ce18" office:value-type="string" calcext:value-type="string">
            <text:p>Lund Antônio Borges</text:p>
            <text:p>CPF: 096.502.021-53</text:p>
          </table:table-cell>
          <table:table-cell table:style-name="ce24" office:value-type="string" calcext:value-type="string">
            <text:p>Fazenda Santo Hilário</text:p>
          </table:table-cell>
          <table:table-cell table:style-name="ce84" office:value-type="float" office:value="6" calcext:value-type="float">
            <text:p>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Marco Antonio Nogueira</text:p>
            <text:p>CPF: 036.348.417-53</text:p>
          </table:table-cell>
          <table:table-cell table:style-name="ce18" office:value-type="string" calcext:value-type="string">
            <text:p>Marco Antonio Nogueira</text:p>
            <text:p>CPF: 036.348.417-53</text:p>
          </table:table-cell>
          <table:table-cell table:style-name="ce24" office:value-type="string" calcext:value-type="string">
            <text:p>Fazenda Itajubá</text:p>
          </table:table-cell>
          <table:table-cell table:style-name="ce84" office:value-type="float" office:value="2" calcext:value-type="float">
            <text:p>2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4/1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style-name="ce18" office:value-type="string" calcext:value-type="string">
            <text:p>Maria da Conceição Teixeira Viana</text:p>
            <text:p>CPF: 402.028.953-00</text:p>
            <text:p>CEI: 50.016.199.9381</text:p>
          </table:table-cell>
          <table:table-cell table:style-name="ce18" office:value-type="string" calcext:value-type="string">
            <text:p>Maria da Conceição Teixeira Viana</text:p>
            <text:p>CPF: 402.028.953-00</text:p>
            <text:p>CEI: 50.016.199.9381</text:p>
          </table:table-cell>
          <table:table-cell table:style-name="ce24" office:value-type="string" calcext:value-type="string">
            <text:p>Fazenda Canguru</text:p>
          </table:table-cell>
          <table:table-cell table:style-name="ce84" office:value-type="float" office:value="14" calcext:value-type="float">
            <text:p>14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5 <text:s/>a 29/05</text:p>
          </table:table-cell>
          <table:table-cell table:style-name="ce47" office:value-type="string" calcext:value-type="string">
            <text:p>MG</text:p>
          </table:table-cell>
          <table:table-cell table:style-name="ce53" office:value-type="string" calcext:value-type="string">
            <text:p>Bonfinópolis De Minas</text:p>
          </table:table-cell>
          <table:table-cell table:style-name="ce18" office:value-type="string" calcext:value-type="string">
            <text:p>Maria Isabel Tostes</text:p>
            <text:p>CPF: 150.734.488-04</text:p>
          </table:table-cell>
          <table:table-cell table:style-name="ce18" office:value-type="string" calcext:value-type="string">
            <text:p>Maria Isabel Tostes</text:p>
            <text:p>CPF: 150.734.488-04</text:p>
          </table:table-cell>
          <table:table-cell table:style-name="ce24" office:value-type="string" calcext:value-type="string">
            <text:p>Fazenda Boa Esperança</text:p>
          </table:table-cell>
          <table:table-cell table:style-name="ce84" office:value-type="float" office:value="2" calcext:value-type="float">
            <text:p>2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2/06 a 01/07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Tapurah</text:p>
          </table:table-cell>
          <table:table-cell table:style-name="ce18" office:value-type="string" calcext:value-type="string">
            <text:p>Mauro Antônio Breda</text:p>
            <text:p>CPF: 343.873.820-15</text:p>
            <text:p>CEI: 50.104.37639/83</text:p>
          </table:table-cell>
          <table:table-cell table:style-name="ce18" office:value-type="string" calcext:value-type="string">
            <text:p>Mauro Antônio Breda</text:p>
            <text:p>CPF: 343.873.820-15</text:p>
            <text:p>CEI: 50.104.37639/83</text:p>
          </table:table-cell>
          <table:table-cell table:style-name="ce24" office:value-type="string" calcext:value-type="string">
            <text:p>Fazenda São João</text:p>
          </table:table-cell>
          <table:table-cell table:style-name="ce84" office:value-type="float" office:value="18" calcext:value-type="float">
            <text:p>18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24" office:value-type="string" calcext:value-type="string">
            <text:p>Fazenda Pindaré/ Ouro Preto</text:p>
          </table:table-cell>
          <table:table-cell table:style-name="ce84" office:value-type="float" office:value="14" calcext:value-type="float">
            <text:p>1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Canaã dos Carajás </text:p>
          </table:table-cell>
          <table:table-cell table:style-name="ce18" office:value-type="string" calcext:value-type="string">
            <text:p>Milton Ribeiro de Oliveira </text:p>
            <text:p>CPF: 331.462.761-00 </text:p>
            <text:p>CEI: 50.008.611858-7</text:p>
          </table:table-cell>
          <table:table-cell table:style-name="ce18" office:value-type="string" calcext:value-type="string">
            <text:p>Milton Ribeiro de Oliveira </text:p>
            <text:p>CPF: 331.462.761-00 </text:p>
            <text:p>CEI: 50.008.611858-7</text:p>
          </table:table-cell>
          <table:table-cell table:style-name="ce24" office:value-type="string" calcext:value-type="string">
            <text:p>Fazenda Sossego</text:p>
          </table:table-cell>
          <table:table-cell table:style-name="ce85" office:value-type="float" office:value="24" calcext:value-type="float">
            <text:p>24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Xambioá</text:p>
          </table:table-cell>
          <table:table-cell table:style-name="ce18" office:value-type="string" calcext:value-type="string">
            <text:p>Miranda  Gomes Machado </text:p>
            <text:p>CPF: 017.154.371-87 </text:p>
            <text:p>CEI: 50.005.16297-84</text:p>
          </table:table-cell>
          <table:table-cell table:style-name="ce18" office:value-type="string" calcext:value-type="string">
            <text:p>Miranda  Gomes Machado </text:p>
            <text:p>CPF: 017.154.371-87 </text:p>
            <text:p>CEI: 50.005.16297-84</text:p>
          </table:table-cell>
          <table:table-cell table:style-name="ce23" office:value-type="string" calcext:value-type="string">
            <text:p>Fazenda Liberdade</text:p>
          </table:table-cell>
          <table:table-cell table:style-name="ce85" office:value-type="float" office:value="18" calcext:value-type="float">
            <text:p>18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7/07 a 31/07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Cotegipe</text:p>
          </table:table-cell>
          <table:table-cell table:style-name="ce19" office:value-type="string" calcext:value-type="string">
            <text:p>New Fruit Agroindustrial Ltda.</text:p>
            <text:p>CNPJ: 97.440.366/0001-13</text:p>
          </table:table-cell>
          <table:table-cell table:style-name="ce19" office:value-type="string" calcext:value-type="string">
            <text:p>New Fruit Agroindustrial Ltda.</text:p>
            <text:p>CNPJ: 97.440.366/0001-13</text:p>
          </table:table-cell>
          <table:table-cell table:style-name="ce24" office:value-type="string" calcext:value-type="string">
            <text:p>Fazenda Campo Largo do Rio Grande I</text:p>
          </table:table-cell>
          <table:table-cell table:style-name="ce85" office:value-type="float" office:value="11" calcext:value-type="float">
            <text:p>11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2/06 a 01/07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Juara</text:p>
          </table:table-cell>
          <table:table-cell table:style-name="ce18" office:value-type="string" calcext:value-type="string">
            <text:p>Nilson Tozzo</text:p>
            <text:p>CPF: 298.050.829-20</text:p>
          </table:table-cell>
          <table:table-cell table:style-name="ce18" office:value-type="string" calcext:value-type="string">
            <text:p>Nilson Tozzo</text:p>
            <text:p>CPF: 298.050.829-20</text:p>
          </table:table-cell>
          <table:table-cell table:style-name="ce24" office:value-type="string" calcext:value-type="string">
            <text:p>Fazenda Flórida</text:p>
          </table:table-cell>
          <table:table-cell table:style-name="ce85" office:value-type="float" office:value="3" calcext:value-type="float">
            <text:p>3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7 a 22/07</text:p>
          </table:table-cell>
          <table:table-cell table:style-name="ce47" office:value-type="string" calcext:value-type="string">
            <text:p>ES</text:p>
          </table:table-cell>
          <table:table-cell table:style-name="ce53" office:value-type="string" calcext:value-type="string">
            <text:p>Brejetuba</text:p>
          </table:table-cell>
          <table:table-cell table:style-name="ce18" office:value-type="string" calcext:value-type="string">
            <text:p>Olandino Belizário Coco</text:p>
            <text:p>CPF: 420.530.217-72</text:p>
            <text:p>CEI: 42.050.0001983</text:p>
          </table:table-cell>
          <table:table-cell table:style-name="ce18" office:value-type="string" calcext:value-type="string">
            <text:p>Olandino Belizário Coco</text:p>
            <text:p>CPF: 420.530.217-72</text:p>
            <text:p>CEI: 42.050.0001983</text:p>
          </table:table-cell>
          <table:table-cell table:style-name="ce24" office:value-type="string" calcext:value-type="string">
            <text:p>Fazenda 03 de Maio, Fazenda Santa Rita e Fazenda Córrego do Azeite</text:p>
          </table:table-cell>
          <table:table-cell table:style-name="ce85" office:value-type="float" office:value="30" calcext:value-type="float">
            <text:p>30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4/1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style-name="ce18" office:value-type="string" calcext:value-type="string">
            <text:p>Onofre Rodrigues Correa</text:p>
            <text:p>CPF: 119.606.635-15</text:p>
          </table:table-cell>
          <table:table-cell table:style-name="ce18" office:value-type="string" calcext:value-type="string">
            <text:p>Onofre Rodrigues Correa</text:p>
            <text:p>CPF: 119.606.635-15</text:p>
          </table:table-cell>
          <table:table-cell table:style-name="ce24" office:value-type="string" calcext:value-type="string">
            <text:p>Viena Siderúrgica do Maranhão S/A <text:s/>(Fazenda Boa Vista)</text:p>
          </table:table-cell>
          <table:table-cell table:style-name="ce85" office:value-type="float" office:value="20" calcext:value-type="float">
            <text:p>20</text:p>
          </table:table-cell>
          <table:table-cell table:style-name="ce101" table:number-columns-repeated="1016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7/05 a 26/05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hupinguaia</text:p>
          </table:table-cell>
          <table:table-cell table:style-name="ce18" office:value-type="string" calcext:value-type="string">
            <text:p>Paulo Duarte do Valle </text:p>
            <text:p>CEI: 260.0600094/80 </text:p>
            <text:p>Antenor Duarte do Valle </text:p>
            <text:p>CPF: 026.608.308-00</text:p>
          </table:table-cell>
          <table:table-cell table:style-name="ce18" office:value-type="string" calcext:value-type="string">
            <text:p>Paulo Duarte do Valle </text:p>
            <text:p>CEI: 260.0600094/80 </text:p>
            <text:p>Antenor Duarte do Valle </text:p>
            <text:p>CPF: 026.608.308-00</text:p>
          </table:table-cell>
          <table:table-cell table:style-name="ce24" office:value-type="string" calcext:value-type="string">
            <text:p>Fazenda São Sebastião</text:p>
          </table:table-cell>
          <table:table-cell table:style-name="ce84" office:value-type="float" office:value="18" calcext:value-type="float">
            <text:p>1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3/12 a 08/12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Porangatu</text:p>
          </table:table-cell>
          <table:table-cell table:style-name="ce18" office:value-type="string" calcext:value-type="string">
            <text:p>Paulo Roberto Gomes Mansur</text:p>
            <text:p>CPF: 732.553.198-20</text:p>
            <text:p>CEI: 50.007.59713-85</text:p>
          </table:table-cell>
          <table:table-cell table:style-name="ce18" office:value-type="string" calcext:value-type="string">
            <text:p>Paulo Roberto Gomes Mansur</text:p>
            <text:p>CPF: 732.553.198-20</text:p>
            <text:p>CEI: 50.007.59713-85</text:p>
          </table:table-cell>
          <table:table-cell table:style-name="ce24" office:value-type="string" calcext:value-type="string">
            <text:p>Fazenda Triângulo e Terra Boa</text:p>
          </table:table-cell>
          <table:table-cell table:style-name="ce85" office:value-type="float" office:value="46" calcext:value-type="float">
            <text:p>4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Senador La Rocque</text:p>
          </table:table-cell>
          <table:table-cell table:style-name="ce18" office:value-type="string" calcext:value-type="string">
            <text:p>Paulo Vicente da Silva</text:p>
            <text:p>CPF: 054.932.693-68</text:p>
          </table:table-cell>
          <table:table-cell table:style-name="ce18" office:value-type="string" calcext:value-type="string">
            <text:p>Paulo Vicente da Silva</text:p>
            <text:p>CPF: 054.932.693-68</text:p>
          </table:table-cell>
          <table:table-cell table:style-name="ce23" office:value-type="string" calcext:value-type="string">
            <text:p>Fazenda Santa Fé</text:p>
          </table:table-cell>
          <table:table-cell table:style-name="ce85" office:value-type="float" office:value="13" calcext:value-type="float">
            <text:p>13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2/08 a 14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Querência</text:p>
          </table:table-cell>
          <table:table-cell table:style-name="ce18" office:value-type="string" calcext:value-type="string">
            <text:p>Pelerson Soares Penido</text:p>
            <text:p>CNPJ: 03.144.060/0001-76</text:p>
          </table:table-cell>
          <table:table-cell table:style-name="ce18" office:value-type="string" calcext:value-type="string">
            <text:p>Pelerson Soares Penido</text:p>
            <text:p>CNPJ: 03.144.060/0001-76</text:p>
          </table:table-cell>
          <table:table-cell table:style-name="ce24" office:value-type="string" calcext:value-type="string">
            <text:p>Agropecuária Roncador S.A </text:p>
            <text:p>(Fazenda Roncador)</text:p>
          </table:table-cell>
          <table:table-cell table:style-name="ce85" office:value-type="float" office:value="28" calcext:value-type="float">
            <text:p>2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07 a 31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58" office:value-type="string" calcext:value-type="string">
            <text:p>Produtor de carvão<text:span text:style-name="T1">: Adão Ferreira de Oliveira</text:span></text:p>
            <text:p><text:span text:style-name="T1">CPF: 216.318.083-20</text:span></text:p>
            <text:p><text:span text:style-name="T1">CNPJ: 04.212.158/0001-86</text:span></text:p>
          </table:table-cell>
          <table:table-cell table:style-name="ce58" office:value-type="string" calcext:value-type="string">
            <text:p>Produtor de carvão<text:span text:style-name="T1">: Adão Ferreira de Oliveira</text:span></text:p>
            <text:p><text:span text:style-name="T1">CPF: 216.318.083-20</text:span></text:p>
            <text:p><text:span text:style-name="T1">CNPJ: 04.212.158/0001-86</text:span></text:p>
          </table:table-cell>
          <table:table-cell table:style-name="ce23" office:value-type="string" calcext:value-type="string">
            <text:p>Siderúrgica Ibérica do Pará S/A.</text:p>
          </table:table-cell>
          <table:table-cell table:style-name="ce85" office:value-type="float" office:value="12" calcext:value-type="float">
            <text:p>12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8 a 28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Tomé-Açu</text:p>
          </table:table-cell>
          <table:table-cell table:style-name="ce18" office:value-type="string" calcext:value-type="string">
            <text:p>Raimundo Nonato Nogueira da Costa</text:p>
            <text:p>CPF: 048.183.692-68</text:p>
            <text:p>CEI: 387500054386</text:p>
          </table:table-cell>
          <table:table-cell table:style-name="ce18" office:value-type="string" calcext:value-type="string">
            <text:p>Raimundo Nonato Nogueira da Costa</text:p>
            <text:p>CPF: 048.183.692-68</text:p>
            <text:p>CEI: 387500054386</text:p>
          </table:table-cell>
          <table:table-cell table:style-name="ce23" office:value-type="string" calcext:value-type="string">
            <text:p>Fazenda Mandacaru</text:p>
          </table:table-cell>
          <table:table-cell table:style-name="ce85" office:value-type="float" office:value="59" calcext:value-type="float">
            <text:p>5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9/08 a 20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Vitória do Xingu </text:p>
          </table:table-cell>
          <table:table-cell table:style-name="ce18" office:value-type="string" calcext:value-type="string">
            <text:p>Raimundo Pereira Nunes</text:p>
            <text:p>CPF: 039.235.411-04</text:p>
            <text:p>CEI: 50.014.20631.84</text:p>
          </table:table-cell>
          <table:table-cell table:style-name="ce18" office:value-type="string" calcext:value-type="string">
            <text:p>Raimundo Pereira Nunes</text:p>
            <text:p>CPF: 039.235.411-04</text:p>
            <text:p>CEI: 50.014.20631.84</text:p>
          </table:table-cell>
          <table:table-cell table:style-name="ce24" office:value-type="string" calcext:value-type="string">
            <text:p>Fazenda Dourada</text:p>
          </table:table-cell>
          <table:table-cell table:style-name="ce85" office:value-type="float" office:value="10" calcext:value-type="float">
            <text:p>10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7" office:value-type="float" office:value="38521" calcext:value-type="float">
            <text:p>18/6</text:p>
          </table:table-cell>
          <table:table-cell table:style-name="ce47" office:value-type="string" calcext:value-type="string">
            <text:p>RN</text:p>
          </table:table-cell>
          <table:table-cell table:style-name="ce47" office:value-type="string" calcext:value-type="string">
            <text:p>Alto do Rodrigues</text:p>
          </table:table-cell>
          <table:table-cell table:style-name="ce18" office:value-type="string" calcext:value-type="string">
            <text:p>Ricardo Tavares de Andrade</text:p>
            <text:p>CPF: 350.796.494-53</text:p>
            <text:p>(Operação Baixo Açu)</text:p>
          </table:table-cell>
          <table:table-cell table:style-name="ce18" office:value-type="string" calcext:value-type="string">
            <text:p>Ricardo Tavares de Andrade</text:p>
            <text:p>CPF: 350.796.494-53</text:p>
            <text:p>(Operação Baixo Açu)</text:p>
          </table:table-cell>
          <table:table-cell table:style-name="ce24"/>
          <table:table-cell table:style-name="ce85" office:value-type="float" office:value="29" calcext:value-type="float">
            <text:p>2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Geraldo Do Araguaia</text:p>
          </table:table-cell>
          <table:table-cell table:style-name="ce19" office:value-type="string" calcext:value-type="string">
            <text:p>Roberto Dantas de Medeiros</text:p>
            <text:p>CPF: 048.755.084-68</text:p>
            <text:p>RG: 251.548 2ª via SSP-PB</text:p>
          </table:table-cell>
          <table:table-cell table:style-name="ce19" office:value-type="string" calcext:value-type="string">
            <text:p>Roberto Dantas de Medeiros</text:p>
            <text:p>CPF: 048.755.084-68</text:p>
            <text:p>RG: 251.548 2ª via SSP-PB</text:p>
          </table:table-cell>
          <table:table-cell table:style-name="ce24" office:value-type="string" calcext:value-type="string">
            <text:p>Fazenda Seridó</text:p>
          </table:table-cell>
          <table:table-cell table:style-name="ce85" office:value-type="float" office:value="16" calcext:value-type="float">
            <text:p>16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29/04 a 08/05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São Félix Do Araguaia</text:p>
          </table:table-cell>
          <table:table-cell table:style-name="ce18" office:value-type="string" calcext:value-type="string">
            <text:p>Romão Ribeiro Flor</text:p>
            <text:p>CPF: 007.949.106-53</text:p>
          </table:table-cell>
          <table:table-cell table:style-name="ce18" office:value-type="string" calcext:value-type="string">
            <text:p>Romão Ribeiro Flor</text:p>
            <text:p>CPF: 007.949.106-53</text:p>
          </table:table-cell>
          <table:table-cell table:style-name="ce24" office:value-type="string" calcext:value-type="string">
            <text:p>Fazenda Rio Preto</text:p>
          </table:table-cell>
          <table:table-cell table:style-name="ce85" office:value-type="float" office:value="6" calcext:value-type="float">
            <text:p>6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0 a 30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Ronaldo Garcia Pereira</text:p>
            <text:p>CPF: 427.359.632-68</text:p>
            <text:p>CEI: 500157327280</text:p>
          </table:table-cell>
          <table:table-cell table:style-name="ce18" office:value-type="string" calcext:value-type="string">
            <text:p>Ronaldo Garcia Pereira</text:p>
            <text:p>CPF: 427.359.632-68</text:p>
            <text:p>CEI: 500157327280</text:p>
          </table:table-cell>
          <table:table-cell table:style-name="ce24" office:value-type="string" calcext:value-type="string">
            <text:p>Carvoaria Nova</text:p>
          </table:table-cell>
          <table:table-cell table:style-name="ce85" office:value-type="float" office:value="19" calcext:value-type="float">
            <text:p>19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30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antana Do Araguaia</text:p>
          </table:table-cell>
          <table:table-cell table:style-name="ce18" office:value-type="string" calcext:value-type="string">
            <text:p>Rosenval Alves dos Santos</text:p>
            <text:p>CPF: 004.535.951-20</text:p>
          </table:table-cell>
          <table:table-cell table:style-name="ce18" office:value-type="string" calcext:value-type="string">
            <text:p>Rosenval Alves dos Santos</text:p>
            <text:p>CPF: 004.535.951-20</text:p>
          </table:table-cell>
          <table:table-cell table:style-name="ce24" office:value-type="string" calcext:value-type="string">
            <text:p>Fazenda Rio Tigre</text:p>
          </table:table-cell>
          <table:table-cell table:style-name="ce85" office:value-type="float" office:value="78" calcext:value-type="float">
            <text:p>78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9/08 a 14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Viseu </text:p>
          </table:table-cell>
          <table:table-cell table:style-name="ce18" office:value-type="string" calcext:value-type="string">
            <text:p>Samuel Kabacznik</text:p>
            <text:p>CPF: 000.572.822-34</text:p>
            <text:p>CEI: 120.830.0024/84</text:p>
          </table:table-cell>
          <table:table-cell table:style-name="ce18" office:value-type="string" calcext:value-type="string">
            <text:p>Samuel Kabacznik</text:p>
            <text:p>CPF: 000.572.822-34</text:p>
            <text:p>CEI: 120.830.0024/84</text:p>
          </table:table-cell>
          <table:table-cell table:style-name="ce24" office:value-type="string" calcext:value-type="string">
            <text:p>Fazenda Mejer/Piriá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Sérgio Ramos de Andrade</text:p>
            <text:p>CPF: 123.131.495-87/CEI: 50.015.04611.85</text:p>
          </table:table-cell>
          <table:table-cell table:style-name="ce18" office:value-type="string" calcext:value-type="string">
            <text:p>Sérgio Ramos de Andrade</text:p>
            <text:p>CPF: 123.131.495-87/CEI: 50.015.04611.85</text:p>
          </table:table-cell>
          <table:table-cell table:style-name="ce24" office:value-type="string" calcext:value-type="string">
            <text:p>Fazenda Piatã</text:p>
          </table:table-cell>
          <table:table-cell table:style-name="ce85" office:value-type="float" office:value="15" calcext:value-type="float">
            <text:p>15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Sidelmar Fagundes Rocha</text:p>
            <text:p>CPF: 062.374.283-72</text:p>
            <text:p>CEI: 031404826-24</text:p>
          </table:table-cell>
          <table:table-cell table:style-name="ce18" office:value-type="string" calcext:value-type="string">
            <text:p>Sidelmar Fagundes Rocha</text:p>
            <text:p>CPF: 062.374.283-72</text:p>
            <text:p>CEI: 031404826-24</text:p>
          </table:table-cell>
          <table:table-cell table:style-name="ce24" office:value-type="string" calcext:value-type="string">
            <text:p>Fazenda Bom Gosto</text:p>
          </table:table-cell>
          <table:table-cell table:style-name="ce85" office:value-type="float" office:value="5" calcext:value-type="float">
            <text:p>5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8 a 02/09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poema</text:p>
          </table:table-cell>
          <table:table-cell table:style-name="ce18" office:value-type="string" calcext:value-type="string">
            <text:p>Tubal Vilela da Silva Neto e outros</text:p>
            <text:p>CPF: 076.120.106-82</text:p>
            <text:p>CEI: 0802100059-81</text:p>
          </table:table-cell>
          <table:table-cell table:style-name="ce18" office:value-type="string" calcext:value-type="string">
            <text:p>Tubal Vilela da Silva Neto e outros</text:p>
            <text:p>CPF: 076.120.106-82</text:p>
            <text:p>CEI: 0802100059-81</text:p>
          </table:table-cell>
          <table:table-cell table:style-name="ce23" office:value-type="string" calcext:value-type="string">
            <text:p>Fazenda Santa Tereza e Jupetu</text:p>
          </table:table-cell>
          <table:table-cell table:style-name="ce85" office:value-type="float" office:value="31" calcext:value-type="float">
            <text:p>31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24/06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Brasnorte</text:p>
          </table:table-cell>
          <table:table-cell table:style-name="ce18" office:value-type="string" calcext:value-type="string">
            <text:p>Valmor da Cunha</text:p>
            <text:p>CPF: 581.086.029-04</text:p>
            <text:p>CEI: 1014800051/83</text:p>
          </table:table-cell>
          <table:table-cell table:style-name="ce18" office:value-type="string" calcext:value-type="string">
            <text:p>Valmor da Cunha</text:p>
            <text:p>CPF: 581.086.029-04</text:p>
            <text:p>CEI: 1014800051/83</text:p>
          </table:table-cell>
          <table:table-cell table:style-name="ce24" office:value-type="string" calcext:value-type="string">
            <text:p>Fazenda Floresta</text:p>
          </table:table-cell>
          <table:table-cell table:style-name="ce85" office:value-type="float" office:value="24" calcext:value-type="float">
            <text:p>24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anta Luzia</text:p>
          </table:table-cell>
          <table:table-cell table:style-name="ce18" office:value-type="string" calcext:value-type="string">
            <text:p>Vilson de Araújo Fontes</text:p>
            <text:p>CPF: 021.649.575-04</text:p>
          </table:table-cell>
          <table:table-cell table:style-name="ce18" office:value-type="string" calcext:value-type="string">
            <text:p>Vilson de Araújo Fontes</text:p>
            <text:p>CPF: 021.649.575-04</text:p>
          </table:table-cell>
          <table:table-cell table:style-name="ce24" office:value-type="string" calcext:value-type="string">
            <text:p>Fazenda Cabana da Serra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6/06 a 02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Anapu</text:p>
          </table:table-cell>
          <table:table-cell table:style-name="ce18" office:value-type="string" calcext:value-type="string">
            <text:p>Vitalmiro Bastos de Moura</text:p>
            <text:p>CPF: 370.779.452-00 </text:p>
            <text:p>Vander Paixão Bastos de Moura  </text:p>
            <text:p>CPF: 641.837.852-00</text:p>
          </table:table-cell>
          <table:table-cell table:style-name="ce18" office:value-type="string" calcext:value-type="string">
            <text:p>Vitalmiro Bastos de Moura</text:p>
            <text:p>CPF: 370.779.452-00 </text:p>
            <text:p>Vander Paixão Bastos de Moura  </text:p>
            <text:p>CPF: 641.837.852-00</text:p>
          </table:table-cell>
          <table:table-cell table:style-name="ce24" office:value-type="string" calcext:value-type="string">
            <text:p>Fazenda Rio Verde</text:p>
          </table:table-cell>
          <table:table-cell table:style-name="ce85" office:value-type="float" office:value="20" calcext:value-type="float">
            <text:p>20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Lajeado Novo</text:p>
          </table:table-cell>
          <table:table-cell table:style-name="ce18" office:value-type="string" calcext:value-type="string">
            <text:p>Vonges Guerra</text:p>
            <text:p>CPF: 003.008.0221-53</text:p>
          </table:table-cell>
          <table:table-cell table:style-name="ce18" office:value-type="string" calcext:value-type="string">
            <text:p>Vonges Guerra</text:p>
            <text:p>CPF: 003.008.0221-53</text:p>
          </table:table-cell>
          <table:table-cell table:style-name="ce24" office:value-type="string" calcext:value-type="string">
            <text:p>Fazenda Pontalina</text:p>
          </table:table-cell>
          <table:table-cell table:style-name="ce85" office:value-type="float" office:value="9" calcext:value-type="float">
            <text:p>9</text:p>
          </table:table-cell>
          <table:table-cell table:style-name="ce101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ominas</text:p>
          </table:table-cell>
          <table:table-cell table:style-name="ce19" office:value-type="string" calcext:value-type="string">
            <text:p>Wilson Osmundo Neves</text:p>
            <text:p>CPF: 025.198.951-87</text:p>
            <text:p>CEI: 28.083.0002/82</text:p>
          </table:table-cell>
          <table:table-cell table:style-name="ce19" office:value-type="string" calcext:value-type="string">
            <text:p>Wilson Osmundo Neves</text:p>
            <text:p>CPF: 025.198.951-87</text:p>
            <text:p>CEI: 28.083.0002/82</text:p>
          </table:table-cell>
          <table:table-cell table:style-name="ce24" office:value-type="string" calcext:value-type="string">
            <text:p>Fazenda Ouro Preto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1016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14/06 a 27/06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Ubiratã</text:p>
          </table:table-cell>
          <table:table-cell table:number-columns-repeated="2" table:style-name="ce18" office:value-type="string" calcext:value-type="string">
            <text:p>A. S. Carvão e Logística Ltda. CNPJ: 06158959/0001-36</text:p>
          </table:table-cell>
          <table:table-cell table:style-name="ce27" office:value-type="string" calcext:value-type="string">
            <text:p>Fazenda Santa Terezinha</text:p>
            <text:p>(A.S Carvão e Logística Ltda.)</text:p>
          </table:table-cell>
          <table:table-cell table:style-name="ce86" office:value-type="float" office:value="9" calcext:value-type="float">
            <text:p>9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6" office:value-type="string" calcext:value-type="string">
            <text:p>20/02 a 0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antana Do Araguaia</text:p>
          </table:table-cell>
          <table:table-cell table:style-name="ce18" office:value-type="string" calcext:value-type="string">
            <text:p>Adelino Gomes de Freitas</text:p>
            <text:p>CPF: 026.336.631-68 </text:p>
            <text:p>RG: 766.307 – SSP/GO</text:p>
          </table:table-cell>
          <table:table-cell table:style-name="ce18" office:value-type="string" calcext:value-type="string">
            <text:p>Adelino Gomes de Freitas</text:p>
            <text:p>CPF: 026.336.631-68 </text:p>
            <text:p>RG: 766.307 – SSP/GO</text:p>
          </table:table-cell>
          <table:table-cell table:style-name="ce26" office:value-type="string" calcext:value-type="string">
            <text:p>Fazenda Campelobo </text:p>
            <text:p>( Lote 48 da Fazenda Suçuapara Agropastoril Ltda.)</text:p>
          </table:table-cell>
          <table:table-cell table:style-name="ce87" office:value-type="float" office:value="56" calcext:value-type="float">
            <text:p>56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5" office:value-type="float" office:value="2005" calcext:value-type="float">
            <text:p>2005</text:p>
          </table:table-cell>
          <table:table-cell table:style-name="ce27" office:value-type="string" calcext:value-type="string">
            <text:p>10/10 a 29/10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Portelândia</text:p>
          </table:table-cell>
          <table:table-cell table:style-name="ce18" office:value-type="string" calcext:value-type="string">
            <text:p>Agenor Rodrigues Resende</text:p>
            <text:p>CPF: 003.015.151-15 </text:p>
            <text:p>RG: 6.168 - OAB/GO</text:p>
          </table:table-cell>
          <table:table-cell table:style-name="ce18" office:value-type="string" calcext:value-type="string">
            <text:p>Agenor Rodrigues Resende</text:p>
            <text:p>CPF: 003.015.151-15 </text:p>
            <text:p>RG: 6.168 - OAB/GO</text:p>
          </table:table-cell>
          <table:table-cell table:style-name="ce27" office:value-type="string" calcext:value-type="string">
            <text:p>Fazenda São Marcos</text:p>
          </table:table-cell>
          <table:table-cell table:style-name="ce86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6" office:value-type="string" calcext:value-type="string">
            <text:p>11/04 a 22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Ailton de Paula Souza</text:p>
            <text:p>CPF: 035.417.111-91</text:p>
            <text:p>CEI: 50.01786.022-8/3</text:p>
          </table:table-cell>
          <table:table-cell table:style-name="ce18" office:value-type="string" calcext:value-type="string">
            <text:p>Ailton de Paula Souza</text:p>
            <text:p>CPF: 035.417.111-91</text:p>
            <text:p>CEI: 50.01786.022-8/3</text:p>
          </table:table-cell>
          <table:table-cell table:style-name="ce26" office:value-type="string" calcext:value-type="string">
            <text:p>Fazenda Monello</text:p>
          </table:table-cell>
          <table:table-cell table:style-name="ce87" office:value-type="float" office:value="90" calcext:value-type="float">
            <text:p>90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27" office:value-type="string" calcext:value-type="string">
            <text:p>10/10 a 29/10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Doverlândia</text:p>
          </table:table-cell>
          <table:table-cell table:style-name="ce18" office:value-type="string" calcext:value-type="string">
            <text:p>Alberto Vilela</text:p>
            <text:p>CPF: 292.094.981-00</text:p>
          </table:table-cell>
          <table:table-cell table:style-name="ce18" office:value-type="string" calcext:value-type="string">
            <text:p>Alberto Vilela</text:p>
            <text:p>CPF: 292.094.981-00</text:p>
          </table:table-cell>
          <table:table-cell table:style-name="ce27" office:value-type="string" calcext:value-type="string">
            <text:p>Fazenda Faustinos</text:p>
          </table:table-cell>
          <table:table-cell table:style-name="ce86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13/09 a 16/09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Porto Nacional</text:p>
          </table:table-cell>
          <table:table-cell table:style-name="ce18" office:value-type="string" calcext:value-type="string">
            <text:p>Alcides Rebeschini</text:p>
            <text:p>CPF: 006.708.390-00</text:p>
          </table:table-cell>
          <table:table-cell table:style-name="ce18" office:value-type="string" calcext:value-type="string">
            <text:p>Alcides Rebeschini</text:p>
            <text:p>CPF: 006.708.390-00</text:p>
          </table:table-cell>
          <table:table-cell table:style-name="ce27" office:value-type="string" calcext:value-type="string">
            <text:p>Fazenda Dom Augusto</text:p>
          </table:table-cell>
          <table:table-cell table:style-name="ce86" office:value-type="float" office:value="100" calcext:value-type="float">
            <text:p>100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27" office:value-type="string" calcext:value-type="string">
            <text:p>10/10 a 29/10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eiros</text:p>
          </table:table-cell>
          <table:table-cell table:style-name="ce18" office:value-type="string" calcext:value-type="string">
            <text:p>Alonso Claristino de Resende</text:p>
            <text:p>CPF:170.839.821-04</text:p>
          </table:table-cell>
          <table:table-cell table:style-name="ce18" office:value-type="string" calcext:value-type="string">
            <text:p>Alonso Claristino de Resende</text:p>
            <text:p>CPF:170.839.821-04</text:p>
          </table:table-cell>
          <table:table-cell table:style-name="ce27" office:value-type="string" calcext:value-type="string">
            <text:p>Fazenda Barra da Farofa</text:p>
          </table:table-cell>
          <table:table-cell table:style-name="ce86"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2/09 a 23/09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Bom Jesus das Selvas</text:p>
          </table:table-cell>
          <table:table-cell table:style-name="ce18" office:value-type="string" calcext:value-type="string">
            <text:p>Antonio Barbosa Passos</text:p>
            <text:p>CPF: 463.980.665-53</text:p>
          </table:table-cell>
          <table:table-cell table:style-name="ce18" office:value-type="string" calcext:value-type="string">
            <text:p>Antonio Barbosa Passos</text:p>
            <text:p>CPF: 463.980.665-53</text:p>
          </table:table-cell>
          <table:table-cell table:style-name="ce18" office:value-type="string" calcext:value-type="string">
            <text:p>Fazenda Reluz</text:p>
          </table:table-cell>
          <table:table-cell table:style-name="ce84" office:value-type="float" office:value="21" calcext:value-type="float">
            <text:p>21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25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taituba</text:p>
          </table:table-cell>
          <table:table-cell table:style-name="ce18" office:value-type="string" calcext:value-type="string">
            <text:p>Antônio Beserra Siqueira</text:p>
            <text:p>CPF: 085.132.014-72</text:p>
            <text:p>RG: 691830-SSP/PE</text:p>
          </table:table-cell>
          <table:table-cell table:style-name="ce18" office:value-type="string" calcext:value-type="string">
            <text:p>Antônio Beserra Siqueira</text:p>
            <text:p>CPF: 085.132.014-72</text:p>
            <text:p>RG: 691830-SSP/PE</text:p>
          </table:table-cell>
          <table:table-cell table:style-name="ce27"/>
          <table:table-cell table:style-name="ce86" office:value-type="float" office:value="13" calcext:value-type="float">
            <text:p>1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13/04 a 23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Dom Eliseu</text:p>
          </table:table-cell>
          <table:table-cell table:style-name="ce18" office:value-type="string" calcext:value-type="string">
            <text:p>Antônio Carlos Carvalho da Silva</text:p>
            <text:p>CPF: 025.346.492-72</text:p>
            <text:p>CEI: 50.017.85525.88</text:p>
          </table:table-cell>
          <table:table-cell table:style-name="ce18" office:value-type="string" calcext:value-type="string">
            <text:p>Antônio Carlos Carvalho da Silva</text:p>
            <text:p>CPF: 025.346.492-72</text:p>
            <text:p>CEI: 50.017.85525.88</text:p>
          </table:table-cell>
          <table:table-cell table:style-name="ce26" office:value-type="string" calcext:value-type="string">
            <text:p>Fazenda Carvalho</text:p>
          </table:table-cell>
          <table:table-cell table:style-name="ce87" office:value-type="float" office:value="5" calcext:value-type="float">
            <text:p>5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7/10 <text:s/>a 26/10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Wanderley</text:p>
          </table:table-cell>
          <table:table-cell table:style-name="ce18" office:value-type="string" calcext:value-type="string">
            <text:p>Antônio Carlos Osório Filho</text:p>
            <text:p>CPF: 245.317.901-20</text:p>
          </table:table-cell>
          <table:table-cell table:style-name="ce18" office:value-type="string" calcext:value-type="string">
            <text:p>Antônio Carlos Osório Filho</text:p>
            <text:p>CPF: 245.317.901-20</text:p>
          </table:table-cell>
          <table:table-cell table:style-name="ce27" office:value-type="string" calcext:value-type="string">
            <text:p>Fazenda Patrícia</text:p>
          </table:table-cell>
          <table:table-cell table:style-name="ce86" office:value-type="float" office:value="22" calcext:value-type="float">
            <text:p>2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25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taituba</text:p>
          </table:table-cell>
          <table:table-cell table:style-name="ce18" office:value-type="string" calcext:value-type="string">
            <text:p>Antônio Feitosa Trigueiro</text:p>
            <text:p>CPF: 028.607.833-34</text:p>
            <text:p>RG: 289789 - SSP/CE</text:p>
          </table:table-cell>
          <table:table-cell table:style-name="ce18" office:value-type="string" calcext:value-type="string">
            <text:p>Antônio Feitosa Trigueiro</text:p>
            <text:p>CPF: 028.607.833-34</text:p>
            <text:p>RG: 289789 - SSP/CE</text:p>
          </table:table-cell>
          <table:table-cell table:style-name="ce27"/>
          <table:table-cell table:style-name="ce86" office:value-type="float" office:value="5" calcext:value-type="float">
            <text:p>5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9" office:value-type="string" calcext:value-type="string">
            <text:p>16/09 a 29/09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Luis Eduardo Magalhães</text:p>
          </table:table-cell>
          <table:table-cell table:style-name="ce18" office:value-type="string" calcext:value-type="string">
            <text:p>Antônio Tadão Shirabe</text:p>
            <text:p>CPF: 284.123.039-20</text:p>
            <text:p>CEI: 500154672287</text:p>
          </table:table-cell>
          <table:table-cell table:style-name="ce18" office:value-type="string" calcext:value-type="string">
            <text:p>Antônio Tadão Shirabe</text:p>
            <text:p>CPF: 284.123.039-20</text:p>
            <text:p>CEI: 500154672287</text:p>
          </table:table-cell>
          <table:table-cell table:style-name="ce27" office:value-type="string" calcext:value-type="string">
            <text:p>Fazenda Shirabe</text:p>
            <text:p>(antiga Nova Esperança)</text:p>
          </table:table-cell>
          <table:table-cell table:style-name="ce86" office:value-type="float" office:value="6" calcext:value-type="float">
            <text:p>6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6/11 a 01/12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açu</text:p>
          </table:table-cell>
          <table:table-cell table:style-name="ce18" office:value-type="string" calcext:value-type="string">
            <text:p>Assentamento Rural Vale do Bijuí</text:p>
            <text:p>Laticínios Morrinhos Indústria e Comércio Ltda.</text:p>
            <text:p>CNPJ: 02.341.881/0001-30</text:p>
          </table:table-cell>
          <table:table-cell table:style-name="ce18" office:value-type="string" calcext:value-type="string">
            <text:p>Assentamento Rural Vale do Bijuí</text:p>
            <text:p>Laticínios Morrinhos Indústria e Comércio Ltda.</text:p>
            <text:p>CNPJ: 02.341.881/0001-30</text:p>
          </table:table-cell>
          <table:table-cell table:style-name="ce27" office:value-type="string" calcext:value-type="string">
            <text:p>LEITBOM</text:p>
            <text:p/>
          </table:table-cell>
          <table:table-cell table:style-name="ce86" office:value-type="float" office:value="62" calcext:value-type="float">
            <text:p>62</text:p>
          </table:table-cell>
          <table:table-cell table:style-name="ce101" table:number-columns-repeated="2"/>
          <table:table-cell table:number-columns-repeated="1014"/>
        </table:table-row>
        <table:table-row table:style-name="ro9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0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Santa Rosa do Tocantins</text:p>
          </table:table-cell>
          <table:table-cell table:style-name="ce18" office:value-type="string" calcext:value-type="string">
            <text:p>Aurélio Jung</text:p>
            <text:p>CPF: 577.317.560-68</text:p>
            <text:p>Elida Aparecia Vieira (Carvoeira)</text:p>
            <text:p>CPF: 700.013.831-91</text:p>
            <text:p>Átila Coelho Cabral (Carvoeira)</text:p>
            <text:p>CPF: 797.373.016-00/RG:18.817.148 SSP/SP</text:p>
          </table:table-cell>
          <table:table-cell table:style-name="ce18" office:value-type="string" calcext:value-type="string">
            <text:p>Aurélio Jung</text:p>
            <text:p>CPF: 577.317.560-68</text:p>
            <text:p>Elida Aparecia Vieira (Carvoeira)</text:p>
            <text:p>CPF: 700.013.831-91</text:p>
            <text:p>Átila Coelho Cabral (Carvoeira)</text:p>
            <text:p>CPF: 797.373.016-00/RG:18.817.148 SSP/SP</text:p>
          </table:table-cell>
          <table:table-cell table:style-name="ce27" office:value-type="string" calcext:value-type="string">
            <text:p>Fazenda Itajuba</text:p>
          </table:table-cell>
          <table:table-cell table:style-name="ce86" office:value-type="float" office:value="6" calcext:value-type="float">
            <text:p>6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08/08 a 20/08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João Lisboa</text:p>
          </table:table-cell>
          <table:table-cell table:style-name="ce18" office:value-type="string" calcext:value-type="string">
            <text:p>Auréo Marcius Ramalho Murta</text:p>
            <text:p>CPF: 265.284.956-53</text:p>
            <text:p>CEI:500.163.1840-8/1</text:p>
          </table:table-cell>
          <table:table-cell table:style-name="ce18" office:value-type="string" calcext:value-type="string">
            <text:p>Auréo Marcius Ramalho Murta</text:p>
            <text:p>CPF: 265.284.956-53</text:p>
            <text:p>CEI:500.163.1840-8/1</text:p>
          </table:table-cell>
          <table:table-cell table:style-name="ce27" office:value-type="string" calcext:value-type="string">
            <text:p>Fazneda São Francisco</text:p>
          </table:table-cell>
          <table:table-cell table:style-name="ce86" office:value-type="float" office:value="7" calcext:value-type="float">
            <text:p>7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0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Novo Jardim</text:p>
          </table:table-cell>
          <table:table-cell table:style-name="ce18" office:value-type="string" calcext:value-type="string">
            <text:p>Bonifácio Francisco Ramão</text:p>
            <text:p>CPF: 041.258.869-20</text:p>
            <text:p>Roberto do Carmo Trevisani (Carvoeiro) </text:p>
            <text:p>CPF: 751.687.588-00/RG: 8.121.289 - SSP/SP</text:p>
          </table:table-cell>
          <table:table-cell table:style-name="ce18" office:value-type="string" calcext:value-type="string">
            <text:p>Bonifácio Francisco Ramão</text:p>
            <text:p>CPF: 041.258.869-20</text:p>
            <text:p>Roberto do Carmo Trevisani (Carvoeiro) </text:p>
            <text:p>CPF: 751.687.588-00/RG: 8.121.289 - SSP/SP</text:p>
          </table:table-cell>
          <table:table-cell table:style-name="ce27" office:value-type="string" calcext:value-type="string">
            <text:p>Fazenda Jardim</text:p>
          </table:table-cell>
          <table:table-cell table:style-name="ce86" office:value-type="float" office:value="11" calcext:value-type="float">
            <text:p>11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0" office:value-type="string" calcext:value-type="string">
            <text:p>14/09</text:p>
          </table:table-cell>
          <table:table-cell table:style-name="ce46" office:value-type="string" calcext:value-type="string">
            <text:p>RO</text:p>
          </table:table-cell>
          <table:table-cell table:style-name="ce52" office:value-type="string" calcext:value-type="string">
            <text:p>Corumbiara</text:p>
          </table:table-cell>
          <table:table-cell table:style-name="ce59" office:value-type="string" calcext:value-type="string">
            <text:p>Braulino Bailio Maia Filho</text:p>
            <text:p>CNPJ:22.846.084/0001-69</text:p>
          </table:table-cell>
          <table:table-cell table:style-name="ce59" office:value-type="string" calcext:value-type="string">
            <text:p>Braulino Bailio Maia Filho</text:p>
            <text:p>CNPJ:22.846.084/0001-69</text:p>
          </table:table-cell>
          <table:table-cell table:style-name="ce18" office:value-type="string" calcext:value-type="string">
            <text:p>Ivipora Agropecuária Ltda.</text:p>
            <text:p>(Fazenda Tropical)</text:p>
          </table:table-cell>
          <table:table-cell table:style-name="ce84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0" office:value-type="string" calcext:value-type="string">
            <text:p>14/09</text:p>
          </table:table-cell>
          <table:table-cell table:style-name="ce46" office:value-type="string" calcext:value-type="string">
            <text:p>RO</text:p>
          </table:table-cell>
          <table:table-cell table:style-name="ce52" office:value-type="string" calcext:value-type="string">
            <text:p>Corumbiara</text:p>
          </table:table-cell>
          <table:table-cell table:style-name="ce18" office:value-type="string" calcext:value-type="string">
            <text:p>Braulino Bailio Maia Filho</text:p>
            <text:p>CNPJ:75.097.725/00016-25</text:p>
            <text:p>CEI: 22.846.984/0001-69</text:p>
            <text:p>CPF: 013.162.738-49</text:p>
          </table:table-cell>
          <table:table-cell table:style-name="ce18" office:value-type="string" calcext:value-type="string">
            <text:p>Braulino Bailio Maia Filho</text:p>
            <text:p>CNPJ:75.097.725/00016-25</text:p>
            <text:p>CEI: 22.846.984/0001-69</text:p>
            <text:p>CPF: 013.162.738-49</text:p>
          </table:table-cell>
          <table:table-cell table:style-name="ce18" office:value-type="string" calcext:value-type="string">
            <text:p>Parplan Agropecuária Ltda. </text:p>
            <text:p>(Fazenda Ivipita)</text:p>
          </table:table-cell>
          <table:table-cell table:style-name="ce84" office:value-type="float" office:value="13" calcext:value-type="float">
            <text:p>1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2/09 a 23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style-name="ce18" office:value-type="string" calcext:value-type="string">
            <text:p>Carlito Correia Alexandre</text:p>
            <text:p>CPF: 666.936.328-15/RG: 643.212 SSP-CE</text:p>
            <text:p>CEI: 120.920001382</text:p>
          </table:table-cell>
          <table:table-cell table:style-name="ce18" office:value-type="string" calcext:value-type="string">
            <text:p>Carlito Correia Alexandre</text:p>
            <text:p>CPF: 666.936.328-15/RG: 643.212 SSP-CE</text:p>
            <text:p>CEI: 120.920001382</text:p>
          </table:table-cell>
          <table:table-cell table:style-name="ce18" office:value-type="string" calcext:value-type="string">
            <text:p>Carvoaria do Carlito</text:p>
            <text:p>(Fazenda Quarto de Milha)</text:p>
          </table:table-cell>
          <table:table-cell table:style-name="ce84" office:value-type="float" office:value="7" calcext:value-type="float">
            <text:p>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7/03 a 16/03</text:p>
          </table:table-cell>
          <table:table-cell table:style-name="ce46" office:value-type="string" calcext:value-type="string">
            <text:p>RO</text:p>
          </table:table-cell>
          <table:table-cell table:style-name="ce52" office:value-type="string" calcext:value-type="string">
            <text:p>Chupinguaia</text:p>
          </table:table-cell>
          <table:table-cell table:style-name="ce18" office:value-type="string" calcext:value-type="string">
            <text:p>Carlos Eduardo Pólo Sartor</text:p>
            <text:p>CPF: 750.056.628-04</text:p>
            <text:p>RG 4.235.472-SSP/SP</text:p>
          </table:table-cell>
          <table:table-cell table:style-name="ce18" office:value-type="string" calcext:value-type="string">
            <text:p>Carlos Eduardo Pólo Sartor</text:p>
            <text:p>CPF: 750.056.628-04</text:p>
            <text:p>RG 4.235.472-SSP/SP</text:p>
          </table:table-cell>
          <table:table-cell table:style-name="ce31" office:value-type="string" calcext:value-type="string">
            <text:p>Fazendas São João, Água Boa e Pedra Alta</text:p>
          </table:table-cell>
          <table:table-cell table:style-name="ce88" office:value-type="float" office:value="19" calcext:value-type="float">
            <text:p>19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24/10 a 30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Cristalina</text:p>
          </table:table-cell>
          <table:table-cell table:style-name="ce18" office:value-type="string" calcext:value-type="string">
            <text:p>CEI: 080.480.0043/85</text:p>
            <text:p>Ariovaldo Vignoto Peres</text:p>
            <text:p>CPF: 388.805.809-06</text:p>
            <text:p>RG: 1.489.467-5 SSP/PR</text:p>
          </table:table-cell>
          <table:table-cell table:style-name="ce18" office:value-type="string" calcext:value-type="string">
            <text:p>CEI: 080.480.0043/85</text:p>
            <text:p>Ariovaldo Vignoto Peres</text:p>
            <text:p>CPF: 388.805.809-06</text:p>
            <text:p>RG: 1.489.467-5 SSP/PR</text:p>
          </table:table-cell>
          <table:table-cell table:style-name="ce18" office:value-type="string" calcext:value-type="string">
            <text:p>Fazenda Paineiras</text:p>
          </table:table-cell>
          <table:table-cell table:style-name="ce84" office:value-type="float" office:value="24" calcext:value-type="float">
            <text:p>24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9/09 a 30/09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Pirenópolis</text:p>
          </table:table-cell>
          <table:table-cell table:style-name="ce18" office:value-type="string" calcext:value-type="string">
            <text:p>CEI: 0817200150-83</text:p>
            <text:p>Odilon Ferreira Garcia/CPF: 087.759.581-04</text:p>
            <text:p>Carlos Ferreira Garcia/CPF: 026.066.071-04</text:p>
          </table:table-cell>
          <table:table-cell table:style-name="ce18" office:value-type="string" calcext:value-type="string">
            <text:p>CEI: 0817200150-83</text:p>
            <text:p>Odilon Ferreira Garcia/CPF: 087.759.581-04</text:p>
            <text:p>Carlos Ferreira Garcia/CPF: 026.066.071-04</text:p>
          </table:table-cell>
          <table:table-cell table:style-name="ce18" office:value-type="string" calcext:value-type="string">
            <text:p>Fazenda Buriti</text:p>
          </table:table-cell>
          <table:table-cell table:style-name="ce84" office:value-type="float" office:value="162" calcext:value-type="float">
            <text:p>16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18" office:value-type="string" calcext:value-type="string">
            <text:p>18/11 a 02/12</text:p>
          </table:table-cell>
          <table:table-cell table:style-name="ce46" office:value-type="string" calcext:value-type="string">
            <text:p>AC</text:p>
          </table:table-cell>
          <table:table-cell table:style-name="ce52" office:value-type="string" calcext:value-type="string">
            <text:p>Rio Branco</text:p>
          </table:table-cell>
          <table:table-cell table:style-name="ce18" office:value-type="string" calcext:value-type="string">
            <text:p>CEI: 24.020.000.118-4</text:p>
            <text:p>Esmeraldino Saturnino da Silva</text:p>
            <text:p>CPF: 020.106.312-34</text:p>
          </table:table-cell>
          <table:table-cell table:style-name="ce18" office:value-type="string" calcext:value-type="string">
            <text:p>CEI: 24.020.000.118-4</text:p>
            <text:p>Esmeraldino Saturnino da Silva</text:p>
            <text:p>CPF: 020.106.312-34</text:p>
          </table:table-cell>
          <table:table-cell table:style-name="ce18" office:value-type="string" calcext:value-type="string">
            <text:p>Fazenda Santa Mônica</text:p>
          </table:table-cell>
          <table:table-cell table:style-name="ce84" office:value-type="float" office:value="38" calcext:value-type="float">
            <text:p>38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8/08 a 26/08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guaína</text:p>
          </table:table-cell>
          <table:table-cell table:style-name="ce18" office:value-type="string" calcext:value-type="string">
            <text:p>CEI: 37.090.00106-89</text:p>
            <text:p>Epson Douglas Zum Bach</text:p>
            <text:p>CPF: 195.003.196-91</text:p>
          </table:table-cell>
          <table:table-cell table:style-name="ce18" office:value-type="string" calcext:value-type="string">
            <text:p>CEI: 37.090.00106-89</text:p>
            <text:p>Epson Douglas Zum Bach</text:p>
            <text:p>CPF: 195.003.196-91</text:p>
          </table:table-cell>
          <table:table-cell table:style-name="ce18" office:value-type="string" calcext:value-type="string">
            <text:p>Fazenda Boa Esperança</text:p>
          </table:table-cell>
          <table:table-cell table:style-name="ce84" office:value-type="float" office:value="4" calcext:value-type="float">
            <text:p>4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8/08 a 26/08</text:p>
          </table:table-cell>
          <table:table-cell table:style-name="ce46" office:value-type="string" calcext:value-type="string">
            <text:p>TO</text:p>
          </table:table-cell>
          <table:table-cell table:style-name="ce52" office:value-type="string" calcext:value-type="string">
            <text:p>Bandeirantes Do Tocantins</text:p>
          </table:table-cell>
          <table:table-cell table:style-name="ce18" office:value-type="string" calcext:value-type="string">
            <text:p>CEI: 50.007.96870-86</text:p>
            <text:p>Walderes Fernando Resende Barbosa</text:p>
            <text:p>CPF: 039.609.516-04</text:p>
          </table:table-cell>
          <table:table-cell table:style-name="ce18" office:value-type="string" calcext:value-type="string">
            <text:p>CEI: 50.007.96870-86</text:p>
            <text:p>Walderes Fernando Resende Barbosa</text:p>
            <text:p>CPF: 039.609.516-04</text:p>
          </table:table-cell>
          <table:table-cell table:style-name="ce18" office:value-type="string" calcext:value-type="string">
            <text:p>Fazenda Jardim</text:p>
          </table:table-cell>
          <table:table-cell table:style-name="ce84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18" office:value-type="string" calcext:value-type="string">
            <text:p>13/12 a 30/12</text:p>
          </table:table-cell>
          <table:table-cell table:style-name="ce46" office:value-type="string" calcext:value-type="string">
            <text:p>PI</text:p>
          </table:table-cell>
          <table:table-cell table:style-name="ce46" office:value-type="string" calcext:value-type="string">
            <text:p>Sebastião Leal</text:p>
          </table:table-cell>
          <table:table-cell table:style-name="ce18" office:value-type="string" calcext:value-type="string">
            <text:p>CEI: 50.007.97737-81</text:p>
            <text:p>Antoninho Trento</text:p>
            <text:p>CPF: 004.518.279-53</text:p>
          </table:table-cell>
          <table:table-cell table:style-name="ce18" office:value-type="string" calcext:value-type="string">
            <text:p>CEI: 50.007.97737-81</text:p>
            <text:p>Antoninho Trento</text:p>
            <text:p>CPF: 004.518.279-53</text:p>
          </table:table-cell>
          <table:table-cell table:style-name="ce18" office:value-type="string" calcext:value-type="string">
            <text:p>Fazenda Trento</text:p>
          </table:table-cell>
          <table:table-cell table:style-name="ce84" office:value-type="float" office:value="37" calcext:value-type="float">
            <text:p>3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1/03 a 10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CEI: 50.017.17462.88</text:p>
            <text:p>Alexsandro Ramalho Silva</text:p>
            <text:p>CPF: 913.169.794-15</text:p>
          </table:table-cell>
          <table:table-cell table:style-name="ce18" office:value-type="string" calcext:value-type="string">
            <text:p>CEI: 50.017.17462.88</text:p>
            <text:p>Alexsandro Ramalho Silva</text:p>
            <text:p>CPF: 913.169.794-15</text:p>
          </table:table-cell>
          <table:table-cell table:style-name="ce31" office:value-type="string" calcext:value-type="string">
            <text:p>Fazenda Progresso</text:p>
          </table:table-cell>
          <table:table-cell table:style-name="ce88" office:value-type="float" office:value="27" calcext:value-type="float">
            <text:p>2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2" office:value-type="string" calcext:value-type="string">
            <text:p>26/09 a 05/10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CEI: 50.020.13645.82</text:p>
            <text:p>Valdir Leandro de Sá</text:p>
            <text:p>CPF: 672.743.158-20/RG: 1.657.212 - SSP/MA</text:p>
          </table:table-cell>
          <table:table-cell table:style-name="ce18" office:value-type="string" calcext:value-type="string">
            <text:p>CEI: 50.020.13645.82</text:p>
            <text:p>Valdir Leandro de Sá</text:p>
            <text:p>CPF: 672.743.158-20/RG: 1.657.212 - SSP/MA</text:p>
          </table:table-cell>
          <table:table-cell table:style-name="ce18" office:value-type="string" calcext:value-type="string">
            <text:p>Fazenda Tucunaré</text:p>
            <text:p>(antiga SUNIL)</text:p>
          </table:table-cell>
          <table:table-cell table:style-name="ce84" office:value-type="float" office:value="32" calcext:value-type="float">
            <text:p>3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Célio José de Rezende </text:p>
            <text:p>CPF:192.971.651-68</text:p>
          </table:table-cell>
          <table:table-cell table:style-name="ce18" office:value-type="string" calcext:value-type="string">
            <text:p>Célio José de Rezende </text:p>
            <text:p>CPF:192.971.651-68</text:p>
          </table:table-cell>
          <table:table-cell table:style-name="ce18" office:value-type="string" calcext:value-type="string">
            <text:p>Fazenda Boa Vista</text:p>
          </table:table-cell>
          <table:table-cell table:style-name="ce84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22/08 a 02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Rio Maria</text:p>
          </table:table-cell>
          <table:table-cell table:style-name="ce18" office:value-type="string" calcext:value-type="string">
            <text:p>Cézar Augusto de Oliveira</text:p>
            <text:p>CPF: 613.106.707-49</text:p>
          </table:table-cell>
          <table:table-cell table:style-name="ce18" office:value-type="string" calcext:value-type="string">
            <text:p>Cézar Augusto de Oliveira</text:p>
            <text:p>CPF: 613.106.707-49</text:p>
          </table:table-cell>
          <table:table-cell table:style-name="ce18" office:value-type="string" calcext:value-type="string">
            <text:p>Fazenda Pedra Azul/Pantaneira</text:p>
            <text:p>("Cariocas" I)</text:p>
          </table:table-cell>
          <table:table-cell table:style-name="ce84" office:value-type="float" office:value="22" calcext:value-type="float">
            <text:p>2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17/10 <text:s/>a 26/10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Cia. De Melhoramentos Oeste da Bahia</text:p>
            <text:p>CNPJ: 97.435.234/0001-01</text:p>
          </table:table-cell>
          <table:table-cell table:style-name="ce18" office:value-type="string" calcext:value-type="string">
            <text:p>Cia. De Melhoramentos Oeste da Bahia</text:p>
            <text:p>CNPJ: 97.435.234/0001-01</text:p>
          </table:table-cell>
          <table:table-cell table:style-name="ce18" office:value-type="string" calcext:value-type="string">
            <text:p>Fazenda Austrália</text:p>
          </table:table-cell>
          <table:table-cell table:style-name="ce84" office:value-type="float" office:value="39" calcext:value-type="float">
            <text:p>39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3/08 a 14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CNPF: 07.636.657/0001-99</text:p>
            <text:p>Fornecedor: Maria Rosaria da Silva</text:p>
            <text:p>CEI: 50.015.13909-86</text:p>
          </table:table-cell>
          <table:table-cell table:style-name="ce18" office:value-type="string" calcext:value-type="string">
            <text:p>CNPF: 07.636.657/0001-99</text:p>
            <text:p>Fornecedor: Maria Rosaria da Silva</text:p>
            <text:p>CEI: 50.015.13909-86</text:p>
          </table:table-cell>
          <table:table-cell table:style-name="ce18" office:value-type="string" calcext:value-type="string">
            <text:p>Siderúrgica Gusa Nordeste S/A</text:p>
          </table:table-cell>
          <table:table-cell table:style-name="ce84" office:value-type="float" office:value="18" calcext:value-type="float">
            <text:p>18</text:p>
          </table:table-cell>
          <table:table-cell table:style-name="ce101" table:number-columns-repeated="2"/>
          <table:table-cell table:number-columns-repeated="1014"/>
        </table:table-row>
        <table:table-row table:style-name="ro6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14/11 a 09/12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Santa Rosa do Tocantins</text:p>
          </table:table-cell>
          <table:table-cell table:style-name="ce18" office:value-type="string" calcext:value-type="string">
            <text:p>CNPJ: 008754510001-72</text:p>
            <text:p>Batista Mancini</text:p>
            <text:p>CPF: 014.769.047-15/RG: 03.872.204-7 IFP/RJ</text:p>
            <text:p>Edson Gomes Teles Filho (Carvoeiro)</text:p>
            <text:p>CPF: 405.401.386-49/RG: 2.179.336 SSP/MG</text:p>
          </table:table-cell>
          <table:table-cell table:style-name="ce18" office:value-type="string" calcext:value-type="string">
            <text:p>CNPJ: 008754510001-72</text:p>
            <text:p>Batista Mancini</text:p>
            <text:p>CPF: 014.769.047-15/RG: 03.872.204-7 IFP/RJ</text:p>
            <text:p>Edson Gomes Teles Filho (Carvoeiro)</text:p>
            <text:p>CPF: 405.401.386-49/RG: 2.179.336 SSP/MG</text:p>
          </table:table-cell>
          <table:table-cell table:style-name="ce18" office:value-type="string" calcext:value-type="string">
            <text:p>Agropecuária Capixaba Ltda.</text:p>
          </table:table-cell>
          <table:table-cell table:style-name="ce84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7/03 a 19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antana Do Araguaia</text:p>
          </table:table-cell>
          <table:table-cell table:style-name="ce18" office:value-type="string" calcext:value-type="string">
            <text:p>CNPJ: 04.297.445/0001-36</text:p>
            <text:p>Arauto Motos Ltda - CNPJ: 22.927.420/0001-50</text:p>
            <text:p>Carlo Iavé Furtado de Araújo - CPF: 355.015.190-87</text:p>
            <text:p>Josué Furtado de Araújo - CPF: 561.979.509-87</text:p>
          </table:table-cell>
          <table:table-cell table:style-name="ce18" office:value-type="string" calcext:value-type="string">
            <text:p>CNPJ: 04.297.445/0001-36</text:p>
            <text:p>Arauto Motos Ltda - CNPJ: 22.927.420/0001-50</text:p>
            <text:p>Carlo Iavé Furtado de Araújo - CPF: 355.015.190-87</text:p>
            <text:p>Josué Furtado de Araújo - CPF: 561.979.509-87</text:p>
          </table:table-cell>
          <table:table-cell table:style-name="ce31" office:value-type="string" calcext:value-type="string">
            <text:p>Agropecuária Vale dos Sonhos Ltda.</text:p>
          </table:table-cell>
          <table:table-cell table:style-name="ce88" office:value-type="float" office:value="6" calcext:value-type="float">
            <text:p>6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4/05 a 13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18" office:value-type="string" calcext:value-type="string">
            <text:p>CNPJ: 04.792.908/0002-17</text:p>
          </table:table-cell>
          <table:table-cell table:style-name="ce31" office:value-type="string" calcext:value-type="string">
            <text:p>J. R. Carvão Vegetal Ltda-ME</text:p>
            <text:p>(Fazendas Piçarreira, Rio Verde, Benedito, CCM e Trevo)</text:p>
          </table:table-cell>
          <table:table-cell table:style-name="ce88" office:value-type="float" office:value="178" calcext:value-type="float">
            <text:p>178</text:p>
          </table:table-cell>
          <table:table-cell table:style-name="ce101" table:number-columns-repeated="2"/>
          <table:table-cell table:number-columns-repeated="1014"/>
        </table:table-row>
        <table:table-row table:style-name="ro6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6/05 a 25/05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Correntina</text:p>
          </table:table-cell>
          <table:table-cell table:style-name="ce18" office:value-type="string" calcext:value-type="string">
            <text:p>CNPJ: 08.290.00002/88</text:p>
            <text:p>Gabriel Moacyr Teixeira </text:p>
            <text:p>CPF: 322.982.850-04    </text:p>
            <text:p>Mirian Rocha Teixeira    </text:p>
            <text:p>CPF: 780.636.040-91</text:p>
          </table:table-cell>
          <table:table-cell table:style-name="ce18" office:value-type="string" calcext:value-type="string">
            <text:p>CNPJ: 08.290.00002/88</text:p>
            <text:p>Gabriel Moacyr Teixeira </text:p>
            <text:p>CPF: 322.982.850-04    </text:p>
            <text:p>Mirian Rocha Teixeira    </text:p>
            <text:p>CPF: 780.636.040-91</text:p>
          </table:table-cell>
          <table:table-cell table:style-name="ce31" office:value-type="string" calcext:value-type="string">
            <text:p>Fazenda São José</text:p>
            <text:p>(S. J. Agropecuária Empreendimentos e Participações Ltda.)</text:p>
          </table:table-cell>
          <table:table-cell table:style-name="ce88" office:value-type="float" office:value="34" calcext:value-type="float">
            <text:p>34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2/08 a 02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style-name="ce18" office:value-type="string" calcext:value-type="string">
            <text:p>CNPJ: 22.921.449/0001-25</text:p>
            <text:p>Equibal Rodrigues Almeida</text:p>
            <text:p>CPF: 125.560.257-00</text:p>
          </table:table-cell>
          <table:table-cell table:style-name="ce18" office:value-type="string" calcext:value-type="string">
            <text:p>CNPJ: 22.921.449/0001-25</text:p>
            <text:p>Equibal Rodrigues Almeida</text:p>
            <text:p>CPF: 125.560.257-00</text:p>
          </table:table-cell>
          <table:table-cell table:style-name="ce18" office:value-type="string" calcext:value-type="string">
            <text:p>Agropecuária Rio do Ouro S/A</text:p>
            <text:p>(Fazenda Córrego do Limão)</text:p>
          </table:table-cell>
          <table:table-cell table:style-name="ce84" office:value-type="float" office:value="41" calcext:value-type="float">
            <text:p>41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2/08 a 02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Rio Maria</text:p>
          </table:table-cell>
          <table:table-cell table:number-columns-repeated="2" table:style-name="ce18" office:value-type="string" calcext:value-type="string">
            <text:p>CNPJ: 32.407.686/0007-11</text:p>
          </table:table-cell>
          <table:table-cell table:style-name="ce18" office:value-type="string" calcext:value-type="string">
            <text:p>Fazenda Reunidas Júlio Avelino S/A</text:p>
            <text:p>(Agropecuária Santa Helena S/A)</text:p>
            <text:p>("Cariocas" II)</text:p>
          </table:table-cell>
          <table:table-cell table:style-name="ce84" office:value-type="float" office:value="17" calcext:value-type="float">
            <text:p>1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10/06 a 15/12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Poconé</text:p>
          </table:table-cell>
          <table:table-cell table:style-name="ce18" office:value-type="string" calcext:value-type="string">
            <text:p>CNPJ: 37.497.237/0001-30</text:p>
            <text:p>Silvio Zulli e Outros</text:p>
            <text:p>CEI: 10065004348</text:p>
          </table:table-cell>
          <table:table-cell table:style-name="ce18" office:value-type="string" calcext:value-type="string">
            <text:p>CNPJ: 37.497.237/0001-30</text:p>
            <text:p>Silvio Zulli e Outros</text:p>
            <text:p>CEI: 10065004348</text:p>
          </table:table-cell>
          <table:table-cell table:style-name="ce18" office:value-type="string" calcext:value-type="string">
            <text:p>Alcoopan Álcool do Pantanal Ltda.</text:p>
            <text:p>(Fazenda Olho D'água)</text:p>
          </table:table-cell>
          <table:table-cell table:style-name="ce84" office:value-type="float" office:value="318" calcext:value-type="float">
            <text:p>318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3/06 a 04/08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onfresa</text:p>
          </table:table-cell>
          <table:table-cell table:style-name="ce18" office:value-type="string" calcext:value-type="string">
            <text:p>Destilaria Gameleira S/A</text:p>
            <text:p>CNPJ: 43.482.819/0001-45</text:p>
          </table:table-cell>
          <table:table-cell table:style-name="ce18" office:value-type="string" calcext:value-type="string">
            <text:p>Destilaria Gameleira S/A</text:p>
            <text:p>CNPJ: 43.482.819/0001-45</text:p>
          </table:table-cell>
          <table:table-cell table:style-name="ce18" office:value-type="string" calcext:value-type="string">
            <text:p>Destilaria Gameleira</text:p>
          </table:table-cell>
          <table:table-cell table:style-name="ce88" office:value-type="float" office:value="1003" calcext:value-type="float">
            <text:p>1.00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1/06 a 22/06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Correntina</text:p>
          </table:table-cell>
          <table:table-cell table:style-name="ce18" office:value-type="string" calcext:value-type="string">
            <text:p>Dino Rômulo Faccioni</text:p>
            <text:p>CPF: 759.174.830-00</text:p>
            <text:p>CEI: 00.410.900.0209-88</text:p>
          </table:table-cell>
          <table:table-cell table:style-name="ce18" office:value-type="string" calcext:value-type="string">
            <text:p>Dino Rômulo Faccioni</text:p>
            <text:p>CPF: 759.174.830-00</text:p>
            <text:p>CEI: 00.410.900.0209-88</text:p>
          </table:table-cell>
          <table:table-cell table:style-name="ce18" office:value-type="string" calcext:value-type="string">
            <text:p>Fazenda Paraná</text:p>
          </table:table-cell>
          <table:table-cell table:style-name="ce84" office:value-type="float" office:value="24" calcext:value-type="float">
            <text:p>24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7/03 a 19/03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Xambioá</text:p>
          </table:table-cell>
          <table:table-cell table:style-name="ce18" office:value-type="string" calcext:value-type="string">
            <text:p>Dione de Pinho Mourão</text:p>
            <text:p>CPF: 040.220.921-49</text:p>
            <text:p>CEI: 50.013.47047.88</text:p>
          </table:table-cell>
          <table:table-cell table:style-name="ce18" office:value-type="string" calcext:value-type="string">
            <text:p>Dione de Pinho Mourão</text:p>
            <text:p>CPF: 040.220.921-49</text:p>
            <text:p>CEI: 50.013.47047.88</text:p>
          </table:table-cell>
          <table:table-cell table:style-name="ce31" office:value-type="string" calcext:value-type="string">
            <text:p>Fazenda São Bento</text:p>
          </table:table-cell>
          <table:table-cell table:style-name="ce88" office:value-type="float" office:value="16" calcext:value-type="float">
            <text:p>16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0" office:value-type="string" calcext:value-type="string">
            <text:p>17/06 a 09/11</text:p>
          </table:table-cell>
          <table:table-cell table:style-name="ce46" office:value-type="string" calcext:value-type="string">
            <text:p>AC</text:p>
          </table:table-cell>
          <table:table-cell table:style-name="ce52" office:value-type="string" calcext:value-type="string">
            <text:p>Rio Branco</text:p>
          </table:table-cell>
          <table:table-cell table:style-name="ce18" office:value-type="string" calcext:value-type="string">
            <text:p>Edmar Sanches Cordeiro</text:p>
            <text:p>CPF: 051.602.432-91</text:p>
            <text:p>CEI: 2402000011/84</text:p>
            <text:p>CNPJ: 02.670.169/0001-84</text:p>
          </table:table-cell>
          <table:table-cell table:style-name="ce18" office:value-type="string" calcext:value-type="string">
            <text:p>Edmar Sanches Cordeiro</text:p>
            <text:p>CPF: 051.602.432-91</text:p>
            <text:p>CEI: 2402000011/84</text:p>
            <text:p>CNPJ: 02.670.169/0001-84</text:p>
          </table:table-cell>
          <table:table-cell table:style-name="ce18" office:value-type="string" calcext:value-type="string">
            <text:p>Fazenda Paloma</text:p>
          </table:table-cell>
          <table:table-cell table:style-name="ce84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23/01 a 02/0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Eduardo Ferreira</text:p>
            <text:p>CPF 258.566.268-34</text:p>
          </table:table-cell>
          <table:table-cell table:style-name="ce18" office:value-type="string" calcext:value-type="string">
            <text:p>Eduardo Ferreira</text:p>
            <text:p>CPF 258.566.268-34</text:p>
          </table:table-cell>
          <table:table-cell table:style-name="ce31" office:value-type="string" calcext:value-type="string">
            <text:p>Fazenda Nova Olinda</text:p>
          </table:table-cell>
          <table:table-cell table:style-name="ce88" office:value-type="float" office:value="22" calcext:value-type="float">
            <text:p>2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2/11 a 02/12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Xinguara</text:p>
          </table:table-cell>
          <table:table-cell table:style-name="ce18" office:value-type="string" calcext:value-type="string">
            <text:p>Eduardo Kroef Corbetta</text:p>
            <text:p>CEI: 500086948189</text:p>
            <text:p>CPF: 108.003.280-00</text:p>
          </table:table-cell>
          <table:table-cell table:style-name="ce18" office:value-type="string" calcext:value-type="string">
            <text:p>Eduardo Kroef Corbetta</text:p>
            <text:p>CEI: 500086948189</text:p>
            <text:p>CPF: 108.003.280-00</text:p>
          </table:table-cell>
          <table:table-cell table:style-name="ce18" office:value-type="string" calcext:value-type="string">
            <text:p>Fazenda Rio Maria</text:p>
          </table:table-cell>
          <table:table-cell table:style-name="ce84" office:value-type="float" office:value="7" calcext:value-type="float">
            <text:p>7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4/02 a 24/0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Geraldo Do Araguaia</text:p>
          </table:table-cell>
          <table:table-cell table:style-name="ce18" office:value-type="string" calcext:value-type="string">
            <text:p>Egton de Oliveira Pajaro Júnior e outros</text:p>
            <text:p>CPF: 393.527.576-53</text:p>
          </table:table-cell>
          <table:table-cell table:style-name="ce18" office:value-type="string" calcext:value-type="string">
            <text:p>Egton de Oliveira Pajaro Júnior e outros</text:p>
            <text:p>CPF: 393.527.576-53</text:p>
          </table:table-cell>
          <table:table-cell table:style-name="ce31" office:value-type="string" calcext:value-type="string">
            <text:p>Fazenda Eldorado</text:p>
          </table:table-cell>
          <table:table-cell table:style-name="ce88" office:value-type="float" office:value="22" calcext:value-type="float">
            <text:p>22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utunópolis</text:p>
          </table:table-cell>
          <table:table-cell table:style-name="ce18" office:value-type="string" calcext:value-type="string">
            <text:p>Elizete Pereira de Faria</text:p>
            <text:p>CPF: 537.004.491-00/RG: 2.219.194-SSP/GO</text:p>
            <text:p>Roberto Jesus da Silva (Carvoeiro)</text:p>
            <text:p>CPF: 916.404.406-82/RG:M8337283-SSP/MG</text:p>
          </table:table-cell>
          <table:table-cell table:style-name="ce18" office:value-type="string" calcext:value-type="string">
            <text:p>Elizete Pereira de Faria</text:p>
            <text:p>CPF: 537.004.491-00/RG: 2.219.194-SSP/GO</text:p>
            <text:p>Roberto Jesus da Silva (Carvoeiro)</text:p>
            <text:p>CPF: 916.404.406-82/RG:M8337283-SSP/MG</text:p>
          </table:table-cell>
          <table:table-cell table:style-name="ce31" office:value-type="string" calcext:value-type="string">
            <text:p>Fazenda Nova</text:p>
          </table:table-cell>
          <table:table-cell table:style-name="ce88" office:value-type="float" office:value="6" calcext:value-type="float">
            <text:p>6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Enauro Claristino de Rezende</text:p>
            <text:p>CPF: 038.932.191-53</text:p>
          </table:table-cell>
          <table:table-cell table:style-name="ce18" office:value-type="string" calcext:value-type="string">
            <text:p>Enauro Claristino de Rezende</text:p>
            <text:p>CPF: 038.932.191-53</text:p>
          </table:table-cell>
          <table:table-cell table:style-name="ce18" office:value-type="string" calcext:value-type="string">
            <text:p>Fazenda Salto Diamantino Samanbaia</text:p>
          </table:table-cell>
          <table:table-cell table:style-name="ce84" office:value-type="float" office:value="3" calcext:value-type="float">
            <text:p>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9/11 a 19/12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Uruará</text:p>
          </table:table-cell>
          <table:table-cell table:style-name="ce60" office:value-type="string" calcext:value-type="string">
            <text:p>Ervino Gutzeit</text:p>
            <text:p>CPF 009.180.752-20</text:p>
            <text:p>RG: 4807575/PA</text:p>
          </table:table-cell>
          <table:table-cell table:style-name="ce60" office:value-type="string" calcext:value-type="string">
            <text:p>Ervino Gutzeit</text:p>
            <text:p>CPF 009.180.752-20</text:p>
            <text:p>RG: 4807575/PA</text:p>
          </table:table-cell>
          <table:table-cell table:style-name="ce60" office:value-type="string" calcext:value-type="string">
            <text:p>Fazenda Panorama</text:p>
          </table:table-cell>
          <table:table-cell table:style-name="ce84" office:value-type="float" office:value="30" calcext:value-type="float">
            <text:p>3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07/12 a 17/12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Balsas</text:p>
          </table:table-cell>
          <table:table-cell table:style-name="ce60" office:value-type="string" calcext:value-type="string">
            <text:p>Fernando Ribas Taque</text:p>
            <text:p>CPF: 159.117.649-20</text:p>
            <text:p>CEI: 045.072.905-20</text:p>
          </table:table-cell>
          <table:table-cell table:style-name="ce60" office:value-type="string" calcext:value-type="string">
            <text:p>Fernando Ribas Taque</text:p>
            <text:p>CPF: 159.117.649-20</text:p>
            <text:p>CEI: 045.072.905-20</text:p>
          </table:table-cell>
          <table:table-cell table:style-name="ce60" office:value-type="string" calcext:value-type="string">
            <text:p>Fazenda Carolina do Norte</text:p>
          </table:table-cell>
          <table:table-cell table:style-name="ce84" office:value-type="float" office:value="20" calcext:value-type="float">
            <text:p>20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6/09 a 08/10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Porto Franco</text:p>
          </table:table-cell>
          <table:table-cell table:style-name="ce18" office:value-type="string" calcext:value-type="string">
            <text:p>Florisval Protásio da Silva</text:p>
            <text:p>CPF: 066.906.884-53</text:p>
          </table:table-cell>
          <table:table-cell table:style-name="ce18" office:value-type="string" calcext:value-type="string">
            <text:p>Florisval Protásio da Silva</text:p>
            <text:p>CPF: 066.906.884-53</text:p>
          </table:table-cell>
          <table:table-cell table:style-name="ce18" office:value-type="string" calcext:value-type="string">
            <text:p>Fazenda Santa Elisa</text:p>
          </table:table-cell>
          <table:table-cell table:style-name="ce84" office:value-type="float" office:value="1" calcext:value-type="float">
            <text:p>1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8/08 a 20/08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Alto Alegre do Pindaré</text:p>
          </table:table-cell>
          <table:table-cell table:style-name="ce18" office:value-type="string" calcext:value-type="string">
            <text:p>Francisco Dantas Ribeiro Filho</text:p>
            <text:p>CEI: 500.19.460.30-8/3 </text:p>
            <text:p>CPF:125.761.313-87 </text:p>
          </table:table-cell>
          <table:table-cell table:style-name="ce18" office:value-type="string" calcext:value-type="string">
            <text:p>Francisco Dantas Ribeiro Filho</text:p>
            <text:p>CEI: 500.19.460.30-8/3 </text:p>
            <text:p>CPF:125.761.313-87 </text:p>
          </table:table-cell>
          <table:table-cell table:style-name="ce18" office:value-type="string" calcext:value-type="string">
            <text:p>Fazenda Piçarreira</text:p>
          </table:table-cell>
          <table:table-cell table:style-name="ce84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Santa Terezinha de Goiás</text:p>
          </table:table-cell>
          <table:table-cell table:style-name="ce61" office:value-type="string" calcext:value-type="string">
            <text:p>Fued Tuma</text:p>
            <text:p>CPF:076.658.301-53/RG: 100.764-SSP/GO</text:p>
            <text:p>Janeir Aleixo da Cruz (Carvoeiro)</text:p>
            <text:p>CPF: 291.140.551-04/RG: 1.475.703 - 2ª via</text:p>
          </table:table-cell>
          <table:table-cell table:style-name="ce61" office:value-type="string" calcext:value-type="string">
            <text:p>Fued Tuma</text:p>
            <text:p>CPF:076.658.301-53/RG: 100.764-SSP/GO</text:p>
            <text:p>Janeir Aleixo da Cruz (Carvoeiro)</text:p>
            <text:p>CPF: 291.140.551-04/RG: 1.475.703 - 2ª via</text:p>
          </table:table-cell>
          <table:table-cell table:style-name="ce31" office:value-type="string" calcext:value-type="string">
            <text:p>Fazenda Recanto das Aranhas</text:p>
          </table:table-cell>
          <table:table-cell table:style-name="ce88" office:value-type="float" office:value="4" calcext:value-type="float">
            <text:p>4</text:p>
          </table:table-cell>
          <table:table-cell table:style-name="ce101" table:number-columns-repeated="2"/>
          <table:table-cell table:number-columns-repeated="1014"/>
        </table:table-row>
        <table:table-row table:style-name="ro9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ara Rosa</text:p>
          </table:table-cell>
          <table:table-cell table:style-name="ce18" office:value-type="string" calcext:value-type="string">
            <text:p>Genny Souza Oliveira</text:p>
            <text:p>CPF: 689.327.661-34</text:p>
            <text:p>Roberto Jesus da Silva (Carvoeiro)</text:p>
            <text:p>CPF: 916.404.406-82/RG: M8337283 - SSP/MG</text:p>
            <text:p>Roniclei Teixeira Duarte (Carvoeiro)</text:p>
            <text:p>CPF: 029.718.246-32/RG: MG8862956 - SSP/MG</text:p>
          </table:table-cell>
          <table:table-cell table:style-name="ce18" office:value-type="string" calcext:value-type="string">
            <text:p>Genny Souza Oliveira</text:p>
            <text:p>CPF: 689.327.661-34</text:p>
            <text:p>Roberto Jesus da Silva (Carvoeiro)</text:p>
            <text:p>CPF: 916.404.406-82/RG: M8337283 - SSP/MG</text:p>
            <text:p>Roniclei Teixeira Duarte (Carvoeiro)</text:p>
            <text:p>CPF: 029.718.246-32/RG: MG8862956 - SSP/MG</text:p>
          </table:table-cell>
          <table:table-cell table:style-name="ce31" office:value-type="string" calcext:value-type="string">
            <text:p>Fazenda Vão da Serra </text:p>
            <text:p>(ou da Serra) </text:p>
            <text:p>e </text:p>
            <text:p>Fazenda Bocaína</text:p>
          </table:table-cell>
          <table:table-cell table:style-name="ce88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1/03 a 10/03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João Lisboa</text:p>
          </table:table-cell>
          <table:table-cell table:style-name="ce18" office:value-type="string" calcext:value-type="string">
            <text:p>Ghazi Suleiman</text:p>
            <text:p>CPF: 336.368.508-49</text:p>
          </table:table-cell>
          <table:table-cell table:style-name="ce18" office:value-type="string" calcext:value-type="string">
            <text:p>Ghazi Suleiman</text:p>
            <text:p>CPF: 336.368.508-49</text:p>
          </table:table-cell>
          <table:table-cell table:style-name="ce31" office:value-type="string" calcext:value-type="string">
            <text:p>Fazenda Vista Bonita</text:p>
          </table:table-cell>
          <table:table-cell table:style-name="ce88" office:value-type="float" office:value="21" calcext:value-type="float">
            <text:p>21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0" office:value-type="string" calcext:value-type="string">
            <text:p>26/09</text:p>
          </table:table-cell>
          <table:table-cell table:style-name="ce46" office:value-type="string" calcext:value-type="string">
            <text:p>AC</text:p>
          </table:table-cell>
          <table:table-cell table:style-name="ce52" office:value-type="string" calcext:value-type="string">
            <text:p>Rio Branco</text:p>
          </table:table-cell>
          <table:table-cell table:style-name="ce18" office:value-type="string" calcext:value-type="string">
            <text:p>Gilberto Afonso Lima de Moraes</text:p>
            <text:p>CPF: 508.651.372-34</text:p>
            <text:p>CEI: 393.600.044.486</text:p>
          </table:table-cell>
          <table:table-cell table:style-name="ce18" office:value-type="string" calcext:value-type="string">
            <text:p>Gilberto Afonso Lima de Moraes</text:p>
            <text:p>CPF: 508.651.372-34</text:p>
            <text:p>CEI: 393.600.044.486</text:p>
          </table:table-cell>
          <table:table-cell table:style-name="ce18" office:value-type="string" calcext:value-type="string">
            <text:p>Fazenda Piracema</text:p>
          </table:table-cell>
          <table:table-cell table:style-name="ce84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3/05 a 03/06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Centro Novo do Maranhão</text:p>
          </table:table-cell>
          <table:table-cell table:style-name="ce18" office:value-type="string" calcext:value-type="string">
            <text:p>Gilberto Andrade</text:p>
            <text:p>CEI: 3901000061-86</text:p>
            <text:p>CPF: 032.316.072-72</text:p>
          </table:table-cell>
          <table:table-cell table:style-name="ce18" office:value-type="string" calcext:value-type="string">
            <text:p>Gilberto Andrade</text:p>
            <text:p>CEI: 3901000061-86</text:p>
            <text:p>CPF: 032.316.072-72</text:p>
          </table:table-cell>
          <table:table-cell table:style-name="ce18" office:value-type="string" calcext:value-type="string">
            <text:p>Fazenda Boa Fé Caru</text:p>
            <text:p>(Serra Negra, Serra Morena e Taboca)</text:p>
          </table:table-cell>
          <table:table-cell table:style-name="ce84" office:value-type="float" office:value="37" calcext:value-type="float">
            <text:p>3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2/11 a 02/12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Xinguara</text:p>
          </table:table-cell>
          <table:table-cell table:style-name="ce18" office:value-type="string" calcext:value-type="string">
            <text:p>Gilberto Ferreira de Assis</text:p>
            <text:p>CEI: 5000434940-81</text:p>
            <text:p>CPF: 028.085.361-00</text:p>
          </table:table-cell>
          <table:table-cell table:style-name="ce18" office:value-type="string" calcext:value-type="string">
            <text:p>Gilberto Ferreira de Assis</text:p>
            <text:p>CEI: 5000434940-81</text:p>
            <text:p>CPF: 028.085.361-00</text:p>
          </table:table-cell>
          <table:table-cell table:style-name="ce18" office:value-type="string" calcext:value-type="string">
            <text:p>Fazenda Agropecuária Juliana</text:p>
          </table:table-cell>
          <table:table-cell table:style-name="ce84" office:value-type="float" office:value="17" calcext:value-type="float">
            <text:p>17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1/03 a 10/03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São Pedro da Água Branca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31" office:value-type="string" calcext:value-type="string">
            <text:p>Fazenda Monte Cristo</text:p>
          </table:table-cell>
          <table:table-cell table:style-name="ce88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3/04 a 23/04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Bom Jesus das Selvas</text:p>
          </table:table-cell>
          <table:table-cell table:style-name="ce18" office:value-type="string" calcext:value-type="string">
            <text:p>Guilherme Palácio Bezerra                           </text:p>
            <text:p>CPF: 488.582.428-15</text:p>
            <text:p>CEI: 44.95000061-85</text:p>
          </table:table-cell>
          <table:table-cell table:style-name="ce18" office:value-type="string" calcext:value-type="string">
            <text:p>Guilherme Palácio Bezerra                           </text:p>
            <text:p>CPF: 488.582.428-15</text:p>
            <text:p>CEI: 44.95000061-85</text:p>
          </table:table-cell>
          <table:table-cell table:style-name="ce31" office:value-type="string" calcext:value-type="string">
            <text:p>Fazenda Palácio</text:p>
          </table:table-cell>
          <table:table-cell table:style-name="ce88" office:value-type="float" office:value="12" calcext:value-type="float">
            <text:p>1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3/05 a 03/06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Ines Feurstein</text:p>
            <text:p>CPF: 470.794.529-53</text:p>
            <text:p>CEI: 328000097481</text:p>
          </table:table-cell>
          <table:table-cell table:style-name="ce18" office:value-type="string" calcext:value-type="string">
            <text:p>Ines Feurstein</text:p>
            <text:p>CPF: 470.794.529-53</text:p>
            <text:p>CEI: 328000097481</text:p>
          </table:table-cell>
          <table:table-cell table:style-name="ce18" office:value-type="string" calcext:value-type="string">
            <text:p>Fazenda Pantera</text:p>
          </table:table-cell>
          <table:table-cell table:style-name="ce84" office:value-type="float" office:value="18" calcext:value-type="float">
            <text:p>18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16/11 a 22/11</text:p>
          </table:table-cell>
          <table:table-cell table:style-name="ce46" office:value-type="string" calcext:value-type="string">
            <text:p>PI</text:p>
          </table:table-cell>
          <table:table-cell table:style-name="ce52" office:value-type="string" calcext:value-type="string">
            <text:p>Manoel Emídio</text:p>
          </table:table-cell>
          <table:table-cell table:style-name="ce18" office:value-type="string" calcext:value-type="string">
            <text:p>Inova Investimentos S/A</text:p>
            <text:p>CNPJ: 03.541.634/0002-20</text:p>
          </table:table-cell>
          <table:table-cell table:style-name="ce18" office:value-type="string" calcext:value-type="string">
            <text:p>Inova Investimentos S/A</text:p>
            <text:p>CNPJ: 03.541.634/0002-20</text:p>
          </table:table-cell>
          <table:table-cell table:style-name="ce18" office:value-type="string" calcext:value-type="string">
            <text:p>Fazenda Vista Verde</text:p>
          </table:table-cell>
          <table:table-cell table:style-name="ce84" office:value-type="float" office:value="18" calcext:value-type="float">
            <text:p>18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1 a 28/0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Ulianópolis</text:p>
          </table:table-cell>
          <table:table-cell table:style-name="ce18" office:value-type="string" calcext:value-type="string">
            <text:p>Isaac Aguiar</text:p>
            <text:p>CPF: 047.928.152-15</text:p>
          </table:table-cell>
          <table:table-cell table:style-name="ce18" office:value-type="string" calcext:value-type="string">
            <text:p>Isaac Aguiar</text:p>
            <text:p>CPF: 047.928.152-15</text:p>
          </table:table-cell>
          <table:table-cell table:style-name="ce31" office:value-type="string" calcext:value-type="string">
            <text:p>Fazenda Colônia</text:p>
          </table:table-cell>
          <table:table-cell table:style-name="ce88" office:value-type="float" office:value="64" calcext:value-type="float">
            <text:p>64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Fromoso </text:p>
          </table:table-cell>
          <table:table-cell table:style-name="ce18" office:value-type="string" calcext:value-type="string">
            <text:p>Isaías Gonçalves da Cruz</text:p>
            <text:p>CPF: 070.764.361-91/RG: 400032-DF</text:p>
            <text:p>Cássio Garcia Guimarães (Carvoeiro)</text:p>
            <text:p>CPF: 890.834.156-00</text:p>
          </table:table-cell>
          <table:table-cell table:style-name="ce18" office:value-type="string" calcext:value-type="string">
            <text:p>Isaías Gonçalves da Cruz</text:p>
            <text:p>CPF: 070.764.361-91/RG: 400032-DF</text:p>
            <text:p>Cássio Garcia Guimarães (Carvoeiro)</text:p>
            <text:p>CPF: 890.834.156-00</text:p>
          </table:table-cell>
          <table:table-cell table:style-name="ce31" office:value-type="string" calcext:value-type="string">
            <text:p>Fazenda Santa Helena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9/05 a 18/05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onfresa</text:p>
          </table:table-cell>
          <table:table-cell table:style-name="ce18" office:value-type="string" calcext:value-type="string">
            <text:p>Itamar Ribeiro da Silva</text:p>
            <text:p>CPF: 128.609.211-68</text:p>
            <text:p>CI: 17.840.521 - SSP/GO</text:p>
          </table:table-cell>
          <table:table-cell table:style-name="ce18" office:value-type="string" calcext:value-type="string">
            <text:p>Itamar Ribeiro da Silva</text:p>
            <text:p>CPF: 128.609.211-68</text:p>
            <text:p>CI: 17.840.521 - SSP/GO</text:p>
          </table:table-cell>
          <table:table-cell table:style-name="ce31" office:value-type="string" calcext:value-type="string">
            <text:p>Fazenda Mata Azul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9/05 a 01/06</text:p>
          </table:table-cell>
          <table:table-cell table:style-name="ce46" office:value-type="string" calcext:value-type="string">
            <text:p>PR</text:p>
          </table:table-cell>
          <table:table-cell table:style-name="ce52" office:value-type="string" calcext:value-type="string">
            <text:p>Tunas Do Paraná</text:p>
          </table:table-cell>
          <table:table-cell table:style-name="ce18" office:value-type="string" calcext:value-type="string">
            <text:p>Itamarati Indústria de Compensados Ltda.</text:p>
            <text:p>CNPJ: 00.149.821.0003-56-</text:p>
          </table:table-cell>
          <table:table-cell table:style-name="ce18" office:value-type="string" calcext:value-type="string">
            <text:p>Itamarati Indústria de Compensados Ltda.</text:p>
            <text:p>CNPJ: 00.149.821.0003-56-</text:p>
          </table:table-cell>
          <table:table-cell table:style-name="ce18" office:value-type="string" calcext:value-type="string">
            <text:p>Fazenda Ribeirão das Pedras de Baixo</text:p>
          </table:table-cell>
          <table:table-cell table:style-name="ce84" office:value-type="float" office:value="82" calcext:value-type="float">
            <text:p>8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27/09 a 07/10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amapuã, Cassilândia e Alcinópolis</text:p>
          </table:table-cell>
          <table:table-cell table:number-columns-repeated="2" table:style-name="ce62" office:value-type="string" calcext:value-type="string">
            <text:p>Ivaldir Antônio Torres <text:s text:c="46"/>CPF: 140.060.491-53</text:p>
          </table:table-cell>
          <table:table-cell table:style-name="ce62" office:value-type="string" calcext:value-type="string">
            <text:p>Fazenda HEMA, Fazenda Rio Branco, Fazenda Alto Alegre e Fazenda Vista Bonita</text:p>
          </table:table-cell>
          <table:table-cell table:style-name="ce84" office:value-type="float" office:value="1" calcext:value-type="float">
            <text:p>1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29/08 a 03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style-name="ce18" office:value-type="string" calcext:value-type="string">
            <text:p>João Andrade Barroso</text:p>
            <text:p>CPF: 071.462.212-53/CI:170.807 - SSP/PA</text:p>
          </table:table-cell>
          <table:table-cell table:style-name="ce18" office:value-type="string" calcext:value-type="string">
            <text:p>João Andrade Barroso</text:p>
            <text:p>CPF: 071.462.212-53/CI:170.807 - SSP/PA</text:p>
          </table:table-cell>
          <table:table-cell table:style-name="ce18" office:value-type="string" calcext:value-type="string">
            <text:p>Fazenda Urtigão</text:p>
          </table:table-cell>
          <table:table-cell table:style-name="ce84" office:value-type="float" office:value="17" calcext:value-type="float">
            <text:p>1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2/09 a 23/09</text:p>
          </table:table-cell>
          <table:table-cell table:style-name="ce46" office:value-type="string" calcext:value-type="string">
            <text:p>MA</text:p>
          </table:table-cell>
          <table:table-cell table:style-name="ce49" office:value-type="string" calcext:value-type="string">
            <text:p>Amarante do Norte</text:p>
          </table:table-cell>
          <table:table-cell table:style-name="ce18" office:value-type="string" calcext:value-type="string">
            <text:p>João Batista Ded Souza Lima</text:p>
            <text:p>CPF: 062.232.143-91</text:p>
            <text:p>CEI: 50.019.90690.89</text:p>
          </table:table-cell>
          <table:table-cell table:style-name="ce18" office:value-type="string" calcext:value-type="string">
            <text:p>João Batista Ded Souza Lima</text:p>
            <text:p>CPF: 062.232.143-91</text:p>
            <text:p>CEI: 50.019.90690.89</text:p>
          </table:table-cell>
          <table:table-cell table:style-name="ce18" office:value-type="string" calcext:value-type="string">
            <text:p>Fazenda Sapucaia</text:p>
          </table:table-cell>
          <table:table-cell table:style-name="ce84" office:value-type="float" office:value="18" calcext:value-type="float">
            <text:p>18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8/06 a 17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Sucupira</text:p>
          </table:table-cell>
          <table:table-cell table:style-name="ce18" office:value-type="string" calcext:value-type="string">
            <text:p>João Sidair Menegueti</text:p>
            <text:p>CPF: 601.609.268-15</text:p>
            <text:p>Itasider Usina Siderúrgica Itaminas S/A</text:p>
            <text:p>CNPJ: 168.524.510/0002-78</text:p>
          </table:table-cell>
          <table:table-cell table:style-name="ce18" office:value-type="string" calcext:value-type="string">
            <text:p>João Sidair Menegueti</text:p>
            <text:p>CPF: 601.609.268-15</text:p>
            <text:p>Itasider Usina Siderúrgica Itaminas S/A</text:p>
            <text:p>CNPJ: 168.524.510/0002-78</text:p>
          </table:table-cell>
          <table:table-cell table:style-name="ce18" office:value-type="string" calcext:value-type="string">
            <text:p>Fazenda Tayná</text:p>
            <text:p>(Cavoaria Menegueti)</text:p>
          </table:table-cell>
          <table:table-cell table:style-name="ce84" office:value-type="float" office:value="36" calcext:value-type="float">
            <text:p>36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4/06 a 27/06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Nova Ubiratã</text:p>
          </table:table-cell>
          <table:table-cell table:number-columns-repeated="2" table:style-name="ce18" office:value-type="string" calcext:value-type="string">
            <text:p>Jomade Imp. E Exp. De madeira Ltda. EPP (Josemar Petroski) <text:s text:c="44"/>CNPJ: 36.894.616/0001-09</text:p>
          </table:table-cell>
          <table:table-cell table:style-name="ce18" office:value-type="string" calcext:value-type="string">
            <text:p>Fazenda Iberê</text:p>
            <text:p>(JOMADE Importação e Exportação de Madeiras Ltda.)</text:p>
          </table:table-cell>
          <table:table-cell table:style-name="ce84" office:value-type="float" office:value="6" calcext:value-type="float">
            <text:p>6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06/11 a 18/11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Codó</text:p>
          </table:table-cell>
          <table:table-cell table:style-name="ce18" office:value-type="string" calcext:value-type="string">
            <text:p>José Augusto Vieira</text:p>
            <text:p>CPF: 045.072.905-20</text:p>
          </table:table-cell>
          <table:table-cell table:style-name="ce18" office:value-type="string" calcext:value-type="string">
            <text:p>José Augusto Vieira</text:p>
            <text:p>CPF: 045.072.905-20</text:p>
          </table:table-cell>
          <table:table-cell table:style-name="ce18" office:value-type="string" calcext:value-type="string">
            <text:p>Fazenda SAGRISA </text:p>
            <text:p>(Grupo Maratá)</text:p>
          </table:table-cell>
          <table:table-cell table:style-name="ce84" office:value-type="float" office:value="27" calcext:value-type="float">
            <text:p>2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José Carlos da Silva Porfírio</text:p>
            <text:p>CPF: 088.624.001-87</text:p>
            <text:p>RG: 161.867-SSP/GO</text:p>
          </table:table-cell>
          <table:table-cell table:style-name="ce18" office:value-type="string" calcext:value-type="string">
            <text:p>José Carlos da Silva Porfírio</text:p>
            <text:p>CPF: 088.624.001-87</text:p>
            <text:p>RG: 161.867-SSP/GO</text:p>
          </table:table-cell>
          <table:table-cell table:style-name="ce18" office:value-type="string" calcext:value-type="string">
            <text:p>Fazenda Córrego Dantas</text:p>
          </table:table-cell>
          <table:table-cell table:style-name="ce84" office:value-type="float" office:value="11" calcext:value-type="float">
            <text:p>11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14/11 a 25/11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Itaituba</text:p>
          </table:table-cell>
          <table:table-cell table:style-name="ce18" office:value-type="string" calcext:value-type="string">
            <text:p>José Carlos Ramires</text:p>
            <text:p>CPF: 644.276.419-20</text:p>
            <text:p>RG: 4594944-SSP/PR</text:p>
          </table:table-cell>
          <table:table-cell table:style-name="ce18" office:value-type="string" calcext:value-type="string">
            <text:p>José Carlos Ramires</text:p>
            <text:p>CPF: 644.276.419-20</text:p>
            <text:p>RG: 4594944-SSP/PR</text:p>
          </table:table-cell>
          <table:table-cell table:style-name="ce18"/>
          <table:table-cell table:style-name="ce84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3/08 a 14/08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ucuruí</text:p>
          </table:table-cell>
          <table:table-cell table:style-name="ce18" office:value-type="string" calcext:value-type="string">
            <text:p>José Carlos Tardin do Carmo Júnior</text:p>
            <text:p>CPF: 879.806.907-10</text:p>
          </table:table-cell>
          <table:table-cell table:style-name="ce18" office:value-type="string" calcext:value-type="string">
            <text:p>José Carlos Tardin do Carmo Júnior</text:p>
            <text:p>CPF: 879.806.907-10</text:p>
          </table:table-cell>
          <table:table-cell table:style-name="ce18" office:value-type="string" calcext:value-type="string">
            <text:p>Fazenda Colatina</text:p>
          </table:table-cell>
          <table:table-cell table:style-name="ce84" office:value-type="float" office:value="22" calcext:value-type="float">
            <text:p>2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José Maia de Oliveira</text:p>
            <text:p>CPF:016.421.031-87</text:p>
          </table:table-cell>
          <table:table-cell table:style-name="ce18" office:value-type="string" calcext:value-type="string">
            <text:p>José Maia de Oliveira</text:p>
            <text:p>CPF:016.421.031-87</text:p>
          </table:table-cell>
          <table:table-cell table:style-name="ce18" office:value-type="string" calcext:value-type="string">
            <text:p>Fazenda Matrinxã</text:p>
          </table:table-cell>
          <table:table-cell table:style-name="ce84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1/08 a 16/08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Bonito</text:p>
          </table:table-cell>
          <table:table-cell table:style-name="ce18" office:value-type="string" calcext:value-type="string">
            <text:p>José Maurício dos Santos - ME</text:p>
            <text:p>CNPJ: 07.041.102/0001-02</text:p>
            <text:p>CPF: 130.524.706-04/RG:M708784-SSP/MG</text:p>
          </table:table-cell>
          <table:table-cell table:style-name="ce18" office:value-type="string" calcext:value-type="string">
            <text:p>José Maurício dos Santos - ME</text:p>
            <text:p>CNPJ: 07.041.102/0001-02</text:p>
            <text:p>CPF: 130.524.706-04/RG:M708784-SSP/MG</text:p>
          </table:table-cell>
          <table:table-cell table:style-name="ce18" office:value-type="string" calcext:value-type="string">
            <text:p>Fazenda Palmares dos Peixes</text:p>
          </table:table-cell>
          <table:table-cell table:style-name="ce84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4/11 a 10/11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árzea Grande</text:p>
          </table:table-cell>
          <table:table-cell table:style-name="ce19" office:value-type="string" calcext:value-type="string">
            <text:p>José Nilson dos Santos</text:p>
            <text:p>RG 118.974/CPF: 111.645.301-00</text:p>
          </table:table-cell>
          <table:table-cell table:style-name="ce19" office:value-type="string" calcext:value-type="string">
            <text:p>José Nilson dos Santos</text:p>
            <text:p>RG 118.974/CPF: 111.645.301-00</text:p>
          </table:table-cell>
          <table:table-cell table:style-name="ce18" office:value-type="string" calcext:value-type="string">
            <text:p>Auto Guincho Jussara Ltda.</text:p>
          </table:table-cell>
          <table:table-cell table:style-name="ce84"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30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ragominas</text:p>
          </table:table-cell>
          <table:table-cell table:style-name="ce19" office:value-type="string" calcext:value-type="string">
            <text:p>José Pereira Dias</text:p>
            <text:p>CPF: 209.066.769-91</text:p>
            <text:p>CNPJ: 03.501.232/0004-64</text:p>
          </table:table-cell>
          <table:table-cell table:style-name="ce19" office:value-type="string" calcext:value-type="string">
            <text:p>José Pereira Dias</text:p>
            <text:p>CPF: 209.066.769-91</text:p>
            <text:p>CNPJ: 03.501.232/0004-64</text:p>
          </table:table-cell>
          <table:table-cell table:style-name="ce18" office:value-type="string" calcext:value-type="string">
            <text:p>CIKEL Brasil Verde Madeiras Ltda.</text:p>
            <text:p/>
          </table:table-cell>
          <table:table-cell table:style-name="ce84" office:value-type="float" office:value="32" calcext:value-type="float">
            <text:p>3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Mineiros</text:p>
          </table:table-cell>
          <table:table-cell table:style-name="ce19" office:value-type="string" calcext:value-type="string">
            <text:p>José Rezende Cruvinel</text:p>
            <text:p>CPF:011.737.821-68</text:p>
          </table:table-cell>
          <table:table-cell table:style-name="ce19" office:value-type="string" calcext:value-type="string">
            <text:p>José Rezende Cruvinel</text:p>
            <text:p>CPF:011.737.821-68</text:p>
          </table:table-cell>
          <table:table-cell table:style-name="ce18" office:value-type="string" calcext:value-type="string">
            <text:p>Fazenda Diamantino</text:p>
          </table:table-cell>
          <table:table-cell table:style-name="ce84" office:value-type="float" office:value="14" calcext:value-type="float">
            <text:p>14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1/04 a 2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19" office:value-type="string" calcext:value-type="string">
            <text:p>Leonardo Jácomi Patriota</text:p>
            <text:p>Laurita Patriota</text:p>
            <text:p>CNPJ: 02.128.898/000-94</text:p>
          </table:table-cell>
          <table:table-cell table:style-name="ce19" office:value-type="string" calcext:value-type="string">
            <text:p>Leonardo Jácomi Patriota</text:p>
            <text:p>Laurita Patriota</text:p>
            <text:p>CNPJ: 02.128.898/000-94</text:p>
          </table:table-cell>
          <table:table-cell table:style-name="ce31" office:value-type="string" calcext:value-type="string">
            <text:p>ECI – Empresa de Investimentos, Participação e Empreendimentos Ltda.</text:p>
            <text:p>(Fazenda Santana)</text:p>
          </table:table-cell>
          <table:table-cell table:style-name="ce88" office:value-type="float" office:value="22" calcext:value-type="float">
            <text:p>2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23/05 a 03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19" office:value-type="string" calcext:value-type="string">
            <text:p>Lindomar Resende Soares</text:p>
            <text:p>CPF: 593.954.512-20</text:p>
            <text:p>CEI: 1205500121-86</text:p>
          </table:table-cell>
          <table:table-cell table:style-name="ce19" office:value-type="string" calcext:value-type="string">
            <text:p>Lindomar Resende Soares</text:p>
            <text:p>CPF: 593.954.512-20</text:p>
            <text:p>CEI: 1205500121-86</text:p>
          </table:table-cell>
          <table:table-cell table:style-name="ce18" office:value-type="string" calcext:value-type="string">
            <text:p>Fazenda Santa Luzia</text:p>
          </table:table-cell>
          <table:table-cell table:style-name="ce84" office:value-type="float" office:value="31" calcext:value-type="float">
            <text:p>31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27/09 a 07/10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Chapadão do Sul</text:p>
          </table:table-cell>
          <table:table-cell table:number-columns-repeated="2" table:style-name="ce63" office:value-type="string" calcext:value-type="string">
            <text:p>Lúdio Garcia de Freitas <text:s text:c="44"/>CPF: 321.836.821-91 <text:s/>- <text:s/>CEI: 50.020.12063-82</text:p>
          </table:table-cell>
          <table:table-cell table:style-name="ce18" office:value-type="string" calcext:value-type="string">
            <text:p>Fazenda Pedra Branca</text:p>
          </table:table-cell>
          <table:table-cell table:style-name="ce84" office:value-type="float" office:value="7" calcext:value-type="float">
            <text:p>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4/05 a 09/05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Cambará do Sul</text:p>
          </table:table-cell>
          <table:table-cell table:style-name="ce19" office:value-type="string" calcext:value-type="string">
            <text:p>Luiz Carlos Berti</text:p>
            <text:p>CPF: 401.433.170-91</text:p>
            <text:p>CEI: 500056996282</text:p>
          </table:table-cell>
          <table:table-cell table:style-name="ce19" office:value-type="string" calcext:value-type="string">
            <text:p>Luiz Carlos Berti</text:p>
            <text:p>CPF: 401.433.170-91</text:p>
            <text:p>CEI: 500056996282</text:p>
          </table:table-cell>
          <table:table-cell table:style-name="ce18" office:value-type="string" calcext:value-type="string">
            <text:p>Fazenda Tainhas</text:p>
          </table:table-cell>
          <table:table-cell table:style-name="ce84" office:value-type="float" office:value="35" calcext:value-type="float">
            <text:p>35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Mineiros</text:p>
          </table:table-cell>
          <table:table-cell table:style-name="ce19" office:value-type="string" calcext:value-type="string">
            <text:p>Luiz Roberto da Silva</text:p>
            <text:p>CPF:271.576.951-20</text:p>
          </table:table-cell>
          <table:table-cell table:style-name="ce19" office:value-type="string" calcext:value-type="string">
            <text:p>Luiz Roberto da Silva</text:p>
            <text:p>CPF:271.576.951-20</text:p>
          </table:table-cell>
          <table:table-cell table:style-name="ce18" office:value-type="string" calcext:value-type="string">
            <text:p>Fazenda Diamantino</text:p>
          </table:table-cell>
          <table:table-cell table:style-name="ce84" office:value-type="float" office:value="5" calcext:value-type="float">
            <text:p>5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1/12 a 14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60" office:value-type="string" calcext:value-type="string">
            <text:p>Manoel Primo Alves</text:p>
            <text:p>CPF: 159.755.761-72</text:p>
          </table:table-cell>
          <table:table-cell table:style-name="ce60" office:value-type="string" calcext:value-type="string">
            <text:p>Manoel Primo Alves</text:p>
            <text:p>CPF: 159.755.761-72</text:p>
          </table:table-cell>
          <table:table-cell table:style-name="ce76" office:value-type="string" calcext:value-type="string">
            <text:p>Fazenda Girassol</text:p>
          </table:table-cell>
          <table:table-cell table:style-name="ce84" office:value-type="float" office:value="28" calcext:value-type="float">
            <text:p>28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Márcio Pedro de Souza</text:p>
            <text:p>CPF:012.888.731-15</text:p>
            <text:p>RG: 107.576-GO</text:p>
          </table:table-cell>
          <table:table-cell table:style-name="ce18" office:value-type="string" calcext:value-type="string">
            <text:p>Márcio Pedro de Souza</text:p>
            <text:p>CPF:012.888.731-15</text:p>
            <text:p>RG: 107.576-GO</text:p>
          </table:table-cell>
          <table:table-cell table:style-name="ce18" office:value-type="string" calcext:value-type="string">
            <text:p>Fazenda Três Pilões</text:p>
          </table:table-cell>
          <table:table-cell table:style-name="ce84" office:value-type="float" office:value="4" calcext:value-type="float">
            <text:p>4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31/08 a 10/09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ampos de Júlio</text:p>
          </table:table-cell>
          <table:table-cell table:style-name="ce18" office:value-type="string" calcext:value-type="string">
            <text:p>Marco Antônio Mattana Sebben</text:p>
            <text:p>CPF: 001.131.211-48</text:p>
            <text:p>CEI: 50009.524.668-2</text:p>
          </table:table-cell>
          <table:table-cell table:style-name="ce18" office:value-type="string" calcext:value-type="string">
            <text:p>Marco Antônio Mattana Sebben</text:p>
            <text:p>CPF: 001.131.211-48</text:p>
            <text:p>CEI: 50009.524.668-2</text:p>
          </table:table-cell>
          <table:table-cell table:style-name="ce18" office:value-type="string" calcext:value-type="string">
            <text:p>Fazenda Mattana</text:p>
          </table:table-cell>
          <table:table-cell table:style-name="ce84" office:value-type="float" office:value="35" calcext:value-type="float">
            <text:p>35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1/04 a 2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xixá do Tocantins</text:p>
          </table:table-cell>
          <table:table-cell table:style-name="ce18" office:value-type="string" calcext:value-type="string">
            <text:p>Marco Aurélio Andrade Barbosa</text:p>
            <text:p>CPF: 182.143.636-91</text:p>
            <text:p>CEI: 08.290.00002/88</text:p>
          </table:table-cell>
          <table:table-cell table:style-name="ce18" office:value-type="string" calcext:value-type="string">
            <text:p>Marco Aurélio Andrade Barbosa</text:p>
            <text:p>CPF: 182.143.636-91</text:p>
            <text:p>CEI: 08.290.00002/88</text:p>
          </table:table-cell>
          <table:table-cell table:style-name="ce31" office:value-type="string" calcext:value-type="string">
            <text:p>Fazenda Bacuri</text:p>
          </table:table-cell>
          <table:table-cell table:style-name="ce88" office:value-type="float" office:value="40" calcext:value-type="float">
            <text:p>4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0/05 a 13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Marco Túlio Andrade Barbosa</text:p>
            <text:p>CPF: 340.850.926-34</text:p>
            <text:p>CEI: 28.004.00003-00</text:p>
          </table:table-cell>
          <table:table-cell table:style-name="ce18" office:value-type="string" calcext:value-type="string">
            <text:p>Marco Túlio Andrade Barbosa</text:p>
            <text:p>CPF: 340.850.926-34</text:p>
            <text:p>CEI: 28.004.00003-00</text:p>
          </table:table-cell>
          <table:table-cell table:style-name="ce28" office:value-type="string" calcext:value-type="string">
            <text:p>Fazenda Sertaneja</text:p>
          </table:table-cell>
          <table:table-cell table:style-name="ce89" office:value-type="float" office:value="32" calcext:value-type="float">
            <text:p>3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6/04 a 05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31" office:value-type="string" calcext:value-type="string">
            <text:p>Fazanda São Marcos I, II e III</text:p>
          </table:table-cell>
          <table:table-cell table:style-name="ce88" office:value-type="float" office:value="43" calcext:value-type="float">
            <text:p>4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3/05 a 03/06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Imperatriz</text:p>
          </table:table-cell>
          <table:table-cell table:style-name="ce18" office:value-type="string" calcext:value-type="string">
            <text:p>Maria dos Anjos Alchaar Costa</text:p>
            <text:p>CPF: 487.715.973-87</text:p>
            <text:p>CEI: 500838204-38</text:p>
          </table:table-cell>
          <table:table-cell table:style-name="ce18" office:value-type="string" calcext:value-type="string">
            <text:p>Maria dos Anjos Alchaar Costa</text:p>
            <text:p>CPF: 487.715.973-87</text:p>
            <text:p>CEI: 500838204-38</text:p>
          </table:table-cell>
          <table:table-cell table:style-name="ce18" office:value-type="string" calcext:value-type="string">
            <text:p>Fazenda San Maria</text:p>
          </table:table-cell>
          <table:table-cell table:style-name="ce84" office:value-type="float" office:value="13" calcext:value-type="float">
            <text:p>13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Maria José Carrijo Carvalho</text:p>
            <text:p>CPF: 910.388.391-49</text:p>
          </table:table-cell>
          <table:table-cell table:style-name="ce18" office:value-type="string" calcext:value-type="string">
            <text:p>Maria José Carrijo Carvalho</text:p>
            <text:p>CPF: 910.388.391-49</text:p>
          </table:table-cell>
          <table:table-cell table:style-name="ce18" office:value-type="string" calcext:value-type="string">
            <text:p>Fazenda Morada</text:p>
          </table:table-cell>
          <table:table-cell table:style-name="ce84" office:value-type="float" office:value="3" calcext:value-type="float">
            <text:p>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7/03 a 19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antana Do Araguaia</text:p>
          </table:table-cell>
          <table:table-cell table:style-name="ce18" office:value-type="string" calcext:value-type="string">
            <text:p>Mário Biernaski</text:p>
            <text:p>CPF: 356.145.289-20</text:p>
            <text:p>CEI: 33.720.03079.03</text:p>
          </table:table-cell>
          <table:table-cell table:style-name="ce18" office:value-type="string" calcext:value-type="string">
            <text:p>Mário Biernaski</text:p>
            <text:p>CPF: 356.145.289-20</text:p>
            <text:p>CEI: 33.720.03079.03</text:p>
          </table:table-cell>
          <table:table-cell table:style-name="ce31" office:value-type="string" calcext:value-type="string">
            <text:p>Fazenda Nova Orleans</text:p>
          </table:table-cell>
          <table:table-cell table:style-name="ce88" office:value-type="float" office:value="29" calcext:value-type="float">
            <text:p>29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9/09 a 28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style-name="ce18" office:value-type="string" calcext:value-type="string">
            <text:p>Mário Cândido de Moura</text:p>
            <text:p>CPF: 036.236.531-87</text:p>
            <text:p>CEI: 50.019.97408-83</text:p>
          </table:table-cell>
          <table:table-cell table:style-name="ce18" office:value-type="string" calcext:value-type="string">
            <text:p>Mário Cândido de Moura</text:p>
            <text:p>CPF: 036.236.531-87</text:p>
            <text:p>CEI: 50.019.97408-83</text:p>
          </table:table-cell>
          <table:table-cell table:style-name="ce18" office:value-type="string" calcext:value-type="string">
            <text:p>Fazenda São Luiz</text:p>
          </table:table-cell>
          <table:table-cell table:style-name="ce84" office:value-type="float" office:value="13" calcext:value-type="float">
            <text:p>1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17/10 a 29/10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São Domingos do Araguaia</text:p>
          </table:table-cell>
          <table:table-cell table:style-name="ce18" office:value-type="string" calcext:value-type="string">
            <text:p>Mário Tavares de Lira</text:p>
            <text:p>CPF: 016.522.142-91</text:p>
            <text:p>CEI: 3383001771-86</text:p>
          </table:table-cell>
          <table:table-cell table:style-name="ce18" office:value-type="string" calcext:value-type="string">
            <text:p>Mário Tavares de Lira</text:p>
            <text:p>CPF: 016.522.142-91</text:p>
            <text:p>CEI: 3383001771-86</text:p>
          </table:table-cell>
          <table:table-cell table:style-name="ce18" office:value-type="string" calcext:value-type="string">
            <text:p>Fazenda Boa Vista</text:p>
          </table:table-cell>
          <table:table-cell table:style-name="ce84" office:value-type="float" office:value="11" calcext:value-type="float">
            <text:p>11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9/11 a 19/1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60" office:value-type="string" calcext:value-type="string">
            <text:p>Markus Josef  Dahle</text:p>
            <text:p>CPF 035.394.498.09 </text:p>
            <text:p>CEI: 3384001081-80</text:p>
          </table:table-cell>
          <table:table-cell table:style-name="ce60" office:value-type="string" calcext:value-type="string">
            <text:p>Markus Josef  Dahle</text:p>
            <text:p>CPF 035.394.498.09 </text:p>
            <text:p>CEI: 3384001081-80</text:p>
          </table:table-cell>
          <table:table-cell table:style-name="ce60" office:value-type="string" calcext:value-type="string">
            <text:p>Fazenda Helvetia </text:p>
          </table:table-cell>
          <table:table-cell table:style-name="ce84" office:value-type="float" office:value="23" calcext:value-type="float">
            <text:p>23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6/09 a 08/10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Açailândia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18" office:value-type="string" calcext:value-type="string">
            <text:p>Fazenda São Francisco</text:p>
          </table:table-cell>
          <table:table-cell table:style-name="ce84" office:value-type="float" office:value="6" calcext:value-type="float">
            <text:p>6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8/08 a 20/08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Vila Nova Dos Martírios</text:p>
          </table:table-cell>
          <table:table-cell table:style-name="ce18" office:value-type="string" calcext:value-type="string">
            <text:p>Modesto Pereira Prates</text:p>
            <text:p>CPF: 721.580.188-87</text:p>
            <text:p>CEI: 500.185.2878-8/2</text:p>
          </table:table-cell>
          <table:table-cell table:style-name="ce18" office:value-type="string" calcext:value-type="string">
            <text:p>Modesto Pereira Prates</text:p>
            <text:p>CPF: 721.580.188-87</text:p>
            <text:p>CEI: 500.185.2878-8/2</text:p>
          </table:table-cell>
          <table:table-cell table:style-name="ce18" office:value-type="string" calcext:value-type="string">
            <text:p>Fazenda Reunidas </text:p>
          </table:table-cell>
          <table:table-cell table:style-name="ce84" office:value-type="float" office:value="4" calcext:value-type="float">
            <text:p>4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4/07 a 10/07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São Miguel do Araguaia</text:p>
          </table:table-cell>
          <table:table-cell table:style-name="ce18" office:value-type="string" calcext:value-type="string">
            <text:p>Moreira Osvando (empregador)</text:p>
            <text:p>CPF: 044.743.171-49</text:p>
            <text:p>Antônio Adélio T.da Silva (carvoeiro)</text:p>
            <text:p>CPF: 903.418.136-72/RG: 6775088</text:p>
          </table:table-cell>
          <table:table-cell table:style-name="ce18" office:value-type="string" calcext:value-type="string">
            <text:p>Moreira Osvando (empregador)</text:p>
            <text:p>CPF: 044.743.171-49</text:p>
            <text:p>Antônio Adélio T.da Silva (carvoeiro)</text:p>
            <text:p>CPF: 903.418.136-72/RG: 6775088</text:p>
          </table:table-cell>
          <table:table-cell table:style-name="ce18" office:value-type="string" calcext:value-type="string">
            <text:p>Fazenda Califórnia</text:p>
          </table:table-cell>
          <table:table-cell table:style-name="ce84" office:value-type="float" office:value="19" calcext:value-type="float">
            <text:p>19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9/03 a 23/03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Barreiras</text:p>
          </table:table-cell>
          <table:table-cell table:style-name="ce18" office:value-type="string" calcext:value-type="string">
            <text:p>Nelson Luiz Roso</text:p>
            <text:p>CPF: 360.689.260-87</text:p>
            <text:p>CEI: 0.403.200.174/80</text:p>
          </table:table-cell>
          <table:table-cell table:style-name="ce18" office:value-type="string" calcext:value-type="string">
            <text:p>Nelson Luiz Roso</text:p>
            <text:p>CPF: 360.689.260-87</text:p>
            <text:p>CEI: 0.403.200.174/80</text:p>
          </table:table-cell>
          <table:table-cell table:style-name="ce31" office:value-type="string" calcext:value-type="string">
            <text:p>Fazenda Roso</text:p>
          </table:table-cell>
          <table:table-cell table:style-name="ce88" office:value-type="float" office:value="67" calcext:value-type="float">
            <text:p>67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8/08 a 20/08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Santa Luzia</text:p>
          </table:table-cell>
          <table:table-cell table:style-name="ce18" office:value-type="string" calcext:value-type="string">
            <text:p>Nyedja Rejane Tavares Lima </text:p>
            <text:p>CPF: 014.036.277-03</text:p>
            <text:p>CEI: 500.1945.472-8/9</text:p>
          </table:table-cell>
          <table:table-cell table:style-name="ce18" office:value-type="string" calcext:value-type="string">
            <text:p>Nyedja Rejane Tavares Lima </text:p>
            <text:p>CPF: 014.036.277-03</text:p>
            <text:p>CEI: 500.1945.472-8/9</text:p>
          </table:table-cell>
          <table:table-cell table:style-name="ce18" office:value-type="string" calcext:value-type="string">
            <text:p>Fazenda Thâmia</text:p>
          </table:table-cell>
          <table:table-cell table:style-name="ce84" office:value-type="float" office:value="30" calcext:value-type="float">
            <text:p>3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3/04 a 23/04</text:p>
          </table:table-cell>
          <table:table-cell table:style-name="ce46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19" office:value-type="string" calcext:value-type="string">
            <text:p>Osmar Gomes de Carvalho                                                              </text:p>
            <text:p>CPF: 124.965.612-53</text:p>
            <text:p>CEI: 32.800.00652-83</text:p>
          </table:table-cell>
          <table:table-cell table:style-name="ce19" office:value-type="string" calcext:value-type="string">
            <text:p>Osmar Gomes de Carvalho                                                              </text:p>
            <text:p>CPF: 124.965.612-53</text:p>
            <text:p>CEI: 32.800.00652-83</text:p>
          </table:table-cell>
          <table:table-cell table:style-name="ce31" office:value-type="string" calcext:value-type="string">
            <text:p>Fazenda do Osmar</text:p>
          </table:table-cell>
          <table:table-cell table:style-name="ce88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3/04 a 23/04</text:p>
          </table:table-cell>
          <table:table-cell table:style-name="ce46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19" office:value-type="string" calcext:value-type="string">
            <text:p>Osmar Gomes de Carvalho</text:p>
            <text:p>CPF: 124.965.612-53/CEI: 32.800.00652-83 </text:p>
            <text:p>CNPJ: 10.426.518/0002-26</text:p>
          </table:table-cell>
          <table:table-cell table:style-name="ce19" office:value-type="string" calcext:value-type="string">
            <text:p>Osmar Gomes de Carvalho</text:p>
            <text:p>CPF: 124.965.612-53/CEI: 32.800.00652-83 </text:p>
            <text:p>CNPJ: 10.426.518/0002-26</text:p>
          </table:table-cell>
          <table:table-cell table:style-name="ce31" office:value-type="string" calcext:value-type="string">
            <text:p>Siderúrgica do Maranhão S/A - SIMASA</text:p>
          </table:table-cell>
          <table:table-cell table:style-name="ce88" office:value-type="float" office:value="26" calcext:value-type="float">
            <text:p>26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5" office:value-type="string" calcext:value-type="string">
            <text:p>16/09 a 29/09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São Desidério</text:p>
          </table:table-cell>
          <table:table-cell table:style-name="ce18" office:value-type="string" calcext:value-type="string">
            <text:p>Osmar Rafaeli</text:p>
            <text:p>CPF: 395.113.169-15</text:p>
            <text:p>CEI: 31.810.01540/83</text:p>
            <text:p>RG: 3.147.383-7 SSP/PR</text:p>
          </table:table-cell>
          <table:table-cell table:style-name="ce18" office:value-type="string" calcext:value-type="string">
            <text:p>Osmar Rafaeli</text:p>
            <text:p>CPF: 395.113.169-15</text:p>
            <text:p>CEI: 31.810.01540/83</text:p>
            <text:p>RG: 3.147.383-7 SSP/PR</text:p>
          </table:table-cell>
          <table:table-cell table:style-name="ce18" office:value-type="string" calcext:value-type="string">
            <text:p>Fazenda Iripanga</text:p>
          </table:table-cell>
          <table:table-cell table:style-name="ce84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Fromoso </text:p>
          </table:table-cell>
          <table:table-cell table:style-name="ce18" office:value-type="string" calcext:value-type="string">
            <text:p>Osvaldo Borges</text:p>
            <text:p>CPF: 147.462.391-34/RG: 139.943 SIC-GO</text:p>
            <text:p>Cássio Garcia Guimarães (Carvoeiro)</text:p>
            <text:p>CPF: 890.834.156-00</text:p>
          </table:table-cell>
          <table:table-cell table:style-name="ce18" office:value-type="string" calcext:value-type="string">
            <text:p>Osvaldo Borges</text:p>
            <text:p>CPF: 147.462.391-34/RG: 139.943 SIC-GO</text:p>
            <text:p>Cássio Garcia Guimarães (Carvoeiro)</text:p>
            <text:p>CPF: 890.834.156-00</text:p>
          </table:table-cell>
          <table:table-cell table:style-name="ce31" office:value-type="string" calcext:value-type="string">
            <text:p>Fazenda Três Irmãos</text:p>
          </table:table-cell>
          <table:table-cell table:style-name="ce88" office:value-type="float" office:value="5" calcext:value-type="float">
            <text:p>5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6/05 a 25/05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Paulo Kenji Shimohira</text:p>
            <text:p>CPF: 507.292.766-00</text:p>
          </table:table-cell>
          <table:table-cell table:style-name="ce18" office:value-type="string" calcext:value-type="string">
            <text:p>Paulo Kenji Shimohira</text:p>
            <text:p>CPF: 507.292.766-00</text:p>
          </table:table-cell>
          <table:table-cell table:style-name="ce31" office:value-type="string" calcext:value-type="string">
            <text:p>Fazenda Indiana</text:p>
            <text:p>(unidade da Fazenda Estrondo)</text:p>
          </table:table-cell>
          <table:table-cell table:style-name="ce88" office:value-type="float" office:value="52" calcext:value-type="float">
            <text:p>52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7" office:value-type="string" calcext:value-type="string">
            <text:p>Santa Terezinha de Goiás</text:p>
          </table:table-cell>
          <table:table-cell table:style-name="ce19" office:value-type="string" calcext:value-type="string">
            <text:p>Paulo Roberto da Cunha</text:p>
            <text:p>CPF: 014.043.771-15</text:p>
            <text:p>Ideal Severino da Cruz (Carvoeiro)</text:p>
            <text:p>CPF: 053.116.831-04</text:p>
          </table:table-cell>
          <table:table-cell table:style-name="ce19" office:value-type="string" calcext:value-type="string">
            <text:p>Paulo Roberto da Cunha</text:p>
            <text:p>CPF: 014.043.771-15</text:p>
            <text:p>Ideal Severino da Cruz (Carvoeiro)</text:p>
            <text:p>CPF: 053.116.831-04</text:p>
          </table:table-cell>
          <table:table-cell table:style-name="ce31" office:value-type="string" calcext:value-type="string">
            <text:p>Fazenda Rio do Peixe</text:p>
          </table:table-cell>
          <table:table-cell table:style-name="ce88"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24/10 a 29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ragominas</text:p>
          </table:table-cell>
          <table:table-cell table:style-name="ce19" office:value-type="string" calcext:value-type="string">
            <text:p>Planterra Comercial Ltda.-EPP</text:p>
            <text:p>CNPJ 04.185.934/0002-04</text:p>
            <text:p>Emanuele Grecchi Moreira</text:p>
            <text:p>Marlene Aparecida Mota</text:p>
          </table:table-cell>
          <table:table-cell table:style-name="ce19" office:value-type="string" calcext:value-type="string">
            <text:p>Planterra Comercial Ltda.-EPP</text:p>
            <text:p>CNPJ 04.185.934/0002-04</text:p>
            <text:p>Emanuele Grecchi Moreira</text:p>
            <text:p>Marlene Aparecida Mota</text:p>
          </table:table-cell>
          <table:table-cell table:style-name="ce18" office:value-type="string" calcext:value-type="string">
            <text:p>Carvoaria Plnaterra</text:p>
            <text:p>(Fazenda Bela vista)</text:p>
          </table:table-cell>
          <table:table-cell table:style-name="ce84" office:value-type="float" office:value="52" calcext:value-type="float">
            <text:p>5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26/09 a 08/10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Buritirana</text:p>
          </table:table-cell>
          <table:table-cell table:style-name="ce19" office:value-type="string" calcext:value-type="string">
            <text:p>Raimundo Geraldo Ribeiro</text:p>
            <text:p>CPF: 039.449.302-82</text:p>
          </table:table-cell>
          <table:table-cell table:style-name="ce19" office:value-type="string" calcext:value-type="string">
            <text:p>Raimundo Geraldo Ribeiro</text:p>
            <text:p>CPF: 039.449.302-82</text:p>
          </table:table-cell>
          <table:table-cell table:style-name="ce18" office:value-type="string" calcext:value-type="string">
            <text:p>Fazenda Brasil</text:p>
          </table:table-cell>
          <table:table-cell table:style-name="ce84" office:value-type="float" office:value="15" calcext:value-type="float">
            <text:p>15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25/04 a 04/05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Tapurah</text:p>
          </table:table-cell>
          <table:table-cell table:style-name="ce19" office:value-type="string" calcext:value-type="string">
            <text:p>Renato Bernardes Filgueiras</text:p>
            <text:p>CPF: 040.686.966-91</text:p>
          </table:table-cell>
          <table:table-cell table:style-name="ce19" office:value-type="string" calcext:value-type="string">
            <text:p>Renato Bernardes Filgueiras</text:p>
            <text:p>CPF: 040.686.966-91</text:p>
          </table:table-cell>
          <table:table-cell table:style-name="ce31" office:value-type="string" calcext:value-type="string">
            <text:p>Fazenda Santa Eulália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6/01 a 08/01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Caracol</text:p>
          </table:table-cell>
          <table:table-cell table:style-name="ce19" office:value-type="string" calcext:value-type="string">
            <text:p>Responsável: Ronaldo Machado Correia Junior ME</text:p>
            <text:p>CNPJ: 05.835.977/0001-42</text:p>
          </table:table-cell>
          <table:table-cell table:style-name="ce19" office:value-type="string" calcext:value-type="string">
            <text:p>Responsável: Ronaldo Machado Correia Junior ME</text:p>
            <text:p>CNPJ: 05.835.977/0001-42</text:p>
          </table:table-cell>
          <table:table-cell table:style-name="ce31" office:value-type="string" calcext:value-type="string">
            <text:p>Fazendas: </text:p>
            <text:p>- <text:span text:style-name="T7">Lageado</text:span><text:span text:style-name="T8"> (Proprietário: Agropecuária Cinco C S/A - CNPJ: 54.321.351/00001-55)                                                          - </text:span><text:span text:style-name="T9">São Vitor</text:span><text:span text:style-name="T8"> (Proprietário: Paulo Gai - CPF: 003.713.431-00)</text:span>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Mineiros</text:p>
          </table:table-cell>
          <table:table-cell table:style-name="ce19" office:value-type="string" calcext:value-type="string">
            <text:p>Roberto Gonçalves da Silva</text:p>
            <text:p>CPF: 058.274.738-47</text:p>
            <text:p>RG: 16.396.682-SSP/SP</text:p>
          </table:table-cell>
          <table:table-cell table:style-name="ce19" office:value-type="string" calcext:value-type="string">
            <text:p>Roberto Gonçalves da Silva</text:p>
            <text:p>CPF: 058.274.738-47</text:p>
            <text:p>RG: 16.396.682-SSP/SP</text:p>
          </table:table-cell>
          <table:table-cell table:style-name="ce18" office:value-type="string" calcext:value-type="string">
            <text:p>Fazenda Conquista</text:p>
          </table:table-cell>
          <table:table-cell table:style-name="ce84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6/11 a 22/11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Nova Bandeirantes</text:p>
          </table:table-cell>
          <table:table-cell table:style-name="ce19" office:value-type="string" calcext:value-type="string">
            <text:p>Rosana Sorge Xavier</text:p>
            <text:p>CPF: 993.277.088-49</text:p>
            <text:p>RG: 10.976.434</text:p>
          </table:table-cell>
          <table:table-cell table:style-name="ce19" office:value-type="string" calcext:value-type="string">
            <text:p>Rosana Sorge Xavier</text:p>
            <text:p>CPF: 993.277.088-49</text:p>
            <text:p>RG: 10.976.434</text:p>
          </table:table-cell>
          <table:table-cell table:style-name="ce18" office:value-type="string" calcext:value-type="string">
            <text:p>MONITORAMENTO</text:p>
            <text:p>Fazenda Santa Luzia</text:p>
          </table:table-cell>
          <table:table-cell table:style-name="ce84" office:value-type="float" office:value="16" calcext:value-type="float">
            <text:p>16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6/11 a 18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Codó</text:p>
          </table:table-cell>
          <table:table-cell table:style-name="ce19" office:value-type="string" calcext:value-type="string">
            <text:p>Rui Carlos Dias Alves da Silva</text:p>
            <text:p>CPF: 050.386.934-15</text:p>
          </table:table-cell>
          <table:table-cell table:style-name="ce19" office:value-type="string" calcext:value-type="string">
            <text:p>Rui Carlos Dias Alves da Silva</text:p>
            <text:p>CPF: 050.386.934-15</text:p>
          </table:table-cell>
          <table:table-cell table:style-name="ce18" office:value-type="string" calcext:value-type="string">
            <text:p>Fazenda Agranos/Sanganhá</text:p>
          </table:table-cell>
          <table:table-cell table:style-name="ce84" office:value-type="float" office:value="52" calcext:value-type="float">
            <text:p>5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06/04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Correntina</text:p>
          </table:table-cell>
          <table:table-cell table:style-name="ce19" office:value-type="string" calcext:value-type="string">
            <text:p>Rui Luiz Gaio</text:p>
            <text:p>CPF: 464.683.669-68</text:p>
            <text:p>CEI: 4.093.113.29-08</text:p>
          </table:table-cell>
          <table:table-cell table:style-name="ce19" office:value-type="string" calcext:value-type="string">
            <text:p>Rui Luiz Gaio</text:p>
            <text:p>CPF: 464.683.669-68</text:p>
            <text:p>CEI: 4.093.113.29-08</text:p>
          </table:table-cell>
          <table:table-cell table:style-name="ce31" office:value-type="string" calcext:value-type="string">
            <text:p>Fazenda Gaio</text:p>
          </table:table-cell>
          <table:table-cell table:style-name="ce88" office:value-type="float" office:value="33" calcext:value-type="float">
            <text:p>3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13/06 a 25/06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Alta Floresta</text:p>
          </table:table-cell>
          <table:table-cell table:style-name="ce19" office:value-type="string" calcext:value-type="string">
            <text:p>Sedni Lucas Locks</text:p>
            <text:p>CPF: 368.480.269-72/RG:1.613.061 SSP/PR</text:p>
            <text:p>CEI:32.860.01028.82</text:p>
          </table:table-cell>
          <table:table-cell table:style-name="ce19" office:value-type="string" calcext:value-type="string">
            <text:p>Sedni Lucas Locks</text:p>
            <text:p>CPF: 368.480.269-72/RG:1.613.061 SSP/PR</text:p>
            <text:p>CEI:32.860.01028.82</text:p>
          </table:table-cell>
          <table:table-cell table:style-name="ce18" office:value-type="string" calcext:value-type="string">
            <text:p>Fazenda Membeca</text:p>
          </table:table-cell>
          <table:table-cell table:style-name="ce84" office:value-type="float" office:value="3" calcext:value-type="float">
            <text:p>3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26/09 a 08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Sérgio Marcos Santos de Assis</text:p>
            <text:p>CPF: 402.131.533-00</text:p>
          </table:table-cell>
          <table:table-cell table:style-name="ce19" office:value-type="string" calcext:value-type="string">
            <text:p>Sérgio Marcos Santos de Assis</text:p>
            <text:p>CPF: 402.131.533-00</text:p>
          </table:table-cell>
          <table:table-cell table:style-name="ce18" office:value-type="string" calcext:value-type="string">
            <text:p>Fazenda Boa Sorte</text:p>
          </table:table-cell>
          <table:table-cell table:style-name="ce84"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Santa Rita do Araguaia</text:p>
          </table:table-cell>
          <table:table-cell table:style-name="ce19" office:value-type="string" calcext:value-type="string">
            <text:p>Sérgio Noel de Melo Martins</text:p>
            <text:p>CPF: 028.298.518-20</text:p>
          </table:table-cell>
          <table:table-cell table:style-name="ce19" office:value-type="string" calcext:value-type="string">
            <text:p>Sérgio Noel de Melo Martins</text:p>
            <text:p>CPF: 028.298.518-20</text:p>
          </table:table-cell>
          <table:table-cell table:style-name="ce18" office:value-type="string" calcext:value-type="string">
            <text:p>Fazenda Santana</text:p>
          </table:table-cell>
          <table:table-cell table:style-name="ce84" office:value-type="float" office:value="5" calcext:value-type="float">
            <text:p>5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7/10 a 29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SIDEPAR - SIDERÚRGICA DO PARÁ S/A</text:p>
            <text:p>CNPJ 06.149.423/0001-54</text:p>
            <text:p>Fornecedor: Hiran Abif Rosa da Cunha </text:p>
            <text:p>CPF: 315.788.291-00 </text:p>
          </table:table-cell>
          <table:table-cell table:style-name="ce19" office:value-type="string" calcext:value-type="string">
            <text:p>SIDEPAR - SIDERÚRGICA DO PARÁ S/A</text:p>
            <text:p>CNPJ 06.149.423/0001-54</text:p>
            <text:p>Fornecedor: Hiran Abif Rosa da Cunha </text:p>
            <text:p>CPF: 315.788.291-00 </text:p>
          </table:table-cell>
          <table:table-cell table:style-name="ce18" office:value-type="string" calcext:value-type="string">
            <text:p>Carvoaria do Hiran </text:p>
            <text:p>(Fazenda Pedro Soares) </text:p>
          </table:table-cell>
          <table:table-cell table:style-name="ce84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8/05 a 27/05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Santa Terezinha de Goiás</text:p>
          </table:table-cell>
          <table:table-cell table:style-name="ce19" office:value-type="string" calcext:value-type="string">
            <text:p>Sílvio Alves da Costa</text:p>
            <text:p>CPF: 004.673.401-53/CI: 5.213-OAB/GO</text:p>
            <text:p>Janeir Aleixo da Cruz (Carvoeiro)</text:p>
            <text:p>CPF: 291.140.551-04/RG: 1.475.703 - 2ª via</text:p>
          </table:table-cell>
          <table:table-cell table:style-name="ce19" office:value-type="string" calcext:value-type="string">
            <text:p>Sílvio Alves da Costa</text:p>
            <text:p>CPF: 004.673.401-53/CI: 5.213-OAB/GO</text:p>
            <text:p>Janeir Aleixo da Cruz (Carvoeiro)</text:p>
            <text:p>CPF: 291.140.551-04/RG: 1.475.703 - 2ª via</text:p>
          </table:table-cell>
          <table:table-cell table:style-name="ce31" office:value-type="string" calcext:value-type="string">
            <text:p>Fazenda Catingueiro</text:p>
          </table:table-cell>
          <table:table-cell table:style-name="ce88" office:value-type="float" office:value="3" calcext:value-type="float">
            <text:p>3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7/10 a 29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SIMARA SIDERÚRGICA MARABA S/A </text:p>
            <text:p>CNPJ: 07.933.914/0001-54</text:p>
            <text:p>Fornecedor: Eronildo Ferreira da Silva </text:p>
            <text:p>CPF:062.625.972-04</text:p>
          </table:table-cell>
          <table:table-cell table:style-name="ce19" office:value-type="string" calcext:value-type="string">
            <text:p>SIMARA SIDERÚRGICA MARABA S/A </text:p>
            <text:p>CNPJ: 07.933.914/0001-54</text:p>
            <text:p>Fornecedor: Eronildo Ferreira da Silva </text:p>
            <text:p>CPF:062.625.972-04</text:p>
          </table:table-cell>
          <table:table-cell table:style-name="ce18" office:value-type="string" calcext:value-type="string">
            <text:p>Carvoaria do Eronildo</text:p>
          </table:table-cell>
          <table:table-cell table:style-name="ce84" office:value-type="float" office:value="9" calcext:value-type="float">
            <text:p>9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26/09 a 08/10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Porto Franco</text:p>
          </table:table-cell>
          <table:table-cell table:style-name="ce64" office:value-type="string" calcext:value-type="string">
            <text:p>Termo de Ajuste firmado e não cumprido</text:p>
            <text:p><text:span text:style-name="T1">Leandro Alves Garcia</text:span></text:p>
            <text:p><text:span text:style-name="T1">RG 0242203622003/3 - SSP-MA</text:span></text:p>
          </table:table-cell>
          <table:table-cell table:style-name="ce64" office:value-type="string" calcext:value-type="string">
            <text:p>Termo de Ajuste firmado e não cumprido</text:p>
            <text:p><text:span text:style-name="T1">Leandro Alves Garcia</text:span></text:p>
            <text:p><text:span text:style-name="T1">RG 0242203622003/3 - SSP-MA</text:span></text:p>
          </table:table-cell>
          <table:table-cell table:style-name="ce18" office:value-type="string" calcext:value-type="string">
            <text:p>Fazenda Copaíba</text:p>
          </table:table-cell>
          <table:table-cell table:style-name="ce84"/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9/10 a 27/10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São Raimundo das Mangabeiras</text:p>
          </table:table-cell>
          <table:table-cell table:style-name="ce19" office:value-type="string" calcext:value-type="string">
            <text:p>URB  Topo Engenharia e Construções Limitada</text:p>
            <text:p>CNPJ: 17.462.219/0001-05</text:p>
          </table:table-cell>
          <table:table-cell table:style-name="ce19" office:value-type="string" calcext:value-type="string">
            <text:p>URB  Topo Engenharia e Construções Limitada</text:p>
            <text:p>CNPJ: 17.462.219/0001-05</text:p>
          </table:table-cell>
          <table:table-cell table:style-name="ce18" office:value-type="string" calcext:value-type="string">
            <text:p>Agropecuária e Industrial Serra Grande Ltda.</text:p>
            <text:p>(Fazenda Agroserra)</text:p>
          </table:table-cell>
          <table:table-cell table:style-name="ce84" office:value-type="float" office:value="103" calcext:value-type="float">
            <text:p>103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13/04 a 23/04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Novo Bacabal</text:p>
          </table:table-cell>
          <table:table-cell table:style-name="ce19" office:value-type="string" calcext:value-type="string">
            <text:p>Valdete Soares Castro de Oliveira       </text:p>
            <text:p>CPF: 523.921.393-34</text:p>
          </table:table-cell>
          <table:table-cell table:style-name="ce19" office:value-type="string" calcext:value-type="string">
            <text:p>Valdete Soares Castro de Oliveira       </text:p>
            <text:p>CPF: 523.921.393-34</text:p>
          </table:table-cell>
          <table:table-cell table:style-name="ce31" office:value-type="string" calcext:value-type="string">
            <text:p>Fazenda Nova Esmeralda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6" office:value-type="string" calcext:value-type="string">
            <text:p>26/09 a 05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9" office:value-type="string" calcext:value-type="string">
            <text:p>Valdir Leandro de Sá</text:p>
            <text:p>CPF: 672.743.158-20 </text:p>
            <text:p>RG: 1.657.212 - SSP/MA</text:p>
          </table:table-cell>
          <table:table-cell table:style-name="ce19" office:value-type="string" calcext:value-type="string">
            <text:p>Valdir Leandro de Sá</text:p>
            <text:p>CPF: 672.743.158-20 </text:p>
            <text:p>RG: 1.657.212 - SSP/MA</text:p>
          </table:table-cell>
          <table:table-cell table:style-name="ce19" office:value-type="string" calcext:value-type="string">
            <text:p>Fazenda Amazonas</text:p>
          </table:table-cell>
          <table:table-cell table:style-name="ce85" office:value-type="float" office:value="32" calcext:value-type="float">
            <text:p>3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7" office:value-type="string" calcext:value-type="string">
            <text:p>03/03 a 14/03</text:p>
          </table:table-cell>
          <table:table-cell table:style-name="ce47" office:value-type="string" calcext:value-type="string">
            <text:p>PA</text:p>
          </table:table-cell>
          <table:table-cell table:style-name="ce46" office:value-type="string" calcext:value-type="string">
            <text:p>Uruará</text:p>
          </table:table-cell>
          <table:table-cell table:style-name="ce18" office:value-type="string" calcext:value-type="string">
            <text:p>Vicente Nicolodi</text:p>
            <text:p>CPF: 092.913.262-91</text:p>
            <text:p>CEI: 50.005.652269-03</text:p>
          </table:table-cell>
          <table:table-cell table:style-name="ce18" office:value-type="string" calcext:value-type="string">
            <text:p>Vicente Nicolodi</text:p>
            <text:p>CPF: 092.913.262-91</text:p>
            <text:p>CEI: 50.005.652269-03</text:p>
          </table:table-cell>
          <table:table-cell table:style-name="ce31" office:value-type="string" calcext:value-type="string">
            <text:p>Fazenda Uruará</text:p>
          </table:table-cell>
          <table:table-cell table:style-name="ce88" office:value-type="float" office:value="29" calcext:value-type="float">
            <text:p>29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38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6" office:value-type="string" calcext:value-type="string">
            <text:p>Portelândia</text:p>
          </table:table-cell>
          <table:table-cell table:style-name="ce18" office:value-type="string" calcext:value-type="string">
            <text:p>Vilma Ferreira Rodrigues Martins</text:p>
            <text:p>CPF: 530.237.714-34</text:p>
          </table:table-cell>
          <table:table-cell table:style-name="ce18" office:value-type="string" calcext:value-type="string">
            <text:p>Vilma Ferreira Rodrigues Martins</text:p>
            <text:p>CPF: 530.237.714-34</text:p>
          </table:table-cell>
          <table:table-cell table:style-name="ce18" office:value-type="string" calcext:value-type="string">
            <text:p>Fazenda Salto Diamantino</text:p>
          </table:table-cell>
          <table:table-cell table:style-name="ce84"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9" office:value-type="string" calcext:value-type="string">
            <text:p>08/08 a 20/08</text:p>
          </table:table-cell>
          <table:table-cell table:style-name="ce47" office:value-type="string" calcext:value-type="string">
            <text:p>MA</text:p>
          </table:table-cell>
          <table:table-cell table:style-name="ce52" office:value-type="string" calcext:value-type="string">
            <text:p>João Lisboa</text:p>
          </table:table-cell>
          <table:table-cell table:style-name="ce18" office:value-type="string" calcext:value-type="string">
            <text:p>Vital Ferreira da Costa</text:p>
            <text:p>CPF: 070.065.946-34</text:p>
            <text:p>CEI: 500.123.6110-8/7</text:p>
          </table:table-cell>
          <table:table-cell table:style-name="ce18" office:value-type="string" calcext:value-type="string">
            <text:p>Vital Ferreira da Costa</text:p>
            <text:p>CPF: 070.065.946-34</text:p>
            <text:p>CEI: 500.123.6110-8/7</text:p>
          </table:table-cell>
          <table:table-cell table:style-name="ce18" office:value-type="string" calcext:value-type="string">
            <text:p>Fazenda Brejo das Araras</text:p>
          </table:table-cell>
          <table:table-cell table:style-name="ce84" office:value-type="float" office:value="5" calcext:value-type="float">
            <text:p>5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8" office:value-type="string" calcext:value-type="string">
            <text:p>14/11 a 09/12</text:p>
          </table:table-cell>
          <table:table-cell table:style-name="ce47" office:value-type="string" calcext:value-type="string">
            <text:p>TO</text:p>
          </table:table-cell>
          <table:table-cell table:style-name="ce46" office:value-type="string" calcext:value-type="string">
            <text:p>Ponte Alta do Bom Jesus</text:p>
          </table:table-cell>
          <table:table-cell table:style-name="ce18" office:value-type="string" calcext:value-type="string">
            <text:p>Wagner Furiati Nabarrete</text:p>
            <text:p>CPF: 140.285.688-11/RG: 15.916.379-1 SSP/SP</text:p>
            <text:p>Olinda Alves da Silva (Carvoeira)</text:p>
            <text:p>CPF: 118.278.188-23/RG: 18.817.148 SSP/SP</text:p>
          </table:table-cell>
          <table:table-cell table:style-name="ce18" office:value-type="string" calcext:value-type="string">
            <text:p>Wagner Furiati Nabarrete</text:p>
            <text:p>CPF: 140.285.688-11/RG: 15.916.379-1 SSP/SP</text:p>
            <text:p>Olinda Alves da Silva (Carvoeira)</text:p>
            <text:p>CPF: 118.278.188-23/RG: 18.817.148 SSP/SP</text:p>
          </table:table-cell>
          <table:table-cell table:style-name="ce18" office:value-type="string" calcext:value-type="string">
            <text:p>Fazenda Poção Bonito</text:p>
          </table:table-cell>
          <table:table-cell table:style-name="ce84" office:value-type="float" office:value="3" calcext:value-type="float">
            <text:p>3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5/06 a 17/06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Ipixuna do Pará</text:p>
          </table:table-cell>
          <table:table-cell table:style-name="ce18" office:value-type="string" calcext:value-type="string">
            <text:p>Walder Machado</text:p>
            <text:p>CCPF: 050.156.187-00</text:p>
          </table:table-cell>
          <table:table-cell table:style-name="ce18" office:value-type="string" calcext:value-type="string">
            <text:p>Walder Machado</text:p>
            <text:p>CCPF: 050.156.187-00</text:p>
          </table:table-cell>
          <table:table-cell table:style-name="ce18" office:value-type="string" calcext:value-type="string">
            <text:p>Fazenda Santa Rita</text:p>
          </table:table-cell>
          <table:table-cell table:style-name="ce84" office:value-type="float" office:value="23" calcext:value-type="float">
            <text:p>23</text:p>
          </table:table-cell>
          <table:table-cell table:style-name="ce101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4/07 a 15/07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rejo Grande do Araguaia</text:p>
          </table:table-cell>
          <table:table-cell table:style-name="ce18" office:value-type="string" calcext:value-type="string">
            <text:p>Walderez Fernando Resende Barbosa</text:p>
            <text:p>CPF: 039.609.516-04</text:p>
            <text:p><text:span text:style-name="T2"/></text:p>
          </table:table-cell>
          <table:table-cell table:style-name="ce18" office:value-type="string" calcext:value-type="string">
            <text:p>Walderez Fernando Resende Barbosa</text:p>
            <text:p>CPF: 039.609.516-04</text:p>
            <text:p><text:span text:style-name="T2"/></text:p>
          </table:table-cell>
          <table:table-cell table:style-name="ce18" office:value-type="string" calcext:value-type="string">
            <text:p>Fazenda Bela Vista, Consolação e Santa Maria</text:p>
          </table:table-cell>
          <table:table-cell table:style-name="ce84" office:value-type="float" office:value="79" calcext:value-type="float">
            <text:p>79</text:p>
          </table:table-cell>
          <table:table-cell table:style-name="ce101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4/11 a 09/12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Silvanópolis</text:p>
          </table:table-cell>
          <table:table-cell table:style-name="ce19" office:value-type="string" calcext:value-type="string">
            <text:p>Wilson Duarte de Oliveira</text:p>
            <text:p>CPF: 117.664.841-15/RG: 410.982 SSP/GO</text:p>
            <text:p>Fábio de Oliveira Lima (Carvoeiro)</text:p>
            <text:p>CPF: 253.135.308-95/RG: 26649994-6 SSP/SP</text:p>
          </table:table-cell>
          <table:table-cell table:style-name="ce19" office:value-type="string" calcext:value-type="string">
            <text:p>Wilson Duarte de Oliveira</text:p>
            <text:p>CPF: 117.664.841-15/RG: 410.982 SSP/GO</text:p>
            <text:p>Fábio de Oliveira Lima (Carvoeiro)</text:p>
            <text:p>CPF: 253.135.308-95/RG: 26649994-6 SSP/SP</text:p>
          </table:table-cell>
          <table:table-cell table:style-name="ce19" office:value-type="string" calcext:value-type="string">
            <text:p>Fazenda São Judas Tadeu</text:p>
          </table:table-cell>
          <table:table-cell table:style-name="ce85" office:value-type="float" office:value="7" calcext:value-type="float">
            <text:p>7</text:p>
          </table:table-cell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7" office:value-type="string" calcext:value-type="string">
            <text:p>31/05 a 10/06</text:p>
            <text:p>03/07 a 06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Cumaru Do Norte</text:p>
          </table:table-cell>
          <table:table-cell table:style-name="ce18" office:value-type="string" calcext:value-type="string">
            <text:p>Abel Batista de Vasconcelos</text:p>
            <text:p>CPF: 086.396.328-55</text:p>
          </table:table-cell>
          <table:table-cell table:style-name="ce18" office:value-type="string" calcext:value-type="string">
            <text:p>Abel Batista de Vasconcelos</text:p>
            <text:p>CPF: 086.396.328-55</text:p>
          </table:table-cell>
          <table:table-cell table:style-name="ce40" office:value-type="string" calcext:value-type="string">
            <text:p>Fazenda do Abel</text:p>
          </table:table-cell>
          <table:table-cell table:style-name="ce87" office:value-type="float" office:value="10" calcext:value-type="float">
            <text:p>1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5/07 a 14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Adilson Slongo</text:p>
            <text:p>CPF: 393.428.590-20</text:p>
          </table:table-cell>
          <table:table-cell table:style-name="ce18" office:value-type="string" calcext:value-type="string">
            <text:p>Adilson Slongo</text:p>
            <text:p>CPF: 393.428.590-20</text:p>
          </table:table-cell>
          <table:table-cell table:style-name="ce40" office:value-type="string" calcext:value-type="string">
            <text:p>Fazenda Aline</text:p>
          </table:table-cell>
          <table:table-cell table:style-name="ce87" office:value-type="float" office:value="12" calcext:value-type="float">
            <text:p>1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5/06 a 09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Tailândia</text:p>
          </table:table-cell>
          <table:table-cell table:style-name="ce18" office:value-type="string" calcext:value-type="string">
            <text:p>Ana Maria da Silva</text:p>
            <text:p>CPF: 208.015.132-00</text:p>
          </table:table-cell>
          <table:table-cell table:style-name="ce18" office:value-type="string" calcext:value-type="string">
            <text:p>Ana Maria da Silva</text:p>
            <text:p>CPF: 208.015.132-00</text:p>
          </table:table-cell>
          <table:table-cell table:style-name="ce27" office:value-type="string" calcext:value-type="string">
            <text:p>Fazenda Cajual</text:p>
          </table:table-cell>
          <table:table-cell table:style-name="ce87" office:value-type="float" office:value="27" calcext:value-type="float">
            <text:p>2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23/01 a 05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Antônio Carlos Pereira</text:p>
            <text:p>CPF: 377.262.002-78</text:p>
            <text:p>CEI: 50.013.54269.84</text:p>
          </table:table-cell>
          <table:table-cell table:style-name="ce18" office:value-type="string" calcext:value-type="string">
            <text:p>Antônio Carlos Pereira</text:p>
            <text:p>CPF: 377.262.002-78</text:p>
            <text:p>CEI: 50.013.54269.84</text:p>
          </table:table-cell>
          <table:table-cell table:style-name="ce26" office:value-type="string" calcext:value-type="string">
            <text:p>Fazenda Brasília</text:p>
          </table:table-cell>
          <table:table-cell table:style-name="ce87" office:value-type="float" office:value="14" calcext:value-type="float">
            <text:p>1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13/03 a 23/03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om Jesus das Selvas</text:p>
          </table:table-cell>
          <table:table-cell table:style-name="ce18" office:value-type="string" calcext:value-type="string">
            <text:p>Antônio Fernandes Camilo Filho</text:p>
            <text:p>CPF: 263.193.146-72</text:p>
          </table:table-cell>
          <table:table-cell table:style-name="ce18" office:value-type="string" calcext:value-type="string">
            <text:p>Antônio Fernandes Camilo Filho</text:p>
            <text:p>CPF: 263.193.146-72</text:p>
          </table:table-cell>
          <table:table-cell table:style-name="ce40" office:value-type="string" calcext:value-type="string">
            <text:p>Fazenda Lagoinha</text:p>
          </table:table-cell>
          <table:table-cell table:style-name="ce87" office:value-type="float" office:value="27" calcext:value-type="float">
            <text:p>2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24/01 a 27/01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Baianópolis</text:p>
          </table:table-cell>
          <table:table-cell table:style-name="ce18" office:value-type="string" calcext:value-type="string">
            <text:p>Antônio Paulo de Andrade</text:p>
            <text:p>CPF: 421.463.727-53</text:p>
          </table:table-cell>
          <table:table-cell table:style-name="ce18" office:value-type="string" calcext:value-type="string">
            <text:p>Antônio Paulo de Andrade</text:p>
            <text:p>CPF: 421.463.727-53</text:p>
          </table:table-cell>
          <table:table-cell table:style-name="ce26" office:value-type="string" calcext:value-type="string">
            <text:p>Fazenda Guací</text:p>
          </table:table-cell>
          <table:table-cell table:style-name="ce87" office:value-type="float" office:value="20" calcext:value-type="float">
            <text:p>2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15/02 a 25/02</text:p>
            <text:p>27/03 a 01/04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anta Terezinha</text:p>
          </table:table-cell>
          <table:table-cell table:style-name="ce18" office:value-type="string" calcext:value-type="string">
            <text:p>Araguaia Hevea S/A</text:p>
            <text:p>CNPJ: 04.203.360/003-03</text:p>
            <text:p>Roberto Amaral Possato</text:p>
            <text:p>CPF: 202.624.188-00/RG: 2.445.269 SSP/SP</text:p>
          </table:table-cell>
          <table:table-cell table:style-name="ce18" office:value-type="string" calcext:value-type="string">
            <text:p>Araguaia Hevea S/A</text:p>
            <text:p>CNPJ: 04.203.360/003-03</text:p>
            <text:p>Roberto Amaral Possato</text:p>
            <text:p>CPF: 202.624.188-00/RG: 2.445.269 SSP/SP</text:p>
          </table:table-cell>
          <table:table-cell table:style-name="ce26" office:value-type="string" calcext:value-type="string">
            <text:p>Fazenda Ouro Branco</text:p>
          </table:table-cell>
          <table:table-cell table:style-name="ce87" office:value-type="float" office:value="87" calcext:value-type="float">
            <text:p>8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8/05 a 19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18" office:value-type="string" calcext:value-type="string">
            <text:p>Armando de Carvalho Osório</text:p>
            <text:p>CPF: 105.104.437-53</text:p>
          </table:table-cell>
          <table:table-cell table:style-name="ce18" office:value-type="string" calcext:value-type="string">
            <text:p>Armando de Carvalho Osório</text:p>
            <text:p>CPF: 105.104.437-53</text:p>
          </table:table-cell>
          <table:table-cell table:style-name="ce40" office:value-type="string" calcext:value-type="string">
            <text:p>Fazenda Boa Esperança</text:p>
            <text:p>(Mundo Verde)</text:p>
          </table:table-cell>
          <table:table-cell table:style-name="ce87" office:value-type="float" office:value="32" calcext:value-type="float">
            <text:p>3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7/04 a 03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18" office:value-type="string" calcext:value-type="string">
            <text:p>Benedito Gonçalves de Miranda</text:p>
            <text:p>CPF: 168.630.971-68</text:p>
            <text:p>CEI: 500127581080</text:p>
          </table:table-cell>
          <table:table-cell table:style-name="ce18" office:value-type="string" calcext:value-type="string">
            <text:p>Benedito Gonçalves de Miranda</text:p>
            <text:p>CPF: 168.630.971-68</text:p>
            <text:p>CEI: 500127581080</text:p>
          </table:table-cell>
          <table:table-cell table:style-name="ce40" office:value-type="string" calcext:value-type="string">
            <text:p>Fazenda Jota</text:p>
          </table:table-cell>
          <table:table-cell table:style-name="ce87" office:value-type="float" office:value="6" calcext:value-type="float">
            <text:p>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26/07 a 03/08</text:p>
          </table:table-cell>
          <table:table-cell table:style-name="ce48" office:value-type="string" calcext:value-type="string">
            <text:p>BA</text:p>
          </table:table-cell>
          <table:table-cell table:style-name="ce52" office:value-type="string" calcext:value-type="string">
            <text:p>Riachão Das Neves</text:p>
          </table:table-cell>
          <table:table-cell table:style-name="ce18" office:value-type="string" calcext:value-type="string">
            <text:p>Bertulino Ribeiro do Prado Filho</text:p>
            <text:p>CPF: 034.547.279-95</text:p>
          </table:table-cell>
          <table:table-cell table:style-name="ce18" office:value-type="string" calcext:value-type="string">
            <text:p>Bertulino Ribeiro do Prado Filho</text:p>
            <text:p>CPF: 034.547.279-95</text:p>
          </table:table-cell>
          <table:table-cell table:style-name="ce18" office:value-type="string" calcext:value-type="string">
            <text:p>Fazenda Triângulo</text:p>
          </table:table-cell>
          <table:table-cell table:style-name="ce87" office:value-type="float" office:value="30" calcext:value-type="float">
            <text:p>3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8/05 a 25/05</text:p>
          </table:table-cell>
          <table:table-cell table:style-name="ce48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Calsete Empreendimentos ltda.</text:p>
            <text:p>CNPJ: 16.942.823/0001-76</text:p>
          </table:table-cell>
          <table:table-cell table:style-name="ce18" office:value-type="string" calcext:value-type="string">
            <text:p>Calsete Empreendimentos ltda.</text:p>
            <text:p>CNPJ: 16.942.823/0001-76</text:p>
          </table:table-cell>
          <table:table-cell table:style-name="ce65" office:value-type="string" calcext:value-type="string">
            <text:p>Fazenda Nova Invernada</text:p>
          </table:table-cell>
          <table:table-cell table:style-name="ce87" office:value-type="float" office:value="45" calcext:value-type="float">
            <text:p>45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27/11 a 15/12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CEI: 00.338.200.337-83</text:p>
            <text:p>Orlando Barbosa de Souza</text:p>
            <text:p>CPF: 040.704.616-04</text:p>
          </table:table-cell>
          <table:table-cell table:style-name="ce18" office:value-type="string" calcext:value-type="string">
            <text:p>CEI: 00.338.200.337-83</text:p>
            <text:p>Orlando Barbosa de Souza</text:p>
            <text:p>CPF: 040.704.616-04</text:p>
          </table:table-cell>
          <table:table-cell table:style-name="ce18" office:value-type="string" calcext:value-type="string">
            <text:p>Fazenda Triângulo Mineiro</text:p>
          </table:table-cell>
          <table:table-cell table:style-name="ce87" office:value-type="float" office:value="43" calcext:value-type="float">
            <text:p>4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3/09 a 25/09</text:p>
          </table:table-cell>
          <table:table-cell table:style-name="ce48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style-name="ce18" office:value-type="string" calcext:value-type="string">
            <text:p>CEI: 00.500.202.3487-85</text:p>
            <text:p>César de Castro Brasileiro Borges</text:p>
            <text:p>CPF: 617.754.955-15</text:p>
          </table:table-cell>
          <table:table-cell table:style-name="ce18" office:value-type="string" calcext:value-type="string">
            <text:p>CEI: 00.500.202.3487-85</text:p>
            <text:p>César de Castro Brasileiro Borges</text:p>
            <text:p>CPF: 617.754.955-15</text:p>
          </table:table-cell>
          <table:table-cell table:style-name="ce18" office:value-type="string" calcext:value-type="string">
            <text:p>Fazenda Castanheira</text:p>
          </table:table-cell>
          <table:table-cell table:style-name="ce87" office:value-type="float" office:value="6" calcext:value-type="float">
            <text:p>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1/07 a 31/07</text:p>
          </table:table-cell>
          <table:table-cell table:style-name="ce48" office:value-type="string" calcext:value-type="string">
            <text:p>MS</text:p>
          </table:table-cell>
          <table:table-cell table:style-name="ce46" office:value-type="string" calcext:value-type="string">
            <text:p>Campo Grande</text:p>
          </table:table-cell>
          <table:table-cell table:style-name="ce18" office:value-type="string" calcext:value-type="string">
            <text:p>CEI: 06.026.011.058-2</text:p>
            <text:p>Ivan Paes Barbosa</text:p>
            <text:p>CPF: 003.856.381-91</text:p>
          </table:table-cell>
          <table:table-cell table:style-name="ce18" office:value-type="string" calcext:value-type="string">
            <text:p>CEI: 06.026.011.058-2</text:p>
            <text:p>Ivan Paes Barbosa</text:p>
            <text:p>CPF: 003.856.381-91</text:p>
          </table:table-cell>
          <table:table-cell table:style-name="ce18" office:value-type="string" calcext:value-type="string">
            <text:p>Estância Gisele</text:p>
          </table:table-cell>
          <table:table-cell table:style-name="ce87" office:value-type="float" office:value="21" calcext:value-type="float">
            <text:p>2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27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style-name="ce18" office:value-type="string" calcext:value-type="string">
            <text:p>CEI: 3382000434-85</text:p>
            <text:p>Erismar de Faria Salgado</text:p>
            <text:p>CPF: 107.812.267-91</text:p>
          </table:table-cell>
          <table:table-cell table:style-name="ce18" office:value-type="string" calcext:value-type="string">
            <text:p>CEI: 3382000434-85</text:p>
            <text:p>Erismar de Faria Salgado</text:p>
            <text:p>CPF: 107.812.267-91</text:p>
          </table:table-cell>
          <table:table-cell table:style-name="ce65" office:value-type="string" calcext:value-type="string">
            <text:p>Fazenda Vista Alegre</text:p>
          </table:table-cell>
          <table:table-cell table:style-name="ce87" office:value-type="float" office:value="21" calcext:value-type="float">
            <text:p>2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10/11</text:p>
          </table:table-cell>
          <table:table-cell table:style-name="ce46" office:value-type="string" calcext:value-type="string">
            <text:p>PI</text:p>
          </table:table-cell>
          <table:table-cell table:style-name="ce46" office:value-type="string" calcext:value-type="string">
            <text:p>Jerumenha</text:p>
          </table:table-cell>
          <table:table-cell table:style-name="ce18" office:value-type="string" calcext:value-type="string">
            <text:p>CEI: 348900041401</text:p>
            <text:p>Marcos Antônio de Oliveira</text:p>
            <text:p>CPF: 664.158.379-15</text:p>
          </table:table-cell>
          <table:table-cell table:style-name="ce18" office:value-type="string" calcext:value-type="string">
            <text:p>CEI: 348900041401</text:p>
            <text:p>Marcos Antônio de Oliveira</text:p>
            <text:p>CPF: 664.158.379-15</text:p>
          </table:table-cell>
          <table:table-cell table:style-name="ce18" office:value-type="string" calcext:value-type="string">
            <text:p>Marcos Antônio de Oliveira</text:p>
            <text:p>(Carvoaria)</text:p>
          </table:table-cell>
          <table:table-cell table:style-name="ce87" office:value-type="float" office:value="34" calcext:value-type="float">
            <text:p>3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1/09 a 11/09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CEI: 50.007.968.708-6</text:p>
            <text:p>Walderez Fernando Resende Barbosa</text:p>
            <text:p>CPF: 039.609.516-04</text:p>
          </table:table-cell>
          <table:table-cell table:style-name="ce18" office:value-type="string" calcext:value-type="string">
            <text:p>CEI: 50.007.968.708-6</text:p>
            <text:p>Walderez Fernando Resende Barbosa</text:p>
            <text:p>CPF: 039.609.516-04</text:p>
          </table:table-cell>
          <table:table-cell table:style-name="ce18" office:value-type="string" calcext:value-type="string">
            <text:p>Fazenda Jardim</text:p>
          </table:table-cell>
          <table:table-cell table:style-name="ce87" office:value-type="float" office:value="2" calcext:value-type="float">
            <text:p>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11 a 07/12</text:p>
          </table:table-cell>
          <table:table-cell table:style-name="ce46" office:value-type="string" calcext:value-type="string">
            <text:p>MT </text:p>
          </table:table-cell>
          <table:table-cell table:style-name="ce46" office:value-type="string" calcext:value-type="string">
            <text:p>Sinop</text:p>
          </table:table-cell>
          <table:table-cell table:style-name="ce18" office:value-type="string" calcext:value-type="string">
            <text:p>CEI: 50.018.297.738-7</text:p>
            <text:p>Paulo Sérgio Teston</text:p>
            <text:p>CPF: 097.520.618-42</text:p>
          </table:table-cell>
          <table:table-cell table:style-name="ce18" office:value-type="string" calcext:value-type="string">
            <text:p>CEI: 50.018.297.738-7</text:p>
            <text:p>Paulo Sérgio Teston</text:p>
            <text:p>CPF: 097.520.618-42</text:p>
          </table:table-cell>
          <table:table-cell table:style-name="ce18" office:value-type="string" calcext:value-type="string">
            <text:p>Fazenda Samaria</text:p>
          </table:table-cell>
          <table:table-cell table:style-name="ce87" office:value-type="float" office:value="3" calcext:value-type="float">
            <text:p>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27/11 a 15/12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CEI: 50.020.136.458-2</text:p>
            <text:p>Abraúnes Silva Lacerda</text:p>
            <text:p>CPF: 203.566.504-30</text:p>
          </table:table-cell>
          <table:table-cell table:style-name="ce18" office:value-type="string" calcext:value-type="string">
            <text:p>CEI: 50.020.136.458-2</text:p>
            <text:p>Abraúnes Silva Lacerda</text:p>
            <text:p>CPF: 203.566.504-30</text:p>
          </table:table-cell>
          <table:table-cell table:style-name="ce18" office:value-type="string" calcext:value-type="string">
            <text:p>Fazenda Amazônia</text:p>
          </table:table-cell>
          <table:table-cell table:style-name="ce87" office:value-type="float" office:value="142" calcext:value-type="float">
            <text:p>14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5/05 a 24/05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CEI: 50.023.37982.87</text:p>
            <text:p>Djalma Nogueira dos Anjos</text:p>
            <text:p>CPF: 056.315.358-07</text:p>
          </table:table-cell>
          <table:table-cell table:style-name="ce18" office:value-type="string" calcext:value-type="string">
            <text:p>CEI: 50.023.37982.87</text:p>
            <text:p>Djalma Nogueira dos Anjos</text:p>
            <text:p>CPF: 056.315.358-07</text:p>
          </table:table-cell>
          <table:table-cell table:style-name="ce65" office:value-type="string" calcext:value-type="string">
            <text:p>Gleba Maguari</text:p>
            <text:p>(Faz. Bela Vista)</text:p>
          </table:table-cell>
          <table:table-cell table:style-name="ce87" office:value-type="float" office:value="16" calcext:value-type="float">
            <text:p>1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0/05 a 2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Carmolândia</text:p>
          </table:table-cell>
          <table:table-cell table:number-columns-repeated="2" table:style-name="ce18" office:value-type="string" calcext:value-type="string">
            <text:p>CEI: 500050850384</text:p>
          </table:table-cell>
          <table:table-cell table:style-name="ce65" office:value-type="string" calcext:value-type="string">
            <text:p>Fazenda Três Corações</text:p>
          </table:table-cell>
          <table:table-cell table:style-name="ce87" office:value-type="float" office:value="4" calcext:value-type="float">
            <text:p>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05 a 27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style-name="ce18" office:value-type="string" calcext:value-type="string">
            <text:p>CEI: 5000890040-83</text:p>
            <text:p>Wilson Ferreira Rocha</text:p>
            <text:p>CPF: 451.263.137/20</text:p>
          </table:table-cell>
          <table:table-cell table:style-name="ce18" office:value-type="string" calcext:value-type="string">
            <text:p>CEI: 5000890040-83</text:p>
            <text:p>Wilson Ferreira Rocha</text:p>
            <text:p>CPF: 451.263.137/20</text:p>
          </table:table-cell>
          <table:table-cell table:style-name="ce65" office:value-type="string" calcext:value-type="string">
            <text:p>Fazenda Ibirapuera</text:p>
          </table:table-cell>
          <table:table-cell table:style-name="ce87" office:value-type="float" office:value="24" calcext:value-type="float">
            <text:p>2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10 a 25/10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Ipixuna do Pará</text:p>
          </table:table-cell>
          <table:table-cell table:style-name="ce18" office:value-type="string" calcext:value-type="string">
            <text:p>CEI: 500209683981</text:p>
            <text:p>Emanuel Agripino Vilas Novas</text:p>
            <text:p>CPF: 614.738.716-20</text:p>
          </table:table-cell>
          <table:table-cell table:style-name="ce18" office:value-type="string" calcext:value-type="string">
            <text:p>CEI: 500209683981</text:p>
            <text:p>Emanuel Agripino Vilas Novas</text:p>
            <text:p>CPF: 614.738.716-20</text:p>
          </table:table-cell>
          <table:table-cell table:style-name="ce18" office:value-type="string" calcext:value-type="string">
            <text:p>Fazenda Bonanza I e II</text:p>
          </table:table-cell>
          <table:table-cell table:style-name="ce87" office:value-type="float" office:value="20" calcext:value-type="float">
            <text:p>2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Rio Negrinho</text:p>
          </table:table-cell>
          <table:table-cell table:number-columns-repeated="2" table:style-name="ce18" office:value-type="string" calcext:value-type="string">
            <text:p>CNPJ: <text:s/>00.730.726,0001-80</text:p>
          </table:table-cell>
          <table:table-cell table:style-name="ce18" office:value-type="string" calcext:value-type="string">
            <text:p>Indústria Agro Florestal Heyse Ltda. e outros</text:p>
            <text:p>(Fazenda Campo Grande)</text:p>
          </table:table-cell>
          <table:table-cell table:style-name="ce87" office:value-type="float" office:value="19" calcext:value-type="float">
            <text:p>1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05 a 27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Geraldo Do Araguaia</text:p>
          </table:table-cell>
          <table:table-cell table:style-name="ce18" office:value-type="string" calcext:value-type="string">
            <text:p>CNPJ: 01577304/0001-89</text:p>
            <text:p><text:span text:style-name="T3">Produtor carvão</text:span><text:span text:style-name="T4">: Hildomar José Tavares</text:span></text:p>
            <text:p><text:span text:style-name="T1">CPF: 067.718.072-15</text:span></text:p>
          </table:table-cell>
          <table:table-cell table:style-name="ce18" office:value-type="string" calcext:value-type="string">
            <text:p>CNPJ: 01577304/0001-89</text:p>
            <text:p><text:span text:style-name="T3">Produtor carvão</text:span><text:span text:style-name="T4">: Hildomar José Tavares</text:span></text:p>
            <text:p><text:span text:style-name="T1">CPF: 067.718.072-15</text:span></text:p>
          </table:table-cell>
          <table:table-cell table:style-name="ce65" office:value-type="string" calcext:value-type="string">
            <text:p>Usina Siderúrgica de Marabá S/A - USIMAR</text:p>
            <text:p>(Carvoaria do Mineiro)</text:p>
          </table:table-cell>
          <table:table-cell table:style-name="ce87" office:value-type="float" office:value="22" calcext:value-type="float">
            <text:p>2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CNPJ: 02.820.876/0001-00</text:p>
            <text:p>Eustáquio Barbosa Oliveira</text:p>
            <text:p>CPF: 130.306.041-87</text:p>
          </table:table-cell>
          <table:table-cell table:style-name="ce18" office:value-type="string" calcext:value-type="string">
            <text:p>CNPJ: 02.820.876/0001-00</text:p>
            <text:p>Eustáquio Barbosa Oliveira</text:p>
            <text:p>CPF: 130.306.041-87</text:p>
          </table:table-cell>
          <table:table-cell table:style-name="ce65" office:value-type="string" calcext:value-type="string">
            <text:p>Fazenda Santa Genoveva</text:p>
            <text:p>(Agropecuária I Bruno Filhos S/A)</text:p>
          </table:table-cell>
          <table:table-cell table:style-name="ce87" office:value-type="float" office:value="16" calcext:value-type="float">
            <text:p>1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23/01 a 05/0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CNPJ: 04.212.158/0001-86</text:p>
            <text:p>Carvoeiros:</text:p>
            <text:p>Leudivan Lensi-CPF: 530.359.845-49</text:p>
            <text:p>Leandro Quintino da Silva-RG 2832792</text:p>
          </table:table-cell>
          <table:table-cell table:style-name="ce18" office:value-type="string" calcext:value-type="string">
            <text:p>CNPJ: 04.212.158/0001-86</text:p>
            <text:p>Carvoeiros:</text:p>
            <text:p>Leudivan Lensi-CPF: 530.359.845-49</text:p>
            <text:p>Leandro Quintino da Silva-RG 2832792</text:p>
          </table:table-cell>
          <table:table-cell table:style-name="ce31" office:value-type="string" calcext:value-type="string">
            <text:p>Siderúrgica Ibérica S/A</text:p>
            <text:p>(Faz. Brasília e Faz. Esplanada)</text:p>
          </table:table-cell>
          <table:table-cell table:style-name="ce87" office:value-type="float" office:value="48" calcext:value-type="float">
            <text:p>4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7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9/06 a 01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ltamira</text:p>
          </table:table-cell>
          <table:table-cell table:number-columns-repeated="2" table:style-name="ce18" office:value-type="string" calcext:value-type="string">
            <text:p>CNPJ: 04.290.363/0001-60</text:p>
          </table:table-cell>
          <table:table-cell table:style-name="ce65" office:value-type="string" calcext:value-type="string">
            <text:p>Indústria e Comércio e Exportação de Madeiras Mato Grosso Ltda.</text:p>
          </table:table-cell>
          <table:table-cell table:style-name="ce87" office:value-type="float" office:value="8" calcext:value-type="float">
            <text:p>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1/02 a 23/02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Sobral</text:p>
          </table:table-cell>
          <table:table-cell table:number-columns-repeated="2" table:style-name="ce18" office:value-type="string" calcext:value-type="string">
            <text:p>CNPJ: 04.740.962/0001-38</text:p>
          </table:table-cell>
          <table:table-cell table:style-name="ce31" office:value-type="string" calcext:value-type="string">
            <text:p>Mundial Construções e Limpeza Ltda.</text:p>
          </table:table-cell>
          <table:table-cell table:style-name="ce87" office:value-type="float" office:value="48" calcext:value-type="float">
            <text:p>4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6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ucuruí</text:p>
          </table:table-cell>
          <table:table-cell table:number-columns-repeated="2" table:style-name="ce18" office:value-type="string" calcext:value-type="string">
            <text:p>CNPJ: 04.872.297/0001-36</text:p>
          </table:table-cell>
          <table:table-cell table:style-name="ce18" office:value-type="string" calcext:value-type="string">
            <text:p>Camargo Correa Metais S/A</text:p>
          </table:table-cell>
          <table:table-cell table:style-name="ce87" office:value-type="float" office:value="10" calcext:value-type="float">
            <text:p>1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0/11 a 22/12</text:p>
          </table:table-cell>
          <table:table-cell table:style-name="ce46" office:value-type="string" calcext:value-type="string">
            <text:p>PR</text:p>
          </table:table-cell>
          <table:table-cell table:style-name="ce46" office:value-type="string" calcext:value-type="string">
            <text:p>Rio Branco do Sul</text:p>
          </table:table-cell>
          <table:table-cell table:style-name="ce18" office:value-type="string" calcext:value-type="string">
            <text:p>CNPJ: 05.598.434/0001-59</text:p>
            <text:p>José Agnelo Crozetta</text:p>
            <text:p>RG: 3.222.047-9 SSP/PR</text:p>
          </table:table-cell>
          <table:table-cell table:style-name="ce18" office:value-type="string" calcext:value-type="string">
            <text:p>CNPJ: 05.598.434/0001-59</text:p>
            <text:p>José Agnelo Crozetta</text:p>
            <text:p>RG: 3.222.047-9 SSP/PR</text:p>
          </table:table-cell>
          <table:table-cell table:style-name="ce18" office:value-type="string" calcext:value-type="string">
            <text:p>José Agnelo Crozetta-ME</text:p>
            <text:p>(Fazenda Lago Azul)</text:p>
          </table:table-cell>
          <table:table-cell table:style-name="ce87" office:value-type="float" office:value="14" calcext:value-type="float">
            <text:p>1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7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number-columns-repeated="2" table:style-name="ce28" office:value-type="string" calcext:value-type="string">
            <text:p>CNPJ: 07.512.638.0001-50</text:p>
          </table:table-cell>
          <table:table-cell table:style-name="ce18" office:value-type="string" calcext:value-type="string">
            <text:p>Agropecuária Castanhais Ltda.</text:p>
            <text:p>(Fazenda Castanhais)</text:p>
          </table:table-cell>
          <table:table-cell table:style-name="ce87" office:value-type="float" office:value="47" calcext:value-type="float">
            <text:p>4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10 a 04/11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Catalão</text:p>
          </table:table-cell>
          <table:table-cell table:number-columns-repeated="2" table:style-name="ce28" office:value-type="string" calcext:value-type="string">
            <text:p>CNPJ: 25.447.244/0001-48</text:p>
          </table:table-cell>
          <table:table-cell table:style-name="ce18" office:value-type="string" calcext:value-type="string">
            <text:p>Vale do Rio Grande Reflorestamento Ltda. </text:p>
          </table:table-cell>
          <table:table-cell table:style-name="ce87" office:value-type="float" office:value="151" calcext:value-type="float">
            <text:p>15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3/08 e 04/08</text:p>
          </table:table-cell>
          <table:table-cell table:style-name="ce46" office:value-type="string" calcext:value-type="string">
            <text:p>PR</text:p>
          </table:table-cell>
          <table:table-cell table:style-name="ce46" office:value-type="string" calcext:value-type="string">
            <text:p>Bocaiuva do Sul</text:p>
          </table:table-cell>
          <table:table-cell table:number-columns-repeated="2" table:style-name="ce18" office:value-type="string" calcext:value-type="string">
            <text:p>CNPJ: 77585701/0001-64</text:p>
          </table:table-cell>
          <table:table-cell table:style-name="ce18" office:value-type="string" calcext:value-type="string">
            <text:p>REALSUL Reflorestamento América do Sul Ltda.</text:p>
          </table:table-cell>
          <table:table-cell table:style-name="ce87" office:value-type="float" office:value="13" calcext:value-type="float">
            <text:p>1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Rio Negrinho</text:p>
          </table:table-cell>
          <table:table-cell table:number-columns-repeated="2" table:style-name="ce18" office:value-type="string" calcext:value-type="string">
            <text:p>CNPJ: 79.410.064.0001-10</text:p>
          </table:table-cell>
          <table:table-cell table:style-name="ce18" office:value-type="string" calcext:value-type="string">
            <text:p>Cruzado Móveis Indústria e Comércio Ltda.</text:p>
            <text:p>(Fazenda Campo Grande)</text:p>
          </table:table-cell>
          <table:table-cell table:style-name="ce87" office:value-type="float" office:value="17" calcext:value-type="float">
            <text:p>1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Rio Negrinho</text:p>
          </table:table-cell>
          <table:table-cell table:number-columns-repeated="2" table:style-name="ce18" office:value-type="string" calcext:value-type="string">
            <text:p>CNPJ: 85.907.012.0001-57</text:p>
          </table:table-cell>
          <table:table-cell table:style-name="ce18" office:value-type="string" calcext:value-type="string">
            <text:p>Móveis Rueckl Ltda.</text:p>
            <text:p>(Fazenda Campo Grande)</text:p>
          </table:table-cell>
          <table:table-cell table:style-name="ce87" office:value-type="float" office:value="1" calcext:value-type="float">
            <text:p>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6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10 a 26/10</text:p>
          </table:table-cell>
          <table:table-cell table:style-name="ce46" office:value-type="string" calcext:value-type="string">
            <text:p>MG</text:p>
          </table:table-cell>
          <table:table-cell table:style-name="ce46" office:value-type="string" calcext:value-type="string">
            <text:p>Buritizeiro</text:p>
          </table:table-cell>
          <table:table-cell table:style-name="ce18" office:value-type="string" calcext:value-type="string">
            <text:p>CNPJ: 86.390.234/0001-08</text:p>
            <text:p><text:span text:style-name="T5">Sócios:</text:span></text:p>
            <text:p><text:span text:style-name="T1">Bruno Hebach L'Abbate-CPF: 520.483.816-34</text:span></text:p>
            <text:p><text:span text:style-name="T1">Francisco José L'Abbate Neto-CPF: 335.462.826-04</text:span></text:p>
            <text:p><text:span text:style-name="T1">José Silvério M. Costa-CPF: 221.307.136-53</text:span></text:p>
          </table:table-cell>
          <table:table-cell table:style-name="ce18" office:value-type="string" calcext:value-type="string">
            <text:p>CNPJ: 86.390.234/0001-08</text:p>
            <text:p><text:span text:style-name="T5">Sócios:</text:span></text:p>
            <text:p><text:span text:style-name="T1">Bruno Hebach L'Abbate-CPF: 520.483.816-34</text:span></text:p>
            <text:p><text:span text:style-name="T1">Francisco José L'Abbate Neto-CPF: 335.462.826-04</text:span></text:p>
            <text:p><text:span text:style-name="T1">José Silvério M. Costa-CPF: 221.307.136-53</text:span></text:p>
          </table:table-cell>
          <table:table-cell table:style-name="ce18" office:value-type="string" calcext:value-type="string">
            <text:p>Casamassima Indústria e Comércio Ltda.</text:p>
            <text:p>(Horto Florestal dos Gerais)</text:p>
          </table:table-cell>
          <table:table-cell table:style-name="ce87" office:value-type="float" office:value="36" calcext:value-type="float">
            <text:p>3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6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6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ucuruí</text:p>
          </table:table-cell>
          <table:table-cell table:style-name="ce18" office:value-type="string" calcext:value-type="string">
            <text:p>COSIPAR - CNPJ: 07.919.053/0001-50</text:p>
            <text:p>Carvoaria Transcametá Ltda.</text:p>
            <text:p>CPNJ: 04.811.094/0001-84</text:p>
            <text:p>Walcir Jacinto Brandão</text:p>
            <text:p>CPF: 933.356.602-34</text:p>
          </table:table-cell>
          <table:table-cell table:style-name="ce18" office:value-type="string" calcext:value-type="string">
            <text:p>COSIPAR - CNPJ: 07.919.053/0001-50</text:p>
            <text:p>Carvoaria Transcametá Ltda.</text:p>
            <text:p>CPNJ: 04.811.094/0001-84</text:p>
            <text:p>Walcir Jacinto Brandão</text:p>
            <text:p>CPF: 933.356.602-34</text:p>
          </table:table-cell>
          <table:table-cell table:style-name="ce18" office:value-type="string" calcext:value-type="string">
            <text:p>Companhia Siderúrgica do Para S/A - COSIPAR</text:p>
          </table:table-cell>
          <table:table-cell table:style-name="ce87" office:value-type="float" office:value="16" calcext:value-type="float">
            <text:p>1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8/09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Bangu</text:p>
          </table:table-cell>
          <table:table-cell table:number-columns-repeated="2" table:style-name="ce18" office:value-type="string" calcext:value-type="string">
            <text:p>CPF: 040.649.194-16</text:p>
          </table:table-cell>
          <table:table-cell table:style-name="ce18" office:value-type="string" calcext:value-type="string">
            <text:p>Norlandio Souza Azevedo</text:p>
          </table:table-cell>
          <table:table-cell table:style-name="ce87" office:value-type="float" office:value="18" calcext:value-type="float">
            <text:p>1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8/09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Bangu</text:p>
          </table:table-cell>
          <table:table-cell table:number-columns-repeated="2" table:style-name="ce18" office:value-type="string" calcext:value-type="string">
            <text:p>CPF: 056.675.827-08</text:p>
          </table:table-cell>
          <table:table-cell table:style-name="ce18" office:value-type="string" calcext:value-type="string">
            <text:p>Kevio Armenio Monteiro Silva</text:p>
          </table:table-cell>
          <table:table-cell table:style-name="ce87" office:value-type="float" office:value="6" calcext:value-type="float">
            <text:p>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11 a 16/11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União do Sul</text:p>
          </table:table-cell>
          <table:table-cell table:number-columns-repeated="2" table:style-name="ce18" office:value-type="string" calcext:value-type="string">
            <text:p>CPF: 845.358.149-53</text:p>
          </table:table-cell>
          <table:table-cell table:style-name="ce18" office:value-type="string" calcext:value-type="string">
            <text:p>Fazenda de Clayton Giani Bortolini</text:p>
          </table:table-cell>
          <table:table-cell table:style-name="ce87" office:value-type="float" office:value="10" calcext:value-type="float">
            <text:p>1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Canoinhas</text:p>
          </table:table-cell>
          <table:table-cell table:style-name="ce18" office:value-type="string" calcext:value-type="string">
            <text:p>CPNJ: 06.295.169.0001-00</text:p>
            <text:p>Ivn da Silva Reques</text:p>
          </table:table-cell>
          <table:table-cell table:style-name="ce18" office:value-type="string" calcext:value-type="string">
            <text:p>CPNJ: 06.295.169.0001-00</text:p>
            <text:p>Ivn da Silva Reques</text:p>
          </table:table-cell>
          <table:table-cell table:style-name="ce18" office:value-type="string" calcext:value-type="string">
            <text:p>Madevan Comércio de Madeiras Ltda.</text:p>
            <text:p>(Fazenda Campo Grande)</text:p>
          </table:table-cell>
          <table:table-cell table:style-name="ce87" office:value-type="float" office:value="7" calcext:value-type="float">
            <text:p>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2/07 a 13/07</text:p>
          </table:table-cell>
          <table:table-cell table:style-name="ce46" office:value-type="string" calcext:value-type="string">
            <text:p>MT </text:p>
          </table:table-cell>
          <table:table-cell table:style-name="ce46" office:value-type="string" calcext:value-type="string">
            <text:p>Santa Terezinha</text:p>
          </table:table-cell>
          <table:table-cell table:style-name="ce18" office:value-type="string" calcext:value-type="string">
            <text:p>Daniel de Paiva Abreu</text:p>
            <text:p>CPF: 452.361-15</text:p>
          </table:table-cell>
          <table:table-cell table:style-name="ce18" office:value-type="string" calcext:value-type="string">
            <text:p>Daniel de Paiva Abreu</text:p>
            <text:p>CPF: 452.361-15</text:p>
          </table:table-cell>
          <table:table-cell table:style-name="ce65" office:value-type="string" calcext:value-type="string">
            <text:p>Fazenda Santa Terezinha</text:p>
          </table:table-cell>
          <table:table-cell table:style-name="ce87" office:value-type="float" office:value="9" calcext:value-type="float">
            <text:p>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3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ragominas</text:p>
          </table:table-cell>
          <table:table-cell table:style-name="ce18" office:value-type="string" calcext:value-type="string">
            <text:p>Davi Resende Soares</text:p>
            <text:p>CPF: 252.299.747-53</text:p>
          </table:table-cell>
          <table:table-cell table:style-name="ce18" office:value-type="string" calcext:value-type="string">
            <text:p>Davi Resende Soares</text:p>
            <text:p>CPF: 252.299.747-53</text:p>
          </table:table-cell>
          <table:table-cell table:style-name="ce18" office:value-type="string" calcext:value-type="string">
            <text:p>Fazenda Espírito Santo e Reunidas (Fazendas São Romualdo, Sertaneja e São Marcos)</text:p>
          </table:table-cell>
          <table:table-cell table:style-name="ce87" office:value-type="float" office:value="130" calcext:value-type="float">
            <text:p>13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3/03 a 29/03</text:p>
          </table:table-cell>
          <table:table-cell table:style-name="ce46" office:value-type="string" calcext:value-type="string">
            <text:p>AC</text:p>
          </table:table-cell>
          <table:table-cell table:style-name="ce46" office:value-type="string" calcext:value-type="string">
            <text:p>Sena Madureira</text:p>
          </table:table-cell>
          <table:table-cell table:style-name="ce18" office:value-type="string" calcext:value-type="string">
            <text:p>Dirceu Sanches Zamora</text:p>
            <text:p>CPF: 147.318.608-06</text:p>
          </table:table-cell>
          <table:table-cell table:style-name="ce18" office:value-type="string" calcext:value-type="string">
            <text:p>Dirceu Sanches Zamora</text:p>
            <text:p>CPF: 147.318.608-06</text:p>
          </table:table-cell>
          <table:table-cell table:style-name="ce18" office:value-type="string" calcext:value-type="string">
            <text:p>Fazenda Brasil</text:p>
          </table:table-cell>
          <table:table-cell table:style-name="ce87" office:value-type="float" office:value="8" calcext:value-type="float">
            <text:p>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11 a 16/11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União do Sul</text:p>
          </table:table-cell>
          <table:table-cell table:style-name="ce18" office:value-type="string" calcext:value-type="string">
            <text:p>Élio Bussi</text:p>
            <text:p>CPF: 031.339.409-10</text:p>
          </table:table-cell>
          <table:table-cell table:style-name="ce18" office:value-type="string" calcext:value-type="string">
            <text:p>Élio Bussi</text:p>
            <text:p>CPF: 031.339.409-10</text:p>
          </table:table-cell>
          <table:table-cell table:style-name="ce18" office:value-type="string" calcext:value-type="string">
            <text:p>Fazenda Presidente Nereu</text:p>
          </table:table-cell>
          <table:table-cell table:style-name="ce87" office:value-type="float" office:value="19" calcext:value-type="float">
            <text:p>1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18" office:value-type="string" calcext:value-type="string">
            <text:p>22/02 a 25/02</text:p>
            <text:p>03/03 e 04/03</text:p>
          </table:table-cell>
          <table:table-cell table:style-name="ce46" office:value-type="string" calcext:value-type="string">
            <text:p>MS</text:p>
          </table:table-cell>
          <table:table-cell table:style-name="ce52" office:value-type="string" calcext:value-type="string">
            <text:p>Porto Murtinho</text:p>
          </table:table-cell>
          <table:table-cell table:style-name="ce18" office:value-type="string" calcext:value-type="string">
            <text:p>Eric Sobrinho Ávila</text:p>
            <text:p>CGC: 05.518.611/0001-40</text:p>
          </table:table-cell>
          <table:table-cell table:style-name="ce18" office:value-type="string" calcext:value-type="string">
            <text:p>Eric Sobrinho Ávila</text:p>
            <text:p>CGC: 05.518.611/0001-40</text:p>
          </table:table-cell>
          <table:table-cell table:style-name="ce65" office:value-type="string" calcext:value-type="string">
            <text:p>Eric Sobrinho Ávila-ME</text:p>
            <text:p>(Carvão Negrinho e Carvão Ávila)</text:p>
            <text:p>Fazenda Boa Vista</text:p>
          </table:table-cell>
          <table:table-cell table:style-name="ce87" office:value-type="float" office:value="19" calcext:value-type="float">
            <text:p>1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0/04 a 28/04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Peritoró</text:p>
          </table:table-cell>
          <table:table-cell table:style-name="ce18" office:value-type="string" calcext:value-type="string">
            <text:p>Espólio de João Neto Moura Macedo</text:p>
            <text:p>CPF: 063.130.433-91</text:p>
          </table:table-cell>
          <table:table-cell table:style-name="ce18" office:value-type="string" calcext:value-type="string">
            <text:p>Espólio de João Neto Moura Macedo</text:p>
            <text:p>CPF: 063.130.433-91</text:p>
          </table:table-cell>
          <table:table-cell table:style-name="ce65" office:value-type="string" calcext:value-type="string">
            <text:p>Fazenda Bom Jesus</text:p>
          </table:table-cell>
          <table:table-cell table:style-name="ce87" office:value-type="float" office:value="13" calcext:value-type="float">
            <text:p>1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6/07 a 04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Euler Guimarães</text:p>
            <text:p>CPF: 049.139.491-87</text:p>
          </table:table-cell>
          <table:table-cell table:style-name="ce18" office:value-type="string" calcext:value-type="string">
            <text:p>Euler Guimarães</text:p>
            <text:p>CPF: 049.139.491-87</text:p>
          </table:table-cell>
          <table:table-cell table:style-name="ce18" office:value-type="string" calcext:value-type="string">
            <text:p>Fazenda Ouro Preto</text:p>
          </table:table-cell>
          <table:table-cell table:style-name="ce87" office:value-type="float" office:value="11" calcext:value-type="float">
            <text:p>1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2" office:value-type="string" calcext:value-type="string">
            <text:p>09/11 a 05/12</text:p>
          </table:table-cell>
          <table:table-cell table:style-name="ce46" office:value-type="string" calcext:value-type="string">
            <text:p>MG</text:p>
          </table:table-cell>
          <table:table-cell table:style-name="ce52" office:value-type="string" calcext:value-type="string">
            <text:p>Oliveira</text:p>
          </table:table-cell>
          <table:table-cell table:style-name="ce18" office:value-type="string" calcext:value-type="string">
            <text:p>Evandro Resende Dias </text:p>
            <text:p>CPF: 244.781.996-04</text:p>
          </table:table-cell>
          <table:table-cell table:style-name="ce18" office:value-type="string" calcext:value-type="string">
            <text:p>Evandro Resende Dias </text:p>
            <text:p>CPF: 244.781.996-04</text:p>
          </table:table-cell>
          <table:table-cell table:style-name="ce18" office:value-type="string" calcext:value-type="string">
            <text:p>Fazenda Capão Redondo</text:p>
          </table:table-cell>
          <table:table-cell table:style-name="ce87" office:value-type="float" office:value="4" calcext:value-type="float">
            <text:p>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0/06 a 29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Fernandes Lavagnoli</text:p>
            <text:p>CPF: 525.631.547-15</text:p>
          </table:table-cell>
          <table:table-cell table:style-name="ce18" office:value-type="string" calcext:value-type="string">
            <text:p>Fernandes Lavagnoli</text:p>
            <text:p>CPF: 525.631.547-15</text:p>
          </table:table-cell>
          <table:table-cell table:style-name="ce65" office:value-type="string" calcext:value-type="string">
            <text:p>Fazenda Dois Irmãos</text:p>
          </table:table-cell>
          <table:table-cell table:style-name="ce88" office:value-type="float" office:value="44" calcext:value-type="float">
            <text:p>4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11 a 18/11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Carutapera</text:p>
          </table:table-cell>
          <table:table-cell table:style-name="ce18" office:value-type="string" calcext:value-type="string">
            <text:p>Flávio Orlando Carvalho Mattos</text:p>
            <text:p>CPF: 061.664.905-34</text:p>
          </table:table-cell>
          <table:table-cell table:style-name="ce18" office:value-type="string" calcext:value-type="string">
            <text:p>Flávio Orlando Carvalho Mattos</text:p>
            <text:p>CPF: 061.664.905-34</text:p>
          </table:table-cell>
          <table:table-cell table:style-name="ce18" office:value-type="string" calcext:value-type="string">
            <text:p>Fazenda Coragem</text:p>
          </table:table-cell>
          <table:table-cell table:style-name="ce87" office:value-type="float" office:value="9" calcext:value-type="float">
            <text:p>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07 a 04/08</text:p>
          </table:table-cell>
          <table:table-cell table:style-name="ce46" office:value-type="string" calcext:value-type="string">
            <text:p>MG</text:p>
          </table:table-cell>
          <table:table-cell table:style-name="ce46" office:value-type="string" calcext:value-type="string">
            <text:p>Córrego Danta</text:p>
          </table:table-cell>
          <table:table-cell table:style-name="ce18" office:value-type="string" calcext:value-type="string">
            <text:p>Flávio Teixeira Martins</text:p>
            <text:p>CPF: 840.486.896-49</text:p>
          </table:table-cell>
          <table:table-cell table:style-name="ce18" office:value-type="string" calcext:value-type="string">
            <text:p>Flávio Teixeira Martins</text:p>
            <text:p>CPF: 840.486.896-49</text:p>
          </table:table-cell>
          <table:table-cell table:style-name="ce18" office:value-type="string" calcext:value-type="string">
            <text:p>Fazenda Araras de Cima</text:p>
          </table:table-cell>
          <table:table-cell table:style-name="ce88" office:value-type="float" office:value="7" calcext:value-type="float">
            <text:p>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7/09</text:p>
          </table:table-cell>
          <table:table-cell table:style-name="ce46" office:value-type="string" calcext:value-type="string">
            <text:p>MT</text:p>
          </table:table-cell>
          <table:table-cell table:style-name="ce52" office:value-type="string" calcext:value-type="string">
            <text:p>Paranatinga</text:p>
          </table:table-cell>
          <table:table-cell table:style-name="ce18" office:value-type="string" calcext:value-type="string">
            <text:p>Florisberto Leal</text:p>
            <text:p>CPF: 066.221.218-50</text:p>
          </table:table-cell>
          <table:table-cell table:style-name="ce18" office:value-type="string" calcext:value-type="string">
            <text:p>Florisberto Leal</text:p>
            <text:p>CPF: 066.221.218-50</text:p>
          </table:table-cell>
          <table:table-cell table:style-name="ce18" office:value-type="string" calcext:value-type="string">
            <text:p>Fazenda Nossa Senhora Aparecida</text:p>
          </table:table-cell>
          <table:table-cell table:style-name="ce88" office:value-type="float" office:value="46" calcext:value-type="float">
            <text:p>4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8/02 a 23/02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Cidelândia</text:p>
          </table:table-cell>
          <table:table-cell table:style-name="ce18" office:value-type="string" calcext:value-type="string">
            <text:p>Francisco Andrade de Alencar</text:p>
            <text:p>CPF: 018.133.583-20</text:p>
          </table:table-cell>
          <table:table-cell table:style-name="ce18" office:value-type="string" calcext:value-type="string">
            <text:p>Francisco Andrade de Alencar</text:p>
            <text:p>CPF: 018.133.583-20</text:p>
          </table:table-cell>
          <table:table-cell table:style-name="ce31" office:value-type="string" calcext:value-type="string">
            <text:p>Fazenda Padre Cícero</text:p>
          </table:table-cell>
          <table:table-cell table:style-name="ce88" office:value-type="float" office:value="18" calcext:value-type="float">
            <text:p>1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07 a 25/07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azenda Coronel </text:p>
            <text:p>(Chico do Rádio)</text:p>
          </table:table-cell>
          <table:table-cell table:style-name="ce88" office:value-type="float" office:value="17" calcext:value-type="float">
            <text:p>1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11 a 18/11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azenda Coronel </text:p>
            <text:p>(Chico do Rádio)</text:p>
          </table:table-cell>
          <table:table-cell table:style-name="ce88" office:value-type="float" office:value="15" calcext:value-type="float">
            <text:p>15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5 a 19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style-name="ce18" office:value-type="string" calcext:value-type="string">
            <text:p>Francisco Vitalino de Oliveira Franco</text:p>
            <text:p>CPF: 093.777.006-04</text:p>
          </table:table-cell>
          <table:table-cell table:style-name="ce18" office:value-type="string" calcext:value-type="string">
            <text:p>Francisco Vitalino de Oliveira Franco</text:p>
            <text:p>CPF: 093.777.006-04</text:p>
          </table:table-cell>
          <table:table-cell table:style-name="ce65" office:value-type="string" calcext:value-type="string">
            <text:p>Fazenda Esperança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08 a 22/08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Cocos</text:p>
          </table:table-cell>
          <table:table-cell table:style-name="ce18" office:value-type="string" calcext:value-type="string">
            <text:p>G5 Agroindustrial S/A</text:p>
            <text:p>CNPJ: 03342657000125</text:p>
          </table:table-cell>
          <table:table-cell table:style-name="ce18" office:value-type="string" calcext:value-type="string">
            <text:p>G5 Agroindustrial S/A</text:p>
            <text:p>CNPJ: 03342657000125</text:p>
          </table:table-cell>
          <table:table-cell table:style-name="ce18" office:value-type="string" calcext:value-type="string">
            <text:p>Fazenda G5 Agroindustrial S/A</text:p>
          </table:table-cell>
          <table:table-cell table:style-name="ce88" office:value-type="float" office:value="46" calcext:value-type="float">
            <text:p>4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7/01 a 28/0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Gaudêncio de Souza Costa</text:p>
            <text:p>CPF: 003.733.895-15</text:p>
            <text:p>CEI: 50.0041727181</text:p>
          </table:table-cell>
          <table:table-cell table:style-name="ce18" office:value-type="string" calcext:value-type="string">
            <text:p>Gaudêncio de Souza Costa</text:p>
            <text:p>CPF: 003.733.895-15</text:p>
            <text:p>CEI: 50.0041727181</text:p>
          </table:table-cell>
          <table:table-cell table:style-name="ce31" office:value-type="string" calcext:value-type="string">
            <text:p>Fazenda Oriente Médio</text:p>
          </table:table-cell>
          <table:table-cell table:style-name="ce88" office:value-type="float" office:value="17" calcext:value-type="float">
            <text:p>1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5/02 a 24/02</text:p>
          </table:table-cell>
          <table:table-cell table:style-name="ce46" office:value-type="string" calcext:value-type="string">
            <text:p>TO</text:p>
          </table:table-cell>
          <table:table-cell table:style-name="ce52" office:value-type="string" calcext:value-type="string">
            <text:p>Conceição Do Tocantins</text:p>
          </table:table-cell>
          <table:table-cell table:style-name="ce18" office:value-type="string" calcext:value-type="string">
            <text:p>Geraldo Otaviano Mendes</text:p>
            <text:p>CPF: 909.298.296-20</text:p>
            <text:p>RG: 6724832 SSP/MG</text:p>
          </table:table-cell>
          <table:table-cell table:style-name="ce18" office:value-type="string" calcext:value-type="string">
            <text:p>Geraldo Otaviano Mendes</text:p>
            <text:p>CPF: 909.298.296-20</text:p>
            <text:p>RG: 6724832 SSP/MG</text:p>
          </table:table-cell>
          <table:table-cell table:style-name="ce31" office:value-type="string" calcext:value-type="string">
            <text:p>Fazenda Genipapo</text:p>
            <text:p>(Carvoaria do Mendes)</text:p>
          </table:table-cell>
          <table:table-cell table:style-name="ce88" office:value-type="float" office:value="4" calcext:value-type="float">
            <text:p>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2/09 a 21/09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Santa Rita de Cássia</text:p>
          </table:table-cell>
          <table:table-cell table:style-name="ce18" office:value-type="string" calcext:value-type="string">
            <text:p>Gilson Rocha de Mello</text:p>
            <text:p>CPF: 222.941.626-20</text:p>
            <text:p>Betania Maria M. Henriques de Mello</text:p>
            <text:p>CPF: 400.941.626-20</text:p>
          </table:table-cell>
          <table:table-cell table:style-name="ce18" office:value-type="string" calcext:value-type="string">
            <text:p>Gilson Rocha de Mello</text:p>
            <text:p>CPF: 222.941.626-20</text:p>
            <text:p>Betania Maria M. Henriques de Mello</text:p>
            <text:p>CPF: 400.941.626-20</text:p>
          </table:table-cell>
          <table:table-cell table:style-name="ce18" office:value-type="string" calcext:value-type="string">
            <text:p>Gilson Rocha de Mello de Barreiras (Fazendas Reunidas Lagoa da Betania-Carvoaria)</text:p>
          </table:table-cell>
          <table:table-cell table:style-name="ce88" office:value-type="float" office:value="74" calcext:value-type="float">
            <text:p>7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11 a 18/11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São Pedro da Água Branca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18" office:value-type="string" calcext:value-type="string">
            <text:p>Fazenda Monte Cristo</text:p>
          </table:table-cell>
          <table:table-cell table:style-name="ce88" office:value-type="float" office:value="18" calcext:value-type="float">
            <text:p>1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07 a 25/07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Itinga do Maranhão</text:p>
          </table:table-cell>
          <table:table-cell table:style-name="ce18" office:value-type="string" calcext:value-type="string">
            <text:p>Haroldo Luís de Barros</text:p>
            <text:p>CPF: 142.965.276-49</text:p>
          </table:table-cell>
          <table:table-cell table:style-name="ce18" office:value-type="string" calcext:value-type="string">
            <text:p>Haroldo Luís de Barros</text:p>
            <text:p>CPF: 142.965.276-49</text:p>
          </table:table-cell>
          <table:table-cell table:style-name="ce18" office:value-type="string" calcext:value-type="string">
            <text:p>Fazenda Nova Horizonte</text:p>
          </table:table-cell>
          <table:table-cell table:style-name="ce88" office:value-type="float" office:value="10" calcext:value-type="float">
            <text:p>1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3/10 a 01/1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Água Azul Do Norte</text:p>
          </table:table-cell>
          <table:table-cell table:style-name="ce18" office:value-type="string" calcext:value-type="string">
            <text:p>Hildebrando Sisnando Pereira Lima </text:p>
            <text:p>CPF: 058.393.865-53</text:p>
          </table:table-cell>
          <table:table-cell table:style-name="ce18" office:value-type="string" calcext:value-type="string">
            <text:p>Hildebrando Sisnando Pereira Lima </text:p>
            <text:p>CPF: 058.393.865-53</text:p>
          </table:table-cell>
          <table:table-cell table:style-name="ce18" office:value-type="string" calcext:value-type="string">
            <text:p>Fazenda Cateté</text:p>
          </table:table-cell>
          <table:table-cell table:style-name="ce88" office:value-type="float" office:value="13" calcext:value-type="float">
            <text:p>1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Irael José Pedro</text:p>
            <text:p>CPF: 082.696.371-49</text:p>
          </table:table-cell>
          <table:table-cell table:style-name="ce18" office:value-type="string" calcext:value-type="string">
            <text:p>Irael José Pedro</text:p>
            <text:p>CPF: 082.696.371-49</text:p>
          </table:table-cell>
          <table:table-cell table:style-name="ce18" office:value-type="string" calcext:value-type="string">
            <text:p>Fazenda Imburuçu</text:p>
          </table:table-cell>
          <table:table-cell table:style-name="ce88" office:value-type="float" office:value="11" calcext:value-type="float">
            <text:p>1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05 a 19/05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Codó</text:p>
          </table:table-cell>
          <table:table-cell table:style-name="ce18" office:value-type="string" calcext:value-type="string">
            <text:p>Itapicuru Agro Industrial S/A</text:p>
            <text:p>CNPJ: 10.319.846/0001-42</text:p>
          </table:table-cell>
          <table:table-cell table:style-name="ce18" office:value-type="string" calcext:value-type="string">
            <text:p>Itapicuru Agro Industrial S/A</text:p>
            <text:p>CNPJ: 10.319.846/0001-42</text:p>
          </table:table-cell>
          <table:table-cell table:style-name="ce18" office:value-type="string" calcext:value-type="string">
            <text:p>Fazenda Terra Nova</text:p>
          </table:table-cell>
          <table:table-cell table:style-name="ce88" office:value-type="float" office:value="49" calcext:value-type="float">
            <text:p>4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7 a 26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Jeová de Souza Pimentel</text:p>
            <text:p>CPF: 153.704.531-87</text:p>
          </table:table-cell>
          <table:table-cell table:style-name="ce18" office:value-type="string" calcext:value-type="string">
            <text:p>Jeová de Souza Pimentel</text:p>
            <text:p>CPF: 153.704.531-87</text:p>
          </table:table-cell>
          <table:table-cell table:style-name="ce18" office:value-type="string" calcext:value-type="string">
            <text:p>Fazenda Maciel</text:p>
            <text:p>(Monitoramento e Ação)</text:p>
          </table:table-cell>
          <table:table-cell table:style-name="ce88" office:value-type="float" office:value="11" calcext:value-type="float">
            <text:p>1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6 a 16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Joaquim Carlos Sabino dos Santos</text:p>
            <text:p>CPF: 043.061.678-36</text:p>
          </table:table-cell>
          <table:table-cell table:style-name="ce18" office:value-type="string" calcext:value-type="string">
            <text:p>Joaquim Carlos Sabino dos Santos</text:p>
            <text:p>CPF: 043.061.678-36</text:p>
          </table:table-cell>
          <table:table-cell table:style-name="ce18" office:value-type="string" calcext:value-type="string">
            <text:p>Fazenda Nossa Senhora Aparecida</text:p>
          </table:table-cell>
          <table:table-cell table:style-name="ce88" office:value-type="float" office:value="9" calcext:value-type="float">
            <text:p>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03 a 24/03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Joaquim de Faria Daflon</text:p>
            <text:p>CPF: 004.501.706-91</text:p>
          </table:table-cell>
          <table:table-cell table:style-name="ce18" office:value-type="string" calcext:value-type="string">
            <text:p>Joaquim de Faria Daflon</text:p>
            <text:p>CPF: 004.501.706-91</text:p>
          </table:table-cell>
          <table:table-cell table:style-name="ce31" office:value-type="string" calcext:value-type="string">
            <text:p>Fazenda Castanhal</text:p>
          </table:table-cell>
          <table:table-cell table:style-name="ce88" office:value-type="float" office:value="201" calcext:value-type="float">
            <text:p>20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6/07 a 04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style-name="ce18" office:value-type="string" calcext:value-type="string">
            <text:p>José Barreto de Matos</text:p>
            <text:p>CPF: 073.078.701-00</text:p>
          </table:table-cell>
          <table:table-cell table:style-name="ce18" office:value-type="string" calcext:value-type="string">
            <text:p>José Barreto de Matos</text:p>
            <text:p>CPF: 073.078.701-00</text:p>
          </table:table-cell>
          <table:table-cell table:style-name="ce18" office:value-type="string" calcext:value-type="string">
            <text:p>Fazenda Esmeralda</text:p>
          </table:table-cell>
          <table:table-cell table:style-name="ce88" office:value-type="float" office:value="16" calcext:value-type="float">
            <text:p>1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03 a 01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rasil Novo</text:p>
          </table:table-cell>
          <table:table-cell table:style-name="ce18" office:value-type="string" calcext:value-type="string">
            <text:p>José Caetano de Camargo</text:p>
            <text:p>CPF: 013.777.281-53</text:p>
          </table:table-cell>
          <table:table-cell table:style-name="ce18" office:value-type="string" calcext:value-type="string">
            <text:p>José Caetano de Camargo</text:p>
            <text:p>CPF: 013.777.281-53</text:p>
          </table:table-cell>
          <table:table-cell table:style-name="ce65" office:value-type="string" calcext:value-type="string">
            <text:p>Fazenda Araruna</text:p>
          </table:table-cell>
          <table:table-cell table:style-name="ce88" office:value-type="float" office:value="58" calcext:value-type="float">
            <text:p>5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6/06 a 17/06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José Carlos Galletti</text:p>
            <text:p>CPF: 282.851.827-20</text:p>
          </table:table-cell>
          <table:table-cell table:style-name="ce18" office:value-type="string" calcext:value-type="string">
            <text:p>José Carlos Galletti</text:p>
            <text:p>CPF: 282.851.827-20</text:p>
          </table:table-cell>
          <table:table-cell table:style-name="ce65" office:value-type="string" calcext:value-type="string">
            <text:p>Fazenda Amazônia</text:p>
          </table:table-cell>
          <table:table-cell table:style-name="ce88" office:value-type="float" office:value="17" calcext:value-type="float">
            <text:p>1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3/03 a 23/03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José Edinaldo Costa</text:p>
            <text:p>CPF: 116.290.615-49</text:p>
          </table:table-cell>
          <table:table-cell table:style-name="ce18" office:value-type="string" calcext:value-type="string">
            <text:p>José Edinaldo Costa</text:p>
            <text:p>CPF: 116.290.615-49</text:p>
          </table:table-cell>
          <table:table-cell table:style-name="ce65" office:value-type="string" calcext:value-type="string">
            <text:p>Fazenda Santa Gertrudes</text:p>
          </table:table-cell>
          <table:table-cell table:style-name="ce88" office:value-type="float" office:value="66" calcext:value-type="float">
            <text:p>6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5/07 a 14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Geraldo Do Araguaia</text:p>
          </table:table-cell>
          <table:table-cell table:style-name="ce18" office:value-type="string" calcext:value-type="string">
            <text:p>José Fernandes de Queiroz</text:p>
            <text:p>CPF: 004.766.174-72</text:p>
          </table:table-cell>
          <table:table-cell table:style-name="ce18" office:value-type="string" calcext:value-type="string">
            <text:p>José Fernandes de Queiroz</text:p>
            <text:p>CPF: 004.766.174-72</text:p>
          </table:table-cell>
          <table:table-cell table:style-name="ce65" office:value-type="string" calcext:value-type="string">
            <text:p>Fazenda Paraíso</text:p>
          </table:table-cell>
          <table:table-cell table:style-name="ce88" office:value-type="float" office:value="9" calcext:value-type="float">
            <text:p>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28/04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acabal</text:p>
          </table:table-cell>
          <table:table-cell table:style-name="ce18" office:value-type="string" calcext:value-type="string">
            <text:p>José Irineu de Souza</text:p>
            <text:p>CPF: 004.093.405-53</text:p>
          </table:table-cell>
          <table:table-cell table:style-name="ce18" office:value-type="string" calcext:value-type="string">
            <text:p>José Irineu de Souza</text:p>
            <text:p>CPF: 004.093.405-53</text:p>
          </table:table-cell>
          <table:table-cell table:style-name="ce18" office:value-type="string" calcext:value-type="string">
            <text:p>Fazenda Sergipana</text:p>
          </table:table-cell>
          <table:table-cell table:style-name="ce88" office:value-type="float" office:value="11" calcext:value-type="float">
            <text:p>1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José Murad Sobrinho</text:p>
            <text:p>CPF: 003.951.451-04</text:p>
          </table:table-cell>
          <table:table-cell table:style-name="ce18" office:value-type="string" calcext:value-type="string">
            <text:p>José Murad Sobrinho</text:p>
            <text:p>CPF: 003.951.451-04</text:p>
          </table:table-cell>
          <table:table-cell table:style-name="ce18" office:value-type="string" calcext:value-type="string">
            <text:p>Fazenda Vale das Veredas</text:p>
          </table:table-cell>
          <table:table-cell table:style-name="ce88" office:value-type="float" office:value="4" calcext:value-type="float">
            <text:p>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6/07 a 20/07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xixá do Tocantins</text:p>
          </table:table-cell>
          <table:table-cell table:style-name="ce18" office:value-type="string" calcext:value-type="string">
            <text:p>Juarez Gomes de Araújo</text:p>
            <text:p>CPF: 088.621.171-91</text:p>
          </table:table-cell>
          <table:table-cell table:style-name="ce18" office:value-type="string" calcext:value-type="string">
            <text:p>Juarez Gomes de Araújo</text:p>
            <text:p>CPF: 088.621.171-91</text:p>
          </table:table-cell>
          <table:table-cell table:style-name="ce18" office:value-type="string" calcext:value-type="string">
            <text:p>Fazenda Riachinho</text:p>
          </table:table-cell>
          <table:table-cell table:style-name="ce88" office:value-type="float" office:value="3" calcext:value-type="float">
            <text:p>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4/09 a 23/09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L.C.B. Galvão - Agropecuária</text:p>
            <text:p>CNPJ: 05.430.024/0001-02</text:p>
          </table:table-cell>
          <table:table-cell table:style-name="ce18" office:value-type="string" calcext:value-type="string">
            <text:p>L.C.B. Galvão - Agropecuária</text:p>
            <text:p>CNPJ: 05.430.024/0001-02</text:p>
          </table:table-cell>
          <table:table-cell table:style-name="ce18" office:value-type="string" calcext:value-type="string">
            <text:p>Fazenda Nova Esperança</text:p>
          </table:table-cell>
          <table:table-cell table:style-name="ce88" office:value-type="float" office:value="19" calcext:value-type="float">
            <text:p>1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9/06 a 23/06</text:p>
          </table:table-cell>
          <table:table-cell table:style-name="ce46" office:value-type="string" calcext:value-type="string">
            <text:p>PR</text:p>
          </table:table-cell>
          <table:table-cell table:style-name="ce46" office:value-type="string" calcext:value-type="string">
            <text:p>Guarapuava</text:p>
          </table:table-cell>
          <table:table-cell table:style-name="ce61" office:value-type="string" calcext:value-type="string">
            <text:p>Laminados e Compensados Santa Catarina Ltda.</text:p>
            <text:p>(Arrendatária)</text:p>
            <text:p>CNPJ: 02.286.932/0001-78</text:p>
          </table:table-cell>
          <table:table-cell table:style-name="ce61" office:value-type="string" calcext:value-type="string">
            <text:p>Laminados e Compensados Santa Catarina Ltda.</text:p>
            <text:p>(Arrendatária)</text:p>
            <text:p>CNPJ: 02.286.932/0001-78</text:p>
          </table:table-cell>
          <table:table-cell table:style-name="ce18" office:value-type="string" calcext:value-type="string">
            <text:p>Fazenda Combrão</text:p>
          </table:table-cell>
          <table:table-cell table:style-name="ce88" office:value-type="float" office:value="13" calcext:value-type="float">
            <text:p>1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3 a 11/04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Barreiras</text:p>
          </table:table-cell>
          <table:table-cell table:style-name="ce18" office:value-type="string" calcext:value-type="string">
            <text:p>Leandro Volter Laurindo de Castilhos</text:p>
            <text:p>CPF: 021.698.909-47</text:p>
          </table:table-cell>
          <table:table-cell table:style-name="ce18" office:value-type="string" calcext:value-type="string">
            <text:p>Leandro Volter Laurindo de Castilhos</text:p>
            <text:p>CPF: 021.698.909-47</text:p>
          </table:table-cell>
          <table:table-cell table:style-name="ce18" office:value-type="string" calcext:value-type="string">
            <text:p>Fazenda Planalto</text:p>
          </table:table-cell>
          <table:table-cell table:style-name="ce88" office:value-type="float" office:value="156" calcext:value-type="float">
            <text:p>15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4/07 a 28/07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São Desidério</text:p>
          </table:table-cell>
          <table:table-cell table:style-name="ce18" office:value-type="string" calcext:value-type="string">
            <text:p>Leonardo Henrique Carneiro</text:p>
            <text:p>CPF: 025.367.365-80</text:p>
          </table:table-cell>
          <table:table-cell table:style-name="ce18" office:value-type="string" calcext:value-type="string">
            <text:p>Leonardo Henrique Carneiro</text:p>
            <text:p>CPF: 025.367.365-80</text:p>
          </table:table-cell>
          <table:table-cell table:style-name="ce18" office:value-type="string" calcext:value-type="string">
            <text:p>Fazenda Nova Esperança</text:p>
          </table:table-cell>
          <table:table-cell table:style-name="ce88" office:value-type="float" office:value="18" calcext:value-type="float">
            <text:p>1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10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0/06 a 29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Leoni Lavagnoli</text:p>
            <text:p>CPF: 478.803.847-15</text:p>
          </table:table-cell>
          <table:table-cell table:style-name="ce18" office:value-type="string" calcext:value-type="string">
            <text:p>Leoni Lavagnoli</text:p>
            <text:p>CPF: 478.803.847-15</text:p>
          </table:table-cell>
          <table:table-cell table:style-name="ce65" office:value-type="string" calcext:value-type="string">
            <text:p>Fazenda Colatina</text:p>
          </table:table-cell>
          <table:table-cell table:style-name="ce88" office:value-type="float" office:value="39" calcext:value-type="float">
            <text:p>3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07 a 04/08</text:p>
          </table:table-cell>
          <table:table-cell table:style-name="ce46" office:value-type="string" calcext:value-type="string">
            <text:p>MG</text:p>
          </table:table-cell>
          <table:table-cell table:style-name="ce46" office:value-type="string" calcext:value-type="string">
            <text:p>Campos Altos</text:p>
          </table:table-cell>
          <table:table-cell table:style-name="ce18" office:value-type="string" calcext:value-type="string">
            <text:p>Luiz Antônio Fernandes</text:p>
            <text:p>CPF: 282.337.518-04</text:p>
          </table:table-cell>
          <table:table-cell table:style-name="ce18" office:value-type="string" calcext:value-type="string">
            <text:p>Luiz Antônio Fernandes</text:p>
            <text:p>CPF: 282.337.518-04</text:p>
          </table:table-cell>
          <table:table-cell table:style-name="ce18" office:value-type="string" calcext:value-type="string">
            <text:p>Fazenda Vitória</text:p>
          </table:table-cell>
          <table:table-cell table:style-name="ce88" office:value-type="float" office:value="25" calcext:value-type="float">
            <text:p>25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7/03 a 18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Luiz Cruz de Almeida</text:p>
            <text:p>CPF: 342.915.047-72</text:p>
          </table:table-cell>
          <table:table-cell table:style-name="ce18" office:value-type="string" calcext:value-type="string">
            <text:p>Luiz Cruz de Almeida</text:p>
            <text:p>CPF: 342.915.047-72</text:p>
          </table:table-cell>
          <table:table-cell table:style-name="ce31" office:value-type="string" calcext:value-type="string">
            <text:p>Fazenda Turmalina</text:p>
          </table:table-cell>
          <table:table-cell table:style-name="ce88" office:value-type="float" office:value="4" calcext:value-type="float">
            <text:p>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03 a 18/03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omé-Açu</text:p>
          </table:table-cell>
          <table:table-cell table:style-name="ce18" office:value-type="string" calcext:value-type="string">
            <text:p>Luiz Evaldo Gloria</text:p>
            <text:p>CPF: 39999572200</text:p>
          </table:table-cell>
          <table:table-cell table:style-name="ce18" office:value-type="string" calcext:value-type="string">
            <text:p>Luiz Evaldo Gloria</text:p>
            <text:p>CPF: 39999572200</text:p>
          </table:table-cell>
          <table:table-cell table:style-name="ce31" office:value-type="string" calcext:value-type="string">
            <text:p>Fazenda Bela Vista</text:p>
          </table:table-cell>
          <table:table-cell table:style-name="ce88" office:value-type="float" office:value="4" calcext:value-type="float">
            <text:p>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08 a 17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ragominas</text:p>
          </table:table-cell>
          <table:table-cell table:style-name="ce18" office:value-type="string" calcext:value-type="string">
            <text:p>Luiz Otávio Rodrigues da Cunha</text:p>
            <text:p>CPF: 476.295.928-68</text:p>
          </table:table-cell>
          <table:table-cell table:style-name="ce18" office:value-type="string" calcext:value-type="string">
            <text:p>Luiz Otávio Rodrigues da Cunha</text:p>
            <text:p>CPF: 476.295.928-68</text:p>
          </table:table-cell>
          <table:table-cell table:style-name="ce18" office:value-type="string" calcext:value-type="string">
            <text:p>Fazenda Roseta</text:p>
          </table:table-cell>
          <table:table-cell table:style-name="ce88" office:value-type="float" office:value="11" calcext:value-type="float">
            <text:p>1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5 a 19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Magnon Coelho de Carvalho</text:p>
            <text:p>CPF: 160.224.086-87</text:p>
          </table:table-cell>
          <table:table-cell table:style-name="ce18" office:value-type="string" calcext:value-type="string">
            <text:p>Magnon Coelho de Carvalho</text:p>
            <text:p>CPF: 160.224.086-87</text:p>
          </table:table-cell>
          <table:table-cell table:style-name="ce65" office:value-type="string" calcext:value-type="string">
            <text:p>Fazenda São José</text:p>
          </table:table-cell>
          <table:table-cell table:style-name="ce88" office:value-type="float" office:value="12" calcext:value-type="float">
            <text:p>1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7/03 a 18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Manoel Clementino Teixeira</text:p>
            <text:p>CPF: 078.547.576-15</text:p>
            <text:p>CEI: 50.022.42896-88</text:p>
          </table:table-cell>
          <table:table-cell table:style-name="ce18" office:value-type="string" calcext:value-type="string">
            <text:p>Manoel Clementino Teixeira</text:p>
            <text:p>CPF: 078.547.576-15</text:p>
            <text:p>CEI: 50.022.42896-88</text:p>
          </table:table-cell>
          <table:table-cell table:style-name="ce31" office:value-type="string" calcext:value-type="string">
            <text:p>Fazenda Cinderela</text:p>
          </table:table-cell>
          <table:table-cell table:style-name="ce88" office:value-type="float" office:value="12" calcext:value-type="float">
            <text:p>1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8/09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Bangu</text:p>
          </table:table-cell>
          <table:table-cell table:style-name="ce18" office:value-type="string" calcext:value-type="string">
            <text:p>Manuel Gomes Xavier</text:p>
            <text:p>CPF: 545.186.794-15</text:p>
          </table:table-cell>
          <table:table-cell table:style-name="ce18" office:value-type="string" calcext:value-type="string">
            <text:p>Manuel Gomes Xavier</text:p>
            <text:p>CPF: 545.186.794-15</text:p>
          </table:table-cell>
          <table:table-cell table:style-name="ce18" office:value-type="string" calcext:value-type="string">
            <text:p>Manuel Gomes Xavier-ME</text:p>
            <text:p>Tecelagem de Redes São José </text:p>
          </table:table-cell>
          <table:table-cell table:style-name="ce88" office:value-type="float" office:value="20" calcext:value-type="float">
            <text:p>2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3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xixá do Tocantins</text:p>
          </table:table-cell>
          <table:table-cell table:style-name="ce18" office:value-type="string" calcext:value-type="string">
            <text:p>Maria Castro de Sousa Araújo</text:p>
            <text:p>CPF: 280.371.701-87</text:p>
            <text:p>CEI: 500223084086</text:p>
          </table:table-cell>
          <table:table-cell table:style-name="ce18" office:value-type="string" calcext:value-type="string">
            <text:p>Maria Castro de Sousa Araújo</text:p>
            <text:p>CPF: 280.371.701-87</text:p>
            <text:p>CEI: 500223084086</text:p>
          </table:table-cell>
          <table:table-cell table:style-name="ce65" office:value-type="string" calcext:value-type="string">
            <text:p>Fazenda Pantanal</text:p>
          </table:table-cell>
          <table:table-cell table:style-name="ce88" office:value-type="float" office:value="5" calcext:value-type="float">
            <text:p>5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Riachinho</text:p>
          </table:table-cell>
          <table:table-cell table:style-name="ce18" office:value-type="string" calcext:value-type="string">
            <text:p>Marta alves de Rezende</text:p>
            <text:p>CPF: 382.399.221-04</text:p>
          </table:table-cell>
          <table:table-cell table:style-name="ce18" office:value-type="string" calcext:value-type="string">
            <text:p>Marta alves de Rezende</text:p>
            <text:p>CPF: 382.399.221-04</text:p>
          </table:table-cell>
          <table:table-cell table:style-name="ce65" office:value-type="string" calcext:value-type="string">
            <text:p>Fazenda Cangalha</text:p>
          </table:table-cell>
          <table:table-cell table:style-name="ce88" office:value-type="float" office:value="20" calcext:value-type="float">
            <text:p>2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5/10 a 06/10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Mauro Luiz Kuhn</text:p>
            <text:p>CPF: 318.326.440-49</text:p>
          </table:table-cell>
          <table:table-cell table:style-name="ce18" office:value-type="string" calcext:value-type="string">
            <text:p>Mauro Luiz Kuhn</text:p>
            <text:p>CPF: 318.326.440-49</text:p>
          </table:table-cell>
          <table:table-cell table:style-name="ce18" office:value-type="string" calcext:value-type="string">
            <text:p>Fazenda Esteio</text:p>
          </table:table-cell>
          <table:table-cell table:style-name="ce88" office:value-type="float" office:value="6" calcext:value-type="float">
            <text:p>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03 a 01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rasil Novo</text:p>
          </table:table-cell>
          <table:table-cell table:style-name="ce18" office:value-type="string" calcext:value-type="string">
            <text:p>Olegário José da Silva</text:p>
            <text:p>CPF: 044.448.395-91</text:p>
          </table:table-cell>
          <table:table-cell table:style-name="ce18" office:value-type="string" calcext:value-type="string">
            <text:p>Olegário José da Silva</text:p>
            <text:p>CPF: 044.448.395-91</text:p>
          </table:table-cell>
          <table:table-cell table:style-name="ce65" office:value-type="string" calcext:value-type="string">
            <text:p>Fazenda Poço Rico</text:p>
          </table:table-cell>
          <table:table-cell table:style-name="ce88" office:value-type="float" office:value="22" calcext:value-type="float">
            <text:p>2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3/10 a 01/1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Oneildo Lopes Valadares</text:p>
            <text:p>CPF: 117.879.291-91</text:p>
          </table:table-cell>
          <table:table-cell table:style-name="ce18" office:value-type="string" calcext:value-type="string">
            <text:p>Oneildo Lopes Valadares</text:p>
            <text:p>CPF: 117.879.291-91</text:p>
          </table:table-cell>
          <table:table-cell table:style-name="ce18" office:value-type="string" calcext:value-type="string">
            <text:p>Fazenda Valadares</text:p>
          </table:table-cell>
          <table:table-cell table:style-name="ce88" office:value-type="float" office:value="9" calcext:value-type="float">
            <text:p>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5 a 19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style-name="ce18" office:value-type="string" calcext:value-type="string">
            <text:p>Pascoal Aurélio de Oliveira</text:p>
            <text:p>CPF: 184.964.822-00</text:p>
          </table:table-cell>
          <table:table-cell table:style-name="ce18" office:value-type="string" calcext:value-type="string">
            <text:p>Pascoal Aurélio de Oliveira</text:p>
            <text:p>CPF: 184.964.822-00</text:p>
          </table:table-cell>
          <table:table-cell table:style-name="ce65" office:value-type="string" calcext:value-type="string">
            <text:p>Fazenda Pontal II</text:p>
          </table:table-cell>
          <table:table-cell table:style-name="ce88" office:value-type="float" office:value="6" calcext:value-type="float">
            <text:p>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2" office:value-type="string" calcext:value-type="string">
            <text:p>08/05 a 17/05</text:p>
          </table:table-cell>
          <table:table-cell table:style-name="ce46" office:value-type="string" calcext:value-type="string">
            <text:p>MT</text:p>
          </table:table-cell>
          <table:table-cell table:style-name="ce52" office:value-type="string" calcext:value-type="string">
            <text:p>Juara</text:p>
          </table:table-cell>
          <table:table-cell table:style-name="ce18" office:value-type="string" calcext:value-type="string">
            <text:p>Paulo Ramos Gianesella</text:p>
            <text:p>CPF: 063.644.548-87</text:p>
          </table:table-cell>
          <table:table-cell table:style-name="ce18" office:value-type="string" calcext:value-type="string">
            <text:p>Paulo Ramos Gianesella</text:p>
            <text:p>CPF: 063.644.548-87</text:p>
          </table:table-cell>
          <table:table-cell table:style-name="ce65" office:value-type="string" calcext:value-type="string">
            <text:p>Fazenda Sagarana</text:p>
          </table:table-cell>
          <table:table-cell table:style-name="ce88" office:value-type="float" office:value="21" calcext:value-type="float">
            <text:p>21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9/03 a 08/04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58" office:value-type="string" calcext:value-type="string">
            <text:p>Produtor de Carvão<text:span text:style-name="T1">: Carlos Gutemberg Bezerra de Carvalho</text:span></text:p>
            <text:p><text:span text:style-name="T1">CEI: 500202063781</text:span></text:p>
          </table:table-cell>
          <table:table-cell table:style-name="ce58" office:value-type="string" calcext:value-type="string">
            <text:p>Produtor de Carvão<text:span text:style-name="T1">: Carlos Gutemberg Bezerra de Carvalho</text:span></text:p>
            <text:p><text:span text:style-name="T1">CEI: 500202063781</text:span></text:p>
          </table:table-cell>
          <table:table-cell table:style-name="ce65" office:value-type="string" calcext:value-type="string">
            <text:p>SIMASA - Siderúrgica do Maranhão S/A</text:p>
            <text:p>(Carvoaria do Gute)</text:p>
          </table:table-cell>
          <table:table-cell table:style-name="ce88" office:value-type="float" office:value="18" calcext:value-type="float">
            <text:p>1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9/03 a 08/04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58" office:value-type="string" calcext:value-type="string">
            <text:p>Produtor de Carvão<text:span text:style-name="T1">: Josuel Janoario dos Santos</text:span></text:p>
          </table:table-cell>
          <table:table-cell table:style-name="ce58" office:value-type="string" calcext:value-type="string">
            <text:p>Produtor de Carvão<text:span text:style-name="T1">: Josuel Janoario dos Santos</text:span></text:p>
          </table:table-cell>
          <table:table-cell table:style-name="ce65" office:value-type="string" calcext:value-type="string">
            <text:p>FERGUMAR - Ferro Gusa do Maranhão Ltda.</text:p>
            <text:p>(Carvoaria do Josuel Ltda-ME)</text:p>
          </table:table-cell>
          <table:table-cell table:style-name="ce88" office:value-type="float" office:value="35" calcext:value-type="float">
            <text:p>35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9/03 a 08/04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58" office:value-type="string" calcext:value-type="string">
            <text:p>Produtor de Carvão<text:span text:style-name="T1">: M.L. de F. Pinheiro dos Santos Com. e Serv.</text:span></text:p>
          </table:table-cell>
          <table:table-cell table:style-name="ce58" office:value-type="string" calcext:value-type="string">
            <text:p>Produtor de Carvão<text:span text:style-name="T1">: M.L. de F. Pinheiro dos Santos Com. e Serv.</text:span></text:p>
          </table:table-cell>
          <table:table-cell table:style-name="ce65" office:value-type="string" calcext:value-type="string">
            <text:p>Viena Siderúrgica S/A</text:p>
            <text:p>(Carvoaria do Geferson)</text:p>
          </table:table-cell>
          <table:table-cell table:style-name="ce88" office:value-type="float" office:value="30" calcext:value-type="float">
            <text:p>3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6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10 a 26/10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style-name="ce58" office:value-type="string" calcext:value-type="string">
            <text:p>Produtores de carvão</text:p>
            <text:p><text:span text:style-name="T1">José Maurício R. Vieira</text:span></text:p>
            <text:p><text:span text:style-name="T1">CPF: 284.865.002-49</text:span></text:p>
            <text:p><text:span text:style-name="T1">José Carlos Castro dos Santos</text:span></text:p>
            <text:p><text:span text:style-name="T1">CPF: 345.160.185-00</text:span></text:p>
          </table:table-cell>
          <table:table-cell table:style-name="ce58" office:value-type="string" calcext:value-type="string">
            <text:p>Produtores de carvão</text:p>
            <text:p><text:span text:style-name="T1">José Maurício R. Vieira</text:span></text:p>
            <text:p><text:span text:style-name="T1">CPF: 284.865.002-49</text:span></text:p>
            <text:p><text:span text:style-name="T1">José Carlos Castro dos Santos</text:span></text:p>
            <text:p><text:span text:style-name="T1">CPF: 345.160.185-00</text:span></text:p>
          </table:table-cell>
          <table:table-cell table:style-name="ce18" office:value-type="string" calcext:value-type="string">
            <text:p>Usina Siderúrgica de Marabá S/A - USIMAR</text:p>
          </table:table-cell>
          <table:table-cell table:style-name="ce88" office:value-type="float" office:value="20" calcext:value-type="float">
            <text:p>20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0/03 a 17/03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Beberibe</text:p>
          </table:table-cell>
          <table:table-cell table:style-name="ce18" office:value-type="string" calcext:value-type="string">
            <text:p>Raimundo Everardo Mendes Vasconcelos</text:p>
            <text:p>CPF: 041.636.053-04 </text:p>
            <text:p>CEI: 5001270525/83</text:p>
          </table:table-cell>
          <table:table-cell table:style-name="ce18" office:value-type="string" calcext:value-type="string">
            <text:p>Raimundo Everardo Mendes Vasconcelos</text:p>
            <text:p>CPF: 041.636.053-04 </text:p>
            <text:p>CEI: 5001270525/83</text:p>
          </table:table-cell>
          <table:table-cell table:style-name="ce31" office:value-type="string" calcext:value-type="string">
            <text:p>Fazenda Soever</text:p>
          </table:table-cell>
          <table:table-cell table:style-name="ce88" office:value-type="float" office:value="40" calcext:value-type="float">
            <text:p>40</text:p>
          </table:table-cell>
          <table:table-cell table:style-name="ce101"/>
          <table:table-cell table:style-name="ce107" table:number-columns-repeated="2"/>
          <table:table-cell table:style-name="ce111"/>
          <table:table-cell table:style-name="ce107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Reginaldo Mends Cardoso</text:p>
            <text:p>CPF: 469.309.816-72</text:p>
          </table:table-cell>
          <table:table-cell table:style-name="ce18" office:value-type="string" calcext:value-type="string">
            <text:p>Reginaldo Mends Cardoso</text:p>
            <text:p>CPF: 469.309.816-72</text:p>
          </table:table-cell>
          <table:table-cell table:style-name="ce18" office:value-type="string" calcext:value-type="string">
            <text:p>Fazenda São João</text:p>
          </table:table-cell>
          <table:table-cell table:style-name="ce88" office:value-type="float" office:value="10" calcext:value-type="float">
            <text:p>10</text:p>
          </table:table-cell>
          <table:table-cell table:style-name="ce101"/>
          <table:table-cell table:style-name="ce107" table:number-columns-repeated="2"/>
          <table:table-cell table:style-name="ce111"/>
          <table:table-cell table:style-name="ce107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04 a 05/05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Jaborandi</text:p>
          </table:table-cell>
          <table:table-cell table:style-name="ce18" office:value-type="string" calcext:value-type="string">
            <text:p>Rio Pratudão Agropecuária Ltda.</text:p>
            <text:p>CNPJ: 08.793.028/0002-16</text:p>
          </table:table-cell>
          <table:table-cell table:style-name="ce18" office:value-type="string" calcext:value-type="string">
            <text:p>Rio Pratudão Agropecuária Ltda.</text:p>
            <text:p>CNPJ: 08.793.028/0002-16</text:p>
          </table:table-cell>
          <table:table-cell table:style-name="ce65" office:value-type="string" calcext:value-type="string">
            <text:p>Fazenda Correntina</text:p>
          </table:table-cell>
          <table:table-cell table:style-name="ce88" office:value-type="float" office:value="111" calcext:value-type="float">
            <text:p>111</text:p>
          </table:table-cell>
          <table:table-cell table:style-name="ce101"/>
          <table:table-cell table:style-name="ce107" table:number-columns-repeated="2"/>
          <table:table-cell table:style-name="ce111"/>
          <table:table-cell table:style-name="ce107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Rodrigo Baltazar Pereira</text:p>
            <text:p>CPF: 028.028.166-83</text:p>
          </table:table-cell>
          <table:table-cell table:style-name="ce18" office:value-type="string" calcext:value-type="string">
            <text:p>Rodrigo Baltazar Pereira</text:p>
            <text:p>CPF: 028.028.166-83</text:p>
          </table:table-cell>
          <table:table-cell table:style-name="ce18" office:value-type="string" calcext:value-type="string">
            <text:p>Fazendas Vale das Veredas, São João, Califórnia e Imburuçu</text:p>
          </table:table-cell>
          <table:table-cell table:style-name="ce88" office:value-type="float" office:value="18" calcext:value-type="float">
            <text:p>18</text:p>
          </table:table-cell>
          <table:table-cell table:style-name="ce101"/>
          <table:table-cell table:style-name="ce107" table:number-columns-repeated="2"/>
          <table:table-cell table:style-name="ce112"/>
          <table:table-cell table:style-name="ce107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11 a 18/11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Governador Newton Bello</text:p>
          </table:table-cell>
          <table:table-cell table:style-name="ce18" office:value-type="string" calcext:value-type="string">
            <text:p>Ronaldo Luiz de Lucena</text:p>
            <text:p>CPF: 314.183.174-20</text:p>
          </table:table-cell>
          <table:table-cell table:style-name="ce18" office:value-type="string" calcext:value-type="string">
            <text:p>Ronaldo Luiz de Lucena</text:p>
            <text:p>CPF: 314.183.174-20</text:p>
          </table:table-cell>
          <table:table-cell table:style-name="ce18" office:value-type="string" calcext:value-type="string">
            <text:p>Fazenda Santa Clara e Reunidas</text:p>
          </table:table-cell>
          <table:table-cell table:style-name="ce88" office:value-type="float" office:value="8" calcext:value-type="float">
            <text:p>8</text:p>
          </table:table-cell>
          <table:table-cell table:style-name="ce101"/>
          <table:table-cell table:style-name="ce108"/>
          <table:table-cell table:style-name="ce104"/>
          <table:table-cell table:style-name="ce113"/>
          <table:table-cell table:style-name="ce110"/>
          <table:table-cell table:style-name="ce104"/>
          <table:table-cell table:number-columns-repeated="1010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5/02 a 24/02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lmas</text:p>
          </table:table-cell>
          <table:table-cell table:style-name="ce18" office:value-type="string" calcext:value-type="string">
            <text:p>Ronnie Petterson Moreira de Melo</text:p>
            <text:p>CPF: 659.994.281-49</text:p>
            <text:p>RG: 355.4459835106 SSP/GO</text:p>
          </table:table-cell>
          <table:table-cell table:style-name="ce18" office:value-type="string" calcext:value-type="string">
            <text:p>Ronnie Petterson Moreira de Melo</text:p>
            <text:p>CPF: 659.994.281-49</text:p>
            <text:p>RG: 355.4459835106 SSP/GO</text:p>
          </table:table-cell>
          <table:table-cell table:style-name="ce31" office:value-type="string" calcext:value-type="string">
            <text:p>Carvoaria do Ronie Petterson</text:p>
            <text:p>(Fazenda Vitória)</text:p>
          </table:table-cell>
          <table:table-cell table:style-name="ce88" office:value-type="float" office:value="2" calcext:value-type="float">
            <text:p>2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05 a 10/06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style-name="ce18" office:value-type="string" calcext:value-type="string">
            <text:p>Sérgio Luiz Xavier Seronni</text:p>
            <text:p>CPF: 210.825.611-34</text:p>
          </table:table-cell>
          <table:table-cell table:style-name="ce18" office:value-type="string" calcext:value-type="string">
            <text:p>Sérgio Luiz Xavier Seronni</text:p>
            <text:p>CPF: 210.825.611-34</text:p>
          </table:table-cell>
          <table:table-cell table:style-name="ce65" office:value-type="string" calcext:value-type="string">
            <text:p>Fazenda Terra Roxa</text:p>
          </table:table-cell>
          <table:table-cell table:style-name="ce88" office:value-type="float" office:value="16" calcext:value-type="float">
            <text:p>16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7/03 a 18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Siderúrgica do Maranhão S/A - SIMASA</text:p>
            <text:p>CNPJ: 10.426.518/0001-45</text:p>
          </table:table-cell>
          <table:table-cell table:style-name="ce18" office:value-type="string" calcext:value-type="string">
            <text:p>Siderúrgica do Maranhão S/A - SIMASA</text:p>
            <text:p>CNPJ: 10.426.518/0001-45</text:p>
          </table:table-cell>
          <table:table-cell table:style-name="ce31" office:value-type="string" calcext:value-type="string">
            <text:p>SIMASA</text:p>
            <text:p>(Fazenda Turmalina)</text:p>
          </table:table-cell>
          <table:table-cell table:style-name="ce88" office:value-type="float" office:value="13" calcext:value-type="float">
            <text:p>1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São Bento do Tocantins</text:p>
          </table:table-cell>
          <table:table-cell table:style-name="ce18" office:value-type="string" calcext:value-type="string">
            <text:p>Siderúrgica Marabá S/A</text:p>
            <text:p>CNPJ: 07.933.914/0008-20</text:p>
          </table:table-cell>
          <table:table-cell table:style-name="ce18" office:value-type="string" calcext:value-type="string">
            <text:p>Siderúrgica Marabá S/A</text:p>
            <text:p>CNPJ: 07.933.914/0008-20</text:p>
          </table:table-cell>
          <table:table-cell table:style-name="ce65" office:value-type="string" calcext:value-type="string">
            <text:p>Fazenda São Martinho</text:p>
          </table:table-cell>
          <table:table-cell table:style-name="ce88" office:value-type="float" office:value="73" calcext:value-type="float">
            <text:p>7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7 a 22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edicilândia</text:p>
          </table:table-cell>
          <table:table-cell table:style-name="ce18" office:value-type="string" calcext:value-type="string">
            <text:p>Valber Falqueto</text:p>
            <text:p>CPF: 248.463.173-15</text:p>
          </table:table-cell>
          <table:table-cell table:style-name="ce18" office:value-type="string" calcext:value-type="string">
            <text:p>Valber Falqueto</text:p>
            <text:p>CPF: 248.463.173-15</text:p>
          </table:table-cell>
          <table:table-cell table:style-name="ce18" office:value-type="string" calcext:value-type="string">
            <text:p>Fazenda Tucandeira</text:p>
          </table:table-cell>
          <table:table-cell table:style-name="ce88" office:value-type="float" office:value="13" calcext:value-type="float">
            <text:p>1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1/09 a 22/11</text:p>
          </table:table-cell>
          <table:table-cell table:style-name="ce46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style-name="ce18" office:value-type="string" calcext:value-type="string">
            <text:p>Valdir da Silva</text:p>
            <text:p>CPF: 297.482.599-00</text:p>
          </table:table-cell>
          <table:table-cell table:style-name="ce18" office:value-type="string" calcext:value-type="string">
            <text:p>Valdir da Silva</text:p>
            <text:p>CPF: 297.482.599-00</text:p>
          </table:table-cell>
          <table:table-cell table:style-name="ce18" office:value-type="string" calcext:value-type="string">
            <text:p>Fazenda Santa Felicidade</text:p>
          </table:table-cell>
          <table:table-cell table:style-name="ce88" office:value-type="float" office:value="8" calcext:value-type="float">
            <text:p>8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6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Valdomiro Theodoro de Rzende</text:p>
            <text:p>CPF: 333.215.311-00</text:p>
          </table:table-cell>
          <table:table-cell table:style-name="ce18" office:value-type="string" calcext:value-type="string">
            <text:p>Valdomiro Theodoro de Rzende</text:p>
            <text:p>CPF: 333.215.311-00</text:p>
          </table:table-cell>
          <table:table-cell table:style-name="ce18" office:value-type="string" calcext:value-type="string">
            <text:p>Fazenda Lago Azul</text:p>
            <text:p>(Grupo Rezende)</text:p>
          </table:table-cell>
          <table:table-cell table:style-name="ce88" office:value-type="float" office:value="33" calcext:value-type="float">
            <text:p>3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5/08 a 30/08</text:p>
          </table:table-cell>
          <table:table-cell table:style-name="ce46" office:value-type="string" calcext:value-type="string">
            <text:p>PI</text:p>
          </table:table-cell>
          <table:table-cell table:style-name="ce46" office:value-type="string" calcext:value-type="string">
            <text:p>Jerumenha</text:p>
          </table:table-cell>
          <table:table-cell table:style-name="ce18" office:value-type="string" calcext:value-type="string">
            <text:p>Veleiro Agrícola S/A</text:p>
            <text:p>CNPJ: 24.143.737/0002-02</text:p>
          </table:table-cell>
          <table:table-cell table:style-name="ce18" office:value-type="string" calcext:value-type="string">
            <text:p>Veleiro Agrícola S/A</text:p>
            <text:p>CNPJ: 24.143.737/0002-02</text:p>
          </table:table-cell>
          <table:table-cell table:style-name="ce18" office:value-type="string" calcext:value-type="string">
            <text:p>Fazenda Brejo</text:p>
          </table:table-cell>
          <table:table-cell table:style-name="ce88" office:value-type="float" office:value="54" calcext:value-type="float">
            <text:p>54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08 a 18/08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ampos de Júlio</text:p>
          </table:table-cell>
          <table:table-cell table:style-name="ce18" office:value-type="string" calcext:value-type="string">
            <text:p>Vera Lúcia Miranda Kalsing</text:p>
            <text:p>CPF: 483.170.040-15</text:p>
            <text:p>Leny Olívia Artmann</text:p>
            <text:p>CPF: 331.764.180-00</text:p>
          </table:table-cell>
          <table:table-cell table:style-name="ce18" office:value-type="string" calcext:value-type="string">
            <text:p>Vera Lúcia Miranda Kalsing</text:p>
            <text:p>CPF: 483.170.040-15</text:p>
            <text:p>Leny Olívia Artmann</text:p>
            <text:p>CPF: 331.764.180-00</text:p>
          </table:table-cell>
          <table:table-cell table:style-name="ce18" office:value-type="string" calcext:value-type="string">
            <text:p>Agropecuária Por do Sol Ltda.</text:p>
          </table:table-cell>
          <table:table-cell table:style-name="ce88" office:value-type="float" office:value="249" calcext:value-type="float">
            <text:p>249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6/07 a 04/08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Recursolândia</text:p>
          </table:table-cell>
          <table:table-cell table:style-name="ce18" office:value-type="string" calcext:value-type="string">
            <text:p>Waldir Batista Rios</text:p>
            <text:p>CPF: 061.456.631-20</text:p>
          </table:table-cell>
          <table:table-cell table:style-name="ce18" office:value-type="string" calcext:value-type="string">
            <text:p>Waldir Batista Rios</text:p>
            <text:p>CPF: 061.456.631-20</text:p>
          </table:table-cell>
          <table:table-cell table:style-name="ce18" office:value-type="string" calcext:value-type="string">
            <text:p>Fazenda Três Irmãos</text:p>
          </table:table-cell>
          <table:table-cell table:style-name="ce88" office:value-type="float" office:value="27" calcext:value-type="float">
            <text:p>27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4 a 24/04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Correntina</text:p>
          </table:table-cell>
          <table:table-cell table:style-name="ce18" office:value-type="string" calcext:value-type="string">
            <text:p>Walter Mikio Morinaga</text:p>
            <text:p>CPF: 511.164.059-20</text:p>
          </table:table-cell>
          <table:table-cell table:style-name="ce18" office:value-type="string" calcext:value-type="string">
            <text:p>Walter Mikio Morinaga</text:p>
            <text:p>CPF: 511.164.059-20</text:p>
          </table:table-cell>
          <table:table-cell table:style-name="ce65" office:value-type="string" calcext:value-type="string">
            <text:p>Fazenda Céu Azul</text:p>
          </table:table-cell>
          <table:table-cell table:style-name="ce88" office:value-type="float" office:value="23" calcext:value-type="float">
            <text:p>23</text:p>
          </table:table-cell>
          <table:table-cell table:style-name="ce101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33" office:value-type="string" calcext:value-type="string">
            <text:p>21/08 a 25/08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São Roque de Minas</text:p>
          </table:table-cell>
          <table:table-cell table:style-name="ce19" office:value-type="string" calcext:value-type="string">
            <text:p>Wilson Rodarte Ferreira</text:p>
            <text:p>CPF: 827.686.416-34</text:p>
          </table:table-cell>
          <table:table-cell table:style-name="ce19" office:value-type="string" calcext:value-type="string">
            <text:p>Wilson Rodarte Ferreira</text:p>
            <text:p>CPF: 827.686.416-34</text:p>
          </table:table-cell>
          <table:table-cell table:style-name="ce19" office:value-type="string" calcext:value-type="string">
            <text:p>Fazenda São Gerônimo dos Cocos</text:p>
          </table:table-cell>
          <table:table-cell table:style-name="ce90" office:value-type="float" office:value="15" calcext:value-type="float">
            <text:p>15</text:p>
          </table:table-cell>
          <table:table-cell table:style-name="ce102"/>
          <table:table-cell table:style-name="ce101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<text:s/>a 08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Abel Cordeiro da Silva Filho</text:p>
            <text:p>CPF: 560.938.299-87</text:p>
          </table:table-cell>
          <table:table-cell table:style-name="ce18" office:value-type="string" calcext:value-type="string">
            <text:p>Abel Cordeiro da Silva Filho</text:p>
            <text:p>CPF: 560.938.299-87</text:p>
          </table:table-cell>
          <table:table-cell table:style-name="ce26" office:value-type="string" calcext:value-type="string">
            <text:p>Fazenda Nova Canaã</text:p>
          </table:table-cell>
          <table:table-cell table:style-name="ce87" office:value-type="float" office:value="8" calcext:value-type="float">
            <text:p>8</text:p>
          </table:table-cell>
          <table:table-cell table:style-name="ce103" table:number-columns-repeated="2"/>
          <table:table-cell table:style-name="ce109"/>
          <table:table-cell table:style-name="ce103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12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Adelson Souza de Oliveira</text:p>
            <text:p>CPF: 262.938.625-20</text:p>
          </table:table-cell>
          <table:table-cell table:style-name="ce18" office:value-type="string" calcext:value-type="string">
            <text:p>Adelson Souza de Oliveira</text:p>
            <text:p>CPF: 262.938.625-20</text:p>
          </table:table-cell>
          <table:table-cell table:style-name="ce26" office:value-type="string" calcext:value-type="string">
            <text:p>Fazenda Verena II</text:p>
          </table:table-cell>
          <table:table-cell table:style-name="ce87" office:value-type="float" office:value="4" calcext:value-type="float">
            <text:p>4</text:p>
          </table:table-cell>
          <table:table-cell table:style-name="ce103" table:number-columns-repeated="2"/>
          <table:table-cell table:style-name="ce109"/>
          <table:table-cell table:style-name="ce103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8 a 13/08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Adevir Holink</text:p>
            <text:p>CPF: 807.349.365-91</text:p>
          </table:table-cell>
          <table:table-cell table:style-name="ce18" office:value-type="string" calcext:value-type="string">
            <text:p>Adevir Holink</text:p>
            <text:p>CPF: 807.349.365-91</text:p>
          </table:table-cell>
          <table:table-cell table:style-name="ce26" office:value-type="string" calcext:value-type="string">
            <text:p>Fazenda Holnik</text:p>
          </table:table-cell>
          <table:table-cell table:style-name="ce87" office:value-type="float" office:value="8" calcext:value-type="float">
            <text:p>8</text:p>
          </table:table-cell>
          <table:table-cell table:style-name="ce103" table:number-columns-repeated="2"/>
          <table:table-cell table:style-name="ce109"/>
          <table:table-cell table:style-name="ce103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7/07 a 23/07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Camapuã</text:p>
          </table:table-cell>
          <table:table-cell table:style-name="ce18" office:value-type="string" calcext:value-type="string">
            <text:p>Admir Ferreira Lino</text:p>
            <text:p>CPF: 205.713.211-00</text:p>
          </table:table-cell>
          <table:table-cell table:style-name="ce18" office:value-type="string" calcext:value-type="string">
            <text:p>Admir Ferreira Lino</text:p>
            <text:p>CPF: 205.713.211-00</text:p>
          </table:table-cell>
          <table:table-cell table:style-name="ce26" office:value-type="string" calcext:value-type="string">
            <text:p>Fazenda Engenho de Ferro</text:p>
          </table:table-cell>
          <table:table-cell table:style-name="ce87" office:value-type="float" office:value="12" calcext:value-type="float">
            <text:p>12</text:p>
          </table:table-cell>
          <table:table-cell table:style-name="ce103" table:number-columns-repeated="2"/>
          <table:table-cell table:style-name="ce109"/>
          <table:table-cell table:style-name="ce103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Adriano Almeida de Souza</text:p>
            <text:p>CPF: 000.039.014-32</text:p>
          </table:table-cell>
          <table:table-cell table:style-name="ce18" office:value-type="string" calcext:value-type="string">
            <text:p>Adriano Almeida de Souza</text:p>
            <text:p>CPF: 000.039.014-32</text:p>
          </table:table-cell>
          <table:table-cell table:style-name="ce26"/>
          <table:table-cell table:style-name="ce87" office:value-type="float" office:value="25" calcext:value-type="float">
            <text:p>25</text:p>
          </table:table-cell>
          <table:table-cell table:style-name="ce104" table:number-columns-repeated="2"/>
          <table:table-cell table:style-name="ce110"/>
          <table:table-cell table:style-name="ce104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Agnaldo José da Nóbrega</text:p>
            <text:p>CPF: 554.231.324-87</text:p>
          </table:table-cell>
          <table:table-cell table:style-name="ce18" office:value-type="string" calcext:value-type="string">
            <text:p>Agnaldo José da Nóbrega</text:p>
            <text:p>CPF: 554.231.324-87</text:p>
          </table:table-cell>
          <table:table-cell table:style-name="ce26"/>
          <table:table-cell table:style-name="ce87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1/08 a 09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Figueirão</text:p>
          </table:table-cell>
          <table:table-cell table:style-name="ce18" office:value-type="string" calcext:value-type="string">
            <text:p>Alaílson Ferreira de Carvalho</text:p>
            <text:p>CPF: 970.949.001-04</text:p>
          </table:table-cell>
          <table:table-cell table:style-name="ce18" office:value-type="string" calcext:value-type="string">
            <text:p>Alaílson Ferreira de Carvalho</text:p>
            <text:p>CPF: 970.949.001-04</text:p>
          </table:table-cell>
          <table:table-cell table:style-name="ce26" office:value-type="string" calcext:value-type="string">
            <text:p>Fazenda Novo Estado</text:p>
            <text:p>(Carvoaria do Alaílson)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1 a 28/11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65" office:value-type="string" calcext:value-type="string">
            <text:p>Alberto de Deus Guerra</text:p>
            <text:p>CPF: 036.936.356-68</text:p>
          </table:table-cell>
          <table:table-cell table:style-name="ce65" office:value-type="string" calcext:value-type="string">
            <text:p>Alberto de Deus Guerra</text:p>
            <text:p>CPF: 036.936.356-68</text:p>
          </table:table-cell>
          <table:table-cell table:style-name="ce27" office:value-type="string" calcext:value-type="string">
            <text:p>Fazenda Grotão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0/03 a 31/03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Almerindo Nolasco das Neves</text:p>
            <text:p>CPF: 012.098.765-15</text:p>
          </table:table-cell>
          <table:table-cell table:style-name="ce18" office:value-type="string" calcext:value-type="string">
            <text:p>Almerindo Nolasco das Neves</text:p>
            <text:p>CPF: 012.098.765-15</text:p>
          </table:table-cell>
          <table:table-cell table:style-name="ce26" office:value-type="string" calcext:value-type="string">
            <text:p>Fazenda Uberlândia</text:p>
          </table:table-cell>
          <table:table-cell table:style-name="ce87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Aloisio Miranda Medeiros</text:p>
            <text:p>CPF: 871.560.406-34</text:p>
          </table:table-cell>
          <table:table-cell table:style-name="ce18" office:value-type="string" calcext:value-type="string">
            <text:p>Aloisio Miranda Medeiros</text:p>
            <text:p>CPF: 871.560.406-34</text:p>
          </table:table-cell>
          <table:table-cell table:style-name="ce26" office:value-type="string" calcext:value-type="string">
            <text:p>Fazenda Água Boa</text:p>
          </table:table-cell>
          <table:table-cell table:style-name="ce87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3 a 04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Amador Campos de Mendonça</text:p>
            <text:p>CPF: 170.557.686-91</text:p>
          </table:table-cell>
          <table:table-cell table:style-name="ce18" office:value-type="string" calcext:value-type="string">
            <text:p>Amador Campos de Mendonça</text:p>
            <text:p>CPF: 170.557.686-91</text:p>
          </table:table-cell>
          <table:table-cell table:style-name="ce26" office:value-type="string" calcext:value-type="string">
            <text:p>Fazenda Cachoeirinha</text:p>
          </table:table-cell>
          <table:table-cell table:style-name="ce87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2 a 16/0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style-name="ce18" office:value-type="string" calcext:value-type="string">
            <text:p>Antônio Barbosa de Carvalho</text:p>
            <text:p>CPF: 062.426.933-72</text:p>
          </table:table-cell>
          <table:table-cell table:style-name="ce18" office:value-type="string" calcext:value-type="string">
            <text:p>Antônio Barbosa de Carvalho</text:p>
            <text:p>CPF: 062.426.933-72</text:p>
          </table:table-cell>
          <table:table-cell table:style-name="ce26" office:value-type="string" calcext:value-type="string">
            <text:p>Fazenda Canaã</text:p>
          </table:table-cell>
          <table:table-cell table:style-name="ce87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9/01 a 08/02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Vila Rica</text:p>
          </table:table-cell>
          <table:table-cell table:style-name="ce18" office:value-type="string" calcext:value-type="string">
            <text:p>Antônio Carlos Françolin</text:p>
            <text:p>CPF: 627.916.998-72</text:p>
          </table:table-cell>
          <table:table-cell table:style-name="ce18" office:value-type="string" calcext:value-type="string">
            <text:p>Antônio Carlos Françolin</text:p>
            <text:p>CPF: 627.916.998-72</text:p>
          </table:table-cell>
          <table:table-cell table:style-name="ce26" office:value-type="string" calcext:value-type="string">
            <text:p>Fazenda Taiaçu II</text:p>
          </table:table-cell>
          <table:table-cell table:style-name="ce87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3/04 a 04/05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ão Mateus Do Maranhão</text:p>
          </table:table-cell>
          <table:table-cell table:style-name="ce18" office:value-type="string" calcext:value-type="string">
            <text:p>Antônio Evaldo de Macedo</text:p>
            <text:p>CPF: 056.439.963-91</text:p>
          </table:table-cell>
          <table:table-cell table:style-name="ce18" office:value-type="string" calcext:value-type="string">
            <text:p>Antônio Evaldo de Macedo</text:p>
            <text:p>CPF: 056.439.963-91</text:p>
          </table:table-cell>
          <table:table-cell table:style-name="ce26" office:value-type="string" calcext:value-type="string">
            <text:p>Fazenda Outeiro</text:p>
          </table:table-cell>
          <table:table-cell table:style-name="ce87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11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8 a 12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Palmeiras de Goiás</text:p>
          </table:table-cell>
          <table:table-cell table:style-name="ce18" office:value-type="string" calcext:value-type="string">
            <text:p>Antônio Sabino Rodrigues (Arrendatário)</text:p>
            <text:p>CPF: 542.529.626-68</text:p>
            <text:p>João Santana Campos (Proprietário)</text:p>
            <text:p>CPF: 133.659.911-15</text:p>
            <text:p>Valdir Cardoso da Silva (Gato)</text:p>
            <text:p>CPF: 331.999.731-91</text:p>
            <text:p>UNILEVER Brasil Alimentos Ltda.</text:p>
            <text:p>CNPJ: 01.615.814/0020-66</text:p>
          </table:table-cell>
          <table:table-cell table:style-name="ce18" office:value-type="string" calcext:value-type="string">
            <text:p>Antônio Sabino Rodrigues (Arrendatário)</text:p>
            <text:p>CPF: 542.529.626-68</text:p>
            <text:p>João Santana Campos (Proprietário)</text:p>
            <text:p>CPF: 133.659.911-15</text:p>
            <text:p>Valdir Cardoso da Silva (Gato)</text:p>
            <text:p>CPF: 331.999.731-91</text:p>
            <text:p>UNILEVER Brasil Alimentos Ltda.</text:p>
            <text:p>CNPJ: 01.615.814/0020-66</text:p>
          </table:table-cell>
          <table:table-cell table:style-name="ce26" office:value-type="string" calcext:value-type="string">
            <text:p>Fazenda São Bento</text:p>
          </table:table-cell>
          <table:table-cell table:style-name="ce87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8 a 24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Argentino Gomes Silva</text:p>
            <text:p>CPF: 016.925.851-34</text:p>
          </table:table-cell>
          <table:table-cell table:style-name="ce18" office:value-type="string" calcext:value-type="string">
            <text:p>Argentino Gomes Silva</text:p>
            <text:p>CPF: 016.925.851-34</text:p>
          </table:table-cell>
          <table:table-cell table:style-name="ce26" office:value-type="string" calcext:value-type="string">
            <text:p>Fazenda Água Boa</text:p>
          </table:table-cell>
          <table:table-cell table:style-name="ce87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28/03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poema</text:p>
          </table:table-cell>
          <table:table-cell table:style-name="ce18" office:value-type="string" calcext:value-type="string">
            <text:p>Arilson Alves da Silva</text:p>
            <text:p>CPF:590.323.911-00</text:p>
          </table:table-cell>
          <table:table-cell table:style-name="ce18" office:value-type="string" calcext:value-type="string">
            <text:p>Arilson Alves da Silva</text:p>
            <text:p>CPF:590.323.911-00</text:p>
          </table:table-cell>
          <table:table-cell table:style-name="ce26" office:value-type="string" calcext:value-type="string">
            <text:p>Fazenda Santo Antônio</text:p>
            <text:p>ou</text:p>
            <text:p>Fazenda Boa Esperança</text:p>
          </table:table-cell>
          <table:table-cell table:style-name="ce87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5/02 a 14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18" office:value-type="string" calcext:value-type="string">
            <text:p>Aurélio Anastácio de Oliveira</text:p>
            <text:p>CPF: 047.691.122-20</text:p>
          </table:table-cell>
          <table:table-cell table:style-name="ce18" office:value-type="string" calcext:value-type="string">
            <text:p>Aurélio Anastácio de Oliveira</text:p>
            <text:p>CPF: 047.691.122-20</text:p>
          </table:table-cell>
          <table:table-cell table:style-name="ce26" office:value-type="string" calcext:value-type="string">
            <text:p>Fazenda Iraque</text:p>
          </table:table-cell>
          <table:table-cell table:style-name="ce87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5/02 a 14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Benedito Neto Faria</text:p>
            <text:p>CPF: 427.352.541-00</text:p>
          </table:table-cell>
          <table:table-cell table:style-name="ce18" office:value-type="string" calcext:value-type="string">
            <text:p>Benedito Neto Faria</text:p>
            <text:p>CPF: 427.352.541-00</text:p>
          </table:table-cell>
          <table:table-cell table:style-name="ce26" office:value-type="string" calcext:value-type="string">
            <text:p>Fazenda Santa Teresa</text:p>
          </table:table-cell>
          <table:table-cell table:style-name="ce87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1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Itaberaí</text:p>
          </table:table-cell>
          <table:table-cell table:style-name="ce31" office:value-type="string" calcext:value-type="string">
            <text:p>Benevides Basílio dos Santos (Proprietário)</text:p>
            <text:p>CPF: 026.585.341-91</text:p>
            <text:p><text:span text:style-name="T3">Parceiros</text:span><text:span text:style-name="T4">:</text:span></text:p>
            <text:p><text:span text:style-name="T1">Unilever Brasil Alimentos Ltda.</text:span></text:p>
            <text:p><text:span text:style-name="T1">CNPJ: 01.615.814/0020-66</text:span></text:p>
            <text:p><text:span text:style-name="T1">Carlos Alves de Leles-CPF: 471.925.771-20</text:span></text:p>
            <text:p><text:span text:style-name="T1">João Avelino Santos-CPF: 210.398.291-91</text:span></text:p>
          </table:table-cell>
          <table:table-cell table:style-name="ce31" office:value-type="string" calcext:value-type="string">
            <text:p>Benevides Basílio dos Santos (Proprietário)</text:p>
            <text:p>CPF: 026.585.341-91</text:p>
            <text:p><text:span text:style-name="T3">Parceiros</text:span><text:span text:style-name="T4">:</text:span></text:p>
            <text:p><text:span text:style-name="T1">Unilever Brasil Alimentos Ltda.</text:span></text:p>
            <text:p><text:span text:style-name="T1">CNPJ: 01.615.814/0020-66</text:span></text:p>
            <text:p><text:span text:style-name="T1">Carlos Alves de Leles-CPF: 471.925.771-20</text:span></text:p>
            <text:p><text:span text:style-name="T1">João Avelino Santos-CPF: 210.398.291-91</text:span></text:p>
          </table:table-cell>
          <table:table-cell table:style-name="ce26" office:value-type="string" calcext:value-type="string">
            <text:p>Fazenda Arari</text:p>
          </table:table-cell>
          <table:table-cell table:style-name="ce87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5/08 a 26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eixoto de Azevedo</text:p>
          </table:table-cell>
          <table:table-cell table:style-name="ce18" office:value-type="string" calcext:value-type="string">
            <text:p>Carla Ezequiela T. T. Diniz Lemos Melo</text:p>
            <text:p>CPF: 571.146.411-68</text:p>
          </table:table-cell>
          <table:table-cell table:style-name="ce18" office:value-type="string" calcext:value-type="string">
            <text:p>Carla Ezequiela T. T. Diniz Lemos Melo</text:p>
            <text:p>CPF: 571.146.411-68</text:p>
          </table:table-cell>
          <table:table-cell table:style-name="ce26" office:value-type="string" calcext:value-type="string">
            <text:p>Fazenda Duas Meninas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Carlos César Miranda </text:p>
            <text:p>CPF: 561.718.896-87</text:p>
          </table:table-cell>
          <table:table-cell table:style-name="ce18" office:value-type="string" calcext:value-type="string">
            <text:p>Carlos César Miranda </text:p>
            <text:p>CPF: 561.718.896-87</text:p>
          </table:table-cell>
          <table:table-cell table:style-name="ce26" office:value-type="string" calcext:value-type="string">
            <text:p>Fazenda São Geraldo</text:p>
          </table:table-cell>
          <table:table-cell table:style-name="ce87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3/04 a 04/05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Alto Alegre</text:p>
          </table:table-cell>
          <table:table-cell table:style-name="ce18" office:value-type="string" calcext:value-type="string">
            <text:p>Carlos Gualberto de Sales</text:p>
            <text:p>CPF: 040.118.053-00</text:p>
          </table:table-cell>
          <table:table-cell table:style-name="ce18" office:value-type="string" calcext:value-type="string">
            <text:p>Carlos Gualberto de Sales</text:p>
            <text:p>CPF: 040.118.053-00</text:p>
          </table:table-cell>
          <table:table-cell table:style-name="ce31" office:value-type="string" calcext:value-type="string">
            <text:p>Fazenda Ana Carla</text:p>
          </table:table-cell>
          <table:table-cell table:style-name="ce87" office:value-type="float" office:value="21" calcext:value-type="float">
            <text:p>21</text:p>
          </table:table-cell>
          <table:table-cell table:style-name="ce103" table:number-columns-repeated="2"/>
          <table:table-cell table:style-name="ce109"/>
          <table:table-cell table:style-name="ce103" table:number-columns-repeated="2"/>
          <table:table-cell table:number-columns-repeated="1011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Carlos Luiz dos Santos</text:p>
            <text:p>CPF: 353.904.847-20</text:p>
          </table:table-cell>
          <table:table-cell table:style-name="ce18" office:value-type="string" calcext:value-type="string">
            <text:p>Carlos Luiz dos Santos</text:p>
            <text:p>CPF: 353.904.847-20</text:p>
          </table:table-cell>
          <table:table-cell table:style-name="ce31" office:value-type="string" calcext:value-type="string">
            <text:p>Carvoaria do Carlinhos</text:p>
          </table:table-cell>
          <table:table-cell table:style-name="ce87" office:value-type="float" office:value="6" calcext:value-type="float">
            <text:p>6</text:p>
          </table:table-cell>
          <table:table-cell table:style-name="ce103" table:number-columns-repeated="2"/>
          <table:table-cell table:style-name="ce109"/>
          <table:table-cell table:style-name="ce103" table:number-columns-repeated="2"/>
          <table:table-cell table:number-columns-repeated="1011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3 a 16/04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Iguatemi</text:p>
          </table:table-cell>
          <table:table-cell table:style-name="ce18" office:value-type="string" calcext:value-type="string">
            <text:p>CEI: 06.057.002.488-8</text:p>
            <text:p>Nelson Donadel</text:p>
            <text:p>CPF: 008.042.230-68</text:p>
          </table:table-cell>
          <table:table-cell table:style-name="ce18" office:value-type="string" calcext:value-type="string">
            <text:p>CEI: 06.057.002.488-8</text:p>
            <text:p>Nelson Donadel</text:p>
            <text:p>CPF: 008.042.230-68</text:p>
          </table:table-cell>
          <table:table-cell table:style-name="ce31" office:value-type="string" calcext:value-type="string">
            <text:p>Destilaria Centro Oeste Iguatemi Ltda. (DCOIL)</text:p>
            <text:p>(Fazenda Cachoeirinha)</text:p>
          </table:table-cell>
          <table:table-cell table:style-name="ce87" office:value-type="float" office:value="498" calcext:value-type="float">
            <text:p>498</text:p>
          </table:table-cell>
          <table:table-cell table:style-name="ce104" table:number-columns-repeated="2"/>
          <table:table-cell table:style-name="ce110"/>
          <table:table-cell table:style-name="ce104" table:number-columns-repeated="2"/>
          <table:table-cell table:number-columns-repeated="1011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4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Pancas</text:p>
          </table:table-cell>
          <table:table-cell table:style-name="ce18" office:value-type="string" calcext:value-type="string">
            <text:p>CEI: 07.046.002.258-8</text:p>
            <text:p>Fernando César Zanotelli</text:p>
            <text:p>CPF: 765.040.937-61</text:p>
          </table:table-cell>
          <table:table-cell table:style-name="ce18" office:value-type="string" calcext:value-type="string">
            <text:p>CEI: 07.046.002.258-8</text:p>
            <text:p>Fernando César Zanotelli</text:p>
            <text:p>CPF: 765.040.937-61</text:p>
          </table:table-cell>
          <table:table-cell table:style-name="ce31" office:value-type="string" calcext:value-type="string">
            <text:p>Sítio Zanotelli</text:p>
          </table:table-cell>
          <table:table-cell table:style-name="ce87" office:value-type="float" office:value="22" calcext:value-type="float">
            <text:p>22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4 a 31/05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Goiatuba</text:p>
          </table:table-cell>
          <table:table-cell table:style-name="ce18" office:value-type="string" calcext:value-type="string">
            <text:p>CEI: 08.090.002-958-9</text:p>
            <text:p>Selson Alves Netto</text:p>
            <text:p>CPF: 159.949.706-97</text:p>
          </table:table-cell>
          <table:table-cell table:style-name="ce18" office:value-type="string" calcext:value-type="string">
            <text:p>CEI: 08.090.002-958-9</text:p>
            <text:p>Selson Alves Netto</text:p>
            <text:p>CPF: 159.949.706-97</text:p>
          </table:table-cell>
          <table:table-cell table:style-name="ce31" office:value-type="string" calcext:value-type="string">
            <text:p>Fazenda Bandeirantes</text:p>
          </table:table-cell>
          <table:table-cell table:style-name="ce87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style-name="ce18" office:value-type="string" calcext:value-type="string">
            <text:p>CEI: 32.800.022.518-5 </text:p>
            <text:p>Marcelo Testa Baldochi</text:p>
            <text:p>CPF: 109.067.228-45</text:p>
          </table:table-cell>
          <table:table-cell table:style-name="ce18" office:value-type="string" calcext:value-type="string">
            <text:p>CEI: 32.800.022.518-5 </text:p>
            <text:p>Marcelo Testa Baldochi</text:p>
            <text:p>CPF: 109.067.228-45</text:p>
          </table:table-cell>
          <table:table-cell table:style-name="ce31" office:value-type="string" calcext:value-type="string">
            <text:p>Fazenda Pôr do Sol</text:p>
          </table:table-cell>
          <table:table-cell table:style-name="ce87" office:value-type="float" office:value="25" calcext:value-type="float">
            <text:p>25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26/10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Santa Luzia</text:p>
          </table:table-cell>
          <table:table-cell table:style-name="ce18" office:value-type="string" calcext:value-type="string">
            <text:p>CEI: 39.010.017.628-1</text:p>
            <text:p>Antônio José de Assis Braide</text:p>
            <text:p>CPF: 035.406.423-81</text:p>
          </table:table-cell>
          <table:table-cell table:style-name="ce18" office:value-type="string" calcext:value-type="string">
            <text:p>CEI: 39.010.017.628-1</text:p>
            <text:p>Antônio José de Assis Braide</text:p>
            <text:p>CPF: 035.406.423-81</text:p>
          </table:table-cell>
          <table:table-cell table:style-name="ce31" office:value-type="string" calcext:value-type="string">
            <text:p>Fazenda Santa Rosa</text:p>
          </table:table-cell>
          <table:table-cell table:style-name="ce87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05 a 12/05</text:p>
          </table:table-cell>
          <table:table-cell table:style-name="ce46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27" office:value-type="string" calcext:value-type="string">
            <text:p>CEI: 39.580.000.748-3</text:p>
            <text:p>Herlon Pedro Pinto Ribeiro</text:p>
            <text:p>CPF: 043.425.265-49</text:p>
          </table:table-cell>
          <table:table-cell table:style-name="ce27" office:value-type="string" calcext:value-type="string">
            <text:p>CEI: 39.580.000.748-3</text:p>
            <text:p>Herlon Pedro Pinto Ribeiro</text:p>
            <text:p>CPF: 043.425.265-49</text:p>
          </table:table-cell>
          <table:table-cell table:style-name="ce26" office:value-type="string" calcext:value-type="string">
            <text:p>Fazenda Rio Branco</text:p>
          </table:table-cell>
          <table:table-cell table:style-name="ce87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0/03 a 31/03</text:p>
          </table:table-cell>
          <table:table-cell table:style-name="ce46" office:value-type="string" calcext:value-type="string">
            <text:p>MA</text:p>
          </table:table-cell>
          <table:table-cell table:style-name="ce48" office:value-type="string" calcext:value-type="string">
            <text:p>Monção</text:p>
          </table:table-cell>
          <table:table-cell table:style-name="ce18" office:value-type="string" calcext:value-type="string">
            <text:p>CEI: 50.003.458.808-7</text:p>
            <text:p>José Escórcio de Cerqueira</text:p>
            <text:p>CPF: 014.487.307-91</text:p>
          </table:table-cell>
          <table:table-cell table:style-name="ce18" office:value-type="string" calcext:value-type="string">
            <text:p>CEI: 50.003.458.808-7</text:p>
            <text:p>José Escórcio de Cerqueira</text:p>
            <text:p>CPF: 014.487.307-91</text:p>
          </table:table-cell>
          <table:table-cell table:style-name="ce31" office:value-type="string" calcext:value-type="string">
            <text:p>Fazenda Santa Bárbara e Bom Jesus</text:p>
          </table:table-cell>
          <table:table-cell table:style-name="ce87" office:value-type="float" office:value="31" calcext:value-type="float">
            <text:p>31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4/10 a 21/1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Juara</text:p>
          </table:table-cell>
          <table:table-cell table:style-name="ce18" office:value-type="string" calcext:value-type="string">
            <text:p>CEI: 50.070.679.188-0</text:p>
            <text:p>Artur Carvalho dos Reis</text:p>
            <text:p>CPF: 056.169.358-75</text:p>
          </table:table-cell>
          <table:table-cell table:style-name="ce18" office:value-type="string" calcext:value-type="string">
            <text:p>CEI: 50.070.679.188-0</text:p>
            <text:p>Artur Carvalho dos Reis</text:p>
            <text:p>CPF: 056.169.358-75</text:p>
          </table:table-cell>
          <table:table-cell table:style-name="ce31" office:value-type="string" calcext:value-type="string">
            <text:p>Fazenda Santa Lídia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4 a 22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CEI: 50.071.481.208-9</text:p>
            <text:p>Enivaldo Canêdo</text:p>
            <text:p>CPF: 233.220.391-53</text:p>
          </table:table-cell>
          <table:table-cell table:style-name="ce18" office:value-type="string" calcext:value-type="string">
            <text:p>CEI: 50.071.481.208-9</text:p>
            <text:p>Enivaldo Canêdo</text:p>
            <text:p>CPF: 233.220.391-53</text:p>
          </table:table-cell>
          <table:table-cell table:style-name="ce31" office:value-type="string" calcext:value-type="string">
            <text:p>Fazenda Santa Terezinha</text:p>
          </table:table-cell>
          <table:table-cell table:style-name="ce87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05 a 11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Alcinópolis</text:p>
          </table:table-cell>
          <table:table-cell table:style-name="ce18" office:value-type="string" calcext:value-type="string">
            <text:p>CEI: 50.075.042.718-9</text:p>
            <text:p>Walter Lúcio Klebis</text:p>
            <text:p>CPF: 725.729.578-68</text:p>
          </table:table-cell>
          <table:table-cell table:style-name="ce18" office:value-type="string" calcext:value-type="string">
            <text:p>CEI: 50.075.042.718-9</text:p>
            <text:p>Walter Lúcio Klebis</text:p>
            <text:p>CPF: 725.729.578-68</text:p>
          </table:table-cell>
          <table:table-cell table:style-name="ce31" office:value-type="string" calcext:value-type="string">
            <text:p>Fazenda Estrela</text:p>
          </table:table-cell>
          <table:table-cell table:style-name="ce87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05 a 11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Alcinópolis</text:p>
          </table:table-cell>
          <table:table-cell table:style-name="ce18" office:value-type="string" calcext:value-type="string">
            <text:p>CEI: 50.075.043.148-9</text:p>
            <text:p>José Carlos Batisda da Silva</text:p>
            <text:p>CPF: 005.235.738-47</text:p>
          </table:table-cell>
          <table:table-cell table:style-name="ce18" office:value-type="string" calcext:value-type="string">
            <text:p>CEI: 50.075.043.148-9</text:p>
            <text:p>José Carlos Batisda da Silva</text:p>
            <text:p>CPF: 005.235.738-47</text:p>
          </table:table-cell>
          <table:table-cell table:style-name="ce31" office:value-type="string" calcext:value-type="string">
            <text:p>Fazenda Bom Jesus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1/06 a 06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Água Clara</text:p>
          </table:table-cell>
          <table:table-cell table:style-name="ce18" office:value-type="string" calcext:value-type="string">
            <text:p>CEI: 50.076.752.810-9</text:p>
            <text:p>Ronaldo Jesus Pereira</text:p>
            <text:p>CPF: 027.947.701-52</text:p>
          </table:table-cell>
          <table:table-cell table:style-name="ce18" office:value-type="string" calcext:value-type="string">
            <text:p>CEI: 50.076.752.810-9</text:p>
            <text:p>Ronaldo Jesus Pereira</text:p>
            <text:p>CPF: 027.947.701-52</text:p>
          </table:table-cell>
          <table:table-cell table:style-name="ce31" office:value-type="string" calcext:value-type="string">
            <text:p>Fazenda Piracanjuba I</text:p>
          </table:table-cell>
          <table:table-cell table:style-name="ce87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0/08 a 25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style-name="ce18" office:value-type="string" calcext:value-type="string">
            <text:p>CEI: 50.342.504.128-1</text:p>
            <text:p>Altino Coelho de Miranda</text:p>
            <text:p>CPF: 056.568.002-10</text:p>
          </table:table-cell>
          <table:table-cell table:style-name="ce18" office:value-type="string" calcext:value-type="string">
            <text:p>CEI: 50.342.504.128-1</text:p>
            <text:p>Altino Coelho de Miranda</text:p>
            <text:p>CPF: 056.568.002-10</text:p>
          </table:table-cell>
          <table:table-cell table:style-name="ce31"/>
          <table:table-cell table:style-name="ce87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12 a 14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Diamantino</text:p>
          </table:table-cell>
          <table:table-cell table:style-name="ce18" office:value-type="string" calcext:value-type="string">
            <text:p>CEI: 51.138.734.798-3</text:p>
            <text:p>Erno Drescher</text:p>
            <text:p>CPF: 241.043.029-53</text:p>
          </table:table-cell>
          <table:table-cell table:style-name="ce18" office:value-type="string" calcext:value-type="string">
            <text:p>CEI: 51.138.734.798-3</text:p>
            <text:p>Erno Drescher</text:p>
            <text:p>CPF: 241.043.029-53</text:p>
          </table:table-cell>
          <table:table-cell table:style-name="ce31" office:value-type="string" calcext:value-type="string">
            <text:p>Fazenda Maranata</text:p>
          </table:table-cell>
          <table:table-cell table:style-name="ce87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18" office:value-type="string" calcext:value-type="string">
            <text:p>CEI:50.011.493.378-0</text:p>
            <text:p>Roberto Barbosa de Souza</text:p>
            <text:p>CPF: 336.490.655-68</text:p>
          </table:table-cell>
          <table:table-cell table:style-name="ce18" office:value-type="string" calcext:value-type="string">
            <text:p>CEI:50.011.493.378-0</text:p>
            <text:p>Roberto Barbosa de Souza</text:p>
            <text:p>CPF: 336.490.655-68</text:p>
          </table:table-cell>
          <table:table-cell table:style-name="ce31" office:value-type="string" calcext:value-type="string">
            <text:p>Fazenda Barbosa</text:p>
          </table:table-cell>
          <table:table-cell table:style-name="ce87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12 a 0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CEI-33.800.01054/82</text:p>
            <text:p>Ivandilson da Costa Melo</text:p>
            <text:p>CPF: 331.508.502-15            </text:p>
          </table:table-cell>
          <table:table-cell table:style-name="ce18" office:value-type="string" calcext:value-type="string">
            <text:p>CEI-33.800.01054/82</text:p>
            <text:p>Ivandilson da Costa Melo</text:p>
            <text:p>CPF: 331.508.502-15            </text:p>
          </table:table-cell>
          <table:table-cell table:style-name="ce31" office:value-type="string" calcext:value-type="string">
            <text:p>Fazenda Pau D`arco</text:p>
          </table:table-cell>
          <table:table-cell table:style-name="ce87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5/11 a 10/1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Claudionor  Coelho Nava</text:p>
            <text:p>CPF: 026.212.311-87</text:p>
          </table:table-cell>
          <table:table-cell table:style-name="ce18" office:value-type="string" calcext:value-type="string">
            <text:p>Claudionor  Coelho Nava</text:p>
            <text:p>CPF: 026.212.311-87</text:p>
          </table:table-cell>
          <table:table-cell table:style-name="ce31" office:value-type="string" calcext:value-type="string">
            <text:p>Fazenda Acapú</text:p>
          </table:table-cell>
          <table:table-cell table:style-name="ce87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11/06 a 17/11/06</text:p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Claudir Francisco de Souza</text:p>
            <text:p>CPF: 575.216.469-91</text:p>
          </table:table-cell>
          <table:table-cell table:style-name="ce18" office:value-type="string" calcext:value-type="string">
            <text:p>Claudir Francisco de Souza</text:p>
            <text:p>CPF: 575.216.469-91</text:p>
          </table:table-cell>
          <table:table-cell table:style-name="ce31" office:value-type="string" calcext:value-type="string">
            <text:p>Carvoaria do Claudir</text:p>
          </table:table-cell>
          <table:table-cell table:style-name="ce87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9 a 26/10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Peixe</text:p>
          </table:table-cell>
          <table:table-cell table:style-name="ce18" office:value-type="string" calcext:value-type="string">
            <text:p>Clézio Oliveira Naves</text:p>
            <text:p>CPF: 841.635.001-97</text:p>
          </table:table-cell>
          <table:table-cell table:style-name="ce18" office:value-type="string" calcext:value-type="string">
            <text:p>Clézio Oliveira Naves</text:p>
            <text:p>CPF: 841.635.001-97</text:p>
          </table:table-cell>
          <table:table-cell table:style-name="ce31" office:value-type="string" calcext:value-type="string">
            <text:p>Fazenda Tiubal</text:p>
          </table:table-cell>
          <table:table-cell table:style-name="ce87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2 a 19/02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Redenção Do Gurguéia</text:p>
          </table:table-cell>
          <table:table-cell table:number-columns-repeated="2" table:style-name="ce18" office:value-type="string" calcext:value-type="string">
            <text:p>CNPJ: 00227279/0001-40</text:p>
          </table:table-cell>
          <table:table-cell table:style-name="ce31" office:value-type="string" calcext:value-type="string">
            <text:p>JB Carbon S/A</text:p>
          </table:table-cell>
          <table:table-cell table:style-name="ce87" office:value-type="float" office:value="155" calcext:value-type="float">
            <text:p>155</text:p>
          </table:table-cell>
          <table:table-cell table:style-name="ce1"/>
          <table:table-cell table:number-columns-repeated="1015"/>
        </table:table-row>
        <table:table-row table:style-name="ro9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3 a 0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pameri</text:p>
          </table:table-cell>
          <table:table-cell table:style-name="ce18" office:value-type="string" calcext:value-type="string">
            <text:p>CNPJ: 01.652.197/0001-06</text:p>
            <text:p><text:span text:style-name="T5">Sócios:</text:span></text:p>
            <text:p><text:span text:style-name="T1">Gastone Zuffellato</text:span></text:p>
            <text:p><text:span text:style-name="T1">CPF: 003.814.038-15</text:span></text:p>
            <text:p><text:span text:style-name="T1">Marco Antônio Zuffellato</text:span></text:p>
            <text:p><text:span text:style-name="T1">CPF: 035.194.568-77</text:span></text:p>
          </table:table-cell>
          <table:table-cell table:style-name="ce18" office:value-type="string" calcext:value-type="string">
            <text:p>CNPJ: 01.652.197/0001-06</text:p>
            <text:p><text:span text:style-name="T5">Sócios:</text:span></text:p>
            <text:p><text:span text:style-name="T1">Gastone Zuffellato</text:span></text:p>
            <text:p><text:span text:style-name="T1">CPF: 003.814.038-15</text:span></text:p>
            <text:p><text:span text:style-name="T1">Marco Antônio Zuffellato</text:span></text:p>
            <text:p><text:span text:style-name="T1">CPF: 035.194.568-77</text:span></text:p>
          </table:table-cell>
          <table:table-cell table:style-name="ce31" office:value-type="string" calcext:value-type="string">
            <text:p>Brasil Verde Agroindústrias Ltda.</text:p>
          </table:table-cell>
          <table:table-cell table:style-name="ce87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8/08 a 08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ltamira</text:p>
          </table:table-cell>
          <table:table-cell table:number-columns-repeated="2" table:style-name="ce18" office:value-type="string" calcext:value-type="string">
            <text:p>CNPJ: 02.115.212/0001-40</text:p>
          </table:table-cell>
          <table:table-cell table:style-name="ce31" office:value-type="string" calcext:value-type="string">
            <text:p>Laticínio Vitoria do Xingu S/A</text:p>
            <text:p>(Fazenda Rio Xingu)</text:p>
          </table:table-cell>
          <table:table-cell table:style-name="ce87" office:value-type="float" office:value="33" calcext:value-type="float">
            <text:p>33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nhumas</text:p>
          </table:table-cell>
          <table:table-cell table:number-columns-repeated="2" table:style-name="ce18" office:value-type="string" calcext:value-type="string">
            <text:p>CNPJ: 02.356.143/0001-66</text:p>
          </table:table-cell>
          <table:table-cell table:style-name="ce31" office:value-type="string" calcext:value-type="string">
            <text:p>Ipê Agro-Milho Industrial Ltda.</text:p>
          </table:table-cell>
          <table:table-cell table:style-name="ce87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11 a 28/11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Brasilândia</text:p>
          </table:table-cell>
          <table:table-cell table:number-columns-repeated="2" table:style-name="ce18" office:value-type="string" calcext:value-type="string">
            <text:p>CNPJ: 04.773.159/0002-80</text:p>
          </table:table-cell>
          <table:table-cell table:style-name="ce31" office:value-type="string" calcext:value-type="string">
            <text:p>Agrisul Agrícola Ltda.</text:p>
          </table:table-cell>
          <table:table-cell table:style-name="ce87" office:value-type="float" office:value="1011" calcext:value-type="float">
            <text:p>1.011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a 03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number-columns-repeated="2" table:style-name="ce18" office:value-type="string" calcext:value-type="string">
            <text:p>CNPJ: 04.885.034/0001-61</text:p>
          </table:table-cell>
          <table:table-cell table:style-name="ce18" office:value-type="string" calcext:value-type="string">
            <text:p>Fazenda Brasnor Agropecuária S/A</text:p>
          </table:table-cell>
          <table:table-cell table:style-name="ce87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8" office:value-type="float" office:value="2007" calcext:value-type="float">
            <text:p>2007</text:p>
          </table:table-cell>
          <table:table-cell table:style-name="ce40" office:value-type="string" calcext:value-type="string">
            <text:p>11/10 a 09/11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Pederneiras</text:p>
          </table:table-cell>
          <table:table-cell table:style-name="ce66" office:value-type="string" calcext:value-type="string">
            <text:p>CNPJ: 05.067.295/00001-37</text:p>
            <text:p>José Carlos Delchiaro </text:p>
          </table:table-cell>
          <table:table-cell table:style-name="ce66" office:value-type="string" calcext:value-type="string">
            <text:p>CNPJ: 05.067.295/00001-37</text:p>
            <text:p>José Carlos Delchiaro </text:p>
          </table:table-cell>
          <table:table-cell table:style-name="ce18" office:value-type="string" calcext:value-type="string">
            <text:p>Prestadora de serviços Santelmo</text:p>
          </table:table-cell>
          <table:table-cell table:style-name="ce91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12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number-columns-repeated="2" table:style-name="ce18" office:value-type="string" calcext:value-type="string">
            <text:p>CNPJ: 05.078.415/0001-00</text:p>
          </table:table-cell>
          <table:table-cell table:style-name="ce31" office:value-type="string" calcext:value-type="string">
            <text:p>Agropecuária Rio Arataú S.A. </text:p>
            <text:p>(Fazenda Arataú)</text:p>
          </table:table-cell>
          <table:table-cell table:style-name="ce87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0 a 12/10</text:p>
          </table:table-cell>
          <table:table-cell table:style-name="ce48" office:value-type="string" calcext:value-type="string">
            <text:p>PI</text:p>
          </table:table-cell>
          <table:table-cell table:style-name="ce54" office:value-type="string" calcext:value-type="string">
            <text:p>Teresina</text:p>
          </table:table-cell>
          <table:table-cell table:number-columns-repeated="2" table:style-name="ce31" office:value-type="string" calcext:value-type="string">
            <text:p>CNPJ: 05.325.963/0001-89</text:p>
          </table:table-cell>
          <table:table-cell table:style-name="ce23" office:value-type="string" calcext:value-type="string">
            <text:p>Construtora Almeida Sousa Ltda.</text:p>
          </table:table-cell>
          <table:table-cell table:style-name="ce92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2 a 24/02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eres</text:p>
          </table:table-cell>
          <table:table-cell table:number-columns-repeated="2" table:style-name="ce18" office:value-type="string" calcext:value-type="string">
            <text:p>CNPJ: 05.351.494/0001-72</text:p>
          </table:table-cell>
          <table:table-cell table:style-name="ce31" office:value-type="string" calcext:value-type="string">
            <text:p>Agrocana JFS Ltda.</text:p>
          </table:table-cell>
          <table:table-cell table:style-name="ce87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6 a 1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Ulianópolis</text:p>
          </table:table-cell>
          <table:table-cell table:number-columns-repeated="2" table:style-name="ce18" office:value-type="string" calcext:value-type="string">
            <text:p>CNPJ: 05.459.177/0001-74</text:p>
          </table:table-cell>
          <table:table-cell table:style-name="ce31" office:value-type="string" calcext:value-type="string">
            <text:p>PAGRISA - Pará Pastorial e Agrícola S/A</text:p>
          </table:table-cell>
          <table:table-cell table:style-name="ce87" office:value-type="float" office:value="1064" calcext:value-type="float">
            <text:p>1.06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9 a 20/09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Aroazes</text:p>
          </table:table-cell>
          <table:table-cell table:number-columns-repeated="2" table:style-name="ce18" office:value-type="string" calcext:value-type="string">
            <text:p>CNPJ: 06.385.934/0008-41</text:p>
          </table:table-cell>
          <table:table-cell table:style-name="ce31" office:value-type="string" calcext:value-type="string">
            <text:p>Empresa Agropecuária e Indústria Ltda.</text:p>
            <text:p>(Fazenda Serra Negra)</text:p>
          </table:table-cell>
          <table:table-cell table:style-name="ce87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9 a 28/09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number-columns-repeated="2" table:style-name="ce18" office:value-type="string" calcext:value-type="string">
            <text:p>CNPJ: 06.954.773/0001-93</text:p>
          </table:table-cell>
          <table:table-cell table:style-name="ce31" office:value-type="string" calcext:value-type="string">
            <text:p>Bella Aliança Agropecuária</text:p>
            <text:p>(Fazenda Bella Aliança)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03 a 17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Feliz Natal</text:p>
          </table:table-cell>
          <table:table-cell table:number-columns-repeated="2" table:style-name="ce18" office:value-type="string" calcext:value-type="string">
            <text:p>CNPJ: 06.988.719/0001-69</text:p>
          </table:table-cell>
          <table:table-cell table:style-name="ce31" office:value-type="string" calcext:value-type="string">
            <text:p>Delta Florestal Indústria e Comércio Ltda.</text:p>
          </table:table-cell>
          <table:table-cell table:style-name="ce87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9/09 a 01/10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Aracati</text:p>
          </table:table-cell>
          <table:table-cell table:number-columns-repeated="2" table:style-name="ce18" office:value-type="string" calcext:value-type="string">
            <text:p>CNPJ: 07.617.675/0002-04</text:p>
          </table:table-cell>
          <table:table-cell table:style-name="ce31" office:value-type="string" calcext:value-type="string">
            <text:p>ECOFÉRTIL AGROPECUÁRIA LTDA.</text:p>
            <text:p>(Fazenda Ecofértil)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2/06 a 06/06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Blumenau</text:p>
          </table:table-cell>
          <table:table-cell table:number-columns-repeated="2" table:style-name="ce18" office:value-type="string" calcext:value-type="string">
            <text:p>CNPJ: 07.663.140/0008-65</text:p>
          </table:table-cell>
          <table:table-cell table:style-name="ce31" office:value-type="string" calcext:value-type="string">
            <text:p>COTEMINAS S.A. </text:p>
            <text:p>(Projeto Garuba)</text:p>
          </table:table-cell>
          <table:table-cell table:style-name="ce87" office:value-type="float" office:value="26" calcext:value-type="float">
            <text:p>26</text:p>
          </table:table-cell>
          <table:table-cell table:style-name="ce1"/>
          <table:table-cell table:number-columns-repeated="1015"/>
        </table:table-row>
        <table:table-row table:style-name="ro9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4 a 16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tarumã</text:p>
          </table:table-cell>
          <table:table-cell table:style-name="ce27" office:value-type="string" calcext:value-type="string">
            <text:p>CNPJ: 07.688.234/0001-12</text:p>
            <text:p><text:span text:style-name="T5">Sócios</text:span></text:p>
            <text:p><text:span text:style-name="T1">Sílvio Torquato J. Filho </text:span></text:p>
            <text:p><text:span text:style-name="T1">CPF: 219.612.108-86</text:span></text:p>
            <text:p><text:span text:style-name="T1">Elza Leite M. Andrade </text:span></text:p>
            <text:p><text:span text:style-name="T1">CPF: 093.151.808-36</text:span></text:p>
          </table:table-cell>
          <table:table-cell table:style-name="ce27" office:value-type="string" calcext:value-type="string">
            <text:p>CNPJ: 07.688.234/0001-12</text:p>
            <text:p><text:span text:style-name="T5">Sócios</text:span></text:p>
            <text:p><text:span text:style-name="T1">Sílvio Torquato J. Filho </text:span></text:p>
            <text:p><text:span text:style-name="T1">CPF: 219.612.108-86</text:span></text:p>
            <text:p><text:span text:style-name="T1">Elza Leite M. Andrade </text:span></text:p>
            <text:p><text:span text:style-name="T1">CPF: 093.151.808-36</text:span></text:p>
          </table:table-cell>
          <table:table-cell table:style-name="ce31" office:value-type="string" calcext:value-type="string">
            <text:p>Energética do Cerrado Açúcar e Álcool Ltda.</text:p>
          </table:table-cell>
          <table:table-cell table:style-name="ce87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9 a 25/09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elvíria</text:p>
          </table:table-cell>
          <table:table-cell table:number-columns-repeated="2" table:style-name="ce31" office:value-type="string" calcext:value-type="string">
            <text:p>CNPJ: 08.195.108/0001-99</text:p>
          </table:table-cell>
          <table:table-cell table:style-name="ce23" office:value-type="string" calcext:value-type="string">
            <text:p>Luis Felinto da Silva-ME</text:p>
            <text:p>(Carvão São José)</text:p>
          </table:table-cell>
          <table:table-cell table:style-name="ce92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7/06 a 23/06</text:p>
          </table:table-cell>
          <table:table-cell table:style-name="ce48" office:value-type="string" calcext:value-type="string">
            <text:p>MT </text:p>
          </table:table-cell>
          <table:table-cell table:style-name="ce48" office:value-type="string" calcext:value-type="string">
            <text:p>Marcelândia</text:p>
          </table:table-cell>
          <table:table-cell table:number-columns-repeated="2" table:style-name="ce18" office:value-type="string" calcext:value-type="string">
            <text:p>CNPJ: 08.259.718/0001-09</text:p>
          </table:table-cell>
          <table:table-cell table:style-name="ce31" office:value-type="string" calcext:value-type="string">
            <text:p>Sigma Florestal Indústria e Comércio Ltda.</text:p>
          </table:table-cell>
          <table:table-cell table:style-name="ce87" office:value-type="float" office:value="5" calcext:value-type="float">
            <text:p>5</text:p>
          </table:table-cell>
          <table:table-cell table:style-name="ce75" table:number-columns-repeated="1016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9/02 a 12/02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Riachão Das Neves</text:p>
          </table:table-cell>
          <table:table-cell table:number-columns-repeated="2" table:style-name="ce18" office:value-type="string" calcext:value-type="string">
            <text:p>CNPJ: 09.761.172/0001-52</text:p>
          </table:table-cell>
          <table:table-cell table:style-name="ce31" office:value-type="string" calcext:value-type="string">
            <text:p>Fazenda Olinda S/A</text:p>
          </table:table-cell>
          <table:table-cell table:style-name="ce87" office:value-type="float" office:value="15" calcext:value-type="float">
            <text:p>15</text:p>
          </table:table-cell>
          <table:table-cell table:style-name="ce75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8 a 01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Iturama</text:p>
          </table:table-cell>
          <table:table-cell table:number-columns-repeated="2" table:style-name="ce18" office:value-type="string" calcext:value-type="string">
            <text:p>CNPJ: 122.294.15001001</text:p>
          </table:table-cell>
          <table:table-cell table:style-name="ce60" office:value-type="string" calcext:value-type="string">
            <text:p>S.A Usina Coruripe Açúcar e Álcool</text:p>
            <text:p>(Unidade Iturama)</text:p>
          </table:table-cell>
          <table:table-cell table:style-name="ce87" office:value-type="float" office:value="374" calcext:value-type="float">
            <text:p>37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number-columns-repeated="2" table:style-name="ce18" office:value-type="string" calcext:value-type="string">
            <text:p>CNPJ: 14.069.363/0001-98</text:p>
          </table:table-cell>
          <table:table-cell table:style-name="ce31" office:value-type="string" calcext:value-type="string">
            <text:p>De Déa Indústria Comércio e Agropecuária Ltda.</text:p>
            <text:p>(Fazenda São Sebastião) </text:p>
          </table:table-cell>
          <table:table-cell table:style-name="ce87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9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/12 a 11/1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urados</text:p>
          </table:table-cell>
          <table:table-cell table:style-name="ce65" office:value-type="string" calcext:value-type="string">
            <text:p>CNPJ: 26.830.240/0001-07</text:p>
            <text:p><text:span text:style-name="T3">Prorprietários</text:span><text:span text:style-name="T4">:</text:span></text:p>
            <text:p><text:span text:style-name="T1">Augusto Tezelli Netto -CPF: 152.422.939-34</text:span></text:p>
            <text:p><text:span text:style-name="T1">Paulo Paiva Lopes - CPF: 033.568.338-04</text:span></text:p>
            <text:p><text:span text:style-name="T3">Preposto</text:span><text:span text:style-name="T4">:</text:span></text:p>
            <text:p><text:span text:style-name="T1">Joel Pereira Correa - CPF: 022.756.941-53</text:span></text:p>
          </table:table-cell>
          <table:table-cell table:style-name="ce65" office:value-type="string" calcext:value-type="string">
            <text:p>CNPJ: 26.830.240/0001-07</text:p>
            <text:p><text:span text:style-name="T3">Prorprietários</text:span><text:span text:style-name="T4">:</text:span></text:p>
            <text:p><text:span text:style-name="T1">Augusto Tezelli Netto -CPF: 152.422.939-34</text:span></text:p>
            <text:p><text:span text:style-name="T1">Paulo Paiva Lopes - CPF: 033.568.338-04</text:span></text:p>
            <text:p><text:span text:style-name="T3">Preposto</text:span><text:span text:style-name="T4">:</text:span></text:p>
            <text:p><text:span text:style-name="T1">Joel Pereira Correa - CPF: 022.756.941-53</text:span></text:p>
          </table:table-cell>
          <table:table-cell table:style-name="ce18" office:value-type="string" calcext:value-type="string">
            <text:p>Fatisul Indústria e Comércio de Óleos Vegetais Ltda.</text:p>
            <text:p>(Fazenda FATISUL)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30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Igarapava</text:p>
          </table:table-cell>
          <table:table-cell table:number-columns-repeated="2" table:style-name="ce18" office:value-type="string" calcext:value-type="string">
            <text:p>CNPJ: 50.746.577/0009-72</text:p>
          </table:table-cell>
          <table:table-cell table:style-name="ce31" office:value-type="string" calcext:value-type="string">
            <text:p>COSAN S/A - Indústria e Comércio </text:p>
            <text:p>(Unidade Junqueira)</text:p>
          </table:table-cell>
          <table:table-cell table:style-name="ce87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5 a 29/05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Vargem Bonita</text:p>
          </table:table-cell>
          <table:table-cell table:number-columns-repeated="2" table:style-name="ce18" office:value-type="string" calcext:value-type="string">
            <text:p>CNPJ: 78.213.402.0001-61</text:p>
          </table:table-cell>
          <table:table-cell table:style-name="ce31" office:value-type="string" calcext:value-type="string">
            <text:p>Indústria Ervateira Anzolin Ltda.</text:p>
          </table:table-cell>
          <table:table-cell table:style-name="ce87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7 a 11/07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Campina Grande Do Sul</text:p>
          </table:table-cell>
          <table:table-cell table:number-columns-repeated="2" table:style-name="ce18" office:value-type="string" calcext:value-type="string">
            <text:p>CNPJ: 78.231.701/0009-86</text:p>
          </table:table-cell>
          <table:table-cell table:style-name="ce31" office:value-type="string" calcext:value-type="string">
            <text:p>Agro Pastorial Novo Horizonte S/A</text:p>
            <text:p>(Fazenda Capivary)</text:p>
          </table:table-cell>
          <table:table-cell table:style-name="ce87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9/06 a 28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ampina do Simão</text:p>
          </table:table-cell>
          <table:table-cell table:number-columns-repeated="2" table:style-name="ce31" office:value-type="string" calcext:value-type="string">
            <text:p>CNPJ: 82.196.510/0001-40</text:p>
          </table:table-cell>
          <table:table-cell table:style-name="ce31" office:value-type="string" calcext:value-type="string">
            <text:p>Repinho Reflorestadora Madeiras e Compensados Ltda.</text:p>
          </table:table-cell>
          <table:table-cell table:style-name="ce87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7 a 25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Buritizeiro</text:p>
          </table:table-cell>
          <table:table-cell table:number-columns-repeated="2" table:style-name="ce18" office:value-type="string" calcext:value-type="string">
            <text:p>CNPJ: 86.390.234/0001-08</text:p>
          </table:table-cell>
          <table:table-cell table:style-name="ce31" office:value-type="string" calcext:value-type="string">
            <text:p>Cassamassima Indústria e Comércio Ltda.</text:p>
            <text:p>(Fazenda Horto Florestal dos Gerais)</text:p>
          </table:table-cell>
          <table:table-cell table:style-name="ce87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9/09 a 27/09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Petrolândia</text:p>
          </table:table-cell>
          <table:table-cell table:number-columns-repeated="2" table:style-name="ce18" office:value-type="string" calcext:value-type="string">
            <text:p>CNPJ: 94.648.284/0001-70</text:p>
          </table:table-cell>
          <table:table-cell table:style-name="ce31" office:value-type="string" calcext:value-type="string">
            <text:p>Ervateira Tradição da Palmeira Ltda.</text:p>
            <text:p>(Fazendas São Jorge e Nossa Senhora das Graças)</text:p>
          </table:table-cell>
          <table:table-cell table:style-name="ce87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9 a 26/10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São Bento do Tocantins</text:p>
          </table:table-cell>
          <table:table-cell table:style-name="ce18" office:value-type="string" calcext:value-type="string">
            <text:p>Dário de Queiroz Teixeira</text:p>
            <text:p>CNPJ: 07.698.710/0001-86</text:p>
          </table:table-cell>
          <table:table-cell table:style-name="ce18" office:value-type="string" calcext:value-type="string">
            <text:p>Dário de Queiroz Teixeira</text:p>
            <text:p>CNPJ: 07.698.710/0001-86</text:p>
          </table:table-cell>
          <table:table-cell table:style-name="ce31" office:value-type="string" calcext:value-type="string">
            <text:p>Fazenda Jaqueline III</text:p>
            <text:p>(Carvão Vegetal Estrela do Davi)</text:p>
          </table:table-cell>
          <table:table-cell table:style-name="ce87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3/04 a 04/05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São Luiz Gonzaga</text:p>
          </table:table-cell>
          <table:table-cell table:style-name="ce18" office:value-type="string" calcext:value-type="string">
            <text:p>Diego Moura Macedo</text:p>
            <text:p>CPF: 992.103.803-63</text:p>
          </table:table-cell>
          <table:table-cell table:style-name="ce18" office:value-type="string" calcext:value-type="string">
            <text:p>Diego Moura Macedo</text:p>
            <text:p>CPF: 992.103.803-63</text:p>
          </table:table-cell>
          <table:table-cell table:style-name="ce31" office:value-type="string" calcext:value-type="string">
            <text:p>Fazenda Soberana</text:p>
          </table:table-cell>
          <table:table-cell table:style-name="ce87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2/10 a 15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style-name="ce18" office:value-type="string" calcext:value-type="string">
            <text:p>Dirceu Bottega</text:p>
            <text:p>CPF: 159.095.909-44</text:p>
          </table:table-cell>
          <table:table-cell table:style-name="ce18" office:value-type="string" calcext:value-type="string">
            <text:p>Dirceu Bottega</text:p>
            <text:p>CPF: 159.095.909-44</text:p>
          </table:table-cell>
          <table:table-cell table:style-name="ce31" office:value-type="string" calcext:value-type="string">
            <text:p>Fazenda Santa Rosa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Divino Carlos Gomes</text:p>
            <text:p>CPF: 120.713.742-15</text:p>
          </table:table-cell>
          <table:table-cell table:style-name="ce18" office:value-type="string" calcext:value-type="string">
            <text:p>Divino Carlos Gomes</text:p>
            <text:p>CPF: 120.713.742-15</text:p>
          </table:table-cell>
          <table:table-cell table:style-name="ce31" office:value-type="string" calcext:value-type="string">
            <text:p>Fazenda Iha Branca</text:p>
          </table:table-cell>
          <table:table-cell table:style-name="ce87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Edgar Cezar Santana</text:p>
            <text:p>CPF: 092.268.182-15</text:p>
          </table:table-cell>
          <table:table-cell table:style-name="ce18" office:value-type="string" calcext:value-type="string">
            <text:p>Edgar Cezar Santana</text:p>
            <text:p>CPF: 092.268.182-15</text:p>
          </table:table-cell>
          <table:table-cell table:style-name="ce31" office:value-type="string" calcext:value-type="string">
            <text:p>Fazenda Talismã</text:p>
          </table:table-cell>
          <table:table-cell table:style-name="ce87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10 a 3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Edson Gomes Pereira</text:p>
            <text:p>CPF: 523.172.503-04</text:p>
          </table:table-cell>
          <table:table-cell table:style-name="ce18" office:value-type="string" calcext:value-type="string">
            <text:p>Edson Gomes Pereira</text:p>
            <text:p>CPF: 523.172.503-04</text:p>
          </table:table-cell>
          <table:table-cell table:style-name="ce31" office:value-type="string" calcext:value-type="string">
            <text:p>Fazenda Boa Esperança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3 a 23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Eliane Janeti Balestreri</text:p>
            <text:p>CPF: 052.208.839-49</text:p>
          </table:table-cell>
          <table:table-cell table:style-name="ce18" office:value-type="string" calcext:value-type="string">
            <text:p>Eliane Janeti Balestreri</text:p>
            <text:p>CPF: 052.208.839-49</text:p>
          </table:table-cell>
          <table:table-cell table:style-name="ce31" office:value-type="string" calcext:value-type="string">
            <text:p>Fazenda Vitória</text:p>
          </table:table-cell>
          <table:table-cell table:style-name="ce87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ão Domingos do Araguaia</text:p>
          </table:table-cell>
          <table:table-cell table:style-name="ce18" office:value-type="string" calcext:value-type="string">
            <text:p>Emídio Nogueira Filho</text:p>
            <text:p>CPF: 661.389.738-87</text:p>
          </table:table-cell>
          <table:table-cell table:style-name="ce18" office:value-type="string" calcext:value-type="string">
            <text:p>Emídio Nogueira Filho</text:p>
            <text:p>CPF: 661.389.738-87</text:p>
          </table:table-cell>
          <table:table-cell table:style-name="ce31" office:value-type="string" calcext:value-type="string">
            <text:p>Fazenda Aliança</text:p>
          </table:table-cell>
          <table:table-cell table:style-name="ce87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11 a 03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27" office:value-type="string" calcext:value-type="string">
            <text:p>Francisco Alves do Nascimento</text:p>
            <text:p>CPF: 087.341.352-00</text:p>
          </table:table-cell>
          <table:table-cell table:style-name="ce27" office:value-type="string" calcext:value-type="string">
            <text:p>Francisco Alves do Nascimento</text:p>
            <text:p>CPF: 087.341.352-00</text:p>
          </table:table-cell>
          <table:table-cell table:style-name="ce31" office:value-type="string" calcext:value-type="string">
            <text:p>Fazenda Cajueiro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2 a 19/1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Codó</text:p>
          </table:table-cell>
          <table:table-cell table:style-name="ce18" office:value-type="string" calcext:value-type="string">
            <text:p>Francisco Antélius Servulo Vaz</text:p>
            <text:p>CPF: 080.277.733-34</text:p>
          </table:table-cell>
          <table:table-cell table:style-name="ce18" office:value-type="string" calcext:value-type="string">
            <text:p>Francisco Antélius Servulo Vaz</text:p>
            <text:p>CPF: 080.277.733-34</text:p>
          </table:table-cell>
          <table:table-cell table:style-name="ce31" office:value-type="string" calcext:value-type="string">
            <text:p>Fazenda CEAP</text:p>
            <text:p>(Marcia Carla)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Francisco Gomes de Almeida</text:p>
            <text:p>CPF: 155.530.432-04</text:p>
          </table:table-cell>
          <table:table-cell table:style-name="ce18" office:value-type="string" calcext:value-type="string">
            <text:p>Francisco Gomes de Almeida</text:p>
            <text:p>CPF: 155.530.432-04</text:p>
          </table:table-cell>
          <table:table-cell table:style-name="ce31" office:value-type="string" calcext:value-type="string">
            <text:p>Fazenda Pontal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lestina Do Pará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31" office:value-type="string" calcext:value-type="string">
            <text:p>Fazenda Índia-açu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4 a 26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nã</text:p>
          </table:table-cell>
          <table:table-cell table:style-name="ce18" office:value-type="string" calcext:value-type="string">
            <text:p>Francisco Tude de Melo Neto</text:p>
            <text:p>CPF: 005.259.104-25</text:p>
          </table:table-cell>
          <table:table-cell table:style-name="ce18" office:value-type="string" calcext:value-type="string">
            <text:p>Francisco Tude de Melo Neto</text:p>
            <text:p>CPF: 005.259.104-25</text:p>
          </table:table-cell>
          <table:table-cell table:style-name="ce31" office:value-type="string" calcext:value-type="string">
            <text:p>Fazenda Vista Alegre</text:p>
          </table:table-cell>
          <table:table-cell table:style-name="ce87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9/04 a 18/04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Brasnorte</text:p>
          </table:table-cell>
          <table:table-cell table:style-name="ce18" office:value-type="string" calcext:value-type="string">
            <text:p>Gilson Muller Berneck</text:p>
            <text:p>CPF: 000.960.599-15</text:p>
          </table:table-cell>
          <table:table-cell table:style-name="ce18" office:value-type="string" calcext:value-type="string">
            <text:p>Gilson Muller Berneck</text:p>
            <text:p>CPF: 000.960.599-15</text:p>
          </table:table-cell>
          <table:table-cell table:style-name="ce31" office:value-type="string" calcext:value-type="string">
            <text:p>Fazendas Paraná e São Bernardo</text:p>
          </table:table-cell>
          <table:table-cell table:style-name="ce87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<text:s/>a 08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Castanheira</text:p>
          </table:table-cell>
          <table:table-cell table:style-name="ce18" office:value-type="string" calcext:value-type="string">
            <text:p>Hirohisha Nobushige</text:p>
            <text:p>CPF: 036.415.622-87</text:p>
          </table:table-cell>
          <table:table-cell table:style-name="ce18" office:value-type="string" calcext:value-type="string">
            <text:p>Hirohisha Nobushige</text:p>
            <text:p>CPF: 036.415.622-87</text:p>
          </table:table-cell>
          <table:table-cell table:style-name="ce77" office:value-type="string" calcext:value-type="string">
            <text:p>Fazenda do Giró</text:p>
            <text:p>(Pimental do Giró)</text:p>
          </table:table-cell>
          <table:table-cell table:style-name="ce87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3 a 04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Humberto Eustáquio de Queiroz</text:p>
            <text:p>CPF: 078.243.006-68</text:p>
          </table:table-cell>
          <table:table-cell table:style-name="ce18" office:value-type="string" calcext:value-type="string">
            <text:p>Humberto Eustáquio de Queiroz</text:p>
            <text:p>CPF: 078.243.006-68</text:p>
          </table:table-cell>
          <table:table-cell table:style-name="ce31" office:value-type="string" calcext:value-type="string">
            <text:p>Fazenda Rio Grande</text:p>
          </table:table-cell>
          <table:table-cell table:style-name="ce87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Ivan Rocha Medrado</text:p>
            <text:p>CPF: 131.827.905-44</text:p>
          </table:table-cell>
          <table:table-cell table:style-name="ce18" office:value-type="string" calcext:value-type="string">
            <text:p>Ivan Rocha Medrado</text:p>
            <text:p>CPF: 131.827.905-44</text:p>
          </table:table-cell>
          <table:table-cell table:style-name="ce31" office:value-type="string" calcext:value-type="string">
            <text:p>Fazendas Coitadinha, Curiango e 80 Alqueires</text:p>
          </table:table-cell>
          <table:table-cell table:style-name="ce87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05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Jerômino Aparecido de Freitas</text:p>
            <text:p>CPF: 205.703.178-00</text:p>
          </table:table-cell>
          <table:table-cell table:style-name="ce18" office:value-type="string" calcext:value-type="string">
            <text:p>Jerômino Aparecido de Freitas</text:p>
            <text:p>CPF: 205.703.178-00</text:p>
          </table:table-cell>
          <table:table-cell table:style-name="ce31" office:value-type="string" calcext:value-type="string">
            <text:p>Fazenda Meu Xodó</text:p>
          </table:table-cell>
          <table:table-cell table:style-name="ce87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3 a 23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Ulianópolis</text:p>
          </table:table-cell>
          <table:table-cell table:style-name="ce18" office:value-type="string" calcext:value-type="string">
            <text:p>João Antônio de Farias</text:p>
            <text:p>CPF: 014.578.532-72</text:p>
          </table:table-cell>
          <table:table-cell table:style-name="ce18" office:value-type="string" calcext:value-type="string">
            <text:p>João Antônio de Farias</text:p>
            <text:p>CPF: 014.578.532-72</text:p>
          </table:table-cell>
          <table:table-cell table:style-name="ce31" office:value-type="string" calcext:value-type="string">
            <text:p>Fazenda Minas Gerais</text:p>
          </table:table-cell>
          <table:table-cell table:style-name="ce87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5 a 19/05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ela Vista</text:p>
          </table:table-cell>
          <table:table-cell table:style-name="ce18" office:value-type="string" calcext:value-type="string">
            <text:p>João Feitosa de Macedo</text:p>
            <text:p>CPF: 012.821.073-72</text:p>
          </table:table-cell>
          <table:table-cell table:style-name="ce18" office:value-type="string" calcext:value-type="string">
            <text:p>João Feitosa de Macedo</text:p>
            <text:p>CPF: 012.821.073-72</text:p>
          </table:table-cell>
          <table:table-cell table:style-name="ce31" office:value-type="string" calcext:value-type="string">
            <text:p>Fazenda J. Macedo</text:p>
          </table:table-cell>
          <table:table-cell table:style-name="ce87" office:value-type="float" office:value="17" calcext:value-type="float">
            <text:p>1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/12 a 11/1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urados</text:p>
          </table:table-cell>
          <table:table-cell table:style-name="ce65" office:value-type="string" calcext:value-type="string">
            <text:p>Joel Ferreira Corrêa</text:p>
            <text:p>CPF: 022.756.941-53</text:p>
          </table:table-cell>
          <table:table-cell table:style-name="ce65" office:value-type="string" calcext:value-type="string">
            <text:p>Joel Ferreira Corrêa</text:p>
            <text:p>CPF: 022.756.941-53</text:p>
          </table:table-cell>
          <table:table-cell table:style-name="ce18" office:value-type="string" calcext:value-type="string">
            <text:p>Fazenda Cedro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2 a 16/0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18" office:value-type="string" calcext:value-type="string">
            <text:p>Jorge Eduardo Machado Tavares</text:p>
            <text:p>CPF: 045.173.345-20</text:p>
          </table:table-cell>
          <table:table-cell table:style-name="ce18" office:value-type="string" calcext:value-type="string">
            <text:p>Jorge Eduardo Machado Tavares</text:p>
            <text:p>CPF: 045.173.345-20</text:p>
          </table:table-cell>
          <table:table-cell table:style-name="ce31" office:value-type="string" calcext:value-type="string">
            <text:p>Fazenda Mirabela II</text:p>
          </table:table-cell>
          <table:table-cell table:style-name="ce87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05 a 15/05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José Alípio Fernandes da Silveira</text:p>
            <text:p>CPF:  307.298.740-87</text:p>
          </table:table-cell>
          <table:table-cell table:style-name="ce18" office:value-type="string" calcext:value-type="string">
            <text:p>José Alípio Fernandes da Silveira</text:p>
            <text:p>CPF:  307.298.740-87</text:p>
          </table:table-cell>
          <table:table-cell table:style-name="ce31" office:value-type="string" calcext:value-type="string">
            <text:p>Fazenda Bananal</text:p>
          </table:table-cell>
          <table:table-cell table:style-name="ce87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aião</text:p>
          </table:table-cell>
          <table:table-cell table:style-name="ce18" office:value-type="string" calcext:value-type="string">
            <text:p>José Arismar Chaves</text:p>
            <text:p>CPF: 663.766.613-00</text:p>
          </table:table-cell>
          <table:table-cell table:style-name="ce18" office:value-type="string" calcext:value-type="string">
            <text:p>José Arismar Chaves</text:p>
            <text:p>CPF: 663.766.613-00</text:p>
          </table:table-cell>
          <table:table-cell table:style-name="ce31" office:value-type="string" calcext:value-type="string">
            <text:p>Fazenda Cruzeiro do Sul</text:p>
          </table:table-cell>
          <table:table-cell table:style-name="ce87" office:value-type="float" office:value="29" calcext:value-type="float">
            <text:p>2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José de Oliveira Lima</text:p>
            <text:p>CPF: 110.902.001-53</text:p>
          </table:table-cell>
          <table:table-cell table:style-name="ce18" office:value-type="string" calcext:value-type="string">
            <text:p>José de Oliveira Lima</text:p>
            <text:p>CPF: 110.902.001-53</text:p>
          </table:table-cell>
          <table:table-cell table:style-name="ce31" office:value-type="string" calcext:value-type="string">
            <text:p>Fazenda Sempre Verde</text:p>
          </table:table-cell>
          <table:table-cell table:style-name="ce87" office:value-type="float" office:value="11" calcext:value-type="float">
            <text:p>11</text:p>
          </table:table-cell>
          <table:table-cell table:style-name="ce75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Trindade</text:p>
          </table:table-cell>
          <table:table-cell table:style-name="ce31" office:value-type="string" calcext:value-type="string">
            <text:p>José Emídio Vaz</text:p>
            <text:p>CPF: 025.302.951-15</text:p>
          </table:table-cell>
          <table:table-cell table:style-name="ce31" office:value-type="string" calcext:value-type="string">
            <text:p>José Emídio Vaz</text:p>
            <text:p>CPF: 025.302.951-15</text:p>
          </table:table-cell>
          <table:table-cell table:style-name="ce31" office:value-type="string" calcext:value-type="string">
            <text:p>Fazenda Santa Maria</text:p>
          </table:table-cell>
          <table:table-cell table:style-name="ce87" office:value-type="float" office:value="65" calcext:value-type="float">
            <text:p>65</text:p>
          </table:table-cell>
          <table:table-cell table:style-name="ce75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José Gomes dos Santos Neto</text:p>
            <text:p>CPF: 023.090.564-13</text:p>
          </table:table-cell>
          <table:table-cell table:style-name="ce18" office:value-type="string" calcext:value-type="string">
            <text:p>José Gomes dos Santos Neto</text:p>
            <text:p>CPF: 023.090.564-13</text:p>
          </table:table-cell>
          <table:table-cell table:style-name="ce31"/>
          <table:table-cell table:style-name="ce87" office:value-type="float" office:value="7" calcext:value-type="float">
            <text:p>7</text:p>
          </table:table-cell>
          <table:table-cell table:style-name="ce75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5 a 31/05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Beberibe</text:p>
          </table:table-cell>
          <table:table-cell table:style-name="ce18" office:value-type="string" calcext:value-type="string">
            <text:p>José Nilo Dourado-ME</text:p>
            <text:p>CNPJ: 02.930.365/0001-40</text:p>
          </table:table-cell>
          <table:table-cell table:style-name="ce18" office:value-type="string" calcext:value-type="string">
            <text:p>José Nilo Dourado-ME</text:p>
            <text:p>CNPJ: 02.930.365/0001-40</text:p>
          </table:table-cell>
          <table:table-cell table:style-name="ce31" office:value-type="string" calcext:value-type="string">
            <text:p>Fazendas Pirangi e Três Marias </text:p>
          </table:table-cell>
          <table:table-cell table:style-name="ce87" office:value-type="float" office:value="15" calcext:value-type="float">
            <text:p>15</text:p>
          </table:table-cell>
          <table:table-cell table:style-name="ce75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2/10 a 11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João do Manhuaçu</text:p>
          </table:table-cell>
          <table:table-cell table:style-name="ce18" office:value-type="string" calcext:value-type="string">
            <text:p>José Pereira Miranda</text:p>
            <text:p>CPF: 029.745.097-20</text:p>
          </table:table-cell>
          <table:table-cell table:style-name="ce18" office:value-type="string" calcext:value-type="string">
            <text:p>José Pereira Miranda</text:p>
            <text:p>CPF: 029.745.097-20</text:p>
          </table:table-cell>
          <table:table-cell table:style-name="ce31" office:value-type="string" calcext:value-type="string">
            <text:p>Córrego Caratinga</text:p>
          </table:table-cell>
          <table:table-cell table:style-name="ce87" office:value-type="float" office:value="22" calcext:value-type="float">
            <text:p>2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2 a 19/12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Capinzal do Norte</text:p>
          </table:table-cell>
          <table:table-cell table:style-name="ce18" office:value-type="string" calcext:value-type="string">
            <text:p>José Rodrigues dos Santos</text:p>
            <text:p>CPF: 021.651.635-87</text:p>
          </table:table-cell>
          <table:table-cell table:style-name="ce18" office:value-type="string" calcext:value-type="string">
            <text:p>José Rodrigues dos Santos</text:p>
            <text:p>CPF: 021.651.635-87</text:p>
          </table:table-cell>
          <table:table-cell table:style-name="ce31" office:value-type="string" calcext:value-type="string">
            <text:p>Fazenda Ilha/Veneza</text:p>
          </table:table-cell>
          <table:table-cell table:style-name="ce87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18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Juvelínia</text:p>
          </table:table-cell>
          <table:table-cell table:style-name="ce18" office:value-type="string" calcext:value-type="string">
            <text:p>José Soares Cordeiro</text:p>
            <text:p>CPF: 041.927.536-34</text:p>
          </table:table-cell>
          <table:table-cell table:style-name="ce18" office:value-type="string" calcext:value-type="string">
            <text:p>José Soares Cordeiro</text:p>
            <text:p>CPF: 041.927.536-34</text:p>
          </table:table-cell>
          <table:table-cell table:style-name="ce31" office:value-type="string" calcext:value-type="string">
            <text:p>Fazenda Itapoã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10 a 30/10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Porto Murtinho</text:p>
          </table:table-cell>
          <table:table-cell table:style-name="ce18" office:value-type="string" calcext:value-type="string">
            <text:p>José Teodoro de Paulo Sobrinho</text:p>
            <text:p>CPF: 445.030.161-72</text:p>
          </table:table-cell>
          <table:table-cell table:style-name="ce18" office:value-type="string" calcext:value-type="string">
            <text:p>José Teodoro de Paulo Sobrinho</text:p>
            <text:p>CPF: 445.030.161-72</text:p>
          </table:table-cell>
          <table:table-cell table:style-name="ce31" office:value-type="string" calcext:value-type="string">
            <text:p>Fazenda São Felipe</text:p>
          </table:table-cell>
          <table:table-cell table:style-name="ce87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9 a 26/10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ampos Lindos</text:p>
          </table:table-cell>
          <table:table-cell table:style-name="ce18" office:value-type="string" calcext:value-type="string">
            <text:p>Lauro de Freitas Lems</text:p>
            <text:p>CPF: 460.714.076-72</text:p>
          </table:table-cell>
          <table:table-cell table:style-name="ce18" office:value-type="string" calcext:value-type="string">
            <text:p>Lauro de Freitas Lems</text:p>
            <text:p>CPF: 460.714.076-72</text:p>
          </table:table-cell>
          <table:table-cell table:style-name="ce31" office:value-type="string" calcext:value-type="string">
            <text:p>Fazenda Angico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5 a 28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Uruará</text:p>
          </table:table-cell>
          <table:table-cell table:style-name="ce18" office:value-type="string" calcext:value-type="string">
            <text:p>Leones Wojcik</text:p>
            <text:p>CPF: 298.853.029-72</text:p>
          </table:table-cell>
          <table:table-cell table:style-name="ce18" office:value-type="string" calcext:value-type="string">
            <text:p>Leones Wojcik</text:p>
            <text:p>CPF: 298.853.029-72</text:p>
          </table:table-cell>
          <table:table-cell table:style-name="ce31" office:value-type="string" calcext:value-type="string">
            <text:p>Fazenda sem nome</text:p>
            <text:p>(Gleba Pacoval)</text:p>
          </table:table-cell>
          <table:table-cell table:style-name="ce87" office:value-type="float" office:value="35" calcext:value-type="float">
            <text:p>3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3 a 20/03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Uruçui</text:p>
          </table:table-cell>
          <table:table-cell table:style-name="ce18" office:value-type="string" calcext:value-type="string">
            <text:p>Lírio Antônio Parisotto</text:p>
            <text:p>CPF: 213.676.129-34</text:p>
          </table:table-cell>
          <table:table-cell table:style-name="ce18" office:value-type="string" calcext:value-type="string">
            <text:p>Lírio Antônio Parisotto</text:p>
            <text:p>CPF: 213.676.129-34</text:p>
          </table:table-cell>
          <table:table-cell table:style-name="ce31" office:value-type="string" calcext:value-type="string">
            <text:p>Fazenda Lírio Antônio Parisotto</text:p>
          </table:table-cell>
          <table:table-cell table:style-name="ce87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12 a 20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Luis Carlos Reis</text:p>
            <text:p>CPF: 023.266108</text:p>
          </table:table-cell>
          <table:table-cell table:style-name="ce18" office:value-type="string" calcext:value-type="string">
            <text:p>Luis Carlos Reis</text:p>
            <text:p>CPF: 023.266108</text:p>
          </table:table-cell>
          <table:table-cell table:style-name="ce65" office:value-type="string" calcext:value-type="string">
            <text:p>Fazenda Santa Maria</text:p>
          </table:table-cell>
          <table:table-cell table:style-name="ce87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06 a 23/06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jo Grande do Araguaia</text:p>
          </table:table-cell>
          <table:table-cell table:style-name="ce18" office:value-type="string" calcext:value-type="string">
            <text:p>Luiz Caetano da Silva</text:p>
            <text:p>CPF: 103.254.173-34</text:p>
          </table:table-cell>
          <table:table-cell table:style-name="ce18" office:value-type="string" calcext:value-type="string">
            <text:p>Luiz Caetano da Silva</text:p>
            <text:p>CPF: 103.254.173-34</text:p>
          </table:table-cell>
          <table:table-cell table:style-name="ce31" office:value-type="string" calcext:value-type="string">
            <text:p>Fazenda São José</text:p>
          </table:table-cell>
          <table:table-cell table:style-name="ce87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Manoel Trigueiro dos Santos Filho</text:p>
            <text:p>CPF: 840.302.754-00</text:p>
          </table:table-cell>
          <table:table-cell table:style-name="ce18" office:value-type="string" calcext:value-type="string">
            <text:p>Manoel Trigueiro dos Santos Filho</text:p>
            <text:p>CPF: 840.302.754-00</text:p>
          </table:table-cell>
          <table:table-cell table:style-name="ce31"/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28/03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nanás</text:p>
          </table:table-cell>
          <table:table-cell table:style-name="ce18" office:value-type="string" calcext:value-type="string">
            <text:p>Marco Antônio Andrade Barbosa</text:p>
            <text:p>CPF: 181.929.206-15</text:p>
          </table:table-cell>
          <table:table-cell table:style-name="ce18" office:value-type="string" calcext:value-type="string">
            <text:p>Marco Antônio Andrade Barbosa</text:p>
            <text:p>CPF: 181.929.206-15</text:p>
          </table:table-cell>
          <table:table-cell table:style-name="ce31" office:value-type="string" calcext:value-type="string">
            <text:p>Fazenda Guanabara</text:p>
          </table:table-cell>
          <table:table-cell table:style-name="ce87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7/06 a 11/07</text:p>
          </table:table-cell>
          <table:table-cell table:style-name="ce48" office:value-type="string" calcext:value-type="string">
            <text:p>MG</text:p>
          </table:table-cell>
          <table:table-cell table:style-name="ce54" office:value-type="string" calcext:value-type="string">
            <text:p>Unaí</text:p>
          </table:table-cell>
          <table:table-cell table:style-name="ce18" office:value-type="string" calcext:value-type="string">
            <text:p>Marcos Antônio dos Reis Soares</text:p>
            <text:p>CPF: 944.245.606-78</text:p>
          </table:table-cell>
          <table:table-cell table:style-name="ce18" office:value-type="string" calcext:value-type="string">
            <text:p>Marcos Antônio dos Reis Soares</text:p>
            <text:p>CPF: 944.245.606-78</text:p>
          </table:table-cell>
          <table:table-cell table:style-name="ce31" office:value-type="string" calcext:value-type="string">
            <text:p>Fazenda São José da Veredinha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11 a 30/11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Bandeirantes</text:p>
          </table:table-cell>
          <table:table-cell table:style-name="ce18" office:value-type="string" calcext:value-type="string">
            <text:p>Mayto Baptista de Rezende</text:p>
            <text:p>CPF: 034.209.006-27</text:p>
          </table:table-cell>
          <table:table-cell table:style-name="ce18" office:value-type="string" calcext:value-type="string">
            <text:p>Mayto Baptista de Rezende</text:p>
            <text:p>CPF: 034.209.006-27</text:p>
          </table:table-cell>
          <table:table-cell table:style-name="ce31" office:value-type="string" calcext:value-type="string">
            <text:p>Fazenda Mimosa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Miguel Gomes Filho</text:p>
            <text:p>CPF: 066.174.412-49</text:p>
          </table:table-cell>
          <table:table-cell table:style-name="ce18" office:value-type="string" calcext:value-type="string">
            <text:p>Miguel Gomes Filho</text:p>
            <text:p>CPF: 066.174.412-49</text:p>
          </table:table-cell>
          <table:table-cell table:style-name="ce31" office:value-type="string" calcext:value-type="string">
            <text:p>Fazenda do Miguelito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05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Milton Martins da Costa</text:p>
            <text:p>CPF: 129.420.657-53</text:p>
          </table:table-cell>
          <table:table-cell table:style-name="ce18" office:value-type="string" calcext:value-type="string">
            <text:p>Milton Martins da Costa</text:p>
            <text:p>CPF: 129.420.657-53</text:p>
          </table:table-cell>
          <table:table-cell table:style-name="ce31" office:value-type="string" calcext:value-type="string">
            <text:p>Fazenda Tocantins</text:p>
            <text:p>(Faz. São Carlos)</text:p>
          </table:table-cell>
          <table:table-cell table:style-name="ce87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5 a 26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Nei Amâncio da Costa</text:p>
            <text:p>CPF:  CPF: 900.601.486-91</text:p>
          </table:table-cell>
          <table:table-cell table:style-name="ce18" office:value-type="string" calcext:value-type="string">
            <text:p>Nei Amâncio da Costa</text:p>
            <text:p>CPF:  CPF: 900.601.486-91</text:p>
          </table:table-cell>
          <table:table-cell table:style-name="ce31" office:value-type="string" calcext:value-type="string">
            <text:p>Fazenda Progresso</text:p>
          </table:table-cell>
          <table:table-cell table:style-name="ce87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06 a 23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Nivaldo Barbosa de Brito</text:p>
            <text:p>CPF: 291.805.382-15</text:p>
          </table:table-cell>
          <table:table-cell table:style-name="ce18" office:value-type="string" calcext:value-type="string">
            <text:p>Nivaldo Barbosa de Brito</text:p>
            <text:p>CPF: 291.805.382-15</text:p>
          </table:table-cell>
          <table:table-cell table:style-name="ce31" office:value-type="string" calcext:value-type="string">
            <text:p>Fazenda Ladeirão</text:p>
          </table:table-cell>
          <table:table-cell table:style-name="ce87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9 a 25/09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elvíria</text:p>
          </table:table-cell>
          <table:table-cell table:style-name="ce31" office:value-type="string" calcext:value-type="string">
            <text:p>Odier Alves de Freitas</text:p>
            <text:p>CPF: 446.239.841-68</text:p>
          </table:table-cell>
          <table:table-cell table:style-name="ce31" office:value-type="string" calcext:value-type="string">
            <text:p>Odier Alves de Freitas</text:p>
            <text:p>CPF: 446.239.841-68</text:p>
          </table:table-cell>
          <table:table-cell table:style-name="ce23" office:value-type="string" calcext:value-type="string">
            <text:p>Fazenda Caiçara III</text:p>
            <text:p>(Carvoaria)</text:p>
          </table:table-cell>
          <table:table-cell table:style-name="ce92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style-name="ce18" office:value-type="string" calcext:value-type="string">
            <text:p>Oeson Oséas de Macedo</text:p>
            <text:p>CPF: 212.239.202-91</text:p>
          </table:table-cell>
          <table:table-cell table:style-name="ce18" office:value-type="string" calcext:value-type="string">
            <text:p>Oeson Oséas de Macedo</text:p>
            <text:p>CPF: 212.239.202-91</text:p>
          </table:table-cell>
          <table:table-cell table:style-name="ce31" office:value-type="string" calcext:value-type="string">
            <text:p>Fazenda Ozivel</text:p>
          </table:table-cell>
          <table:table-cell table:style-name="ce88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27/10</text:p>
          </table:table-cell>
          <table:table-cell table:style-name="ce48" office:value-type="string" calcext:value-type="string">
            <text:p>MT </text:p>
          </table:table-cell>
          <table:table-cell table:style-name="ce54" office:value-type="string" calcext:value-type="string">
            <text:p>Porto Dos Gaúchos</text:p>
          </table:table-cell>
          <table:table-cell table:style-name="ce18" office:value-type="string" calcext:value-type="string">
            <text:p>Olavo Demari Webber</text:p>
            <text:p>CPF:213.734.340-15</text:p>
          </table:table-cell>
          <table:table-cell table:style-name="ce18" office:value-type="string" calcext:value-type="string">
            <text:p>Olavo Demari Webber</text:p>
            <text:p>CPF:213.734.340-15</text:p>
          </table:table-cell>
          <table:table-cell table:style-name="ce31" office:value-type="string" calcext:value-type="string">
            <text:p>Fazenda Boa Sorte</text:p>
          </table:table-cell>
          <table:table-cell table:style-name="ce87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11/06 a 17/11/06</text:p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Osvaldino dos Anjos de Souza</text:p>
            <text:p>CPF: 129.003.543-34</text:p>
          </table:table-cell>
          <table:table-cell table:style-name="ce18" office:value-type="string" calcext:value-type="string">
            <text:p>Osvaldino dos Anjos de Souza</text:p>
            <text:p>CPF: 129.003.543-34</text:p>
          </table:table-cell>
          <table:table-cell table:style-name="ce31" office:value-type="string" calcext:value-type="string">
            <text:p>Carvoaria do Osvaldino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5 a 02/06</text:p>
            <text:p>13/08 a 24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oure</text:p>
          </table:table-cell>
          <table:table-cell table:style-name="ce18" office:value-type="string" calcext:value-type="string">
            <text:p>Ovídio Octávio Pamplona Lobato</text:p>
            <text:p>CPF: 008.492.602-30</text:p>
          </table:table-cell>
          <table:table-cell table:style-name="ce18" office:value-type="string" calcext:value-type="string">
            <text:p>Ovídio Octávio Pamplona Lobato</text:p>
            <text:p>CPF: 008.492.602-30</text:p>
          </table:table-cell>
          <table:table-cell table:style-name="ce31" office:value-type="string" calcext:value-type="string">
            <text:p>Fazenda Santa Maria</text:p>
          </table:table-cell>
          <table:table-cell table:style-name="ce87" office:value-type="float" office:value="30" calcext:value-type="float">
            <text:p>3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03/07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Aquidauana</text:p>
          </table:table-cell>
          <table:table-cell table:style-name="ce61" office:value-type="string" calcext:value-type="string">
            <text:p>Paulo Rogério Sumaia</text:p>
            <text:p>CPF: 087.860.918-08</text:p>
          </table:table-cell>
          <table:table-cell table:style-name="ce61" office:value-type="string" calcext:value-type="string">
            <text:p>Paulo Rogério Sumaia</text:p>
            <text:p>CPF: 087.860.918-08</text:p>
          </table:table-cell>
          <table:table-cell table:style-name="ce41" office:value-type="string" calcext:value-type="string">
            <text:p>Fazenda Pouso Alto</text:p>
          </table:table-cell>
          <table:table-cell table:style-name="ce87" office:value-type="float" office:value="33" calcext:value-type="float">
            <text:p>33</text:p>
          </table:table-cell>
          <table:table-cell table:style-name="ce1"/>
          <table:table-cell table:number-columns-repeated="1015"/>
        </table:table-row>
        <table:table-row table:style-name="ro8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azabrantes</text:p>
          </table:table-cell>
          <table:table-cell table:style-name="ce67" office:value-type="string" calcext:value-type="string">
            <text:p>Proprietário<text:span text:style-name="T1"> (Faz. Barra do Capoeirão)</text:span></text:p>
            <text:p><text:span text:style-name="T1">José Essado Neto-CPF: 015.866.531-72</text:span></text:p>
            <text:p><text:span text:style-name="T3">Proprietário</text:span><text:span text:style-name="T4"> (Faz. Sta Inês)</text:span></text:p>
            <text:p><text:span text:style-name="T1">Luiz César C. Monteiro-CPF:319.833.161-72</text:span></text:p>
            <text:p><text:span text:style-name="T5">Parceiros</text:span></text:p>
            <text:p><text:span text:style-name="T1">CONIEXPRESS S/A - Indústrias Alimentícias</text:span></text:p>
            <text:p><text:span text:style-name="T1">(QUERO Alimentos)</text:span></text:p>
            <text:p><text:span text:style-name="T1">CNPJ: 50.955.707/0004-72</text:span></text:p>
            <text:p><text:span text:style-name="T1">Evandro Soares da Silva-CPF:189.683.251-20</text:span></text:p>
            <text:p><text:span text:style-name="T1">Dilmário Alves Pereira- CPF: 641.667.241-34</text:span></text:p>
          </table:table-cell>
          <table:table-cell table:style-name="ce67" office:value-type="string" calcext:value-type="string">
            <text:p>Proprietário<text:span text:style-name="T1"> (Faz. Barra do Capoeirão)</text:span></text:p>
            <text:p><text:span text:style-name="T1">José Essado Neto-CPF: 015.866.531-72</text:span></text:p>
            <text:p><text:span text:style-name="T3">Proprietário</text:span><text:span text:style-name="T4"> (Faz. Sta Inês)</text:span></text:p>
            <text:p><text:span text:style-name="T1">Luiz César C. Monteiro-CPF:319.833.161-72</text:span></text:p>
            <text:p><text:span text:style-name="T5">Parceiros</text:span></text:p>
            <text:p><text:span text:style-name="T1">CONIEXPRESS S/A - Indústrias Alimentícias</text:span></text:p>
            <text:p><text:span text:style-name="T1">(QUERO Alimentos)</text:span></text:p>
            <text:p><text:span text:style-name="T1">CNPJ: 50.955.707/0004-72</text:span></text:p>
            <text:p><text:span text:style-name="T1">Evandro Soares da Silva-CPF:189.683.251-20</text:span></text:p>
            <text:p><text:span text:style-name="T1">Dilmário Alves Pereira- CPF: 641.667.241-34</text:span></text:p>
          </table:table-cell>
          <table:table-cell table:style-name="ce31" office:value-type="string" calcext:value-type="string">
            <text:p>Fazenda Barra do Capoeirão </text:p>
            <text:p>e</text:p>
            <text:p>Fazenda Santa Inês</text:p>
          </table:table-cell>
          <table:table-cell table:style-name="ce87" office:value-type="float" office:value="181" calcext:value-type="float">
            <text:p>181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28/03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Xambioá</text:p>
          </table:table-cell>
          <table:table-cell table:style-name="ce18" office:value-type="string" calcext:value-type="string">
            <text:p>Raimundo Nonato de Pinho Filho</text:p>
            <text:p>CPF: 131.447.406-59</text:p>
          </table:table-cell>
          <table:table-cell table:style-name="ce18" office:value-type="string" calcext:value-type="string">
            <text:p>Raimundo Nonato de Pinho Filho</text:p>
            <text:p>CPF: 131.447.406-59</text:p>
          </table:table-cell>
          <table:table-cell table:style-name="ce31" office:value-type="string" calcext:value-type="string">
            <text:p>Fazenda São Carlos</text:p>
            <text:p>ou</text:p>
            <text:p>Fazenda Caçula</text:p>
          </table:table-cell>
          <table:table-cell table:style-name="ce87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4 a 26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Dois Irmãos do Tocantins</text:p>
          </table:table-cell>
          <table:table-cell table:style-name="ce18" office:value-type="string" calcext:value-type="string">
            <text:p>Reflorestar Comércio Atacadista de Produtos Florestais Ltda.</text:p>
            <text:p>CNPJ: 07.674.312/0001-20</text:p>
          </table:table-cell>
          <table:table-cell table:style-name="ce18" office:value-type="string" calcext:value-type="string">
            <text:p>Reflorestar Comércio Atacadista de Produtos Florestais Ltda.</text:p>
            <text:p>CNPJ: 07.674.312/0001-20</text:p>
          </table:table-cell>
          <table:table-cell table:style-name="ce31" office:value-type="string" calcext:value-type="string">
            <text:p>Fazenda Ouro Verde</text:p>
          </table:table-cell>
          <table:table-cell table:style-name="ce87" office:value-type="float" office:value="21" calcext:value-type="float">
            <text:p>2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3 a 17/03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Régis Francisco Ceolin</text:p>
            <text:p>CPF: 438.282.480-04</text:p>
          </table:table-cell>
          <table:table-cell table:style-name="ce18" office:value-type="string" calcext:value-type="string">
            <text:p>Régis Francisco Ceolin</text:p>
            <text:p>CPF: 438.282.480-04</text:p>
          </table:table-cell>
          <table:table-cell table:style-name="ce26" office:value-type="string" calcext:value-type="string">
            <text:p>Condomínio Agropecuário Ceolin</text:p>
          </table:table-cell>
          <table:table-cell table:style-name="ce87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7/02 a 10/03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Barreiras</text:p>
          </table:table-cell>
          <table:table-cell table:style-name="ce18" office:value-type="string" calcext:value-type="string">
            <text:p>Ricardo Ferrigno Teixeira e outros</text:p>
            <text:p>CPF: 130225228-35</text:p>
          </table:table-cell>
          <table:table-cell table:style-name="ce18" office:value-type="string" calcext:value-type="string">
            <text:p>Ricardo Ferrigno Teixeira e outros</text:p>
            <text:p>CPF: 130225228-35</text:p>
          </table:table-cell>
          <table:table-cell table:style-name="ce26" office:value-type="string" calcext:value-type="string">
            <text:p>Fazenda Campo Aberto</text:p>
          </table:table-cell>
          <table:table-cell table:style-name="ce87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11 a 28/11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Cacequi</text:p>
          </table:table-cell>
          <table:table-cell table:style-name="ce18" office:value-type="string" calcext:value-type="string">
            <text:p>Ricardo Peralta Pelegrine</text:p>
            <text:p>CNPJ: 06.916.320/0001-72</text:p>
          </table:table-cell>
          <table:table-cell table:style-name="ce18" office:value-type="string" calcext:value-type="string">
            <text:p>Ricardo Peralta Pelegrine</text:p>
            <text:p>CNPJ: 06.916.320/0001-72</text:p>
          </table:table-cell>
          <table:table-cell table:style-name="ce26"/>
          <table:table-cell table:style-name="ce87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Romildo Contarini </text:p>
            <text:p>CPF: 215.712.607-49</text:p>
          </table:table-cell>
          <table:table-cell table:style-name="ce18" office:value-type="string" calcext:value-type="string">
            <text:p>Romildo Contarini </text:p>
            <text:p>CPF: 215.712.607-49</text:p>
          </table:table-cell>
          <table:table-cell table:style-name="ce26" office:value-type="string" calcext:value-type="string">
            <text:p>Fazenda Santa Luzia </text:p>
          </table:table-cell>
          <table:table-cell table:style-name="ce87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Rubens Francisco Miranda da Silva</text:p>
            <text:p>CPF: 143.338.139-72</text:p>
          </table:table-cell>
          <table:table-cell table:style-name="ce18" office:value-type="string" calcext:value-type="string">
            <text:p>Rubens Francisco Miranda da Silva</text:p>
            <text:p>CPF: 143.338.139-72</text:p>
          </table:table-cell>
          <table:table-cell table:style-name="ce26" office:value-type="string" calcext:value-type="string">
            <text:p>Fazenda São Francisco</text:p>
          </table:table-cell>
          <table:table-cell table:style-name="ce87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2 a 19/12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Matões do Norte</text:p>
          </table:table-cell>
          <table:table-cell table:style-name="ce18" office:value-type="string" calcext:value-type="string">
            <text:p>Salomão Pires de Carvalho</text:p>
            <text:p>CPF: 024.354.897-49</text:p>
          </table:table-cell>
          <table:table-cell table:style-name="ce18" office:value-type="string" calcext:value-type="string">
            <text:p>Salomão Pires de Carvalho</text:p>
            <text:p>CPF: 024.354.897-49</text:p>
          </table:table-cell>
          <table:table-cell table:style-name="ce26" office:value-type="string" calcext:value-type="string">
            <text:p>Fazenda Aldeia</text:p>
          </table:table-cell>
          <table:table-cell table:style-name="ce87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6 a 19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Amambai</text:p>
          </table:table-cell>
          <table:table-cell table:style-name="ce18" office:value-type="string" calcext:value-type="string">
            <text:p>Sbaraini Agropecuária S/A Indústria e Comércio</text:p>
            <text:p>CNPJ: 76.068.055/0013-39</text:p>
          </table:table-cell>
          <table:table-cell table:style-name="ce18" office:value-type="string" calcext:value-type="string">
            <text:p>Sbaraini Agropecuária S/A Indústria e Comércio</text:p>
            <text:p>CNPJ: 76.068.055/0013-39</text:p>
          </table:table-cell>
          <table:table-cell table:style-name="ce26" office:value-type="string" calcext:value-type="string">
            <text:p>Fazenda Cambarembé</text:p>
          </table:table-cell>
          <table:table-cell table:style-name="ce87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3/12 a 22/12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arro Alto</text:p>
          </table:table-cell>
          <table:table-cell table:style-name="ce18" office:value-type="string" calcext:value-type="string">
            <text:p>Sebastião Cabral Moreira Guimarães</text:p>
            <text:p>CPF: 072.967.381-20</text:p>
          </table:table-cell>
          <table:table-cell table:style-name="ce18" office:value-type="string" calcext:value-type="string">
            <text:p>Sebastião Cabral Moreira Guimarães</text:p>
            <text:p>CPF: 072.967.381-20</text:p>
          </table:table-cell>
          <table:table-cell table:style-name="ce26" office:value-type="string" calcext:value-type="string">
            <text:p>Fazenda Santo Antônio da Laguna </text:p>
          </table:table-cell>
          <table:table-cell table:style-name="ce87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<text:s/>a 08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Sebastião Marques da Silva</text:p>
            <text:p>CPF: 097.955.612-00</text:p>
          </table:table-cell>
          <table:table-cell table:style-name="ce18" office:value-type="string" calcext:value-type="string">
            <text:p>Sebastião Marques da Silva</text:p>
            <text:p>CPF: 097.955.612-00</text:p>
          </table:table-cell>
          <table:table-cell table:style-name="ce26" office:value-type="string" calcext:value-type="string">
            <text:p>Fazendas Mato Grosso e Toca da Onça </text:p>
          </table:table-cell>
          <table:table-cell table:style-name="ce87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10 a 3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Seleone Carlos de Moura</text:p>
            <text:p>CPF: 282.222.881-72</text:p>
          </table:table-cell>
          <table:table-cell table:style-name="ce18" office:value-type="string" calcext:value-type="string">
            <text:p>Seleone Carlos de Moura</text:p>
            <text:p>CPF: 282.222.881-72</text:p>
          </table:table-cell>
          <table:table-cell table:style-name="ce26" office:value-type="string" calcext:value-type="string">
            <text:p>Fazenda Serra Dourada</text:p>
          </table:table-cell>
          <table:table-cell table:style-name="ce87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airipotaba</text:p>
          </table:table-cell>
          <table:table-cell table:style-name="ce31" office:value-type="string" calcext:value-type="string">
            <text:p>Sinomar Pereira Freitas</text:p>
            <text:p>CPF: 061.306.901-34</text:p>
          </table:table-cell>
          <table:table-cell table:style-name="ce31" office:value-type="string" calcext:value-type="string">
            <text:p>Sinomar Pereira Freitas</text:p>
            <text:p>CPF: 061.306.901-34</text:p>
          </table:table-cell>
          <table:table-cell table:style-name="ce26" office:value-type="string" calcext:value-type="string">
            <text:p>Fazenda Água Pé</text:p>
          </table:table-cell>
          <table:table-cell table:style-name="ce87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4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antarém</text:p>
          </table:table-cell>
          <table:table-cell table:style-name="ce18" office:value-type="string" calcext:value-type="string">
            <text:p>Sócio: Aldir Giovani Schimitt</text:p>
            <text:p>CPF: 603.844.412-20</text:p>
          </table:table-cell>
          <table:table-cell table:style-name="ce18" office:value-type="string" calcext:value-type="string">
            <text:p>Sócio: Aldir Giovani Schimitt</text:p>
            <text:p>CPF: 603.844.412-20</text:p>
          </table:table-cell>
          <table:table-cell table:style-name="ce26" office:value-type="string" calcext:value-type="string">
            <text:p>Schmitt &amp; Schnoor Ltda-ME</text:p>
            <text:p>(Serraria Gaúcha)</text:p>
          </table:table-cell>
          <table:table-cell table:style-name="ce87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7/04 a 23/04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26" office:value-type="string" calcext:value-type="string">
            <text:p>Fazenda Alto da Serra</text:p>
          </table:table-cell>
          <table:table-cell table:style-name="ce87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8 a 24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Valdemar Rodrigues </text:p>
            <text:p>CPF: 052.351.201-59</text:p>
          </table:table-cell>
          <table:table-cell table:style-name="ce18" office:value-type="string" calcext:value-type="string">
            <text:p>Valdemar Rodrigues </text:p>
            <text:p>CPF: 052.351.201-59</text:p>
          </table:table-cell>
          <table:table-cell table:style-name="ce26" office:value-type="string" calcext:value-type="string">
            <text:p>Fazenda Santa Rita</text:p>
          </table:table-cell>
          <table:table-cell table:style-name="ce87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8 a 24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Valdemar Rodrigues do Vale</text:p>
            <text:p>CPF: 092.315.011-00</text:p>
          </table:table-cell>
          <table:table-cell table:style-name="ce18" office:value-type="string" calcext:value-type="string">
            <text:p>Valdemar Rodrigues do Vale</text:p>
            <text:p>CPF: 092.315.011-00</text:p>
          </table:table-cell>
          <table:table-cell table:style-name="ce26" office:value-type="string" calcext:value-type="string">
            <text:p>Fazenda Vale do Rio Preto</text:p>
          </table:table-cell>
          <table:table-cell table:style-name="ce87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11 a 03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Valdemir Machado Cordeiro</text:p>
            <text:p>CPF: 474.871.867-68</text:p>
          </table:table-cell>
          <table:table-cell table:style-name="ce18" office:value-type="string" calcext:value-type="string">
            <text:p>Valdemir Machado Cordeiro</text:p>
            <text:p>CPF: 474.871.867-68</text:p>
          </table:table-cell>
          <table:table-cell table:style-name="ce26" office:value-type="string" calcext:value-type="string">
            <text:p>Fazenda Xará</text:p>
          </table:table-cell>
          <table:table-cell table:style-name="ce87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6 a 13/07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Tijucas do Sul</text:p>
          </table:table-cell>
          <table:table-cell table:style-name="ce18" office:value-type="string" calcext:value-type="string">
            <text:p>Valdir Bueno de Faria</text:p>
            <text:p>CPF: 000.285.769-34</text:p>
          </table:table-cell>
          <table:table-cell table:style-name="ce18" office:value-type="string" calcext:value-type="string">
            <text:p>Valdir Bueno de Faria</text:p>
            <text:p>CPF: 000.285.769-34</text:p>
          </table:table-cell>
          <table:table-cell table:style-name="ce26" office:value-type="string" calcext:value-type="string">
            <text:p>Fazenda Grandes Rios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9" office:value-type="float" office:value="2007" calcext:value-type="float">
            <text:p>2007</text:p>
          </table:table-cell>
          <table:table-cell table:style-name="ce41" office:value-type="string" calcext:value-type="string">
            <text:p>23/10 a 01/11</text:p>
          </table:table-cell>
          <table:table-cell table:style-name="ce49" office:value-type="string" calcext:value-type="string">
            <text:p>PA</text:p>
          </table:table-cell>
          <table:table-cell table:style-name="ce55" office:value-type="string" calcext:value-type="string">
            <text:p>Marabá</text:p>
          </table:table-cell>
          <table:table-cell table:style-name="ce68" office:value-type="string" calcext:value-type="string">
            <text:p>Vanil Martins Sampaio</text:p>
            <text:p>CPF: 068.305.606-91</text:p>
          </table:table-cell>
          <table:table-cell table:style-name="ce68" office:value-type="string" calcext:value-type="string">
            <text:p>Vanil Martins Sampaio</text:p>
            <text:p>CPF: 068.305.606-91</text:p>
          </table:table-cell>
          <table:table-cell table:style-name="ce77" office:value-type="string" calcext:value-type="string">
            <text:p>Fazenda Entre Rios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5 a 10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Ponte Alta do Bom Jesus</text:p>
          </table:table-cell>
          <table:table-cell table:style-name="ce18" office:value-type="string" calcext:value-type="string">
            <text:p>Wagner Furiati Nabarrete</text:p>
            <text:p>CPF: 140.285.688-11</text:p>
          </table:table-cell>
          <table:table-cell table:style-name="ce18" office:value-type="string" calcext:value-type="string">
            <text:p>Wagner Furiati Nabarrete</text:p>
            <text:p>CPF: 140.285.688-11</text:p>
          </table:table-cell>
          <table:table-cell table:style-name="ce26" office:value-type="string" calcext:value-type="string">
            <text:p>Fazenda Poção Bonito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11/06 a 17/11/06</text:p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69" office:value-type="string" calcext:value-type="string">
            <text:p>Weslei Lafaiette Ferreira Guimarães</text:p>
            <text:p>CPF: 547.333.591-87</text:p>
          </table:table-cell>
          <table:table-cell table:style-name="ce69" office:value-type="string" calcext:value-type="string">
            <text:p>Weslei Lafaiette Ferreira Guimarães</text:p>
            <text:p>CPF: 547.333.591-87</text:p>
          </table:table-cell>
          <table:table-cell table:style-name="ce26" office:value-type="string" calcext:value-type="string">
            <text:p>Carvoaria do Weslei</text:p>
          </table:table-cell>
          <table:table-cell table:style-name="ce87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1" office:value-type="string" calcext:value-type="string">
            <text:p>08/03 a 19/03</text:p>
          </table:table-cell>
          <table:table-cell table:style-name="ce49" office:value-type="string" calcext:value-type="string">
            <text:p>PA</text:p>
          </table:table-cell>
          <table:table-cell table:style-name="ce55" office:value-type="string" calcext:value-type="string">
            <text:p>Itupiranga</text:p>
          </table:table-cell>
          <table:table-cell table:style-name="ce19" office:value-type="string" calcext:value-type="string">
            <text:p>Zelzito Gonçalves Meira</text:p>
            <text:p>CPF: 173.686.006-25</text:p>
          </table:table-cell>
          <table:table-cell table:style-name="ce19" office:value-type="string" calcext:value-type="string">
            <text:p>Zelzito Gonçalves Meira</text:p>
            <text:p>CPF: 173.686.006-25</text:p>
          </table:table-cell>
          <table:table-cell table:style-name="ce41" office:value-type="string" calcext:value-type="string">
            <text:p>Fazenda Planalto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4/03 a 15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 José Silva</text:p>
            <text:p>CPF 008.067.734-72 </text:p>
          </table:table-cell>
          <table:table-cell table:style-name="ce18" office:value-type="string" calcext:value-type="string">
            <text:p> José Silva</text:p>
            <text:p>CPF 008.067.734-72 </text:p>
          </table:table-cell>
          <table:table-cell table:style-name="ce40" office:value-type="string" calcext:value-type="string">
            <text:p>Fazenda Bela Vista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5 a 20/05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Formosa do Rio Petro</text:p>
          </table:table-cell>
          <table:table-cell table:style-name="ce18" office:value-type="string" calcext:value-type="string">
            <text:p>Ademar Pinto da Costa</text:p>
            <text:p>CPF: 273.381.346-34</text:p>
          </table:table-cell>
          <table:table-cell table:style-name="ce18" office:value-type="string" calcext:value-type="string">
            <text:p>Ademar Pinto da Costa</text:p>
            <text:p>CPF: 273.381.346-34</text:p>
          </table:table-cell>
          <table:table-cell table:style-name="ce40" office:value-type="string" calcext:value-type="string">
            <text:p>Fazenda Ramalho II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1/04 a 12/04</text:p>
          </table:table-cell>
          <table:table-cell table:style-name="ce48" office:value-type="string" calcext:value-type="string">
            <text:p>PA 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Agnaldo Rodrigues Caldeira</text:p>
            <text:p>CPF: 201.466.807-82</text:p>
          </table:table-cell>
          <table:table-cell table:style-name="ce18" office:value-type="string" calcext:value-type="string">
            <text:p>Agnaldo Rodrigues Caldeira</text:p>
            <text:p>CPF: 201.466.807-82</text:p>
          </table:table-cell>
          <table:table-cell table:style-name="ce40" office:value-type="string" calcext:value-type="string">
            <text:p>Fazenda Tangará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09/12 a 1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Xambioá</text:p>
          </table:table-cell>
          <table:table-cell table:style-name="ce66" office:value-type="string" calcext:value-type="string">
            <text:p>Airton Fontenelle Rocha</text:p>
            <text:p>CPF: 026.711.583-00</text:p>
          </table:table-cell>
          <table:table-cell table:style-name="ce66" office:value-type="string" calcext:value-type="string">
            <text:p>Airton Fontenelle Rocha</text:p>
            <text:p>CPF: 026.711.583-00</text:p>
          </table:table-cell>
          <table:table-cell table:style-name="ce40" office:value-type="string" calcext:value-type="string">
            <text:p>Fazenda São Miguel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2/10 a 29/10</text:p>
          </table:table-cell>
          <table:table-cell table:style-name="ce48" office:value-type="string" calcext:value-type="string">
            <text:p>PI</text:p>
          </table:table-cell>
          <table:table-cell table:style-name="ce54" office:value-type="string" calcext:value-type="string">
            <text:p>Monte Alegre Do Piauí</text:p>
          </table:table-cell>
          <table:table-cell table:style-name="ce18" office:value-type="string" calcext:value-type="string">
            <text:p>Airton Rost de Borba</text:p>
            <text:p>CPF: 336.451.750-91</text:p>
          </table:table-cell>
          <table:table-cell table:style-name="ce18" office:value-type="string" calcext:value-type="string">
            <text:p>Airton Rost de Borba</text:p>
            <text:p>CPF: 336.451.750-91</text:p>
          </table:table-cell>
          <table:table-cell table:style-name="ce40" office:value-type="string" calcext:value-type="string">
            <text:p>Fazenda Borba</text:p>
          </table:table-cell>
          <table:table-cell table:style-name="ce87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7 a 31/07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18" office:value-type="string" calcext:value-type="string">
            <text:p>Alberto Wagner Dias Santos</text:p>
            <text:p>CPF: 171.046.615-49</text:p>
          </table:table-cell>
          <table:table-cell table:style-name="ce18" office:value-type="string" calcext:value-type="string">
            <text:p>Alberto Wagner Dias Santos</text:p>
            <text:p>CPF: 171.046.615-49</text:p>
          </table:table-cell>
          <table:table-cell table:style-name="ce40" office:value-type="string" calcext:value-type="string">
            <text:p>Fazenda Planalto II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7 a 19/07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Jauru</text:p>
          </table:table-cell>
          <table:table-cell table:style-name="ce18" office:value-type="string" calcext:value-type="string">
            <text:p>Aldo Aufiero</text:p>
            <text:p>CPF: 011.872.528-91</text:p>
          </table:table-cell>
          <table:table-cell table:style-name="ce18" office:value-type="string" calcext:value-type="string">
            <text:p>Aldo Aufiero</text:p>
            <text:p>CPF: 011.872.528-91</text:p>
          </table:table-cell>
          <table:table-cell table:style-name="ce40" office:value-type="string" calcext:value-type="string">
            <text:p>Fazenda Salto Grande</text:p>
          </table:table-cell>
          <table:table-cell table:style-name="ce87" office:value-type="float" office:value="102" calcext:value-type="float">
            <text:p>10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3/07 a 01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omodoro</text:p>
          </table:table-cell>
          <table:table-cell table:style-name="ce18" office:value-type="string" calcext:value-type="string">
            <text:p>Amir Agostinho Signor</text:p>
            <text:p>CPF: 411.281.330-91</text:p>
          </table:table-cell>
          <table:table-cell table:style-name="ce18" office:value-type="string" calcext:value-type="string">
            <text:p>Amir Agostinho Signor</text:p>
            <text:p>CPF: 411.281.330-91</text:p>
          </table:table-cell>
          <table:table-cell table:style-name="ce40" office:value-type="string" calcext:value-type="string">
            <text:p>Fazenda Farroupilha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5/02 a 29/02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Caçador</text:p>
          </table:table-cell>
          <table:table-cell table:style-name="ce65" office:value-type="string" calcext:value-type="string">
            <text:p>Ângelo Jesus Quaresma</text:p>
            <text:p>CPF: 569.615.379-87</text:p>
          </table:table-cell>
          <table:table-cell table:style-name="ce65" office:value-type="string" calcext:value-type="string">
            <text:p>Ângelo Jesus Quaresma</text:p>
            <text:p>CPF: 569.615.379-87</text:p>
          </table:table-cell>
          <table:table-cell table:style-name="ce40"/>
          <table:table-cell table:style-name="ce87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01/11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Antônio Erisvaldo Sousa Silva</text:p>
            <text:p>CPF: 848.437.303-78</text:p>
          </table:table-cell>
          <table:table-cell table:style-name="ce18" office:value-type="string" calcext:value-type="string">
            <text:p>Antônio Erisvaldo Sousa Silva</text:p>
            <text:p>CPF: 848.437.303-78</text:p>
          </table:table-cell>
          <table:table-cell table:style-name="ce40" office:value-type="string" calcext:value-type="string">
            <text:p>Fazenda Pampulha</text:p>
            <text:p>(Carvoaria do Valdo)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02 a 29/02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68" office:value-type="string" calcext:value-type="string">
            <text:p>Antônio Javorski</text:p>
            <text:p>CPF:  283.780.169-00</text:p>
          </table:table-cell>
          <table:table-cell table:style-name="ce68" office:value-type="string" calcext:value-type="string">
            <text:p>Antônio Javorski</text:p>
            <text:p>CPF:  283.780.169-00</text:p>
          </table:table-cell>
          <table:table-cell table:style-name="ce65"/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1/04 a 12/04</text:p>
          </table:table-cell>
          <table:table-cell table:style-name="ce48" office:value-type="string" calcext:value-type="string">
            <text:p>PA 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Antônio Pereira Vieira</text:p>
            <text:p>CPF: 619.369.957-00</text:p>
          </table:table-cell>
          <table:table-cell table:style-name="ce18" office:value-type="string" calcext:value-type="string">
            <text:p>Antônio Pereira Vieira</text:p>
            <text:p>CPF: 619.369.957-00</text:p>
          </table:table-cell>
          <table:table-cell table:style-name="ce40" office:value-type="string" calcext:value-type="string">
            <text:p>Fazenda Atalaia II</text:p>
          </table:table-cell>
          <table:table-cell table:style-name="ce8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05 a 26/05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ristalina</text:p>
          </table:table-cell>
          <table:table-cell table:style-name="ce18" office:value-type="string" calcext:value-type="string">
            <text:p>Ari Luiz Langer</text:p>
            <text:p>CPF: 300.237.779-15</text:p>
          </table:table-cell>
          <table:table-cell table:style-name="ce18" office:value-type="string" calcext:value-type="string">
            <text:p>Ari Luiz Langer</text:p>
            <text:p>CPF: 300.237.779-15</text:p>
          </table:table-cell>
          <table:table-cell table:style-name="ce40" office:value-type="string" calcext:value-type="string">
            <text:p>Fazenda Cerro Largo</text:p>
          </table:table-cell>
          <table:table-cell table:style-name="ce87"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12/2007 a 09/01/2008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Varginha</text:p>
          </table:table-cell>
          <table:table-cell table:style-name="ce65" office:value-type="string" calcext:value-type="string">
            <text:p>Benedito Manoel da Silva</text:p>
            <text:p>CPF: 396.668.246-04</text:p>
          </table:table-cell>
          <table:table-cell table:style-name="ce65" office:value-type="string" calcext:value-type="string">
            <text:p>Benedito Manoel da Silva</text:p>
            <text:p>CPF: 396.668.246-04</text:p>
          </table:table-cell>
          <table:table-cell table:style-name="ce40" office:value-type="string" calcext:value-type="string">
            <text:p>Fazenda Jacutinga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9 a 14/10</text:p>
          </table:table-cell>
          <table:table-cell table:style-name="ce48" office:value-type="string" calcext:value-type="string">
            <text:p>PE </text:p>
          </table:table-cell>
          <table:table-cell table:style-name="ce48" office:value-type="string" calcext:value-type="string">
            <text:p>Ribeirão</text:p>
          </table:table-cell>
          <table:table-cell table:style-name="ce18" office:value-type="string" calcext:value-type="string">
            <text:p>CEI: 37.250.001.418-8</text:p>
            <text:p>Manoel Ernesto Lima Alvim Soares Filho</text:p>
            <text:p>CPF: 024.194.134-23</text:p>
          </table:table-cell>
          <table:table-cell table:style-name="ce18" office:value-type="string" calcext:value-type="string">
            <text:p>CEI: 37.250.001.418-8</text:p>
            <text:p>Manoel Ernesto Lima Alvim Soares Filho</text:p>
            <text:p>CPF: 024.194.134-23</text:p>
          </table:table-cell>
          <table:table-cell table:style-name="ce40" office:value-type="string" calcext:value-type="string">
            <text:p>Engenho Cocula III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Clauber Almeida Lima </text:p>
            <text:p>CPF: 243.485.702-72</text:p>
          </table:table-cell>
          <table:table-cell table:style-name="ce18" office:value-type="string" calcext:value-type="string">
            <text:p>Clauber Almeida Lima </text:p>
            <text:p>CPF: 243.485.702-72</text:p>
          </table:table-cell>
          <table:table-cell table:style-name="ce40" office:value-type="string" calcext:value-type="string">
            <text:p>Carvoaria Santa Maria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3 a 14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Ribeirão Cascalheira</text:p>
          </table:table-cell>
          <table:table-cell table:style-name="ce18" office:value-type="string" calcext:value-type="string">
            <text:p>Claudeonor Zopone Júnior</text:p>
            <text:p>CPF: 067.826.958-04</text:p>
          </table:table-cell>
          <table:table-cell table:style-name="ce18" office:value-type="string" calcext:value-type="string">
            <text:p>Claudeonor Zopone Júnior</text:p>
            <text:p>CPF: 067.826.958-04</text:p>
          </table:table-cell>
          <table:table-cell table:style-name="ce40" office:value-type="string" calcext:value-type="string">
            <text:p>Fazenda Campo Belo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style-name="ce18" office:value-type="string" calcext:value-type="string">
            <text:p>Claudinei Fernandes de Oliveira</text:p>
            <text:p>CPF: 029.858.919-22</text:p>
          </table:table-cell>
          <table:table-cell table:style-name="ce18" office:value-type="string" calcext:value-type="string">
            <text:p>Claudinei Fernandes de Oliveira</text:p>
            <text:p>CPF: 029.858.919-22</text:p>
          </table:table-cell>
          <table:table-cell table:style-name="ce40"/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5/06 a 11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Cledemilton Araújo Silva</text:p>
            <text:p>CPF: 394.260.502-30</text:p>
          </table:table-cell>
          <table:table-cell table:style-name="ce18" office:value-type="string" calcext:value-type="string">
            <text:p>Cledemilton Araújo Silva</text:p>
            <text:p>CPF: 394.260.502-30</text:p>
          </table:table-cell>
          <table:table-cell table:style-name="ce40" office:value-type="string" calcext:value-type="string">
            <text:p>Fazenda Acácia Mangio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4/10 a 01/12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Rio De Janeiro</text:p>
          </table:table-cell>
          <table:table-cell table:number-columns-repeated="2" table:style-name="ce70" office:value-type="string" calcext:value-type="string">
            <text:p>CNPJ 02.928.948/0001-37</text:p>
          </table:table-cell>
          <table:table-cell table:style-name="ce40" office:value-type="string" calcext:value-type="string">
            <text:p>Fazenda Parque Recreio Ltda.</text:p>
          </table:table-cell>
          <table:table-cell table:style-name="ce9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Mutum</text:p>
          </table:table-cell>
          <table:table-cell table:number-columns-repeated="2" table:style-name="ce66" office:value-type="string" calcext:value-type="string">
            <text:p>CNPJ: <text:s/>08.645.220.0002-54</text:p>
          </table:table-cell>
          <table:table-cell table:style-name="ce40" office:value-type="string" calcext:value-type="string">
            <text:p>BIOAUTO MT AGROINDUSTRIAL LTDA.</text:p>
            <text:p>(Filial 1 - Fazenda  BIOAUTO)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5 a 22/05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Presidente Figueiredo</text:p>
          </table:table-cell>
          <table:table-cell table:number-columns-repeated="2" table:style-name="ce18" office:value-type="string" calcext:value-type="string">
            <text:p>CNPJ: 00.542.903/0001-02</text:p>
          </table:table-cell>
          <table:table-cell table:style-name="ce40" office:value-type="string" calcext:value-type="string">
            <text:p>F. Braga de Souza</text:p>
            <text:p>(Samaúma Agrosil Vipastoril)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4/04 a 09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Taipas do Tocantins</text:p>
          </table:table-cell>
          <table:table-cell table:number-columns-repeated="2" table:style-name="ce18" office:value-type="string" calcext:value-type="string">
            <text:p>CNPJ: 01.850.114/001-93</text:p>
          </table:table-cell>
          <table:table-cell table:style-name="ce40" office:value-type="string" calcext:value-type="string">
            <text:p>Maia e Borba S/A - MB Engenharia</text:p>
            <text:p>(Fazenda Mirador / Carvoaria Santa Fé)</text:p>
          </table:table-cell>
          <table:table-cell table:style-name="ce87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9 a 28/10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lacas</text:p>
          </table:table-cell>
          <table:table-cell table:number-columns-repeated="2" table:style-name="ce18" office:value-type="string" calcext:value-type="string">
            <text:p>CNPJ: 02.287.121/0001-91</text:p>
          </table:table-cell>
          <table:table-cell table:style-name="ce40" office:value-type="string" calcext:value-type="string">
            <text:p>Perfil Agroindústria Cacaueira S/A</text:p>
          </table:table-cell>
          <table:table-cell table:style-name="ce87"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9 a 04/10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Passos Maia</text:p>
          </table:table-cell>
          <table:table-cell table:number-columns-repeated="2" table:style-name="ce18" office:value-type="string" calcext:value-type="string">
            <text:p>CNPJ: 02.298.006/0002-01</text:p>
          </table:table-cell>
          <table:table-cell table:style-name="ce40" office:value-type="string" calcext:value-type="string">
            <text:p>Agroflorestal Tozzo S/A</text:p>
            <text:p>(Fazenda Santo Antônio)</text:p>
          </table:table-cell>
          <table:table-cell table:style-name="ce87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5 a 14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urados</text:p>
          </table:table-cell>
          <table:table-cell table:number-columns-repeated="2" table:style-name="ce18" office:value-type="string" calcext:value-type="string">
            <text:p>CNPJ: 02.409.526/0001-55</text:p>
          </table:table-cell>
          <table:table-cell table:style-name="ce40" office:value-type="string" calcext:value-type="string">
            <text:p>Rovedo &amp; Dantas Ltda.-ME</text:p>
            <text:p>(Fazenda Malibu)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9/06 a 20/06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ão José do Xingu</text:p>
          </table:table-cell>
          <table:table-cell table:number-columns-repeated="2" table:style-name="ce18" office:value-type="string" calcext:value-type="string">
            <text:p>CNPJ: 03.141.488/0001-65</text:p>
          </table:table-cell>
          <table:table-cell table:style-name="ce40" office:value-type="string" calcext:value-type="string">
            <text:p>Agropecuária São José Ltda.</text:p>
            <text:p>(Fazendas Reunidas)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3/07 a 12/08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Juazeiro</text:p>
          </table:table-cell>
          <table:table-cell table:number-columns-repeated="2" table:style-name="ce18" office:value-type="string" calcext:value-type="string">
            <text:p>CNPJ: 03.918.418/0001-70</text:p>
          </table:table-cell>
          <table:table-cell table:style-name="ce40" office:value-type="string" calcext:value-type="string">
            <text:p>BMG Alimentos Ltda.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08/12 a 17/1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rguinho </text:p>
          </table:table-cell>
          <table:table-cell table:number-columns-repeated="2" table:style-name="ce66" office:value-type="string" calcext:value-type="string">
            <text:p>CNPJ: 04.247.681/0001-48</text:p>
          </table:table-cell>
          <table:table-cell table:style-name="ce40" office:value-type="string" calcext:value-type="string">
            <text:p>JR2 Construtora Ltda.</text:p>
          </table:table-cell>
          <table:table-cell table:style-name="ce91" office:value-type="float" office:value="13" calcext:value-type="float">
            <text:p>13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1/11 a 28/11</text:p>
          </table:table-cell>
          <table:table-cell table:style-name="ce48" office:value-type="string" calcext:value-type="string">
            <text:p>PE </text:p>
          </table:table-cell>
          <table:table-cell table:style-name="ce48" office:value-type="string" calcext:value-type="string">
            <text:p>Palmares</text:p>
          </table:table-cell>
          <table:table-cell table:number-columns-repeated="2" table:style-name="ce18" office:value-type="string" calcext:value-type="string">
            <text:p>CNPJ: 04.445.061/0001-13</text:p>
          </table:table-cell>
          <table:table-cell table:style-name="ce40" office:value-type="string" calcext:value-type="string">
            <text:p>Vitória Agro Comercial Ltda.</text:p>
          </table:table-cell>
          <table:table-cell table:style-name="ce87" office:value-type="float" office:value="241" calcext:value-type="float">
            <text:p>24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3/06 a 14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Icem</text:p>
          </table:table-cell>
          <table:table-cell table:number-columns-repeated="2" table:style-name="ce18" office:value-type="string" calcext:value-type="string">
            <text:p>CNPJ: 04.773.159/0004-42</text:p>
          </table:table-cell>
          <table:table-cell table:style-name="ce40" office:value-type="string" calcext:value-type="string">
            <text:p>Agrisul Agrícola Ltda.</text:p>
          </table:table-cell>
          <table:table-cell table:style-name="ce87" office:value-type="float" office:value="55" calcext:value-type="float">
            <text:p>55</text:p>
          </table:table-cell>
          <table:table-cell table:number-columns-repeated="1016"/>
        </table:table-row>
        <table:table-row table:style-name="ro5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08/12 a 1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number-columns-repeated="2" table:style-name="ce66" office:value-type="string" calcext:value-type="string">
            <text:p>CNPJ: 04.875.456/0001-56</text:p>
          </table:table-cell>
          <table:table-cell table:style-name="ce40" office:value-type="string" calcext:value-type="string">
            <text:p>Madecap Madeira e Agropecuária Capacio Ltda.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016"/>
        </table:table-row>
        <table:table-row table:style-name="ro7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1/04 a 12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number-columns-repeated="2" table:style-name="ce18" office:value-type="string" calcext:value-type="string">
            <text:p>CNPJ: 04.880.829/0001-87</text:p>
          </table:table-cell>
          <table:table-cell table:style-name="ce40" office:value-type="string" calcext:value-type="string">
            <text:p>Agropecuária Boa Sorte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11 a 21/11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Bonito</text:p>
          </table:table-cell>
          <table:table-cell table:number-columns-repeated="2" table:style-name="ce18" office:value-type="string" calcext:value-type="string">
            <text:p>CNPJ: 04.888.353/0001-20</text:p>
          </table:table-cell>
          <table:table-cell table:style-name="ce40" office:value-type="string" calcext:value-type="string">
            <text:p>F. L. da Silva Carvoaria</text:p>
            <text:p>(Fazenda Santo Antônio)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7/10 a 01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05.397.361/0001-37</text:p>
          </table:table-cell>
          <table:table-cell table:style-name="ce40" office:value-type="string" calcext:value-type="string">
            <text:p>Campinhos Reflorestamento Ltda.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6 a 03/07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Barreirinha </text:p>
          </table:table-cell>
          <table:table-cell table:number-columns-repeated="2" table:style-name="ce18" office:value-type="string" calcext:value-type="string">
            <text:p>CNPJ: 05.739.978/0001-93</text:p>
          </table:table-cell>
          <table:table-cell table:style-name="ce40" office:value-type="string" calcext:value-type="string">
            <text:p>Transportadora Rocha Ltda.</text:p>
            <text:p>(Fazenda Novo Horizonte)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3/06 a 11/07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Porteirão</text:p>
          </table:table-cell>
          <table:table-cell table:number-columns-repeated="2" table:style-name="ce18" office:value-type="string" calcext:value-type="string">
            <text:p>CNPJ: 05.935.048-0001-05</text:p>
          </table:table-cell>
          <table:table-cell table:style-name="ce40" office:value-type="string" calcext:value-type="string">
            <text:p>Usina Fortaleza Açúcar e Álcool Ltda.</text:p>
          </table:table-cell>
          <table:table-cell table:style-name="ce87" office:value-type="float" office:value="244" calcext:value-type="float">
            <text:p>244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3/10 a 16/10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Pratânia</text:p>
          </table:table-cell>
          <table:table-cell table:number-columns-repeated="2" table:style-name="ce18" office:value-type="string" calcext:value-type="string">
            <text:p>CNPJ: 06.028.341/0001-51</text:p>
          </table:table-cell>
          <table:table-cell table:style-name="ce40" office:value-type="string" calcext:value-type="string">
            <text:p>José Alves da Silva Hortifrutigranjeiros ME</text:p>
          </table:table-cell>
          <table:table-cell table:style-name="ce87" office:value-type="float" office:value="21" calcext:value-type="float">
            <text:p>2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6 a 19/06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orto Alegre do Piauí</text:p>
          </table:table-cell>
          <table:table-cell table:number-columns-repeated="2" table:style-name="ce18" office:value-type="string" calcext:value-type="string">
            <text:p>CNPJ: 06.368.447/0001-02</text:p>
          </table:table-cell>
          <table:table-cell table:style-name="ce40" office:value-type="string" calcext:value-type="string">
            <text:p>FERGUBEL - Ferro Gusa Bela Vista Ltda.</text:p>
          </table:table-cell>
          <table:table-cell table:style-name="ce87" office:value-type="float" office:value="35" calcext:value-type="float">
            <text:p>35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7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São Gabriel</text:p>
          </table:table-cell>
          <table:table-cell table:number-columns-repeated="2" table:style-name="ce18" office:value-type="string" calcext:value-type="string">
            <text:p>CNPJ: 06.916.320/0001-72</text:p>
          </table:table-cell>
          <table:table-cell table:style-name="ce40" office:value-type="string" calcext:value-type="string">
            <text:p>Ricardo Peralta Pelegrine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09 a 13/10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number-columns-repeated="2" table:style-name="ce18" office:value-type="string" calcext:value-type="string">
            <text:p>CNPJ: 07.205.440/0003-96</text:p>
          </table:table-cell>
          <table:table-cell table:style-name="ce40" office:value-type="string" calcext:value-type="string">
            <text:p>Agrícola Xingu S/A</text:p>
            <text:p>(Fazenda Tabuleiro)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6/09 a 23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Sebastião do Paraíso</text:p>
          </table:table-cell>
          <table:table-cell table:number-columns-repeated="2" table:style-name="ce18" office:value-type="string" calcext:value-type="string">
            <text:p>CNPJ: 07.752.894/0001-15</text:p>
          </table:table-cell>
          <table:table-cell table:style-name="ce40" office:value-type="string" calcext:value-type="string">
            <text:p>Central Energética Paraíso S/A (CEPAR)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9 a 22/09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Paracuru</text:p>
          </table:table-cell>
          <table:table-cell table:number-columns-repeated="2" table:style-name="ce18" office:value-type="string" calcext:value-type="string">
            <text:p>CNPJ: 07.798.994/0001-82</text:p>
          </table:table-cell>
          <table:table-cell table:style-name="ce40" office:value-type="string" calcext:value-type="string">
            <text:p>AGROVALE Cia Industrial Vale do Curu</text:p>
          </table:table-cell>
          <table:table-cell table:style-name="ce87" office:value-type="float" office:value="141" calcext:value-type="float">
            <text:p>14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5/02 a 08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ampo Alegre</text:p>
          </table:table-cell>
          <table:table-cell table:number-columns-repeated="2" table:style-name="ce18" office:value-type="string" calcext:value-type="string">
            <text:p>CNPJ: 08.070.566/0005-25</text:p>
          </table:table-cell>
          <table:table-cell table:style-name="ce40" office:value-type="string" calcext:value-type="string">
            <text:p>BRENCO - Companhia Brasileira de Energia Renovável S.A</text:p>
          </table:table-cell>
          <table:table-cell table:style-name="ce87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7 a 30/07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Pedro Canário</text:p>
          </table:table-cell>
          <table:table-cell table:number-columns-repeated="2" table:style-name="ce18" office:value-type="string" calcext:value-type="string">
            <text:p>CNPJ: 08.080.068/0008-06</text:p>
          </table:table-cell>
          <table:table-cell table:style-name="ce40" office:value-type="string" calcext:value-type="string">
            <text:p>Infinity Agrícola S/A</text:p>
          </table:table-cell>
          <table:table-cell table:style-name="ce87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40" office:value-type="string" calcext:value-type="string">
            <text:p>09/12 a 19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baporã</text:p>
          </table:table-cell>
          <table:table-cell table:number-columns-repeated="2" table:style-name="ce66" office:value-type="string" calcext:value-type="string">
            <text:p>CNPJ: 08.388.606/0001-58</text:p>
          </table:table-cell>
          <table:table-cell table:style-name="ce40" office:value-type="string" calcext:value-type="string">
            <text:p>F. A. Dias de Freitas - ME</text:p>
            <text:p>(Carvoaria Ouro Preto)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Mutum</text:p>
          </table:table-cell>
          <table:table-cell table:number-columns-repeated="2" table:style-name="ce66" office:value-type="string" calcext:value-type="string">
            <text:p>CNPJ: 08.645.222.0003-35</text:p>
          </table:table-cell>
          <table:table-cell table:style-name="ce40" office:value-type="string" calcext:value-type="string">
            <text:p>BIOAUTO MT AGROINDUSTRIAL LTDA.</text:p>
            <text:p>(Filial 2 - Fazenda  Autometal)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18" office:value-type="string" calcext:value-type="string">
            <text:p>CNPJ: 08.715.574/0001-58</text:p>
          </table:table-cell>
          <table:table-cell table:style-name="ce40" office:value-type="string" calcext:value-type="string">
            <text:p>AG Construtora Ltda. ME</text:p>
            <text:p>(Fazenda Toledo)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18" office:value-type="string" calcext:value-type="string">
            <text:p>CNPJ: 08.722.775/0007/82</text:p>
          </table:table-cell>
          <table:table-cell table:style-name="ce40" office:value-type="string" calcext:value-type="string">
            <text:p>Construtora Talaska Ltda.</text:p>
            <text:p>(Fazenda Toledo)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8 a 22/08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Parintins</text:p>
          </table:table-cell>
          <table:table-cell table:number-columns-repeated="2" table:style-name="ce18" office:value-type="string" calcext:value-type="string">
            <text:p>CNPJ: 08.817.485/0001-12</text:p>
          </table:table-cell>
          <table:table-cell table:style-name="ce40" office:value-type="string" calcext:value-type="string">
            <text:p>W.S.A Madeireira Ltda-ME</text:p>
          </table:table-cell>
          <table:table-cell table:style-name="ce87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7/10 a 01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09.031.400/0001-39</text:p>
          </table:table-cell>
          <table:table-cell table:style-name="ce40" office:value-type="string" calcext:value-type="string">
            <text:p>Clama Comércio de Madeira Ltda.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7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number-columns-repeated="2" table:style-name="ce18" office:value-type="string" calcext:value-type="string">
            <text:p>CNPJ: 09.606.470/0001-78</text:p>
          </table:table-cell>
          <table:table-cell table:style-name="ce40" office:value-type="string" calcext:value-type="string">
            <text:p>Carvoaria Santa Lúcia Ltda ME</text:p>
          </table:table-cell>
          <table:table-cell table:style-name="ce87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18" office:value-type="string" calcext:value-type="string">
            <text:p>CNPJ: 10.214.332/0001-22</text:p>
          </table:table-cell>
          <table:table-cell table:style-name="ce40" office:value-type="string" calcext:value-type="string">
            <text:p>MASA Construção Civil Ltda ME</text:p>
            <text:p>(Fazenda Toledo)</text:p>
          </table:table-cell>
          <table:table-cell table:style-name="ce87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10 a 18/10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Parambu</text:p>
          </table:table-cell>
          <table:table-cell table:number-columns-repeated="2" table:style-name="ce18" office:value-type="string" calcext:value-type="string">
            <text:p>CNPJ: 10.500.221/0001-82</text:p>
          </table:table-cell>
          <table:table-cell table:style-name="ce40" office:value-type="string" calcext:value-type="string">
            <text:p>Libra Ligas do Brasil S/A</text:p>
            <text:p>(Carvoaria - Fazenda Tabuleiro)</text:p>
          </table:table-cell>
          <table:table-cell table:style-name="ce87" office:value-type="float" office:value="51" calcext:value-type="float">
            <text:p>5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0/02 a 15/03</text:p>
          </table:table-cell>
          <table:table-cell table:style-name="ce48" office:value-type="string" calcext:value-type="string">
            <text:p>AL</text:p>
          </table:table-cell>
          <table:table-cell table:style-name="ce48" office:value-type="string" calcext:value-type="string">
            <text:p>União dos Palmares</text:p>
          </table:table-cell>
          <table:table-cell table:number-columns-repeated="2" table:style-name="ce65" office:value-type="string" calcext:value-type="string">
            <text:p>CNPJ: 12.274.379/0001-07</text:p>
          </table:table-cell>
          <table:table-cell table:style-name="ce27" office:value-type="string" calcext:value-type="string">
            <text:p>Laginha Agro Industrial S.A</text:p>
          </table:table-cell>
          <table:table-cell table:style-name="ce87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8 a 05/09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aranaguá</text:p>
          </table:table-cell>
          <table:table-cell table:number-columns-repeated="2" table:style-name="ce18" office:value-type="string" calcext:value-type="string">
            <text:p>CNPJ: 12.317.202/0001-40</text:p>
          </table:table-cell>
          <table:table-cell table:style-name="ce40" office:value-type="string" calcext:value-type="string">
            <text:p>Indústria, Comércio e Representações Família Betel Ltda.</text:p>
            <text:p>(Fazenda Nova Fé I)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0/02 a 15/03</text:p>
          </table:table-cell>
          <table:table-cell table:style-name="ce48" office:value-type="string" calcext:value-type="string">
            <text:p>AL</text:p>
          </table:table-cell>
          <table:table-cell table:style-name="ce54" office:value-type="string" calcext:value-type="string">
            <text:p>Penedo</text:p>
          </table:table-cell>
          <table:table-cell table:number-columns-repeated="2" table:style-name="ce18" office:value-type="string" calcext:value-type="string">
            <text:p>CNPJ: 12.382.008/0001-49</text:p>
          </table:table-cell>
          <table:table-cell table:style-name="ce40" office:value-type="string" calcext:value-type="string">
            <text:p>Penedo Agroindustrial S.A</text:p>
            <text:p>(Usina Paisa / Grupo Toledo)</text:p>
          </table:table-cell>
          <table:table-cell table:style-name="ce87" office:value-type="float" office:value="203" calcext:value-type="float">
            <text:p>203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0/02 a 15/03</text:p>
          </table:table-cell>
          <table:table-cell table:style-name="ce48" office:value-type="string" calcext:value-type="string">
            <text:p>AL</text:p>
          </table:table-cell>
          <table:table-cell table:style-name="ce48" office:value-type="string" calcext:value-type="string">
            <text:p>Rio Largo</text:p>
          </table:table-cell>
          <table:table-cell table:number-columns-repeated="2" table:style-name="ce18" office:value-type="string" calcext:value-type="string">
            <text:p>CNPJ: 12.607.842/0001-95</text:p>
          </table:table-cell>
          <table:table-cell table:style-name="ce40" office:value-type="string" calcext:value-type="string">
            <text:p>Usina Santa Clotilde</text:p>
          </table:table-cell>
          <table:table-cell table:style-name="ce87" office:value-type="float" office:value="401" calcext:value-type="float">
            <text:p>40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8 a 28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Olímpia</text:p>
          </table:table-cell>
          <table:table-cell table:number-columns-repeated="2" table:style-name="ce18" office:value-type="string" calcext:value-type="string">
            <text:p>CNPJ: 15.009.178/0001-70</text:p>
          </table:table-cell>
          <table:table-cell table:style-name="ce40" office:value-type="string" calcext:value-type="string">
            <text:p>Usinas Itamarati S/A</text:p>
          </table:table-cell>
          <table:table-cell table:style-name="ce87"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9 a 24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Guaranésia</text:p>
          </table:table-cell>
          <table:table-cell table:number-columns-repeated="2" table:style-name="ce18" office:value-type="string" calcext:value-type="string">
            <text:p>CNPJ: 21.706.155/0001-18</text:p>
          </table:table-cell>
          <table:table-cell table:style-name="ce40" office:value-type="string" calcext:value-type="string">
            <text:p>Alvorada do Bebedouro S/A - Açúcar e Álcool</text:p>
            <text:p>(Destilaria Alvorada do Bebedouro - DAB)</text:p>
          </table:table-cell>
          <table:table-cell table:style-name="ce87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1/10 a 14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onfresa</text:p>
          </table:table-cell>
          <table:table-cell table:number-columns-repeated="2" table:style-name="ce18" office:value-type="string" calcext:value-type="string">
            <text:p>CNPJ: 24.844.516/0001-80</text:p>
          </table:table-cell>
          <table:table-cell table:style-name="ce40" office:value-type="string" calcext:value-type="string">
            <text:p>Transcarmo Transporte de Combustíveis Ltda.</text:p>
            <text:p>(Fazenda Mata Azul)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2 a 10/03</text:p>
          </table:table-cell>
          <table:table-cell table:style-name="ce48" office:value-type="string" calcext:value-type="string">
            <text:p>RN</text:p>
          </table:table-cell>
          <table:table-cell table:style-name="ce48" office:value-type="string" calcext:value-type="string">
            <text:p>Maxaranguape</text:p>
          </table:table-cell>
          <table:table-cell table:number-columns-repeated="2" table:style-name="ce18" office:value-type="string" calcext:value-type="string">
            <text:p>CNPJ: 244.531.360/0002-04</text:p>
          </table:table-cell>
          <table:table-cell table:style-name="ce40" office:value-type="string" calcext:value-type="string">
            <text:p>Santo Antônio Agrícola S.A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8 a 06/09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São Mateus Do Sul</text:p>
          </table:table-cell>
          <table:table-cell table:number-columns-repeated="2" table:style-name="ce18" office:value-type="string" calcext:value-type="string">
            <text:p>CNPJ: 33.000.167/0809-70</text:p>
          </table:table-cell>
          <table:table-cell table:style-name="ce40" office:value-type="string" calcext:value-type="string">
            <text:p>Petróleo Brasileiro S/A</text:p>
            <text:p>(PETROBRAS)</text:p>
          </table:table-cell>
          <table:table-cell table:style-name="ce87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11 a 21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anta Luiza do Pará</text:p>
          </table:table-cell>
          <table:table-cell table:number-columns-repeated="2" table:style-name="ce18" office:value-type="string" calcext:value-type="string">
            <text:p>CNPJ: 34.685.289/0001-41</text:p>
          </table:table-cell>
          <table:table-cell table:style-name="ce40" office:value-type="string" calcext:value-type="string">
            <text:p>N L Sales Agropecuária</text:p>
            <text:p>(Fazenda Caiarara)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7 a 30/07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Conceição da Barra</text:p>
          </table:table-cell>
          <table:table-cell table:number-columns-repeated="2" table:style-name="ce18" office:value-type="string" calcext:value-type="string">
            <text:p>CNPJ: 39.403.274/0001-67</text:p>
          </table:table-cell>
          <table:table-cell table:style-name="ce40" office:value-type="string" calcext:value-type="string">
            <text:p>INFISA - Infinity Itaúnas Agrícolas S/A</text:p>
          </table:table-cell>
          <table:table-cell table:style-name="ce87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3 a 0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Quirinópolis </text:p>
          </table:table-cell>
          <table:table-cell table:number-columns-repeated="2" table:style-name="ce18" office:value-type="string" calcext:value-type="string">
            <text:p>CNPJ: 44.220.929/0014-16</text:p>
          </table:table-cell>
          <table:table-cell table:style-name="ce40" office:value-type="string" calcext:value-type="string">
            <text:p>Agro Pecuária Campo Alto S/A</text:p>
            <text:p>(Usina São Francisco)</text:p>
          </table:table-cell>
          <table:table-cell table:style-name="ce87" office:value-type="float" office:value="421" calcext:value-type="float">
            <text:p>421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1/11 a 27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ntes e Lacerda</text:p>
          </table:table-cell>
          <table:table-cell table:number-columns-repeated="2" table:style-name="ce18" office:value-type="string" calcext:value-type="string">
            <text:p>CNPJ: 54.612.635/0004-11</text:p>
          </table:table-cell>
          <table:table-cell table:style-name="ce40" office:value-type="string" calcext:value-type="string">
            <text:p>Barra do Prata Agropecuária S/A</text:p>
            <text:p>(Fazenda Lagoa do Guaporé)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rtelândia</text:p>
          </table:table-cell>
          <table:table-cell table:number-columns-repeated="2" table:style-name="ce66" office:value-type="string" calcext:value-type="string">
            <text:p>CNPJ: 74.040.411/0001-47</text:p>
          </table:table-cell>
          <table:table-cell table:style-name="ce40" office:value-type="string" calcext:value-type="string">
            <text:p>Pavimentadora São José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4/10 a 24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União da Vitória</text:p>
          </table:table-cell>
          <table:table-cell table:number-columns-repeated="2" table:style-name="ce18" office:value-type="string" calcext:value-type="string">
            <text:p>CNPJ: 75.144.139/0001-08</text:p>
          </table:table-cell>
          <table:table-cell table:style-name="ce40" office:value-type="string" calcext:value-type="string">
            <text:p>Nutrivale Madeiras e Erva-Mate Ltda.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7/10 a 01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76.013.937/0001-63</text:p>
          </table:table-cell>
          <table:table-cell table:style-name="ce40" office:value-type="string" calcext:value-type="string">
            <text:p>Ambiental Paraná Florestas S/A</text:p>
            <text:p>(Fazenda Morro Grande)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number-columns-repeated="2" table:style-name="ce18" office:value-type="string" calcext:value-type="string">
            <text:p>CNPJ: 78.141.843/0001-03</text:p>
          </table:table-cell>
          <table:table-cell table:style-name="ce40" office:value-type="string" calcext:value-type="string">
            <text:p>Agostinho Zarpellon e Filhos S/A Indústria e Comércio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number-columns-repeated="2" table:style-name="ce18" office:value-type="string" calcext:value-type="string">
            <text:p>CNPJ: 78.144.300/0001-31</text:p>
          </table:table-cell>
          <table:table-cell table:style-name="ce40" office:value-type="string" calcext:value-type="string">
            <text:p>F. V. de Araújo S/A Madeiras, Agricultura Ind. e Comércio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40" office:value-type="string" calcext:value-type="string">
            <text:p>18/09 a 04/10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Balneário Barra do Sul</text:p>
          </table:table-cell>
          <table:table-cell table:number-columns-repeated="2" table:style-name="ce18" office:value-type="string" calcext:value-type="string">
            <text:p>CNPJ: 79.670.501/0021-89</text:p>
          </table:table-cell>
          <table:table-cell table:style-name="ce40" office:value-type="string" calcext:value-type="string">
            <text:p>WEG Industrias S/A</text:p>
          </table:table-cell>
          <table:table-cell table:style-name="ce87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40" office:value-type="string" calcext:value-type="string">
            <text:p>18/09 a 04/10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Araquari</text:p>
          </table:table-cell>
          <table:table-cell table:number-columns-repeated="2" table:style-name="ce18" office:value-type="string" calcext:value-type="string">
            <text:p>CNPJ: 79.670.501/0037-46</text:p>
          </table:table-cell>
          <table:table-cell table:style-name="ce40" office:value-type="string" calcext:value-type="string">
            <text:p>WEG Industrias S/A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6 a 25/06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Santa Cecília</text:p>
          </table:table-cell>
          <table:table-cell table:number-columns-repeated="2" table:style-name="ce18" office:value-type="string" calcext:value-type="string">
            <text:p>CNPJ: 83.750.604/0005-06</text:p>
          </table:table-cell>
          <table:table-cell table:style-name="ce40" office:value-type="string" calcext:value-type="string">
            <text:p>BROCHMANN POLIS - Industrial e Florestal S/A</text:p>
            <text:p>(Fazenda Goulart)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3/11 a 14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96.192.141/0001-22</text:p>
          </table:table-cell>
          <table:table-cell table:style-name="ce40" office:value-type="string" calcext:value-type="string">
            <text:p>Valorem Indústria e Comércio de Madeiras e Assessoria Florestal Ltda.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3/06 a 14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Orindiúva </text:p>
          </table:table-cell>
          <table:table-cell table:number-columns-repeated="2" table:style-name="ce18" office:value-type="string" calcext:value-type="string">
            <text:p>CNPJ:49.972.326/0001-70</text:p>
          </table:table-cell>
          <table:table-cell table:style-name="ce40" office:value-type="string" calcext:value-type="string">
            <text:p>Usina Moema Açúcar e Álcool</text:p>
          </table:table-cell>
          <table:table-cell table:style-name="ce87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Coracy Machado Kern</text:p>
            <text:p>CPF: 084.221.251-53</text:p>
          </table:table-cell>
          <table:table-cell table:style-name="ce18" office:value-type="string" calcext:value-type="string">
            <text:p>Coracy Machado Kern</text:p>
            <text:p>CPF: 084.221.251-53</text:p>
          </table:table-cell>
          <table:table-cell table:style-name="ce40" office:value-type="string" calcext:value-type="string">
            <text:p>Fazenda São Judas Tadeu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7 a 11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Iguatemi</text:p>
          </table:table-cell>
          <table:table-cell table:number-columns-repeated="2" table:style-name="ce18" office:value-type="string" calcext:value-type="string">
            <text:p>CPF: 0008.042.230-68</text:p>
          </table:table-cell>
          <table:table-cell table:style-name="ce40" office:value-type="string" calcext:value-type="string">
            <text:p>Nelson Donatel e outros</text:p>
          </table:table-cell>
          <table:table-cell table:style-name="ce87" office:value-type="float" office:value="126" calcext:value-type="float">
            <text:p>12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6 a 18/06</text:p>
            <text:p>18/07 a 31/07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PF: 256.955.769-20</text:p>
          </table:table-cell>
          <table:table-cell table:style-name="ce40" office:value-type="string" calcext:value-type="string">
            <text:p>Eusmar de Paula Pereira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10 a 18/10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alsas</text:p>
          </table:table-cell>
          <table:table-cell table:number-columns-repeated="2" table:style-name="ce18" office:value-type="string" calcext:value-type="string">
            <text:p>CPF: 262.332.070-53</text:p>
          </table:table-cell>
          <table:table-cell table:style-name="ce40" office:value-type="string" calcext:value-type="string">
            <text:p>Fazenda Carajá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0/11 a 19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66" office:value-type="string" calcext:value-type="string">
            <text:p>Darci Antônio Marques</text:p>
            <text:p>CPF: 542.626.408-25</text:p>
          </table:table-cell>
          <table:table-cell table:style-name="ce66" office:value-type="string" calcext:value-type="string">
            <text:p>Darci Antônio Marques</text:p>
            <text:p>CPF: 542.626.408-25</text:p>
          </table:table-cell>
          <table:table-cell table:style-name="ce40" office:value-type="string" calcext:value-type="string">
            <text:p>Fazenda Estrela do Sul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4/10 a 24/10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Porto União</text:p>
          </table:table-cell>
          <table:table-cell table:style-name="ce18" office:value-type="string" calcext:value-type="string">
            <text:p>Dário Scz\imanski</text:p>
            <text:p>CPF: 026.596.899-20</text:p>
          </table:table-cell>
          <table:table-cell table:style-name="ce18" office:value-type="string" calcext:value-type="string">
            <text:p>Dário Scz\imanski</text:p>
            <text:p>CPF: 026.596.899-20</text:p>
          </table:table-cell>
          <table:table-cell table:style-name="ce40" office:value-type="string" calcext:value-type="string">
            <text:p>Fazenda Santa Maria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7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Délio Rodrigues Fernandes</text:p>
            <text:p>CPF: 288.135.531-53</text:p>
          </table:table-cell>
          <table:table-cell table:style-name="ce18" office:value-type="string" calcext:value-type="string">
            <text:p>Délio Rodrigues Fernandes</text:p>
            <text:p>CPF: 288.135.531-53</text:p>
          </table:table-cell>
          <table:table-cell table:style-name="ce40" office:value-type="string" calcext:value-type="string">
            <text:p>Fazenda Rio dos Bois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Dermácio Maciel Soares</text:p>
            <text:p>CPF: 385.433.971-20</text:p>
          </table:table-cell>
          <table:table-cell table:style-name="ce18" office:value-type="string" calcext:value-type="string">
            <text:p>Dermácio Maciel Soares</text:p>
            <text:p>CPF: 385.433.971-20</text:p>
          </table:table-cell>
          <table:table-cell table:style-name="ce40" office:value-type="string" calcext:value-type="string">
            <text:p>Serraria Lindoeste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12 a 1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66" office:value-type="string" calcext:value-type="string">
            <text:p>Diogo Antônio de Lima</text:p>
            <text:p>CPF: 774.703.112-20</text:p>
          </table:table-cell>
          <table:table-cell table:style-name="ce66" office:value-type="string" calcext:value-type="string">
            <text:p>Diogo Antônio de Lima</text:p>
            <text:p>CPF: 774.703.112-20</text:p>
          </table:table-cell>
          <table:table-cell table:style-name="ce40"/>
          <table:table-cell table:style-name="ce9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7 a 02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Djalma Pereira de Oliveira</text:p>
            <text:p>CPF: 021.450.061-68</text:p>
          </table:table-cell>
          <table:table-cell table:style-name="ce18" office:value-type="string" calcext:value-type="string">
            <text:p>Djalma Pereira de Oliveira</text:p>
            <text:p>CPF: 021.450.061-68</text:p>
          </table:table-cell>
          <table:table-cell table:style-name="ce40" office:value-type="string" calcext:value-type="string">
            <text:p>Fazenda Caiana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7 a 11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Roque de Minas</text:p>
          </table:table-cell>
          <table:table-cell table:style-name="ce18" office:value-type="string" calcext:value-type="string">
            <text:p>Donizete Geraldo Leite</text:p>
            <text:p>CPF: 726.298.436-53</text:p>
          </table:table-cell>
          <table:table-cell table:style-name="ce18" office:value-type="string" calcext:value-type="string">
            <text:p>Donizete Geraldo Leite</text:p>
            <text:p>CPF: 726.298.436-53</text:p>
          </table:table-cell>
          <table:table-cell table:style-name="ce40" office:value-type="string" calcext:value-type="string">
            <text:p>Fazenda Samburá</text:p>
          </table:table-cell>
          <table:table-cell table:style-name="ce87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0/07 a 26/07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ão Gabriel do Oeste</text:p>
          </table:table-cell>
          <table:table-cell table:style-name="ce18" office:value-type="string" calcext:value-type="string">
            <text:p>Edil Antônio de Souza</text:p>
            <text:p>CPF: 368.373.851-00</text:p>
          </table:table-cell>
          <table:table-cell table:style-name="ce18" office:value-type="string" calcext:value-type="string">
            <text:p>Edil Antônio de Souza</text:p>
            <text:p>CPF: 368.373.851-00</text:p>
          </table:table-cell>
          <table:table-cell table:style-name="ce40" office:value-type="string" calcext:value-type="string">
            <text:p>Fazenda Morro Alto</text:p>
            <text:p>(Carvoaria)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5/11 a 19/11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Morro Cabeça no Tempo</text:p>
          </table:table-cell>
          <table:table-cell table:style-name="ce66" office:value-type="string" calcext:value-type="string">
            <text:p>Edson Rosa de Oliveira</text:p>
            <text:p>CPF: 158.863.938-03</text:p>
          </table:table-cell>
          <table:table-cell table:style-name="ce66" office:value-type="string" calcext:value-type="string">
            <text:p>Edson Rosa de Oliveira</text:p>
            <text:p>CPF: 158.863.938-03</text:p>
          </table:table-cell>
          <table:table-cell table:style-name="ce40" office:value-type="string" calcext:value-type="string">
            <text:p>Fazenda Boi Gordo</text:p>
          </table:table-cell>
          <table:table-cell table:style-name="ce91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5 a 17/05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Jataí</text:p>
          </table:table-cell>
          <table:table-cell table:style-name="ce18" office:value-type="string" calcext:value-type="string">
            <text:p>Elcana Goiás Usina de Álcool e Açúcar Ltda.</text:p>
            <text:p>CNPJ: 08.646.584/0001-89</text:p>
          </table:table-cell>
          <table:table-cell table:style-name="ce18" office:value-type="string" calcext:value-type="string">
            <text:p>Elcana Goiás Usina de Álcool e Açúcar Ltda.</text:p>
            <text:p>CNPJ: 08.646.584/0001-89</text:p>
          </table:table-cell>
          <table:table-cell table:style-name="ce40" office:value-type="string" calcext:value-type="string">
            <text:p>Elcana Goiás Agroenergética</text:p>
          </table:table-cell>
          <table:table-cell table:style-name="ce87"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29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Ernoel Rodrigues Júnior</text:p>
            <text:p>CPF: 478.378.881-20</text:p>
          </table:table-cell>
          <table:table-cell table:style-name="ce18" office:value-type="string" calcext:value-type="string">
            <text:p>Ernoel Rodrigues Júnior</text:p>
            <text:p>CPF: 478.378.881-20</text:p>
          </table:table-cell>
          <table:table-cell table:style-name="ce40" office:value-type="string" calcext:value-type="string">
            <text:p>Fazenda Bandeirante</text:p>
          </table:table-cell>
          <table:table-cell table:style-name="ce87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3/03 a 08/03</text:p>
          </table:table-cell>
          <table:table-cell table:style-name="ce48" office:value-type="string" calcext:value-type="string">
            <text:p>MG</text:p>
          </table:table-cell>
          <table:table-cell table:style-name="ce54" office:value-type="string" calcext:value-type="string">
            <text:p>Paracatu</text:p>
          </table:table-cell>
          <table:table-cell table:style-name="ce18" office:value-type="string" calcext:value-type="string">
            <text:p>Espólio de Candido Botelho de Paula</text:p>
            <text:p>CPF: 435.078.088-20</text:p>
          </table:table-cell>
          <table:table-cell table:style-name="ce18" office:value-type="string" calcext:value-type="string">
            <text:p>Espólio de Candido Botelho de Paula</text:p>
            <text:p>CPF: 435.078.088-20</text:p>
          </table:table-cell>
          <table:table-cell table:style-name="ce40" office:value-type="string" calcext:value-type="string">
            <text:p>Fazenda Guariroba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29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Euclides Rocha de Oliveira</text:p>
            <text:p>CPF: 039.094.501-30</text:p>
          </table:table-cell>
          <table:table-cell table:style-name="ce18" office:value-type="string" calcext:value-type="string">
            <text:p>Euclides Rocha de Oliveira</text:p>
            <text:p>CPF: 039.094.501-30</text:p>
          </table:table-cell>
          <table:table-cell table:style-name="ce40" office:value-type="string" calcext:value-type="string">
            <text:p>Fazenda Nova Esperança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5/08 a 13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Eujácio Ferreira de Almeida</text:p>
            <text:p>CPF: 479.534.627-53</text:p>
          </table:table-cell>
          <table:table-cell table:style-name="ce18" office:value-type="string" calcext:value-type="string">
            <text:p>Eujácio Ferreira de Almeida</text:p>
            <text:p>CPF: 479.534.627-53</text:p>
          </table:table-cell>
          <table:table-cell table:style-name="ce40" office:value-type="string" calcext:value-type="string">
            <text:p>Fazenda Fé em Deus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7 a 18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Água Azul Do Norte</text:p>
          </table:table-cell>
          <table:table-cell table:style-name="ce18" office:value-type="string" calcext:value-type="string">
            <text:p>Eurélio Piazza</text:p>
            <text:p>CPF: 107.517.509-72</text:p>
          </table:table-cell>
          <table:table-cell table:style-name="ce18" office:value-type="string" calcext:value-type="string">
            <text:p>Eurélio Piazza</text:p>
            <text:p>CPF: 107.517.509-72</text:p>
          </table:table-cell>
          <table:table-cell table:style-name="ce40" office:value-type="string" calcext:value-type="string">
            <text:p>Fazenda Diadema</text:p>
          </table:table-cell>
          <table:table-cell table:style-name="ce87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6/11 a 24/11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Riachão Das Neves</text:p>
          </table:table-cell>
          <table:table-cell table:style-name="ce66" office:value-type="string" calcext:value-type="string">
            <text:p>Euvaldo de Souza Pereira</text:p>
            <text:p>CPF: 142.631.800.001-09</text:p>
          </table:table-cell>
          <table:table-cell table:style-name="ce66" office:value-type="string" calcext:value-type="string">
            <text:p>Euvaldo de Souza Pereira</text:p>
            <text:p>CPF: 142.631.800.001-09</text:p>
          </table:table-cell>
          <table:table-cell table:style-name="ce40" office:value-type="string" calcext:value-type="string">
            <text:p>Fazenda Sertânia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10 a 03/1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Juara</text:p>
          </table:table-cell>
          <table:table-cell table:style-name="ce18" office:value-type="string" calcext:value-type="string">
            <text:p>Fabiano Queiroz</text:p>
            <text:p>CPF: 876.184.946-49</text:p>
          </table:table-cell>
          <table:table-cell table:style-name="ce18" office:value-type="string" calcext:value-type="string">
            <text:p>Fabiano Queiroz</text:p>
            <text:p>CPF: 876.184.946-49</text:p>
          </table:table-cell>
          <table:table-cell table:style-name="ce40" office:value-type="string" calcext:value-type="string">
            <text:p>Fazenda Santa Rita de Cássia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9 a 07/10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18" office:value-type="string" calcext:value-type="string">
            <text:p>Fernando Henrique de Moura</text:p>
            <text:p>CPF: 450.272.857-87</text:p>
          </table:table-cell>
          <table:table-cell table:style-name="ce18" office:value-type="string" calcext:value-type="string">
            <text:p>Fernando Henrique de Moura</text:p>
            <text:p>CPF: 450.272.857-87</text:p>
          </table:table-cell>
          <table:table-cell table:style-name="ce40" office:value-type="string" calcext:value-type="string">
            <text:p>Fazenda Gauchaba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7 a 18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Fidelcino Andrade</text:p>
            <text:p>CPF: 007.727.635-34</text:p>
          </table:table-cell>
          <table:table-cell table:style-name="ce18" office:value-type="string" calcext:value-type="string">
            <text:p>Fidelcino Andrade</text:p>
            <text:p>CPF: 007.727.635-34</text:p>
          </table:table-cell>
          <table:table-cell table:style-name="ce40" office:value-type="string" calcext:value-type="string">
            <text:p>Fazenda Cocalândia</text:p>
          </table:table-cell>
          <table:table-cell table:style-name="ce87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04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ariri do Tocantins</text:p>
          </table:table-cell>
          <table:table-cell table:style-name="ce18" office:value-type="string" calcext:value-type="string">
            <text:p>Flávio José dos Reis Freitas</text:p>
            <text:p>CPF: 258.529.146-49</text:p>
          </table:table-cell>
          <table:table-cell table:style-name="ce18" office:value-type="string" calcext:value-type="string">
            <text:p>Flávio José dos Reis Freitas</text:p>
            <text:p>CPF: 258.529.146-49</text:p>
          </table:table-cell>
          <table:table-cell table:style-name="ce40" office:value-type="string" calcext:value-type="string">
            <text:p>Fazenda São Marcos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31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Francisco Barbosa da Silva</text:p>
            <text:p>CPF: 013.668.151-49</text:p>
          </table:table-cell>
          <table:table-cell table:style-name="ce18" office:value-type="string" calcext:value-type="string">
            <text:p>Francisco Barbosa da Silva</text:p>
            <text:p>CPF: 013.668.151-49</text:p>
          </table:table-cell>
          <table:table-cell table:style-name="ce40" office:value-type="string" calcext:value-type="string">
            <text:p>Fazenda Lago da Serra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5/01 a 26/01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São Raimundo do Doca Bezerra</text:p>
          </table:table-cell>
          <table:table-cell table:style-name="ce65" office:value-type="string" calcext:value-type="string">
            <text:p>Francisco Moreno da Silva</text:p>
            <text:p>CPF: 067.359.323-15</text:p>
          </table:table-cell>
          <table:table-cell table:style-name="ce65" office:value-type="string" calcext:value-type="string">
            <text:p>Francisco Moreno da Silva</text:p>
            <text:p>CPF: 067.359.323-15</text:p>
          </table:table-cell>
          <table:table-cell table:style-name="ce40" office:value-type="string" calcext:value-type="string">
            <text:p>Fazenda Boa Vista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2/06 a 07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Pedro Gomes</text:p>
          </table:table-cell>
          <table:table-cell table:style-name="ce18" office:value-type="string" calcext:value-type="string">
            <text:p>Francisco Raimundo dos Santos</text:p>
            <text:p>CPF: 208.886.086-68</text:p>
          </table:table-cell>
          <table:table-cell table:style-name="ce18" office:value-type="string" calcext:value-type="string">
            <text:p>Francisco Raimundo dos Santos</text:p>
            <text:p>CPF: 208.886.086-68</text:p>
          </table:table-cell>
          <table:table-cell table:style-name="ce40" office:value-type="string" calcext:value-type="string">
            <text:p>Fazenda Boa Vista</text:p>
            <text:p>(Carvoaria de Francisco R. dos Santos)</text:p>
          </table:table-cell>
          <table:table-cell table:style-name="ce8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4 a 14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Frederico Maia Martins</text:p>
            <text:p>CPF: 034.256.573-72</text:p>
          </table:table-cell>
          <table:table-cell table:style-name="ce18" office:value-type="string" calcext:value-type="string">
            <text:p>Frederico Maia Martins</text:p>
            <text:p>CPF: 034.256.573-72</text:p>
          </table:table-cell>
          <table:table-cell table:style-name="ce40" office:value-type="string" calcext:value-type="string">
            <text:p>Fazenda Santa Elisa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Água Azul Do Norte</text:p>
          </table:table-cell>
          <table:table-cell table:style-name="ce18" office:value-type="string" calcext:value-type="string">
            <text:p>Geandro Batista de Sousa</text:p>
            <text:p>CPF: 621.837.372-04</text:p>
          </table:table-cell>
          <table:table-cell table:style-name="ce18" office:value-type="string" calcext:value-type="string">
            <text:p>Geandro Batista de Sousa</text:p>
            <text:p>CPF: 621.837.372-04</text:p>
          </table:table-cell>
          <table:table-cell table:style-name="ce40" office:value-type="string" calcext:value-type="string">
            <text:p>Fazenda do Geandro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15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65" office:value-type="string" calcext:value-type="string">
            <text:p>Gilberto Andrade</text:p>
            <text:p>CPF: 032.316.072-72</text:p>
          </table:table-cell>
          <table:table-cell table:style-name="ce65" office:value-type="string" calcext:value-type="string">
            <text:p>Gilberto Andrade</text:p>
            <text:p>CPF: 032.316.072-72</text:p>
          </table:table-cell>
          <table:table-cell table:style-name="ce40" office:value-type="string" calcext:value-type="string">
            <text:p>Fazenda Bom Sucesso</text:p>
          </table:table-cell>
          <table:table-cell table:style-name="ce87"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9/09 a 06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Gilberto Antônio Telli</text:p>
            <text:p>CPF: 004.515.179-20</text:p>
          </table:table-cell>
          <table:table-cell table:style-name="ce18" office:value-type="string" calcext:value-type="string">
            <text:p>Gilberto Antônio Telli</text:p>
            <text:p>CPF: 004.515.179-20</text:p>
          </table:table-cell>
          <table:table-cell table:style-name="ce40" office:value-type="string" calcext:value-type="string">
            <text:p>Fazenda IPAMA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rtelândia</text:p>
          </table:table-cell>
          <table:table-cell table:style-name="ce66" office:value-type="string" calcext:value-type="string">
            <text:p>Gilmar Gomes</text:p>
            <text:p>CNPJ: 10.250.105/0001-52</text:p>
          </table:table-cell>
          <table:table-cell table:style-name="ce66" office:value-type="string" calcext:value-type="string">
            <text:p>Gilmar Gomes</text:p>
            <text:p>CNPJ: 10.250.105/0001-52</text:p>
          </table:table-cell>
          <table:table-cell table:style-name="ce40" office:value-type="string" calcext:value-type="string">
            <text:p>Fazenda Viviane</text:p>
          </table:table-cell>
          <table:table-cell table:style-name="ce91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14/02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Porto Murtinho</text:p>
          </table:table-cell>
          <table:table-cell table:style-name="ce18" office:value-type="string" calcext:value-type="string">
            <text:p>Gilmar Toniolli</text:p>
            <text:p>CPF: 475.888.700-44</text:p>
          </table:table-cell>
          <table:table-cell table:style-name="ce18" office:value-type="string" calcext:value-type="string">
            <text:p>Gilmar Toniolli</text:p>
            <text:p>CPF: 475.888.700-44</text:p>
          </table:table-cell>
          <table:table-cell table:style-name="ce40" office:value-type="string" calcext:value-type="string">
            <text:p>Fazenda Santa Maria</text:p>
          </table:table-cell>
          <table:table-cell table:style-name="ce87" office:value-type="float" office:value="10" calcext:value-type="float">
            <text:p>10</text:p>
          </table:table-cell>
          <table:table-cell table:style-name="ce105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1/11 a 15/11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edra Azul</text:p>
          </table:table-cell>
          <table:table-cell table:style-name="ce66" office:value-type="string" calcext:value-type="string">
            <text:p>Gilson Afonso dos Santos</text:p>
            <text:p>CPF: 195.532.425-53</text:p>
          </table:table-cell>
          <table:table-cell table:style-name="ce66" office:value-type="string" calcext:value-type="string">
            <text:p>Gilson Afonso dos Santos</text:p>
            <text:p>CPF: 195.532.425-53</text:p>
          </table:table-cell>
          <table:table-cell table:style-name="ce40" office:value-type="string" calcext:value-type="string">
            <text:p>Fazenda Córrego da Saudade</text:p>
          </table:table-cell>
          <table:table-cell table:style-name="ce91" office:value-type="float" office:value="9" calcext:value-type="float">
            <text:p>9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01/11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Haroldo Luiz de Barros</text:p>
            <text:p>CPF:  142.965.276-49</text:p>
          </table:table-cell>
          <table:table-cell table:style-name="ce18" office:value-type="string" calcext:value-type="string">
            <text:p>Haroldo Luiz de Barros</text:p>
            <text:p>CPF:  142.965.276-49</text:p>
          </table:table-cell>
          <table:table-cell table:style-name="ce40" office:value-type="string" calcext:value-type="string">
            <text:p>Fazenda Eldorado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4 a 14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Jacundá</text:p>
          </table:table-cell>
          <table:table-cell table:style-name="ce18" office:value-type="string" calcext:value-type="string">
            <text:p>Hélio Fernandes Araújo</text:p>
            <text:p>CPF: 246.401.152-53</text:p>
          </table:table-cell>
          <table:table-cell table:style-name="ce18" office:value-type="string" calcext:value-type="string">
            <text:p>Hélio Fernandes Araújo</text:p>
            <text:p>CPF: 246.401.152-53</text:p>
          </table:table-cell>
          <table:table-cell table:style-name="ce40" office:value-type="string" calcext:value-type="string">
            <text:p>Fazenda Bela Vista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4/11 a 07/11</text:p>
            <text:p>24/11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Engenheiro Coelho</text:p>
          </table:table-cell>
          <table:table-cell table:style-name="ce18" office:value-type="string" calcext:value-type="string">
            <text:p>Igor Tetzner e Outros</text:p>
            <text:p>CEI: 38.850.008878-1</text:p>
          </table:table-cell>
          <table:table-cell table:style-name="ce18" office:value-type="string" calcext:value-type="string">
            <text:p>Igor Tetzner e Outros</text:p>
            <text:p>CEI: 38.850.008878-1</text:p>
          </table:table-cell>
          <table:table-cell table:style-name="ce40" office:value-type="string" calcext:value-type="string">
            <text:p>Sítio Santa Inês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03/06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18" office:value-type="string" calcext:value-type="string">
            <text:p>Irene Batista Aquino</text:p>
            <text:p>CPF: 310.880.821-49</text:p>
          </table:table-cell>
          <table:table-cell table:style-name="ce18" office:value-type="string" calcext:value-type="string">
            <text:p>Irene Batista Aquino</text:p>
            <text:p>CPF: 310.880.821-49</text:p>
          </table:table-cell>
          <table:table-cell table:style-name="ce40" office:value-type="string" calcext:value-type="string">
            <text:p>Fazenda Tupitinga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1 a 28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anaã do Norte</text:p>
          </table:table-cell>
          <table:table-cell table:style-name="ce65" office:value-type="string" calcext:value-type="string">
            <text:p>Isaías Alves Araújo</text:p>
            <text:p>CPF: 257.529.951-91</text:p>
          </table:table-cell>
          <table:table-cell table:style-name="ce65" office:value-type="string" calcext:value-type="string">
            <text:p>Isaías Alves Araújo</text:p>
            <text:p>CPF: 257.529.951-91</text:p>
          </table:table-cell>
          <table:table-cell table:style-name="ce40" office:value-type="string" calcext:value-type="string">
            <text:p>Fazenda Pontal da Serra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23/09 a 03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Curionópolis</text:p>
          </table:table-cell>
          <table:table-cell table:style-name="ce18" office:value-type="string" calcext:value-type="string">
            <text:p>Israel Borges</text:p>
            <text:p>CPF: 169.347.921-49</text:p>
          </table:table-cell>
          <table:table-cell table:style-name="ce18" office:value-type="string" calcext:value-type="string">
            <text:p>Israel Borges</text:p>
            <text:p>CPF: 169.347.921-49</text:p>
          </table:table-cell>
          <table:table-cell table:style-name="ce40" office:value-type="string" calcext:value-type="string">
            <text:p>Garimpos da Cruz e da Cutia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4 a 14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jo Grande do Araguaia</text:p>
          </table:table-cell>
          <table:table-cell table:style-name="ce18" office:value-type="string" calcext:value-type="string">
            <text:p>Ivanete Lima da Silva</text:p>
            <text:p>CPF: 552.582.123-00</text:p>
          </table:table-cell>
          <table:table-cell table:style-name="ce18" office:value-type="string" calcext:value-type="string">
            <text:p>Ivanete Lima da Silva</text:p>
            <text:p>CPF: 552.582.123-00</text:p>
          </table:table-cell>
          <table:table-cell table:style-name="ce40" office:value-type="string" calcext:value-type="string">
            <text:p>Fazenda Santa Maria IV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5 a 06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style-name="ce18" office:value-type="string" calcext:value-type="string">
            <text:p>Jaime Argollo Ferrão</text:p>
            <text:p>CPF: 139.730.618-15</text:p>
          </table:table-cell>
          <table:table-cell table:style-name="ce18" office:value-type="string" calcext:value-type="string">
            <text:p>Jaime Argollo Ferrão</text:p>
            <text:p>CPF: 139.730.618-15</text:p>
          </table:table-cell>
          <table:table-cell table:style-name="ce40" office:value-type="string" calcext:value-type="string">
            <text:p>Fazenda Juriti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66" office:value-type="string" calcext:value-type="string">
            <text:p>Jaime da Silva Pereira</text:p>
            <text:p>CPF: 068.999.782-53</text:p>
          </table:table-cell>
          <table:table-cell table:style-name="ce66" office:value-type="string" calcext:value-type="string">
            <text:p>Jaime da Silva Pereira</text:p>
            <text:p>CPF: 068.999.782-53</text:p>
          </table:table-cell>
          <table:table-cell table:style-name="ce40" office:value-type="string" calcext:value-type="string">
            <text:p>Carvoaria do Jaime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3 a 20/03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Jair Donadel</text:p>
            <text:p>CPF: 643.736.220-00</text:p>
          </table:table-cell>
          <table:table-cell table:style-name="ce18" office:value-type="string" calcext:value-type="string">
            <text:p>Jair Donadel</text:p>
            <text:p>CPF: 643.736.220-00</text:p>
          </table:table-cell>
          <table:table-cell table:style-name="ce40" office:value-type="string" calcext:value-type="string">
            <text:p>Fazenda Guarani</text:p>
          </table:table-cell>
          <table:table-cell table:style-name="ce87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03/06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Porto Nacional</text:p>
          </table:table-cell>
          <table:table-cell table:style-name="ce18" office:value-type="string" calcext:value-type="string">
            <text:p>Joana de Aguiar Franco</text:p>
            <text:p>CPF: 824.394.941/00</text:p>
          </table:table-cell>
          <table:table-cell table:style-name="ce18" office:value-type="string" calcext:value-type="string">
            <text:p>Joana de Aguiar Franco</text:p>
            <text:p>CPF: 824.394.941/00</text:p>
          </table:table-cell>
          <table:table-cell table:style-name="ce40" office:value-type="string" calcext:value-type="string">
            <text:p>Fazenda Santa Cruz</text:p>
          </table:table-cell>
          <table:table-cell table:style-name="ce87" office:value-type="float" office:value="1" calcext:value-type="float">
            <text:p>1</text:p>
          </table:table-cell>
          <table:table-cell table:style-name="ce106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8 a 21/08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atrocínio</text:p>
          </table:table-cell>
          <table:table-cell table:style-name="ce18" office:value-type="string" calcext:value-type="string">
            <text:p>João Batista Marques</text:p>
            <text:p>CPF: 144.615.956-68</text:p>
          </table:table-cell>
          <table:table-cell table:style-name="ce18" office:value-type="string" calcext:value-type="string">
            <text:p>João Batista Marques</text:p>
            <text:p>CPF: 144.615.956-68</text:p>
          </table:table-cell>
          <table:table-cell table:style-name="ce40" office:value-type="string" calcext:value-type="string">
            <text:p>Fazenda Cachoeira do Bom Jardim</text:p>
            <text:p>(Fazenda Cometa)</text:p>
          </table:table-cell>
          <table:table-cell table:style-name="ce87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2/06 a 07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xim</text:p>
          </table:table-cell>
          <table:table-cell table:style-name="ce18" office:value-type="string" calcext:value-type="string">
            <text:p>João Batista Silveira Filho</text:p>
            <text:p>CPF: 415.024.268-20</text:p>
          </table:table-cell>
          <table:table-cell table:style-name="ce18" office:value-type="string" calcext:value-type="string">
            <text:p>João Batista Silveira Filho</text:p>
            <text:p>CPF: 415.024.268-20</text:p>
          </table:table-cell>
          <table:table-cell table:style-name="ce40" office:value-type="string" calcext:value-type="string">
            <text:p>Fazenda Ponte Velha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3/09 a 03/10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João Caldas de Oliveira</text:p>
            <text:p>CPF: 201.472.527-68</text:p>
          </table:table-cell>
          <table:table-cell table:style-name="ce18" office:value-type="string" calcext:value-type="string">
            <text:p>João Caldas de Oliveira</text:p>
            <text:p>CPF: 201.472.527-68</text:p>
          </table:table-cell>
          <table:table-cell table:style-name="ce40" office:value-type="string" calcext:value-type="string">
            <text:p>Fazenda União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03/06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Santa Fé do Araguaia</text:p>
          </table:table-cell>
          <table:table-cell table:style-name="ce18" office:value-type="string" calcext:value-type="string">
            <text:p>João de Araújo Carneiro</text:p>
            <text:p>CPF: 001.248.653-87</text:p>
          </table:table-cell>
          <table:table-cell table:style-name="ce18" office:value-type="string" calcext:value-type="string">
            <text:p>João de Araújo Carneiro</text:p>
            <text:p>CPF: 001.248.653-87</text:p>
          </table:table-cell>
          <table:table-cell table:style-name="ce40" office:value-type="string" calcext:value-type="string">
            <text:p>Fazenda Canadá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Ourilândia Do Norte</text:p>
          </table:table-cell>
          <table:table-cell table:style-name="ce18" office:value-type="string" calcext:value-type="string">
            <text:p>João de Oliveira Guimarães Neto</text:p>
            <text:p>CPF: 005.717.148-38</text:p>
          </table:table-cell>
          <table:table-cell table:style-name="ce18" office:value-type="string" calcext:value-type="string">
            <text:p>João de Oliveira Guimarães Neto</text:p>
            <text:p>CPF: 005.717.148-38</text:p>
          </table:table-cell>
          <table:table-cell table:style-name="ce40" office:value-type="string" calcext:value-type="string">
            <text:p>Fazenda Caçula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0/07 a 26/07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ão Gabriel do Oeste</text:p>
          </table:table-cell>
          <table:table-cell table:style-name="ce18" office:value-type="string" calcext:value-type="string">
            <text:p>João Ribeiro Guimarães Neto</text:p>
            <text:p>CPF: 127.367.591-68</text:p>
          </table:table-cell>
          <table:table-cell table:style-name="ce18" office:value-type="string" calcext:value-type="string">
            <text:p>João Ribeiro Guimarães Neto</text:p>
            <text:p>CPF: 127.367.591-68</text:p>
          </table:table-cell>
          <table:table-cell table:style-name="ce40" office:value-type="string" calcext:value-type="string">
            <text:p>Fazenda Navalha</text:p>
            <text:p>(Carvoaria)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2 a 07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Jacundá</text:p>
          </table:table-cell>
          <table:table-cell table:style-name="ce65" office:value-type="string" calcext:value-type="string">
            <text:p>Jomar Antônio de Mesquita Teixeira</text:p>
            <text:p>CPF: 301.305.067-53</text:p>
          </table:table-cell>
          <table:table-cell table:style-name="ce65" office:value-type="string" calcext:value-type="string">
            <text:p>Jomar Antônio de Mesquita Teixeira</text:p>
            <text:p>CPF: 301.305.067-53</text:p>
          </table:table-cell>
          <table:table-cell table:style-name="ce40" office:value-type="string" calcext:value-type="string">
            <text:p>Fazenda da Paz</text:p>
          </table:table-cell>
          <table:table-cell table:style-name="ce87" office:value-type="float" office:value="3" calcext:value-type="float">
            <text:p>3</text:p>
          </table:table-cell>
          <table:table-cell table:style-name="ce106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66" office:value-type="string" calcext:value-type="string">
            <text:p>José Carlos Castro dos Santos</text:p>
            <text:p>CPF: 345.160.185-00</text:p>
          </table:table-cell>
          <table:table-cell table:style-name="ce66" office:value-type="string" calcext:value-type="string">
            <text:p>José Carlos Castro dos Santos</text:p>
            <text:p>CPF: 345.160.185-00</text:p>
          </table:table-cell>
          <table:table-cell table:style-name="ce40"/>
          <table:table-cell table:style-name="ce91" office:value-type="float" office:value="3" calcext:value-type="float">
            <text:p>3</text:p>
          </table:table-cell>
          <table:table-cell table:style-name="ce106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12 a 1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66" office:value-type="string" calcext:value-type="string">
            <text:p>José Carlos Rodrigues da Paz</text:p>
            <text:p>CPF: 332.119.732-49</text:p>
          </table:table-cell>
          <table:table-cell table:style-name="ce66" office:value-type="string" calcext:value-type="string">
            <text:p>José Carlos Rodrigues da Paz</text:p>
            <text:p>CPF: 332.119.732-49</text:p>
          </table:table-cell>
          <table:table-cell table:style-name="ce40"/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01/11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José Egidio Quintal</text:p>
            <text:p>CPF: 011.739.109-30</text:p>
          </table:table-cell>
          <table:table-cell table:style-name="ce18" office:value-type="string" calcext:value-type="string">
            <text:p>José Egidio Quintal</text:p>
            <text:p>CPF: 011.739.109-30</text:p>
          </table:table-cell>
          <table:table-cell table:style-name="ce40" office:value-type="string" calcext:value-type="string">
            <text:p>Fazenda Redenção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7 a 02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José Gomes Silveira</text:p>
            <text:p>CPF: 049.838.667-87</text:p>
          </table:table-cell>
          <table:table-cell table:style-name="ce18" office:value-type="string" calcext:value-type="string">
            <text:p>José Gomes Silveira</text:p>
            <text:p>CPF: 049.838.667-87</text:p>
          </table:table-cell>
          <table:table-cell table:style-name="ce40" office:value-type="string" calcext:value-type="string">
            <text:p>Fazenda Escorpião</text:p>
          </table:table-cell>
          <table:table-cell table:style-name="ce87" office:value-type="float" office:value="6" calcext:value-type="float">
            <text:p>6</text:p>
          </table:table-cell>
          <table:table-cell table:style-name="ce106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1 a 28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style-name="ce65" office:value-type="string" calcext:value-type="string">
            <text:p>José Maria Bortoli e outros</text:p>
            <text:p>CPF: 314.622.510-72</text:p>
          </table:table-cell>
          <table:table-cell table:style-name="ce65" office:value-type="string" calcext:value-type="string">
            <text:p>José Maria Bortoli e outros</text:p>
            <text:p>CPF: 314.622.510-72</text:p>
          </table:table-cell>
          <table:table-cell table:style-name="ce40" office:value-type="string" calcext:value-type="string">
            <text:p>Fazenda Vale do Rio Verde</text:p>
          </table:table-cell>
          <table:table-cell table:style-name="ce87" office:value-type="float" office:value="41" calcext:value-type="float">
            <text:p>41</text:p>
          </table:table-cell>
          <table:table-cell table:style-name="ce106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22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65" office:value-type="string" calcext:value-type="string">
            <text:p>José Maria dos Santos Filho</text:p>
            <text:p>CPF; 355.659.182-00</text:p>
          </table:table-cell>
          <table:table-cell table:style-name="ce65" office:value-type="string" calcext:value-type="string">
            <text:p>José Maria dos Santos Filho</text:p>
            <text:p>CPF; 355.659.182-00</text:p>
          </table:table-cell>
          <table:table-cell table:style-name="ce40" office:value-type="string" calcext:value-type="string">
            <text:p>Sítio Bom Sossego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66" office:value-type="string" calcext:value-type="string">
            <text:p>José Maurício Rodrgiues Vieira</text:p>
            <text:p>CPF: 984.865.002-49</text:p>
          </table:table-cell>
          <table:table-cell table:style-name="ce66" office:value-type="string" calcext:value-type="string">
            <text:p>José Maurício Rodrgiues Vieira</text:p>
            <text:p>CPF: 984.865.002-49</text:p>
          </table:table-cell>
          <table:table-cell table:style-name="ce40"/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5 a 07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José Pedro de Almeida</text:p>
            <text:p>CPF: 004.526.616-68</text:p>
          </table:table-cell>
          <table:table-cell table:style-name="ce18" office:value-type="string" calcext:value-type="string">
            <text:p>José Pedro de Almeida</text:p>
            <text:p>CPF: 004.526.616-68</text:p>
          </table:table-cell>
          <table:table-cell table:style-name="ce40" office:value-type="string" calcext:value-type="string">
            <text:p>Fazenda Fortaleza da Guanabara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4 a 30/04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Marcelândia</text:p>
          </table:table-cell>
          <table:table-cell table:style-name="ce18" office:value-type="string" calcext:value-type="string">
            <text:p>José Pereira dos Santos</text:p>
            <text:p>CPF: 929.923.238-53</text:p>
          </table:table-cell>
          <table:table-cell table:style-name="ce18" office:value-type="string" calcext:value-type="string">
            <text:p>José Pereira dos Santos</text:p>
            <text:p>CPF: 929.923.238-53</text:p>
          </table:table-cell>
          <table:table-cell table:style-name="ce40" office:value-type="string" calcext:value-type="string">
            <text:p>Fazenda Nossa Senhora Aparecida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7/08 a 10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66" office:value-type="string" calcext:value-type="string">
            <text:p>José Ramalho de Oliveira</text:p>
            <text:p>CPF: 623.733.316-91</text:p>
          </table:table-cell>
          <table:table-cell table:style-name="ce66" office:value-type="string" calcext:value-type="string">
            <text:p>José Ramalho de Oliveira</text:p>
            <text:p>CPF: 623.733.316-91</text:p>
          </table:table-cell>
          <table:table-cell table:style-name="ce40"/>
          <table:table-cell table:style-name="ce91" office:value-type="float" office:value="3" calcext:value-type="float">
            <text:p>3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22/09 a 24/09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Ribeirão Cascalheira</text:p>
          </table:table-cell>
          <table:table-cell table:style-name="ce18" office:value-type="string" calcext:value-type="string">
            <text:p>José Ricardo Selmi Guiss</text:p>
            <text:p>CPF: 125.666.648-38</text:p>
          </table:table-cell>
          <table:table-cell table:style-name="ce18" office:value-type="string" calcext:value-type="string">
            <text:p>José Ricardo Selmi Guiss</text:p>
            <text:p>CPF: 125.666.648-38</text:p>
          </table:table-cell>
          <table:table-cell table:style-name="ce40" office:value-type="string" calcext:value-type="string">
            <text:p>Fazenda Ribeirão Bonito</text:p>
            <text:p>(Gleba Grotão)</text:p>
          </table:table-cell>
          <table:table-cell table:style-name="ce87" office:value-type="float" office:value="4" calcext:value-type="float">
            <text:p>4</text:p>
          </table:table-cell>
          <table:table-cell table:style-name="ce105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1/11 a 15/11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edra Azul</text:p>
          </table:table-cell>
          <table:table-cell table:style-name="ce66" office:value-type="string" calcext:value-type="string">
            <text:p>José Rodrigues dos Santos</text:p>
            <text:p>CPF: 598.157.285-04</text:p>
          </table:table-cell>
          <table:table-cell table:style-name="ce66" office:value-type="string" calcext:value-type="string">
            <text:p>José Rodrigues dos Santos</text:p>
            <text:p>CPF: 598.157.285-04</text:p>
          </table:table-cell>
          <table:table-cell table:style-name="ce40" office:value-type="string" calcext:value-type="string">
            <text:p>Fazenda Córrego D'Água</text:p>
          </table:table-cell>
          <table:table-cell table:style-name="ce91" office:value-type="float" office:value="9" calcext:value-type="float">
            <text:p>9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7 a 31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Machado</text:p>
          </table:table-cell>
          <table:table-cell table:style-name="ce18" office:value-type="string" calcext:value-type="string">
            <text:p>Juciel Dias Correa</text:p>
            <text:p>CPF;  429.889.186-00</text:p>
          </table:table-cell>
          <table:table-cell table:style-name="ce18" office:value-type="string" calcext:value-type="string">
            <text:p>Juciel Dias Correa</text:p>
            <text:p>CPF;  429.889.186-00</text:p>
          </table:table-cell>
          <table:table-cell table:style-name="ce40" office:value-type="string" calcext:value-type="string">
            <text:p>Sítio Bom Jesus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11 a 24/11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Mogi Mirim</text:p>
          </table:table-cell>
          <table:table-cell table:style-name="ce18" office:value-type="string" calcext:value-type="string">
            <text:p>Jurandir SIA e Outros</text:p>
            <text:p>CPF: 136.257.568-20</text:p>
          </table:table-cell>
          <table:table-cell table:style-name="ce18" office:value-type="string" calcext:value-type="string">
            <text:p>Jurandir SIA e Outros</text:p>
            <text:p>CPF: 136.257.568-20</text:p>
          </table:table-cell>
          <table:table-cell table:style-name="ce40" office:value-type="string" calcext:value-type="string">
            <text:p>Fazenda Pirapitingui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Landualdo Silva Santos</text:p>
            <text:p>CPF: 375.838.832-53</text:p>
          </table:table-cell>
          <table:table-cell table:style-name="ce18" office:value-type="string" calcext:value-type="string">
            <text:p>Landualdo Silva Santos</text:p>
            <text:p>CPF: 375.838.832-53</text:p>
          </table:table-cell>
          <table:table-cell table:style-name="ce40"/>
          <table:table-cell table:style-name="ce87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1/08 a 13/08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Lauro Tramontini</text:p>
            <text:p>CPF: 006.061.011-52</text:p>
          </table:table-cell>
          <table:table-cell table:style-name="ce18" office:value-type="string" calcext:value-type="string">
            <text:p>Lauro Tramontini</text:p>
            <text:p>CPF: 006.061.011-52</text:p>
          </table:table-cell>
          <table:table-cell table:style-name="ce40" office:value-type="string" calcext:value-type="string">
            <text:p>Fazenda São Francisco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9 a 20/09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Montes Claros De Goiás</text:p>
          </table:table-cell>
          <table:table-cell table:style-name="ce18" office:value-type="string" calcext:value-type="string">
            <text:p>Lineu de Arruda Pastana</text:p>
            <text:p>CPF: 289.950.588-20</text:p>
          </table:table-cell>
          <table:table-cell table:style-name="ce18" office:value-type="string" calcext:value-type="string">
            <text:p>Lineu de Arruda Pastana</text:p>
            <text:p>CPF: 289.950.588-20</text:p>
          </table:table-cell>
          <table:table-cell table:style-name="ce40" office:value-type="string" calcext:value-type="string">
            <text:p>Fazenda Bebedouro do Sertãozinho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3/04 a 25/04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sta Rica</text:p>
          </table:table-cell>
          <table:table-cell table:style-name="ce18" office:value-type="string" calcext:value-type="string">
            <text:p>Lineu de Paula Leão</text:p>
            <text:p>CPF: 026.043.458-20</text:p>
          </table:table-cell>
          <table:table-cell table:style-name="ce18" office:value-type="string" calcext:value-type="string">
            <text:p>Lineu de Paula Leão</text:p>
            <text:p>CPF: 026.043.458-20</text:p>
          </table:table-cell>
          <table:table-cell table:style-name="ce40" office:value-type="string" calcext:value-type="string">
            <text:p>Fazenda Elza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9 a 19/09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is Irmãos do Buriti</text:p>
          </table:table-cell>
          <table:table-cell table:style-name="ce18" office:value-type="string" calcext:value-type="string">
            <text:p>Luciano Luis Zeferino</text:p>
            <text:p>CPF: 802.709.801-72</text:p>
          </table:table-cell>
          <table:table-cell table:style-name="ce18" office:value-type="string" calcext:value-type="string">
            <text:p>Luciano Luis Zeferino</text:p>
            <text:p>CPF: 802.709.801-72</text:p>
          </table:table-cell>
          <table:table-cell table:style-name="ce40" office:value-type="string" calcext:value-type="string">
            <text:p>Fazenda Buba/Campanário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6 a 26/06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Juara</text:p>
          </table:table-cell>
          <table:table-cell table:style-name="ce18" office:value-type="string" calcext:value-type="string">
            <text:p>Luiz Alcir de Moraes</text:p>
            <text:p>CPF: 050.746.571-72</text:p>
          </table:table-cell>
          <table:table-cell table:style-name="ce18" office:value-type="string" calcext:value-type="string">
            <text:p>Luiz Alcir de Moraes</text:p>
            <text:p>CPF: 050.746.571-72</text:p>
          </table:table-cell>
          <table:table-cell table:style-name="ce40" office:value-type="string" calcext:value-type="string">
            <text:p>Fazenda Rio Mutuca</text:p>
          </table:table-cell>
          <table:table-cell table:style-name="ce87"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0/07 a 26/07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Camapuã</text:p>
          </table:table-cell>
          <table:table-cell table:style-name="ce18" office:value-type="string" calcext:value-type="string">
            <text:p>Luiz Fernandes da Silva</text:p>
            <text:p>CPF: 004.117.118-73</text:p>
          </table:table-cell>
          <table:table-cell table:style-name="ce18" office:value-type="string" calcext:value-type="string">
            <text:p>Luiz Fernandes da Silva</text:p>
            <text:p>CPF: 004.117.118-73</text:p>
          </table:table-cell>
          <table:table-cell table:style-name="ce40" office:value-type="string" calcext:value-type="string">
            <text:p>Fazenda Santa Maria</text:p>
            <text:p>(Carvoaria)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8 a 20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ão João da Ponta</text:p>
          </table:table-cell>
          <table:table-cell table:style-name="ce18" office:value-type="string" calcext:value-type="string">
            <text:p>Luiza de Marilaque Cordeiro</text:p>
            <text:p>CPF: 307.214.742-68</text:p>
          </table:table-cell>
          <table:table-cell table:style-name="ce18" office:value-type="string" calcext:value-type="string">
            <text:p>Luiza de Marilaque Cordeiro</text:p>
            <text:p>CPF: 307.214.742-68</text:p>
          </table:table-cell>
          <table:table-cell table:style-name="ce40" office:value-type="string" calcext:value-type="string">
            <text:p>Sítio São José e Santa Maria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8 a 10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Magno Rodrigues de Souza</text:p>
            <text:p>CPF: 873.741.022-91</text:p>
            <text:p>Robson Gomes de Souza</text:p>
            <text:p>CPF: 827.395.282-72</text:p>
          </table:table-cell>
          <table:table-cell table:style-name="ce18" office:value-type="string" calcext:value-type="string">
            <text:p>Magno Rodrigues de Souza</text:p>
            <text:p>CPF: 873.741.022-91</text:p>
            <text:p>Robson Gomes de Souza</text:p>
            <text:p>CPF: 827.395.282-72</text:p>
          </table:table-cell>
          <table:table-cell table:style-name="ce40" office:value-type="string" calcext:value-type="string">
            <text:p>Carvoaria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08/12 a 12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rto Estrela</text:p>
          </table:table-cell>
          <table:table-cell table:style-name="ce66" office:value-type="string" calcext:value-type="string">
            <text:p>Manoel Luiz de Lima</text:p>
            <text:p>CPF: 117.134.109-15</text:p>
          </table:table-cell>
          <table:table-cell table:style-name="ce66" office:value-type="string" calcext:value-type="string">
            <text:p>Manoel Luiz de Lima</text:p>
            <text:p>CPF: 117.134.109-15</text:p>
          </table:table-cell>
          <table:table-cell table:style-name="ce40" office:value-type="string" calcext:value-type="string">
            <text:p>Fazenda Rancho Alegre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40" office:value-type="string" calcext:value-type="string">
            <text:p>Fazenda Pau Terra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02/07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style-name="ce18" office:value-type="string" calcext:value-type="string">
            <text:p>Maria Aparecida Barbosa Zamproni</text:p>
            <text:p>CPF: 173.561.569-20</text:p>
          </table:table-cell>
          <table:table-cell table:style-name="ce18" office:value-type="string" calcext:value-type="string">
            <text:p>Maria Aparecida Barbosa Zamproni</text:p>
            <text:p>CPF: 173.561.569-20</text:p>
          </table:table-cell>
          <table:table-cell table:style-name="ce40" office:value-type="string" calcext:value-type="string">
            <text:p>Fazenda Renascer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5/06 a 18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Pirajuí</text:p>
          </table:table-cell>
          <table:table-cell table:style-name="ce18" office:value-type="string" calcext:value-type="string">
            <text:p>Maria Celeste de Oliveira</text:p>
            <text:p>CPF: 032.786.748-55</text:p>
          </table:table-cell>
          <table:table-cell table:style-name="ce18" office:value-type="string" calcext:value-type="string">
            <text:p>Maria Celeste de Oliveira</text:p>
            <text:p>CPF: 032.786.748-55</text:p>
          </table:table-cell>
          <table:table-cell table:style-name="ce40" office:value-type="string" calcext:value-type="string">
            <text:p>Fazendas Reunidas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9/05 a 30/05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Peritoró</text:p>
          </table:table-cell>
          <table:table-cell table:style-name="ce18" office:value-type="string" calcext:value-type="string">
            <text:p>Maria das Graças Teixeira da Silva</text:p>
            <text:p>CPF: 759.538.383-87</text:p>
          </table:table-cell>
          <table:table-cell table:style-name="ce18" office:value-type="string" calcext:value-type="string">
            <text:p>Maria das Graças Teixeira da Silva</text:p>
            <text:p>CPF: 759.538.383-87</text:p>
          </table:table-cell>
          <table:table-cell table:style-name="ce40" office:value-type="string" calcext:value-type="string">
            <text:p>Fazenda Verdes Campos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9/09 a 03/10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Uruará</text:p>
          </table:table-cell>
          <table:table-cell table:style-name="ce18" office:value-type="string" calcext:value-type="string">
            <text:p>Maria Soares de Freitas</text:p>
            <text:p>CPF: 437.743.502-72</text:p>
          </table:table-cell>
          <table:table-cell table:style-name="ce18" office:value-type="string" calcext:value-type="string">
            <text:p>Maria Soares de Freitas</text:p>
            <text:p>CPF: 437.743.502-72</text:p>
          </table:table-cell>
          <table:table-cell table:style-name="ce40" office:value-type="string" calcext:value-type="string">
            <text:p>Fazenda Bom Sossego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18/09 a 04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style-name="ce18" office:value-type="string" calcext:value-type="string">
            <text:p>Martins Steptjuk</text:p>
            <text:p>CPF: 007.544.399-68</text:p>
          </table:table-cell>
          <table:table-cell table:style-name="ce18" office:value-type="string" calcext:value-type="string">
            <text:p>Martins Steptjuk</text:p>
            <text:p>CPF: 007.544.399-68</text:p>
          </table:table-cell>
          <table:table-cell table:style-name="ce40" office:value-type="string" calcext:value-type="string">
            <text:p>Fazenda Vista Alegre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9 a 07/10</text:p>
          </table:table-cell>
          <table:table-cell table:style-name="ce48" office:value-type="string" calcext:value-type="string">
            <text:p>RO</text:p>
          </table:table-cell>
          <table:table-cell table:style-name="ce54" office:value-type="string" calcext:value-type="string">
            <text:p>Porto Velho</text:p>
          </table:table-cell>
          <table:table-cell table:style-name="ce18" office:value-type="string" calcext:value-type="string">
            <text:p>Mauro Nascimento de Moura</text:p>
            <text:p>CEI: 39.360.053.218-7</text:p>
          </table:table-cell>
          <table:table-cell table:style-name="ce18" office:value-type="string" calcext:value-type="string">
            <text:p>Mauro Nascimento de Moura</text:p>
            <text:p>CEI: 39.360.053.218-7</text:p>
          </table:table-cell>
          <table:table-cell table:style-name="ce40" office:value-type="string" calcext:value-type="string">
            <text:p>Fazenda América</text:p>
          </table:table-cell>
          <table:table-cell table:style-name="ce87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7/04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aião</text:p>
          </table:table-cell>
          <table:table-cell table:style-name="ce18" office:value-type="string" calcext:value-type="string">
            <text:p>Miguel Eugênio Monteiro de Barros</text:p>
            <text:p>CPF: 419.512.397-68</text:p>
          </table:table-cell>
          <table:table-cell table:style-name="ce18" office:value-type="string" calcext:value-type="string">
            <text:p>Miguel Eugênio Monteiro de Barros</text:p>
            <text:p>CPF: 419.512.397-68</text:p>
          </table:table-cell>
          <table:table-cell table:style-name="ce40" office:value-type="string" calcext:value-type="string">
            <text:p>Fazenda do Dr. Miguel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04/04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Conceição Do Tocantins</text:p>
          </table:table-cell>
          <table:table-cell table:style-name="ce18" office:value-type="string" calcext:value-type="string">
            <text:p>Monarka Brasil Estacionamento Ltda.</text:p>
            <text:p>CNPJ: 07.944.367/0001-02</text:p>
          </table:table-cell>
          <table:table-cell table:style-name="ce18" office:value-type="string" calcext:value-type="string">
            <text:p>Monarka Brasil Estacionamento Ltda.</text:p>
            <text:p>CNPJ: 07.944.367/0001-02</text:p>
          </table:table-cell>
          <table:table-cell table:style-name="ce40" office:value-type="string" calcext:value-type="string">
            <text:p>Fazenda Monarka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3 a 05/04</text:p>
          </table:table-cell>
          <table:table-cell table:style-name="ce48" office:value-type="string" calcext:value-type="string">
            <text:p>MT</text:p>
          </table:table-cell>
          <table:table-cell table:style-name="ce52" office:value-type="string" calcext:value-type="string">
            <text:p>Paranaíta</text:p>
          </table:table-cell>
          <table:table-cell table:style-name="ce18" office:value-type="string" calcext:value-type="string">
            <text:p>Nailton Hernandes Cavalheiro</text:p>
            <text:p>CPF: 328.297.287-34</text:p>
          </table:table-cell>
          <table:table-cell table:style-name="ce18" office:value-type="string" calcext:value-type="string">
            <text:p>Nailton Hernandes Cavalheiro</text:p>
            <text:p>CPF: 328.297.287-34</text:p>
          </table:table-cell>
          <table:table-cell table:style-name="ce40" office:value-type="string" calcext:value-type="string">
            <text:p>Fazenda Bom Jesus da Serra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7 a 18/07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Nelcimar Borges do Prado</text:p>
            <text:p>CPF: 039.738.081-04</text:p>
          </table:table-cell>
          <table:table-cell table:style-name="ce18" office:value-type="string" calcext:value-type="string">
            <text:p>Nelcimar Borges do Prado</text:p>
            <text:p>CPF: 039.738.081-04</text:p>
          </table:table-cell>
          <table:table-cell table:style-name="ce40" office:value-type="string" calcext:value-type="string">
            <text:p>Fazenda Três Irmãos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30/06 a 05/07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Herval D'Oeste</text:p>
          </table:table-cell>
          <table:table-cell table:style-name="ce18" office:value-type="string" calcext:value-type="string">
            <text:p>Obiratan Carlos Bortolon</text:p>
            <text:p>CPF: 445.452.319-34</text:p>
          </table:table-cell>
          <table:table-cell table:style-name="ce18" office:value-type="string" calcext:value-type="string">
            <text:p>Obiratan Carlos Bortolon</text:p>
            <text:p>CPF: 445.452.319-34</text:p>
          </table:table-cell>
          <table:table-cell table:style-name="ce40" office:value-type="string" calcext:value-type="string">
            <text:p>Obiratan Carlos Bortolon e outros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7/04 a 17/04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Curitibanos</text:p>
          </table:table-cell>
          <table:table-cell table:style-name="ce18" office:value-type="string" calcext:value-type="string">
            <text:p>Oldair Roberto Rech e Outros</text:p>
            <text:p>CPF: 892.817.139-34</text:p>
            <text:p>CEI: 45.500.003.678-3</text:p>
          </table:table-cell>
          <table:table-cell table:style-name="ce18" office:value-type="string" calcext:value-type="string">
            <text:p>Oldair Roberto Rech e Outros</text:p>
            <text:p>CPF: 892.817.139-34</text:p>
            <text:p>CEI: 45.500.003.678-3</text:p>
          </table:table-cell>
          <table:table-cell table:style-name="ce40" office:value-type="string" calcext:value-type="string">
            <text:p>Consórcio Simplificado de Empregadores Rurais</text:p>
          </table:table-cell>
          <table:table-cell table:style-name="ce87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02/07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Alta Floresta</text:p>
          </table:table-cell>
          <table:table-cell table:style-name="ce18" office:value-type="string" calcext:value-type="string">
            <text:p>Oliveira Ferreira Barbosa</text:p>
            <text:p>CPF: 022.501.609-53</text:p>
          </table:table-cell>
          <table:table-cell table:style-name="ce18" office:value-type="string" calcext:value-type="string">
            <text:p>Oliveira Ferreira Barbosa</text:p>
            <text:p>CPF: 022.501.609-53</text:p>
          </table:table-cell>
          <table:table-cell table:style-name="ce40" office:value-type="string" calcext:value-type="string">
            <text:p>Fazenda Shangri-lá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2 a 22/02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style-name="ce65" office:value-type="string" calcext:value-type="string">
            <text:p>Onério Castanha</text:p>
            <text:p>CPF: 221.926.388-68</text:p>
          </table:table-cell>
          <table:table-cell table:style-name="ce65" office:value-type="string" calcext:value-type="string">
            <text:p>Onério Castanha</text:p>
            <text:p>CPF: 221.926.388-68</text:p>
          </table:table-cell>
          <table:table-cell table:style-name="ce40" office:value-type="string" calcext:value-type="string">
            <text:p>Fazenda Serrinha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9/12 a 1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nanás</text:p>
          </table:table-cell>
          <table:table-cell table:style-name="ce66" office:value-type="string" calcext:value-type="string">
            <text:p>Onofre Marques de Melo</text:p>
            <text:p>CPF: 050.043.141-87</text:p>
          </table:table-cell>
          <table:table-cell table:style-name="ce66" office:value-type="string" calcext:value-type="string">
            <text:p>Onofre Marques de Melo</text:p>
            <text:p>CPF: 050.043.141-87</text:p>
          </table:table-cell>
          <table:table-cell table:style-name="ce40" office:value-type="string" calcext:value-type="string">
            <text:p>Fazenda Água Roxa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5 a 07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Osmar Alves dos Santos</text:p>
            <text:p>CPF: 031.447.631-87</text:p>
          </table:table-cell>
          <table:table-cell table:style-name="ce18" office:value-type="string" calcext:value-type="string">
            <text:p>Osmar Alves dos Santos</text:p>
            <text:p>CPF: 031.447.631-87</text:p>
          </table:table-cell>
          <table:table-cell table:style-name="ce40" office:value-type="string" calcext:value-type="string">
            <text:p>Fazenda Sumaúma II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0/03 a 17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Concórdia do Pará</text:p>
          </table:table-cell>
          <table:table-cell table:style-name="ce18" office:value-type="string" calcext:value-type="string">
            <text:p>Otávio Zapelini Filho</text:p>
            <text:p>CPF: 052.728.228-62</text:p>
          </table:table-cell>
          <table:table-cell table:style-name="ce18" office:value-type="string" calcext:value-type="string">
            <text:p>Otávio Zapelini Filho</text:p>
            <text:p>CPF: 052.728.228-62</text:p>
          </table:table-cell>
          <table:table-cell table:style-name="ce40" office:value-type="string" calcext:value-type="string">
            <text:p>Fazenda Zapelini II</text:p>
          </table:table-cell>
          <table:table-cell table:style-name="ce8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9/04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Pedro da Silva Júnior</text:p>
            <text:p>CPF: 218.152.409-20</text:p>
          </table:table-cell>
          <table:table-cell table:style-name="ce18" office:value-type="string" calcext:value-type="string">
            <text:p>Pedro da Silva Júnior</text:p>
            <text:p>CPF: 218.152.409-20</text:p>
          </table:table-cell>
          <table:table-cell table:style-name="ce40" office:value-type="string" calcext:value-type="string">
            <text:p>Fazenda Santa Catarina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3/11 a 03/12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Antônio Almeida</text:p>
          </table:table-cell>
          <table:table-cell table:style-name="ce66" office:value-type="string" calcext:value-type="string">
            <text:p>Pedro Ilgenfritz</text:p>
            <text:p>CPF: 007.355.541-02</text:p>
          </table:table-cell>
          <table:table-cell table:style-name="ce66" office:value-type="string" calcext:value-type="string">
            <text:p>Pedro Ilgenfritz</text:p>
            <text:p>CPF: 007.355.541-02</text:p>
          </table:table-cell>
          <table:table-cell table:style-name="ce40" office:value-type="string" calcext:value-type="string">
            <text:p>Fazenda Alegria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22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om Jesus do Tocantins</text:p>
          </table:table-cell>
          <table:table-cell table:style-name="ce65" office:value-type="string" calcext:value-type="string">
            <text:p>Raimundo Rocha Martins Filho</text:p>
            <text:p>CPF: 231.677.421-00</text:p>
          </table:table-cell>
          <table:table-cell table:style-name="ce65" office:value-type="string" calcext:value-type="string">
            <text:p>Raimundo Rocha Martins Filho</text:p>
            <text:p>CPF: 231.677.421-00</text:p>
          </table:table-cell>
          <table:table-cell table:style-name="ce40" office:value-type="string" calcext:value-type="string">
            <text:p>Fazenda Morada Nova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08 a 18/08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Governador Edison Lobão</text:p>
          </table:table-cell>
          <table:table-cell table:style-name="ce66" office:value-type="string" calcext:value-type="string">
            <text:p>Ramilton Luis Duarte Costa</text:p>
            <text:p>CPF: 745.079.823-91</text:p>
          </table:table-cell>
          <table:table-cell table:style-name="ce66" office:value-type="string" calcext:value-type="string">
            <text:p>Ramilton Luis Duarte Costa</text:p>
            <text:p>CPF: 745.079.823-91</text:p>
          </table:table-cell>
          <table:table-cell table:style-name="ce40" office:value-type="string" calcext:value-type="string">
            <text:p>Fazenda Terra Bela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style-name="ce18" office:value-type="string" calcext:value-type="string">
            <text:p>Renato Pedro Ferreira</text:p>
            <text:p>CPF: 028.003.949-27</text:p>
          </table:table-cell>
          <table:table-cell table:style-name="ce18" office:value-type="string" calcext:value-type="string">
            <text:p>Renato Pedro Ferreira</text:p>
            <text:p>CPF: 028.003.949-27</text:p>
          </table:table-cell>
          <table:table-cell table:style-name="ce40" office:value-type="string" calcext:value-type="string">
            <text:p>Fazenda Marati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4/09 a 19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Jequitinhonha</text:p>
          </table:table-cell>
          <table:table-cell table:style-name="ce66" office:value-type="string" calcext:value-type="string">
            <text:p>Roberto Sebastião Pimenta</text:p>
            <text:p>CPF: 223.128.116-34</text:p>
          </table:table-cell>
          <table:table-cell table:style-name="ce66" office:value-type="string" calcext:value-type="string">
            <text:p>Roberto Sebastião Pimenta</text:p>
            <text:p>CPF: 223.128.116-34</text:p>
          </table:table-cell>
          <table:table-cell table:style-name="ce40" office:value-type="string" calcext:value-type="string">
            <text:p>Fazenda Jampruca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2 a 07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65" office:value-type="string" calcext:value-type="string">
            <text:p>Rogério Casagrande</text:p>
            <text:p>CPF: 007.804.927-06</text:p>
          </table:table-cell>
          <table:table-cell table:style-name="ce65" office:value-type="string" calcext:value-type="string">
            <text:p>Rogério Casagrande</text:p>
            <text:p>CPF: 007.804.927-06</text:p>
          </table:table-cell>
          <table:table-cell table:style-name="ce40" office:value-type="string" calcext:value-type="string">
            <text:p>Fazenda Nova Olinda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5 a 06/06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Rogério Pirshhner</text:p>
            <text:p>CPF: 017.351.267-48</text:p>
          </table:table-cell>
          <table:table-cell table:style-name="ce18" office:value-type="string" calcext:value-type="string">
            <text:p>Rogério Pirshhner</text:p>
            <text:p>CPF: 017.351.267-48</text:p>
          </table:table-cell>
          <table:table-cell table:style-name="ce40" office:value-type="string" calcext:value-type="string">
            <text:p>Fazenda Valerience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11 a 28/11</text:p>
          </table:table-cell>
          <table:table-cell table:style-name="ce48" office:value-type="string" calcext:value-type="string">
            <text:p>PE </text:p>
          </table:table-cell>
          <table:table-cell table:style-name="ce48" office:value-type="string" calcext:value-type="string">
            <text:p>Palmares</text:p>
          </table:table-cell>
          <table:table-cell table:style-name="ce18" office:value-type="string" calcext:value-type="string">
            <text:p>Romildo Brandão</text:p>
            <text:p>CPF: 043.498.224-53</text:p>
          </table:table-cell>
          <table:table-cell table:style-name="ce18" office:value-type="string" calcext:value-type="string">
            <text:p>Romildo Brandão</text:p>
            <text:p>CPF: 043.498.224-53</text:p>
          </table:table-cell>
          <table:table-cell table:style-name="ce40"/>
          <table:table-cell table:style-name="ce87"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9 a 12/09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Ipiranga do Norte</text:p>
          </table:table-cell>
          <table:table-cell table:style-name="ce18" office:value-type="string" calcext:value-type="string">
            <text:p>Sadi Zanatta</text:p>
            <text:p>CPF: 307.640.330-34</text:p>
          </table:table-cell>
          <table:table-cell table:style-name="ce18" office:value-type="string" calcext:value-type="string">
            <text:p>Sadi Zanatta</text:p>
            <text:p>CPF: 307.640.330-34</text:p>
          </table:table-cell>
          <table:table-cell table:style-name="ce40" office:value-type="string" calcext:value-type="string">
            <text:p>Fazenda Curitiba</text:p>
          </table:table-cell>
          <table:table-cell table:style-name="ce87" office:value-type="float" office:value="6" calcext:value-type="float">
            <text:p>6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1 a 28/0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Feliz Natal</text:p>
          </table:table-cell>
          <table:table-cell table:style-name="ce65" office:value-type="string" calcext:value-type="string">
            <text:p>Samarone de Freitas</text:p>
            <text:p>CPF: 827.977.571-49</text:p>
          </table:table-cell>
          <table:table-cell table:style-name="ce65" office:value-type="string" calcext:value-type="string">
            <text:p>Samarone de Freitas</text:p>
            <text:p>CPF: 827.977.571-49</text:p>
          </table:table-cell>
          <table:table-cell table:style-name="ce40" office:value-type="string" calcext:value-type="string">
            <text:p>Fazenda Beira Rio</text:p>
            <text:p>(Fazenda Dorley/Samarone)</text:p>
          </table:table-cell>
          <table:table-cell table:style-name="ce87" office:value-type="float" office:value="20" calcext:value-type="float">
            <text:p>20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2 a 22/0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Alta Floresta</text:p>
          </table:table-cell>
          <table:table-cell table:style-name="ce65" office:value-type="string" calcext:value-type="string">
            <text:p>Samuel de Campos Widal Filho</text:p>
            <text:p>CPF: 798.855.271-68</text:p>
          </table:table-cell>
          <table:table-cell table:style-name="ce65" office:value-type="string" calcext:value-type="string">
            <text:p>Samuel de Campos Widal Filho</text:p>
            <text:p>CPF: 798.855.271-68</text:p>
          </table:table-cell>
          <table:table-cell table:style-name="ce40" office:value-type="string" calcext:value-type="string">
            <text:p>Fazenda Patrícia</text:p>
          </table:table-cell>
          <table:table-cell table:style-name="ce87" office:value-type="float" office:value="8" calcext:value-type="float">
            <text:p>8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6 a 11/06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Carmo do Rio Claro</text:p>
          </table:table-cell>
          <table:table-cell table:style-name="ce18" office:value-type="string" calcext:value-type="string">
            <text:p>Sebastião Otaviano Marques</text:p>
            <text:p>CPF: 042.088.541-20</text:p>
          </table:table-cell>
          <table:table-cell table:style-name="ce18" office:value-type="string" calcext:value-type="string">
            <text:p>Sebastião Otaviano Marques</text:p>
            <text:p>CPF: 042.088.541-20</text:p>
          </table:table-cell>
          <table:table-cell table:style-name="ce40" office:value-type="string" calcext:value-type="string">
            <text:p>Fazenda Entre Cachoeiras</text:p>
          </table:table-cell>
          <table:table-cell table:style-name="ce87" office:value-type="float" office:value="27" calcext:value-type="float">
            <text:p>27</text:p>
          </table:table-cell>
          <table:table-cell table:style-name="ce105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rtelândia</text:p>
          </table:table-cell>
          <table:table-cell table:style-name="ce66" office:value-type="string" calcext:value-type="string">
            <text:p>Silvino Santana Araújo</text:p>
            <text:p>CPF: 104.029.528 - 20</text:p>
          </table:table-cell>
          <table:table-cell table:style-name="ce66" office:value-type="string" calcext:value-type="string">
            <text:p>Silvino Santana Araújo</text:p>
            <text:p>CPF: 104.029.528 - 20</text:p>
          </table:table-cell>
          <table:table-cell table:style-name="ce40" office:value-type="string" calcext:value-type="string">
            <text:p>Sítio Água Viva</text:p>
          </table:table-cell>
          <table:table-cell table:style-name="ce91" office:value-type="float" office:value="2" calcext:value-type="float">
            <text:p>2</text:p>
          </table:table-cell>
          <table:table-cell table:style-name="ce105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12 a 16/12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Jequitinhonha</text:p>
          </table:table-cell>
          <table:table-cell table:style-name="ce66" office:value-type="string" calcext:value-type="string">
            <text:p>Sormany Amorim de Souza</text:p>
            <text:p>CPF: 557.670.605-68</text:p>
          </table:table-cell>
          <table:table-cell table:style-name="ce66" office:value-type="string" calcext:value-type="string">
            <text:p>Sormany Amorim de Souza</text:p>
            <text:p>CPF: 557.670.605-68</text:p>
          </table:table-cell>
          <table:table-cell table:style-name="ce40" office:value-type="string" calcext:value-type="string">
            <text:p>Fazenda Para Águas Belas</text:p>
          </table:table-cell>
          <table:table-cell table:style-name="ce91" office:value-type="float" office:value="4" calcext:value-type="float">
            <text:p>4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4 a 23/04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40" office:value-type="string" calcext:value-type="string">
            <text:p>Fazenda Alto da Serra</text:p>
          </table:table-cell>
          <table:table-cell table:style-name="ce87" office:value-type="float" office:value="7" calcext:value-type="float">
            <text:p>7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11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40" office:value-type="string" calcext:value-type="string">
            <text:p>Carvoaria Califórnia</text:p>
          </table:table-cell>
          <table:table-cell table:style-name="ce87" office:value-type="float" office:value="8" calcext:value-type="float">
            <text:p>8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11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40" office:value-type="string" calcext:value-type="string">
            <text:p>Carvoaria Paraná Ltda. EPP</text:p>
          </table:table-cell>
          <table:table-cell table:style-name="ce87" office:value-type="float" office:value="9" calcext:value-type="float">
            <text:p>9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9 a 07/10</text:p>
          </table:table-cell>
          <table:table-cell table:style-name="ce48" office:value-type="string" calcext:value-type="string">
            <text:p>AM</text:p>
          </table:table-cell>
          <table:table-cell table:style-name="ce54" office:value-type="string" calcext:value-type="string">
            <text:p>Boca Do Acre</text:p>
          </table:table-cell>
          <table:table-cell table:style-name="ce18" office:value-type="string" calcext:value-type="string">
            <text:p>Valdir Sperotto</text:p>
            <text:p>CPF: 213.401.619-15</text:p>
          </table:table-cell>
          <table:table-cell table:style-name="ce18" office:value-type="string" calcext:value-type="string">
            <text:p>Valdir Sperotto</text:p>
            <text:p>CPF: 213.401.619-15</text:p>
          </table:table-cell>
          <table:table-cell table:style-name="ce40" office:value-type="string" calcext:value-type="string">
            <text:p>Fazenda Mococa</text:p>
          </table:table-cell>
          <table:table-cell table:style-name="ce87" office:value-type="float" office:value="8" calcext:value-type="float">
            <text:p>8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7/04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Valdivino Barbosa da Silva</text:p>
            <text:p>CPF: 268.106.702-20</text:p>
          </table:table-cell>
          <table:table-cell table:style-name="ce18" office:value-type="string" calcext:value-type="string">
            <text:p>Valdivino Barbosa da Silva</text:p>
            <text:p>CPF: 268.106.702-20</text:p>
          </table:table-cell>
          <table:table-cell table:style-name="ce40" office:value-type="string" calcext:value-type="string">
            <text:p>Fazenda Duas Irmãs</text:p>
          </table:table-cell>
          <table:table-cell table:style-name="ce87" office:value-type="float" office:value="4" calcext:value-type="float">
            <text:p>4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3 a 20/03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Rondolândia</text:p>
          </table:table-cell>
          <table:table-cell table:style-name="ce18" office:value-type="string" calcext:value-type="string">
            <text:p>Valtenir João Rigon</text:p>
            <text:p>CPF: 680.445.349-20</text:p>
          </table:table-cell>
          <table:table-cell table:style-name="ce18" office:value-type="string" calcext:value-type="string">
            <text:p>Valtenir João Rigon</text:p>
            <text:p>CPF: 680.445.349-20</text:p>
          </table:table-cell>
          <table:table-cell table:style-name="ce40" office:value-type="string" calcext:value-type="string">
            <text:p>Fazenda São Lucas</text:p>
          </table:table-cell>
          <table:table-cell table:style-name="ce87" office:value-type="float" office:value="3" calcext:value-type="float">
            <text:p>3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8 a 05/09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Corrente</text:p>
          </table:table-cell>
          <table:table-cell table:style-name="ce18" office:value-type="string" calcext:value-type="string">
            <text:p>Vicente de Paula Costa</text:p>
            <text:p>CPF: 265.386.286-72</text:p>
          </table:table-cell>
          <table:table-cell table:style-name="ce18" office:value-type="string" calcext:value-type="string">
            <text:p>Vicente de Paula Costa</text:p>
            <text:p>CPF: 265.386.286-72</text:p>
          </table:table-cell>
          <table:table-cell table:style-name="ce40" office:value-type="string" calcext:value-type="string">
            <text:p>Fazenda Boqueirão da Tocaia</text:p>
          </table:table-cell>
          <table:table-cell table:style-name="ce87" office:value-type="float" office:value="5" calcext:value-type="float">
            <text:p>5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5/08 a 19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ampo Grande</text:p>
          </table:table-cell>
          <table:table-cell table:style-name="ce18" office:value-type="string" calcext:value-type="string">
            <text:p>Vivaldino Zamboni</text:p>
            <text:p>CPF: 006.562.240-53</text:p>
          </table:table-cell>
          <table:table-cell table:style-name="ce18" office:value-type="string" calcext:value-type="string">
            <text:p>Vivaldino Zamboni</text:p>
            <text:p>CPF: 006.562.240-53</text:p>
          </table:table-cell>
          <table:table-cell table:style-name="ce40" office:value-type="string" calcext:value-type="string">
            <text:p>Fazenda Imbirussu</text:p>
          </table:table-cell>
          <table:table-cell table:style-name="ce87" office:value-type="float" office:value="11" calcext:value-type="float">
            <text:p>11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5/08 a 19/08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18" office:value-type="string" calcext:value-type="string">
            <text:p>Volnei Modesto Diniz</text:p>
            <text:p>CPF: 136.905.741-53</text:p>
          </table:table-cell>
          <table:table-cell table:style-name="ce18" office:value-type="string" calcext:value-type="string">
            <text:p>Volnei Modesto Diniz</text:p>
            <text:p>CPF: 136.905.741-53</text:p>
          </table:table-cell>
          <table:table-cell table:style-name="ce40" office:value-type="string" calcext:value-type="string">
            <text:p>Fazenda Rio Parú</text:p>
          </table:table-cell>
          <table:table-cell table:style-name="ce87" office:value-type="float" office:value="3" calcext:value-type="float">
            <text:p>3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5 a 30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18" office:value-type="string" calcext:value-type="string">
            <text:p>Von Rommel Hoffman Peixoto</text:p>
            <text:p>CPF: 001.693.997-29</text:p>
          </table:table-cell>
          <table:table-cell table:style-name="ce18" office:value-type="string" calcext:value-type="string">
            <text:p>Von Rommel Hoffman Peixoto</text:p>
            <text:p>CPF: 001.693.997-29</text:p>
          </table:table-cell>
          <table:table-cell table:style-name="ce40" office:value-type="string" calcext:value-type="string">
            <text:p>Fazenda Eucalipto</text:p>
          </table:table-cell>
          <table:table-cell table:style-name="ce87" office:value-type="float" office:value="30" calcext:value-type="float">
            <text:p>30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9/05 a 05/06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Três Pontas</text:p>
          </table:table-cell>
          <table:table-cell table:style-name="ce18" office:value-type="string" calcext:value-type="string">
            <text:p>Wanderley Rabelo de Andrade</text:p>
            <text:p>CPF: 376.882.436-53</text:p>
          </table:table-cell>
          <table:table-cell table:style-name="ce18" office:value-type="string" calcext:value-type="string">
            <text:p>Wanderley Rabelo de Andrade</text:p>
            <text:p>CPF: 376.882.436-53</text:p>
          </table:table-cell>
          <table:table-cell table:style-name="ce40" office:value-type="string" calcext:value-type="string">
            <text:p>Fazenda Santa Mônica</text:p>
          </table:table-cell>
          <table:table-cell table:style-name="ce87" office:value-type="float" office:value="7" calcext:value-type="float">
            <text:p>7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8 a 10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Welson Moreira da Luz</text:p>
            <text:p>CPF: 680.881.082-68</text:p>
          </table:table-cell>
          <table:table-cell table:style-name="ce18" office:value-type="string" calcext:value-type="string">
            <text:p>Welson Moreira da Luz</text:p>
            <text:p>CPF: 680.881.082-68</text:p>
          </table:table-cell>
          <table:table-cell table:style-name="ce40" office:value-type="string" calcext:value-type="string">
            <text:p>Carvoaria</text:p>
          </table:table-cell>
          <table:table-cell table:style-name="ce87" office:value-type="float" office:value="2" calcext:value-type="float">
            <text:p>2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11 a 13/11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Antônio Almeida</text:p>
          </table:table-cell>
          <table:table-cell table:style-name="ce66" office:value-type="string" calcext:value-type="string">
            <text:p>Wilson Luis de Melo</text:p>
            <text:p>CPF: 711.254.188-34</text:p>
          </table:table-cell>
          <table:table-cell table:style-name="ce66" office:value-type="string" calcext:value-type="string">
            <text:p>Wilson Luis de Melo</text:p>
            <text:p>CPF: 711.254.188-34</text:p>
          </table:table-cell>
          <table:table-cell table:style-name="ce40" office:value-type="string" calcext:value-type="string">
            <text:p>Fazenda Califórnia</text:p>
          </table:table-cell>
          <table:table-cell table:style-name="ce91" office:value-type="float" office:value="8" calcext:value-type="float">
            <text:p>8</text:p>
          </table:table-cell>
          <table:table-cell table:style-name="ce105" table:number-columns-repeated="1016"/>
        </table:table-row>
        <table:table-row table:style-name="ro7">
          <table:table-cell table:style-name="ce9" office:value-type="float" office:value="2008" calcext:value-type="float">
            <text:p>2008</text:p>
          </table:table-cell>
          <table:table-cell table:style-name="ce41" office:value-type="string" calcext:value-type="string">
            <text:p>11/03 a 20/03</text:p>
          </table:table-cell>
          <table:table-cell table:style-name="ce49" office:value-type="string" calcext:value-type="string">
            <text:p>RO</text:p>
          </table:table-cell>
          <table:table-cell table:style-name="ce55" office:value-type="string" calcext:value-type="string">
            <text:p>Chupinguaia</text:p>
          </table:table-cell>
          <table:table-cell table:style-name="ce19" table:number-columns-repeated="2"/>
          <table:table-cell table:style-name="ce45" office:value-type="string" calcext:value-type="string">
            <text:p>Agropecuária Corumbiara</text:p>
          </table:table-cell>
          <table:table-cell table:style-name="ce93" office:value-type="float" office:value="5" calcext:value-type="float">
            <text:p>5</text:p>
          </table:table-cell>
          <table:table-cell table:style-name="ce105" table:number-columns-repeated="1016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12 a 17/12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Imbuia</text:p>
          </table:table-cell>
          <table:table-cell table:style-name="ce71" office:value-type="string" calcext:value-type="string">
            <text:p>Adão de Góes</text:p>
            <text:p>CPF: 592.275.599-49</text:p>
          </table:table-cell>
          <table:table-cell table:style-name="ce71" office:value-type="string" calcext:value-type="string">
            <text:p>Adão de Góes</text:p>
            <text:p>CPF: 592.275.599-49</text:p>
          </table:table-cell>
          <table:table-cell table:style-name="ce42"/>
          <table:table-cell table:style-name="ce94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07 a 15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Gotardo</text:p>
          </table:table-cell>
          <table:table-cell table:style-name="ce71" office:value-type="string" calcext:value-type="string">
            <text:p>Ademar Lúcio da Silva</text:p>
            <text:p>CPF: 322.940.093-15</text:p>
          </table:table-cell>
          <table:table-cell table:style-name="ce71" office:value-type="string" calcext:value-type="string">
            <text:p>Ademar Lúcio da Silva</text:p>
            <text:p>CPF: 322.940.093-15</text:p>
          </table:table-cell>
          <table:table-cell table:style-name="ce42" office:value-type="string" calcext:value-type="string">
            <text:p>Fazenda Agropecuária Carapina</text:p>
          </table:table-cell>
          <table:table-cell table:style-name="ce95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3/09 a 21/09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Sebastião Laranjeiras</text:p>
          </table:table-cell>
          <table:table-cell table:style-name="ce71" office:value-type="string" calcext:value-type="string">
            <text:p>Ademar Teixeira de Barros</text:p>
            <text:p>CPF: 193.494.086-00</text:p>
          </table:table-cell>
          <table:table-cell table:style-name="ce71" office:value-type="string" calcext:value-type="string">
            <text:p>Ademar Teixeira de Barros</text:p>
            <text:p>CPF: 193.494.086-00</text:p>
          </table:table-cell>
          <table:table-cell table:style-name="ce42" office:value-type="string" calcext:value-type="string">
            <text:p>Fazenda Paus Preto</text:p>
          </table:table-cell>
          <table:table-cell table:style-name="ce94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2 a 13/0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71" office:value-type="string" calcext:value-type="string">
            <text:p>Adolfo Rodrigues Borges</text:p>
            <text:p>CPF: 013.202.708-91</text:p>
          </table:table-cell>
          <table:table-cell table:style-name="ce71" office:value-type="string" calcext:value-type="string">
            <text:p>Adolfo Rodrigues Borges</text:p>
            <text:p>CPF: 013.202.708-91</text:p>
          </table:table-cell>
          <table:table-cell table:style-name="ce42" office:value-type="string" calcext:value-type="string">
            <text:p>Fazenda Dom Bosco</text:p>
            <text:p/>
          </table:table-cell>
          <table:table-cell table:style-name="ce94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9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açu</text:p>
          </table:table-cell>
          <table:table-cell table:style-name="ce71" office:value-type="string" calcext:value-type="string">
            <text:p>Agenor Ferreira Nick Barbosa</text:p>
            <text:p>CPF: 166.811.771-15</text:p>
          </table:table-cell>
          <table:table-cell table:style-name="ce71" office:value-type="string" calcext:value-type="string">
            <text:p>Agenor Ferreira Nick Barbosa</text:p>
            <text:p>CPF: 166.811.771-15</text:p>
          </table:table-cell>
          <table:table-cell table:style-name="ce42" office:value-type="string" calcext:value-type="string">
            <text:p>Fazenda Barbosa</text:p>
          </table:table-cell>
          <table:table-cell table:style-name="ce95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11 a 27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71" office:value-type="string" calcext:value-type="string">
            <text:p>Alberto Cardoso Nepumoceno</text:p>
            <text:p>CPF: 062.703.445-49</text:p>
          </table:table-cell>
          <table:table-cell table:style-name="ce71" office:value-type="string" calcext:value-type="string">
            <text:p>Alberto Cardoso Nepumoceno</text:p>
            <text:p>CPF: 062.703.445-49</text:p>
          </table:table-cell>
          <table:table-cell table:style-name="ce42" office:value-type="string" calcext:value-type="string">
            <text:p>Fazenda Jatobá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Alessandro Sousa França</text:p>
            <text:p>CPF: 577.331.391-04</text:p>
          </table:table-cell>
          <table:table-cell table:style-name="ce71" office:value-type="string" calcext:value-type="string">
            <text:p>Alessandro Sousa França</text:p>
            <text:p>CPF: 577.331.391-04</text:p>
          </table:table-cell>
          <table:table-cell table:style-name="ce42" office:value-type="string" calcext:value-type="string">
            <text:p>Assentamento Dandara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11 a 31/12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Xapuri</text:p>
          </table:table-cell>
          <table:table-cell table:style-name="ce71" office:value-type="string" calcext:value-type="string">
            <text:p>Alexandre Menini Vilela</text:p>
            <text:p>CPF: 339.878.312-00</text:p>
          </table:table-cell>
          <table:table-cell table:style-name="ce71" office:value-type="string" calcext:value-type="string">
            <text:p>Alexandre Menini Vilela</text:p>
            <text:p>CPF: 339.878.312-00</text:p>
          </table:table-cell>
          <table:table-cell table:style-name="ce78" office:value-type="string" calcext:value-type="string">
            <text:p>Fazenda Jaborandi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7/07 a 14/09</text:p>
          </table:table-cell>
          <table:table-cell table:style-name="ce48" office:value-type="string" calcext:value-type="string">
            <text:p>AC</text:p>
          </table:table-cell>
          <table:table-cell table:style-name="ce54" office:value-type="string" calcext:value-type="string">
            <text:p>Rio Branco</text:p>
          </table:table-cell>
          <table:table-cell table:style-name="ce71" office:value-type="string" calcext:value-type="string">
            <text:p>Alonso Souza da Rocha</text:p>
            <text:p>CPF: 011.216.002-63</text:p>
          </table:table-cell>
          <table:table-cell table:style-name="ce71" office:value-type="string" calcext:value-type="string">
            <text:p>Alonso Souza da Rocha</text:p>
            <text:p>CPF: 011.216.002-63</text:p>
          </table:table-cell>
          <table:table-cell table:style-name="ce42" office:value-type="string" calcext:value-type="string">
            <text:p>Fazenda Bom Futuro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8 a 05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72" office:value-type="string" calcext:value-type="string">
            <text:p>Alrino Pereira da Rocha</text:p>
            <text:p>CPF: 515.680.711-91</text:p>
          </table:table-cell>
          <table:table-cell table:style-name="ce72" office:value-type="string" calcext:value-type="string">
            <text:p>Alrino Pereira da Rocha</text:p>
            <text:p>CPF: 515.680.711-91</text:p>
          </table:table-cell>
          <table:table-cell table:style-name="ce42" office:value-type="string" calcext:value-type="string">
            <text:p>Carvoaria do Alrino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19/03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São Mateus Do Sul</text:p>
          </table:table-cell>
          <table:table-cell table:style-name="ce71" office:value-type="string" calcext:value-type="string">
            <text:p>Altino Antônio Lemos</text:p>
            <text:p>CPF: 538.455.959-49</text:p>
          </table:table-cell>
          <table:table-cell table:style-name="ce71" office:value-type="string" calcext:value-type="string">
            <text:p>Altino Antônio Lemos</text:p>
            <text:p>CPF: 538.455.959-49</text:p>
          </table:table-cell>
          <table:table-cell table:style-name="ce78" office:value-type="string" calcext:value-type="string">
            <text:p>Fazenda São Miguel da Roseira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6/11 a 26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Lacerda</text:p>
          </table:table-cell>
          <table:table-cell table:style-name="ce71" office:value-type="string" calcext:value-type="string">
            <text:p>Amauri Salvador</text:p>
            <text:p>CPF: 560.224.337-20</text:p>
          </table:table-cell>
          <table:table-cell table:style-name="ce71" office:value-type="string" calcext:value-type="string">
            <text:p>Amauri Salvador</text:p>
            <text:p>CPF: 560.224.337-20</text:p>
          </table:table-cell>
          <table:table-cell table:style-name="ce78" office:value-type="string" calcext:value-type="string">
            <text:p>Fazenda Nossa Senhora de Fátima</text:p>
          </table:table-cell>
          <table:table-cell table:style-name="ce94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18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72" office:value-type="string" calcext:value-type="string">
            <text:p>Anomildo Pimenta</text:p>
            <text:p>CPF: 016.085.761-91</text:p>
          </table:table-cell>
          <table:table-cell table:style-name="ce72" office:value-type="string" calcext:value-type="string">
            <text:p>Anomildo Pimenta</text:p>
            <text:p>CPF: 016.085.761-91</text:p>
          </table:table-cell>
          <table:table-cell table:style-name="ce42" office:value-type="string" calcext:value-type="string">
            <text:p>Fazenda Santa Maria</text:p>
          </table:table-cell>
          <table:table-cell table:style-name="ce94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7/10 a 30/10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São Gonçalo do Amarante</text:p>
          </table:table-cell>
          <table:table-cell table:style-name="ce71" office:value-type="string" calcext:value-type="string">
            <text:p>Antônio Assunção Tavares</text:p>
            <text:p>CPF: 049.302.073-04</text:p>
            <text:p>CEI: 51.145.534.928-3</text:p>
          </table:table-cell>
          <table:table-cell table:style-name="ce71" office:value-type="string" calcext:value-type="string">
            <text:p>Antônio Assunção Tavares</text:p>
            <text:p>CPF: 049.302.073-04</text:p>
            <text:p>CEI: 51.145.534.928-3</text:p>
          </table:table-cell>
          <table:table-cell table:style-name="ce42" office:value-type="string" calcext:value-type="string">
            <text:p>Fazenda Lagoa do Canto</text:p>
          </table:table-cell>
          <table:table-cell table:style-name="ce94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4 a 27/04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Limeira do Oeste</text:p>
          </table:table-cell>
          <table:table-cell table:style-name="ce71" office:value-type="string" calcext:value-type="string">
            <text:p>Antônio Cabrera Mano Filho</text:p>
            <text:p>CPF: 018.987.008-77</text:p>
          </table:table-cell>
          <table:table-cell table:style-name="ce71" office:value-type="string" calcext:value-type="string">
            <text:p>Antônio Cabrera Mano Filho</text:p>
            <text:p>CPF: 018.987.008-77</text:p>
          </table:table-cell>
          <table:table-cell table:style-name="ce42" office:value-type="string" calcext:value-type="string">
            <text:p>Fazenda Bela Vista</text:p>
          </table:table-cell>
          <table:table-cell table:style-name="ce94" office:value-type="float" office:value="99" calcext:value-type="float">
            <text:p>9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9/01 a 31/01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Coelho Neto</text:p>
          </table:table-cell>
          <table:table-cell table:style-name="ce71" office:value-type="string" calcext:value-type="string">
            <text:p>Antônio Carlos Bacelar Nunes</text:p>
            <text:p>CPF: 297.509.897-91</text:p>
          </table:table-cell>
          <table:table-cell table:style-name="ce71" office:value-type="string" calcext:value-type="string">
            <text:p>Antônio Carlos Bacelar Nunes</text:p>
            <text:p>CPF: 297.509.897-91</text:p>
          </table:table-cell>
          <table:table-cell table:style-name="ce42" office:value-type="string" calcext:value-type="string">
            <text:p>Fazenda São Domingos</text:p>
          </table:table-cell>
          <table:table-cell table:style-name="ce94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5/08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atrocínio</text:p>
          </table:table-cell>
          <table:table-cell table:style-name="ce71" office:value-type="string" calcext:value-type="string">
            <text:p>Antônio Carlos Lassi Lopes</text:p>
            <text:p>CPF: 073.063.421-34</text:p>
          </table:table-cell>
          <table:table-cell table:style-name="ce71" office:value-type="string" calcext:value-type="string">
            <text:p>Antônio Carlos Lassi Lopes</text:p>
            <text:p>CPF: 073.063.421-34</text:p>
          </table:table-cell>
          <table:table-cell table:style-name="ce78" office:value-type="string" calcext:value-type="string">
            <text:p>Fazenda Macaúbas de Baixo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ES</text:p>
          </table:table-cell>
          <table:table-cell table:style-name="ce54" office:value-type="string" calcext:value-type="string">
            <text:p>São Mateus</text:p>
          </table:table-cell>
          <table:table-cell table:style-name="ce71" office:value-type="string" calcext:value-type="string">
            <text:p>Antônio Carlos Martin</text:p>
            <text:p>CPF: 339.534.147-04</text:p>
          </table:table-cell>
          <table:table-cell table:style-name="ce71" office:value-type="string" calcext:value-type="string">
            <text:p>Antônio Carlos Martin</text:p>
            <text:p>CPF: 339.534.147-04</text:p>
          </table:table-cell>
          <table:table-cell table:style-name="ce78" office:value-type="string" calcext:value-type="string">
            <text:p>Fazenda Nova Fronteira</text:p>
          </table:table-cell>
          <table:table-cell table:style-name="ce94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11 a 04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71" office:value-type="string" calcext:value-type="string">
            <text:p>Antônio da Conceição Cunha Filho</text:p>
            <text:p>CPF: 204.310.828-04</text:p>
          </table:table-cell>
          <table:table-cell table:style-name="ce71" office:value-type="string" calcext:value-type="string">
            <text:p>Antônio da Conceição Cunha Filho</text:p>
            <text:p>CPF: 204.310.828-04</text:p>
          </table:table-cell>
          <table:table-cell table:style-name="ce78" office:value-type="string" calcext:value-type="string">
            <text:p>Fazenda Cachoeira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71" office:value-type="string" calcext:value-type="string">
            <text:p>Antônio Erisvaldo Sousa Silva</text:p>
            <text:p>CPF: 848.437.303-78</text:p>
          </table:table-cell>
          <table:table-cell table:style-name="ce71" office:value-type="string" calcext:value-type="string">
            <text:p>Antônio Erisvaldo Sousa Silva</text:p>
            <text:p>CPF: 848.437.303-78</text:p>
          </table:table-cell>
          <table:table-cell table:style-name="ce42" office:value-type="string" calcext:value-type="string">
            <text:p>Carvoaria do Valdo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19/03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om Jesus das Selvas</text:p>
          </table:table-cell>
          <table:table-cell table:style-name="ce71" office:value-type="string" calcext:value-type="string">
            <text:p>Antônio Fernandes Camilo Filho</text:p>
            <text:p>CPF: 263.193.146-72</text:p>
          </table:table-cell>
          <table:table-cell table:style-name="ce71" office:value-type="string" calcext:value-type="string">
            <text:p>Antônio Fernandes Camilo Filho</text:p>
            <text:p>CPF: 263.193.146-72</text:p>
          </table:table-cell>
          <table:table-cell table:style-name="ce78" office:value-type="string" calcext:value-type="string">
            <text:p>Fazenda Lagoinha</text:p>
            <text:p/>
          </table:table-cell>
          <table:table-cell table:style-name="ce94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Carutapera</text:p>
          </table:table-cell>
          <table:table-cell table:style-name="ce71" office:value-type="string" calcext:value-type="string">
            <text:p>Antônio Gonçalves de Oliveira</text:p>
            <text:p>CPF: 076.322.663-72</text:p>
          </table:table-cell>
          <table:table-cell table:style-name="ce71" office:value-type="string" calcext:value-type="string">
            <text:p>Antônio Gonçalves de Oliveira</text:p>
            <text:p>CPF: 076.322.663-72</text:p>
          </table:table-cell>
          <table:table-cell table:style-name="ce42" office:value-type="string" calcext:value-type="string">
            <text:p>Fazenda União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18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style-name="ce72" office:value-type="string" calcext:value-type="string">
            <text:p>Antônio Maurício Faria</text:p>
            <text:p>CPF: 451.520.556-00</text:p>
          </table:table-cell>
          <table:table-cell table:style-name="ce72" office:value-type="string" calcext:value-type="string">
            <text:p>Antônio Maurício Faria</text:p>
            <text:p>CPF: 451.520.556-00</text:p>
          </table:table-cell>
          <table:table-cell table:style-name="ce42" office:value-type="string" calcext:value-type="string">
            <text:p>Sítio Mineiro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8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Rosário Oeste</text:p>
          </table:table-cell>
          <table:table-cell table:style-name="ce72" office:value-type="string" calcext:value-type="string">
            <text:p>Aparecido Barbosa da Silva</text:p>
            <text:p>CPF: 244.344.268-34</text:p>
          </table:table-cell>
          <table:table-cell table:style-name="ce72" office:value-type="string" calcext:value-type="string">
            <text:p>Aparecido Barbosa da Silva</text:p>
            <text:p>CPF: 244.344.268-34</text:p>
          </table:table-cell>
          <table:table-cell table:style-name="ce42" office:value-type="string" calcext:value-type="string">
            <text:p>Fazenda Paraíso</text:p>
          </table:table-cell>
          <table:table-cell table:style-name="ce94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9 a 24/09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Bituruna</text:p>
          </table:table-cell>
          <table:table-cell table:style-name="ce72" office:value-type="string" calcext:value-type="string">
            <text:p>Bruno Bordin Lenci</text:p>
            <text:p>CPF: 760.338.649-72</text:p>
          </table:table-cell>
          <table:table-cell table:style-name="ce72" office:value-type="string" calcext:value-type="string">
            <text:p>Bruno Bordin Lenci</text:p>
            <text:p>CPF: 760.338.649-72</text:p>
          </table:table-cell>
          <table:table-cell table:style-name="ce42" office:value-type="string" calcext:value-type="string">
            <text:p>Fazenda Santa Bárbara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08 a 21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lacas</text:p>
          </table:table-cell>
          <table:table-cell table:style-name="ce72" office:value-type="string" calcext:value-type="string">
            <text:p>Carlos Batista Dadalt</text:p>
            <text:p>CPF: 262.284.160-49</text:p>
          </table:table-cell>
          <table:table-cell table:style-name="ce72" office:value-type="string" calcext:value-type="string">
            <text:p>Carlos Batista Dadalt</text:p>
            <text:p>CPF: 262.284.160-49</text:p>
          </table:table-cell>
          <table:table-cell table:style-name="ce42" office:value-type="string" calcext:value-type="string">
            <text:p>Fazenda Cinco Estrelas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4 a 2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Serranópolis</text:p>
          </table:table-cell>
          <table:table-cell table:style-name="ce71" office:value-type="string" calcext:value-type="string">
            <text:p>Cassia Regina Felipe Caparroz</text:p>
            <text:p>CPF: 169.753.888-65</text:p>
          </table:table-cell>
          <table:table-cell table:style-name="ce71" office:value-type="string" calcext:value-type="string">
            <text:p>Cassia Regina Felipe Caparroz</text:p>
            <text:p>CPF: 169.753.888-65</text:p>
          </table:table-cell>
          <table:table-cell table:style-name="ce42" office:value-type="string" calcext:value-type="string">
            <text:p>Fazenda Kargil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11 a 20/1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number-columns-repeated="2" table:style-name="ce71" office:value-type="string" calcext:value-type="string">
            <text:p>CEI: 50.008.532.988-4</text:p>
          </table:table-cell>
          <table:table-cell table:style-name="ce78" office:value-type="string" calcext:value-type="string">
            <text:p>Fazenda 5S</text:p>
          </table:table-cell>
          <table:table-cell table:style-name="ce94" office:value-type="float" office:value="17" calcext:value-type="float">
            <text:p>1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9 a 1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72" office:value-type="string" calcext:value-type="string">
            <text:p>Cícero Araújo Lins</text:p>
            <text:p>CPF: 145.963.184-68</text:p>
          </table:table-cell>
          <table:table-cell table:style-name="ce72" office:value-type="string" calcext:value-type="string">
            <text:p>Cícero Araújo Lins</text:p>
            <text:p>CPF: 145.963.184-68</text:p>
          </table:table-cell>
          <table:table-cell table:style-name="ce42" office:value-type="string" calcext:value-type="string">
            <text:p>Fazenda Terra Roxa</text:p>
          </table:table-cell>
          <table:table-cell table:style-name="ce94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0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71" office:value-type="string" calcext:value-type="string">
            <text:p>Cilesia Alves de Alencar</text:p>
            <text:p>CPF: 609.922.552-87</text:p>
          </table:table-cell>
          <table:table-cell table:style-name="ce71" office:value-type="string" calcext:value-type="string">
            <text:p>Cilesia Alves de Alencar</text:p>
            <text:p>CPF: 609.922.552-87</text:p>
          </table:table-cell>
          <table:table-cell table:style-name="ce78" office:value-type="string" calcext:value-type="string">
            <text:p>Sítio Bela Vista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12 a 18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71" office:value-type="string" calcext:value-type="string">
            <text:p>Cleidimar Gama Rabelo</text:p>
            <text:p>CPF: 882.006.201-15</text:p>
          </table:table-cell>
          <table:table-cell table:style-name="ce71" office:value-type="string" calcext:value-type="string">
            <text:p>Cleidimar Gama Rabelo</text:p>
            <text:p>CPF: 882.006.201-15</text:p>
          </table:table-cell>
          <table:table-cell table:style-name="ce42" office:value-type="string" calcext:value-type="string">
            <text:p>Fazenda Capanema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19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Brasnorte</text:p>
          </table:table-cell>
          <table:table-cell table:style-name="ce71" office:value-type="string" calcext:value-type="string">
            <text:p>Cleito Carlos Dávila</text:p>
            <text:p>CPF: 654.898.611-34</text:p>
          </table:table-cell>
          <table:table-cell table:style-name="ce71" office:value-type="string" calcext:value-type="string">
            <text:p>Cleito Carlos Dávila</text:p>
            <text:p>CPF: 654.898.611-34</text:p>
          </table:table-cell>
          <table:table-cell table:style-name="ce78" office:value-type="string" calcext:value-type="string">
            <text:p>Fazenda Harmonia</text:p>
          </table:table-cell>
          <table:table-cell table:style-name="ce94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style-name="ce71" office:value-type="string" calcext:value-type="string">
            <text:p>Clemilson de Lima Oliveira</text:p>
            <text:p>CPF: 008.949.993-03</text:p>
          </table:table-cell>
          <table:table-cell table:style-name="ce71" office:value-type="string" calcext:value-type="string">
            <text:p>Clemilson de Lima Oliveira</text:p>
            <text:p>CPF: 008.949.993-03</text:p>
          </table:table-cell>
          <table:table-cell table:style-name="ce42" office:value-type="string" calcext:value-type="string">
            <text:p>Carvoaria do Clemilson e Manuel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31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Jacundá</text:p>
          </table:table-cell>
          <table:table-cell table:style-name="ce71" office:value-type="string" calcext:value-type="string">
            <text:p>Cleonice Aparecida Leite</text:p>
            <text:p>CPF: 484.061.636-15</text:p>
          </table:table-cell>
          <table:table-cell table:style-name="ce71" office:value-type="string" calcext:value-type="string">
            <text:p>Cleonice Aparecida Leite</text:p>
            <text:p>CPF: 484.061.636-15</text:p>
          </table:table-cell>
          <table:table-cell table:style-name="ce42" office:value-type="string" calcext:value-type="string">
            <text:p>Fazenda Divinópolis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3/02 a 14/02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Aliança</text:p>
          </table:table-cell>
          <table:table-cell table:number-columns-repeated="2" table:style-name="ce71" office:value-type="string" calcext:value-type="string">
            <text:p>CNJ: 11.809.134/0001-74</text:p>
          </table:table-cell>
          <table:table-cell table:style-name="ce42" office:value-type="string" calcext:value-type="string">
            <text:p>Usina Cruangi S/A</text:p>
          </table:table-cell>
          <table:table-cell table:style-name="ce94" office:value-type="float" office:value="245" calcext:value-type="float">
            <text:p>24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2 e 18/0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hapadão do Sul</text:p>
          </table:table-cell>
          <table:table-cell table:number-columns-repeated="2" table:style-name="ce71" office:value-type="string" calcext:value-type="string">
            <text:p>CNPJ: 00.110.581/0001-14</text:p>
          </table:table-cell>
          <table:table-cell table:style-name="ce42" office:value-type="string" calcext:value-type="string">
            <text:p>Carlos Fernando Moura &amp; Cia Ltda.</text:p>
            <text:p>(CONSTRUFLORA)</text:p>
          </table:table-cell>
          <table:table-cell table:style-name="ce94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08 a 11/09</text:p>
          </table:table-cell>
          <table:table-cell table:style-name="ce48" office:value-type="string" calcext:value-type="string">
            <text:p>RO</text:p>
          </table:table-cell>
          <table:table-cell table:style-name="ce48" office:value-type="string" calcext:value-type="string">
            <text:p>Jaci-Paraná</text:p>
          </table:table-cell>
          <table:table-cell table:number-columns-repeated="2" table:style-name="ce71" office:value-type="string" calcext:value-type="string">
            <text:p>CNPJ: 00.512.472/0001-90</text:p>
          </table:table-cell>
          <table:table-cell table:style-name="ce42" office:value-type="string" calcext:value-type="string">
            <text:p>Construtora BS Ltda.</text:p>
          </table:table-cell>
          <table:table-cell table:style-name="ce94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19/03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Rosário Oeste</text:p>
          </table:table-cell>
          <table:table-cell table:number-columns-repeated="2" table:style-name="ce71" office:value-type="string" calcext:value-type="string">
            <text:p>CNPJ: 01.028.941/0001-04</text:p>
          </table:table-cell>
          <table:table-cell table:style-name="ce78" office:value-type="string" calcext:value-type="string">
            <text:p>ECOMAX Agroflorestal e Pecuária Ltda</text:p>
            <text:p>(Fazenda Lagoa Azul)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10 a 23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levelândia</text:p>
          </table:table-cell>
          <table:table-cell table:number-columns-repeated="2" table:style-name="ce71" office:value-type="string" calcext:value-type="string">
            <text:p>CNPJ: 01.737.480/0001-30</text:p>
          </table:table-cell>
          <table:table-cell table:style-name="ce42" office:value-type="string" calcext:value-type="string">
            <text:p>Indústria e Comércio de Erva Mate Herança Nativa Ltda.</text:p>
          </table:table-cell>
          <table:table-cell table:style-name="ce94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7 a 17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nhumas</text:p>
          </table:table-cell>
          <table:table-cell table:number-columns-repeated="2" table:style-name="ce71" office:value-type="string" calcext:value-type="string">
            <text:p>CNPJ: 02.356.143/0001-66</text:p>
          </table:table-cell>
          <table:table-cell table:style-name="ce42" office:value-type="string" calcext:value-type="string">
            <text:p>Ipê Agro-Milho Industrial Ltda.</text:p>
          </table:table-cell>
          <table:table-cell table:style-name="ce94" office:value-type="float" office:value="115" calcext:value-type="float">
            <text:p>1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5/08 a 06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açu e Itarumã</text:p>
          </table:table-cell>
          <table:table-cell table:number-columns-repeated="2" table:style-name="ce72" office:value-type="string" calcext:value-type="string">
            <text:p>CNPJ: 02.683.698/0001-12</text:p>
          </table:table-cell>
          <table:table-cell table:style-name="ce42" office:value-type="string" calcext:value-type="string">
            <text:p>Construtora Lima &amp; Cerávolo Ltda.</text:p>
            <text:p>(AHE Salto do Rio Verdinho)</text:p>
          </table:table-cell>
          <table:table-cell table:style-name="ce94" office:value-type="float" office:value="96" calcext:value-type="float">
            <text:p>9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10 a 29/10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Vila Velha</text:p>
          </table:table-cell>
          <table:table-cell table:number-columns-repeated="2" table:style-name="ce71" office:value-type="string" calcext:value-type="string">
            <text:p>CNPJ: 03.096.643/0001-79</text:p>
          </table:table-cell>
          <table:table-cell table:style-name="ce42" office:value-type="string" calcext:value-type="string">
            <text:p>Bell Construções</text:p>
          </table:table-cell>
          <table:table-cell table:style-name="ce94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10 a 16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onfresa</text:p>
          </table:table-cell>
          <table:table-cell table:number-columns-repeated="2" table:style-name="ce71" office:value-type="string" calcext:value-type="string">
            <text:p>CNPJ: 03.794.600/0004-00</text:p>
          </table:table-cell>
          <table:table-cell table:style-name="ce42" office:value-type="string" calcext:value-type="string">
            <text:p>Zihuatanejo do Brasil Açúcar e Álcool S.A</text:p>
            <text:p>(Destilaria Araguaia)</text:p>
          </table:table-cell>
          <table:table-cell table:style-name="ce94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31/05 a 05/06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04.773.159/0006-04</text:p>
          </table:table-cell>
          <table:table-cell table:style-name="ce78" office:value-type="string" calcext:value-type="string">
            <text:p>AGRISUL Agrícola Ltda.</text:p>
          </table:table-cell>
          <table:table-cell table:style-name="ce94" office:value-type="float" office:value="280" calcext:value-type="float">
            <text:p>28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1/11 a 25/11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04.773.159/0006-04</text:p>
          </table:table-cell>
          <table:table-cell table:style-name="ce78" office:value-type="string" calcext:value-type="string">
            <text:p>AGRISUL Agrícola Ltda.</text:p>
            <text:p>(Fazenda Lagoa de Cima)</text:p>
          </table:table-cell>
          <table:table-cell table:style-name="ce94" office:value-type="float" office:value="122" calcext:value-type="float">
            <text:p>12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1 a 19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orriso</text:p>
          </table:table-cell>
          <table:table-cell table:number-columns-repeated="2" table:style-name="ce71" office:value-type="string" calcext:value-type="string">
            <text:p>CNPJ: 05.164.936/0001-71</text:p>
          </table:table-cell>
          <table:table-cell table:style-name="ce42" office:value-type="string" calcext:value-type="string">
            <text:p>Norvaldo Tenfen e Cia Ltda-ME - Construtora Tenfen</text:p>
          </table:table-cell>
          <table:table-cell table:style-name="ce94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2/10 a 03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71" office:value-type="string" calcext:value-type="string">
            <text:p>CNPJ: 05.423.988/0001-15</text:p>
          </table:table-cell>
          <table:table-cell table:style-name="ce78" office:value-type="string" calcext:value-type="string">
            <text:p>Brasil Timber Ltda.</text:p>
          </table:table-cell>
          <table:table-cell table:style-name="ce94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7/10 a 06/11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05.500.757/0001-68</text:p>
          </table:table-cell>
          <table:table-cell table:style-name="ce42" office:value-type="string" calcext:value-type="string">
            <text:p>Cooperativa Agroindustrial do Estado do Rio de Janeiro Ltda. - COAGRO</text:p>
          </table:table-cell>
          <table:table-cell table:style-name="ce94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8 a 19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São José do Norte</text:p>
          </table:table-cell>
          <table:table-cell table:number-columns-repeated="2" table:style-name="ce72" office:value-type="string" calcext:value-type="string">
            <text:p>CNPJ: 06.027.636/0001-03</text:p>
          </table:table-cell>
          <table:table-cell table:style-name="ce42" office:value-type="string" calcext:value-type="string">
            <text:p>De Bona &amp; Margheti Ltda.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number-columns-repeated="2" table:style-name="ce71" office:value-type="string" calcext:value-type="string">
            <text:p>CNPJ: 07.363.228/0001-95</text:p>
          </table:table-cell>
          <table:table-cell table:style-name="ce42" office:value-type="string" calcext:value-type="string">
            <text:p>R. G. Indústria e Comércio de Carvão Ltda.-ME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10 a 17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Cláudio</text:p>
          </table:table-cell>
          <table:table-cell table:number-columns-repeated="2" table:style-name="ce71" office:value-type="string" calcext:value-type="string">
            <text:p>CNPJ: 07.407.806/0001-48</text:p>
          </table:table-cell>
          <table:table-cell table:style-name="ce42" office:value-type="string" calcext:value-type="string">
            <text:p>Destilaria Alpha Ltda.</text:p>
          </table:table-cell>
          <table:table-cell table:style-name="ce94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07 a 18/07</text:p>
          </table:table-cell>
          <table:table-cell table:style-name="ce48" office:value-type="string" calcext:value-type="string">
            <text:p>MG </text:p>
          </table:table-cell>
          <table:table-cell table:style-name="ce54" office:value-type="string" calcext:value-type="string">
            <text:p>Paracatu</text:p>
          </table:table-cell>
          <table:table-cell table:number-columns-repeated="2" table:style-name="ce71" office:value-type="string" calcext:value-type="string">
            <text:p>CNPJ: 07.459.492/02001-27</text:p>
          </table:table-cell>
          <table:table-cell table:style-name="ce78" office:value-type="string" calcext:value-type="string">
            <text:p>Destilaria Vale do Paracatu - Agroenergia Ltda.</text:p>
          </table:table-cell>
          <table:table-cell table:style-name="ce94" office:value-type="float" office:value="170" calcext:value-type="float">
            <text:p>170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08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apezal</text:p>
          </table:table-cell>
          <table:table-cell table:number-columns-repeated="2" table:style-name="ce71" office:value-type="string" calcext:value-type="string">
            <text:p>CNPJ: 07.655.520/0001-81</text:p>
          </table:table-cell>
          <table:table-cell table:style-name="ce42" office:value-type="string" calcext:value-type="string">
            <text:p>Parecis Energia S.A</text:p>
          </table:table-cell>
          <table:table-cell table:style-name="ce94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utor Ulysses</text:p>
          </table:table-cell>
          <table:table-cell table:number-columns-repeated="2" table:style-name="ce71" office:value-type="string" calcext:value-type="string">
            <text:p>CNPJ: 07.918.470/0001-88</text:p>
          </table:table-cell>
          <table:table-cell table:style-name="ce78" office:value-type="string" calcext:value-type="string">
            <text:p>Ari Fogaça da Silva Sengés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2 a 17/02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Lebon Régis</text:p>
          </table:table-cell>
          <table:table-cell table:number-columns-repeated="2" table:style-name="ce71" office:value-type="string" calcext:value-type="string">
            <text:p>CNPJ: 08.386.165.0001-55</text:p>
          </table:table-cell>
          <table:table-cell table:style-name="ce42" office:value-type="string" calcext:value-type="string">
            <text:p>Supermercado Beira Rio Center Ltda. EPP</text:p>
          </table:table-cell>
          <table:table-cell table:style-name="ce94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11 a 04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Palmeiras do Tocantins</text:p>
          </table:table-cell>
          <table:table-cell table:number-columns-repeated="2" table:style-name="ce71" office:value-type="string" calcext:value-type="string">
            <text:p>CNPJ: 08.647.134/0001-00</text:p>
          </table:table-cell>
          <table:table-cell table:style-name="ce42" office:value-type="string" calcext:value-type="string">
            <text:p>MINASMAR Limpeza e Conservação Ltda.</text:p>
          </table:table-cell>
          <table:table-cell table:style-name="ce94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8 a 19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Mostardas</text:p>
          </table:table-cell>
          <table:table-cell table:number-columns-repeated="2" table:style-name="ce72" office:value-type="string" calcext:value-type="string">
            <text:p>CNPJ: 09.025.835/0001-70</text:p>
          </table:table-cell>
          <table:table-cell table:style-name="ce42" office:value-type="string" calcext:value-type="string">
            <text:p>Cleber Vieira da Rosa &amp; Cia Ltda</text:p>
          </table:table-cell>
          <table:table-cell table:style-name="ce94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8/08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number-columns-repeated="2" table:style-name="ce72" office:value-type="string" calcext:value-type="string">
            <text:p>CNPJ: 09.172.857/0001-63</text:p>
          </table:table-cell>
          <table:table-cell table:style-name="ce42" office:value-type="string" calcext:value-type="string">
            <text:p>Novo Norte Agropecuária Ltda.</text:p>
            <text:p>(Fazenda São José do Aragon)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10 a 21/10</text:p>
          </table:table-cell>
          <table:table-cell table:style-name="ce48" office:value-type="string" calcext:value-type="string">
            <text:p>RO</text:p>
          </table:table-cell>
          <table:table-cell table:style-name="ce54" office:value-type="string" calcext:value-type="string">
            <text:p>Porto Velho</text:p>
          </table:table-cell>
          <table:table-cell table:number-columns-repeated="2" table:style-name="ce71" office:value-type="string" calcext:value-type="string">
            <text:p>CNPJ: 09.298.249/0001-08</text:p>
          </table:table-cell>
          <table:table-cell table:style-name="ce78" office:value-type="string" calcext:value-type="string">
            <text:p>Locação de Máquinas e Construtora Primavera Ltda-ME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26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71" office:value-type="string" calcext:value-type="string">
            <text:p>CNPJ: 10.209.990/0001-26</text:p>
          </table:table-cell>
          <table:table-cell table:style-name="ce42" office:value-type="string" calcext:value-type="string">
            <text:p>Zenir Baschera Savi</text:p>
          </table:table-cell>
          <table:table-cell table:style-name="ce94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10 a 23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Curvelo</text:p>
          </table:table-cell>
          <table:table-cell table:number-columns-repeated="2" table:style-name="ce71" office:value-type="string" calcext:value-type="string">
            <text:p>CNPJ: 10.317.458.0001-22</text:p>
          </table:table-cell>
          <table:table-cell table:style-name="ce42" office:value-type="string" calcext:value-type="string">
            <text:p>Reflorestamento e Agropecuária VPG S.A</text:p>
            <text:p>(Fazenda São Sebastião)</text:p>
          </table:table-cell>
          <table:table-cell table:style-name="ce94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10 a 16/10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Escada</text:p>
          </table:table-cell>
          <table:table-cell table:number-columns-repeated="2" table:style-name="ce71" office:value-type="string" calcext:value-type="string">
            <text:p>CNPJ: 10.383.750/0001-43</text:p>
          </table:table-cell>
          <table:table-cell table:style-name="ce42" office:value-type="string" calcext:value-type="string">
            <text:p>Usina Salgado S.A</text:p>
          </table:table-cell>
          <table:table-cell table:style-name="ce94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utor Ulysses</text:p>
          </table:table-cell>
          <table:table-cell table:number-columns-repeated="2" table:style-name="ce71" office:value-type="string" calcext:value-type="string">
            <text:p>CNPJ: 10.519.491/0001-35</text:p>
          </table:table-cell>
          <table:table-cell table:style-name="ce78" office:value-type="string" calcext:value-type="string">
            <text:p>Vieira Cardoso Embalagens Ltda - EPP</text:p>
            <text:p>(Serraria Dutra)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7 a 26/07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27.777.903/0001-30</text:p>
          </table:table-cell>
          <table:table-cell table:style-name="ce78" office:value-type="string" calcext:value-type="string">
            <text:p>Usina Paineiras S.A</text:p>
          </table:table-cell>
          <table:table-cell table:style-name="ce94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11 a 27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Capitão Poço</text:p>
          </table:table-cell>
          <table:table-cell table:number-columns-repeated="2" table:style-name="ce71" office:value-type="string" calcext:value-type="string">
            <text:p>CNPJ: 34.685.289.0001-41</text:p>
          </table:table-cell>
          <table:table-cell table:style-name="ce42" office:value-type="string" calcext:value-type="string">
            <text:p>N. L. Sales Agropecuária</text:p>
            <text:p>(Fazenda Ouro Verde)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2 a 20/02</text:p>
          </table:table-cell>
          <table:table-cell table:style-name="ce48" office:value-type="string" calcext:value-type="string">
            <text:p>SP</text:p>
          </table:table-cell>
          <table:table-cell table:style-name="ce54" office:value-type="string" calcext:value-type="string">
            <text:p>São Paulo</text:p>
          </table:table-cell>
          <table:table-cell table:number-columns-repeated="2" table:style-name="ce71" office:value-type="string" calcext:value-type="string">
            <text:p>CNPJ: 49.723.802/0001-19</text:p>
          </table:table-cell>
          <table:table-cell table:style-name="ce78" office:value-type="string" calcext:value-type="string">
            <text:p>Scopus Construtora Incorporadora Ltda.</text:p>
          </table:table-cell>
          <table:table-cell table:style-name="ce94" office:value-type="float" office:value="17" calcext:value-type="float">
            <text:p>1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17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aseara</text:p>
          </table:table-cell>
          <table:table-cell table:number-columns-repeated="2" table:style-name="ce71" office:value-type="string" calcext:value-type="string">
            <text:p>CNPJ: 50.591.098/0001-77</text:p>
          </table:table-cell>
          <table:table-cell table:style-name="ce42" office:value-type="string" calcext:value-type="string">
            <text:p>SAUDIBRAS Agropecuária Empreendimentos e Representações Ltda.</text:p>
            <text:p>(Fazenda Bacaba)</text:p>
          </table:table-cell>
          <table:table-cell table:style-name="ce94" office:value-type="float" office:value="274" calcext:value-type="float">
            <text:p>27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6/05 a 13/06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Jaborandi</text:p>
          </table:table-cell>
          <table:table-cell table:number-columns-repeated="2" table:style-name="ce71" office:value-type="string" calcext:value-type="string">
            <text:p>CNPJ: 59.591.974/0001-14</text:p>
          </table:table-cell>
          <table:table-cell table:style-name="ce78" office:value-type="string" calcext:value-type="string">
            <text:p>ROTAVI Industrial Ltda.</text:p>
          </table:table-cell>
          <table:table-cell table:style-name="ce94" office:value-type="float" office:value="174" calcext:value-type="float">
            <text:p>17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05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number-columns-repeated="2" table:style-name="ce71" office:value-type="string" calcext:value-type="string">
            <text:p>CNPJ: 71.717.938/0001-75</text:p>
          </table:table-cell>
          <table:table-cell table:style-name="ce42" office:value-type="string" calcext:value-type="string">
            <text:p>Sourcetech Química Ltda.</text:p>
            <text:p>(Inferno Verde)</text:p>
          </table:table-cell>
          <table:table-cell table:style-name="ce94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utor Ulysses</text:p>
          </table:table-cell>
          <table:table-cell table:number-columns-repeated="2" table:style-name="ce71" office:value-type="string" calcext:value-type="string">
            <text:p>CNPJ: 72.086.382/0001-29</text:p>
          </table:table-cell>
          <table:table-cell table:style-name="ce78" office:value-type="string" calcext:value-type="string">
            <text:p>Samuel Jorge ME</text:p>
          </table:table-cell>
          <table:table-cell table:style-name="ce94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4 a 24/04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São João do Triunfo</text:p>
          </table:table-cell>
          <table:table-cell table:number-columns-repeated="2" table:style-name="ce71" office:value-type="string" calcext:value-type="string">
            <text:p>CNPJ: 73.282.154/0001-97</text:p>
          </table:table-cell>
          <table:table-cell table:style-name="ce42" office:value-type="string" calcext:value-type="string">
            <text:p>Olegário Germano Ullmann ME</text:p>
          </table:table-cell>
          <table:table-cell table:style-name="ce94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02 a 15/02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Adrianópolis</text:p>
          </table:table-cell>
          <table:table-cell table:number-columns-repeated="2" table:style-name="ce71" office:value-type="string" calcext:value-type="string">
            <text:p>CNPJ: 76.698.570/0001-69</text:p>
          </table:table-cell>
          <table:table-cell table:style-name="ce42" office:value-type="string" calcext:value-type="string">
            <text:p>COMPET Agroflorestal S/A</text:p>
          </table:table-cell>
          <table:table-cell table:style-name="ce94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4 a 24/04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São João do Triunfo</text:p>
          </table:table-cell>
          <table:table-cell table:number-columns-repeated="2" table:style-name="ce71" office:value-type="string" calcext:value-type="string">
            <text:p>CNPJ: 80.031.263/0001-05</text:p>
          </table:table-cell>
          <table:table-cell table:style-name="ce42" office:value-type="string" calcext:value-type="string">
            <text:p>Luiz Geraldo Ferreira ME</text:p>
            <text:p>(Serraria São Geraldo)</text:p>
          </table:table-cell>
          <table:table-cell table:style-name="ce94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08 a 04/09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Calmon</text:p>
          </table:table-cell>
          <table:table-cell table:number-columns-repeated="2" table:style-name="ce71" office:value-type="string" calcext:value-type="string">
            <text:p>CNPJ: 81.638.264/0007-62</text:p>
          </table:table-cell>
          <table:table-cell table:style-name="ce42" office:value-type="string" calcext:value-type="string">
            <text:p>Dissenha S/A Indústria e Comércio</text:p>
          </table:table-cell>
          <table:table-cell table:style-name="ce94" office:value-type="float" office:value="25" calcext:value-type="float">
            <text:p>2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1/08 a 21/08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 e Bituruna</text:p>
          </table:table-cell>
          <table:table-cell table:number-columns-repeated="2" table:style-name="ce72" office:value-type="string" calcext:value-type="string">
            <text:p>CNPJ: 81.645.525/0005-00</text:p>
          </table:table-cell>
          <table:table-cell table:style-name="ce42" office:value-type="string" calcext:value-type="string">
            <text:p>Miguel Forte Industrial S/A Papéis e Madeiras</text:p>
          </table:table-cell>
          <table:table-cell table:style-name="ce94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11 a 13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mingos Soares</text:p>
          </table:table-cell>
          <table:table-cell table:number-columns-repeated="2" table:style-name="ce71" office:value-type="string" calcext:value-type="string">
            <text:p>CNPJ: 82.500.745/0001-84</text:p>
          </table:table-cell>
          <table:table-cell table:style-name="ce78" office:value-type="string" calcext:value-type="string">
            <text:p>Irmãos Pagliosa &amp; Cia Ltda.</text:p>
          </table:table-cell>
          <table:table-cell table:style-name="ce94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08 a 04/09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Calmon</text:p>
          </table:table-cell>
          <table:table-cell table:number-columns-repeated="2" table:style-name="ce71" office:value-type="string" calcext:value-type="string">
            <text:p>CNPJ: 83.053.777/0002-22</text:p>
          </table:table-cell>
          <table:table-cell table:style-name="ce42" office:value-type="string" calcext:value-type="string">
            <text:p>MADECAL Argo Industrial Ltda.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10 a 23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number-columns-repeated="2" table:style-name="ce71" office:value-type="string" calcext:value-type="string">
            <text:p>CNPJ: 84.585.470/0001-54</text:p>
          </table:table-cell>
          <table:table-cell table:style-name="ce42" office:value-type="string" calcext:value-type="string">
            <text:p>Ervateira Regina Ltda.</text:p>
          </table:table-cell>
          <table:table-cell table:style-name="ce94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8/06 a 26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Ourilândia Do Norte</text:p>
          </table:table-cell>
          <table:table-cell table:style-name="ce71" office:value-type="string" calcext:value-type="string">
            <text:p>Coracy Machado Kern</text:p>
            <text:p>CPF: 084.221.251-53</text:p>
          </table:table-cell>
          <table:table-cell table:style-name="ce71" office:value-type="string" calcext:value-type="string">
            <text:p>Coracy Machado Kern</text:p>
            <text:p>CPF: 084.221.251-53</text:p>
          </table:table-cell>
          <table:table-cell table:style-name="ce78" office:value-type="string" calcext:value-type="string">
            <text:p>Fazenda Vida Nova </text:p>
          </table:table-cell>
          <table:table-cell table:style-name="ce94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2 a 17/02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Lebon Régis</text:p>
          </table:table-cell>
          <table:table-cell table:number-columns-repeated="2" table:style-name="ce71" office:value-type="string" calcext:value-type="string">
            <text:p>CPF: 646.078.529-53</text:p>
          </table:table-cell>
          <table:table-cell table:style-name="ce42" office:value-type="string" calcext:value-type="string">
            <text:p>Osni Lenz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1 a 19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Lucas do Rio Verde</text:p>
          </table:table-cell>
          <table:table-cell table:number-columns-repeated="2" table:style-name="ce71" office:value-type="string" calcext:value-type="string">
            <text:p>CPNJ: 07.386.137/0001-75</text:p>
          </table:table-cell>
          <table:table-cell table:style-name="ce42" office:value-type="string" calcext:value-type="string">
            <text:p>SIV Construtora Ltda.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9 a 24/09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Bituruna</text:p>
          </table:table-cell>
          <table:table-cell table:style-name="ce72" office:value-type="string" calcext:value-type="string">
            <text:p>Dal Pai S/A Indústria e Comércio</text:p>
            <text:p>CPNJ: 76.490.887/0004-58</text:p>
          </table:table-cell>
          <table:table-cell table:style-name="ce72" office:value-type="string" calcext:value-type="string">
            <text:p>Dal Pai S/A Indústria e Comércio</text:p>
            <text:p>CPNJ: 76.490.887/0004-58</text:p>
          </table:table-cell>
          <table:table-cell table:style-name="ce42" office:value-type="string" calcext:value-type="string">
            <text:p>Fazenda Planalto II</text:p>
            <text:p>(ou Fazenda Rondon)</text:p>
          </table:table-cell>
          <table:table-cell table:style-name="ce94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3 a 27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atalão</text:p>
          </table:table-cell>
          <table:table-cell table:style-name="ce71" office:value-type="string" calcext:value-type="string">
            <text:p>Dirceu Alves da Silva</text:p>
            <text:p>CPF: 912.331.608-00</text:p>
          </table:table-cell>
          <table:table-cell table:style-name="ce71" office:value-type="string" calcext:value-type="string">
            <text:p>Dirceu Alves da Silva</text:p>
            <text:p>CPF: 912.331.608-00</text:p>
          </table:table-cell>
          <table:table-cell table:style-name="ce78" office:value-type="string" calcext:value-type="string">
            <text:p>Fazenda Agropastoril</text:p>
          </table:table-cell>
          <table:table-cell table:style-name="ce94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23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71" office:value-type="string" calcext:value-type="string">
            <text:p>Dorival Cardoso de Oliveira</text:p>
            <text:p>CPF: 014.074.901-25</text:p>
          </table:table-cell>
          <table:table-cell table:style-name="ce71" office:value-type="string" calcext:value-type="string">
            <text:p>Dorival Cardoso de Oliveira</text:p>
            <text:p>CPF: 014.074.901-25</text:p>
          </table:table-cell>
          <table:table-cell table:style-name="ce42" office:value-type="string" calcext:value-type="string">
            <text:p>Fazenda Pedra Grande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5/10 a 17/10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Capinzal do Norte</text:p>
          </table:table-cell>
          <table:table-cell table:style-name="ce71" office:value-type="string" calcext:value-type="string">
            <text:p>Edésio Antônio dos Santos</text:p>
            <text:p>CPF: 130.382.903-78</text:p>
          </table:table-cell>
          <table:table-cell table:style-name="ce71" office:value-type="string" calcext:value-type="string">
            <text:p>Edésio Antônio dos Santos</text:p>
            <text:p>CPF: 130.382.903-78</text:p>
          </table:table-cell>
          <table:table-cell table:style-name="ce42" office:value-type="string" calcext:value-type="string">
            <text:p>Fazenda Ilha</text:p>
          </table:table-cell>
          <table:table-cell table:style-name="ce94" office:value-type="float" office:value="29" calcext:value-type="float">
            <text:p>2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9 a 25/09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rto Esperidião</text:p>
          </table:table-cell>
          <table:table-cell table:style-name="ce71" office:value-type="string" calcext:value-type="string">
            <text:p>Edson Jorge Nogueira Paixão</text:p>
            <text:p>CPF: 048.054.068-36</text:p>
          </table:table-cell>
          <table:table-cell table:style-name="ce71" office:value-type="string" calcext:value-type="string">
            <text:p>Edson Jorge Nogueira Paixão</text:p>
            <text:p>CPF: 048.054.068-36</text:p>
          </table:table-cell>
          <table:table-cell table:style-name="ce42" office:value-type="string" calcext:value-type="string">
            <text:p>Fazenda Tangará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2 a 17/0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Araputanga </text:p>
          </table:table-cell>
          <table:table-cell table:style-name="ce71" office:value-type="string" calcext:value-type="string">
            <text:p>Eliana Camara Biagioni</text:p>
            <text:p>CPF: 325.549.666-72</text:p>
          </table:table-cell>
          <table:table-cell table:style-name="ce71" office:value-type="string" calcext:value-type="string">
            <text:p>Eliana Camara Biagioni</text:p>
            <text:p>CPF: 325.549.666-72</text:p>
          </table:table-cell>
          <table:table-cell table:style-name="ce42" office:value-type="string" calcext:value-type="string">
            <text:p>Fazenda Santo Antônio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7 a 01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71" office:value-type="string" calcext:value-type="string">
            <text:p>Erismar de Faria Salgado</text:p>
            <text:p>CPF: 107.812.267-91</text:p>
          </table:table-cell>
          <table:table-cell table:style-name="ce71" office:value-type="string" calcext:value-type="string">
            <text:p>Erismar de Faria Salgado</text:p>
            <text:p>CPF: 107.812.267-91</text:p>
          </table:table-cell>
          <table:table-cell table:style-name="ce78" office:value-type="string" calcext:value-type="string">
            <text:p>Fazenda Vista Alegre</text:p>
          </table:table-cell>
          <table:table-cell table:style-name="ce94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8 a 14/08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Alto Alegre do Pindaré</text:p>
          </table:table-cell>
          <table:table-cell table:style-name="ce71" office:value-type="string" calcext:value-type="string">
            <text:p>Espedito de Bertoldo Galiza</text:p>
            <text:p>CPF: 066.925.083-04</text:p>
          </table:table-cell>
          <table:table-cell table:style-name="ce71" office:value-type="string" calcext:value-type="string">
            <text:p>Espedito de Bertoldo Galiza</text:p>
            <text:p>CPF: 066.925.083-04</text:p>
          </table:table-cell>
          <table:table-cell table:style-name="ce78" office:value-type="string" calcext:value-type="string">
            <text:p>Fazenda Rio do Peixe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7 a 01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71" office:value-type="string" calcext:value-type="string">
            <text:p>Evanildo Nascimento de souza</text:p>
            <text:p>CPF: 242.809.925-68</text:p>
          </table:table-cell>
          <table:table-cell table:style-name="ce71" office:value-type="string" calcext:value-type="string">
            <text:p>Evanildo Nascimento de souza</text:p>
            <text:p>CPF: 242.809.925-68</text:p>
          </table:table-cell>
          <table:table-cell table:style-name="ce78" office:value-type="string" calcext:value-type="string">
            <text:p>Fazenda RDM</text:p>
          </table:table-cell>
          <table:table-cell table:style-name="ce94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31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71" office:value-type="string" calcext:value-type="string">
            <text:p>Ezenilton Lisboa Cunha</text:p>
            <text:p>CPF: 213.374.542-49</text:p>
          </table:table-cell>
          <table:table-cell table:style-name="ce71" office:value-type="string" calcext:value-type="string">
            <text:p>Ezenilton Lisboa Cunha</text:p>
            <text:p>CPF: 213.374.542-49</text:p>
          </table:table-cell>
          <table:table-cell table:style-name="ce42" office:value-type="string" calcext:value-type="string">
            <text:p>Fazenda do Nito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2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72" office:value-type="string" calcext:value-type="string">
            <text:p>Fernando Ferreira Moraes</text:p>
            <text:p>CPF: 608.145.002-34</text:p>
          </table:table-cell>
          <table:table-cell table:style-name="ce72" office:value-type="string" calcext:value-type="string">
            <text:p>Fernando Ferreira Moraes</text:p>
            <text:p>CPF: 608.145.002-34</text:p>
          </table:table-cell>
          <table:table-cell table:style-name="ce42" office:value-type="string" calcext:value-type="string">
            <text:p>Carvoaria do Fernando e do "Seu Neo"</text:p>
          </table:table-cell>
          <table:table-cell table:style-name="ce94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6 a 27/06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Moreno</text:p>
          </table:table-cell>
          <table:table-cell table:style-name="ce71" office:value-type="string" calcext:value-type="string">
            <text:p>Fernando Vieira de Miranda</text:p>
            <text:p>CPF: 296.510.424-00</text:p>
          </table:table-cell>
          <table:table-cell table:style-name="ce71" office:value-type="string" calcext:value-type="string">
            <text:p>Fernando Vieira de Miranda</text:p>
            <text:p>CPF: 296.510.424-00</text:p>
          </table:table-cell>
          <table:table-cell table:style-name="ce78" office:value-type="string" calcext:value-type="string">
            <text:p>Engenho Contra Açude</text:p>
          </table:table-cell>
          <table:table-cell table:style-name="ce94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4 a 09/04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Codó</text:p>
          </table:table-cell>
          <table:table-cell table:style-name="ce72" office:value-type="string" calcext:value-type="string">
            <text:p>Francisco Carlos de Oliveira</text:p>
            <text:p>CPF: 002.276.173-04</text:p>
          </table:table-cell>
          <table:table-cell table:style-name="ce72" office:value-type="string" calcext:value-type="string">
            <text:p>Francisco Carlos de Oliveira</text:p>
            <text:p>CPF: 002.276.173-04</text:p>
          </table:table-cell>
          <table:table-cell table:style-name="ce42" office:value-type="string" calcext:value-type="string">
            <text:p>Fazenda Abelha</text:p>
          </table:table-cell>
          <table:table-cell table:style-name="ce94" office:value-type="float" office:value="37" calcext:value-type="float">
            <text:p>3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2/04 a 20/04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style-name="ce71" office:value-type="string" calcext:value-type="string">
            <text:p>Francisco das Chagas Pedroza</text:p>
            <text:p>CPF: 015.328.202-91</text:p>
          </table:table-cell>
          <table:table-cell table:style-name="ce71" office:value-type="string" calcext:value-type="string">
            <text:p>Francisco das Chagas Pedroza</text:p>
            <text:p>CPF: 015.328.202-91</text:p>
          </table:table-cell>
          <table:table-cell table:style-name="ce78" office:value-type="string" calcext:value-type="string">
            <text:p>Fazenda Gramado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09 a 02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Ubiratã</text:p>
          </table:table-cell>
          <table:table-cell table:style-name="ce71" office:value-type="string" calcext:value-type="string">
            <text:p>Francisco de Oliveira Farias</text:p>
            <text:p>CPF: 368.539.179-87</text:p>
          </table:table-cell>
          <table:table-cell table:style-name="ce71" office:value-type="string" calcext:value-type="string">
            <text:p>Francisco de Oliveira Farias</text:p>
            <text:p>CPF: 368.539.179-87</text:p>
          </table:table-cell>
          <table:table-cell table:style-name="ce42" office:value-type="string" calcext:value-type="string">
            <text:p>Fazenda Farias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8/04 a 08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uapebas</text:p>
          </table:table-cell>
          <table:table-cell table:style-name="ce72" office:value-type="string" calcext:value-type="string">
            <text:p>Gabriel Augusto Camargos</text:p>
            <text:p>CPF: 178.405.116-00</text:p>
          </table:table-cell>
          <table:table-cell table:style-name="ce72" office:value-type="string" calcext:value-type="string">
            <text:p>Gabriel Augusto Camargos</text:p>
            <text:p>CPF: 178.405.116-00</text:p>
          </table:table-cell>
          <table:table-cell table:style-name="ce71" office:value-type="string" calcext:value-type="string">
            <text:p>Fazenda Santa Andréia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3/08 a 14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Canaã do Norte</text:p>
          </table:table-cell>
          <table:table-cell table:style-name="ce71" office:value-type="string" calcext:value-type="string">
            <text:p>Gerson Biancon</text:p>
            <text:p>CPF: 975.233.991-34</text:p>
          </table:table-cell>
          <table:table-cell table:style-name="ce71" office:value-type="string" calcext:value-type="string">
            <text:p>Gerson Biancon</text:p>
            <text:p>CPF: 975.233.991-34</text:p>
          </table:table-cell>
          <table:table-cell table:style-name="ce72" office:value-type="string" calcext:value-type="string">
            <text:p>Fazenda Colorado II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Gonçalo Nakagava</text:p>
            <text:p>CPF: 614.473.408-25</text:p>
          </table:table-cell>
          <table:table-cell table:style-name="ce71" office:value-type="string" calcext:value-type="string">
            <text:p>Gonçalo Nakagava</text:p>
            <text:p>CPF: 614.473.408-25</text:p>
          </table:table-cell>
          <table:table-cell table:style-name="ce71" office:value-type="string" calcext:value-type="string">
            <text:p>Fazenda Cachoeirinha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31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71" office:value-type="string" calcext:value-type="string">
            <text:p>J Cavoli de Souza Indústria</text:p>
            <text:p>CPF: 03.289.218/0001-04</text:p>
          </table:table-cell>
          <table:table-cell table:style-name="ce71" office:value-type="string" calcext:value-type="string">
            <text:p>J Cavoli de Souza Indústria</text:p>
            <text:p>CPF: 03.289.218/0001-04</text:p>
          </table:table-cell>
          <table:table-cell table:style-name="ce71" office:value-type="string" calcext:value-type="string">
            <text:p>Fazenda Lenninha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11 a 13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Bituruna</text:p>
          </table:table-cell>
          <table:table-cell table:style-name="ce71" office:value-type="string" calcext:value-type="string">
            <text:p>Jacinto Dalgallo</text:p>
            <text:p>CPF: 124.698.079-72</text:p>
          </table:table-cell>
          <table:table-cell table:style-name="ce71" office:value-type="string" calcext:value-type="string">
            <text:p>Jacinto Dalgallo</text:p>
            <text:p>CPF: 124.698.079-72</text:p>
          </table:table-cell>
          <table:table-cell table:style-name="ce72" office:value-type="string" calcext:value-type="string">
            <text:p>Fazenda Santo Antônio do Iratim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4</text:p>
            <text:p>13/05 a 27/05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Amaraji</text:p>
          </table:table-cell>
          <table:table-cell table:style-name="ce71" office:value-type="string" calcext:value-type="string">
            <text:p>João de Gouveia da Silva (Espólio)</text:p>
            <text:p>CPF: 030.976.504-82</text:p>
          </table:table-cell>
          <table:table-cell table:style-name="ce71" office:value-type="string" calcext:value-type="string">
            <text:p>João de Gouveia da Silva (Espólio)</text:p>
            <text:p>CPF: 030.976.504-82</text:p>
          </table:table-cell>
          <table:table-cell table:style-name="ce71" office:value-type="string" calcext:value-type="string">
            <text:p>Engenhos Amorinha e Manhoso</text:p>
          </table:table-cell>
          <table:table-cell table:style-name="ce94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11 a 04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Anapu</text:p>
          </table:table-cell>
          <table:table-cell table:style-name="ce71" office:value-type="string" calcext:value-type="string">
            <text:p>João Vicente Ferreira do Vale</text:p>
            <text:p>CPF: 262.357.812-53</text:p>
          </table:table-cell>
          <table:table-cell table:style-name="ce71" office:value-type="string" calcext:value-type="string">
            <text:p>João Vicente Ferreira do Vale</text:p>
            <text:p>CPF: 262.357.812-53</text:p>
          </table:table-cell>
          <table:table-cell table:style-name="ce72" office:value-type="string" calcext:value-type="string">
            <text:p>Fazenda Manelão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.07 a 10.07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São João do Triunfo</text:p>
          </table:table-cell>
          <table:table-cell table:style-name="ce71" office:value-type="string" calcext:value-type="string">
            <text:p>Joel Lucas Malanski</text:p>
            <text:p>CPF: 816.365.479-15</text:p>
          </table:table-cell>
          <table:table-cell table:style-name="ce71" office:value-type="string" calcext:value-type="string">
            <text:p>Joel Lucas Malanski</text:p>
            <text:p>CPF: 816.365.479-15</text:p>
          </table:table-cell>
          <table:table-cell table:style-name="ce72"/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ampo Grande</text:p>
          </table:table-cell>
          <table:table-cell table:style-name="ce71" office:value-type="string" calcext:value-type="string">
            <text:p>José Carlos Pereira da Silva</text:p>
            <text:p>CPF: 858.232.449-91</text:p>
          </table:table-cell>
          <table:table-cell table:style-name="ce71" office:value-type="string" calcext:value-type="string">
            <text:p>José Carlos Pereira da Silva</text:p>
            <text:p>CPF: 858.232.449-91</text:p>
          </table:table-cell>
          <table:table-cell table:style-name="ce72" office:value-type="string" calcext:value-type="string">
            <text:p>Fazenda Alcorra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9/08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72" office:value-type="string" calcext:value-type="string">
            <text:p>José Celso do Nascimento Oliveira</text:p>
            <text:p>CPF: 256.803.665-68</text:p>
          </table:table-cell>
          <table:table-cell table:style-name="ce72" office:value-type="string" calcext:value-type="string">
            <text:p>José Celso do Nascimento Oliveira</text:p>
            <text:p>CPF: 256.803.665-68</text:p>
          </table:table-cell>
          <table:table-cell table:style-name="ce71" office:value-type="string" calcext:value-type="string">
            <text:p>Fazenda Planalto II</text:p>
          </table:table-cell>
          <table:table-cell table:style-name="ce94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8/07 a 08/08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çu</text:p>
          </table:table-cell>
          <table:table-cell table:style-name="ce71" office:value-type="string" calcext:value-type="string">
            <text:p>José de Paula Leão Júnior</text:p>
            <text:p>CPF: 745.499.798-87</text:p>
          </table:table-cell>
          <table:table-cell table:style-name="ce71" office:value-type="string" calcext:value-type="string">
            <text:p>José de Paula Leão Júnior</text:p>
            <text:p>CPF: 745.499.798-87</text:p>
          </table:table-cell>
          <table:table-cell table:style-name="ce72" office:value-type="string" calcext:value-type="string">
            <text:p>Fazendas Santa Luzia, Santa Maria e São José</text:p>
          </table:table-cell>
          <table:table-cell table:style-name="ce94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0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71" office:value-type="string" calcext:value-type="string">
            <text:p>José Mariano Primo</text:p>
            <text:p>CPF: 070.643.061-15</text:p>
          </table:table-cell>
          <table:table-cell table:style-name="ce71" office:value-type="string" calcext:value-type="string">
            <text:p>José Mariano Primo</text:p>
            <text:p>CPF: 070.643.061-15</text:p>
          </table:table-cell>
          <table:table-cell table:style-name="ce72" office:value-type="string" calcext:value-type="string">
            <text:p>Fazenda Cedro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8/02 a 23/04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style-name="ce71" office:value-type="string" calcext:value-type="string">
            <text:p>José Maurício Vilela Viana Lisboa</text:p>
            <text:p>CPF: 150.260.946-00</text:p>
          </table:table-cell>
          <table:table-cell table:style-name="ce71" office:value-type="string" calcext:value-type="string">
            <text:p>José Maurício Vilela Viana Lisboa</text:p>
            <text:p>CPF: 150.260.946-00</text:p>
          </table:table-cell>
          <table:table-cell table:style-name="ce72" office:value-type="string" calcext:value-type="string">
            <text:p>Fazenda Santa Maria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2/06 a 12/06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Cáceres</text:p>
          </table:table-cell>
          <table:table-cell table:style-name="ce71" office:value-type="string" calcext:value-type="string">
            <text:p>José Palmiro da Silva Filho</text:p>
            <text:p>CPF: 111.577.121-34</text:p>
          </table:table-cell>
          <table:table-cell table:style-name="ce71" office:value-type="string" calcext:value-type="string">
            <text:p>José Palmiro da Silva Filho</text:p>
            <text:p>CPF: 111.577.121-34</text:p>
          </table:table-cell>
          <table:table-cell table:style-name="ce72" office:value-type="string" calcext:value-type="string">
            <text:p>Fazenda São Clemente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7/12 a 18/1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Peritoró</text:p>
          </table:table-cell>
          <table:table-cell table:style-name="ce71" office:value-type="string" calcext:value-type="string">
            <text:p>José Rolim Filho </text:p>
            <text:p>CPF: 095.565.913-20</text:p>
          </table:table-cell>
          <table:table-cell table:style-name="ce71" office:value-type="string" calcext:value-type="string">
            <text:p>José Rolim Filho </text:p>
            <text:p>CPF: 095.565.913-20</text:p>
          </table:table-cell>
          <table:table-cell table:style-name="ce71" office:value-type="string" calcext:value-type="string">
            <text:p>Fazenda São Raimundo</text:p>
          </table:table-cell>
          <table:table-cell table:style-name="ce94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7/05 a 16/06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style-name="ce71" office:value-type="string" calcext:value-type="string">
            <text:p>Júlio César Morais Nantes</text:p>
            <text:p>CPF: 181.558.041-00</text:p>
          </table:table-cell>
          <table:table-cell table:style-name="ce71" office:value-type="string" calcext:value-type="string">
            <text:p>Júlio César Morais Nantes</text:p>
            <text:p>CPF: 181.558.041-00</text:p>
          </table:table-cell>
          <table:table-cell table:style-name="ce72" office:value-type="string" calcext:value-type="string">
            <text:p>Fazenda Floresta</text:p>
          </table:table-cell>
          <table:table-cell table:style-name="ce94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07 a 10/07 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ocrane</text:p>
          </table:table-cell>
          <table:table-cell table:style-name="ce71" office:value-type="string" calcext:value-type="string">
            <text:p>Juvenil José Martins</text:p>
            <text:p>CPF: 591.746.418-91</text:p>
          </table:table-cell>
          <table:table-cell table:style-name="ce71" office:value-type="string" calcext:value-type="string">
            <text:p>Juvenil José Martins</text:p>
            <text:p>CPF: 591.746.418-91</text:p>
          </table:table-cell>
          <table:table-cell table:style-name="ce72" office:value-type="string" calcext:value-type="string">
            <text:p>Córrego Panorama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2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72" office:value-type="string" calcext:value-type="string">
            <text:p>L.N. do Nascimento Garcia Carvoaria - EPP</text:p>
            <text:p>CNPJ: 03.153.521/0002-58</text:p>
          </table:table-cell>
          <table:table-cell table:style-name="ce72" office:value-type="string" calcext:value-type="string">
            <text:p>L.N. do Nascimento Garcia Carvoaria - EPP</text:p>
            <text:p>CNPJ: 03.153.521/0002-58</text:p>
          </table:table-cell>
          <table:table-cell table:style-name="ce71" office:value-type="string" calcext:value-type="string">
            <text:p>Carvoaria da L.N.</text:p>
          </table:table-cell>
          <table:table-cell table:style-name="ce94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2 a 13/0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71" office:value-type="string" calcext:value-type="string">
            <text:p>Laci Martins da Silva</text:p>
            <text:p>CPF: 016.173.971-72</text:p>
          </table:table-cell>
          <table:table-cell table:style-name="ce71" office:value-type="string" calcext:value-type="string">
            <text:p>Laci Martins da Silva</text:p>
            <text:p>CPF: 016.173.971-72</text:p>
          </table:table-cell>
          <table:table-cell table:style-name="ce42" office:value-type="string" calcext:value-type="string">
            <text:p>Fazenda Esporãozinho (Cabeceira)</text:p>
            <text:p/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71" office:value-type="string" calcext:value-type="string">
            <text:p>Loivander Bertollo</text:p>
            <text:p>CPF: 411.387.912-53</text:p>
          </table:table-cell>
          <table:table-cell table:style-name="ce71" office:value-type="string" calcext:value-type="string">
            <text:p>Loivander Bertollo</text:p>
            <text:p>CPF: 411.387.912-53</text:p>
          </table:table-cell>
          <table:table-cell table:style-name="ce42"/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26/06</text:p>
          </table:table-cell>
          <table:table-cell table:style-name="ce48" office:value-type="string" calcext:value-type="string">
            <text:p>RO</text:p>
          </table:table-cell>
          <table:table-cell table:style-name="ce48" office:value-type="string" calcext:value-type="string">
            <text:p>Vilhena</text:p>
          </table:table-cell>
          <table:table-cell table:style-name="ce71" office:value-type="string" calcext:value-type="string">
            <text:p>Manoel Roberto de Almeida Prado</text:p>
            <text:p>CPF: 048.049.701-00</text:p>
          </table:table-cell>
          <table:table-cell table:style-name="ce71" office:value-type="string" calcext:value-type="string">
            <text:p>Manoel Roberto de Almeida Prado</text:p>
            <text:p>CPF: 048.049.701-00</text:p>
          </table:table-cell>
          <table:table-cell table:style-name="ce78" office:value-type="string" calcext:value-type="string">
            <text:p>Fazenda Novo Horizonte</text:p>
          </table:table-cell>
          <table:table-cell table:style-name="ce94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30/10 a 06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Mutum</text:p>
          </table:table-cell>
          <table:table-cell table:style-name="ce71" office:value-type="string" calcext:value-type="string">
            <text:p>Marco Antônio Junqueira Franco</text:p>
            <text:p>CPF: 062.636.468-02</text:p>
          </table:table-cell>
          <table:table-cell table:style-name="ce71" office:value-type="string" calcext:value-type="string">
            <text:p>Marco Antônio Junqueira Franco</text:p>
            <text:p>CPF: 062.636.468-02</text:p>
          </table:table-cell>
          <table:table-cell table:style-name="ce42" office:value-type="string" calcext:value-type="string">
            <text:p>Fazenda Eldorado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8/03 a 24/03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Correntina</text:p>
          </table:table-cell>
          <table:table-cell table:style-name="ce71" office:value-type="string" calcext:value-type="string">
            <text:p>Marilane Moresco Denardin</text:p>
            <text:p>CPF: 637.949.770-68</text:p>
          </table:table-cell>
          <table:table-cell table:style-name="ce71" office:value-type="string" calcext:value-type="string">
            <text:p>Marilane Moresco Denardin</text:p>
            <text:p>CPF: 637.949.770-68</text:p>
          </table:table-cell>
          <table:table-cell table:style-name="ce42" office:value-type="string" calcext:value-type="string">
            <text:p>Fazenda Santa Angélica</text:p>
          </table:table-cell>
          <table:table-cell table:style-name="ce94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26/06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ntal do Araguaia</text:p>
          </table:table-cell>
          <table:table-cell table:style-name="ce71" office:value-type="string" calcext:value-type="string">
            <text:p>Mário Celso Lopes</text:p>
            <text:p>CPF: 704.912.248-34</text:p>
          </table:table-cell>
          <table:table-cell table:style-name="ce71" office:value-type="string" calcext:value-type="string">
            <text:p>Mário Celso Lopes</text:p>
            <text:p>CPF: 704.912.248-34</text:p>
          </table:table-cell>
          <table:table-cell table:style-name="ce78" office:value-type="string" calcext:value-type="string">
            <text:p>Fazenda Santa Isabel</text:p>
          </table:table-cell>
          <table:table-cell table:style-name="ce94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Mário de Pinho Costa</text:p>
            <text:p>CPF: 003.571.381-04</text:p>
          </table:table-cell>
          <table:table-cell table:style-name="ce71" office:value-type="string" calcext:value-type="string">
            <text:p>Mário de Pinho Costa</text:p>
            <text:p>CPF: 003.571.381-04</text:p>
          </table:table-cell>
          <table:table-cell table:style-name="ce42" office:value-type="string" calcext:value-type="string">
            <text:p>Fazenda HP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23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71" office:value-type="string" calcext:value-type="string">
            <text:p>Marisio Vicente da Silva</text:p>
            <text:p>CPF: 027.109.271-87</text:p>
          </table:table-cell>
          <table:table-cell table:style-name="ce71" office:value-type="string" calcext:value-type="string">
            <text:p>Marisio Vicente da Silva</text:p>
            <text:p>CPF: 027.109.271-87</text:p>
          </table:table-cell>
          <table:table-cell table:style-name="ce42" office:value-type="string" calcext:value-type="string">
            <text:p>Fazenda Araguanajá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71" office:value-type="string" calcext:value-type="string">
            <text:p>Mercildo Wilmar Balestreri</text:p>
            <text:p>CPF: 550.167.749-00</text:p>
          </table:table-cell>
          <table:table-cell table:style-name="ce71" office:value-type="string" calcext:value-type="string">
            <text:p>Mercildo Wilmar Balestreri</text:p>
            <text:p>CPF: 550.167.749-00</text:p>
          </table:table-cell>
          <table:table-cell table:style-name="ce42" office:value-type="string" calcext:value-type="string">
            <text:p>Fazenda Cachoeira</text:p>
          </table:table-cell>
          <table:table-cell table:style-name="ce94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10 a 01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rairão</text:p>
          </table:table-cell>
          <table:table-cell table:style-name="ce71" office:value-type="string" calcext:value-type="string">
            <text:p>Miguel Cirilo dos Santos</text:p>
            <text:p>CPF: 420.749.241-00</text:p>
          </table:table-cell>
          <table:table-cell table:style-name="ce71" office:value-type="string" calcext:value-type="string">
            <text:p>Miguel Cirilo dos Santos</text:p>
            <text:p>CPF: 420.749.241-00</text:p>
          </table:table-cell>
          <table:table-cell table:style-name="ce42" office:value-type="string" calcext:value-type="string">
            <text:p>Fazenda Sobrado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8/07 a 07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71" office:value-type="string" calcext:value-type="string">
            <text:p>Miguel Marques do Vale</text:p>
            <text:p>CPF: 310.450.308-72</text:p>
          </table:table-cell>
          <table:table-cell table:style-name="ce71" office:value-type="string" calcext:value-type="string">
            <text:p>Miguel Marques do Vale</text:p>
            <text:p>CPF: 310.450.308-72</text:p>
          </table:table-cell>
          <table:table-cell table:style-name="ce78" office:value-type="string" calcext:value-type="string">
            <text:p>Fazenda Guatapará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5/08 a 31/08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Jaborandi</text:p>
          </table:table-cell>
          <table:table-cell table:style-name="ce72" office:value-type="string" calcext:value-type="string">
            <text:p>Nestor Hermes</text:p>
            <text:p>CPF: 208.484.390-15</text:p>
          </table:table-cell>
          <table:table-cell table:style-name="ce72" office:value-type="string" calcext:value-type="string">
            <text:p>Nestor Hermes</text:p>
            <text:p>CPF: 208.484.390-15</text:p>
          </table:table-cell>
          <table:table-cell table:style-name="ce42" office:value-type="string" calcext:value-type="string">
            <text:p>Fazenda Santa Vitória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6 a 19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Garça</text:p>
          </table:table-cell>
          <table:table-cell table:style-name="ce71" office:value-type="string" calcext:value-type="string">
            <text:p>Neuza Cirilo Perão e Outros</text:p>
            <text:p>CPF: 246.901.188-41</text:p>
          </table:table-cell>
          <table:table-cell table:style-name="ce71" office:value-type="string" calcext:value-type="string">
            <text:p>Neuza Cirilo Perão e Outros</text:p>
            <text:p>CPF: 246.901.188-41</text:p>
          </table:table-cell>
          <table:table-cell table:style-name="ce42" office:value-type="string" calcext:value-type="string">
            <text:p>Sítio Santo Euclides</text:p>
          </table:table-cell>
          <table:table-cell table:style-name="ce94" office:value-type="float" office:value="21" calcext:value-type="float">
            <text:p>2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8/08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Paranaíta</text:p>
          </table:table-cell>
          <table:table-cell table:style-name="ce72" office:value-type="string" calcext:value-type="string">
            <text:p>Nilton da Cruz</text:p>
            <text:p>CPF: 260.377.341-00</text:p>
          </table:table-cell>
          <table:table-cell table:style-name="ce72" office:value-type="string" calcext:value-type="string">
            <text:p>Nilton da Cruz</text:p>
            <text:p>CPF: 260.377.341-00</text:p>
          </table:table-cell>
          <table:table-cell table:style-name="ce42" office:value-type="string" calcext:value-type="string">
            <text:p>Fazenda Rio da Mata</text:p>
          </table:table-cell>
          <table:table-cell table:style-name="ce94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9/01 a 30/01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Lebon Régis</text:p>
          </table:table-cell>
          <table:table-cell table:style-name="ce71" office:value-type="string" calcext:value-type="string">
            <text:p>Osvaldo Batista</text:p>
            <text:p>CPF: 093.507.718-96</text:p>
          </table:table-cell>
          <table:table-cell table:style-name="ce71" office:value-type="string" calcext:value-type="string">
            <text:p>Osvaldo Batista</text:p>
            <text:p>CPF: 093.507.718-96</text:p>
          </table:table-cell>
          <table:table-cell table:style-name="ce79"/>
          <table:table-cell table:style-name="ce94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10 a 15/10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style-name="ce71" office:value-type="string" calcext:value-type="string">
            <text:p>Paulo Edgar Closs</text:p>
            <text:p>CPF: 424.174.909-78</text:p>
          </table:table-cell>
          <table:table-cell table:style-name="ce71" office:value-type="string" calcext:value-type="string">
            <text:p>Paulo Edgar Closs</text:p>
            <text:p>CPF: 424.174.909-78</text:p>
          </table:table-cell>
          <table:table-cell table:style-name="ce42" office:value-type="string" calcext:value-type="string">
            <text:p>Fazenda São Carlos VI</text:p>
          </table:table-cell>
          <table:table-cell table:style-name="ce94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30/03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Escada</text:p>
          </table:table-cell>
          <table:table-cell table:style-name="ce71" office:value-type="string" calcext:value-type="string">
            <text:p>Paulo Roberto Monte Barreto</text:p>
            <text:p>CPF: 029.825.444-15</text:p>
          </table:table-cell>
          <table:table-cell table:style-name="ce71" office:value-type="string" calcext:value-type="string">
            <text:p>Paulo Roberto Monte Barreto</text:p>
            <text:p>CPF: 029.825.444-15</text:p>
          </table:table-cell>
          <table:table-cell table:style-name="ce42" office:value-type="string" calcext:value-type="string">
            <text:p>Engenho Liberdade</text:p>
          </table:table-cell>
          <table:table-cell table:style-name="ce94" office:value-type="float" office:value="39" calcext:value-type="float">
            <text:p>3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5 a 13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om Jesus do Tocantins</text:p>
          </table:table-cell>
          <table:table-cell table:style-name="ce72" office:value-type="string" calcext:value-type="string">
            <text:p>Pedro Andrade Silva</text:p>
            <text:p>CPF: 031.114.666-04</text:p>
          </table:table-cell>
          <table:table-cell table:style-name="ce72" office:value-type="string" calcext:value-type="string">
            <text:p>Pedro Andrade Silva</text:p>
            <text:p>CPF: 031.114.666-04</text:p>
          </table:table-cell>
          <table:table-cell table:style-name="ce42" office:value-type="string" calcext:value-type="string">
            <text:p>Fazenda Lua Cheia</text:p>
          </table:table-cell>
          <table:table-cell table:style-name="ce94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6/03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Alegre</text:p>
          </table:table-cell>
          <table:table-cell table:style-name="ce71" office:value-type="string" calcext:value-type="string">
            <text:p>Peris Vieira de Gouvêa</text:p>
            <text:p>CPF: 214.527.257-72</text:p>
          </table:table-cell>
          <table:table-cell table:style-name="ce71" office:value-type="string" calcext:value-type="string">
            <text:p>Peris Vieira de Gouvêa</text:p>
            <text:p>CPF: 214.527.257-72</text:p>
          </table:table-cell>
          <table:table-cell table:style-name="ce71" office:value-type="string" calcext:value-type="string">
            <text:p>Fazenda Jerusalém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2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72" office:value-type="string" calcext:value-type="string">
            <text:p>Potencial Indústria e Comércio de Alimentos Ltda. - EPP</text:p>
            <text:p>CNPJ: 07.380.262.0001/78</text:p>
          </table:table-cell>
          <table:table-cell table:style-name="ce72" office:value-type="string" calcext:value-type="string">
            <text:p>Potencial Indústria e Comércio de Alimentos Ltda. - EPP</text:p>
            <text:p>CNPJ: 07.380.262.0001/78</text:p>
          </table:table-cell>
          <table:table-cell table:style-name="ce71" office:value-type="string" calcext:value-type="string">
            <text:p>Indústria de Palmitos Imperador</text:p>
          </table:table-cell>
          <table:table-cell table:style-name="ce94" office:value-type="float" office:value="29" calcext:value-type="float">
            <text:p>2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03 a 07/04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Uruguaiana</text:p>
          </table:table-cell>
          <table:table-cell table:style-name="ce72" office:value-type="string" calcext:value-type="string">
            <text:p>Raul Bergallo e Outros</text:p>
            <text:p>CEI: 19.225.008.218/4</text:p>
          </table:table-cell>
          <table:table-cell table:style-name="ce72" office:value-type="string" calcext:value-type="string">
            <text:p>Raul Bergallo e Outros</text:p>
            <text:p>CEI: 19.225.008.218/4</text:p>
          </table:table-cell>
          <table:table-cell table:style-name="ce42" office:value-type="string" calcext:value-type="string">
            <text:p>Estância Santa Adelaide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10 a 25/10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Vila Rica</text:p>
          </table:table-cell>
          <table:table-cell table:style-name="ce71" office:value-type="string" calcext:value-type="string">
            <text:p>René Pompêo de Pina</text:p>
            <text:p>CPF: 004.546.211-91</text:p>
          </table:table-cell>
          <table:table-cell table:style-name="ce71" office:value-type="string" calcext:value-type="string">
            <text:p>René Pompêo de Pina</text:p>
            <text:p>CPF: 004.546.211-91</text:p>
          </table:table-cell>
          <table:table-cell table:style-name="ce42" office:value-type="string" calcext:value-type="string">
            <text:p>Fazenda Itaguara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9 a 14/09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Brasnorte</text:p>
          </table:table-cell>
          <table:table-cell table:style-name="ce72" office:value-type="string" calcext:value-type="string">
            <text:p>Rogério Arioli Silva</text:p>
            <text:p>CPF; 337.702.800-59</text:p>
          </table:table-cell>
          <table:table-cell table:style-name="ce72" office:value-type="string" calcext:value-type="string">
            <text:p>Rogério Arioli Silva</text:p>
            <text:p>CPF; 337.702.800-59</text:p>
          </table:table-cell>
          <table:table-cell table:style-name="ce42" office:value-type="string" calcext:value-type="string">
            <text:p>Fazenda Passo Fundo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7/12 a 18/12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Governador Archer</text:p>
          </table:table-cell>
          <table:table-cell table:style-name="ce71" office:value-type="string" calcext:value-type="string">
            <text:p>Rui Carlos Dias Alves da Silva</text:p>
            <text:p>CPF: 050.386.934-15</text:p>
          </table:table-cell>
          <table:table-cell table:style-name="ce71" office:value-type="string" calcext:value-type="string">
            <text:p>Rui Carlos Dias Alves da Silva</text:p>
            <text:p>CPF: 050.386.934-15</text:p>
          </table:table-cell>
          <table:table-cell table:style-name="ce42" office:value-type="string" calcext:value-type="string">
            <text:p>Fazenda Pajeú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4 a 2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Serranópolis</text:p>
          </table:table-cell>
          <table:table-cell table:style-name="ce71" office:value-type="string" calcext:value-type="string">
            <text:p>Sebastião Levi de Carvalho</text:p>
            <text:p>CPF: 011.690.681-20</text:p>
          </table:table-cell>
          <table:table-cell table:style-name="ce71" office:value-type="string" calcext:value-type="string">
            <text:p>Sebastião Levi de Carvalho</text:p>
            <text:p>CPF: 011.690.681-20</text:p>
          </table:table-cell>
          <table:table-cell table:style-name="ce42" office:value-type="string" calcext:value-type="string">
            <text:p>Fazenda Pedra Azul</text:p>
          </table:table-cell>
          <table:table-cell table:style-name="ce94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5/05 a 15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Xinguara</text:p>
          </table:table-cell>
          <table:table-cell table:style-name="ce71" office:value-type="string" calcext:value-type="string">
            <text:p>Sebastião Pinto de Almeida</text:p>
            <text:p>CPF: 197.655.681-34</text:p>
          </table:table-cell>
          <table:table-cell table:style-name="ce71" office:value-type="string" calcext:value-type="string">
            <text:p>Sebastião Pinto de Almeida</text:p>
            <text:p>CPF: 197.655.681-34</text:p>
          </table:table-cell>
          <table:table-cell table:style-name="ce78" office:value-type="string" calcext:value-type="string">
            <text:p>Fazenda Jaburu</text:p>
          </table:table-cell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6/07 a 08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Joviânia</text:p>
          </table:table-cell>
          <table:table-cell table:style-name="ce72" office:value-type="string" calcext:value-type="string">
            <text:p>Selson Alves Neto</text:p>
            <text:p>CPF: 159.949.706-97</text:p>
          </table:table-cell>
          <table:table-cell table:style-name="ce72" office:value-type="string" calcext:value-type="string">
            <text:p>Selson Alves Neto</text:p>
            <text:p>CPF: 159.949.706-97</text:p>
          </table:table-cell>
          <table:table-cell table:style-name="ce42" office:value-type="string" calcext:value-type="string">
            <text:p>Fazenda Bandeirantes</text:p>
          </table:table-cell>
          <table:table-cell table:style-name="ce94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11 a 27/11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Formosa do Rio Petro</text:p>
          </table:table-cell>
          <table:table-cell table:style-name="ce71" office:value-type="string" calcext:value-type="string">
            <text:p>Terezinha Lazarim</text:p>
            <text:p>CPF: 427.737.099-34</text:p>
          </table:table-cell>
          <table:table-cell table:style-name="ce71" office:value-type="string" calcext:value-type="string">
            <text:p>Terezinha Lazarim</text:p>
            <text:p>CPF: 427.737.099-34</text:p>
          </table:table-cell>
          <table:table-cell table:style-name="ce78" office:value-type="string" calcext:value-type="string">
            <text:p>Fazenda Vitória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10</text:p>
          </table:table-cell>
          <table:table-cell table:style-name="ce48" office:value-type="string" calcext:value-type="string">
            <text:p>RR</text:p>
          </table:table-cell>
          <table:table-cell table:style-name="ce48" office:value-type="string" calcext:value-type="string">
            <text:p>Cantá </text:p>
          </table:table-cell>
          <table:table-cell table:style-name="ce71" office:value-type="string" calcext:value-type="string">
            <text:p>Urzeni da Rocha Freitas Filho</text:p>
            <text:p>CPF: 155.493.051-00</text:p>
          </table:table-cell>
          <table:table-cell table:style-name="ce71" office:value-type="string" calcext:value-type="string">
            <text:p>Urzeni da Rocha Freitas Filho</text:p>
            <text:p>CPF: 155.493.051-00</text:p>
          </table:table-cell>
          <table:table-cell table:style-name="ce42" office:value-type="string" calcext:value-type="string">
            <text:p>Fazenda Paraíso</text:p>
          </table:table-cell>
          <table:table-cell table:style-name="ce94" office:value-type="float" office:value="26" calcext:value-type="float">
            <text:p>2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6 a 27/07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Colméia</text:p>
          </table:table-cell>
          <table:table-cell table:style-name="ce71" office:value-type="string" calcext:value-type="string">
            <text:p>Valdeci dos Anjos Brito</text:p>
            <text:p>CPF: 146.207.316-68</text:p>
          </table:table-cell>
          <table:table-cell table:style-name="ce71" office:value-type="string" calcext:value-type="string">
            <text:p>Valdeci dos Anjos Brito</text:p>
            <text:p>CPF: 146.207.316-68</text:p>
          </table:table-cell>
          <table:table-cell table:style-name="ce78" office:value-type="string" calcext:value-type="string">
            <text:p>Fazenda São Sebastião</text:p>
          </table:table-cell>
          <table:table-cell table:style-name="ce94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3 a 27/03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Campo Alegre De Goiás</text:p>
          </table:table-cell>
          <table:table-cell table:style-name="ce71" office:value-type="string" calcext:value-type="string">
            <text:p>Valdete Vaz Troncha</text:p>
            <text:p>CPF: 168.363.241-91</text:p>
          </table:table-cell>
          <table:table-cell table:style-name="ce71" office:value-type="string" calcext:value-type="string">
            <text:p>Valdete Vaz Troncha</text:p>
            <text:p>CPF: 168.363.241-91</text:p>
          </table:table-cell>
          <table:table-cell table:style-name="ce78" office:value-type="string" calcext:value-type="string">
            <text:p>Fazenda Ana Terra</text:p>
          </table:table-cell>
          <table:table-cell table:style-name="ce94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0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71" office:value-type="string" calcext:value-type="string">
            <text:p>Valdir Leandro de Sá</text:p>
            <text:p>CPF: 672.743.158-20</text:p>
            <text:p>CNPJ: 08.716.038/0001-77</text:p>
          </table:table-cell>
          <table:table-cell table:style-name="ce71" office:value-type="string" calcext:value-type="string">
            <text:p>Valdir Leandro de Sá</text:p>
            <text:p>CPF: 672.743.158-20</text:p>
            <text:p>CNPJ: 08.716.038/0001-77</text:p>
          </table:table-cell>
          <table:table-cell table:style-name="ce78" office:value-type="string" calcext:value-type="string">
            <text:p>V. L. DE AS PECUÁRIA</text:p>
            <text:p>(Fazenda Tucunaré)</text:p>
          </table:table-cell>
          <table:table-cell table:style-name="ce94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10 a 05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Bom Jesus do Araguaia</text:p>
          </table:table-cell>
          <table:table-cell table:style-name="ce71" office:value-type="string" calcext:value-type="string">
            <text:p>Valmir de Souza</text:p>
            <text:p>CPF: 436.527.789-87</text:p>
          </table:table-cell>
          <table:table-cell table:style-name="ce71" office:value-type="string" calcext:value-type="string">
            <text:p>Valmir de Souza</text:p>
            <text:p>CPF: 436.527.789-87</text:p>
          </table:table-cell>
          <table:table-cell table:style-name="ce42" office:value-type="string" calcext:value-type="string">
            <text:p>Fazenda Unidas Capim Fino</text:p>
          </table:table-cell>
          <table:table-cell table:style-name="ce94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8 a 19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Mostardas</text:p>
          </table:table-cell>
          <table:table-cell table:style-name="ce72" office:value-type="string" calcext:value-type="string">
            <text:p>Valnei José Queiroz</text:p>
            <text:p>CPF: 664.920.410-20</text:p>
          </table:table-cell>
          <table:table-cell table:style-name="ce72" office:value-type="string" calcext:value-type="string">
            <text:p>Valnei José Queiroz</text:p>
            <text:p>CPF: 664.920.410-20</text:p>
          </table:table-cell>
          <table:table-cell table:style-name="ce42"/>
          <table:table-cell table:style-name="ce94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Vando Finotti</text:p>
            <text:p>CPF: 017.097.391-34</text:p>
          </table:table-cell>
          <table:table-cell table:style-name="ce71" office:value-type="string" calcext:value-type="string">
            <text:p>Vando Finotti</text:p>
            <text:p>CPF: 017.097.391-34</text:p>
          </table:table-cell>
          <table:table-cell table:style-name="ce42" office:value-type="string" calcext:value-type="string">
            <text:p>Fazenda Recanto</text:p>
          </table:table-cell>
          <table:table-cell table:style-name="ce94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9 a 30/09 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Corrente</text:p>
          </table:table-cell>
          <table:table-cell table:style-name="ce71" office:value-type="string" calcext:value-type="string">
            <text:p>Vicente de Paula Costa</text:p>
            <text:p>CPF: 265.386.286-72</text:p>
          </table:table-cell>
          <table:table-cell table:style-name="ce71" office:value-type="string" calcext:value-type="string">
            <text:p>Vicente de Paula Costa</text:p>
            <text:p>CPF: 265.386.286-72</text:p>
          </table:table-cell>
          <table:table-cell table:style-name="ce78" office:value-type="string" calcext:value-type="string">
            <text:p>Fazenda Várzea Fechada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11 a 20/11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Vianópolis</text:p>
          </table:table-cell>
          <table:table-cell table:style-name="ce71" office:value-type="string" calcext:value-type="string">
            <text:p>Vicente Pereira de Souza Neto</text:p>
            <text:p>CPF: 171.503.536-49</text:p>
          </table:table-cell>
          <table:table-cell table:style-name="ce71" office:value-type="string" calcext:value-type="string">
            <text:p>Vicente Pereira de Souza Neto</text:p>
            <text:p>CPF: 171.503.536-49</text:p>
          </table:table-cell>
          <table:table-cell table:style-name="ce42" office:value-type="string" calcext:value-type="string">
            <text:p>Fazenda Santana</text:p>
          </table:table-cell>
          <table:table-cell table:style-name="ce94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9 a 1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72" office:value-type="string" calcext:value-type="string">
            <text:p>Viderlândio Rodrigues dos Santos</text:p>
            <text:p>CPF: 307.338.122-87</text:p>
          </table:table-cell>
          <table:table-cell table:style-name="ce72" office:value-type="string" calcext:value-type="string">
            <text:p>Viderlândio Rodrigues dos Santos</text:p>
            <text:p>CPF: 307.338.122-87</text:p>
          </table:table-cell>
          <table:table-cell table:style-name="ce42" office:value-type="string" calcext:value-type="string">
            <text:p>Fazenda Chego Lá</text:p>
          </table:table-cell>
          <table:table-cell table:style-name="ce94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31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71" office:value-type="string" calcext:value-type="string">
            <text:p>Vivaldo Rosa Mariano</text:p>
            <text:p>CPF: 638.628.592-15</text:p>
          </table:table-cell>
          <table:table-cell table:style-name="ce71" office:value-type="string" calcext:value-type="string">
            <text:p>Vivaldo Rosa Mariano</text:p>
            <text:p>CPF: 638.628.592-15</text:p>
          </table:table-cell>
          <table:table-cell table:style-name="ce42" office:value-type="string" calcext:value-type="string">
            <text:p>Fazenda Novo Prazer</text:p>
          </table:table-cell>
          <table:table-cell table:style-name="ce94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3" office:value-type="float" office:value="2009" calcext:value-type="float">
            <text:p>2009</text:p>
          </table:table-cell>
          <table:table-cell table:style-name="ce43" office:value-type="string" calcext:value-type="string">
            <text:p>20/08 a 05/09</text:p>
          </table:table-cell>
          <table:table-cell table:style-name="ce49" office:value-type="string" calcext:value-type="string">
            <text:p>PA</text:p>
          </table:table-cell>
          <table:table-cell table:style-name="ce55" office:value-type="string" calcext:value-type="string">
            <text:p>Tucumã</text:p>
          </table:table-cell>
          <table:table-cell table:style-name="ce73" office:value-type="string" calcext:value-type="string">
            <text:p>Waldoir Arpini</text:p>
            <text:p>CPF: 103.690.159-91</text:p>
          </table:table-cell>
          <table:table-cell table:style-name="ce73" office:value-type="string" calcext:value-type="string">
            <text:p>Waldoir Arpini</text:p>
            <text:p>CPF: 103.690.159-91</text:p>
          </table:table-cell>
          <table:table-cell table:style-name="ce43" office:value-type="string" calcext:value-type="string">
            <text:p>Fazenda São Judas Tadeu I</text:p>
          </table:table-cell>
          <table:table-cell table:style-name="ce96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4/06 a 12/06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eiros</text:p>
          </table:table-cell>
          <table:table-cell table:number-columns-repeated="2" table:style-name="ce65" office:value-type="string" calcext:value-type="string">
            <text:p>Abimael Jesus Moreira CPF: 617.714.301-68</text:p>
          </table:table-cell>
          <table:table-cell table:style-name="ce40"/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4/06 a 12/06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eiros</text:p>
          </table:table-cell>
          <table:table-cell table:number-columns-repeated="2" table:style-name="ce65" office:value-type="string" calcext:value-type="string">
            <text:p>Abner Jesus Moreira CNPJ:01.383.301/0001-04</text:p>
          </table:table-cell>
          <table:table-cell table:style-name="ce40"/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09/07</text:p>
          </table:table-cell>
          <table:table-cell table:style-name="ce48" office:value-type="string" calcext:value-type="string">
            <text:p>RO</text:p>
          </table:table-cell>
          <table:table-cell table:style-name="ce54" office:value-type="string" calcext:value-type="string">
            <text:p>Ariquemes</text:p>
          </table:table-cell>
          <table:table-cell table:number-columns-repeated="2" table:style-name="ce65" office:value-type="string" calcext:value-type="string">
            <text:p>Adalton Perez Varéa CPF: 221.446.682 - 72</text:p>
          </table:table-cell>
          <table:table-cell table:style-name="ce40" office:value-type="string" calcext:value-type="string">
            <text:p>Fazenda São Francisco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2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number-columns-repeated="2" table:style-name="ce65" office:value-type="string" calcext:value-type="string">
            <text:p>Adilson <text:s/>Ribeiro Bonfim CPF: 857.429.537 - 04</text:p>
          </table:table-cell>
          <table:table-cell table:style-name="ce40" office:value-type="string" calcext:value-type="string">
            <text:p>Fazenda Soares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number-columns-repeated="2" table:style-name="ce65" office:value-type="string" calcext:value-type="string">
            <text:p>Agenor Batista dos Santos CPF: 050.037.683 - 20 </text:p>
          </table:table-cell>
          <table:table-cell table:style-name="ce40" office:value-type="string" calcext:value-type="string">
            <text:p>Fazenda UNIÃO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26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uapebas</text:p>
          </table:table-cell>
          <table:table-cell table:number-columns-repeated="2" table:style-name="ce65" office:value-type="string" calcext:value-type="string">
            <text:p>Alberto Fernandes de Moraes</text:p>
          </table:table-cell>
          <table:table-cell table:style-name="ce40" office:value-type="string" calcext:value-type="string">
            <text:p>Fazenda Ouro Verde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1/12 a 21/12</text:p>
          </table:table-cell>
          <table:table-cell table:style-name="ce48" office:value-type="string" calcext:value-type="string">
            <text:p>SP</text:p>
          </table:table-cell>
          <table:table-cell table:style-name="ce54" office:value-type="string" calcext:value-type="string">
            <text:p>São Paulo</text:p>
          </table:table-cell>
          <table:table-cell table:number-columns-repeated="2" table:style-name="ce65" office:value-type="string" calcext:value-type="string">
            <text:p>ALL - América Latina Logística Malha Paulista S.A. - CNPJ: 02.502.844/0001-66</text:p>
          </table:table-cell>
          <table:table-cell table:style-name="ce40" office:value-type="string" calcext:value-type="string">
            <text:p>Estação Ferraz, Estrada de Ferro Santos - Mairinque</text:p>
          </table:table-cell>
          <table:table-cell table:style-name="ce91" office:value-type="float" office:value="51" calcext:value-type="float">
            <text:p>5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6 a 17/06 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number-columns-repeated="2" table:style-name="ce65" office:value-type="string" calcext:value-type="string">
            <text:p>Alzira Praxedes da Costa</text:p>
          </table:table-cell>
          <table:table-cell table:style-name="ce40" office:value-type="string" calcext:value-type="string">
            <text:p>Fazenda Jaborandi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06 a 02/07</text:p>
          </table:table-cell>
          <table:table-cell table:style-name="ce48" office:value-type="string" calcext:value-type="string">
            <text:p>RO</text:p>
          </table:table-cell>
          <table:table-cell table:style-name="ce48" office:value-type="string" calcext:value-type="string">
            <text:p>Vista Alegre do Abunã</text:p>
          </table:table-cell>
          <table:table-cell table:number-columns-repeated="2" table:style-name="ce65" office:value-type="string" calcext:value-type="string">
            <text:p>Ana Salete Miotto Lorenzetti CPF: 369.643.879 - 00</text:p>
          </table:table-cell>
          <table:table-cell table:style-name="ce40" office:value-type="string" calcext:value-type="string">
            <text:p>Fazenda Biribas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08 a 02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number-columns-repeated="2" table:style-name="ce65" office:value-type="string" calcext:value-type="string">
            <text:p>André Luiz Pinto Lisboa Pinheiro CPF 126.759.702-04 Eduado Jorge Pinto Lisboa Pinheiro CPF 169.600.682-15</text:p>
          </table:table-cell>
          <table:table-cell table:style-name="ce40" office:value-type="string" calcext:value-type="string">
            <text:p>Fazenda Maísa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2/05 a 22/05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number-columns-repeated="2" table:style-name="ce65" office:value-type="string" calcext:value-type="string">
            <text:p>Antônio Barbosa de Carvalho CPF: 062.426.933-72</text:p>
          </table:table-cell>
          <table:table-cell table:style-name="ce40" office:value-type="string" calcext:value-type="string">
            <text:p>Fazenda Nativa III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edicilândia</text:p>
          </table:table-cell>
          <table:table-cell table:number-columns-repeated="2" table:style-name="ce65" office:value-type="string" calcext:value-type="string">
            <text:p>Antônio Celestino dos Santos CPF: 039.192.692 - 68</text:p>
          </table:table-cell>
          <table:table-cell table:style-name="ce40" office:value-type="string" calcext:value-type="string">
            <text:p>Fazenda Sombra da Tarde</text:p>
          </table:table-cell>
          <table:table-cell table:style-name="ce91" office:value-type="float" office:value="42" calcext:value-type="float">
            <text:p>42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30/11 a 10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Oeiras do Pará</text:p>
          </table:table-cell>
          <table:table-cell table:number-columns-repeated="2" table:style-name="ce65" office:value-type="string" calcext:value-type="string">
            <text:p>Antônio Cuzzuol Sobrinho</text:p>
          </table:table-cell>
          <table:table-cell table:style-name="ce40" office:value-type="string" calcext:value-type="string">
            <text:p>Fazenda RIO BRANCO - INCOBAL</text:p>
          </table:table-cell>
          <table:table-cell table:style-name="ce91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itânia </text:p>
          </table:table-cell>
          <table:table-cell table:style-name="ce65" office:value-type="string" calcext:value-type="string">
            <text:p>Antônio Joaquim Duarte</text:p>
            <text:p>CEI: 08.120.000.198-9</text:p>
          </table:table-cell>
          <table:table-cell table:style-name="ce65" office:value-type="string" calcext:value-type="string">
            <text:p>Antônio Joaquim Duarte</text:p>
            <text:p>CEI: 08.120.000.198-9</text:p>
          </table:table-cell>
          <table:table-cell table:style-name="ce40" office:value-type="string" calcext:value-type="string">
            <text:p>Fazenda Água Limpa do Araguaia</text:p>
          </table:table-cell>
          <table:table-cell table:style-name="ce91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65" office:value-type="string" calcext:value-type="string">
            <text:p>Antônio Lucena Organizações</text:p>
            <text:p>CNPJ: 14.056.386/0001-68</text:p>
          </table:table-cell>
          <table:table-cell table:style-name="ce65" office:value-type="string" calcext:value-type="string">
            <text:p>Antônio Lucena Organizações</text:p>
            <text:p>CNPJ: 14.056.386/0001-68</text:p>
          </table:table-cell>
          <table:table-cell table:style-name="ce40" office:value-type="string" calcext:value-type="string">
            <text:p>Agropecuária Santa Cruz S/A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3/02 a 05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Conceição Do Araguaia</text:p>
          </table:table-cell>
          <table:table-cell table:style-name="ce65" office:value-type="string" calcext:value-type="string">
            <text:p>Antônio Martins Ribeiro</text:p>
            <text:p>CPF: 135.215.191-04</text:p>
          </table:table-cell>
          <table:table-cell table:style-name="ce65" office:value-type="string" calcext:value-type="string">
            <text:p>Antônio Martins Ribeiro</text:p>
            <text:p>CPF: 135.215.191-04</text:p>
          </table:table-cell>
          <table:table-cell table:style-name="ce40" office:value-type="string" calcext:value-type="string">
            <text:p>Fazenda São Pedro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7/07 a 11/08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number-columns-repeated="2" table:style-name="ce65" office:value-type="string" calcext:value-type="string">
            <text:p>Antônio Vieira Fortaleza CPF: 013.810.163 - 91</text:p>
          </table:table-cell>
          <table:table-cell table:style-name="ce40" office:value-type="string" calcext:value-type="string">
            <text:p>Fazenda Boa Esperança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2/03 a 12/03</text:p>
          </table:table-cell>
          <table:table-cell table:style-name="ce48" office:value-type="string" calcext:value-type="string">
            <text:p>BA</text:p>
          </table:table-cell>
          <table:table-cell table:style-name="ce46" office:value-type="string" calcext:value-type="string">
            <text:p>Luis Eduardo Magalhães</text:p>
          </table:table-cell>
          <table:table-cell table:style-name="ce40" office:value-type="string" calcext:value-type="string">
            <text:p>Belmiro Catelan</text:p>
            <text:p>CPF: 162.911.150-34</text:p>
          </table:table-cell>
          <table:table-cell table:style-name="ce40" office:value-type="string" calcext:value-type="string">
            <text:p>Belmiro Catelan</text:p>
            <text:p>CPF: 162.911.150-34</text:p>
          </table:table-cell>
          <table:table-cell table:style-name="ce65" office:value-type="string" calcext:value-type="string">
            <text:p>Fazenda Guarani</text:p>
          </table:table-cell>
          <table:table-cell table:style-name="ce87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9/06 a 16/06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Ipameri</text:p>
          </table:table-cell>
          <table:table-cell table:number-columns-repeated="2" table:style-name="ce40" office:value-type="string" calcext:value-type="string">
            <text:p>Berquo Brom Advogados Sociedade Civil e Outros CNPJ: 01.207.512/0001-96</text:p>
          </table:table-cell>
          <table:table-cell table:style-name="ce65" office:value-type="string" calcext:value-type="string">
            <text:p>Fazenda Buriti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1/05 a 21/05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Nova Bandeirantes</text:p>
          </table:table-cell>
          <table:table-cell table:number-columns-repeated="2" table:style-name="ce40" office:value-type="string" calcext:value-type="string">
            <text:p>Carlos Augusto de Freitas</text:p>
          </table:table-cell>
          <table:table-cell table:style-name="ce65" office:value-type="string" calcext:value-type="string">
            <text:p>Fazenda Recreio II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26/06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number-columns-repeated="2" table:style-name="ce65" office:value-type="string" calcext:value-type="string">
            <text:p>Carlos Gilberto Oliveira Barreto CPF: 061.129.601-25</text:p>
          </table:table-cell>
          <table:table-cell table:style-name="ce40" office:value-type="string" calcext:value-type="string">
            <text:p>Fazenda Estrela do Sul (Faz. Olivense)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7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ão Domingos do Araguaia</text:p>
          </table:table-cell>
          <table:table-cell table:number-columns-repeated="2" table:style-name="ce65" office:value-type="string" calcext:value-type="string">
            <text:p>Carlos Rodrigues Oliveira CPF: 590.075.832-04(Assentamento Cacau) </text:p>
          </table:table-cell>
          <table:table-cell table:style-name="ce40"/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itânia </text:p>
          </table:table-cell>
          <table:table-cell table:style-name="ce65" office:value-type="string" calcext:value-type="string">
            <text:p>Cleber Carlos de Brito</text:p>
            <text:p>CPF: 491.753.511-53</text:p>
          </table:table-cell>
          <table:table-cell table:style-name="ce65" office:value-type="string" calcext:value-type="string">
            <text:p>Cleber Carlos de Brito</text:p>
            <text:p>CPF: 491.753.511-53</text:p>
          </table:table-cell>
          <table:table-cell table:style-name="ce40"/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8 a 13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xim</text:p>
          </table:table-cell>
          <table:table-cell table:number-columns-repeated="2" table:style-name="ce65" office:value-type="string" calcext:value-type="string">
            <text:p>Cleiton de Souza Benites CPF: 356.110.061-91</text:p>
          </table:table-cell>
          <table:table-cell table:style-name="ce40" office:value-type="string" calcext:value-type="string">
            <text:p>Fazenda Áurea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11 a 05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Várzea Grande</text:p>
          </table:table-cell>
          <table:table-cell table:number-columns-repeated="2" table:style-name="ce65" office:value-type="string" calcext:value-type="string">
            <text:p>Cleiva Alves da Silva CPF: 04.598.076/0001-11</text:p>
          </table:table-cell>
          <table:table-cell table:style-name="ce40" office:value-type="string" calcext:value-type="string">
            <text:p>Boite STAR NIGHT</text:p>
          </table:table-cell>
          <table:table-cell table:style-name="ce91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Palmas</text:p>
          </table:table-cell>
          <table:table-cell table:number-columns-repeated="2" table:style-name="ce65" office:value-type="string" calcext:value-type="string">
            <text:p>CNPJ: <text:s/>79.441.168/0001-92</text:p>
          </table:table-cell>
          <table:table-cell table:style-name="ce40" office:value-type="string" calcext:value-type="string">
            <text:p>Estrela Agroflorestal Ltda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48" office:value-type="string" calcext:value-type="string">
            <text:p>MG</text:p>
          </table:table-cell>
          <table:table-cell table:style-name="ce54" office:value-type="string" calcext:value-type="string">
            <text:p>Unaí</text:p>
          </table:table-cell>
          <table:table-cell table:number-columns-repeated="2" table:style-name="ce40" office:value-type="string" calcext:value-type="string">
            <text:p>CNPJ: 01.547.696/0001-33</text:p>
          </table:table-cell>
          <table:table-cell table:style-name="ce65" office:value-type="string" calcext:value-type="string">
            <text:p>Fazenda Gado Bravo </text:p>
          </table:table-cell>
          <table:table-cell table:style-name="ce91" office:value-type="float" office:value="78" calcext:value-type="float">
            <text:p>7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29/07</text:p>
          </table:table-cell>
          <table:table-cell table:style-name="ce50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number-columns-repeated="2" table:style-name="ce40" office:value-type="string" calcext:value-type="string">
            <text:p>CNPJ: 03.153.521/0001 - 77</text:p>
          </table:table-cell>
          <table:table-cell table:style-name="ce65" office:value-type="string" calcext:value-type="string">
            <text:p>L N do Nascimento Garcia Carvoaria - EPP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number-columns-repeated="2" table:style-name="ce40" office:value-type="string" calcext:value-type="string">
            <text:p>CNPJ: 03.363.495/0007-05</text:p>
          </table:table-cell>
          <table:table-cell table:style-name="ce65" office:value-type="string" calcext:value-type="string">
            <text:p>Sudati Florestal Ltda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3/08 a 28/08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Porto Nacional</text:p>
          </table:table-cell>
          <table:table-cell table:number-columns-repeated="2" table:style-name="ce40" office:value-type="string" calcext:value-type="string">
            <text:p>CNPJ: 03.484.340/0001 - 23</text:p>
          </table:table-cell>
          <table:table-cell table:style-name="ce65" office:value-type="string" calcext:value-type="string">
            <text:p>BIOAGRO - Engenharia Ambiental Ltda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7/01 a 05/02</text:p>
          </table:table-cell>
          <table:table-cell table:style-name="ce50" office:value-type="string" calcext:value-type="string">
            <text:p>PA</text:p>
          </table:table-cell>
          <table:table-cell table:style-name="ce48" office:value-type="string" calcext:value-type="string">
            <text:p>Santa Maria das Barreiras</text:p>
          </table:table-cell>
          <table:table-cell table:number-columns-repeated="2" table:style-name="ce40" office:value-type="string" calcext:value-type="string">
            <text:p>CNPJ: 05.303.431/0002-21</text:p>
          </table:table-cell>
          <table:table-cell table:style-name="ce65" office:value-type="string" calcext:value-type="string">
            <text:p>CSM Agropecuária S.A</text:p>
            <text:p>(Fazenda Tarumã)</text:p>
          </table:table-cell>
          <table:table-cell table:style-name="ce87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8 a 27/08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Cotriguaçu</text:p>
          </table:table-cell>
          <table:table-cell table:number-columns-repeated="2" table:style-name="ce40" office:value-type="string" calcext:value-type="string">
            <text:p>CNPJ: 05.529.245/0001-24</text:p>
          </table:table-cell>
          <table:table-cell table:style-name="ce65" office:value-type="string" calcext:value-type="string">
            <text:p>MC Construtora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10 a 27/10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Bocaina do Sul </text:p>
          </table:table-cell>
          <table:table-cell table:number-columns-repeated="2" table:style-name="ce40" office:value-type="string" calcext:value-type="string">
            <text:p>CNPJ: 05.591.323/0001-10</text:p>
          </table:table-cell>
          <table:table-cell table:style-name="ce65" office:value-type="string" calcext:value-type="string">
            <text:p>Ervateira Linha Alegre Ltda ME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8/03 a 29/03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Tabaporã</text:p>
          </table:table-cell>
          <table:table-cell table:number-columns-repeated="2" table:style-name="ce40" office:value-type="string" calcext:value-type="string">
            <text:p>CNPJ: 08.388.606/0001-58</text:p>
          </table:table-cell>
          <table:table-cell table:style-name="ce65" office:value-type="string" calcext:value-type="string">
            <text:p>F. A. Dias de Freitas - ME</text:p>
            <text:p>(Carvoaria Ouro Preto)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3 a 30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number-columns-repeated="2" table:style-name="ce40" office:value-type="string" calcext:value-type="string">
            <text:p>CNPJ: 08.712.013/0001-03</text:p>
          </table:table-cell>
          <table:table-cell table:style-name="ce65" office:value-type="string" calcext:value-type="string">
            <text:p>A F Costa Ind. EPP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10/03 a 24/03 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Aragarças</text:p>
          </table:table-cell>
          <table:table-cell table:number-columns-repeated="2" table:style-name="ce40" office:value-type="string" calcext:value-type="string">
            <text:p>CNPJ: 09.064.447/0001-07</text:p>
          </table:table-cell>
          <table:table-cell table:style-name="ce65" office:value-type="string" calcext:value-type="string">
            <text:p>BERC Etanol e Agricultura Ltda.</text:p>
            <text:p>(Fazendas Funil e Veredas)</text:p>
          </table:table-cell>
          <table:table-cell table:style-name="ce91" office:value-type="float" office:value="143" calcext:value-type="float">
            <text:p>14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0/08 a 09/09</text:p>
          </table:table-cell>
          <table:table-cell table:style-name="ce50" office:value-type="string" calcext:value-type="string">
            <text:p>PB</text:p>
          </table:table-cell>
          <table:table-cell table:style-name="ce46" office:value-type="string" calcext:value-type="string">
            <text:p>Boa Vista</text:p>
          </table:table-cell>
          <table:table-cell table:number-columns-repeated="2" table:style-name="ce40" office:value-type="string" calcext:value-type="string">
            <text:p>CNPJ: 09.299.512/0001-75</text:p>
          </table:table-cell>
          <table:table-cell table:style-name="ce65" office:value-type="string" calcext:value-type="string">
            <text:p>João Arruda Mineração e Construção Ltda</text:p>
          </table:table-cell>
          <table:table-cell table:style-name="ce91" office:value-type="float" office:value="27" calcext:value-type="float">
            <text:p>27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number-columns-repeated="2" table:style-name="ce40" office:value-type="string" calcext:value-type="string">
            <text:p>CNPJ: 09.599.702/0001-08</text:p>
          </table:table-cell>
          <table:table-cell table:style-name="ce65" office:value-type="string" calcext:value-type="string">
            <text:p>Construtora Linhares Ltda.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9/03 a 23/03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Araguacema</text:p>
          </table:table-cell>
          <table:table-cell table:number-columns-repeated="2" table:style-name="ce40" office:value-type="string" calcext:value-type="string">
            <text:p>CNPJ: 10.312.570/0001-70</text:p>
          </table:table-cell>
          <table:table-cell table:style-name="ce65" office:value-type="string" calcext:value-type="string">
            <text:p>NEEN Agropecuária e Florestadora Sociedade Ltda.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9/03 a 19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CNPJ: 11.007.755/0001-34</text:p>
          </table:table-cell>
          <table:table-cell table:style-name="ce65" office:value-type="string" calcext:value-type="string">
            <text:p>Carvoaria Chapadão Ltda.</text:p>
          </table:table-cell>
          <table:table-cell table:style-name="ce91" office:value-type="float" office:value="61" calcext:value-type="float">
            <text:p>6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9 a 18/09</text:p>
          </table:table-cell>
          <table:table-cell table:style-name="ce50" office:value-type="string" calcext:value-type="string">
            <text:p>RJ</text:p>
          </table:table-cell>
          <table:table-cell table:style-name="ce52" office:value-type="string" calcext:value-type="string">
            <text:p>Campos Dos Goytacazes</text:p>
          </table:table-cell>
          <table:table-cell table:number-columns-repeated="2" table:style-name="ce40" office:value-type="string" calcext:value-type="string">
            <text:p>CNPJ: 12.034.923/0001-43</text:p>
          </table:table-cell>
          <table:table-cell table:style-name="ce65" office:value-type="string" calcext:value-type="string">
            <text:p>Consórcio Simplificado de Empregadores Rurais</text:p>
          </table:table-cell>
          <table:table-cell table:style-name="ce91" office:value-type="float" office:value="33" calcext:value-type="float">
            <text:p>3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9/08 a 20/08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Capinópolis</text:p>
          </table:table-cell>
          <table:table-cell table:number-columns-repeated="2" table:style-name="ce40" office:value-type="string" calcext:value-type="string">
            <text:p>CNPJ: 12.274.379/0009-64</text:p>
          </table:table-cell>
          <table:table-cell table:style-name="ce65" office:value-type="string" calcext:value-type="string">
            <text:p>Laginha Agro Industrial S/A</text:p>
          </table:table-cell>
          <table:table-cell table:style-name="ce91" office:value-type="float" office:value="207" calcext:value-type="float">
            <text:p>20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4/05 a 03/06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Joviânia</text:p>
          </table:table-cell>
          <table:table-cell table:number-columns-repeated="2" table:style-name="ce40" office:value-type="string" calcext:value-type="string">
            <text:p>CNPJ: 61.064.929/0032 - 75</text:p>
          </table:table-cell>
          <table:table-cell table:style-name="ce65" office:value-type="string" calcext:value-type="string">
            <text:p>Du Pont do Brasil S.A Divisão Pioneer Sementes</text:p>
          </table:table-cell>
          <table:table-cell table:style-name="ce91" office:value-type="float" office:value="99" calcext:value-type="float">
            <text:p>99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R</text:p>
          </table:table-cell>
          <table:table-cell table:style-name="ce52" office:value-type="string" calcext:value-type="string">
            <text:p>Palmas</text:p>
          </table:table-cell>
          <table:table-cell table:number-columns-repeated="2" table:style-name="ce40" office:value-type="string" calcext:value-type="string">
            <text:p>CNPJ: 74.058.710/0004-51</text:p>
          </table:table-cell>
          <table:table-cell table:style-name="ce65" office:value-type="string" calcext:value-type="string">
            <text:p>Palmasplac Agropastoril Ltda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7 a 16/07</text:p>
          </table:table-cell>
          <table:table-cell table:style-name="ce50" office:value-type="string" calcext:value-type="string">
            <text:p>PR</text:p>
          </table:table-cell>
          <table:table-cell table:style-name="ce46" office:value-type="string" calcext:value-type="string">
            <text:p>União da Vitória</text:p>
          </table:table-cell>
          <table:table-cell table:number-columns-repeated="2" table:style-name="ce40" office:value-type="string" calcext:value-type="string">
            <text:p>CNPJ: 76.986.702/0001-58</text:p>
          </table:table-cell>
          <table:table-cell table:style-name="ce65" office:value-type="string" calcext:value-type="string">
            <text:p>Décio Pacheco &amp; Cia Ltda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6 a 25/06</text:p>
          </table:table-cell>
          <table:table-cell table:style-name="ce50" office:value-type="string" calcext:value-type="string">
            <text:p>SC </text:p>
          </table:table-cell>
          <table:table-cell table:style-name="ce46" office:value-type="string" calcext:value-type="string">
            <text:p>Calmon</text:p>
          </table:table-cell>
          <table:table-cell table:number-columns-repeated="2" table:style-name="ce40" office:value-type="string" calcext:value-type="string">
            <text:p>CNPJ: 78.273.125/0003-44</text:p>
          </table:table-cell>
          <table:table-cell table:style-name="ce65" office:value-type="string" calcext:value-type="string">
            <text:p>Maxiplast Agropecuária Ltda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2/04 a 17/04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São Joaquim</text:p>
          </table:table-cell>
          <table:table-cell table:number-columns-repeated="2" table:style-name="ce40" office:value-type="string" calcext:value-type="string">
            <text:p>CNPJ: 78.611.092/0001-33</text:p>
          </table:table-cell>
          <table:table-cell table:style-name="ce65" office:value-type="string" calcext:value-type="string">
            <text:p>São Luis Fruticultura Ltda.</text:p>
          </table:table-cell>
          <table:table-cell table:style-name="ce91" office:value-type="float" office:value="154" calcext:value-type="float">
            <text:p>15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3/08 a 19/08</text:p>
          </table:table-cell>
          <table:table-cell table:style-name="ce50" office:value-type="string" calcext:value-type="string">
            <text:p>PR</text:p>
          </table:table-cell>
          <table:table-cell table:style-name="ce46" office:value-type="string" calcext:value-type="string">
            <text:p>Clevelândia</text:p>
          </table:table-cell>
          <table:table-cell table:number-columns-repeated="2" table:style-name="ce40" office:value-type="string" calcext:value-type="string">
            <text:p>CNPJ: 79.537.932/0001-28</text:p>
          </table:table-cell>
          <table:table-cell table:style-name="ce65" office:value-type="string" calcext:value-type="string">
            <text:p>Madeireira Ipiranga Ltda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5 a 18/05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Irineópolis</text:p>
          </table:table-cell>
          <table:table-cell table:number-columns-repeated="2" table:style-name="ce40" office:value-type="string" calcext:value-type="string">
            <text:p>CNPJ: 79.890.737/0001-87</text:p>
          </table:table-cell>
          <table:table-cell table:style-name="ce65" office:value-type="string" calcext:value-type="string">
            <text:p>PARRA &amp; CIA LTDA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4/05 a 06/05</text:p>
          </table:table-cell>
          <table:table-cell table:style-name="ce50" office:value-type="string" calcext:value-type="string">
            <text:p>SC</text:p>
          </table:table-cell>
          <table:table-cell table:style-name="ce52" office:value-type="string" calcext:value-type="string">
            <text:p>Canoinhas</text:p>
          </table:table-cell>
          <table:table-cell table:number-columns-repeated="2" table:style-name="ce40" office:value-type="string" calcext:value-type="string">
            <text:p>CNPJ: 83.244.053/0001-85</text:p>
          </table:table-cell>
          <table:table-cell table:style-name="ce65" office:value-type="string" calcext:value-type="string">
            <text:p>Procopiak Florestal Ltda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11 a 18/11</text:p>
          </table:table-cell>
          <table:table-cell table:style-name="ce50" office:value-type="string" calcext:value-type="string">
            <text:p>SC</text:p>
          </table:table-cell>
          <table:table-cell table:style-name="ce52" office:value-type="string" calcext:value-type="string">
            <text:p>Xanxerê</text:p>
          </table:table-cell>
          <table:table-cell table:number-columns-repeated="2" table:style-name="ce40" office:value-type="string" calcext:value-type="string">
            <text:p>Danilo Marcolino Faccio CPF: 031.830.259 - 49</text:p>
          </table:table-cell>
          <table:table-cell table:style-name="ce65" office:value-type="string" calcext:value-type="string">
            <text:p>Fazenda PESQUEIRO DE CIMA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11 a 04/12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Décio José Barroso Nunes CPF: 219.817.526 - 68</text:p>
          </table:table-cell>
          <table:table-cell table:style-name="ce65" office:value-type="string" calcext:value-type="string">
            <text:p>Fazendas Paraíso, Surpresa, Laci, Patrizia I, II e Luciana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7/08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40" office:value-type="string" calcext:value-type="string">
            <text:p>Domingos Munia Neto CPF: 277.893.928-83</text:p>
          </table:table-cell>
          <table:table-cell table:style-name="ce65" office:value-type="string" calcext:value-type="string">
            <text:p>Nova Goianésia Agropecuária LTDA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10 a 05/11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o Mundo</text:p>
          </table:table-cell>
          <table:table-cell table:number-columns-repeated="2" table:style-name="ce40" office:value-type="string" calcext:value-type="string">
            <text:p>Edmar Koller Heller CPF: 239.538.379 - 15</text:p>
          </table:table-cell>
          <table:table-cell table:style-name="ce65"/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number-columns-repeated="2" table:style-name="ce40" office:value-type="string" calcext:value-type="string">
            <text:p>Edson de Souza Ribeiro CPF: 412.239.001-00</text:p>
          </table:table-cell>
          <table:table-cell table:style-name="ce65" office:value-type="string" calcext:value-type="string">
            <text:p>Fazenda Riacho Doce </text:p>
          </table:table-cell>
          <table:table-cell table:style-name="ce91" office:value-type="float" office:value="32" calcext:value-type="float">
            <text:p>3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50" office:value-type="string" calcext:value-type="string">
            <text:p>MA</text:p>
          </table:table-cell>
          <table:table-cell table:style-name="ce52" office:value-type="string" calcext:value-type="string">
            <text:p>Açailândia</text:p>
          </table:table-cell>
          <table:table-cell table:number-columns-repeated="2" table:style-name="ce40" office:value-type="string" calcext:value-type="string">
            <text:p>Elizeu Sousa da Silva CPF: 698.837.183 - 49</text:p>
          </table:table-cell>
          <table:table-cell table:style-name="ce65"/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7 a 24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Eloísio Flávio de Andrade CPF: 146.570.406 - 00</text:p>
          </table:table-cell>
          <table:table-cell table:style-name="ce65" office:value-type="string" calcext:value-type="string">
            <text:p>Fazenda Águas da Serra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1 a 29/01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Natividade</text:p>
          </table:table-cell>
          <table:table-cell table:style-name="ce40" office:value-type="string" calcext:value-type="string">
            <text:p>Emival Ramos Caiado Filho</text:p>
            <text:p>CPF: 096.552.981-91</text:p>
          </table:table-cell>
          <table:table-cell table:style-name="ce40" office:value-type="string" calcext:value-type="string">
            <text:p>Emival Ramos Caiado Filho</text:p>
            <text:p>CPF: 096.552.981-91</text:p>
          </table:table-cell>
          <table:table-cell table:style-name="ce65" office:value-type="string" calcext:value-type="string">
            <text:p>Fazenda Santa Mônica</text:p>
          </table:table-cell>
          <table:table-cell table:style-name="ce87" office:value-type="float" office:value="26" calcext:value-type="float">
            <text:p>26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2/05 a 21/05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Eurípedes José Goulart CPF: 196.271.221 - <text:s/>49</text:p>
          </table:table-cell>
          <table:table-cell table:style-name="ce65" office:value-type="string" calcext:value-type="string">
            <text:p>Fazenda Talismã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2/06 a 11/06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Rondolândia</text:p>
          </table:table-cell>
          <table:table-cell table:number-columns-repeated="2" table:style-name="ce40" office:value-type="string" calcext:value-type="string">
            <text:p>Fernando Jorge Peralta e outros CPF: 017.518.598-00</text:p>
          </table:table-cell>
          <table:table-cell table:style-name="ce65" office:value-type="string" calcext:value-type="string">
            <text:p>Fazenda Peralta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Brejo Grande do Araguaia</text:p>
          </table:table-cell>
          <table:table-cell table:number-columns-repeated="2" table:style-name="ce40" office:value-type="string" calcext:value-type="string">
            <text:p>Francisco Herbet Milfont Parente CPF: 382.399.141-87</text:p>
          </table:table-cell>
          <table:table-cell table:style-name="ce65" office:value-type="string" calcext:value-type="string">
            <text:p>Fazenda Rainha do Araguaia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Francisco José dos Santos CPF: 151.517.352-68</text:p>
          </table:table-cell>
          <table:table-cell table:style-name="ce65"/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6/08 a 24/08</text:p>
          </table:table-cell>
          <table:table-cell table:style-name="ce50" office:value-type="string" calcext:value-type="string">
            <text:p>RO</text:p>
          </table:table-cell>
          <table:table-cell table:style-name="ce52" office:value-type="string" calcext:value-type="string">
            <text:p>Porto Velho</text:p>
          </table:table-cell>
          <table:table-cell table:number-columns-repeated="2" table:style-name="ce40" office:value-type="string" calcext:value-type="string">
            <text:p>Francisco Silva Cavalcante CPF: 040.486.522-49</text:p>
          </table:table-cell>
          <table:table-cell table:style-name="ce65" office:value-type="string" calcext:value-type="string">
            <text:p>Fazenda São Francisco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10 a 05/11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o Mundo</text:p>
          </table:table-cell>
          <table:table-cell table:number-columns-repeated="2" table:style-name="ce40" office:value-type="string" calcext:value-type="string">
            <text:p>Geraldo Aires de Souza Nunes CPF: 380.409.131 - 87</text:p>
          </table:table-cell>
          <table:table-cell table:style-name="ce65" office:value-type="string" calcext:value-type="string">
            <text:p>Fazenda BEIRA RIO 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1/06 a 08/06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Arvoredo</text:p>
          </table:table-cell>
          <table:table-cell table:number-columns-repeated="2" table:style-name="ce40" office:value-type="string" calcext:value-type="string">
            <text:p>Gilmar José Mocelini CPF: 568.403.069 - 68</text:p>
          </table:table-cell>
          <table:table-cell table:style-name="ce65"/>
          <table:table-cell table:style-name="ce91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6/01 a 05/02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40" office:value-type="string" calcext:value-type="string">
            <text:p>Hélio Duarte Soares</text:p>
            <text:p>CPF: 044.549.318-60</text:p>
          </table:table-cell>
          <table:table-cell table:style-name="ce40" office:value-type="string" calcext:value-type="string">
            <text:p>Hélio Duarte Soares</text:p>
            <text:p>CPF: 044.549.318-60</text:p>
          </table:table-cell>
          <table:table-cell table:style-name="ce65" office:value-type="string" calcext:value-type="string">
            <text:p>Fazenda Boa Sorte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7 a 24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Água Azul Do Norte</text:p>
          </table:table-cell>
          <table:table-cell table:number-columns-repeated="2" table:style-name="ce40" office:value-type="string" calcext:value-type="string">
            <text:p>Hildebrando Sisnando Pereira Lima CPF: 058.393.865 - 53</text:p>
          </table:table-cell>
          <table:table-cell table:style-name="ce65" office:value-type="string" calcext:value-type="string">
            <text:p>Fazenda Caeteté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06 a 02/07</text:p>
          </table:table-cell>
          <table:table-cell table:style-name="ce50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number-columns-repeated="2" table:style-name="ce40" office:value-type="string" calcext:value-type="string">
            <text:p>Ilmar Santos da Silva CPF: 357.594.535 - 72</text:p>
          </table:table-cell>
          <table:table-cell table:style-name="ce65" office:value-type="string" calcext:value-type="string">
            <text:p>Fazenda Rebeca 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Britânia </text:p>
          </table:table-cell>
          <table:table-cell table:style-name="ce40" office:value-type="string" calcext:value-type="string">
            <text:p>Jairo Perillo</text:p>
            <text:p>CPF 002.836.301-91</text:p>
          </table:table-cell>
          <table:table-cell table:style-name="ce40" office:value-type="string" calcext:value-type="string">
            <text:p>Jairo Perillo</text:p>
            <text:p>CPF 002.836.301-91</text:p>
          </table:table-cell>
          <table:table-cell table:style-name="ce65" office:value-type="string" calcext:value-type="string">
            <text:p>Fazenda Pompéia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30/11 a 10/12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40" office:value-type="string" calcext:value-type="string">
            <text:p>Jamil Antônio Filho CPF: 364.634.427 - 04</text:p>
          </table:table-cell>
          <table:table-cell table:style-name="ce65" office:value-type="string" calcext:value-type="string">
            <text:p>Fazenda CAPÃO DA ONÇA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4 a 30/04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Juara</text:p>
          </table:table-cell>
          <table:table-cell table:style-name="ce40" office:value-type="string" calcext:value-type="string">
            <text:p>Janete Gomes Riva</text:p>
            <text:p>CPF: 364.096.001-78</text:p>
          </table:table-cell>
          <table:table-cell table:style-name="ce40" office:value-type="string" calcext:value-type="string">
            <text:p>Janete Gomes Riva</text:p>
            <text:p>CPF: 364.096.001-78</text:p>
          </table:table-cell>
          <table:table-cell table:style-name="ce65" office:value-type="string" calcext:value-type="string">
            <text:p>Fazenda Paineiras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9/03 a 23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Altamira</text:p>
          </table:table-cell>
          <table:table-cell table:style-name="ce40" office:value-type="string" calcext:value-type="string">
            <text:p>Jeová Eduardo Divino</text:p>
            <text:p>CPF: 216.883.621-34</text:p>
          </table:table-cell>
          <table:table-cell table:style-name="ce40" office:value-type="string" calcext:value-type="string">
            <text:p>Jeová Eduardo Divino</text:p>
            <text:p>CPF: 216.883.621-34</text:p>
          </table:table-cell>
          <table:table-cell table:style-name="ce65" office:value-type="string" calcext:value-type="string">
            <text:p>Fazenda Patuá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2/03 a 08/03</text:p>
          </table:table-cell>
          <table:table-cell table:style-name="ce50" office:value-type="string" calcext:value-type="string">
            <text:p>RO</text:p>
          </table:table-cell>
          <table:table-cell table:style-name="ce52" office:value-type="string" calcext:value-type="string">
            <text:p>Porto Velho</text:p>
          </table:table-cell>
          <table:table-cell table:style-name="ce40" office:value-type="string" calcext:value-type="string">
            <text:p>João Altair Caetano dos Santos</text:p>
            <text:p>CPF: 368.413.239-04</text:p>
          </table:table-cell>
          <table:table-cell table:style-name="ce40" office:value-type="string" calcext:value-type="string">
            <text:p>João Altair Caetano dos Santos</text:p>
            <text:p>CPF: 368.413.239-04</text:p>
          </table:table-cell>
          <table:table-cell table:style-name="ce65" office:value-type="string" calcext:value-type="string">
            <text:p>Fazenda Rancho Colorado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50" office:value-type="string" calcext:value-type="string">
            <text:p>MA</text:p>
          </table:table-cell>
          <table:table-cell table:style-name="ce46" office:value-type="string" calcext:value-type="string">
            <text:p>Bom Jesus das Selvas</text:p>
          </table:table-cell>
          <table:table-cell table:number-columns-repeated="2" table:style-name="ce40" office:value-type="string" calcext:value-type="string">
            <text:p>João Antonio Vilas Boas CPF: 092.519.601-00</text:p>
          </table:table-cell>
          <table:table-cell table:style-name="ce65"/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6/07 a 04/08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Paranaíta</text:p>
          </table:table-cell>
          <table:table-cell table:number-columns-repeated="2" table:style-name="ce40" office:value-type="string" calcext:value-type="string">
            <text:p>João Carlos Petrucci CEI: 50.010.00989-83</text:p>
          </table:table-cell>
          <table:table-cell table:style-name="ce65" office:value-type="string" calcext:value-type="string">
            <text:p>Fazenda São Cristovão 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João Pereira da Silva CPF: 715.193.602-82</text:p>
          </table:table-cell>
          <table:table-cell table:style-name="ce65"/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5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João Soares Rocha CPF: 211.230.636-72</text:p>
          </table:table-cell>
          <table:table-cell table:style-name="ce65" office:value-type="string" calcext:value-type="string">
            <text:p>Fazenda Cachoeira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1/05 a 14/05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Paraguaçu</text:p>
          </table:table-cell>
          <table:table-cell table:number-columns-repeated="2" table:style-name="ce40" office:value-type="string" calcext:value-type="string">
            <text:p>Joaquim Reis Silva CPF: 121.719.806 - 72</text:p>
          </table:table-cell>
          <table:table-cell table:style-name="ce65" office:value-type="string" calcext:value-type="string">
            <text:p>Fazenda PARAÍSO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10 a 30/10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Jacareacanga</text:p>
          </table:table-cell>
          <table:table-cell table:number-columns-repeated="2" table:style-name="ce40" office:value-type="string" calcext:value-type="string">
            <text:p>Joares de Farias CPF: 395.518.069 - 72</text:p>
          </table:table-cell>
          <table:table-cell table:style-name="ce65" office:value-type="string" calcext:value-type="string">
            <text:p>Fazenda MODELO (Gleba São Benedito)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40" office:value-type="string" calcext:value-type="string">
            <text:p>Jorge de Souza Moreira</text:p>
            <text:p>CPF: 075.206.541-68</text:p>
          </table:table-cell>
          <table:table-cell table:style-name="ce40" office:value-type="string" calcext:value-type="string">
            <text:p>Jorge de Souza Moreira</text:p>
            <text:p>CPF: 075.206.541-68</text:p>
          </table:table-cell>
          <table:table-cell table:style-name="ce65" office:value-type="string" calcext:value-type="string">
            <text:p>Fazenda São Jorge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7 a 30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José Alves Lacerda CPF: 047.667.332 - 15</text:p>
          </table:table-cell>
          <table:table-cell table:style-name="ce65" office:value-type="string" calcext:value-type="string">
            <text:p>Fazenda Brasileira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2/07</text:p>
          </table:table-cell>
          <table:table-cell table:style-name="ce50" office:value-type="string" calcext:value-type="string">
            <text:p>MA</text:p>
          </table:table-cell>
          <table:table-cell table:style-name="ce52" office:value-type="string" calcext:value-type="string">
            <text:p>Açailândia</text:p>
          </table:table-cell>
          <table:table-cell table:number-columns-repeated="2" table:style-name="ce40" office:value-type="string" calcext:value-type="string">
            <text:p>José Amaro Logrado</text:p>
          </table:table-cell>
          <table:table-cell table:style-name="ce65" office:value-type="string" calcext:value-type="string">
            <text:p>Fazenda Manchester (Faz.do Zuza)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5 a 27/05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Nova Bandeirantes</text:p>
          </table:table-cell>
          <table:table-cell table:number-columns-repeated="2" table:style-name="ce40" office:value-type="string" calcext:value-type="string">
            <text:p>José Correia Filho </text:p>
          </table:table-cell>
          <table:table-cell table:style-name="ce65" office:value-type="string" calcext:value-type="string">
            <text:p>Fazenda Formosa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7/08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number-columns-repeated="2" table:style-name="ce40" office:value-type="string" calcext:value-type="string">
            <text:p>José Cortes Tonaco CPF: 060.428.801 - 87</text:p>
          </table:table-cell>
          <table:table-cell table:style-name="ce65" office:value-type="string" calcext:value-type="string">
            <text:p>Fazenda Cortes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6/04 a 15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style-name="ce40" office:value-type="string" calcext:value-type="string">
            <text:p>José Elvécio Vilarino</text:p>
            <text:p>CPF: 091.128.471-00</text:p>
          </table:table-cell>
          <table:table-cell table:style-name="ce40" office:value-type="string" calcext:value-type="string">
            <text:p>José Elvécio Vilarino</text:p>
            <text:p>CPF: 091.128.471-00</text:p>
          </table:table-cell>
          <table:table-cell table:style-name="ce65" office:value-type="string" calcext:value-type="string">
            <text:p>Fazenda Bambu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style-name="ce40" office:value-type="string" calcext:value-type="string">
            <text:p>José Luciano Franco de Rezende</text:p>
            <text:p>CPF: 182.898.606-25</text:p>
          </table:table-cell>
          <table:table-cell table:style-name="ce40" office:value-type="string" calcext:value-type="string">
            <text:p>José Luciano Franco de Rezende</text:p>
            <text:p>CPF: 182.898.606-25</text:p>
          </table:table-cell>
          <table:table-cell table:style-name="ce65" office:value-type="string" calcext:value-type="string">
            <text:p>Fazenda Santa Marta do Vale Verde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1/05 a21/05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number-columns-repeated="2" table:style-name="ce40" office:value-type="string" calcext:value-type="string">
            <text:p>José Maurício Rodrigues Vieira CPF: 984.865.002/49</text:p>
          </table:table-cell>
          <table:table-cell table:style-name="ce65" office:value-type="string" calcext:value-type="string">
            <text:p>Carvoaria do Maurício 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6/08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Patos de Minas</text:p>
          </table:table-cell>
          <table:table-cell table:number-columns-repeated="2" table:style-name="ce40" office:value-type="string" calcext:value-type="string">
            <text:p>José Queiroz CPF: 004.699.636-20</text:p>
          </table:table-cell>
          <table:table-cell table:style-name="ce65" office:value-type="string" calcext:value-type="string">
            <text:p>Fazenda Bom Jardim Santa Rita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9/10 a 27/10</text:p>
          </table:table-cell>
          <table:table-cell table:style-name="ce50" office:value-type="string" calcext:value-type="string">
            <text:p>RJ</text:p>
          </table:table-cell>
          <table:table-cell table:style-name="ce46" office:value-type="string" calcext:value-type="string">
            <text:p>São Francisco do Itabapoana</text:p>
          </table:table-cell>
          <table:table-cell table:number-columns-repeated="2" table:style-name="ce40" office:value-type="string" calcext:value-type="string">
            <text:p>José Renato Elias Pontes CPF: 007.184.007-98</text:p>
          </table:table-cell>
          <table:table-cell table:style-name="ce65" office:value-type="string" calcext:value-type="string">
            <text:p>Fazenda SÃO LUÍS</text:p>
          </table:table-cell>
          <table:table-cell table:style-name="ce91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1/05 a 21/05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Colméia</text:p>
          </table:table-cell>
          <table:table-cell table:number-columns-repeated="2" table:style-name="ce40" office:value-type="string" calcext:value-type="string">
            <text:p>José Simão de Sousa <text:s text:c="7"/>CPF:287.711.504 - 63</text:p>
          </table:table-cell>
          <table:table-cell table:style-name="ce65" office:value-type="string" calcext:value-type="string">
            <text:p>Fazenda Palac</text:p>
          </table:table-cell>
          <table:table-cell table:style-name="ce87"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José Simões dos Santos CPF: 025.152.295-49</text:p>
          </table:table-cell>
          <table:table-cell table:style-name="ce65" office:value-type="string" calcext:value-type="string">
            <text:p>Fazenda Santa Maria 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2/08 a 13/08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Cambuí</text:p>
          </table:table-cell>
          <table:table-cell table:number-columns-repeated="2" table:style-name="ce40" office:value-type="string" calcext:value-type="string">
            <text:p>Jossiel Virgínio Pimentel CPF: 227.301.258-68</text:p>
          </table:table-cell>
          <table:table-cell table:style-name="ce65" office:value-type="string" calcext:value-type="string">
            <text:p>Jossiel Virgínio Pimentel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number-columns-repeated="2" table:style-name="ce40" office:value-type="string" calcext:value-type="string">
            <text:p>Jurandi Oliveira da Silva CPF: 602.152.322-91</text:p>
          </table:table-cell>
          <table:table-cell table:style-name="ce65"/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4/06 a 21/06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Correia Pinto</text:p>
          </table:table-cell>
          <table:table-cell table:number-columns-repeated="2" table:style-name="ce40" office:value-type="string" calcext:value-type="string">
            <text:p>L. Schmaedecke Com e Ind Ltda CNPJ: 84.933.969/0001-05</text:p>
          </table:table-cell>
          <table:table-cell table:style-name="ce65" office:value-type="string" calcext:value-type="string">
            <text:p>Fazenda Rincão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itânia </text:p>
          </table:table-cell>
          <table:table-cell table:style-name="ce40" office:value-type="string" calcext:value-type="string">
            <text:p>Labib Adas</text:p>
            <text:p>CPF: 152248808-15</text:p>
          </table:table-cell>
          <table:table-cell table:style-name="ce40" office:value-type="string" calcext:value-type="string">
            <text:p>Labib Adas</text:p>
            <text:p>CPF: 152248808-15</text:p>
          </table:table-cell>
          <table:table-cell table:style-name="ce40" office:value-type="string" calcext:value-type="string">
            <text:p>Fazenda Nossa Senhora da Aparecida</text:p>
          </table:table-cell>
          <table:table-cell table:style-name="ce91" office:value-type="float" office:value="13" calcext:value-type="float">
            <text:p>1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Lazir Soares de Castro CPF: 003.982.841 - 72</text:p>
          </table:table-cell>
          <table:table-cell table:style-name="ce65" office:value-type="string" calcext:value-type="string">
            <text:p>Fazenda Maguari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1/05 a 21/05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São Domingos do Araguaia</text:p>
          </table:table-cell>
          <table:table-cell table:number-columns-repeated="2" table:style-name="ce40" office:value-type="string" calcext:value-type="string">
            <text:p>Leandro Adjuto Martins Carneiro CPF: 338.915.916/91</text:p>
          </table:table-cell>
          <table:table-cell table:style-name="ce65" office:value-type="string" calcext:value-type="string">
            <text:p>Fazenda Água Branca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29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Leandro Adjuto Martins Carneiro CPF: 338.915.916/91</text:p>
          </table:table-cell>
          <table:table-cell table:style-name="ce65" office:value-type="string" calcext:value-type="string">
            <text:p>Fazenda Canaã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05 a 14/07</text:p>
          </table:table-cell>
          <table:table-cell table:style-name="ce50" office:value-type="string" calcext:value-type="string">
            <text:p>MG</text:p>
          </table:table-cell>
          <table:table-cell table:style-name="ce52" office:value-type="string" calcext:value-type="string">
            <text:p>Paracatu</text:p>
          </table:table-cell>
          <table:table-cell table:number-columns-repeated="2" table:style-name="ce40" office:value-type="string" calcext:value-type="string">
            <text:p>Leonel de Sousa Gonçalves CPF: 188.542.816 - 20</text:p>
          </table:table-cell>
          <table:table-cell table:style-name="ce65" office:value-type="string" calcext:value-type="string">
            <text:p>Carvoaria do Leonel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5 a 25/05</text:p>
          </table:table-cell>
          <table:table-cell table:style-name="ce50" office:value-type="string" calcext:value-type="string">
            <text:p>MA</text:p>
          </table:table-cell>
          <table:table-cell table:style-name="ce46" office:value-type="string" calcext:value-type="string">
            <text:p>Governador Archer</text:p>
          </table:table-cell>
          <table:table-cell table:number-columns-repeated="2" table:style-name="ce40" office:value-type="string" calcext:value-type="string">
            <text:p>Lidenor de Freitas Façanha Junior CPF: 253.380.723-00</text:p>
          </table:table-cell>
          <table:table-cell table:style-name="ce65" office:value-type="string" calcext:value-type="string">
            <text:p>Fazenda Maria de Jesus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11 a 19/11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Tapurah</text:p>
          </table:table-cell>
          <table:table-cell table:number-columns-repeated="2" table:style-name="ce40" office:value-type="string" calcext:value-type="string">
            <text:p>Luciano Aparecido Correia CPF: 836.942.859 - 20</text:p>
          </table:table-cell>
          <table:table-cell table:style-name="ce65" office:value-type="string" calcext:value-type="string">
            <text:p>Fazenda PARAÍSO DA AMAZÔNIA I 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29/07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Brejo Grande do Araguaia</text:p>
          </table:table-cell>
          <table:table-cell table:number-columns-repeated="2" table:style-name="ce40" office:value-type="string" calcext:value-type="string">
            <text:p>Luis Otávio Fontes Junqueira CPF: 303.269.316 - 00</text:p>
          </table:table-cell>
          <table:table-cell table:style-name="ce65" office:value-type="string" calcext:value-type="string">
            <text:p>Fazenda Caribe</text:p>
          </table:table-cell>
          <table:table-cell table:style-name="ce91" office:value-type="float" office:value="14" calcext:value-type="float">
            <text:p>1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5 a 25/05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Jaguaré</text:p>
          </table:table-cell>
          <table:table-cell table:number-columns-repeated="2" table:style-name="ce40" office:value-type="string" calcext:value-type="string">
            <text:p>Luiz Carlos Brioschi CPF: 379.675.257 - 87</text:p>
          </table:table-cell>
          <table:table-cell table:style-name="ce65" office:value-type="string" calcext:value-type="string">
            <text:p>Fazenda Barra Seca 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9/05 a 27/05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Nova Bandeirantes</text:p>
          </table:table-cell>
          <table:table-cell table:number-columns-repeated="2" table:style-name="ce40" office:value-type="string" calcext:value-type="string">
            <text:p>Luiz Pedro Serafim CPF:246.364.369-20</text:p>
          </table:table-cell>
          <table:table-cell table:style-name="ce65" office:value-type="string" calcext:value-type="string">
            <text:p>Fazenda Flor da Mata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6/09 a 17/09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Apiacás</text:p>
          </table:table-cell>
          <table:table-cell table:number-columns-repeated="2" table:style-name="ce40" office:value-type="string" calcext:value-type="string">
            <text:p>Marcelo Alves Costa</text:p>
          </table:table-cell>
          <table:table-cell table:style-name="ce65" office:value-type="string" calcext:value-type="string">
            <text:p>Fazenda Costa Norte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9/06 a 01/07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Marechal Floriano </text:p>
          </table:table-cell>
          <table:table-cell table:number-columns-repeated="2" table:style-name="ce40" office:value-type="string" calcext:value-type="string">
            <text:p>Marcelo Krohling CPF: 009.889.597 - 47</text:p>
          </table:table-cell>
          <table:table-cell table:style-name="ce65"/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08 a 03/09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Vila Rica</text:p>
          </table:table-cell>
          <table:table-cell table:number-columns-repeated="2" table:style-name="ce40" office:value-type="string" calcext:value-type="string">
            <text:p>Marcelo Sampaio Corrêa CPF: 796.283.621-00</text:p>
          </table:table-cell>
          <table:table-cell table:style-name="ce65" office:value-type="string" calcext:value-type="string">
            <text:p>Fazenda Reunidas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4" office:value-type="string" calcext:value-type="string">
            <text:p>09/09 a 22/09</text:p>
          </table:table-cell>
          <table:table-cell table:style-name="ce50" office:value-type="string" calcext:value-type="string">
            <text:p>PI</text:p>
          </table:table-cell>
          <table:table-cell table:style-name="ce46" office:value-type="string" calcext:value-type="string">
            <text:p>Palmeira do Piauí</text:p>
          </table:table-cell>
          <table:table-cell table:number-columns-repeated="2" table:style-name="ce44" office:value-type="string" calcext:value-type="string">
            <text:p>Márcio Antonio Bortolotto CPF: 840.565.769-04</text:p>
          </table:table-cell>
          <table:table-cell table:style-name="ce80" office:value-type="string" calcext:value-type="string">
            <text:p>Fazenda Bortolotto </text:p>
          </table:table-cell>
          <table:table-cell table:style-name="ce97" office:value-type="float" office:value="14" calcext:value-type="float">
            <text:p>1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5 a 25/05</text:p>
          </table:table-cell>
          <table:table-cell table:style-name="ce50" office:value-type="string" calcext:value-type="string">
            <text:p>BA</text:p>
          </table:table-cell>
          <table:table-cell table:style-name="ce52" office:value-type="string" calcext:value-type="string">
            <text:p>Barreiras</text:p>
          </table:table-cell>
          <table:table-cell table:number-columns-repeated="2" table:style-name="ce40" office:value-type="string" calcext:value-type="string">
            <text:p>Marcondes Antônio Tavares de Farias CPF: 224.068.324-49</text:p>
          </table:table-cell>
          <table:table-cell table:style-name="ce65" office:value-type="string" calcext:value-type="string">
            <text:p>Fazenda MF2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0/03 a 24/03 </text:p>
          </table:table-cell>
          <table:table-cell table:style-name="ce50" office:value-type="string" calcext:value-type="string">
            <text:p>PI</text:p>
          </table:table-cell>
          <table:table-cell table:style-name="ce46" office:value-type="string" calcext:value-type="string">
            <text:p>Baixa Grande do Ribeiro</text:p>
          </table:table-cell>
          <table:table-cell table:number-columns-repeated="2" table:style-name="ce40" office:value-type="string" calcext:value-type="string">
            <text:p>Marcos Cesar Jordão - CPF 138.786.688 - 56 &amp; Maicon Lima Rampelotti - CPF 007.256.971-99</text:p>
          </table:table-cell>
          <table:table-cell table:style-name="ce65" office:value-type="string" calcext:value-type="string">
            <text:p>Condomínio Galiota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11 a 26/11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Urubici</text:p>
          </table:table-cell>
          <table:table-cell table:number-columns-repeated="2" table:style-name="ce40" office:value-type="string" calcext:value-type="string">
            <text:p>Marcus Aristóteles Zilli CPF: 041.320.049 - 37</text:p>
          </table:table-cell>
          <table:table-cell table:style-name="ce65"/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0/11 a 30/11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Linhares</text:p>
          </table:table-cell>
          <table:table-cell table:number-columns-repeated="2" table:style-name="ce40" office:value-type="string" calcext:value-type="string">
            <text:p>Marcus Vinicius Duarte Carneiro - CPF 925.552.417-87</text:p>
          </table:table-cell>
          <table:table-cell table:style-name="ce65" office:value-type="string" calcext:value-type="string">
            <text:p>Fazenda Jurema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50" office:value-type="string" calcext:value-type="string">
            <text:p>MG</text:p>
          </table:table-cell>
          <table:table-cell table:style-name="ce52" office:value-type="string" calcext:value-type="string">
            <text:p>Unaí</text:p>
          </table:table-cell>
          <table:table-cell table:number-columns-repeated="2" table:style-name="ce40" office:value-type="string" calcext:value-type="string">
            <text:p>Marino Estefani Colpo CPF: 718.455.691-72</text:p>
          </table:table-cell>
          <table:table-cell table:style-name="ce65"/>
          <table:table-cell table:style-name="ce91" office:value-type="float" office:value="54" calcext:value-type="float">
            <text:p>5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Jacareacanga</text:p>
          </table:table-cell>
          <table:table-cell table:number-columns-repeated="2" table:style-name="ce40" office:value-type="string" calcext:value-type="string">
            <text:p>Mauro Zanette CPF: 340.184.171 - 87</text:p>
          </table:table-cell>
          <table:table-cell table:style-name="ce65" office:value-type="string" calcext:value-type="string">
            <text:p>Mauro Zanette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Menegildo Rodrigues de Moura CPF: 052.736.175-53</text:p>
          </table:table-cell>
          <table:table-cell table:style-name="ce65" office:value-type="string" calcext:value-type="string">
            <text:p>Fazenda Paraíso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11 a 04/12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Miguel Almeida de Macedo CPF: 054.182.085 - <text:s/>00</text:p>
          </table:table-cell>
          <table:table-cell table:style-name="ce65" office:value-type="string" calcext:value-type="string">
            <text:p>Fazenda BOA ESPERANÇA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7/07 a 11/08</text:p>
          </table:table-cell>
          <table:table-cell table:style-name="ce50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number-columns-repeated="2" table:style-name="ce40" office:value-type="string" calcext:value-type="string">
            <text:p>Miguel de Souza Resende CPF: 013.448.971 - 34</text:p>
          </table:table-cell>
          <table:table-cell table:style-name="ce65" office:value-type="string" calcext:value-type="string">
            <text:p>Fazenda Zonga e Faz. Minas Gerais </text:p>
          </table:table-cell>
          <table:table-cell table:style-name="ce91" office:value-type="float" office:value="47" calcext:value-type="float">
            <text:p>47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Miguel Lourenço Lima Neto CPF: 794.092.612-87</text:p>
          </table:table-cell>
          <table:table-cell table:style-name="ce65"/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7/04 a 16/04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Apiacás</text:p>
          </table:table-cell>
          <table:table-cell table:style-name="ce40" office:value-type="string" calcext:value-type="string">
            <text:p>Moisés Prado dos Santos</text:p>
            <text:p>CPF: 604.602.109-04</text:p>
          </table:table-cell>
          <table:table-cell table:style-name="ce40" office:value-type="string" calcext:value-type="string">
            <text:p>Moisés Prado dos Santos</text:p>
            <text:p>CPF: 604.602.109-04</text:p>
          </table:table-cell>
          <table:table-cell table:style-name="ce65" office:value-type="string" calcext:value-type="string">
            <text:p>Fazenda Matão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Natal Ferreira da Silva CPF: 155.801.052-15</text:p>
          </table:table-cell>
          <table:table-cell table:style-name="ce65"/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06 a 08/07</text:p>
          </table:table-cell>
          <table:table-cell table:style-name="ce50" office:value-type="string" calcext:value-type="string">
            <text:p>RJ</text:p>
          </table:table-cell>
          <table:table-cell table:style-name="ce46" office:value-type="string" calcext:value-type="string">
            <text:p>Conceição do Macabu</text:p>
          </table:table-cell>
          <table:table-cell table:number-columns-repeated="2" table:style-name="ce40" office:value-type="string" calcext:value-type="string">
            <text:p>Neide Terezinha Silva Guimarães CPF: 830.022.607-97</text:p>
          </table:table-cell>
          <table:table-cell table:style-name="ce65" office:value-type="string" calcext:value-type="string">
            <text:p>Faz. Neide Terezinha Silva Guimarães 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05 a 01/06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Jaguaré</text:p>
          </table:table-cell>
          <table:table-cell table:number-columns-repeated="2" table:style-name="ce40" office:value-type="string" calcext:value-type="string">
            <text:p>Nelsinho José Armani <text:s/>CPF: 001.635.807 - 40</text:p>
          </table:table-cell>
          <table:table-cell table:style-name="ce65" office:value-type="string" calcext:value-type="string">
            <text:p>Fazenda Vargem Grande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3/07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Estiva</text:p>
          </table:table-cell>
          <table:table-cell table:number-columns-repeated="2" table:style-name="ce40" office:value-type="string" calcext:value-type="string">
            <text:p>Nelson Luiz Pereira CPF: 949.100.306-20</text:p>
          </table:table-cell>
          <table:table-cell table:style-name="ce65" office:value-type="string" calcext:value-type="string">
            <text:p>Nelson Luiz Pereira</text:p>
          </table:table-cell>
          <table:table-cell table:style-name="ce91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30/11 a 09/12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Araguacema</text:p>
          </table:table-cell>
          <table:table-cell table:number-columns-repeated="2" table:style-name="ce40" office:value-type="string" calcext:value-type="string">
            <text:p>Newton Oliveira CPF: 025.135.951-59</text:p>
          </table:table-cell>
          <table:table-cell table:style-name="ce65" office:value-type="string" calcext:value-type="string">
            <text:p>Fazendas da BEZERRA, PAU BRASIL, SÃO JOSÉ, GARÇA E BANANAL</text:p>
          </table:table-cell>
          <table:table-cell table:style-name="ce91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Britânia </text:p>
          </table:table-cell>
          <table:table-cell table:style-name="ce40" office:value-type="string" calcext:value-type="string">
            <text:p>Oesteval  Agropastoril</text:p>
            <text:p>CNPJ: 25.629.833/0002-28</text:p>
          </table:table-cell>
          <table:table-cell table:style-name="ce40" office:value-type="string" calcext:value-type="string">
            <text:p>Oesteval  Agropastoril</text:p>
            <text:p>CNPJ: 25.629.833/0002-28</text:p>
          </table:table-cell>
          <table:table-cell table:style-name="ce65" office:value-type="string" calcext:value-type="string">
            <text:p>Fazenda Santa Rosa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6 a 11/06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Nova Belém</text:p>
          </table:table-cell>
          <table:table-cell table:number-columns-repeated="2" table:style-name="ce40" office:value-type="string" calcext:value-type="string">
            <text:p>Onilton Antônio Mattedi CPF: 308.729.876 - 04</text:p>
          </table:table-cell>
          <table:table-cell table:style-name="ce65"/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5 a 25/05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Jaguaré</text:p>
          </table:table-cell>
          <table:table-cell table:number-columns-repeated="2" table:style-name="ce40" office:value-type="string" calcext:value-type="string">
            <text:p>Osmar Brioschi CPF: 752.194.507 -78</text:p>
          </table:table-cell>
          <table:table-cell table:style-name="ce65" office:value-type="string" calcext:value-type="string">
            <text:p>Fazenda Barra Seca e Alojamentos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7/04 a 16/04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Apiacás</text:p>
          </table:table-cell>
          <table:table-cell table:style-name="ce40" office:value-type="string" calcext:value-type="string">
            <text:p>Osmar Richter</text:p>
            <text:p>CPF: 277.821.079-20</text:p>
          </table:table-cell>
          <table:table-cell table:style-name="ce40" office:value-type="string" calcext:value-type="string">
            <text:p>Osmar Richter</text:p>
            <text:p>CPF: 277.821.079-20</text:p>
          </table:table-cell>
          <table:table-cell table:style-name="ce65" office:value-type="string" calcext:value-type="string">
            <text:p>Fazenda Araguaia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7 a 23/07</text:p>
          </table:table-cell>
          <table:table-cell table:style-name="ce50" office:value-type="string" calcext:value-type="string">
            <text:p>RO</text:p>
          </table:table-cell>
          <table:table-cell table:style-name="ce46" office:value-type="string" calcext:value-type="string">
            <text:p>Vista Alegre do Abunã</text:p>
          </table:table-cell>
          <table:table-cell table:number-columns-repeated="2" table:style-name="ce40" office:value-type="string" calcext:value-type="string">
            <text:p>Osvaldo Alves Ribeiro CPF: 005.702.142-20</text:p>
          </table:table-cell>
          <table:table-cell table:style-name="ce65" office:value-type="string" calcext:value-type="string">
            <text:p>Fazenda Agrinbo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3/03 a 09/03</text:p>
          </table:table-cell>
          <table:table-cell table:style-name="ce50" office:value-type="string" calcext:value-type="string">
            <text:p>RS</text:p>
          </table:table-cell>
          <table:table-cell table:style-name="ce52" office:value-type="string" calcext:value-type="string">
            <text:p>Bom Jesus</text:p>
          </table:table-cell>
          <table:table-cell table:style-name="ce40" office:value-type="string" calcext:value-type="string">
            <text:p>Paulo Cezar Segala</text:p>
            <text:p>CPF: 734.667.780-34</text:p>
          </table:table-cell>
          <table:table-cell table:style-name="ce40" office:value-type="string" calcext:value-type="string">
            <text:p>Paulo Cezar Segala</text:p>
            <text:p>CPF: 734.667.780-34</text:p>
          </table:table-cell>
          <table:table-cell table:style-name="ce65"/>
          <table:table-cell table:style-name="ce91" office:value-type="float" office:value="24" calcext:value-type="float">
            <text:p>2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02/08</text:p>
          </table:table-cell>
          <table:table-cell table:style-name="ce50" office:value-type="string" calcext:value-type="string">
            <text:p>BA</text:p>
          </table:table-cell>
          <table:table-cell table:style-name="ce46" office:value-type="string" calcext:value-type="string">
            <text:p>Barra do Choça</text:p>
          </table:table-cell>
          <table:table-cell table:number-columns-repeated="2" table:style-name="ce40" office:value-type="string" calcext:value-type="string">
            <text:p>Paulo Roberto Bastos Viana CPF: 021.706.045-53</text:p>
          </table:table-cell>
          <table:table-cell table:style-name="ce65" office:value-type="string" calcext:value-type="string">
            <text:p>Fazenda Estância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3/12 a 29/01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Araguari</text:p>
          </table:table-cell>
          <table:table-cell table:style-name="ce40" office:value-type="string" calcext:value-type="string">
            <text:p>Pedro Eustáquio Pellegrini</text:p>
            <text:p>CPF: 350.483.286-04</text:p>
          </table:table-cell>
          <table:table-cell table:style-name="ce40" office:value-type="string" calcext:value-type="string">
            <text:p>Pedro Eustáquio Pellegrini</text:p>
            <text:p>CPF: 350.483.286-04</text:p>
          </table:table-cell>
          <table:table-cell table:style-name="ce65" office:value-type="string" calcext:value-type="string">
            <text:p>Fazenda Cunhas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a Ubiratã</text:p>
          </table:table-cell>
          <table:table-cell table:number-columns-repeated="2" table:style-name="ce40" office:value-type="string" calcext:value-type="string">
            <text:p>Priscilla Bressan Bagestan CPF: 015.780.849-11</text:p>
          </table:table-cell>
          <table:table-cell table:style-name="ce65" office:value-type="string" calcext:value-type="string">
            <text:p>Fazenda Paralelo 12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Britânia </text:p>
          </table:table-cell>
          <table:table-cell table:style-name="ce40" office:value-type="string" calcext:value-type="string">
            <text:p>Renato Rodrigues da Costa</text:p>
            <text:p>CPF 497.543.861-53</text:p>
          </table:table-cell>
          <table:table-cell table:style-name="ce40" office:value-type="string" calcext:value-type="string">
            <text:p>Renato Rodrigues da Costa</text:p>
            <text:p>CPF 497.543.861-53</text:p>
          </table:table-cell>
          <table:table-cell table:style-name="ce65" office:value-type="string" calcext:value-type="string">
            <text:p>Fazenda Chaparral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1 a 29/01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Monte Alegre de Goiás</text:p>
          </table:table-cell>
          <table:table-cell table:style-name="ce40" office:value-type="string" calcext:value-type="string">
            <text:p>Reniuton Souza de Moraes</text:p>
            <text:p>CPF: 248.452.561-34</text:p>
          </table:table-cell>
          <table:table-cell table:style-name="ce40" office:value-type="string" calcext:value-type="string">
            <text:p>Reniuton Souza de Moraes</text:p>
            <text:p>CPF: 248.452.561-34</text:p>
          </table:table-cell>
          <table:table-cell table:style-name="ce65" office:value-type="string" calcext:value-type="string">
            <text:p>Fazenda Olho D'Água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22/01 a 18/02</text:p>
          </table:table-cell>
          <table:table-cell table:style-name="ce50" office:value-type="string" calcext:value-type="string">
            <text:p>AC</text:p>
          </table:table-cell>
          <table:table-cell table:style-name="ce46" office:value-type="string" calcext:value-type="string">
            <text:p>Porto Acre</text:p>
          </table:table-cell>
          <table:table-cell table:style-name="ce40" office:value-type="string" calcext:value-type="string">
            <text:p>Roque Reis Barreiros Júnior</text:p>
            <text:p>CPF: 339.543.052-91</text:p>
          </table:table-cell>
          <table:table-cell table:style-name="ce40" office:value-type="string" calcext:value-type="string">
            <text:p>Roque Reis Barreiros Júnior</text:p>
            <text:p>CPF: 339.543.052-91</text:p>
          </table:table-cell>
          <table:table-cell table:style-name="ce65" office:value-type="string" calcext:value-type="string">
            <text:p>Fazenda Harmonia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6/07 a 04/08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a Canaã do Norte</text:p>
          </table:table-cell>
          <table:table-cell table:number-columns-repeated="2" table:style-name="ce40" office:value-type="string" calcext:value-type="string">
            <text:p>Rubens Roberto Rosa CPF: 955.424.858 - 04</text:p>
          </table:table-cell>
          <table:table-cell table:style-name="ce65" office:value-type="string" calcext:value-type="string">
            <text:p>Fazenda Beija-Flor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26/06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40" office:value-type="string" calcext:value-type="string">
            <text:p>Ruy Pithon Brito Júnior CPF: 209.076.805 - 34</text:p>
          </table:table-cell>
          <table:table-cell table:style-name="ce65" office:value-type="string" calcext:value-type="string">
            <text:p>Fazenda Liberdade 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5/09</text:p>
          </table:table-cell>
          <table:table-cell table:style-name="ce50" office:value-type="string" calcext:value-type="string">
            <text:p>PA 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Sebastião da Silva Lopes CPF: 178.024.662-53</text:p>
          </table:table-cell>
          <table:table-cell table:style-name="ce65" office:value-type="string" calcext:value-type="string">
            <text:p>Fazenda SMG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3/07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Estiva</text:p>
          </table:table-cell>
          <table:table-cell table:number-columns-repeated="2" table:style-name="ce40" office:value-type="string" calcext:value-type="string">
            <text:p>Sebastião Roelto Andrade CPF: 055.749.956-97</text:p>
          </table:table-cell>
          <table:table-cell table:style-name="ce65" office:value-type="string" calcext:value-type="string">
            <text:p>Sebastião Roelto Andrade</text:p>
          </table:table-cell>
          <table:table-cell table:style-name="ce91" office:value-type="float" office:value="22" calcext:value-type="float">
            <text:p>22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5 a 21/05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Água Azul Do Norte</text:p>
          </table:table-cell>
          <table:table-cell table:number-columns-repeated="2" table:style-name="ce40" office:value-type="string" calcext:value-type="string">
            <text:p>Sérgio Augusto Almeida Braga CPF: 156.788.816-04</text:p>
          </table:table-cell>
          <table:table-cell table:style-name="ce65" office:value-type="string" calcext:value-type="string">
            <text:p>Fazenda União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9 a 30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Novo Repartimento</text:p>
          </table:table-cell>
          <table:table-cell table:number-columns-repeated="2" table:style-name="ce40" office:value-type="string" calcext:value-type="string">
            <text:p>Sirlei Alves Ladeira CPF: 954.522.223 - 91</text:p>
          </table:table-cell>
          <table:table-cell table:style-name="ce65" office:value-type="string" calcext:value-type="string">
            <text:p>S. Ladeira Carvoaria Ltda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9 a 30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Novo Repartimento</text:p>
          </table:table-cell>
          <table:table-cell table:number-columns-repeated="2" table:style-name="ce40" office:value-type="string" calcext:value-type="string">
            <text:p>Sued da Silva Santos CPF: 328.723.483-87</text:p>
          </table:table-cell>
          <table:table-cell table:style-name="ce65" office:value-type="string" calcext:value-type="string">
            <text:p>Madeçai Indústria e Comércio de Madeira Ltda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1 a 29/01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Monte Alegre de Goiás</text:p>
          </table:table-cell>
          <table:table-cell table:style-name="ce40" office:value-type="string" calcext:value-type="string">
            <text:p>Thiago Neiva Honorato</text:p>
            <text:p>CPF: 003.308.741-52</text:p>
          </table:table-cell>
          <table:table-cell table:style-name="ce40" office:value-type="string" calcext:value-type="string">
            <text:p>Thiago Neiva Honorato</text:p>
            <text:p>CPF: 003.308.741-52</text:p>
          </table:table-cell>
          <table:table-cell table:style-name="ce65" office:value-type="string" calcext:value-type="string">
            <text:p>Fazenda João Luiz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8/03 a 19/03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Vila Rica</text:p>
          </table:table-cell>
          <table:table-cell table:style-name="ce40" office:value-type="string" calcext:value-type="string">
            <text:p>Valdivino da Rocha</text:p>
            <text:p>CPF: 169.919.661-34</text:p>
          </table:table-cell>
          <table:table-cell table:style-name="ce40" office:value-type="string" calcext:value-type="string">
            <text:p>Valdivino da Rocha</text:p>
            <text:p>CPF: 169.919.661-34</text:p>
          </table:table-cell>
          <table:table-cell table:style-name="ce65" office:value-type="string" calcext:value-type="string">
            <text:p>Fazenda Califórnia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9/10 a30/10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Valto Antônio de Carvalho CPF: 041.785.641 - 53</text:p>
          </table:table-cell>
          <table:table-cell table:style-name="ce65" office:value-type="string" calcext:value-type="string">
            <text:p>Fazenda BETEL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1/05 a 13/05</text:p>
          </table:table-cell>
          <table:table-cell table:style-name="ce50" office:value-type="string" calcext:value-type="string">
            <text:p>MG</text:p>
          </table:table-cell>
          <table:table-cell table:style-name="ce52" office:value-type="string" calcext:value-type="string">
            <text:p>João Pinheiro</text:p>
          </table:table-cell>
          <table:table-cell table:number-columns-repeated="2" table:style-name="ce40" office:value-type="string" calcext:value-type="string">
            <text:p>Versionil Coelho de Camargos CPF: 301.567.856 - 68</text:p>
          </table:table-cell>
          <table:table-cell table:style-name="ce65" office:value-type="string" calcext:value-type="string">
            <text:p>Fazenda Vazantão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9/03 a 23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40" office:value-type="string" calcext:value-type="string">
            <text:p>Vicente de Paula Freitas</text:p>
            <text:p>CPF: 158.184.701-72</text:p>
          </table:table-cell>
          <table:table-cell table:style-name="ce40" office:value-type="string" calcext:value-type="string">
            <text:p>Vicente de Paula Freitas</text:p>
            <text:p>CPF: 158.184.701-72</text:p>
          </table:table-cell>
          <table:table-cell table:style-name="ce65" office:value-type="string" calcext:value-type="string">
            <text:p>Fazenda Rancho Alegre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Vicente Paulo Lourenço Lima CPF: 670.716.942-49</text:p>
          </table:table-cell>
          <table:table-cell table:style-name="ce65"/>
          <table:table-cell table:style-name="ce91" office:value-type="float" office:value="13" calcext:value-type="float">
            <text:p>1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Vilson João Schmidt CPF: 347.085.109-34</text:p>
          </table:table-cell>
          <table:table-cell table:style-name="ce65"/>
          <table:table-cell table:style-name="ce91"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9/06 a 17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Waldez Pires de Souza CPF: 061.969.266-91</text:p>
          </table:table-cell>
          <table:table-cell table:style-name="ce65" office:value-type="string" calcext:value-type="string">
            <text:p>Fazenda Onofre Pires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Welington Tomaz de Almeida CPF: 625.775.222-15</text:p>
          </table:table-cell>
          <table:table-cell table:style-name="ce65"/>
          <table:table-cell table:style-name="ce91" office:value-type="float" office:value="18" calcext:value-type="float">
            <text:p>1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7 a 16/07</text:p>
          </table:table-cell>
          <table:table-cell table:style-name="ce50" office:value-type="string" calcext:value-type="string">
            <text:p>PR</text:p>
          </table:table-cell>
          <table:table-cell table:style-name="ce46" office:value-type="string" calcext:value-type="string">
            <text:p>Palmas e General Carneiro</text:p>
          </table:table-cell>
          <table:table-cell table:number-columns-repeated="2" table:style-name="ce40" office:value-type="string" calcext:value-type="string">
            <text:p>Wilson Dissenha CPF: 008.783.838 - 91</text:p>
          </table:table-cell>
          <table:table-cell table:style-name="ce65" office:value-type="string" calcext:value-type="string">
            <text:p>Fazendas Santa Mônica e Santana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30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Tailândia</text:p>
          </table:table-cell>
          <table:table-cell table:number-columns-repeated="2" table:style-name="ce40" office:value-type="string" calcext:value-type="string">
            <text:p>Wilton Alves da Silva CPF: 598.353.111 - 53</text:p>
          </table:table-cell>
          <table:table-cell table:style-name="ce65" office:value-type="string" calcext:value-type="string">
            <text:p>Fazenda Bom Sossego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14" office:value-type="float" office:value="2010" calcext:value-type="float">
            <text:p>2010</text:p>
          </table:table-cell>
          <table:table-cell table:style-name="ce45" office:value-type="string" calcext:value-type="string">
            <text:p>07/07 a 16/07</text:p>
          </table:table-cell>
          <table:table-cell table:style-name="ce51" office:value-type="string" calcext:value-type="string">
            <text:p>PR</text:p>
          </table:table-cell>
          <table:table-cell table:style-name="ce53" office:value-type="string" calcext:value-type="string">
            <text:p>Palmas</text:p>
          </table:table-cell>
          <table:table-cell table:style-name="ce45" table:number-columns-repeated="2"/>
          <table:table-cell table:style-name="ce81" office:value-type="string" calcext:value-type="string">
            <text:p>Madepar S/A Ind. e Com.</text:p>
          </table:table-cell>
          <table:table-cell table:style-name="ce98" office:value-type="float" office:value="28" calcext:value-type="float">
            <text:p>28</text:p>
          </table:table-cell>
          <table:table-cell table:number-columns-repeated="1016"/>
        </table:table-row>
        <table:table-row table:style-name="ro13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18/06/1995 a 01/07/199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Água Clara</text:p>
          </table:table-cell>
          <table:table-cell table:style-name="ce74" office:value-type="string" calcext:value-type="string">
            <text:p>Sementes Boi Gordo Ltda. </text:p>
          </table:table-cell>
          <table:table-cell table:style-name="ce56" office:value-type="string" calcext:value-type="string">
            <text:p/>
            <text:p>CGC: 33.775.990/0002-70 CEI</text:p>
          </table:table-cell>
          <table:table-cell table:style-name="ce2" office:value-type="string" calcext:value-type="string">
            <text:p>Fazenda São Domingos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3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17/07/1995 a 25/07/199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anta Terezinha</text:p>
          </table:table-cell>
          <table:table-cell table:style-name="ce74" office:value-type="string" calcext:value-type="string">
            <text:p>Sebastião Vieira</text:p>
          </table:table-cell>
          <table:table-cell table:style-name="ce56" office:value-type="string" calcext:value-type="string">
            <text:p/>
            <text:p> 33889740634</text:p>
          </table:table-cell>
          <table:table-cell table:style-name="ce2" office:value-type="string" calcext:value-type="string">
            <text:p>Fazenda Gleba Porta do Amazonas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6"/>
        </table:table-row>
        <table:table-row table:style-name="ro13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11/09/1995 a 15/09/199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Vila Rica</text:p>
          </table:table-cell>
          <table:table-cell table:style-name="ce74" office:value-type="string" calcext:value-type="string">
            <text:p>Volmar da Silva Fonseca</text:p>
          </table:table-cell>
          <table:table-cell table:style-name="ce56" office:value-type="string" calcext:value-type="string">
            <text:p/>
            <text:p> 50298518853</text:p>
          </table:table-cell>
          <table:table-cell table:style-name="ce2" office:value-type="string" calcext:value-type="string">
            <text:p>Chácara Fonsec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05/11/1996 a 10/11/1996</text:p>
          </table:table-cell>
          <table:table-cell table:style-name="ce2" office:value-type="string" calcext:value-type="string">
            <text:p>PI</text:p>
          </table:table-cell>
          <table:table-cell table:style-name="ce2"/>
          <table:table-cell table:style-name="ce56" office:value-type="string" calcext:value-type="string">
            <text:p>Antônio Odalto Smith Rodrigues de Castro</text:p>
            <text:p/>
          </table:table-cell>
          <table:table-cell table:style-name="ce56" office:value-type="float" office:value="14219549315" calcext:value-type="float">
            <text:p>14219549315</text:p>
          </table:table-cell>
          <table:table-cell table:style-name="ce2"/>
          <table:table-cell table:style-name="ce2" office:value-type="float" office:value="83" calcext:value-type="float">
            <text:p>83</text:p>
          </table:table-cell>
          <table:table-cell table:number-columns-repeated="1016"/>
        </table:table-row>
        <table:table-row table:style-name="ro14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01/04/1996 a 08/04/1996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omodoro</text:p>
          </table:table-cell>
          <table:table-cell table:style-name="ce56" office:value-type="string" calcext:value-type="string">
            <text:p/>
            <text:p>Antenor Duarte do Valle</text:p>
            <text:p/>
          </table:table-cell>
          <table:table-cell table:style-name="ce56" office:value-type="string" calcext:value-type="string">
            <text:p>PF 02660830</text:p>
          </table:table-cell>
          <table:table-cell table:style-name="ce2" office:value-type="string" calcext:value-type="string">
            <text:p>Fazenda Maringá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16"/>
        </table:table-row>
        <table:table-row table:style-name="ro14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07/10/1996 a 19/10/1996</text:p>
          </table:table-cell>
          <table:table-cell table:style-name="ce2" office:value-type="string" calcext:value-type="string">
            <text:p>MT</text:p>
          </table:table-cell>
          <table:table-cell table:style-name="ce2"/>
          <table:table-cell table:style-name="ce56" office:value-type="string" calcext:value-type="string">
            <text:p/>
            <text:p>Aristides Bittencourt Filho e outros</text:p>
            <text:p/>
          </table:table-cell>
          <table:table-cell table:style-name="ce56" office:value-type="string" calcext:value-type="string">
            <text:p>PF 00918261</text:p>
          </table:table-cell>
          <table:table-cell table:style-name="ce56" office:value-type="string" calcext:value-type="string">
            <text:p>ALCOMAT – Companhia Sucro Alcooleira de Mato Grosso</text:p>
            <text:p>(Fazenda Crioula)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6"/>
        </table:table-row>
        <table:table-row table:style-name="ro15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17/04/1996 a 19/04/1996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Patrocínio</text:p>
          </table:table-cell>
          <table:table-cell table:style-name="ce56" office:value-type="string" calcext:value-type="string">
            <text:p>Tabatinga Agropecuária Ltda.</text:p>
            <text:p/>
            <text:p>Marcelo Queiroz Cardoso</text:p>
            <text:p/>
          </table:table-cell>
          <table:table-cell table:style-name="ce56" office:value-type="string" calcext:value-type="string">
            <text:p/>
            <text:p>CGC: 214769400001-20  </text:p>
            <text:p/>
          </table:table-cell>
          <table:table-cell table:style-name="ce2" office:value-type="string" calcext:value-type="string">
            <text:p>Fazenda São Bernardo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3"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25/11/1996 a 07/12/1996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74" office:value-type="string" calcext:value-type="string">
            <text:p><text:span text:style-name="T6">Agropecuária Carajás Ltda.</text:span></text:p>
            <text:p><text:span text:style-name="T6">Fazenda Primavera</text:span></text:p>
          </table:table-cell>
          <table:table-cell table:style-name="ce2"/>
          <table:table-cell table:style-name="ce56" office:value-type="string" calcext:value-type="string">
            <text:p>Agropecuária Carajás Ltda.</text:p>
            <text:p>Fazenda Primavera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14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02/09/1997 a 08/09/199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rauapebas</text:p>
          </table:table-cell>
          <table:table-cell table:style-name="ce56" office:value-type="string" calcext:value-type="string">
            <text:p>Agropecuária Umuarama Ltda,</text:p>
            <text:p>Luiz Pereira Martins</text:p>
          </table:table-cell>
          <table:table-cell table:style-name="ce56" office:value-type="string" calcext:value-type="string">
            <text:p/>
            <text:p>CGC: 15.320.781/0001-79</text:p>
            <text:p/>
          </table:table-cell>
          <table:table-cell table:style-name="ce2" office:value-type="string" calcext:value-type="string">
            <text:p>Fazenda Flor da Mata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016"/>
        </table:table-row>
        <table:table-row table:style-name="ro14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12/03/1997 a 25/03/199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onfresa</text:p>
          </table:table-cell>
          <table:table-cell table:style-name="ce56" office:value-type="string" calcext:value-type="string">
            <text:p>Destilaria Gameleira S/A</text:p>
            <text:p>Eduardo Queiroz Monteiro,</text:p>
          </table:table-cell>
          <table:table-cell table:style-name="ce56" office:value-type="string" calcext:value-type="string">
            <text:p/>
            <text:p>CGC: 43.482.819/0001-45</text:p>
            <text:p/>
          </table:table-cell>
          <table:table-cell table:style-name="ce2" office:value-type="string" calcext:value-type="string">
            <text:p>Fazenda Gameleira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6"/>
        </table:table-row>
        <table:table-row table:style-name="ro13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02/09/1997 a 08/09/199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Geraldo José Ribeiro</text:p>
            <text:p/>
          </table:table-cell>
          <table:table-cell table:style-name="ce56" office:value-type="float" office:value="3690865115" calcext:value-type="float">
            <text:p>3690865115</text:p>
          </table:table-cell>
          <table:table-cell table:style-name="ce2" office:value-type="string" calcext:value-type="string">
            <text:p>Fazenda Boa Esperanç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13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22/04/1997 a 02/05/199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a Bandeirantes</text:p>
          </table:table-cell>
          <table:table-cell table:style-name="ce56" office:value-type="string" calcext:value-type="string">
            <text:p>Sebastião Douglas Xavier</text:p>
            <text:p/>
          </table:table-cell>
          <table:table-cell table:style-name="ce56" office:value-type="string" calcext:value-type="string">
            <text:p/>
            <text:p> 03227282828</text:p>
          </table:table-cell>
          <table:table-cell table:style-name="ce2" office:value-type="string" calcext:value-type="string">
            <text:p>Fazenda Santa Luzia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6"/>
        </table:table-row>
        <table:table-row table:style-name="ro13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18/05/1998 a 31/05/1998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Carutapera</text:p>
          </table:table-cell>
          <table:table-cell table:style-name="ce56" office:value-type="float" office:value="3231607272" calcext:value-type="float">
            <text:p>3231607272</text:p>
          </table:table-cell>
          <table:table-cell table:style-name="ce56" office:value-type="string" calcext:value-type="string">
            <text:p>Gilberto Andrade</text:p>
            <text:p/>
          </table:table-cell>
          <table:table-cell table:style-name="ce2" office:value-type="string" calcext:value-type="string">
            <text:p>Fazendas Carú, Taboca, Boa Vista, Santa Fé, Baixa Verde e Serra Moren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13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27/05/1998 a 24/06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 Maria Das Barreiras</text:p>
          </table:table-cell>
          <table:table-cell table:style-name="ce56" office:value-type="string" calcext:value-type="string">
            <text:p/>
            <text:p>15241530606</text:p>
          </table:table-cell>
          <table:table-cell table:style-name="ce56" office:value-type="string" calcext:value-type="string">
            <text:p>Jairo de Andrade</text:p>
            <text:p/>
          </table:table-cell>
          <table:table-cell table:style-name="ce2" office:value-type="string" calcext:value-type="string">
            <text:p>Fazenda Forkilha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6"/>
        </table:table-row>
        <table:table-row table:style-name="ro13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20/08/1998 a 31/08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ragominas</text:p>
          </table:table-cell>
          <table:table-cell table:style-name="ce56" office:value-type="float" office:value="79235352720" calcext:value-type="float">
            <text:p>79235352720</text:p>
          </table:table-cell>
          <table:table-cell table:style-name="ce56" office:value-type="string" calcext:value-type="string">
            <text:p>José Luiz Pedrini Moro</text:p>
            <text:p/>
          </table:table-cell>
          <table:table-cell table:style-name="ce2" office:value-type="string" calcext:value-type="string">
            <text:p>Fazenda Jaciara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6"/>
        </table:table-row>
        <table:table-row table:style-name="ro15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0/01/1998 a 13/02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56" office:value-type="string" calcext:value-type="string">
            <text:p/>
            <text:p>CGC: 41.183.740/0001-98</text:p>
            <text:p/>
            <text:p> CPF: PF 09870725</text:p>
          </table:table-cell>
          <table:table-cell table:style-name="ce56" office:value-type="string" calcext:value-type="string">
            <text:p>Lima Araújo Agropecuária Ltda</text:p>
            <text:p/>
            <text:p>Jefferson de Lima Araújo Filho</text:p>
            <text:p/>
          </table:table-cell>
          <table:table-cell table:style-name="ce2" office:value-type="string" calcext:value-type="string">
            <text:p>Fazenda Estrela de Maceió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3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27/05/1998 a 24/06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float" office:value="8953651549" calcext:value-type="float">
            <text:p>8953651549</text:p>
          </table:table-cell>
          <table:table-cell table:style-name="ce56" office:value-type="string" calcext:value-type="string">
            <text:p>Miguel Vieira Messias</text:p>
            <text:p/>
          </table:table-cell>
          <table:table-cell table:style-name="ce2" office:value-type="string" calcext:value-type="string">
            <text:p>Fazenda Boca Quente</text:p>
          </table:table-cell>
          <table:table-cell table:style-name="ce2" office:value-type="float" office:value="13" calcext:value-type="float">
            <text:p>13</text:p>
          </table:table-cell>
          <table:table-cell table:style-name="ce99" table:number-columns-repeated="1016"/>
        </table:table-row>
        <table:table-row table:style-name="ro5" table:number-rows-repeated="104729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'1999'.$A$1" table:cell-range-address="#REF!" table:range-usable-as="repeat-column repeat-row"/>
          <table:named-range table:name="Excel_BuiltIn__FilterDatabase" table:base-cell-address="$'1999'.$A$1" table:cell-range-address="$'1999'.$A$1:.$H$1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R$</number:text>
      <number:number number:decimal-places="0" number:min-integer-digits="1" number:grouping="true"/>
      <number:text> </number:text>
    </number:number-style>
    <number:number-style style:name="N130"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  <number:text> </number:text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/</number:text>
      <number:month/>
    </number:date-style>
    <number:number-style style:name="N137P0" style:volatile="true">
      <number:text>Sim</number:text>
    </number:number-style>
    <number:number-style style:name="N137P1" style:volatile="true">
      <number:text>Sim</number:text>
    </number:number-style>
    <number:number-style style:name="N137">
      <number:text>Nã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iro</number:text>
    </number:number-style>
    <number:number-style style:name="N138P1" style:volatile="true">
      <number:text>Verdadei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P0" style:volatile="true">
      <number:day/>
      <number:text>/</number:text>
      <number:month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0" number:min-integer-digits="5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Ativado</number:text>
    </number:number-style>
    <number:number-style style:name="N147P1" style:volatile="true">
      <number:text>Ativado</number:text>
    </number:number-style>
    <number:number-style style:name="N147">
      <number:text>Desativado</number:text>
      <style:map style:condition="value()&gt;0" style:apply-style-name="N147P0"/>
      <style:map style:condition="value()&lt;0" style:apply-style-name="N147P1"/>
    </number:number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">
      <style:text-properties fo:color="#ff0000"/>
      <number:text>R$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R$ </number:text>
      <number:number number:decimal-places="0" number:min-integer-digits="1" number:grouping="true"/>
    </number:number-style>
    <number:number-style style:name="N150">
      <number:text>-R$ 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R$ </number:text>
      <number:number number:decimal-places="0" number:min-integer-digits="1" number:grouping="true"/>
    </number:number-style>
    <number:number-style style:name="N151">
      <style:text-properties fo:color="#ff0000"/>
      <number:text>-R$ 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R$ </number:text>
      <number:number number:decimal-places="2" number:min-integer-digits="1" number:grouping="true"/>
    </number:number-style>
    <number:number-style style:name="N152">
      <number:text>-R$ 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R$ </number:text>
      <number:number number:decimal-places="2" number:min-integer-digits="1" number:grouping="true"/>
    </number:number-style>
    <number:number-style style:name="N153">
      <style:text-properties fo:color="#ff0000"/>
      <number:text>-R$ 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55P2" style:volatile="true">
      <number:text> R$ </number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5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integer-digits="3" number:min-exponent-digits="1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R$ </number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4P2" style:volatile="true"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65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5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</number:text>
      <number:number number:decimal-places="0" number:min-integer-digits="1" number:grouping="true"/>
      <number:text> </number:text>
    </number:number-style>
    <number:number-style style:name="N167">
      <number:text>(R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</number:text>
      <number:number number:decimal-places="2" number:min-integer-digits="1" number:grouping="true"/>
      <number:text> </number:text>
    </number:number-style>
    <number:number-style style:name="N169">
      <number:text>(R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1P2" style:volatile="true">
      <number:text> R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2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Sim</number:text>
    </number:number-style>
    <number:number-style style:name="N173P1" style:volatile="true">
      <number:text>Sim</number:text>
    </number:number-style>
    <number:number-style style:name="N173">
      <number:text>Não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Verdadeiro</number:text>
    </number:number-style>
    <number:number-style style:name="N174P1" style:volatile="true">
      <number:text>Verdadeiro</number:text>
    </number:number-style>
    <number:number-style style:name="N174">
      <number:text>Falso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Ativar</number:text>
    </number:number-style>
    <number:number-style style:name="N175P1" style:volatile="true">
      <number:text>Ativar</number:text>
    </number:number-style>
    <number:number-style style:name="N175">
      <number:text>Desativar</number:text>
      <style:map style:condition="value()&gt;0" style:apply-style-name="N175P0"/>
      <style:map style:condition="value()&lt;0" style:apply-style-name="N175P1"/>
    </number:number-style>
    <number:currency-style style:name="N176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number-style style:name="N177P0" style:volatile="true">
      <number:text>Ativado</number:text>
    </number:number-style>
    <number:number-style style:name="N177P1" style:volatile="true">
      <number:text>Ativado</number:text>
    </number:number-style>
    <number:number-style style:name="N177">
      <number:text>Desativado</number:text>
      <style:map style:condition="value()&gt;0" style:apply-style-name="N177P0"/>
      <style:map style:condition="value()&lt;0" style:apply-style-name="N177P1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101cm" fo:margin-left="0.7cm" fo:margin-right="0.7cm" style:first-page-number="continue" style:scale-to="75%" style:table-centering="horizontal" style:writing-mode="lr-tb"/>
      <style:header-style>
        <style:header-footer-properties fo:min-height="0.75cm" fo:margin-left="1.199cm" fo:margin-right="1.199cm" fo:margin-bottom="0.118cm"/>
      </style:header-style>
      <style:footer-style>
        <style:header-footer-properties fo:min-height="0.75cm" fo:margin-left="1.199cm" fo:margin-right="1.199cm" fo:margin-top="0.51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9" style:display-name="PageStyle_1999" style:page-layout-name="Mpm3">
      <style:header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>
      <style:header-left style:display="false"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-left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00-02-18T09:22:44</meta:creation-date>
    <dc:creator>devmessias </dc:creator>
    <dc:date>2016-06-13T12:27:09.791606919</dc:date>
    <meta:print-date>2008-06-17T10:48:56</meta:print-date>
    <meta:editing-duration>PT16M18S</meta:editing-duration>
    <meta:editing-cycles>10</meta:editing-cycles>
    <meta:generator>LibreOffice/4.3.3.2$Linux_X86_64 LibreOffice_project/430m0$Build-2</meta:generator>
    <meta:document-statistic meta:table-count="1" meta:cell-count="10196" meta:object-count="0"/>
  </office:meta>
</office:document-meta>
</file>